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ecimal-number() and cell-content()&lt;200" table:allow-empty-cell="false" table:base-cell-address="Feuille1.D1"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table:content-validation-name="val1" office:value-type="string" calcext:value-type="string">
            <text:p>What Klout score did you choose? (n=1)</text:p>
          </table:table-cell>
          <table:table-cell table:style-name="ce1" table:content-validation-name="val1" office:value-type="string" calcext:value-type="string">
            <text:p>What is the average Klout score? (n=5)</text:p>
          </table:table-cell>
          <table:table-cell table:style-name="ce1" table:content-validation-name="val1" office:value-type="string" calcext:value-type="string">
            <text:p>What is the average Klout score? (n=10)</text:p>
          </table:table-cell>
          <table:table-cell/>
          <table:table-cell office:value-type="string" calcext:value-type="string">
            <text:p>N=1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10</text:p>
          </table:table-cell>
        </table:table-row>
        <table:table-row table:style-name="ro2">
          <table:table-cell table:style-name="ce2" office:value-type="string" calcext:value-type="string">
            <text:p>7/7/2013 17:36:21</text:p>
          </table:table-cell>
          <table:table-cell table:style-name="ce1" table:content-validation-name="val1" office:value-type="float" office:value="13.52" calcext:value-type="float">
            <text:p>13,52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87.9" calcext:value-type="float">
            <text:p>87,9</text:p>
          </table:table-cell>
          <table:table-cell/>
          <table:table-cell table:formula="of:=AVERAGE([.B2:.B2993])" office:value-type="float" office:value="37.5925633103052" calcext:value-type="float">
            <text:p>37,5925633103</text:p>
          </table:table-cell>
          <table:table-cell table:formula="of:=AVERAGE([.C2:.C2993])" office:value-type="float" office:value="37.4898976157606" calcext:value-type="float">
            <text:p>37,4898976158</text:p>
          </table:table-cell>
          <table:table-cell table:formula="of:=AVERAGE([.D2:.D2993])" office:value-type="float" office:value="37.3205123165074" calcext:value-type="float">
            <text:p>37,3205123165</text:p>
          </table:table-cell>
        </table:table-row>
        <table:table-row table:style-name="ro2">
          <table:table-cell table:style-name="ce1" office:value-type="string" calcext:value-type="string">
            <text:p>7/19/2015 17:09:06</text:p>
          </table:table-cell>
          <table:table-cell table:style-name="ce1" table:content-validation-name="val1" office:value-type="float" office:value="27.79611731" calcext:value-type="float">
            <text:p>27,79611731</text:p>
          </table:table-cell>
          <table:table-cell table:style-name="ce1" table:content-validation-name="val1" office:value-type="float" office:value="36.688426" calcext:value-type="float">
            <text:p>36,688426</text:p>
          </table:table-cell>
          <table:table-cell table:style-name="ce1" table:content-validation-name="val1" office:value-type="float" office:value="83.49074" calcext:value-type="float">
            <text:p>83,49074</text:p>
          </table:table-cell>
          <table:table-cell/>
          <table:table-cell table:formula="of:=COM.MICROSOFT.STDEV.P([.B2:.B2993])" office:value-type="float" office:value="16.3156732526196" calcext:value-type="float">
            <text:p>16,3156732526</text:p>
          </table:table-cell>
          <table:table-cell table:formula="of:=COM.MICROSOFT.STDEV.P([.C2:.C2993])" office:value-type="float" office:value="7.53271492450625" calcext:value-type="float">
            <text:p>7,5327149245</text:p>
          </table:table-cell>
          <table:table-cell table:formula="of:=COM.MICROSOFT.STDEV.P([.D2:.D2993])" office:value-type="float" office:value="6.25491295442358" calcext:value-type="float">
            <text:p>6,2549129544</text:p>
          </table:table-cell>
        </table:table-row>
        <table:table-row table:style-name="ro2">
          <table:table-cell table:style-name="ce2" office:value-type="string" calcext:value-type="string">
            <text:p>6/10/2015 6:47:58</text:p>
          </table:table-cell>
          <table:table-cell table:style-name="ce1" table:content-validation-name="val1" office:value-type="float" office:value="68.36407157" calcext:value-type="float">
            <text:p>68,36407157</text:p>
          </table:table-cell>
          <table:table-cell table:style-name="ce1" table:content-validation-name="val1" office:value-type="float" office:value="42.53827844" calcext:value-type="float">
            <text:p>42,53827844</text:p>
          </table:table-cell>
          <table:table-cell table:style-name="ce1" table:content-validation-name="val1" office:value-type="float" office:value="79.43556745" calcext:value-type="float">
            <text:p>79,435567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3 14:54:32</text:p>
          </table:table-cell>
          <table:table-cell table:style-name="ce1" table:content-validation-name="val1" office:value-type="float" office:value="13.516" calcext:value-type="float">
            <text:p>13,516</text:p>
          </table:table-cell>
          <table:table-cell table:style-name="ce1" table:content-validation-name="val1" office:value-type="float" office:value="32.554" calcext:value-type="float">
            <text:p>32,554</text:p>
          </table:table-cell>
          <table:table-cell table:style-name="ce1" table:content-validation-name="val1" office:value-type="float" office:value="72.188" calcext:value-type="float">
            <text:p>72,1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4/2015 15:23:58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46.85" calcext:value-type="float">
            <text:p>46,85</text:p>
          </table:table-cell>
          <table:table-cell table:style-name="ce1" table:content-validation-name="val1" office:value-type="float" office:value="71.82" calcext:value-type="float">
            <text:p>71,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5 14:34:04</text:p>
          </table:table-cell>
          <table:table-cell table:style-name="ce1" table:content-validation-name="val1" office:value-type="float" office:value="13.5501168" calcext:value-type="float">
            <text:p>13,5501168</text:p>
          </table:table-cell>
          <table:table-cell table:style-name="ce1" table:content-validation-name="val1" office:value-type="float" office:value="33.90975061" calcext:value-type="float">
            <text:p>33,90975061</text:p>
          </table:table-cell>
          <table:table-cell table:style-name="ce1" table:content-validation-name="val1" office:value-type="float" office:value="71.39456897" calcext:value-type="float">
            <text:p>71,394568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8:35:02</text:p>
          </table:table-cell>
          <table:table-cell table:style-name="ce1" table:content-validation-name="val1" office:value-type="float" office:value="25" calcext:value-type="float">
            <text:p>25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style-name="ce1" table:content-validation-name="val1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6 9:30:04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7.36331686" calcext:value-type="float">
            <text:p>37,36331686</text:p>
          </table:table-cell>
          <table:table-cell table:style-name="ce1" table:content-validation-name="val1" office:value-type="float" office:value="67.65162299" calcext:value-type="float">
            <text:p>67,651622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3 11:13:04</text:p>
          </table:table-cell>
          <table:table-cell table:style-name="ce1" table:content-validation-name="val1" office:value-type="float" office:value="36.67" calcext:value-type="float">
            <text:p>36,67</text:p>
          </table:table-cell>
          <table:table-cell table:style-name="ce1" table:content-validation-name="val1" office:value-type="float" office:value="44.78" calcext:value-type="float">
            <text:p>44,78</text:p>
          </table:table-cell>
          <table:table-cell table:style-name="ce1" table:content-validation-name="val1" office:value-type="float" office:value="66.25" calcext:value-type="float">
            <text:p>66,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1/2016 5:00:59</text:p>
          </table:table-cell>
          <table:table-cell table:style-name="ce1" table:content-validation-name="val1" office:value-type="float" office:value="63.0979194" calcext:value-type="float">
            <text:p>63,0979194</text:p>
          </table:table-cell>
          <table:table-cell table:style-name="ce1" table:content-validation-name="val1" office:value-type="float" office:value="62.1249511" calcext:value-type="float">
            <text:p>62,1249511</text:p>
          </table:table-cell>
          <table:table-cell table:style-name="ce1" table:content-validation-name="val1" office:value-type="float" office:value="66.01571111" calcext:value-type="float">
            <text:p>66,015711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7/2016 9:02:26</text:p>
          </table:table-cell>
          <table:table-cell table:style-name="ce1" table:content-validation-name="val1" office:value-type="float" office:value="15.75956964" calcext:value-type="float">
            <text:p>15,75956964</text:p>
          </table:table-cell>
          <table:table-cell table:style-name="ce1" table:content-validation-name="val1" office:value-type="float" office:value="35.94453489" calcext:value-type="float">
            <text:p>35,94453489</text:p>
          </table:table-cell>
          <table:table-cell table:style-name="ce1" table:content-validation-name="val1" office:value-type="float" office:value="64.42660356" calcext:value-type="float">
            <text:p>64,426603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7/2014 3:08:31</text:p>
          </table:table-cell>
          <table:table-cell table:style-name="ce1" table:content-validation-name="val1" office:value-type="float" office:value="57.10086924" calcext:value-type="float">
            <text:p>57,10086924</text:p>
          </table:table-cell>
          <table:table-cell table:style-name="ce1" table:content-validation-name="val1" office:value-type="float" office:value="46.63108761" calcext:value-type="float">
            <text:p>46,63108761</text:p>
          </table:table-cell>
          <table:table-cell table:style-name="ce1" table:content-validation-name="val1" office:value-type="float" office:value="62.44256597" calcext:value-type="float">
            <text:p>62,442565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1/2016 15:17:10</text:p>
          </table:table-cell>
          <table:table-cell table:style-name="ce1" table:content-validation-name="val1" office:value-type="float" office:value="10.4303122" calcext:value-type="float">
            <text:p>10,4303122</text:p>
          </table:table-cell>
          <table:table-cell table:style-name="ce1" table:content-validation-name="val1" office:value-type="float" office:value="66.43980984" calcext:value-type="float">
            <text:p>66,43980984</text:p>
          </table:table-cell>
          <table:table-cell table:style-name="ce1" table:content-validation-name="val1" office:value-type="float" office:value="61.68441976" calcext:value-type="float">
            <text:p>61,68441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5/2016 6:56:28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46.85082967" calcext:value-type="float">
            <text:p>46,85082967</text:p>
          </table:table-cell>
          <table:table-cell table:style-name="ce1" table:content-validation-name="val1" office:value-type="float" office:value="59.63868783" calcext:value-type="float">
            <text:p>59,638687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8/2014 5:23:47</text:p>
          </table:table-cell>
          <table:table-cell table:style-name="ce1" table:content-validation-name="val1" office:value-type="float" office:value="22.9232" calcext:value-type="float">
            <text:p>22,9232</text:p>
          </table:table-cell>
          <table:table-cell table:style-name="ce1" table:content-validation-name="val1" office:value-type="float" office:value="30.5182" calcext:value-type="float">
            <text:p>30,5182</text:p>
          </table:table-cell>
          <table:table-cell table:style-name="ce1" table:content-validation-name="val1" office:value-type="float" office:value="58.4328" calcext:value-type="float">
            <text:p>58,43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6 3:47:31</text:p>
          </table:table-cell>
          <table:table-cell table:style-name="ce1" table:content-validation-name="val1" office:value-type="float" office:value="28.54427955" calcext:value-type="float">
            <text:p>28,54427955</text:p>
          </table:table-cell>
          <table:table-cell table:style-name="ce1" table:content-validation-name="val1" office:value-type="float" office:value="51.92838656" calcext:value-type="float">
            <text:p>51,92838656</text:p>
          </table:table-cell>
          <table:table-cell table:style-name="ce1" table:content-validation-name="val1" office:value-type="float" office:value="58.07055362" calcext:value-type="float">
            <text:p>58,070553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5/2014 10:21:20</text:p>
          </table:table-cell>
          <table:table-cell table:style-name="ce1" table:content-validation-name="val1" office:value-type="float" office:value="63" calcext:value-type="float">
            <text:p>63</text:p>
          </table:table-cell>
          <table:table-cell table:style-name="ce1" table:content-validation-name="val1" office:value-type="float" office:value="26.68" calcext:value-type="float">
            <text:p>26,68</text:p>
          </table:table-cell>
          <table:table-cell table:style-name="ce1" table:content-validation-name="val1" office:value-type="float" office:value="56.71601713" calcext:value-type="float">
            <text:p>56,716017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7/2015 16:32:39</text:p>
          </table:table-cell>
          <table:table-cell table:style-name="ce1" table:content-validation-name="val1" office:value-type="float" office:value="78.168" calcext:value-type="float">
            <text:p>78,168</text:p>
          </table:table-cell>
          <table:table-cell table:style-name="ce1" table:content-validation-name="val1" office:value-type="float" office:value="34.738" calcext:value-type="float">
            <text:p>34,738</text:p>
          </table:table-cell>
          <table:table-cell table:style-name="ce1" table:content-validation-name="val1" office:value-type="float" office:value="56.297" calcext:value-type="float">
            <text:p>56,2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4 3:11:37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48.9687" calcext:value-type="float">
            <text:p>48,9687</text:p>
          </table:table-cell>
          <table:table-cell table:style-name="ce1" table:content-validation-name="val1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6/2013 19:19:57</text:p>
          </table:table-cell>
          <table:table-cell table:style-name="ce1" table:content-validation-name="val1" office:value-type="float" office:value="30.32072007" calcext:value-type="float">
            <text:p>30,32072007</text:p>
          </table:table-cell>
          <table:table-cell table:style-name="ce1" table:content-validation-name="val1" office:value-type="float" office:value="48.28467538" calcext:value-type="float">
            <text:p>48,28467538</text:p>
          </table:table-cell>
          <table:table-cell table:style-name="ce1" table:content-validation-name="val1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5 21:42:32</text:p>
          </table:table-cell>
          <table:table-cell table:style-name="ce1" table:content-validation-name="val1" office:value-type="float" office:value="37.10545563" calcext:value-type="float">
            <text:p>37,10545563</text:p>
          </table:table-cell>
          <table:table-cell table:style-name="ce1" table:content-validation-name="val1" office:value-type="float" office:value="43.311" calcext:value-type="float">
            <text:p>43,311</text:p>
          </table:table-cell>
          <table:table-cell table:style-name="ce1" table:content-validation-name="val1" office:value-type="float" office:value="54.36" calcext:value-type="float">
            <text:p>54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8/2013 17:40:46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27.58452076" calcext:value-type="float">
            <text:p>27,58452076</text:p>
          </table:table-cell>
          <table:table-cell table:style-name="ce1" table:content-validation-name="val1" office:value-type="float" office:value="53.70391353" calcext:value-type="float">
            <text:p>53,703913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2/2015 21:23:50</text:p>
          </table:table-cell>
          <table:table-cell table:style-name="ce1" table:content-validation-name="val1" office:value-type="float" office:value="12.41" calcext:value-type="float">
            <text:p>12,41</text:p>
          </table:table-cell>
          <table:table-cell table:style-name="ce1" table:content-validation-name="val1" office:value-type="float" office:value="41.434" calcext:value-type="float">
            <text:p>41,434</text:p>
          </table:table-cell>
          <table:table-cell table:style-name="ce1" table:content-validation-name="val1" office:value-type="float" office:value="52.953" calcext:value-type="float">
            <text:p>52,9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5 13:08:59</text:p>
          </table:table-cell>
          <table:table-cell table:style-name="ce1" table:content-validation-name="val1" office:value-type="float" office:value="59.6386" calcext:value-type="float">
            <text:p>59,6386</text:p>
          </table:table-cell>
          <table:table-cell table:style-name="ce1" table:content-validation-name="val1" office:value-type="float" office:value="27.52" calcext:value-type="float">
            <text:p>27,52</text:p>
          </table:table-cell>
          <table:table-cell table:style-name="ce1" table:content-validation-name="val1" office:value-type="float" office:value="52.3" calcext:value-type="float">
            <text:p>52,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4 17:35:11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37.55" calcext:value-type="float">
            <text:p>37,55</text:p>
          </table:table-cell>
          <table:table-cell table:style-name="ce1" table:content-validation-name="val1" office:value-type="float" office:value="52.2" calcext:value-type="float">
            <text:p>52,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5 15:34:18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27.4908354" calcext:value-type="float">
            <text:p>27,4908354</text:p>
          </table:table-cell>
          <table:table-cell table:style-name="ce1" table:content-validation-name="val1" office:value-type="float" office:value="52.15253727" calcext:value-type="float">
            <text:p>52,152537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6:25:16</text:p>
          </table:table-cell>
          <table:table-cell table:style-name="ce1" table:content-validation-name="val1" office:value-type="float" office:value="42.93761962" calcext:value-type="float">
            <text:p>42,93761962</text:p>
          </table:table-cell>
          <table:table-cell table:style-name="ce1" table:content-validation-name="val1" office:value-type="float" office:value="28.19799534" calcext:value-type="float">
            <text:p>28,19799534</text:p>
          </table:table-cell>
          <table:table-cell table:style-name="ce1" table:content-validation-name="val1" office:value-type="float" office:value="52.1446787" calcext:value-type="float">
            <text:p>52,14467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1:18:26</text:p>
          </table:table-cell>
          <table:table-cell table:style-name="ce1" table:content-validation-name="val1" office:value-type="float" office:value="57.51066445" calcext:value-type="float">
            <text:p>57,51066445</text:p>
          </table:table-cell>
          <table:table-cell table:style-name="ce1" table:content-validation-name="val1" office:value-type="float" office:value="52.77" calcext:value-type="float">
            <text:p>52,77</text:p>
          </table:table-cell>
          <table:table-cell table:style-name="ce1" table:content-validation-name="val1" office:value-type="float" office:value="52.03" calcext:value-type="float">
            <text:p>52,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5/2015 13:53:33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42.48" calcext:value-type="float">
            <text:p>42,48</text:p>
          </table:table-cell>
          <table:table-cell table:style-name="ce1" table:content-validation-name="val1" office:value-type="float" office:value="51.83" calcext:value-type="float">
            <text:p>51,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0/2015 14:58:41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49.80310016" calcext:value-type="float">
            <text:p>49,80310016</text:p>
          </table:table-cell>
          <table:table-cell table:style-name="ce1" table:content-validation-name="val1" office:value-type="float" office:value="51.56195463" calcext:value-type="float">
            <text:p>51,561954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6 5:59:19</text:p>
          </table:table-cell>
          <table:table-cell table:style-name="ce1" table:content-validation-name="val1" office:value-type="float" office:value="49.43952454" calcext:value-type="float">
            <text:p>49,43952454</text:p>
          </table:table-cell>
          <table:table-cell table:style-name="ce1" table:content-validation-name="val1" office:value-type="float" office:value="43.40896103" calcext:value-type="float">
            <text:p>43,40896103</text:p>
          </table:table-cell>
          <table:table-cell table:style-name="ce1" table:content-validation-name="val1" office:value-type="float" office:value="51.23138395" calcext:value-type="float">
            <text:p>51,231383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3 6:59:45</text:p>
          </table:table-cell>
          <table:table-cell table:style-name="ce1" table:content-validation-name="val1" office:value-type="float" office:value="41.09996476" calcext:value-type="float">
            <text:p>41,09996476</text:p>
          </table:table-cell>
          <table:table-cell table:style-name="ce1" table:content-validation-name="val1" office:value-type="float" office:value="22.00509" calcext:value-type="float">
            <text:p>22,00509</text:p>
          </table:table-cell>
          <table:table-cell table:style-name="ce1" table:content-validation-name="val1" office:value-type="float" office:value="51.08147" calcext:value-type="float">
            <text:p>51,081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22:37:47</text:p>
          </table:table-cell>
          <table:table-cell table:style-name="ce1" table:content-validation-name="val1" office:value-type="float" office:value="44.9916693" calcext:value-type="float">
            <text:p>44,9916693</text:p>
          </table:table-cell>
          <table:table-cell table:style-name="ce1" table:content-validation-name="val1" office:value-type="float" office:value="32.68466511" calcext:value-type="float">
            <text:p>32,68466511</text:p>
          </table:table-cell>
          <table:table-cell table:style-name="ce1" table:content-validation-name="val1" office:value-type="float" office:value="51.03537586" calcext:value-type="float">
            <text:p>51,035375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8/2013 15:46:41</text:p>
          </table:table-cell>
          <table:table-cell table:style-name="ce1" table:content-validation-name="val1" office:value-type="float" office:value="53.7" calcext:value-type="float">
            <text:p>53,7</text:p>
          </table:table-cell>
          <table:table-cell table:style-name="ce1" table:content-validation-name="val1" office:value-type="float" office:value="38.622" calcext:value-type="float">
            <text:p>38,622</text:p>
          </table:table-cell>
          <table:table-cell table:style-name="ce1" table:content-validation-name="val1" office:value-type="float" office:value="50.8" calcext:value-type="float">
            <text:p>50,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14:30:03</text:p>
          </table:table-cell>
          <table:table-cell table:style-name="ce1" table:content-validation-name="val1" office:value-type="float" office:value="48.40714053" calcext:value-type="float">
            <text:p>48,40714053</text:p>
          </table:table-cell>
          <table:table-cell table:style-name="ce1" table:content-validation-name="val1" office:value-type="float" office:value="40.62449507" calcext:value-type="float">
            <text:p>40,62449507</text:p>
          </table:table-cell>
          <table:table-cell table:style-name="ce1" table:content-validation-name="val1" office:value-type="float" office:value="50.7852957" calcext:value-type="float">
            <text:p>50,78529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8/2015 12:52:56</text:p>
          </table:table-cell>
          <table:table-cell table:style-name="ce1" table:content-validation-name="val1" office:value-type="float" office:value="47.79438" calcext:value-type="float">
            <text:p>47,79438</text:p>
          </table:table-cell>
          <table:table-cell table:style-name="ce1" table:content-validation-name="val1" office:value-type="float" office:value="44.14932" calcext:value-type="float">
            <text:p>44,14932</text:p>
          </table:table-cell>
          <table:table-cell table:style-name="ce1" table:content-validation-name="val1" office:value-type="float" office:value="50.70684" calcext:value-type="float">
            <text:p>50,706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8/2015 7:08:26</text:p>
          </table:table-cell>
          <table:table-cell table:style-name="ce1" table:content-validation-name="val1" office:value-type="float" office:value="47.79438" calcext:value-type="float">
            <text:p>47,79438</text:p>
          </table:table-cell>
          <table:table-cell table:style-name="ce1" table:content-validation-name="val1" office:value-type="float" office:value="44.14932" calcext:value-type="float">
            <text:p>44,14932</text:p>
          </table:table-cell>
          <table:table-cell table:style-name="ce1" table:content-validation-name="val1" office:value-type="float" office:value="50.70684" calcext:value-type="float">
            <text:p>50,706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6 11:34:12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4.40333217" calcext:value-type="float">
            <text:p>44,40333217</text:p>
          </table:table-cell>
          <table:table-cell table:style-name="ce1" table:content-validation-name="val1" office:value-type="float" office:value="50.67596162" calcext:value-type="float">
            <text:p>50,675961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9:59:24</text:p>
          </table:table-cell>
          <table:table-cell table:number-columns-repeated="3" table:style-name="ce1" table:content-validation-name="val1" office:value-type="float" office:value="50.31488473" calcext:value-type="float">
            <text:p>50,314884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6 9:17:55</text:p>
          </table:table-cell>
          <table:table-cell table:style-name="ce1" table:content-validation-name="val1" office:value-type="float" office:value="38.14987" calcext:value-type="float">
            <text:p>38,14987</text:p>
          </table:table-cell>
          <table:table-cell table:style-name="ce1" table:content-validation-name="val1" office:value-type="float" office:value="35.07212" calcext:value-type="float">
            <text:p>35,07212</text:p>
          </table:table-cell>
          <table:table-cell table:style-name="ce1" table:content-validation-name="val1" office:value-type="float" office:value="50.2655" calcext:value-type="float">
            <text:p>50,26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0/2013 14:08:29</text:p>
          </table:table-cell>
          <table:table-cell table:style-name="ce1" table:content-validation-name="val1" office:value-type="float" office:value="43.7368" calcext:value-type="float">
            <text:p>43,7368</text:p>
          </table:table-cell>
          <table:table-cell table:style-name="ce1" table:content-validation-name="val1" office:value-type="float" office:value="47.84956" calcext:value-type="float">
            <text:p>47,84956</text:p>
          </table:table-cell>
          <table:table-cell table:style-name="ce1" table:content-validation-name="val1" office:value-type="float" office:value="50.04075" calcext:value-type="float">
            <text:p>50,040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0/2015 23:56:28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4.41581983" calcext:value-type="float">
            <text:p>34,41581983</text:p>
          </table:table-cell>
          <table:table-cell table:style-name="ce1" table:content-validation-name="val1" office:value-type="float" office:value="49.99768138" calcext:value-type="float">
            <text:p>49,997681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3 21:52:25</text:p>
          </table:table-cell>
          <table:table-cell table:style-name="ce1" table:content-validation-name="val1" office:value-type="float" office:value="46.8367035" calcext:value-type="float">
            <text:p>46,8367035</text:p>
          </table:table-cell>
          <table:table-cell table:style-name="ce1" table:content-validation-name="val1" office:value-type="float" office:value="40.7212899" calcext:value-type="float">
            <text:p>40,7212899</text:p>
          </table:table-cell>
          <table:table-cell table:style-name="ce1" table:content-validation-name="val1" office:value-type="float" office:value="49.80807087" calcext:value-type="float">
            <text:p>49,808070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6 16:00:06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38.18471972" calcext:value-type="float">
            <text:p>38,18471972</text:p>
          </table:table-cell>
          <table:table-cell table:style-name="ce1" table:content-validation-name="val1" office:value-type="float" office:value="49.74317443" calcext:value-type="float">
            <text:p>49,743174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8/2015 20:16:58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3.32805875" calcext:value-type="float">
            <text:p>33,32805875</text:p>
          </table:table-cell>
          <table:table-cell table:style-name="ce1" table:content-validation-name="val1" office:value-type="float" office:value="49.66412245" calcext:value-type="float">
            <text:p>49,664122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9/2014 4:00:36</text:p>
          </table:table-cell>
          <table:table-cell table:style-name="ce1" table:content-validation-name="val1" office:value-type="float" office:value="40.15707807" calcext:value-type="float">
            <text:p>40,15707807</text:p>
          </table:table-cell>
          <table:table-cell table:style-name="ce1" table:content-validation-name="val1" office:value-type="float" office:value="40.964" calcext:value-type="float">
            <text:p>40,964</text:p>
          </table:table-cell>
          <table:table-cell table:style-name="ce1" table:content-validation-name="val1" office:value-type="float" office:value="49.65580669" calcext:value-type="float">
            <text:p>49,655806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9:24:16</text:p>
          </table:table-cell>
          <table:table-cell table:style-name="ce1" table:content-validation-name="val1" office:value-type="float" office:value="60.99318829" calcext:value-type="float">
            <text:p>60,99318829</text:p>
          </table:table-cell>
          <table:table-cell table:style-name="ce1" table:content-validation-name="val1" office:value-type="float" office:value="36.87595056" calcext:value-type="float">
            <text:p>36,87595056</text:p>
          </table:table-cell>
          <table:table-cell table:style-name="ce1" table:content-validation-name="val1" office:value-type="float" office:value="49.47756066" calcext:value-type="float">
            <text:p>49,477560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0:13:3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45.94" calcext:value-type="float">
            <text:p>45,94</text:p>
          </table:table-cell>
          <table:table-cell table:style-name="ce1" table:content-validation-name="val1" office:value-type="float" office:value="49.33" calcext:value-type="float">
            <text:p>49,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6 16:19:26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52.12" calcext:value-type="float">
            <text:p>52,12</text:p>
          </table:table-cell>
          <table:table-cell table:style-name="ce1" table:content-validation-name="val1" office:value-type="float" office:value="49.2289119" calcext:value-type="float">
            <text:p>49,22891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5 11:31:06</text:p>
          </table:table-cell>
          <table:table-cell table:style-name="ce1" table:content-validation-name="val1" office:value-type="float" office:value="28.96425464" calcext:value-type="float">
            <text:p>28,96425464</text:p>
          </table:table-cell>
          <table:table-cell table:style-name="ce1" table:content-validation-name="val1" office:value-type="float" office:value="37.6963237" calcext:value-type="float">
            <text:p>37,6963237</text:p>
          </table:table-cell>
          <table:table-cell table:style-name="ce1" table:content-validation-name="val1" office:value-type="float" office:value="49.18317196" calcext:value-type="float">
            <text:p>49,183171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0/2015 16:43:57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28.1801" calcext:value-type="float">
            <text:p>28,1801</text:p>
          </table:table-cell>
          <table:table-cell table:style-name="ce1" table:content-validation-name="val1" office:value-type="float" office:value="49.0911485" calcext:value-type="float">
            <text:p>49,09114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8/2014 13:25:33</text:p>
          </table:table-cell>
          <table:table-cell table:style-name="ce1" table:content-validation-name="val1" office:value-type="float" office:value="15" calcext:value-type="float">
            <text:p>15</text:p>
          </table:table-cell>
          <table:table-cell table:style-name="ce1" table:content-validation-name="val1" office:value-type="float" office:value="36" calcext:value-type="float">
            <text:p>36</text:p>
          </table:table-cell>
          <table:table-cell table:style-name="ce1" table:content-validation-name="val1"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0/2013 3:35:45</text:p>
          </table:table-cell>
          <table:table-cell table:style-name="ce1" table:content-validation-name="val1" office:value-type="float" office:value="50.76833008" calcext:value-type="float">
            <text:p>50,76833008</text:p>
          </table:table-cell>
          <table:table-cell table:style-name="ce1" table:content-validation-name="val1" office:value-type="float" office:value="47.31334815" calcext:value-type="float">
            <text:p>47,31334815</text:p>
          </table:table-cell>
          <table:table-cell table:style-name="ce1" table:content-validation-name="val1" office:value-type="float" office:value="48.96211" calcext:value-type="float">
            <text:p>48,962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5 22:54:27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42.76310508" calcext:value-type="float">
            <text:p>42,76310508</text:p>
          </table:table-cell>
          <table:table-cell table:style-name="ce1" table:content-validation-name="val1" office:value-type="float" office:value="48.88256153" calcext:value-type="float">
            <text:p>48,882561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4 0:19:26</text:p>
          </table:table-cell>
          <table:table-cell table:style-name="ce1" table:content-validation-name="val1" office:value-type="float" office:value="26.29085692" calcext:value-type="float">
            <text:p>26,29085692</text:p>
          </table:table-cell>
          <table:table-cell table:style-name="ce1" table:content-validation-name="val1" office:value-type="float" office:value="40.44889995" calcext:value-type="float">
            <text:p>40,44889995</text:p>
          </table:table-cell>
          <table:table-cell table:style-name="ce1" table:content-validation-name="val1" office:value-type="float" office:value="48.85485657" calcext:value-type="float">
            <text:p>48,854856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5 6:46:46</text:p>
          </table:table-cell>
          <table:table-cell table:style-name="ce1" table:content-validation-name="val1" office:value-type="float" office:value="30.3592" calcext:value-type="float">
            <text:p>30,3592</text:p>
          </table:table-cell>
          <table:table-cell table:style-name="ce1" table:content-validation-name="val1" office:value-type="float" office:value="43.8411" calcext:value-type="float">
            <text:p>43,8411</text:p>
          </table:table-cell>
          <table:table-cell table:style-name="ce1" table:content-validation-name="val1" office:value-type="float" office:value="48.7979" calcext:value-type="float">
            <text:p>48,79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3 14:54:53</text:p>
          </table:table-cell>
          <table:table-cell table:style-name="ce1" table:content-validation-name="val1" office:value-type="float" office:value="25.73727296" calcext:value-type="float">
            <text:p>25,73727296</text:p>
          </table:table-cell>
          <table:table-cell table:style-name="ce1" table:content-validation-name="val1" office:value-type="float" office:value="39.6338314" calcext:value-type="float">
            <text:p>39,6338314</text:p>
          </table:table-cell>
          <table:table-cell table:style-name="ce1" table:content-validation-name="val1" office:value-type="float" office:value="48.71783912" calcext:value-type="float">
            <text:p>48,717839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20:48:52</text:p>
          </table:table-cell>
          <table:table-cell table:style-name="ce1" table:content-validation-name="val1" office:value-type="float" office:value="43.6904" calcext:value-type="float">
            <text:p>43,6904</text:p>
          </table:table-cell>
          <table:table-cell table:style-name="ce1" table:content-validation-name="val1" office:value-type="float" office:value="28.148" calcext:value-type="float">
            <text:p>28,148</text:p>
          </table:table-cell>
          <table:table-cell table:style-name="ce1" table:content-validation-name="val1" office:value-type="float" office:value="48.628" calcext:value-type="float">
            <text:p>48,6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5 18:51:34</text:p>
          </table:table-cell>
          <table:table-cell table:style-name="ce1" table:content-validation-name="val1" office:value-type="float" office:value="59.65882943" calcext:value-type="float">
            <text:p>59,65882943</text:p>
          </table:table-cell>
          <table:table-cell table:style-name="ce1" table:content-validation-name="val1" office:value-type="float" office:value="35.46745223" calcext:value-type="float">
            <text:p>35,46745223</text:p>
          </table:table-cell>
          <table:table-cell table:style-name="ce1" table:content-validation-name="val1" office:value-type="float" office:value="48.61075575" calcext:value-type="float">
            <text:p>48,610755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5 14:25:14</text:p>
          </table:table-cell>
          <table:table-cell table:style-name="ce1" table:content-validation-name="val1" office:value-type="float" office:value="52.4" calcext:value-type="float">
            <text:p>52,4</text:p>
          </table:table-cell>
          <table:table-cell table:style-name="ce1" table:content-validation-name="val1" office:value-type="float" office:value="44.8" calcext:value-type="float">
            <text:p>44,8</text:p>
          </table:table-cell>
          <table:table-cell table:style-name="ce1" table:content-validation-name="val1" office:value-type="float" office:value="48.6" calcext:value-type="float">
            <text:p>48,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4 10:28:17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42.98679671" calcext:value-type="float">
            <text:p>42,98679671</text:p>
          </table:table-cell>
          <table:table-cell table:style-name="ce1" table:content-validation-name="val1" office:value-type="float" office:value="48.59082157" calcext:value-type="float">
            <text:p>48,590821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4 9:54:24</text:p>
          </table:table-cell>
          <table:table-cell table:style-name="ce1" table:content-validation-name="val1" office:value-type="float" office:value="55.38" calcext:value-type="float">
            <text:p>55,38</text:p>
          </table:table-cell>
          <table:table-cell table:style-name="ce1" table:content-validation-name="val1" office:value-type="float" office:value="45.86" calcext:value-type="float">
            <text:p>45,86</text:p>
          </table:table-cell>
          <table:table-cell table:style-name="ce1" table:content-validation-name="val1" office:value-type="float" office:value="48.42" calcext:value-type="float">
            <text:p>48,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3 12:12:51</text:p>
          </table:table-cell>
          <table:table-cell table:style-name="ce1" table:content-validation-name="val1" office:value-type="float" office:value="31.61" calcext:value-type="float">
            <text:p>31,61</text:p>
          </table:table-cell>
          <table:table-cell table:style-name="ce1" table:content-validation-name="val1" office:value-type="float" office:value="43.7" calcext:value-type="float">
            <text:p>43,7</text:p>
          </table:table-cell>
          <table:table-cell table:style-name="ce1" table:content-validation-name="val1" office:value-type="float" office:value="48.37" calcext:value-type="float">
            <text:p>48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3 18:07:54</text:p>
          </table:table-cell>
          <table:table-cell table:style-name="ce1" table:content-validation-name="val1" office:value-type="float" office:value="13.10649393" calcext:value-type="float">
            <text:p>13,10649393</text:p>
          </table:table-cell>
          <table:table-cell table:style-name="ce1" table:content-validation-name="val1" office:value-type="float" office:value="39.87223451" calcext:value-type="float">
            <text:p>39,87223451</text:p>
          </table:table-cell>
          <table:table-cell table:style-name="ce1" table:content-validation-name="val1" office:value-type="float" office:value="48.28787672" calcext:value-type="float">
            <text:p>48,287876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6 4:18:44</text:p>
          </table:table-cell>
          <table:table-cell table:style-name="ce1" table:content-validation-name="val1" office:value-type="float" office:value="17.6618537" calcext:value-type="float">
            <text:p>17,6618537</text:p>
          </table:table-cell>
          <table:table-cell table:style-name="ce1" table:content-validation-name="val1" office:value-type="float" office:value="40.28108928" calcext:value-type="float">
            <text:p>40,28108928</text:p>
          </table:table-cell>
          <table:table-cell table:style-name="ce1" table:content-validation-name="val1" office:value-type="float" office:value="48.23424892" calcext:value-type="float">
            <text:p>48,234248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3 2:23:50</text:p>
          </table:table-cell>
          <table:table-cell table:style-name="ce1" table:content-validation-name="val1" office:value-type="float" office:value="45.92" calcext:value-type="float">
            <text:p>45,92</text:p>
          </table:table-cell>
          <table:table-cell table:style-name="ce1" table:content-validation-name="val1" office:value-type="float" office:value="30.72" calcext:value-type="float">
            <text:p>30,72</text:p>
          </table:table-cell>
          <table:table-cell table:style-name="ce1" table:content-validation-name="val1" office:value-type="float" office:value="48.16" calcext:value-type="float">
            <text:p>48,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5 2:21:55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4.82587054" calcext:value-type="float">
            <text:p>44,82587054</text:p>
          </table:table-cell>
          <table:table-cell table:style-name="ce1" table:content-validation-name="val1" office:value-type="float" office:value="48.137729" calcext:value-type="float">
            <text:p>48,1377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5 15:01:56</text:p>
          </table:table-cell>
          <table:table-cell table:style-name="ce1" table:content-validation-name="val1" office:value-type="float" office:value="38.14987176" calcext:value-type="float">
            <text:p>38,14987176</text:p>
          </table:table-cell>
          <table:table-cell table:style-name="ce1" table:content-validation-name="val1" office:value-type="float" office:value="44.42977493" calcext:value-type="float">
            <text:p>44,42977493</text:p>
          </table:table-cell>
          <table:table-cell table:style-name="ce1" table:content-validation-name="val1" office:value-type="float" office:value="48.09208034" calcext:value-type="float">
            <text:p>48,092080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3 20:35:44</text:p>
          </table:table-cell>
          <table:table-cell table:style-name="ce1" table:content-validation-name="val1" office:value-type="float" office:value="51.55" calcext:value-type="float">
            <text:p>51,55</text:p>
          </table:table-cell>
          <table:table-cell table:style-name="ce1" table:content-validation-name="val1" office:value-type="float" office:value="29.61" calcext:value-type="float">
            <text:p>29,61</text:p>
          </table:table-cell>
          <table:table-cell table:style-name="ce1" table:content-validation-name="val1" office:value-type="float" office:value="48.05" calcext:value-type="float">
            <text:p>48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1/2016 3:32:09</text:p>
          </table:table-cell>
          <table:table-cell table:style-name="ce1" table:content-validation-name="val1" office:value-type="float" office:value="17.26207976" calcext:value-type="float">
            <text:p>17,26207976</text:p>
          </table:table-cell>
          <table:table-cell table:style-name="ce1" table:content-validation-name="val1" office:value-type="float" office:value="30.11248099" calcext:value-type="float">
            <text:p>30,11248099</text:p>
          </table:table-cell>
          <table:table-cell table:style-name="ce1" table:content-validation-name="val1" office:value-type="float" office:value="48.04004204" calcext:value-type="float">
            <text:p>48,040042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5 11:35:50</text:p>
          </table:table-cell>
          <table:table-cell table:style-name="ce1" table:content-validation-name="val1" office:value-type="float" office:value="40.07894323" calcext:value-type="float">
            <text:p>40,07894323</text:p>
          </table:table-cell>
          <table:table-cell table:style-name="ce1" table:content-validation-name="val1" office:value-type="float" office:value="39.08168127" calcext:value-type="float">
            <text:p>39,08168127</text:p>
          </table:table-cell>
          <table:table-cell table:style-name="ce1" table:content-validation-name="val1" office:value-type="float" office:value="48.03870882" calcext:value-type="float">
            <text:p>48,038708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5 12:03:58</text:p>
          </table:table-cell>
          <table:table-cell table:style-name="ce1" table:content-validation-name="val1" office:value-type="float" office:value="46.93652" calcext:value-type="float">
            <text:p>46,93652</text:p>
          </table:table-cell>
          <table:table-cell table:style-name="ce1" table:content-validation-name="val1" office:value-type="float" office:value="38.78058047" calcext:value-type="float">
            <text:p>38,78058047</text:p>
          </table:table-cell>
          <table:table-cell table:style-name="ce1" table:content-validation-name="val1" office:value-type="float" office:value="47.98236592" calcext:value-type="float">
            <text:p>47,982365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19:16:53</text:p>
          </table:table-cell>
          <table:table-cell table:style-name="ce1" table:content-validation-name="val1" office:value-type="float" office:value="49.1759691" calcext:value-type="float">
            <text:p>49,1759691</text:p>
          </table:table-cell>
          <table:table-cell table:style-name="ce1" table:content-validation-name="val1" office:value-type="float" office:value="33.78581978" calcext:value-type="float">
            <text:p>33,78581978</text:p>
          </table:table-cell>
          <table:table-cell table:style-name="ce1" table:content-validation-name="val1" office:value-type="float" office:value="47.91011976" calcext:value-type="float">
            <text:p>47,910119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/2014 8:40:48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2.29022512" calcext:value-type="float">
            <text:p>32,29022512</text:p>
          </table:table-cell>
          <table:table-cell table:style-name="ce1" table:content-validation-name="val1" office:value-type="float" office:value="47.90293905" calcext:value-type="float">
            <text:p>47,902939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3 13:29:36</text:p>
          </table:table-cell>
          <table:table-cell table:style-name="ce1" table:content-validation-name="val1" office:value-type="float" office:value="13.54" calcext:value-type="float">
            <text:p>13,54</text:p>
          </table:table-cell>
          <table:table-cell table:style-name="ce1" table:content-validation-name="val1" office:value-type="float" office:value="37.83" calcext:value-type="float">
            <text:p>37,83</text:p>
          </table:table-cell>
          <table:table-cell table:style-name="ce1" table:content-validation-name="val1" office:value-type="float" office:value="47.9" calcext:value-type="float">
            <text:p>47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4 10:49:01</text:p>
          </table:table-cell>
          <table:table-cell table:style-name="ce1" table:content-validation-name="val1" office:value-type="float" office:value="72.34148601" calcext:value-type="float">
            <text:p>72,34148601</text:p>
          </table:table-cell>
          <table:table-cell table:style-name="ce1" table:content-validation-name="val1" office:value-type="float" office:value="41.67715912" calcext:value-type="float">
            <text:p>41,67715912</text:p>
          </table:table-cell>
          <table:table-cell table:style-name="ce1" table:content-validation-name="val1" office:value-type="float" office:value="47.82978726" calcext:value-type="float">
            <text:p>47,829787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3 0:03:26</text:p>
          </table:table-cell>
          <table:table-cell table:style-name="ce1" table:content-validation-name="val1" office:value-type="float" office:value="37.37124991" calcext:value-type="float">
            <text:p>37,37124991</text:p>
          </table:table-cell>
          <table:table-cell table:style-name="ce1" table:content-validation-name="val1" office:value-type="float" office:value="24.35657242" calcext:value-type="float">
            <text:p>24,35657242</text:p>
          </table:table-cell>
          <table:table-cell table:style-name="ce1" table:content-validation-name="val1" office:value-type="float" office:value="47.808705" calcext:value-type="float">
            <text:p>47,8087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4 19:09:07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57.12342311" calcext:value-type="float">
            <text:p>57,12342311</text:p>
          </table:table-cell>
          <table:table-cell table:style-name="ce1" table:content-validation-name="val1" office:value-type="float" office:value="47.78147729" calcext:value-type="float">
            <text:p>47,781477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5 4:11:03</text:p>
          </table:table-cell>
          <table:table-cell table:style-name="ce1" table:content-validation-name="val1" office:value-type="float" office:value="24.34246894" calcext:value-type="float">
            <text:p>24,34246894</text:p>
          </table:table-cell>
          <table:table-cell table:style-name="ce1" table:content-validation-name="val1" office:value-type="float" office:value="31.83598906" calcext:value-type="float">
            <text:p>31,83598906</text:p>
          </table:table-cell>
          <table:table-cell table:style-name="ce1" table:content-validation-name="val1" office:value-type="float" office:value="47.73113139" calcext:value-type="float">
            <text:p>47,731131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5 13:49:04</text:p>
          </table:table-cell>
          <table:table-cell table:style-name="ce1" table:content-validation-name="val1" office:value-type="float" office:value="53.39" calcext:value-type="float">
            <text:p>53,39</text:p>
          </table:table-cell>
          <table:table-cell table:style-name="ce1" table:content-validation-name="val1" office:value-type="float" office:value="22.52" calcext:value-type="float">
            <text:p>22,52</text:p>
          </table:table-cell>
          <table:table-cell table:style-name="ce1" table:content-validation-name="val1" office:value-type="float" office:value="47.72" calcext:value-type="float">
            <text:p>47,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13:30:06</text:p>
          </table:table-cell>
          <table:table-cell table:style-name="ce1" table:content-validation-name="val1" office:value-type="float" office:value="43.20540471" calcext:value-type="float">
            <text:p>43,2054047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47.7" calcext:value-type="float">
            <text:p>47,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4 13:00:49</text:p>
          </table:table-cell>
          <table:table-cell table:style-name="ce1" table:content-validation-name="val1" office:value-type="float" office:value="23.38866821" calcext:value-type="float">
            <text:p>23,38866821</text:p>
          </table:table-cell>
          <table:table-cell table:style-name="ce1" table:content-validation-name="val1" office:value-type="float" office:value="38.05285629" calcext:value-type="float">
            <text:p>38,05285629</text:p>
          </table:table-cell>
          <table:table-cell table:style-name="ce1" table:content-validation-name="val1" office:value-type="float" office:value="47.64565479" calcext:value-type="float">
            <text:p>47,645654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3 4:08:09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6.93765865" calcext:value-type="float">
            <text:p>36,93765865</text:p>
          </table:table-cell>
          <table:table-cell table:style-name="ce1" table:content-validation-name="val1" office:value-type="float" office:value="47.60891277" calcext:value-type="float">
            <text:p>47,608912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8/2015 17:11:39</text:p>
          </table:table-cell>
          <table:table-cell table:style-name="ce1" table:content-validation-name="val1" office:value-type="float" office:value="50.39171237" calcext:value-type="float">
            <text:p>50,39171237</text:p>
          </table:table-cell>
          <table:table-cell table:style-name="ce1" table:content-validation-name="val1" office:value-type="float" office:value="29.19467478" calcext:value-type="float">
            <text:p>29,19467478</text:p>
          </table:table-cell>
          <table:table-cell table:style-name="ce1" table:content-validation-name="val1" office:value-type="float" office:value="47.58647978" calcext:value-type="float">
            <text:p>47,586479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11:54:51</text:p>
          </table:table-cell>
          <table:table-cell table:style-name="ce1" table:content-validation-name="val1" office:value-type="float" office:value="26.9844" calcext:value-type="float">
            <text:p>26,9844</text:p>
          </table:table-cell>
          <table:table-cell table:style-name="ce1" table:content-validation-name="val1" office:value-type="float" office:value="38.2446" calcext:value-type="float">
            <text:p>38,2446</text:p>
          </table:table-cell>
          <table:table-cell table:style-name="ce1" table:content-validation-name="val1" office:value-type="float" office:value="47.574" calcext:value-type="float">
            <text:p>47,5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6 12:32:07</text:p>
          </table:table-cell>
          <table:table-cell table:style-name="ce1" table:content-validation-name="val1" office:value-type="float" office:value="17.26207976" calcext:value-type="float">
            <text:p>17,26207976</text:p>
          </table:table-cell>
          <table:table-cell table:style-name="ce1" table:content-validation-name="val1" office:value-type="float" office:value="22.23457074" calcext:value-type="float">
            <text:p>22,23457074</text:p>
          </table:table-cell>
          <table:table-cell table:style-name="ce1" table:content-validation-name="val1" office:value-type="float" office:value="47.44134151" calcext:value-type="float">
            <text:p>47,441341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5 6:53:45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35.03978807" calcext:value-type="float">
            <text:p>35,03978807</text:p>
          </table:table-cell>
          <table:table-cell table:style-name="ce1" table:content-validation-name="val1" office:value-type="float" office:value="47.38472525" calcext:value-type="float">
            <text:p>47,384725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2/2015 5:27:31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5.63875519" calcext:value-type="float">
            <text:p>45,63875519</text:p>
          </table:table-cell>
          <table:table-cell table:style-name="ce1" table:content-validation-name="val1" office:value-type="float" office:value="47.37532686" calcext:value-type="float">
            <text:p>47,375326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3 8:33:54</text:p>
          </table:table-cell>
          <table:table-cell table:style-name="ce1" table:content-validation-name="val1" office:value-type="float" office:value="63" calcext:value-type="float">
            <text:p>63</text:p>
          </table:table-cell>
          <table:table-cell table:style-name="ce1" table:content-validation-name="val1" office:value-type="float" office:value="45.3289" calcext:value-type="float">
            <text:p>45,3289</text:p>
          </table:table-cell>
          <table:table-cell table:style-name="ce1" table:content-validation-name="val1" office:value-type="float" office:value="47.3443" calcext:value-type="float">
            <text:p>47,34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7/2014 23:10:11</text:p>
          </table:table-cell>
          <table:table-cell table:style-name="ce1" table:content-validation-name="val1" office:value-type="float" office:value="60.21" calcext:value-type="float">
            <text:p>60,21</text:p>
          </table:table-cell>
          <table:table-cell table:style-name="ce1" table:content-validation-name="val1" office:value-type="float" office:value="39.612" calcext:value-type="float">
            <text:p>39,612</text:p>
          </table:table-cell>
          <table:table-cell table:style-name="ce1" table:content-validation-name="val1" office:value-type="float" office:value="47.287" calcext:value-type="float">
            <text:p>47,2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5 16:28:54</text:p>
          </table:table-cell>
          <table:table-cell table:style-name="ce1" table:content-validation-name="val1" office:value-type="float" office:value="14.46196089" calcext:value-type="float">
            <text:p>14,46196089</text:p>
          </table:table-cell>
          <table:table-cell table:style-name="ce1" table:content-validation-name="val1" office:value-type="float" office:value="45.97967487" calcext:value-type="float">
            <text:p>45,97967487</text:p>
          </table:table-cell>
          <table:table-cell table:style-name="ce1" table:content-validation-name="val1" office:value-type="float" office:value="47.25237022" calcext:value-type="float">
            <text:p>47,252370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3/2015 3:37:19</text:p>
          </table:table-cell>
          <table:table-cell table:style-name="ce1" table:content-validation-name="val1" office:value-type="float" office:value="36.87" calcext:value-type="float">
            <text:p>36,87</text:p>
          </table:table-cell>
          <table:table-cell table:style-name="ce1" table:content-validation-name="val1" office:value-type="float" office:value="38.21" calcext:value-type="float">
            <text:p>38,21</text:p>
          </table:table-cell>
          <table:table-cell table:style-name="ce1" table:content-validation-name="val1" office:value-type="float" office:value="47.24" calcext:value-type="float">
            <text:p>47,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9:40:47</text:p>
          </table:table-cell>
          <table:table-cell table:style-name="ce1" table:content-validation-name="val1" office:value-type="float" office:value="50.46999451" calcext:value-type="float">
            <text:p>50,46999451</text:p>
          </table:table-cell>
          <table:table-cell table:style-name="ce1" table:content-validation-name="val1" office:value-type="float" office:value="41.91260843" calcext:value-type="float">
            <text:p>41,91260843</text:p>
          </table:table-cell>
          <table:table-cell table:style-name="ce1" table:content-validation-name="val1" office:value-type="float" office:value="47.14046424" calcext:value-type="float">
            <text:p>47,140464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5 12:33:58</text:p>
          </table:table-cell>
          <table:table-cell table:style-name="ce1" table:content-validation-name="val1" office:value-type="float" office:value="13.856" calcext:value-type="float">
            <text:p>13,856</text:p>
          </table:table-cell>
          <table:table-cell table:style-name="ce1" table:content-validation-name="val1" office:value-type="float" office:value="36.09" calcext:value-type="float">
            <text:p>36,09</text:p>
          </table:table-cell>
          <table:table-cell table:style-name="ce1" table:content-validation-name="val1" office:value-type="float" office:value="47.11" calcext:value-type="float">
            <text:p>47,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8/2015 13:38:00</text:p>
          </table:table-cell>
          <table:table-cell table:style-name="ce1" table:content-validation-name="val1" office:value-type="float" office:value="46.8367035" calcext:value-type="float">
            <text:p>46,8367035</text:p>
          </table:table-cell>
          <table:table-cell table:style-name="ce1" table:content-validation-name="val1" office:value-type="float" office:value="30.07591497" calcext:value-type="float">
            <text:p>30,07591497</text:p>
          </table:table-cell>
          <table:table-cell table:style-name="ce1" table:content-validation-name="val1" office:value-type="float" office:value="47.08736172" calcext:value-type="float">
            <text:p>47,087361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6 20:32:14</text:p>
          </table:table-cell>
          <table:table-cell table:style-name="ce1" table:content-validation-name="val1" office:value-type="float" office:value="44.43755457" calcext:value-type="float">
            <text:p>44,43755457</text:p>
          </table:table-cell>
          <table:table-cell table:style-name="ce1" table:content-validation-name="val1" office:value-type="float" office:value="33.3298569" calcext:value-type="float">
            <text:p>33,3298569</text:p>
          </table:table-cell>
          <table:table-cell table:style-name="ce1" table:content-validation-name="val1" office:value-type="float" office:value="47.06591124" calcext:value-type="float">
            <text:p>47,065911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0/2014 13:19:40</text:p>
          </table:table-cell>
          <table:table-cell table:style-name="ce1" table:content-validation-name="val1" office:value-type="float" office:value="61.45" calcext:value-type="float">
            <text:p>61,45</text:p>
          </table:table-cell>
          <table:table-cell table:style-name="ce1" table:content-validation-name="val1" office:value-type="float" office:value="42.31" calcext:value-type="float">
            <text:p>42,31</text:p>
          </table:table-cell>
          <table:table-cell table:style-name="ce1" table:content-validation-name="val1" office:value-type="float" office:value="47.04" calcext:value-type="float">
            <text:p>47,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6 13:03:55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9.79361783" calcext:value-type="float">
            <text:p>49,79361783</text:p>
          </table:table-cell>
          <table:table-cell table:style-name="ce1" table:content-validation-name="val1" office:value-type="float" office:value="47.03653734" calcext:value-type="float">
            <text:p>47,036537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5 23:37:39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48.06462542" calcext:value-type="float">
            <text:p>48,06462542</text:p>
          </table:table-cell>
          <table:table-cell table:style-name="ce1" table:content-validation-name="val1" office:value-type="float" office:value="47.00882695" calcext:value-type="float">
            <text:p>47,008826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7/2015 9:24:33</text:p>
          </table:table-cell>
          <table:table-cell table:style-name="ce1" table:content-validation-name="val1" office:value-type="float" office:value="51.73" calcext:value-type="float">
            <text:p>51,73</text:p>
          </table:table-cell>
          <table:table-cell table:style-name="ce1" table:content-validation-name="val1" office:value-type="float" office:value="31.57" calcext:value-type="float">
            <text:p>31,57</text:p>
          </table:table-cell>
          <table:table-cell table:style-name="ce1" table:content-validation-name="val1" office:value-type="float" office:value="46.99" calcext:value-type="float">
            <text:p>46,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5 13:38:18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42.60518663" calcext:value-type="float">
            <text:p>42,60518663</text:p>
          </table:table-cell>
          <table:table-cell table:style-name="ce1" table:content-validation-name="val1" office:value-type="float" office:value="46.98295413" calcext:value-type="float">
            <text:p>46,982954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3 12:00:13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52.08924127" calcext:value-type="float">
            <text:p>52,08924127</text:p>
          </table:table-cell>
          <table:table-cell table:style-name="ce1" table:content-validation-name="val1" office:value-type="float" office:value="46.89763646" calcext:value-type="float">
            <text:p>46,897636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4/2015 4:35:19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1.62191549" calcext:value-type="float">
            <text:p>31,62191549</text:p>
          </table:table-cell>
          <table:table-cell table:style-name="ce1" table:content-validation-name="val1" office:value-type="float" office:value="46.89019327" calcext:value-type="float">
            <text:p>46,890193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9/2015 6:50:42</text:p>
          </table:table-cell>
          <table:table-cell table:style-name="ce1" table:content-validation-name="val1" office:value-type="float" office:value="44.28" calcext:value-type="float">
            <text:p>44,28</text:p>
          </table:table-cell>
          <table:table-cell table:style-name="ce1" table:content-validation-name="val1" office:value-type="float" office:value="31.1" calcext:value-type="float">
            <text:p>31,1</text:p>
          </table:table-cell>
          <table:table-cell table:style-name="ce1" table:content-validation-name="val1" office:value-type="float" office:value="46.88" calcext:value-type="float">
            <text:p>46,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3 3:15:35</text:p>
          </table:table-cell>
          <table:table-cell table:style-name="ce1" table:content-validation-name="val1" office:value-type="float" office:value="18.067584" calcext:value-type="float">
            <text:p>18,067584</text:p>
          </table:table-cell>
          <table:table-cell table:style-name="ce1" table:content-validation-name="val1" office:value-type="float" office:value="32.894951" calcext:value-type="float">
            <text:p>32,894951</text:p>
          </table:table-cell>
          <table:table-cell table:style-name="ce1" table:content-validation-name="val1" office:value-type="float" office:value="46.874607" calcext:value-type="float">
            <text:p>46,8746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4 22:16:41</text:p>
          </table:table-cell>
          <table:table-cell table:style-name="ce1" table:content-validation-name="val1" office:value-type="float" office:value="10.4303122" calcext:value-type="float">
            <text:p>10,4303122</text:p>
          </table:table-cell>
          <table:table-cell table:style-name="ce1" table:content-validation-name="val1" office:value-type="float" office:value="35.95258627" calcext:value-type="float">
            <text:p>35,95258627</text:p>
          </table:table-cell>
          <table:table-cell table:style-name="ce1" table:content-validation-name="val1" office:value-type="float" office:value="46.86660911" calcext:value-type="float">
            <text:p>46,866609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4 21:23:49</text:p>
          </table:table-cell>
          <table:table-cell table:style-name="ce1" table:content-validation-name="val1" office:value-type="float" office:value="13.88475911" calcext:value-type="float">
            <text:p>13,88475911</text:p>
          </table:table-cell>
          <table:table-cell table:style-name="ce1" table:content-validation-name="val1" office:value-type="float" office:value="28.31015936" calcext:value-type="float">
            <text:p>28,31015936</text:p>
          </table:table-cell>
          <table:table-cell table:style-name="ce1" table:content-validation-name="val1" office:value-type="float" office:value="46.85816626" calcext:value-type="float">
            <text:p>46,858166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9/2016 10:11:30</text:p>
          </table:table-cell>
          <table:table-cell table:style-name="ce1" table:content-validation-name="val1" office:value-type="float" office:value="25.0857" calcext:value-type="float">
            <text:p>25,0857</text:p>
          </table:table-cell>
          <table:table-cell table:style-name="ce1" table:content-validation-name="val1" office:value-type="float" office:value="23.64521871" calcext:value-type="float">
            <text:p>23,64521871</text:p>
          </table:table-cell>
          <table:table-cell table:style-name="ce1" table:content-validation-name="val1" office:value-type="float" office:value="46.84414097" calcext:value-type="float">
            <text:p>46,844140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5 1:40:19</text:p>
          </table:table-cell>
          <table:table-cell table:style-name="ce1" table:content-validation-name="val1" office:value-type="float" office:value="36.7713" calcext:value-type="float">
            <text:p>36,7713</text:p>
          </table:table-cell>
          <table:table-cell table:style-name="ce1" table:content-validation-name="val1" office:value-type="float" office:value="38.3478" calcext:value-type="float">
            <text:p>38,3478</text:p>
          </table:table-cell>
          <table:table-cell table:style-name="ce1" table:content-validation-name="val1" office:value-type="float" office:value="46.8383" calcext:value-type="float">
            <text:p>46,83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4/2015 9:17:05</text:p>
          </table:table-cell>
          <table:table-cell table:style-name="ce1" table:content-validation-name="val1" office:value-type="float" office:value="49.24301886" calcext:value-type="float">
            <text:p>49,24301886</text:p>
          </table:table-cell>
          <table:table-cell table:style-name="ce1" table:content-validation-name="val1" office:value-type="float" office:value="38.19689661" calcext:value-type="float">
            <text:p>38,19689661</text:p>
          </table:table-cell>
          <table:table-cell table:style-name="ce1" table:content-validation-name="val1" office:value-type="float" office:value="46.83559468" calcext:value-type="float">
            <text:p>46,835594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4 19:18:19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8.96114481" calcext:value-type="float">
            <text:p>38,96114481</text:p>
          </table:table-cell>
          <table:table-cell table:style-name="ce1" table:content-validation-name="val1" office:value-type="float" office:value="46.82928372" calcext:value-type="float">
            <text:p>46,829283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4 15:21:55</text:p>
          </table:table-cell>
          <table:table-cell table:style-name="ce1" table:content-validation-name="val1" office:value-type="float" office:value="40.3464216" calcext:value-type="float">
            <text:p>40,3464216</text:p>
          </table:table-cell>
          <table:table-cell table:style-name="ce1" table:content-validation-name="val1" office:value-type="float" office:value="27.5821" calcext:value-type="float">
            <text:p>27,5821</text:p>
          </table:table-cell>
          <table:table-cell table:style-name="ce1" table:content-validation-name="val1" office:value-type="float" office:value="46.78367445" calcext:value-type="float">
            <text:p>46,783674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4 9:23:01</text:p>
          </table:table-cell>
          <table:table-cell table:style-name="ce1" table:content-validation-name="val1" office:value-type="float" office:value="60.9" calcext:value-type="float">
            <text:p>60,9</text:p>
          </table:table-cell>
          <table:table-cell table:style-name="ce1" table:content-validation-name="val1" office:value-type="float" office:value="23.25" calcext:value-type="float">
            <text:p>23,25</text:p>
          </table:table-cell>
          <table:table-cell table:style-name="ce1" table:content-validation-name="val1" office:value-type="float" office:value="46.675" calcext:value-type="float">
            <text:p>46,6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3 11:04:03</text:p>
          </table:table-cell>
          <table:table-cell table:style-name="ce1" table:content-validation-name="val1" office:value-type="float" office:value="35.23589683" calcext:value-type="float">
            <text:p>35,23589683</text:p>
          </table:table-cell>
          <table:table-cell table:style-name="ce1" table:content-validation-name="val1" office:value-type="float" office:value="27.51741048" calcext:value-type="float">
            <text:p>27,51741048</text:p>
          </table:table-cell>
          <table:table-cell table:style-name="ce1" table:content-validation-name="val1" office:value-type="float" office:value="46.66958117" calcext:value-type="float">
            <text:p>46,669581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5 5:39:53</text:p>
          </table:table-cell>
          <table:table-cell table:style-name="ce1" table:content-validation-name="val1" office:value-type="float" office:value="36.7" calcext:value-type="float">
            <text:p>36,7</text:p>
          </table:table-cell>
          <table:table-cell table:style-name="ce1" table:content-validation-name="val1" office:value-type="float" office:value="34.63" calcext:value-type="float">
            <text:p>34,63</text:p>
          </table:table-cell>
          <table:table-cell table:style-name="ce1" table:content-validation-name="val1" office:value-type="float" office:value="46.65" calcext:value-type="float">
            <text:p>46,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5 21:52:15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35.07957179" calcext:value-type="float">
            <text:p>35,07957179</text:p>
          </table:table-cell>
          <table:table-cell table:style-name="ce1" table:content-validation-name="val1" office:value-type="float" office:value="46.60478803" calcext:value-type="float">
            <text:p>46,604788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5 16:36:14</text:p>
          </table:table-cell>
          <table:table-cell table:style-name="ce1" table:content-validation-name="val1" office:value-type="float" office:value="18.06758466" calcext:value-type="float">
            <text:p>18,06758466</text:p>
          </table:table-cell>
          <table:table-cell table:style-name="ce1" table:content-validation-name="val1" office:value-type="float" office:value="44.62311171" calcext:value-type="float">
            <text:p>44,62311171</text:p>
          </table:table-cell>
          <table:table-cell table:style-name="ce1" table:content-validation-name="val1" office:value-type="float" office:value="46.60368759" calcext:value-type="float">
            <text:p>46,603687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5 19:28:07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4.23157581" calcext:value-type="float">
            <text:p>44,23157581</text:p>
          </table:table-cell>
          <table:table-cell table:style-name="ce1" table:content-validation-name="val1" office:value-type="float" office:value="46.60308719" calcext:value-type="float">
            <text:p>46,60308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16:26:23</text:p>
          </table:table-cell>
          <table:table-cell table:style-name="ce1" table:content-validation-name="val1" office:value-type="float" office:value="25.67830398" calcext:value-type="float">
            <text:p>25,67830398</text:p>
          </table:table-cell>
          <table:table-cell table:style-name="ce1" table:content-validation-name="val1" office:value-type="float" office:value="35.17718468" calcext:value-type="float">
            <text:p>35,17718468</text:p>
          </table:table-cell>
          <table:table-cell table:style-name="ce1" table:content-validation-name="val1" office:value-type="float" office:value="46.601481" calcext:value-type="float">
            <text:p>46,6014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4/2016 5:19:35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3.50640095" calcext:value-type="float">
            <text:p>43,50640095</text:p>
          </table:table-cell>
          <table:table-cell table:style-name="ce1" table:content-validation-name="val1" office:value-type="float" office:value="46.51638093" calcext:value-type="float">
            <text:p>46,516380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5 8:52:16</text:p>
          </table:table-cell>
          <table:table-cell table:style-name="ce1" table:content-validation-name="val1" office:value-type="float" office:value="46.23172614" calcext:value-type="float">
            <text:p>46,23172614</text:p>
          </table:table-cell>
          <table:table-cell table:style-name="ce1" table:content-validation-name="val1" office:value-type="float" office:value="42.24585044" calcext:value-type="float">
            <text:p>42,24585044</text:p>
          </table:table-cell>
          <table:table-cell table:style-name="ce1" table:content-validation-name="val1" office:value-type="float" office:value="46.50367842" calcext:value-type="float">
            <text:p>46,503678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8/2015 9:14:21</text:p>
          </table:table-cell>
          <table:table-cell table:style-name="ce1" table:content-validation-name="val1" office:value-type="float" office:value="64.46" calcext:value-type="float">
            <text:p>64,46</text:p>
          </table:table-cell>
          <table:table-cell table:style-name="ce1" table:content-validation-name="val1" office:value-type="float" office:value="39.8" calcext:value-type="float">
            <text:p>39,8</text:p>
          </table:table-cell>
          <table:table-cell table:style-name="ce1" table:content-validation-name="val1" office:value-type="float" office:value="46.5" calcext:value-type="float">
            <text:p>46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5 15:26:37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43.83371355" calcext:value-type="float">
            <text:p>43,83371355</text:p>
          </table:table-cell>
          <table:table-cell table:style-name="ce1" table:content-validation-name="val1" office:value-type="float" office:value="46.39361278" calcext:value-type="float">
            <text:p>46,393612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5 21:19:41</text:p>
          </table:table-cell>
          <table:table-cell table:style-name="ce1" table:content-validation-name="val1" office:value-type="float" office:value="58.89419571" calcext:value-type="float">
            <text:p>58,89419571</text:p>
          </table:table-cell>
          <table:table-cell table:style-name="ce1" table:content-validation-name="val1" office:value-type="float" office:value="41.72" calcext:value-type="float">
            <text:p>41,72</text:p>
          </table:table-cell>
          <table:table-cell table:style-name="ce1" table:content-validation-name="val1" office:value-type="float" office:value="46.38987203" calcext:value-type="float">
            <text:p>46,389872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13:02:55</text:p>
          </table:table-cell>
          <table:table-cell table:style-name="ce1" table:content-validation-name="val1" office:value-type="float" office:value="53.17" calcext:value-type="float">
            <text:p>53,17</text:p>
          </table:table-cell>
          <table:table-cell table:style-name="ce1" table:content-validation-name="val1" office:value-type="float" office:value="35.05" calcext:value-type="float">
            <text:p>35,05</text:p>
          </table:table-cell>
          <table:table-cell table:style-name="ce1" table:content-validation-name="val1" office:value-type="float" office:value="46.38" calcext:value-type="float">
            <text:p>46,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4/2015 4:26:02</text:p>
          </table:table-cell>
          <table:table-cell table:style-name="ce1" table:content-validation-name="val1" office:value-type="float" office:value="17.47793205" calcext:value-type="float">
            <text:p>17,47793205</text:p>
          </table:table-cell>
          <table:table-cell table:style-name="ce1" table:content-validation-name="val1" office:value-type="float" office:value="36.06169531" calcext:value-type="float">
            <text:p>36,06169531</text:p>
          </table:table-cell>
          <table:table-cell table:style-name="ce1" table:content-validation-name="val1" office:value-type="float" office:value="46.35812926" calcext:value-type="float">
            <text:p>46,358129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5/2015 13:30:06</text:p>
          </table:table-cell>
          <table:table-cell table:style-name="ce1" table:content-validation-name="val1" office:value-type="float" office:value="24.59588762" calcext:value-type="float">
            <text:p>24,59588762</text:p>
          </table:table-cell>
          <table:table-cell table:style-name="ce1" table:content-validation-name="val1" office:value-type="float" office:value="35.87968162" calcext:value-type="float">
            <text:p>35,87968162</text:p>
          </table:table-cell>
          <table:table-cell table:style-name="ce1" table:content-validation-name="val1" office:value-type="float" office:value="46.34292357" calcext:value-type="float">
            <text:p>46,342923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5 18:29:49</text:p>
          </table:table-cell>
          <table:table-cell table:style-name="ce1" table:content-validation-name="val1" office:value-type="float" office:value="58.38207894" calcext:value-type="float">
            <text:p>58,38207894</text:p>
          </table:table-cell>
          <table:table-cell table:style-name="ce1" table:content-validation-name="val1" office:value-type="float" office:value="25.79500355" calcext:value-type="float">
            <text:p>25,79500355</text:p>
          </table:table-cell>
          <table:table-cell table:style-name="ce1" table:content-validation-name="val1" office:value-type="float" office:value="46.32526927" calcext:value-type="float">
            <text:p>46,325269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:33:06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31.32764181" calcext:value-type="float">
            <text:p>31,32764181</text:p>
          </table:table-cell>
          <table:table-cell table:style-name="ce1" table:content-validation-name="val1" office:value-type="float" office:value="46.32286826" calcext:value-type="float">
            <text:p>46,322868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3:22:05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0.66446743" calcext:value-type="float">
            <text:p>30,66446743</text:p>
          </table:table-cell>
          <table:table-cell table:style-name="ce1" table:content-validation-name="val1" office:value-type="float" office:value="46.3163016" calcext:value-type="float">
            <text:p>46,31630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4 13:00:37</text:p>
          </table:table-cell>
          <table:table-cell table:style-name="ce1" table:content-validation-name="val1" office:value-type="float" office:value="23.2222" calcext:value-type="float">
            <text:p>23,2222</text:p>
          </table:table-cell>
          <table:table-cell table:style-name="ce1" table:content-validation-name="val1" office:value-type="float" office:value="36.7318" calcext:value-type="float">
            <text:p>36,7318</text:p>
          </table:table-cell>
          <table:table-cell table:style-name="ce1" table:content-validation-name="val1" office:value-type="float" office:value="46.2985" calcext:value-type="float">
            <text:p>46,29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1/2013 20:36:53</text:p>
          </table:table-cell>
          <table:table-cell table:style-name="ce1" table:content-validation-name="val1" office:value-type="float" office:value="36.56" calcext:value-type="float">
            <text:p>36,56</text:p>
          </table:table-cell>
          <table:table-cell table:style-name="ce1" table:content-validation-name="val1" office:value-type="float" office:value="48.87" calcext:value-type="float">
            <text:p>48,87</text:p>
          </table:table-cell>
          <table:table-cell table:style-name="ce1" table:content-validation-name="val1" office:value-type="float" office:value="46.28" calcext:value-type="float">
            <text:p>46,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6 22:52:39</text:p>
          </table:table-cell>
          <table:table-cell table:style-name="ce1" table:content-validation-name="val1" office:value-type="float" office:value="43.205" calcext:value-type="float">
            <text:p>43,205</text:p>
          </table:table-cell>
          <table:table-cell table:style-name="ce1" table:content-validation-name="val1" office:value-type="float" office:value="49.724" calcext:value-type="float">
            <text:p>49,724</text:p>
          </table:table-cell>
          <table:table-cell table:style-name="ce1" table:content-validation-name="val1" office:value-type="float" office:value="46.256" calcext:value-type="float">
            <text:p>46,2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4 20:58:03</text:p>
          </table:table-cell>
          <table:table-cell table:style-name="ce1" table:content-validation-name="val1" office:value-type="float" office:value="44.7444399" calcext:value-type="float">
            <text:p>44,7444399</text:p>
          </table:table-cell>
          <table:table-cell table:style-name="ce1" table:content-validation-name="val1" office:value-type="float" office:value="28.83558618" calcext:value-type="float">
            <text:p>28,83558618</text:p>
          </table:table-cell>
          <table:table-cell table:style-name="ce1" table:content-validation-name="val1" office:value-type="float" office:value="46.20739501" calcext:value-type="float">
            <text:p>46,207395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19:41:55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29.70024566" calcext:value-type="float">
            <text:p>29,70024566</text:p>
          </table:table-cell>
          <table:table-cell table:style-name="ce1" table:content-validation-name="val1" office:value-type="float" office:value="46.17559087" calcext:value-type="float">
            <text:p>46,175590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1/2015 21:13:13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33.90508908" calcext:value-type="float">
            <text:p>33,90508908</text:p>
          </table:table-cell>
          <table:table-cell table:style-name="ce1" table:content-validation-name="val1" office:value-type="float" office:value="46.16411137" calcext:value-type="float">
            <text:p>46,164111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6/2014 5:51:43</text:p>
          </table:table-cell>
          <table:table-cell table:style-name="ce1" table:content-validation-name="val1" office:value-type="float" office:value="43.3708913" calcext:value-type="float">
            <text:p>43,3708913</text:p>
          </table:table-cell>
          <table:table-cell table:style-name="ce1" table:content-validation-name="val1" office:value-type="float" office:value="23.09805973" calcext:value-type="float">
            <text:p>23,09805973</text:p>
          </table:table-cell>
          <table:table-cell table:style-name="ce1" table:content-validation-name="val1" office:value-type="float" office:value="46.11918921" calcext:value-type="float">
            <text:p>46,119189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5 6:06:16</text:p>
          </table:table-cell>
          <table:table-cell table:style-name="ce1" table:content-validation-name="val1" office:value-type="float" office:value="37.99586748" calcext:value-type="float">
            <text:p>37,99586748</text:p>
          </table:table-cell>
          <table:table-cell table:style-name="ce1" table:content-validation-name="val1" office:value-type="float" office:value="35.37976056" calcext:value-type="float">
            <text:p>35,37976056</text:p>
          </table:table-cell>
          <table:table-cell table:style-name="ce1" table:content-validation-name="val1" office:value-type="float" office:value="46.11164257" calcext:value-type="float">
            <text:p>46,111642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3 22:13:39</text:p>
          </table:table-cell>
          <table:table-cell table:style-name="ce1" table:content-validation-name="val1" office:value-type="float" office:value="40.4598" calcext:value-type="float">
            <text:p>40,4598</text:p>
          </table:table-cell>
          <table:table-cell table:style-name="ce1" table:content-validation-name="val1" office:value-type="float" office:value="45.465" calcext:value-type="float">
            <text:p>45,465</text:p>
          </table:table-cell>
          <table:table-cell table:style-name="ce1" table:content-validation-name="val1" office:value-type="float" office:value="46.11" calcext:value-type="float">
            <text:p>46,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2:55:18</text:p>
          </table:table-cell>
          <table:table-cell table:style-name="ce1" table:content-validation-name="val1" office:value-type="float" office:value="53.67" calcext:value-type="float">
            <text:p>53,67</text:p>
          </table:table-cell>
          <table:table-cell table:style-name="ce1" table:content-validation-name="val1" office:value-type="float" office:value="37.27" calcext:value-type="float">
            <text:p>37,27</text:p>
          </table:table-cell>
          <table:table-cell table:style-name="ce1" table:content-validation-name="val1" office:value-type="float" office:value="46.11" calcext:value-type="float">
            <text:p>46,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9/2016 1:59:57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45.86264394" calcext:value-type="float">
            <text:p>45,86264394</text:p>
          </table:table-cell>
          <table:table-cell table:style-name="ce1" table:content-validation-name="val1" office:value-type="float" office:value="46.10300969" calcext:value-type="float">
            <text:p>46,103009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5 21:00:43</text:p>
          </table:table-cell>
          <table:table-cell table:style-name="ce1" table:content-validation-name="val1" office:value-type="float" office:value="20" calcext:value-type="float">
            <text:p>20</text:p>
          </table:table-cell>
          <table:table-cell table:style-name="ce1" table:content-validation-name="val1" office:value-type="float" office:value="53.77233065" calcext:value-type="float">
            <text:p>53,77233065</text:p>
          </table:table-cell>
          <table:table-cell table:style-name="ce1" table:content-validation-name="val1" office:value-type="float" office:value="46.09648031" calcext:value-type="float">
            <text:p>46,096480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9/2015 16:01:14</text:p>
          </table:table-cell>
          <table:table-cell table:style-name="ce1" table:content-validation-name="val1" office:value-type="float" office:value="61.45644541" calcext:value-type="float">
            <text:p>61,45644541</text:p>
          </table:table-cell>
          <table:table-cell table:style-name="ce1" table:content-validation-name="val1" office:value-type="float" office:value="38.12808963" calcext:value-type="float">
            <text:p>38,12808963</text:p>
          </table:table-cell>
          <table:table-cell table:style-name="ce1" table:content-validation-name="val1" office:value-type="float" office:value="46.08047353" calcext:value-type="float">
            <text:p>46,080473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6 22:34:00</text:p>
          </table:table-cell>
          <table:table-cell table:style-name="ce1" table:content-validation-name="val1" office:value-type="float" office:value="44.68938392" calcext:value-type="float">
            <text:p>44,68938392</text:p>
          </table:table-cell>
          <table:table-cell table:style-name="ce1" table:content-validation-name="val1" office:value-type="float" office:value="39.82621529" calcext:value-type="float">
            <text:p>39,82621529</text:p>
          </table:table-cell>
          <table:table-cell table:style-name="ce1" table:content-validation-name="val1" office:value-type="float" office:value="46.06235631" calcext:value-type="float">
            <text:p>46,062356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2/2013 18:27:16</text:p>
          </table:table-cell>
          <table:table-cell table:style-name="ce1" table:content-validation-name="val1" office:value-type="float" office:value="28.72763665" calcext:value-type="float">
            <text:p>28,72763665</text:p>
          </table:table-cell>
          <table:table-cell table:style-name="ce1" table:content-validation-name="val1" office:value-type="float" office:value="25.2" calcext:value-type="float">
            <text:p>25,2</text:p>
          </table:table-cell>
          <table:table-cell table:style-name="ce1" table:content-validation-name="val1" office:value-type="float" office:value="46.037" calcext:value-type="float">
            <text:p>46,0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1:50:43</text:p>
          </table:table-cell>
          <table:table-cell table:style-name="ce1" table:content-validation-name="val1" office:value-type="float" office:value="28.72763665" calcext:value-type="float">
            <text:p>28,72763665</text:p>
          </table:table-cell>
          <table:table-cell table:style-name="ce1" table:content-validation-name="val1" office:value-type="float" office:value="25.2" calcext:value-type="float">
            <text:p>25,2</text:p>
          </table:table-cell>
          <table:table-cell table:style-name="ce1" table:content-validation-name="val1" office:value-type="float" office:value="46.037" calcext:value-type="float">
            <text:p>46,0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3 10:04:46</text:p>
          </table:table-cell>
          <table:table-cell table:style-name="ce1" table:content-validation-name="val1" office:value-type="float" office:value="53.71979508" calcext:value-type="float">
            <text:p>53,71979508</text:p>
          </table:table-cell>
          <table:table-cell table:style-name="ce1" table:content-validation-name="val1" office:value-type="float" office:value="34.19185309" calcext:value-type="float">
            <text:p>34,19185309</text:p>
          </table:table-cell>
          <table:table-cell table:style-name="ce1" table:content-validation-name="val1" office:value-type="float" office:value="45.99981069" calcext:value-type="float">
            <text:p>45,999810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5 23:34:25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4.40602898" calcext:value-type="float">
            <text:p>44,40602898</text:p>
          </table:table-cell>
          <table:table-cell table:style-name="ce1" table:content-validation-name="val1" office:value-type="float" office:value="45.94361478" calcext:value-type="float">
            <text:p>45,943614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20:52:24</text:p>
          </table:table-cell>
          <table:table-cell table:style-name="ce1" table:content-validation-name="val1" office:value-type="float" office:value="59.63" calcext:value-type="float">
            <text:p>59,63</text:p>
          </table:table-cell>
          <table:table-cell table:style-name="ce1" table:content-validation-name="val1" office:value-type="float" office:value="41.11" calcext:value-type="float">
            <text:p>41,11</text:p>
          </table:table-cell>
          <table:table-cell table:style-name="ce1" table:content-validation-name="val1" office:value-type="float" office:value="45.925" calcext:value-type="float">
            <text:p>45,9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6/2013 5:11:38</text:p>
          </table:table-cell>
          <table:table-cell table:style-name="ce1" table:content-validation-name="val1" office:value-type="float" office:value="66.7834719" calcext:value-type="float">
            <text:p>66,7834719</text:p>
          </table:table-cell>
          <table:table-cell table:style-name="ce1" table:content-validation-name="val1" office:value-type="float" office:value="38.57283557" calcext:value-type="float">
            <text:p>38,57283557</text:p>
          </table:table-cell>
          <table:table-cell table:style-name="ce1" table:content-validation-name="val1" office:value-type="float" office:value="45.90714175" calcext:value-type="float">
            <text:p>45,907141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3/2015 15:34:24</text:p>
          </table:table-cell>
          <table:table-cell table:style-name="ce1" table:content-validation-name="val1" office:value-type="float" office:value="40.15" calcext:value-type="float">
            <text:p>40,15</text:p>
          </table:table-cell>
          <table:table-cell table:style-name="ce1" table:content-validation-name="val1" office:value-type="float" office:value="55.4" calcext:value-type="float">
            <text:p>55,4</text:p>
          </table:table-cell>
          <table:table-cell table:style-name="ce1" table:content-validation-name="val1" office:value-type="float" office:value="45.89" calcext:value-type="float">
            <text:p>45,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7/2015 16:00:16</text:p>
          </table:table-cell>
          <table:table-cell table:style-name="ce1" table:content-validation-name="val1" office:value-type="float" office:value="67.3" calcext:value-type="float">
            <text:p>67,3</text:p>
          </table:table-cell>
          <table:table-cell table:style-name="ce1" table:content-validation-name="val1" office:value-type="float" office:value="48.236" calcext:value-type="float">
            <text:p>48,236</text:p>
          </table:table-cell>
          <table:table-cell table:style-name="ce1" table:content-validation-name="val1" office:value-type="float" office:value="45.86" calcext:value-type="float">
            <text:p>45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4/2015 10:17:13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6.6" calcext:value-type="float">
            <text:p>46,6</text:p>
          </table:table-cell>
          <table:table-cell table:style-name="ce1" table:content-validation-name="val1" office:value-type="float" office:value="45.85" calcext:value-type="float">
            <text:p>45,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7:26:37</text:p>
          </table:table-cell>
          <table:table-cell table:style-name="ce1" table:content-validation-name="val1" office:value-type="float" office:value="49.43952454" calcext:value-type="float">
            <text:p>49,43952454</text:p>
          </table:table-cell>
          <table:table-cell table:style-name="ce1" table:content-validation-name="val1" office:value-type="float" office:value="28.89204036" calcext:value-type="float">
            <text:p>28,89204036</text:p>
          </table:table-cell>
          <table:table-cell table:style-name="ce1" table:content-validation-name="val1" office:value-type="float" office:value="45.82605152" calcext:value-type="float">
            <text:p>45,826051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2/2015 4:38:43</text:p>
          </table:table-cell>
          <table:table-cell table:style-name="ce1" table:content-validation-name="val1" office:value-type="float" office:value="13.22" calcext:value-type="float">
            <text:p>13,22</text:p>
          </table:table-cell>
          <table:table-cell table:style-name="ce1" table:content-validation-name="val1" office:value-type="float" office:value="31.124" calcext:value-type="float">
            <text:p>31,124</text:p>
          </table:table-cell>
          <table:table-cell table:style-name="ce1" table:content-validation-name="val1" office:value-type="float" office:value="45.824" calcext:value-type="float">
            <text:p>45,8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5/2015 19:00:09</text:p>
          </table:table-cell>
          <table:table-cell table:style-name="ce1" table:content-validation-name="val1" office:value-type="float" office:value="23.39024253" calcext:value-type="float">
            <text:p>23,39024253</text:p>
          </table:table-cell>
          <table:table-cell table:style-name="ce1" table:content-validation-name="val1" office:value-type="float" office:value="31.19434184" calcext:value-type="float">
            <text:p>31,19434184</text:p>
          </table:table-cell>
          <table:table-cell table:style-name="ce1" table:content-validation-name="val1" office:value-type="float" office:value="45.81331995" calcext:value-type="float">
            <text:p>45,813319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22:57:22</text:p>
          </table:table-cell>
          <table:table-cell table:style-name="ce1" table:content-validation-name="val1" office:value-type="float" office:value="40.89873483" calcext:value-type="float">
            <text:p>40,89873483</text:p>
          </table:table-cell>
          <table:table-cell table:style-name="ce1" table:content-validation-name="val1" office:value-type="float" office:value="41.9035" calcext:value-type="float">
            <text:p>41,9035</text:p>
          </table:table-cell>
          <table:table-cell table:style-name="ce1" table:content-validation-name="val1" office:value-type="float" office:value="45.8133199" calcext:value-type="float">
            <text:p>45,81331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5 0:40:23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48.59899032" calcext:value-type="float">
            <text:p>48,59899032</text:p>
          </table:table-cell>
          <table:table-cell table:style-name="ce1" table:content-validation-name="val1" office:value-type="float" office:value="45.80888422" calcext:value-type="float">
            <text:p>45,808884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14:55:47</text:p>
          </table:table-cell>
          <table:table-cell table:style-name="ce1" table:content-validation-name="val1" office:value-type="float" office:value="17.18" calcext:value-type="float">
            <text:p>17,18</text:p>
          </table:table-cell>
          <table:table-cell table:style-name="ce1" table:content-validation-name="val1" office:value-type="float" office:value="28.85" calcext:value-type="float">
            <text:p>28,85</text:p>
          </table:table-cell>
          <table:table-cell table:style-name="ce1" table:content-validation-name="val1" office:value-type="float" office:value="45.79" calcext:value-type="float">
            <text:p>45,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6/2015 12:12:30</text:p>
          </table:table-cell>
          <table:table-cell table:style-name="ce1" table:content-validation-name="val1" office:value-type="float" office:value="19.7126404" calcext:value-type="float">
            <text:p>19,7126404</text:p>
          </table:table-cell>
          <table:table-cell table:style-name="ce1" table:content-validation-name="val1" office:value-type="float" office:value="39.7429447" calcext:value-type="float">
            <text:p>39,7429447</text:p>
          </table:table-cell>
          <table:table-cell table:style-name="ce1" table:content-validation-name="val1" office:value-type="float" office:value="45.7715895" calcext:value-type="float">
            <text:p>45,77158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15:42:25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5.39948719" calcext:value-type="float">
            <text:p>35,39948719</text:p>
          </table:table-cell>
          <table:table-cell table:style-name="ce1" table:content-validation-name="val1" office:value-type="float" office:value="45.76" calcext:value-type="float">
            <text:p>45,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3:53:22</text:p>
          </table:table-cell>
          <table:table-cell table:style-name="ce1" table:content-validation-name="val1" office:value-type="float" office:value="53.166" calcext:value-type="float">
            <text:p>53,166</text:p>
          </table:table-cell>
          <table:table-cell table:style-name="ce1" table:content-validation-name="val1" office:value-type="float" office:value="35.5776" calcext:value-type="float">
            <text:p>35,5776</text:p>
          </table:table-cell>
          <table:table-cell table:style-name="ce1" table:content-validation-name="val1" office:value-type="float" office:value="45.7574" calcext:value-type="float">
            <text:p>45,75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2/2015 2:29:14</text:p>
          </table:table-cell>
          <table:table-cell table:style-name="ce1" table:content-validation-name="val1" office:value-type="float" office:value="13.51657116" calcext:value-type="float">
            <text:p>13,51657116</text:p>
          </table:table-cell>
          <table:table-cell table:style-name="ce1" table:content-validation-name="val1" office:value-type="float" office:value="30.28168124" calcext:value-type="float">
            <text:p>30,28168124</text:p>
          </table:table-cell>
          <table:table-cell table:style-name="ce1" table:content-validation-name="val1" office:value-type="float" office:value="45.73505165" calcext:value-type="float">
            <text:p>45,735051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8/2014 13:49:49</text:p>
          </table:table-cell>
          <table:table-cell table:style-name="ce1" table:content-validation-name="val1" office:value-type="float" office:value="13.604" calcext:value-type="float">
            <text:p>13,604</text:p>
          </table:table-cell>
          <table:table-cell table:style-name="ce1" table:content-validation-name="val1" office:value-type="float" office:value="41.615" calcext:value-type="float">
            <text:p>41,615</text:p>
          </table:table-cell>
          <table:table-cell table:style-name="ce1" table:content-validation-name="val1" office:value-type="float" office:value="45.728" calcext:value-type="float">
            <text:p>45,7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5 16:19:25</text:p>
          </table:table-cell>
          <table:table-cell table:style-name="ce1" table:content-validation-name="val1" office:value-type="float" office:value="31.71133035" calcext:value-type="float">
            <text:p>31,71133035</text:p>
          </table:table-cell>
          <table:table-cell table:style-name="ce1" table:content-validation-name="val1" office:value-type="float" office:value="30.41215128" calcext:value-type="float">
            <text:p>30,41215128</text:p>
          </table:table-cell>
          <table:table-cell table:style-name="ce1" table:content-validation-name="val1" office:value-type="float" office:value="45.72208252" calcext:value-type="float">
            <text:p>45,722082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5 12:27:07</text:p>
          </table:table-cell>
          <table:table-cell table:style-name="ce1" table:content-validation-name="val1" office:value-type="float" office:value="50.39" calcext:value-type="float">
            <text:p>50,39</text:p>
          </table:table-cell>
          <table:table-cell table:style-name="ce1" table:content-validation-name="val1" office:value-type="float" office:value="37.57093" calcext:value-type="float">
            <text:p>37,57093</text:p>
          </table:table-cell>
          <table:table-cell table:style-name="ce1" table:content-validation-name="val1" office:value-type="float" office:value="45.70838" calcext:value-type="float">
            <text:p>45,708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4 14:50:18</text:p>
          </table:table-cell>
          <table:table-cell table:style-name="ce1" table:content-validation-name="val1" office:value-type="float" office:value="13.11" calcext:value-type="float">
            <text:p>13,11</text:p>
          </table:table-cell>
          <table:table-cell table:style-name="ce1" table:content-validation-name="val1" office:value-type="float" office:value="45.98" calcext:value-type="float">
            <text:p>45,98</text:p>
          </table:table-cell>
          <table:table-cell table:style-name="ce1" table:content-validation-name="val1" office:value-type="float" office:value="45.63" calcext:value-type="float">
            <text:p>45,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6 13:16:58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33.45382572" calcext:value-type="float">
            <text:p>33,45382572</text:p>
          </table:table-cell>
          <table:table-cell table:style-name="ce1" table:content-validation-name="val1" office:value-type="float" office:value="45.61910461" calcext:value-type="float">
            <text:p>45,619104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17:15:58</text:p>
          </table:table-cell>
          <table:table-cell table:style-name="ce1" table:content-validation-name="val1" office:value-type="float" office:value="53.41741571" calcext:value-type="float">
            <text:p>53,41741571</text:p>
          </table:table-cell>
          <table:table-cell table:style-name="ce1" table:content-validation-name="val1" office:value-type="float" office:value="30.53554016" calcext:value-type="float">
            <text:p>30,53554016</text:p>
          </table:table-cell>
          <table:table-cell table:style-name="ce1" table:content-validation-name="val1" office:value-type="float" office:value="45.51622321" calcext:value-type="float">
            <text:p>45,516223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5 12:25:47</text:p>
          </table:table-cell>
          <table:table-cell table:style-name="ce1" table:content-validation-name="val1" office:value-type="float" office:value="13.405" calcext:value-type="float">
            <text:p>13,405</text:p>
          </table:table-cell>
          <table:table-cell table:style-name="ce1" table:content-validation-name="val1" office:value-type="float" office:value="40.696" calcext:value-type="float">
            <text:p>40,696</text:p>
          </table:table-cell>
          <table:table-cell table:style-name="ce1" table:content-validation-name="val1" office:value-type="float" office:value="45.51" calcext:value-type="float">
            <text:p>45,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5 10:05:58</text:p>
          </table:table-cell>
          <table:table-cell table:style-name="ce1" table:content-validation-name="val1" office:value-type="float" office:value="40.07894323" calcext:value-type="float">
            <text:p>40,07894323</text:p>
          </table:table-cell>
          <table:table-cell table:style-name="ce1" table:content-validation-name="val1" office:value-type="float" office:value="26.87230038" calcext:value-type="float">
            <text:p>26,87230038</text:p>
          </table:table-cell>
          <table:table-cell table:style-name="ce1" table:content-validation-name="val1" office:value-type="float" office:value="45.50921742" calcext:value-type="float">
            <text:p>45,509217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6 11:58:02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1" office:value-type="float" office:value="37.34615617" calcext:value-type="float">
            <text:p>37,34615617</text:p>
          </table:table-cell>
          <table:table-cell table:style-name="ce1" table:content-validation-name="val1" office:value-type="float" office:value="45.42678517" calcext:value-type="float">
            <text:p>45,426785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4 18:17:44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6.87632354" calcext:value-type="float">
            <text:p>36,87632354</text:p>
          </table:table-cell>
          <table:table-cell table:style-name="ce1" table:content-validation-name="val1" office:value-type="float" office:value="45.42007615" calcext:value-type="float">
            <text:p>45,420076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5 22:17:05</text:p>
          </table:table-cell>
          <table:table-cell table:style-name="ce1" table:content-validation-name="val1" office:value-type="float" office:value="52.92456088" calcext:value-type="float">
            <text:p>52,92456088</text:p>
          </table:table-cell>
          <table:table-cell table:style-name="ce1" table:content-validation-name="val1" office:value-type="float" office:value="46.0813024" calcext:value-type="float">
            <text:p>46,0813024</text:p>
          </table:table-cell>
          <table:table-cell table:style-name="ce1" table:content-validation-name="val1" office:value-type="float" office:value="45.40282676" calcext:value-type="float">
            <text:p>45,402826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5 18:32:46</text:p>
          </table:table-cell>
          <table:table-cell table:style-name="ce1" table:content-validation-name="val1" office:value-type="float" office:value="43.203" calcext:value-type="float">
            <text:p>43,203</text:p>
          </table:table-cell>
          <table:table-cell table:style-name="ce1" table:content-validation-name="val1" office:value-type="float" office:value="37.293" calcext:value-type="float">
            <text:p>37,293</text:p>
          </table:table-cell>
          <table:table-cell table:style-name="ce1" table:content-validation-name="val1" office:value-type="float" office:value="45.391" calcext:value-type="float">
            <text:p>45,3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5/2014 17:36:55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40.67" calcext:value-type="float">
            <text:p>40,67</text:p>
          </table:table-cell>
          <table:table-cell table:style-name="ce1" table:content-validation-name="val1" office:value-type="float" office:value="45.38" calcext:value-type="float">
            <text:p>45,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1/2014 5:21:16</text:p>
          </table:table-cell>
          <table:table-cell table:style-name="ce1" table:content-validation-name="val1" office:value-type="float" office:value="40.235" calcext:value-type="float">
            <text:p>40,235</text:p>
          </table:table-cell>
          <table:table-cell table:style-name="ce1" table:content-validation-name="val1" office:value-type="float" office:value="35.35514923" calcext:value-type="float">
            <text:p>35,35514923</text:p>
          </table:table-cell>
          <table:table-cell table:style-name="ce1" table:content-validation-name="val1" office:value-type="float" office:value="45.36983803" calcext:value-type="float">
            <text:p>45,369838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7:07:45</text:p>
          </table:table-cell>
          <table:table-cell table:style-name="ce1" table:content-validation-name="val1" office:value-type="float" office:value="89" calcext:value-type="float">
            <text:p>89</text:p>
          </table:table-cell>
          <table:table-cell table:style-name="ce1" table:content-validation-name="val1" office:value-type="float" office:value="49.22627351" calcext:value-type="float">
            <text:p>49,22627351</text:p>
          </table:table-cell>
          <table:table-cell table:style-name="ce1" table:content-validation-name="val1" office:value-type="float" office:value="45.33778873" calcext:value-type="float">
            <text:p>45,337788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6 3:15:23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37.33177468" calcext:value-type="float">
            <text:p>37,33177468</text:p>
          </table:table-cell>
          <table:table-cell table:style-name="ce1" table:content-validation-name="val1" office:value-type="float" office:value="45.32635985" calcext:value-type="float">
            <text:p>45,326359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5 6:58:16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9.05581076" calcext:value-type="float">
            <text:p>39,05581076</text:p>
          </table:table-cell>
          <table:table-cell table:style-name="ce1" table:content-validation-name="val1" office:value-type="float" office:value="45.30717407" calcext:value-type="float">
            <text:p>45,307174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5:25:57</text:p>
          </table:table-cell>
          <table:table-cell table:style-name="ce1" table:content-validation-name="val1" office:value-type="float" office:value="27.16909585" calcext:value-type="float">
            <text:p>27,16909585</text:p>
          </table:table-cell>
          <table:table-cell table:style-name="ce1" table:content-validation-name="val1" office:value-type="float" office:value="39.3920841" calcext:value-type="float">
            <text:p>39,3920841</text:p>
          </table:table-cell>
          <table:table-cell table:style-name="ce1" table:content-validation-name="val1" office:value-type="float" office:value="45.2943753" calcext:value-type="float">
            <text:p>45,29437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5 10:49:43</text:p>
          </table:table-cell>
          <table:table-cell table:style-name="ce1" table:content-validation-name="val1" office:value-type="float" office:value="54.293857" calcext:value-type="float">
            <text:p>54,293857</text:p>
          </table:table-cell>
          <table:table-cell table:style-name="ce1" table:content-validation-name="val1" office:value-type="float" office:value="38.043899" calcext:value-type="float">
            <text:p>38,043899</text:p>
          </table:table-cell>
          <table:table-cell table:style-name="ce1" table:content-validation-name="val1" office:value-type="float" office:value="45.236034" calcext:value-type="float">
            <text:p>45,2360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21:49:45</text:p>
          </table:table-cell>
          <table:table-cell table:style-name="ce1" table:content-validation-name="val1" office:value-type="float" office:value="56.70408567" calcext:value-type="float">
            <text:p>56,70408567</text:p>
          </table:table-cell>
          <table:table-cell table:style-name="ce1" table:content-validation-name="val1" office:value-type="float" office:value="32.98879082" calcext:value-type="float">
            <text:p>32,98879082</text:p>
          </table:table-cell>
          <table:table-cell table:style-name="ce1" table:content-validation-name="val1" office:value-type="float" office:value="45.23005021" calcext:value-type="float">
            <text:p>45,23005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5 10:24:50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42.002" calcext:value-type="float">
            <text:p>42,002</text:p>
          </table:table-cell>
          <table:table-cell table:style-name="ce1" table:content-validation-name="val1" office:value-type="float" office:value="45.23" calcext:value-type="float">
            <text:p>45,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3 3:29:09</text:p>
          </table:table-cell>
          <table:table-cell table:style-name="ce1" table:content-validation-name="val1" office:value-type="float" office:value="51.73" calcext:value-type="float">
            <text:p>51,73</text:p>
          </table:table-cell>
          <table:table-cell table:style-name="ce1" table:content-validation-name="val1" office:value-type="float" office:value="43.16" calcext:value-type="float">
            <text:p>43,16</text:p>
          </table:table-cell>
          <table:table-cell table:style-name="ce1" table:content-validation-name="val1" office:value-type="float" office:value="45.22" calcext:value-type="float">
            <text:p>45,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6 7:22:34</text:p>
          </table:table-cell>
          <table:table-cell table:style-name="ce1" table:content-validation-name="val1" office:value-type="float" office:value="26.29085692" calcext:value-type="float">
            <text:p>26,29085692</text:p>
          </table:table-cell>
          <table:table-cell table:style-name="ce1" table:content-validation-name="val1" office:value-type="float" office:value="31.46631104" calcext:value-type="float">
            <text:p>31,46631104</text:p>
          </table:table-cell>
          <table:table-cell table:style-name="ce1" table:content-validation-name="val1" office:value-type="float" office:value="45.19472037" calcext:value-type="float">
            <text:p>45,194720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7/2014 6:35:44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51.23786573" calcext:value-type="float">
            <text:p>51,23786573</text:p>
          </table:table-cell>
          <table:table-cell table:style-name="ce1" table:content-validation-name="val1" office:value-type="float" office:value="45.15058559" calcext:value-type="float">
            <text:p>45,150585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0/2015 8:05:31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46.088" calcext:value-type="float">
            <text:p>46,088</text:p>
          </table:table-cell>
          <table:table-cell table:style-name="ce1" table:content-validation-name="val1" office:value-type="float" office:value="45.1403" calcext:value-type="float">
            <text:p>45,14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4 8:57:58</text:p>
          </table:table-cell>
          <table:table-cell table:style-name="ce1" table:content-validation-name="val1" office:value-type="float" office:value="44.98962378" calcext:value-type="float">
            <text:p>44,98962378</text:p>
          </table:table-cell>
          <table:table-cell table:style-name="ce1" table:content-validation-name="val1" office:value-type="float" office:value="36.43974014" calcext:value-type="float">
            <text:p>36,43974014</text:p>
          </table:table-cell>
          <table:table-cell table:style-name="ce1" table:content-validation-name="val1" office:value-type="float" office:value="45.12114" calcext:value-type="float">
            <text:p>45,121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0/2013 15:09:48</text:p>
          </table:table-cell>
          <table:table-cell table:style-name="ce1" table:content-validation-name="val1" office:value-type="float" office:value="61.66309201" calcext:value-type="float">
            <text:p>61,66309201</text:p>
          </table:table-cell>
          <table:table-cell table:style-name="ce1" table:content-validation-name="val1" office:value-type="float" office:value="43.58970459" calcext:value-type="float">
            <text:p>43,58970459</text:p>
          </table:table-cell>
          <table:table-cell table:style-name="ce1" table:content-validation-name="val1" office:value-type="float" office:value="45.09451312" calcext:value-type="float">
            <text:p>45,094513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2/2015 11:02:59</text:p>
          </table:table-cell>
          <table:table-cell table:style-name="ce1" table:content-validation-name="val1" office:value-type="float" office:value="10.24" calcext:value-type="float">
            <text:p>10,24</text:p>
          </table:table-cell>
          <table:table-cell table:style-name="ce1" table:content-validation-name="val1" office:value-type="float" office:value="32.85853789" calcext:value-type="float">
            <text:p>32,85853789</text:p>
          </table:table-cell>
          <table:table-cell table:style-name="ce1" table:content-validation-name="val1" office:value-type="float" office:value="45.05800146" calcext:value-type="float">
            <text:p>45,058001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4/2015 11:06:48</text:p>
          </table:table-cell>
          <table:table-cell table:style-name="ce1" table:content-validation-name="val1" office:value-type="float" office:value="48.6" calcext:value-type="float">
            <text:p>48,6</text:p>
          </table:table-cell>
          <table:table-cell table:style-name="ce1" table:content-validation-name="val1" office:value-type="float" office:value="36.1" calcext:value-type="float">
            <text:p>36,1</text:p>
          </table:table-cell>
          <table:table-cell table:style-name="ce1" table:content-validation-name="val1" office:value-type="float" office:value="45.05" calcext:value-type="float">
            <text:p>45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6 6:34:32</text:p>
          </table:table-cell>
          <table:table-cell table:style-name="ce1" table:content-validation-name="val1" office:value-type="float" office:value="55.37663832" calcext:value-type="float">
            <text:p>55,37663832</text:p>
          </table:table-cell>
          <table:table-cell table:style-name="ce1" table:content-validation-name="val1" office:value-type="float" office:value="38.88077599" calcext:value-type="float">
            <text:p>38,88077599</text:p>
          </table:table-cell>
          <table:table-cell table:style-name="ce1" table:content-validation-name="val1" office:value-type="float" office:value="45.0387585" calcext:value-type="float">
            <text:p>45,03875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6 2:34:30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38.47050729" calcext:value-type="float">
            <text:p>38,47050729</text:p>
          </table:table-cell>
          <table:table-cell table:style-name="ce1" table:content-validation-name="val1" office:value-type="float" office:value="45.02701531" calcext:value-type="float">
            <text:p>45,027015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0/2013 15:23:38</text:p>
          </table:table-cell>
          <table:table-cell table:style-name="ce1" table:content-validation-name="val1" office:value-type="float" office:value="56.47568671" calcext:value-type="float">
            <text:p>56,47568671</text:p>
          </table:table-cell>
          <table:table-cell table:style-name="ce1" table:content-validation-name="val1" office:value-type="float" office:value="40.51486327" calcext:value-type="float">
            <text:p>40,51486327</text:p>
          </table:table-cell>
          <table:table-cell table:style-name="ce1" table:content-validation-name="val1" office:value-type="float" office:value="45.01254693" calcext:value-type="float">
            <text:p>45,012546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3 20:47:21</text:p>
          </table:table-cell>
          <table:table-cell table:style-name="ce1" table:content-validation-name="val1" office:value-type="float" office:value="31" calcext:value-type="float">
            <text:p>31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style-name="ce1" table:content-validation-name="val1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4 21:45:04</text:p>
          </table:table-cell>
          <table:table-cell table:style-name="ce1" table:content-validation-name="val1" office:value-type="float" office:value="27.7961" calcext:value-type="float">
            <text:p>27,7961</text:p>
          </table:table-cell>
          <table:table-cell table:style-name="ce1" table:content-validation-name="val1" office:value-type="float" office:value="37.7099" calcext:value-type="float">
            <text:p>37,7099</text:p>
          </table:table-cell>
          <table:table-cell table:style-name="ce1" table:content-validation-name="val1" office:value-type="float" office:value="44.992" calcext:value-type="float">
            <text:p>44,9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3/2014 3:01:01</text:p>
          </table:table-cell>
          <table:table-cell table:style-name="ce1" table:content-validation-name="val1" office:value-type="float" office:value="61.2816" calcext:value-type="float">
            <text:p>61,2816</text:p>
          </table:table-cell>
          <table:table-cell table:style-name="ce1" table:content-validation-name="val1" office:value-type="float" office:value="43.3325" calcext:value-type="float">
            <text:p>43,3325</text:p>
          </table:table-cell>
          <table:table-cell table:style-name="ce1" table:content-validation-name="val1" office:value-type="float" office:value="44.966" calcext:value-type="float">
            <text:p>44,9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3 10:08:18</text:p>
          </table:table-cell>
          <table:table-cell table:style-name="ce1" table:content-validation-name="val1" office:value-type="float" office:value="21.4047614" calcext:value-type="float">
            <text:p>21,4047614</text:p>
          </table:table-cell>
          <table:table-cell table:style-name="ce1" table:content-validation-name="val1" office:value-type="float" office:value="47.14664445" calcext:value-type="float">
            <text:p>47,14664445</text:p>
          </table:table-cell>
          <table:table-cell table:style-name="ce1" table:content-validation-name="val1" office:value-type="float" office:value="44.96242198" calcext:value-type="float">
            <text:p>44,962421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1/2014 11:41:11</text:p>
          </table:table-cell>
          <table:table-cell table:style-name="ce1" table:content-validation-name="val1" office:value-type="float" office:value="33.494" calcext:value-type="float">
            <text:p>33,494</text:p>
          </table:table-cell>
          <table:table-cell table:style-name="ce1" table:content-validation-name="val1" office:value-type="float" office:value="26.18" calcext:value-type="float">
            <text:p>26,18</text:p>
          </table:table-cell>
          <table:table-cell table:style-name="ce1" table:content-validation-name="val1" office:value-type="float" office:value="44.94" calcext:value-type="float">
            <text:p>44,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3/2013 13:24:05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28.43580425" calcext:value-type="float">
            <text:p>28,43580425</text:p>
          </table:table-cell>
          <table:table-cell table:style-name="ce1" table:content-validation-name="val1" office:value-type="float" office:value="44.93237622" calcext:value-type="float">
            <text:p>44,932376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3:18:11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3.50304859" calcext:value-type="float">
            <text:p>33,50304859</text:p>
          </table:table-cell>
          <table:table-cell table:style-name="ce1" table:content-validation-name="val1" office:value-type="float" office:value="44.91469959" calcext:value-type="float">
            <text:p>44,914699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3 14:51:29</text:p>
          </table:table-cell>
          <table:table-cell table:style-name="ce1" table:content-validation-name="val1" office:value-type="float" office:value="12.91398125" calcext:value-type="float">
            <text:p>12,91398125</text:p>
          </table:table-cell>
          <table:table-cell table:style-name="ce1" table:content-validation-name="val1" office:value-type="float" office:value="34.94273657" calcext:value-type="float">
            <text:p>34,94273657</text:p>
          </table:table-cell>
          <table:table-cell table:style-name="ce1" table:content-validation-name="val1" office:value-type="float" office:value="44.89449075" calcext:value-type="float">
            <text:p>44,894490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8/2015 13:36:27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6.20757648" calcext:value-type="float">
            <text:p>36,20757648</text:p>
          </table:table-cell>
          <table:table-cell table:style-name="ce1" table:content-validation-name="val1" office:value-type="float" office:value="44.85185937" calcext:value-type="float">
            <text:p>44,851859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7:08:59</text:p>
          </table:table-cell>
          <table:table-cell table:style-name="ce1" table:content-validation-name="val1" office:value-type="float" office:value="45.43727997" calcext:value-type="float">
            <text:p>45,43727997</text:p>
          </table:table-cell>
          <table:table-cell table:style-name="ce1" table:content-validation-name="val1" office:value-type="float" office:value="36.00587644" calcext:value-type="float">
            <text:p>36,00587644</text:p>
          </table:table-cell>
          <table:table-cell table:style-name="ce1" table:content-validation-name="val1" office:value-type="float" office:value="44.8459138" calcext:value-type="float">
            <text:p>44,84591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4/2015 17:14:43</text:p>
          </table:table-cell>
          <table:table-cell table:style-name="ce1" table:content-validation-name="val1" office:value-type="float" office:value="70.69" calcext:value-type="float">
            <text:p>70,69</text:p>
          </table:table-cell>
          <table:table-cell table:style-name="ce1" table:content-validation-name="val1" office:value-type="float" office:value="42.11" calcext:value-type="float">
            <text:p>42,11</text:p>
          </table:table-cell>
          <table:table-cell table:style-name="ce1" table:content-validation-name="val1" office:value-type="float" office:value="44.84" calcext:value-type="float">
            <text:p>44,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8:30:33</text:p>
          </table:table-cell>
          <table:table-cell table:style-name="ce1" table:content-validation-name="val1" office:value-type="float" office:value="59.63868783" calcext:value-type="float">
            <text:p>59,63868783</text:p>
          </table:table-cell>
          <table:table-cell table:style-name="ce1" table:content-validation-name="val1" office:value-type="float" office:value="46.93697739" calcext:value-type="float">
            <text:p>46,93697739</text:p>
          </table:table-cell>
          <table:table-cell table:style-name="ce1" table:content-validation-name="val1" office:value-type="float" office:value="44.81132414" calcext:value-type="float">
            <text:p>44,811324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5 22:53:26</text:p>
          </table:table-cell>
          <table:table-cell table:style-name="ce1" table:content-validation-name="val1" office:value-type="float" office:value="25.89" calcext:value-type="float">
            <text:p>25,89</text:p>
          </table:table-cell>
          <table:table-cell table:style-name="ce1" table:content-validation-name="val1" office:value-type="float" office:value="30.226" calcext:value-type="float">
            <text:p>30,226</text:p>
          </table:table-cell>
          <table:table-cell table:style-name="ce1" table:content-validation-name="val1" office:value-type="float" office:value="44.81" calcext:value-type="float">
            <text:p>44,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3/2013 17:22:14</text:p>
          </table:table-cell>
          <table:table-cell table:style-name="ce1" table:content-validation-name="val1" office:value-type="float" office:value="38.64552812" calcext:value-type="float">
            <text:p>38,64552812</text:p>
          </table:table-cell>
          <table:table-cell table:style-name="ce1" table:content-validation-name="val1" office:value-type="float" office:value="41.09431301" calcext:value-type="float">
            <text:p>41,09431301</text:p>
          </table:table-cell>
          <table:table-cell table:style-name="ce1" table:content-validation-name="val1" office:value-type="float" office:value="44.80769388" calcext:value-type="float">
            <text:p>44,807693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9/2016 10:30:17</text:p>
          </table:table-cell>
          <table:table-cell table:style-name="ce1" table:content-validation-name="val1" office:value-type="float" office:value="40.46" calcext:value-type="float">
            <text:p>40,46</text:p>
          </table:table-cell>
          <table:table-cell table:style-name="ce1" table:content-validation-name="val1" office:value-type="float" office:value="41.86" calcext:value-type="float">
            <text:p>41,86</text:p>
          </table:table-cell>
          <table:table-cell table:style-name="ce1" table:content-validation-name="val1" office:value-type="float" office:value="44.79" calcext:value-type="float">
            <text:p>44,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0/2015 4:02:17</text:p>
          </table:table-cell>
          <table:table-cell table:style-name="ce1" table:content-validation-name="val1" office:value-type="float" office:value="19.23814943" calcext:value-type="float">
            <text:p>19,23814943</text:p>
          </table:table-cell>
          <table:table-cell table:style-name="ce1" table:content-validation-name="val1" office:value-type="float" office:value="32.3" calcext:value-type="float">
            <text:p>32,3</text:p>
          </table:table-cell>
          <table:table-cell table:style-name="ce1" table:content-validation-name="val1" office:value-type="float" office:value="44.79" calcext:value-type="float">
            <text:p>44,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2/2013 11:12:56</text:p>
          </table:table-cell>
          <table:table-cell table:style-name="ce1" table:content-validation-name="val1" office:value-type="float" office:value="12.24242271" calcext:value-type="float">
            <text:p>12,24242271</text:p>
          </table:table-cell>
          <table:table-cell table:style-name="ce1" table:content-validation-name="val1" office:value-type="float" office:value="55.17803686" calcext:value-type="float">
            <text:p>55,17803686</text:p>
          </table:table-cell>
          <table:table-cell table:style-name="ce1" table:content-validation-name="val1" office:value-type="float" office:value="44.77425566" calcext:value-type="float">
            <text:p>44,774255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6 7:14:47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38.94325669" calcext:value-type="float">
            <text:p>38,94325669</text:p>
          </table:table-cell>
          <table:table-cell table:style-name="ce1" table:content-validation-name="val1" office:value-type="float" office:value="44.75710104" calcext:value-type="float">
            <text:p>44,757101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5 14:53:55</text:p>
          </table:table-cell>
          <table:table-cell table:style-name="ce1" table:content-validation-name="val1" office:value-type="float" office:value="28.45163729" calcext:value-type="float">
            <text:p>28,45163729</text:p>
          </table:table-cell>
          <table:table-cell table:style-name="ce1" table:content-validation-name="val1" office:value-type="float" office:value="17.26477909" calcext:value-type="float">
            <text:p>17,26477909</text:p>
          </table:table-cell>
          <table:table-cell table:style-name="ce1" table:content-validation-name="val1" office:value-type="float" office:value="44.74553369" calcext:value-type="float">
            <text:p>44,745533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21:28:21</text:p>
          </table:table-cell>
          <table:table-cell table:style-name="ce1" table:content-validation-name="val1" office:value-type="float" office:value="44.43755457" calcext:value-type="float">
            <text:p>44,43755457</text:p>
          </table:table-cell>
          <table:table-cell table:style-name="ce1" table:content-validation-name="val1" office:value-type="float" office:value="41.70638819" calcext:value-type="float">
            <text:p>41,70638819</text:p>
          </table:table-cell>
          <table:table-cell table:style-name="ce1" table:content-validation-name="val1" office:value-type="float" office:value="44.74316908" calcext:value-type="float">
            <text:p>44,743169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9:49:18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7.26920729" calcext:value-type="float">
            <text:p>37,26920729</text:p>
          </table:table-cell>
          <table:table-cell table:style-name="ce1" table:content-validation-name="val1" office:value-type="float" office:value="44.74104235" calcext:value-type="float">
            <text:p>44,741042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10:11:18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40.4995" calcext:value-type="float">
            <text:p>40,4995</text:p>
          </table:table-cell>
          <table:table-cell table:style-name="ce1" table:content-validation-name="val1" office:value-type="float" office:value="44.741" calcext:value-type="float">
            <text:p>44,7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6 7:51:16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27" calcext:value-type="float">
            <text:p>37,27</text:p>
          </table:table-cell>
          <table:table-cell table:style-name="ce1" table:content-validation-name="val1" office:value-type="float" office:value="44.74" calcext:value-type="float">
            <text:p>44,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13:41:02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24.035" calcext:value-type="float">
            <text:p>24,035</text:p>
          </table:table-cell>
          <table:table-cell table:style-name="ce1" table:content-validation-name="val1" office:value-type="float" office:value="44.74" calcext:value-type="float">
            <text:p>44,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3 0:03:49</text:p>
          </table:table-cell>
          <table:table-cell table:style-name="ce1" table:content-validation-name="val1" office:value-type="float" office:value="49.0367" calcext:value-type="float">
            <text:p>49,0367</text:p>
          </table:table-cell>
          <table:table-cell table:style-name="ce1" table:content-validation-name="val1" office:value-type="float" office:value="50.7376" calcext:value-type="float">
            <text:p>50,7376</text:p>
          </table:table-cell>
          <table:table-cell table:style-name="ce1" table:content-validation-name="val1" office:value-type="float" office:value="44.7026" calcext:value-type="float">
            <text:p>44,70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12:10:39</text:p>
          </table:table-cell>
          <table:table-cell table:style-name="ce1" table:content-validation-name="val1" office:value-type="float" office:value="66.07" calcext:value-type="float">
            <text:p>66,07</text:p>
          </table:table-cell>
          <table:table-cell table:style-name="ce1" table:content-validation-name="val1" office:value-type="float" office:value="35.88" calcext:value-type="float">
            <text:p>35,88</text:p>
          </table:table-cell>
          <table:table-cell table:style-name="ce1" table:content-validation-name="val1" office:value-type="float" office:value="44.66" calcext:value-type="float">
            <text:p>44,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6 18:01:02</text:p>
          </table:table-cell>
          <table:table-cell table:style-name="ce1" table:content-validation-name="val1" office:value-type="float" office:value="50.07263274" calcext:value-type="float">
            <text:p>50,07263274</text:p>
          </table:table-cell>
          <table:table-cell table:style-name="ce1" table:content-validation-name="val1" office:value-type="float" office:value="39.24163951" calcext:value-type="float">
            <text:p>39,24163951</text:p>
          </table:table-cell>
          <table:table-cell table:style-name="ce1" table:content-validation-name="val1" office:value-type="float" office:value="44.6528862" calcext:value-type="float">
            <text:p>44,6528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8:56:16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4.434" calcext:value-type="float">
            <text:p>44,434</text:p>
          </table:table-cell>
          <table:table-cell table:style-name="ce1" table:content-validation-name="val1" office:value-type="float" office:value="44.652" calcext:value-type="float">
            <text:p>44,6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4:51:47</text:p>
          </table:table-cell>
          <table:table-cell table:style-name="ce1" table:content-validation-name="val1" office:value-type="float" office:value="28.4516" calcext:value-type="float">
            <text:p>28,4516</text:p>
          </table:table-cell>
          <table:table-cell table:style-name="ce1" table:content-validation-name="val1" office:value-type="float" office:value="24.3955" calcext:value-type="float">
            <text:p>24,3955</text:p>
          </table:table-cell>
          <table:table-cell table:style-name="ce1" table:content-validation-name="val1" office:value-type="float" office:value="44.6498" calcext:value-type="float">
            <text:p>44,64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1/2016 14:31:59</text:p>
          </table:table-cell>
          <table:table-cell table:style-name="ce1" table:content-validation-name="val1" office:value-type="float" office:value="32.11119941" calcext:value-type="float">
            <text:p>32,11119941</text:p>
          </table:table-cell>
          <table:table-cell table:style-name="ce1" table:content-validation-name="val1" office:value-type="float" office:value="38.64516324" calcext:value-type="float">
            <text:p>38,64516324</text:p>
          </table:table-cell>
          <table:table-cell table:style-name="ce1" table:content-validation-name="val1" office:value-type="float" office:value="44.64418216" calcext:value-type="float">
            <text:p>44,644182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4 12:37:52</text:p>
          </table:table-cell>
          <table:table-cell table:style-name="ce1" table:content-validation-name="val1" office:value-type="float" office:value="30.50200223" calcext:value-type="float">
            <text:p>30,50200223</text:p>
          </table:table-cell>
          <table:table-cell table:style-name="ce1" table:content-validation-name="val1" office:value-type="float" office:value="36.87248818" calcext:value-type="float">
            <text:p>36,87248818</text:p>
          </table:table-cell>
          <table:table-cell table:style-name="ce1" table:content-validation-name="val1" office:value-type="float" office:value="44.61566097" calcext:value-type="float">
            <text:p>44,615660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1:35:58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6.11886363" calcext:value-type="float">
            <text:p>46,11886363</text:p>
          </table:table-cell>
          <table:table-cell table:style-name="ce1" table:content-validation-name="val1" office:value-type="float" office:value="44.61057789" calcext:value-type="float">
            <text:p>44,610577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5 9:14:37</text:p>
          </table:table-cell>
          <table:table-cell table:style-name="ce1" table:content-validation-name="val1" office:value-type="float" office:value="41.19" calcext:value-type="float">
            <text:p>41,19</text:p>
          </table:table-cell>
          <table:table-cell table:style-name="ce1" table:content-validation-name="val1" office:value-type="float" office:value="41.94" calcext:value-type="float">
            <text:p>41,94</text:p>
          </table:table-cell>
          <table:table-cell table:style-name="ce1" table:content-validation-name="val1" office:value-type="float" office:value="44.61" calcext:value-type="float">
            <text:p>44,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5 7:36:58</text:p>
          </table:table-cell>
          <table:table-cell table:style-name="ce1" table:content-validation-name="val1" office:value-type="float" office:value="55.37" calcext:value-type="float">
            <text:p>55,37</text:p>
          </table:table-cell>
          <table:table-cell table:style-name="ce1" table:content-validation-name="val1" office:value-type="float" office:value="38.08" calcext:value-type="float">
            <text:p>38,08</text:p>
          </table:table-cell>
          <table:table-cell table:style-name="ce1" table:content-validation-name="val1" office:value-type="float" office:value="44.57" calcext:value-type="float">
            <text:p>44,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8/2015 12:56:58</text:p>
          </table:table-cell>
          <table:table-cell table:style-name="ce1" table:content-validation-name="val1" office:value-type="float" office:value="23.66438859" calcext:value-type="float">
            <text:p>23,66438859</text:p>
          </table:table-cell>
          <table:table-cell table:style-name="ce1" table:content-validation-name="val1" office:value-type="float" office:value="33.74019269" calcext:value-type="float">
            <text:p>33,74019269</text:p>
          </table:table-cell>
          <table:table-cell table:style-name="ce1" table:content-validation-name="val1" office:value-type="float" office:value="44.54772343" calcext:value-type="float">
            <text:p>44,547723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6 20:54:39</text:p>
          </table:table-cell>
          <table:table-cell table:style-name="ce1" table:content-validation-name="val1" office:value-type="float" office:value="56.5304106" calcext:value-type="float">
            <text:p>56,5304106</text:p>
          </table:table-cell>
          <table:table-cell table:style-name="ce1" table:content-validation-name="val1" office:value-type="float" office:value="45.09272829" calcext:value-type="float">
            <text:p>45,09272829</text:p>
          </table:table-cell>
          <table:table-cell table:style-name="ce1" table:content-validation-name="val1" office:value-type="float" office:value="44.51714417" calcext:value-type="float">
            <text:p>44,517144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8/2015 18:00:07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5.73" calcext:value-type="float">
            <text:p>35,73</text:p>
          </table:table-cell>
          <table:table-cell table:style-name="ce1" table:content-validation-name="val1" office:value-type="float" office:value="44.5" calcext:value-type="float">
            <text:p>44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1:28:05</text:p>
          </table:table-cell>
          <table:table-cell table:style-name="ce1" table:content-validation-name="val1" office:value-type="float" office:value="22.84809796" calcext:value-type="float">
            <text:p>22,84809796</text:p>
          </table:table-cell>
          <table:table-cell table:style-name="ce1" table:content-validation-name="val1" office:value-type="float" office:value="28.93308445" calcext:value-type="float">
            <text:p>28,93308445</text:p>
          </table:table-cell>
          <table:table-cell table:style-name="ce1" table:content-validation-name="val1" office:value-type="float" office:value="44.49000661" calcext:value-type="float">
            <text:p>44,490006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4:37:31</text:p>
          </table:table-cell>
          <table:table-cell table:style-name="ce1" table:content-validation-name="val1" office:value-type="float" office:value="28.9642546" calcext:value-type="float">
            <text:p>28,9642546</text:p>
          </table:table-cell>
          <table:table-cell table:style-name="ce1" table:content-validation-name="val1" office:value-type="float" office:value="45.4543626" calcext:value-type="float">
            <text:p>45,4543626</text:p>
          </table:table-cell>
          <table:table-cell table:style-name="ce1" table:content-validation-name="val1" office:value-type="float" office:value="44.4877495" calcext:value-type="float">
            <text:p>44,48774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4 11:34:26</text:p>
          </table:table-cell>
          <table:table-cell table:style-name="ce1" table:content-validation-name="val1" office:value-type="float" office:value="61.45584717" calcext:value-type="float">
            <text:p>61,45584717</text:p>
          </table:table-cell>
          <table:table-cell table:style-name="ce1" table:content-validation-name="val1" office:value-type="float" office:value="30.91" calcext:value-type="float">
            <text:p>30,91</text:p>
          </table:table-cell>
          <table:table-cell table:style-name="ce1" table:content-validation-name="val1" office:value-type="float" office:value="44.46" calcext:value-type="float">
            <text:p>44,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7/2013 17:47:27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55.46721848" calcext:value-type="float">
            <text:p>55,46721848</text:p>
          </table:table-cell>
          <table:table-cell table:style-name="ce1" table:content-validation-name="val1" office:value-type="float" office:value="44.45610911" calcext:value-type="float">
            <text:p>44,456109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3 12:27:48</text:p>
          </table:table-cell>
          <table:table-cell table:style-name="ce1" table:content-validation-name="val1" office:value-type="float" office:value="53.76523753" calcext:value-type="float">
            <text:p>53,76523753</text:p>
          </table:table-cell>
          <table:table-cell table:style-name="ce1" table:content-validation-name="val1" office:value-type="float" office:value="48.33113565" calcext:value-type="float">
            <text:p>48,33113565</text:p>
          </table:table-cell>
          <table:table-cell table:style-name="ce1" table:content-validation-name="val1" office:value-type="float" office:value="44.45430823" calcext:value-type="float">
            <text:p>44,454308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1/2015 12:26:29</text:p>
          </table:table-cell>
          <table:table-cell table:style-name="ce1" table:content-validation-name="val1" office:value-type="float" office:value="40.46" calcext:value-type="float">
            <text:p>40,46</text:p>
          </table:table-cell>
          <table:table-cell table:style-name="ce1" table:content-validation-name="val1" office:value-type="float" office:value="15.85" calcext:value-type="float">
            <text:p>15,85</text:p>
          </table:table-cell>
          <table:table-cell table:style-name="ce1" table:content-validation-name="val1" office:value-type="float" office:value="44.438" calcext:value-type="float">
            <text:p>44,4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5 16:12:20</text:p>
          </table:table-cell>
          <table:table-cell table:style-name="ce1" table:content-validation-name="val1" office:value-type="float" office:value="24.595" calcext:value-type="float">
            <text:p>24,595</text:p>
          </table:table-cell>
          <table:table-cell table:style-name="ce1" table:content-validation-name="val1" office:value-type="float" office:value="50.04132621" calcext:value-type="float">
            <text:p>50,04132621</text:p>
          </table:table-cell>
          <table:table-cell table:style-name="ce1" table:content-validation-name="val1" office:value-type="float" office:value="44.42098619" calcext:value-type="float">
            <text:p>44,420986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5 11:40:00</text:p>
          </table:table-cell>
          <table:table-cell table:style-name="ce1" table:content-validation-name="val1" office:value-type="float" office:value="14.95365783" calcext:value-type="float">
            <text:p>14,95365783</text:p>
          </table:table-cell>
          <table:table-cell table:style-name="ce1" table:content-validation-name="val1" office:value-type="float" office:value="34.088" calcext:value-type="float">
            <text:p>34,088</text:p>
          </table:table-cell>
          <table:table-cell table:style-name="ce1" table:content-validation-name="val1" office:value-type="float" office:value="44.418" calcext:value-type="float">
            <text:p>44,4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2/2015 11:39:24</text:p>
          </table:table-cell>
          <table:table-cell table:style-name="ce1" table:content-validation-name="val1" office:value-type="float" office:value="46.97597831" calcext:value-type="float">
            <text:p>46,97597831</text:p>
          </table:table-cell>
          <table:table-cell table:style-name="ce1" table:content-validation-name="val1" office:value-type="float" office:value="23.51143129" calcext:value-type="float">
            <text:p>23,51143129</text:p>
          </table:table-cell>
          <table:table-cell table:style-name="ce1" table:content-validation-name="val1" office:value-type="float" office:value="44.41612636" calcext:value-type="float">
            <text:p>44,416126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4/2014 4:21:33</text:p>
          </table:table-cell>
          <table:table-cell table:style-name="ce1" table:content-validation-name="val1" office:value-type="float" office:value="13.13477242" calcext:value-type="float">
            <text:p>13,13477242</text:p>
          </table:table-cell>
          <table:table-cell table:style-name="ce1" table:content-validation-name="val1" office:value-type="float" office:value="45.74981415" calcext:value-type="float">
            <text:p>45,74981415</text:p>
          </table:table-cell>
          <table:table-cell table:style-name="ce1" table:content-validation-name="val1" office:value-type="float" office:value="44.41094426" calcext:value-type="float">
            <text:p>44,410944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9/2015 3:07:16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35.89398474" calcext:value-type="float">
            <text:p>35,89398474</text:p>
          </table:table-cell>
          <table:table-cell table:style-name="ce1" table:content-validation-name="val1" office:value-type="float" office:value="44.38691059" calcext:value-type="float">
            <text:p>44,386910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2:47:21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57.2017" calcext:value-type="float">
            <text:p>57,2017</text:p>
          </table:table-cell>
          <table:table-cell table:style-name="ce1" table:content-validation-name="val1" office:value-type="float" office:value="44.38475" calcext:value-type="float">
            <text:p>44,384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5/2016 3:10:59</text:p>
          </table:table-cell>
          <table:table-cell table:style-name="ce1" table:content-validation-name="val1" office:value-type="float" office:value="45.2307108" calcext:value-type="float">
            <text:p>45,2307108</text:p>
          </table:table-cell>
          <table:table-cell table:style-name="ce1" table:content-validation-name="val1" office:value-type="float" office:value="40.95055434" calcext:value-type="float">
            <text:p>40,95055434</text:p>
          </table:table-cell>
          <table:table-cell table:style-name="ce1" table:content-validation-name="val1" office:value-type="float" office:value="44.38124146" calcext:value-type="float">
            <text:p>44,381241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4 10:32:39</text:p>
          </table:table-cell>
          <table:table-cell table:style-name="ce1" table:content-validation-name="val1" office:value-type="float" office:value="26.91918284" calcext:value-type="float">
            <text:p>26,91918284</text:p>
          </table:table-cell>
          <table:table-cell table:style-name="ce1" table:content-validation-name="val1" office:value-type="float" office:value="44.18575044" calcext:value-type="float">
            <text:p>44,18575044</text:p>
          </table:table-cell>
          <table:table-cell table:style-name="ce1" table:content-validation-name="val1" office:value-type="float" office:value="44.37617296" calcext:value-type="float">
            <text:p>44,376172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4 3:00:31</text:p>
          </table:table-cell>
          <table:table-cell table:style-name="ce1" table:content-validation-name="val1" office:value-type="float" office:value="33.56690893" calcext:value-type="float">
            <text:p>33,56690893</text:p>
          </table:table-cell>
          <table:table-cell table:style-name="ce1" table:content-validation-name="val1" office:value-type="float" office:value="34.76980456" calcext:value-type="float">
            <text:p>34,76980456</text:p>
          </table:table-cell>
          <table:table-cell table:style-name="ce1" table:content-validation-name="val1" office:value-type="float" office:value="44.36734853" calcext:value-type="float">
            <text:p>44,367348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4 19:04:56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28.21179328" calcext:value-type="float">
            <text:p>28,21179328</text:p>
          </table:table-cell>
          <table:table-cell table:style-name="ce1" table:content-validation-name="val1" office:value-type="float" office:value="44.36477194" calcext:value-type="float">
            <text:p>44,364771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0/2015 23:02:07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6.68215046" calcext:value-type="float">
            <text:p>46,68215046</text:p>
          </table:table-cell>
          <table:table-cell table:style-name="ce1" table:content-validation-name="val1" office:value-type="float" office:value="44.36138827" calcext:value-type="float">
            <text:p>44,361388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0/2015 23:06:51</text:p>
          </table:table-cell>
          <table:table-cell table:style-name="ce1" table:content-validation-name="val1" office:value-type="float" office:value="50" calcext:value-type="float">
            <text:p>50</text:p>
          </table:table-cell>
          <table:table-cell table:style-name="ce1" table:content-validation-name="val1" office:value-type="float" office:value="46.68215046" calcext:value-type="float">
            <text:p>46,68215046</text:p>
          </table:table-cell>
          <table:table-cell table:style-name="ce1" table:content-validation-name="val1" office:value-type="float" office:value="44.36138827" calcext:value-type="float">
            <text:p>44,361388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3/2015 2:44:39</text:p>
          </table:table-cell>
          <table:table-cell table:style-name="ce1" table:content-validation-name="val1" office:value-type="float" office:value="55.17366954" calcext:value-type="float">
            <text:p>55,17366954</text:p>
          </table:table-cell>
          <table:table-cell table:style-name="ce1" table:content-validation-name="val1" office:value-type="float" office:value="36.859" calcext:value-type="float">
            <text:p>36,859</text:p>
          </table:table-cell>
          <table:table-cell table:style-name="ce1" table:content-validation-name="val1" office:value-type="float" office:value="44.36" calcext:value-type="float">
            <text:p>44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6 0:43:52</text:p>
          </table:table-cell>
          <table:table-cell table:style-name="ce1" table:content-validation-name="val1" office:value-type="float" office:value="51.55" calcext:value-type="float">
            <text:p>51,55</text:p>
          </table:table-cell>
          <table:table-cell table:style-name="ce1" table:content-validation-name="val1" office:value-type="float" office:value="31.358" calcext:value-type="float">
            <text:p>31,358</text:p>
          </table:table-cell>
          <table:table-cell table:style-name="ce1" table:content-validation-name="val1" office:value-type="float" office:value="44.34" calcext:value-type="float">
            <text:p>44,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7:03:44</text:p>
          </table:table-cell>
          <table:table-cell table:style-name="ce1" table:content-validation-name="val1" office:value-type="float" office:value="51.518" calcext:value-type="float">
            <text:p>51,518</text:p>
          </table:table-cell>
          <table:table-cell table:style-name="ce1" table:content-validation-name="val1" office:value-type="float" office:value="42.874" calcext:value-type="float">
            <text:p>42,874</text:p>
          </table:table-cell>
          <table:table-cell table:style-name="ce1" table:content-validation-name="val1" office:value-type="float" office:value="44.317" calcext:value-type="float">
            <text:p>44,3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4 22:39:28</text:p>
          </table:table-cell>
          <table:table-cell table:style-name="ce1" table:content-validation-name="val1" office:value-type="float" office:value="39.01289282" calcext:value-type="float">
            <text:p>39,01289282</text:p>
          </table:table-cell>
          <table:table-cell table:style-name="ce1" table:content-validation-name="val1" office:value-type="float" office:value="42.25008403" calcext:value-type="float">
            <text:p>42,25008403</text:p>
          </table:table-cell>
          <table:table-cell table:style-name="ce1" table:content-validation-name="val1" office:value-type="float" office:value="44.30936421" calcext:value-type="float">
            <text:p>44,309364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5 0:29:52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31.26419155" calcext:value-type="float">
            <text:p>31,26419155</text:p>
          </table:table-cell>
          <table:table-cell table:style-name="ce1" table:content-validation-name="val1" office:value-type="float" office:value="44.30858536" calcext:value-type="float">
            <text:p>44,308585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4 7:41:50</text:p>
          </table:table-cell>
          <table:table-cell table:style-name="ce1" table:content-validation-name="val1" office:value-type="float" office:value="49.6789" calcext:value-type="float">
            <text:p>49,6789</text:p>
          </table:table-cell>
          <table:table-cell table:style-name="ce1" table:content-validation-name="val1" office:value-type="float" office:value="33.800799" calcext:value-type="float">
            <text:p>33,800799</text:p>
          </table:table-cell>
          <table:table-cell table:style-name="ce1" table:content-validation-name="val1" office:value-type="float" office:value="44.285" calcext:value-type="float">
            <text:p>44,2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9:34:18</text:p>
          </table:table-cell>
          <table:table-cell table:style-name="ce1" table:content-validation-name="val1" office:value-type="float" office:value="35.69967947" calcext:value-type="float">
            <text:p>35,69967947</text:p>
          </table:table-cell>
          <table:table-cell table:style-name="ce1" table:content-validation-name="val1" office:value-type="float" office:value="48.94803724" calcext:value-type="float">
            <text:p>48,94803724</text:p>
          </table:table-cell>
          <table:table-cell table:style-name="ce1" table:content-validation-name="val1" office:value-type="float" office:value="44.24348172" calcext:value-type="float">
            <text:p>44,243481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1/2013 12:33:41</text:p>
          </table:table-cell>
          <table:table-cell table:style-name="ce1" table:content-validation-name="val1" office:value-type="float" office:value="56.20947581" calcext:value-type="float">
            <text:p>56,20947581</text:p>
          </table:table-cell>
          <table:table-cell table:style-name="ce1" table:content-validation-name="val1" office:value-type="float" office:value="39.03114168" calcext:value-type="float">
            <text:p>39,03114168</text:p>
          </table:table-cell>
          <table:table-cell table:style-name="ce1" table:content-validation-name="val1" office:value-type="float" office:value="44.22060899" calcext:value-type="float">
            <text:p>44,220608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4 18:33:09</text:p>
          </table:table-cell>
          <table:table-cell table:style-name="ce1" table:content-validation-name="val1" office:value-type="float" office:value="51.99" calcext:value-type="float">
            <text:p>51,99</text:p>
          </table:table-cell>
          <table:table-cell table:style-name="ce1" table:content-validation-name="val1" office:value-type="float" office:value="41.238" calcext:value-type="float">
            <text:p>41,238</text:p>
          </table:table-cell>
          <table:table-cell table:style-name="ce1" table:content-validation-name="val1" office:value-type="float" office:value="44.176" calcext:value-type="float">
            <text:p>44,1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5/2014 10:08:10</text:p>
          </table:table-cell>
          <table:table-cell table:style-name="ce1" table:content-validation-name="val1" office:value-type="float" office:value="56.01608052" calcext:value-type="float">
            <text:p>56,01608052</text:p>
          </table:table-cell>
          <table:table-cell table:style-name="ce1" table:content-validation-name="val1" office:value-type="float" office:value="42.01732806" calcext:value-type="float">
            <text:p>42,01732806</text:p>
          </table:table-cell>
          <table:table-cell table:style-name="ce1" table:content-validation-name="val1" office:value-type="float" office:value="44.17392704" calcext:value-type="float">
            <text:p>44,173927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3/2013 11:47:53</text:p>
          </table:table-cell>
          <table:table-cell table:style-name="ce1" table:content-validation-name="val1" office:value-type="float" office:value="52.22343" calcext:value-type="float">
            <text:p>52,22343</text:p>
          </table:table-cell>
          <table:table-cell table:style-name="ce1" table:content-validation-name="val1" office:value-type="float" office:value="38.43896728" calcext:value-type="float">
            <text:p>38,43896728</text:p>
          </table:table-cell>
          <table:table-cell table:style-name="ce1" table:content-validation-name="val1" office:value-type="float" office:value="44.1662596" calcext:value-type="float">
            <text:p>44,16625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5 15:42:49</text:p>
          </table:table-cell>
          <table:table-cell table:style-name="ce1" table:content-validation-name="val1" office:value-type="float" office:value="18.50704212" calcext:value-type="float">
            <text:p>18,50704212</text:p>
          </table:table-cell>
          <table:table-cell table:style-name="ce1" table:content-validation-name="val1" office:value-type="float" office:value="29.04015" calcext:value-type="float">
            <text:p>29,04015</text:p>
          </table:table-cell>
          <table:table-cell table:style-name="ce1" table:content-validation-name="val1" office:value-type="float" office:value="44.13443" calcext:value-type="float">
            <text:p>44,134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5 16:30:32</text:p>
          </table:table-cell>
          <table:table-cell table:style-name="ce1" table:content-validation-name="val1" office:value-type="float" office:value="44.088" calcext:value-type="float">
            <text:p>44,088</text:p>
          </table:table-cell>
          <table:table-cell table:style-name="ce1" table:content-validation-name="val1" office:value-type="float" office:value="27.98103169" calcext:value-type="float">
            <text:p>27,98103169</text:p>
          </table:table-cell>
          <table:table-cell table:style-name="ce1" table:content-validation-name="val1" office:value-type="float" office:value="44.10789052" calcext:value-type="float">
            <text:p>44,107890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22:07:23</text:p>
          </table:table-cell>
          <table:table-cell table:style-name="ce1" table:content-validation-name="val1" office:value-type="float" office:value="19.23815" calcext:value-type="float">
            <text:p>19,23815</text:p>
          </table:table-cell>
          <table:table-cell table:style-name="ce1" table:content-validation-name="val1" office:value-type="float" office:value="52.18628" calcext:value-type="float">
            <text:p>52,18628</text:p>
          </table:table-cell>
          <table:table-cell table:style-name="ce1" table:content-validation-name="val1" office:value-type="float" office:value="44.10151" calcext:value-type="float">
            <text:p>44,101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4 13:26:21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47.40467823" calcext:value-type="float">
            <text:p>47,40467823</text:p>
          </table:table-cell>
          <table:table-cell table:style-name="ce1" table:content-validation-name="val1" office:value-type="float" office:value="44.09868969" calcext:value-type="float">
            <text:p>44,098689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9/2015 9:57:49</text:p>
          </table:table-cell>
          <table:table-cell table:style-name="ce1" table:content-validation-name="val1" office:value-type="float" office:value="56.1101" calcext:value-type="float">
            <text:p>56,1101</text:p>
          </table:table-cell>
          <table:table-cell table:style-name="ce1" table:content-validation-name="val1" office:value-type="float" office:value="36.5675" calcext:value-type="float">
            <text:p>36,5675</text:p>
          </table:table-cell>
          <table:table-cell table:style-name="ce1" table:content-validation-name="val1" office:value-type="float" office:value="44.0759" calcext:value-type="float">
            <text:p>44,07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4 15:29:27</text:p>
          </table:table-cell>
          <table:table-cell table:style-name="ce1" table:content-validation-name="val1" office:value-type="float" office:value="24.59588762" calcext:value-type="float">
            <text:p>24,59588762</text:p>
          </table:table-cell>
          <table:table-cell table:style-name="ce1" table:content-validation-name="val1" office:value-type="float" office:value="50.24809948" calcext:value-type="float">
            <text:p>50,24809948</text:p>
          </table:table-cell>
          <table:table-cell table:style-name="ce1" table:content-validation-name="val1" office:value-type="float" office:value="44.06407776" calcext:value-type="float">
            <text:p>44,064077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6 15:04:34</text:p>
          </table:table-cell>
          <table:table-cell table:style-name="ce1" table:content-validation-name="val1" office:value-type="float" office:value="21.40476" calcext:value-type="float">
            <text:p>21,40476</text:p>
          </table:table-cell>
          <table:table-cell table:style-name="ce1" table:content-validation-name="val1" office:value-type="float" office:value="45.07315" calcext:value-type="float">
            <text:p>45,07315</text:p>
          </table:table-cell>
          <table:table-cell table:style-name="ce1" table:content-validation-name="val1" office:value-type="float" office:value="44.04772" calcext:value-type="float">
            <text:p>44,047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4 10:45:29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0.67845012" calcext:value-type="float">
            <text:p>40,67845012</text:p>
          </table:table-cell>
          <table:table-cell table:style-name="ce1" table:content-validation-name="val1" office:value-type="float" office:value="44.02924802" calcext:value-type="float">
            <text:p>44,029248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5 10:37:10</text:p>
          </table:table-cell>
          <table:table-cell table:style-name="ce1" table:content-validation-name="val1" office:value-type="float" office:value="63.2194862" calcext:value-type="float">
            <text:p>63,2194862</text:p>
          </table:table-cell>
          <table:table-cell table:style-name="ce1" table:content-validation-name="val1" office:value-type="float" office:value="44.1840204" calcext:value-type="float">
            <text:p>44,1840204</text:p>
          </table:table-cell>
          <table:table-cell table:style-name="ce1" table:content-validation-name="val1" office:value-type="float" office:value="44.01816787" calcext:value-type="float">
            <text:p>44,018167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7/2015 6:27:25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6.69388223" calcext:value-type="float">
            <text:p>46,69388223</text:p>
          </table:table-cell>
          <table:table-cell table:style-name="ce1" table:content-validation-name="val1" office:value-type="float" office:value="44.01260032" calcext:value-type="float">
            <text:p>44,012600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0/2015 15:20:12</text:p>
          </table:table-cell>
          <table:table-cell table:style-name="ce1" table:content-validation-name="val1" office:value-type="float" office:value="29.3144" calcext:value-type="float">
            <text:p>29,3144</text:p>
          </table:table-cell>
          <table:table-cell table:style-name="ce1" table:content-validation-name="val1" office:value-type="float" office:value="38.82287506" calcext:value-type="float">
            <text:p>38,82287506</text:p>
          </table:table-cell>
          <table:table-cell table:style-name="ce1" table:content-validation-name="val1" office:value-type="float" office:value="44.00719675" calcext:value-type="float">
            <text:p>44,007196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12:55:26</text:p>
          </table:table-cell>
          <table:table-cell table:style-name="ce1" table:content-validation-name="val1" office:value-type="float" office:value="42" calcext:value-type="float">
            <text:p>42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style-name="ce1" table:content-validation-name="val1"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5 22:34:20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43.98" calcext:value-type="float">
            <text:p>43,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6 23:54:14</text:p>
          </table:table-cell>
          <table:table-cell table:style-name="ce1" table:content-validation-name="val1" office:value-type="float" office:value="36.0675" calcext:value-type="float">
            <text:p>36,0675</text:p>
          </table:table-cell>
          <table:table-cell table:style-name="ce1" table:content-validation-name="val1" office:value-type="float" office:value="45.13066291" calcext:value-type="float">
            <text:p>45,13066291</text:p>
          </table:table-cell>
          <table:table-cell table:style-name="ce1" table:content-validation-name="val1" office:value-type="float" office:value="43.96848528" calcext:value-type="float">
            <text:p>43,968485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5/2015 23:21:07</text:p>
          </table:table-cell>
          <table:table-cell table:style-name="ce1" table:content-validation-name="val1" office:value-type="float" office:value="52.6629155" calcext:value-type="float">
            <text:p>52,6629155</text:p>
          </table:table-cell>
          <table:table-cell table:style-name="ce1" table:content-validation-name="val1" office:value-type="float" office:value="37.03780707" calcext:value-type="float">
            <text:p>37,03780707</text:p>
          </table:table-cell>
          <table:table-cell table:style-name="ce1" table:content-validation-name="val1" office:value-type="float" office:value="43.95682749" calcext:value-type="float">
            <text:p>43,956827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5:33:32</text:p>
          </table:table-cell>
          <table:table-cell table:style-name="ce1" table:content-validation-name="val1" office:value-type="float" office:value="13.09" calcext:value-type="float">
            <text:p>13,09</text:p>
          </table:table-cell>
          <table:table-cell table:style-name="ce1" table:content-validation-name="val1" office:value-type="float" office:value="30.15" calcext:value-type="float">
            <text:p>30,15</text:p>
          </table:table-cell>
          <table:table-cell table:style-name="ce1" table:content-validation-name="val1" office:value-type="float" office:value="43.95" calcext:value-type="float">
            <text:p>43,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3 9:13:45</text:p>
          </table:table-cell>
          <table:table-cell table:style-name="ce1" table:content-validation-name="val1" office:value-type="float" office:value="55.80362041" calcext:value-type="float">
            <text:p>55,80362041</text:p>
          </table:table-cell>
          <table:table-cell table:style-name="ce1" table:content-validation-name="val1" office:value-type="float" office:value="45.29304583" calcext:value-type="float">
            <text:p>45,29304583</text:p>
          </table:table-cell>
          <table:table-cell table:style-name="ce1" table:content-validation-name="val1" office:value-type="float" office:value="43.94623193" calcext:value-type="float">
            <text:p>43,946231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5 8:20:50</text:p>
          </table:table-cell>
          <table:table-cell table:style-name="ce1" table:content-validation-name="val1" office:value-type="float" office:value="13.31" calcext:value-type="float">
            <text:p>13,31</text:p>
          </table:table-cell>
          <table:table-cell table:style-name="ce1" table:content-validation-name="val1" office:value-type="float" office:value="29.982" calcext:value-type="float">
            <text:p>29,982</text:p>
          </table:table-cell>
          <table:table-cell table:style-name="ce1" table:content-validation-name="val1" office:value-type="float" office:value="43.934" calcext:value-type="float">
            <text:p>43,9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5 13:01:07</text:p>
          </table:table-cell>
          <table:table-cell table:style-name="ce1" table:content-validation-name="val1" office:value-type="float" office:value="39.1" calcext:value-type="float">
            <text:p>39,1</text:p>
          </table:table-cell>
          <table:table-cell table:style-name="ce1" table:content-validation-name="val1" office:value-type="float" office:value="45.99744685" calcext:value-type="float">
            <text:p>45,99744685</text:p>
          </table:table-cell>
          <table:table-cell table:style-name="ce1" table:content-validation-name="val1" office:value-type="float" office:value="43.93352986" calcext:value-type="float">
            <text:p>43,933529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6/2015 8:24:50</text:p>
          </table:table-cell>
          <table:table-cell table:style-name="ce1" table:content-validation-name="val1" office:value-type="float" office:value="34.8" calcext:value-type="float">
            <text:p>34,8</text:p>
          </table:table-cell>
          <table:table-cell table:style-name="ce1" table:content-validation-name="val1" office:value-type="float" office:value="46.59661595" calcext:value-type="float">
            <text:p>46,59661595</text:p>
          </table:table-cell>
          <table:table-cell table:style-name="ce1" table:content-validation-name="val1" office:value-type="float" office:value="43.92919883" calcext:value-type="float">
            <text:p>43,929198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6 17:02:56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47.20457626" calcext:value-type="float">
            <text:p>47,20457626</text:p>
          </table:table-cell>
          <table:table-cell table:style-name="ce1" table:content-validation-name="val1" office:value-type="float" office:value="43.92009369" calcext:value-type="float">
            <text:p>43,920093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5 13:36:15</text:p>
          </table:table-cell>
          <table:table-cell table:style-name="ce1" table:content-validation-name="val1" office:value-type="float" office:value="13.34426333" calcext:value-type="float">
            <text:p>13,34426333</text:p>
          </table:table-cell>
          <table:table-cell table:style-name="ce1" table:content-validation-name="val1" office:value-type="float" office:value="34.39469775" calcext:value-type="float">
            <text:p>34,39469775</text:p>
          </table:table-cell>
          <table:table-cell table:style-name="ce1" table:content-validation-name="val1" office:value-type="float" office:value="43.91171787" calcext:value-type="float">
            <text:p>43,911717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4 6:51:26</text:p>
          </table:table-cell>
          <table:table-cell table:style-name="ce1" table:content-validation-name="val1" office:value-type="float" office:value="50.80040739" calcext:value-type="float">
            <text:p>50,80040739</text:p>
          </table:table-cell>
          <table:table-cell table:style-name="ce1" table:content-validation-name="val1" office:value-type="float" office:value="41.80531244" calcext:value-type="float">
            <text:p>41,80531244</text:p>
          </table:table-cell>
          <table:table-cell table:style-name="ce1" table:content-validation-name="val1" office:value-type="float" office:value="43.90840316" calcext:value-type="float">
            <text:p>43,908403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5 16:38:31</text:p>
          </table:table-cell>
          <table:table-cell table:style-name="ce1" table:content-validation-name="val1" office:value-type="float" office:value="36.818" calcext:value-type="float">
            <text:p>36,818</text:p>
          </table:table-cell>
          <table:table-cell table:style-name="ce1" table:content-validation-name="val1" office:value-type="float" office:value="46.851" calcext:value-type="float">
            <text:p>46,851</text:p>
          </table:table-cell>
          <table:table-cell table:style-name="ce1" table:content-validation-name="val1" office:value-type="float" office:value="43.904" calcext:value-type="float">
            <text:p>43,9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3 12:23:32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59.48989934" calcext:value-type="float">
            <text:p>59,48989934</text:p>
          </table:table-cell>
          <table:table-cell table:style-name="ce1" table:content-validation-name="val1" office:value-type="float" office:value="43.90367947" calcext:value-type="float">
            <text:p>43,903679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4:52:36</text:p>
          </table:table-cell>
          <table:table-cell table:style-name="ce1" table:content-validation-name="val1" office:value-type="float" office:value="15.82106001" calcext:value-type="float">
            <text:p>15,82106001</text:p>
          </table:table-cell>
          <table:table-cell table:style-name="ce1" table:content-validation-name="val1" office:value-type="float" office:value="47.4417315" calcext:value-type="float">
            <text:p>47,4417315</text:p>
          </table:table-cell>
          <table:table-cell table:style-name="ce1" table:content-validation-name="val1" office:value-type="float" office:value="43.90128584" calcext:value-type="float">
            <text:p>43,901285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3/2015 13:48:23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2.64555815" calcext:value-type="float">
            <text:p>42,64555815</text:p>
          </table:table-cell>
          <table:table-cell table:style-name="ce1" table:content-validation-name="val1" office:value-type="float" office:value="43.90060647" calcext:value-type="float">
            <text:p>43,900606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6 20:39:20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30.65" calcext:value-type="float">
            <text:p>30,65</text:p>
          </table:table-cell>
          <table:table-cell table:style-name="ce1" table:content-validation-name="val1" office:value-type="float" office:value="43.9" calcext:value-type="float">
            <text:p>43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/2013 18:59:27</text:p>
          </table:table-cell>
          <table:table-cell table:style-name="ce1" table:content-validation-name="val1" office:value-type="float" office:value="60.01827201" calcext:value-type="float">
            <text:p>60,01827201</text:p>
          </table:table-cell>
          <table:table-cell table:style-name="ce1" table:content-validation-name="val1" office:value-type="float" office:value="49.22310821" calcext:value-type="float">
            <text:p>49,22310821</text:p>
          </table:table-cell>
          <table:table-cell table:style-name="ce1" table:content-validation-name="val1" office:value-type="float" office:value="43.8959907" calcext:value-type="float">
            <text:p>43,89599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6 17:44:24</text:p>
          </table:table-cell>
          <table:table-cell table:style-name="ce1" table:content-validation-name="val1" office:value-type="float" office:value="18.06758466" calcext:value-type="float">
            <text:p>18,06758466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43.88558007" calcext:value-type="float">
            <text:p>43,885580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3 15:08:00</text:p>
          </table:table-cell>
          <table:table-cell table:style-name="ce1" table:content-validation-name="val1" office:value-type="float" office:value="51.518" calcext:value-type="float">
            <text:p>51,518</text:p>
          </table:table-cell>
          <table:table-cell table:style-name="ce1" table:content-validation-name="val1" office:value-type="float" office:value="27.866" calcext:value-type="float">
            <text:p>27,866</text:p>
          </table:table-cell>
          <table:table-cell table:style-name="ce1" table:content-validation-name="val1" office:value-type="float" office:value="43.871" calcext:value-type="float">
            <text:p>43,8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4 6:16:22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38.66764703" calcext:value-type="float">
            <text:p>38,66764703</text:p>
          </table:table-cell>
          <table:table-cell table:style-name="ce1" table:content-validation-name="val1" office:value-type="float" office:value="43.87075214" calcext:value-type="float">
            <text:p>43,870752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5 7:13:40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34.58810233" calcext:value-type="float">
            <text:p>34,58810233</text:p>
          </table:table-cell>
          <table:table-cell table:style-name="ce1" table:content-validation-name="val1" office:value-type="float" office:value="43.87075214" calcext:value-type="float">
            <text:p>43,870752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30/2015 9:57:26</text:p>
          </table:table-cell>
          <table:table-cell table:style-name="ce1" table:content-validation-name="val1" office:value-type="float" office:value="36.77" calcext:value-type="float">
            <text:p>36,77</text:p>
          </table:table-cell>
          <table:table-cell table:style-name="ce1" table:content-validation-name="val1" office:value-type="float" office:value="24.4" calcext:value-type="float">
            <text:p>24,4</text:p>
          </table:table-cell>
          <table:table-cell table:style-name="ce1" table:content-validation-name="val1" office:value-type="float" office:value="43.87" calcext:value-type="float">
            <text:p>43,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4 4:52:20</text:p>
          </table:table-cell>
          <table:table-cell table:style-name="ce1" table:content-validation-name="val1" office:value-type="float" office:value="23.2" calcext:value-type="float">
            <text:p>23,2</text:p>
          </table:table-cell>
          <table:table-cell table:style-name="ce1" table:content-validation-name="val1" office:value-type="float" office:value="32.58" calcext:value-type="float">
            <text:p>32,58</text:p>
          </table:table-cell>
          <table:table-cell table:style-name="ce1" table:content-validation-name="val1" office:value-type="float" office:value="43.86" calcext:value-type="float">
            <text:p>43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5 12:09:32</text:p>
          </table:table-cell>
          <table:table-cell table:style-name="ce1" table:content-validation-name="val1" office:value-type="float" office:value="13.73291" calcext:value-type="float">
            <text:p>13,73291</text:p>
          </table:table-cell>
          <table:table-cell table:style-name="ce1" table:content-validation-name="val1" office:value-type="float" office:value="37.0817" calcext:value-type="float">
            <text:p>37,0817</text:p>
          </table:table-cell>
          <table:table-cell table:style-name="ce1" table:content-validation-name="val1" office:value-type="float" office:value="43.85101815" calcext:value-type="float">
            <text:p>43,851018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5 19:03:12</text:p>
          </table:table-cell>
          <table:table-cell table:style-name="ce1" table:content-validation-name="val1" office:value-type="float" office:value="46.03761416" calcext:value-type="float">
            <text:p>46,03761416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43.84616582" calcext:value-type="float">
            <text:p>43,846165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5 13:35:55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53.80234539" calcext:value-type="float">
            <text:p>53,80234539</text:p>
          </table:table-cell>
          <table:table-cell table:style-name="ce1" table:content-validation-name="val1" office:value-type="float" office:value="43.83996335" calcext:value-type="float">
            <text:p>43,839963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5 3:55:47</text:p>
          </table:table-cell>
          <table:table-cell table:style-name="ce1" table:content-validation-name="val1" office:value-type="float" office:value="60.1" calcext:value-type="float">
            <text:p>60,1</text:p>
          </table:table-cell>
          <table:table-cell table:style-name="ce1" table:content-validation-name="val1" office:value-type="float" office:value="33.68" calcext:value-type="float">
            <text:p>33,68</text:p>
          </table:table-cell>
          <table:table-cell table:style-name="ce1" table:content-validation-name="val1" office:value-type="float" office:value="43.82" calcext:value-type="float">
            <text:p>43,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7/2015 10:36:52</text:p>
          </table:table-cell>
          <table:table-cell table:style-name="ce1" table:content-validation-name="val1" office:value-type="float" office:value="9.99" calcext:value-type="float">
            <text:p>9,99</text:p>
          </table:table-cell>
          <table:table-cell table:style-name="ce1" table:content-validation-name="val1" office:value-type="float" office:value="46.14385712" calcext:value-type="float">
            <text:p>46,14385712</text:p>
          </table:table-cell>
          <table:table-cell table:style-name="ce1" table:content-validation-name="val1" office:value-type="float" office:value="43.81138812" calcext:value-type="float">
            <text:p>43,811388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6 12:54:52</text:p>
          </table:table-cell>
          <table:table-cell table:style-name="ce1" table:content-validation-name="val1" office:value-type="float" office:value="48.261803" calcext:value-type="float">
            <text:p>48,261803</text:p>
          </table:table-cell>
          <table:table-cell table:style-name="ce1" table:content-validation-name="val1" office:value-type="float" office:value="45.761799" calcext:value-type="float">
            <text:p>45,761799</text:p>
          </table:table-cell>
          <table:table-cell table:style-name="ce1" table:content-validation-name="val1" office:value-type="float" office:value="43.807084" calcext:value-type="float">
            <text:p>43,807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5 19:07:10</text:p>
          </table:table-cell>
          <table:table-cell table:style-name="ce1" table:content-validation-name="val1" office:value-type="float" office:value="26.50461547" calcext:value-type="float">
            <text:p>26,50461547</text:p>
          </table:table-cell>
          <table:table-cell table:style-name="ce1" table:content-validation-name="val1" office:value-type="float" office:value="14.54651" calcext:value-type="float">
            <text:p>14,54651</text:p>
          </table:table-cell>
          <table:table-cell table:style-name="ce1" table:content-validation-name="val1" office:value-type="float" office:value="43.8069" calcext:value-type="float">
            <text:p>43,80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4/2015 11:48:12</text:p>
          </table:table-cell>
          <table:table-cell table:style-name="ce1" table:content-validation-name="val1" office:value-type="float" office:value="20.575" calcext:value-type="float">
            <text:p>20,575</text:p>
          </table:table-cell>
          <table:table-cell table:style-name="ce1" table:content-validation-name="val1" office:value-type="float" office:value="42.25" calcext:value-type="float">
            <text:p>42,25</text:p>
          </table:table-cell>
          <table:table-cell table:style-name="ce1" table:content-validation-name="val1" office:value-type="float" office:value="43.8" calcext:value-type="float">
            <text:p>43,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5 12:14:20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39.03730543" calcext:value-type="float">
            <text:p>39,03730543</text:p>
          </table:table-cell>
          <table:table-cell table:style-name="ce1" table:content-validation-name="val1" office:value-type="float" office:value="43.79816992" calcext:value-type="float">
            <text:p>43,798169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4/2013 17:12:55</text:p>
          </table:table-cell>
          <table:table-cell table:style-name="ce1" table:content-validation-name="val1" office:value-type="float" office:value="45.92" calcext:value-type="float">
            <text:p>45,92</text:p>
          </table:table-cell>
          <table:table-cell table:style-name="ce1" table:content-validation-name="val1" office:value-type="float" office:value="37.104" calcext:value-type="float">
            <text:p>37,104</text:p>
          </table:table-cell>
          <table:table-cell table:style-name="ce1" table:content-validation-name="val1" office:value-type="float" office:value="43.796" calcext:value-type="float">
            <text:p>43,7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5 6:22:14</text:p>
          </table:table-cell>
          <table:table-cell table:style-name="ce1" table:content-validation-name="val1" office:value-type="float" office:value="53.86587764" calcext:value-type="float">
            <text:p>53,86587764</text:p>
          </table:table-cell>
          <table:table-cell table:style-name="ce1" table:content-validation-name="val1" office:value-type="float" office:value="41.74021675" calcext:value-type="float">
            <text:p>41,74021675</text:p>
          </table:table-cell>
          <table:table-cell table:style-name="ce1" table:content-validation-name="val1" office:value-type="float" office:value="43.79566646" calcext:value-type="float">
            <text:p>43,795666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3 10:36:24</text:p>
          </table:table-cell>
          <table:table-cell table:style-name="ce1" table:content-validation-name="val1" office:value-type="float" office:value="22.26" calcext:value-type="float">
            <text:p>22,26</text:p>
          </table:table-cell>
          <table:table-cell table:style-name="ce1" table:content-validation-name="val1" office:value-type="float" office:value="12.61" calcext:value-type="float">
            <text:p>12,61</text:p>
          </table:table-cell>
          <table:table-cell table:style-name="ce1" table:content-validation-name="val1" office:value-type="float" office:value="43.77" calcext:value-type="float">
            <text:p>43,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6 11:09:29</text:p>
          </table:table-cell>
          <table:table-cell table:style-name="ce1" table:content-validation-name="val1" office:value-type="float" office:value="12.41" calcext:value-type="float">
            <text:p>12,41</text:p>
          </table:table-cell>
          <table:table-cell table:style-name="ce1" table:content-validation-name="val1" office:value-type="float" office:value="46.85" calcext:value-type="float">
            <text:p>46,85</text:p>
          </table:table-cell>
          <table:table-cell table:style-name="ce1" table:content-validation-name="val1" office:value-type="float" office:value="43.76" calcext:value-type="float">
            <text:p>43,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4 11:55:48</text:p>
          </table:table-cell>
          <table:table-cell table:style-name="ce1" table:content-validation-name="val1" office:value-type="float" office:value="18.40643595" calcext:value-type="float">
            <text:p>18,40643595</text:p>
          </table:table-cell>
          <table:table-cell table:style-name="ce1" table:content-validation-name="val1" office:value-type="float" office:value="34.77668121" calcext:value-type="float">
            <text:p>34,77668121</text:p>
          </table:table-cell>
          <table:table-cell table:style-name="ce1" table:content-validation-name="val1" office:value-type="float" office:value="43.73887883" calcext:value-type="float">
            <text:p>43,7388788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3 20:41:44</text:p>
          </table:table-cell>
          <table:table-cell table:style-name="ce1" table:content-validation-name="val1" office:value-type="float" office:value="46.4913622" calcext:value-type="float">
            <text:p>46,4913622</text:p>
          </table:table-cell>
          <table:table-cell table:style-name="ce1" table:content-validation-name="val1" office:value-type="float" office:value="47.6600059" calcext:value-type="float">
            <text:p>47,6600059</text:p>
          </table:table-cell>
          <table:table-cell table:style-name="ce1" table:content-validation-name="val1" office:value-type="float" office:value="43.72928" calcext:value-type="float">
            <text:p>43,729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5/2015 23:23:04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40.2711129" calcext:value-type="float">
            <text:p>40,2711129</text:p>
          </table:table-cell>
          <table:table-cell table:style-name="ce1" table:content-validation-name="val1" office:value-type="float" office:value="43.70930415" calcext:value-type="float">
            <text:p>43,709304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5 9:57:0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29.76" calcext:value-type="float">
            <text:p>29,76</text:p>
          </table:table-cell>
          <table:table-cell table:style-name="ce1" table:content-validation-name="val1" office:value-type="float" office:value="43.7" calcext:value-type="float">
            <text:p>43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3/2015 7:01:40</text:p>
          </table:table-cell>
          <table:table-cell table:style-name="ce1" table:content-validation-name="val1" office:value-type="float" office:value="65.29007344" calcext:value-type="float">
            <text:p>65,29007344</text:p>
          </table:table-cell>
          <table:table-cell table:style-name="ce1" table:content-validation-name="val1" office:value-type="float" office:value="44.54551496" calcext:value-type="float">
            <text:p>44,54551496</text:p>
          </table:table-cell>
          <table:table-cell table:style-name="ce1" table:content-validation-name="val1" office:value-type="float" office:value="43.69177374" calcext:value-type="float">
            <text:p>43,691773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6 21:22:30</text:p>
          </table:table-cell>
          <table:table-cell table:style-name="ce1" table:content-validation-name="val1" office:value-type="float" office:value="55.95989554" calcext:value-type="float">
            <text:p>55,95989554</text:p>
          </table:table-cell>
          <table:table-cell table:style-name="ce1" table:content-validation-name="val1" office:value-type="float" office:value="27.78115808" calcext:value-type="float">
            <text:p>27,78115808</text:p>
          </table:table-cell>
          <table:table-cell table:style-name="ce1" table:content-validation-name="val1" office:value-type="float" office:value="43.67851122" calcext:value-type="float">
            <text:p>43,678511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3/2015 23:51:16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42.54802562" calcext:value-type="float">
            <text:p>42,54802562</text:p>
          </table:table-cell>
          <table:table-cell table:style-name="ce1" table:content-validation-name="val1" office:value-type="float" office:value="43.67483313" calcext:value-type="float">
            <text:p>43,674833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4 23:15:42</text:p>
          </table:table-cell>
          <table:table-cell table:style-name="ce1" table:content-validation-name="val1" office:value-type="float" office:value="45.7514" calcext:value-type="float">
            <text:p>45,7514</text:p>
          </table:table-cell>
          <table:table-cell table:style-name="ce1" table:content-validation-name="val1" office:value-type="float" office:value="37.7549" calcext:value-type="float">
            <text:p>37,7549</text:p>
          </table:table-cell>
          <table:table-cell table:style-name="ce1" table:content-validation-name="val1" office:value-type="float" office:value="43.6667" calcext:value-type="float">
            <text:p>43,66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3 4:32:01</text:p>
          </table:table-cell>
          <table:table-cell table:style-name="ce1" table:content-validation-name="val1" office:value-type="float" office:value="62.18433632" calcext:value-type="float">
            <text:p>62,18433632</text:p>
          </table:table-cell>
          <table:table-cell table:style-name="ce1" table:content-validation-name="val1" office:value-type="float" office:value="40.38342274" calcext:value-type="float">
            <text:p>40,38342274</text:p>
          </table:table-cell>
          <table:table-cell table:style-name="ce1" table:content-validation-name="val1" office:value-type="float" office:value="43.65462471" calcext:value-type="float">
            <text:p>43,654624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4 10:53:12</text:p>
          </table:table-cell>
          <table:table-cell table:style-name="ce1" table:content-validation-name="val1" office:value-type="float" office:value="51.73" calcext:value-type="float">
            <text:p>51,73</text:p>
          </table:table-cell>
          <table:table-cell table:style-name="ce1" table:content-validation-name="val1" office:value-type="float" office:value="40.01" calcext:value-type="float">
            <text:p>40,01</text:p>
          </table:table-cell>
          <table:table-cell table:style-name="ce1" table:content-validation-name="val1" office:value-type="float" office:value="43.65" calcext:value-type="float">
            <text:p>43,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5/2013 13:16:07</text:p>
          </table:table-cell>
          <table:table-cell table:style-name="ce1" table:content-validation-name="val1" office:value-type="float" office:value="45.23" calcext:value-type="float">
            <text:p>45,23</text:p>
          </table:table-cell>
          <table:table-cell table:style-name="ce1" table:content-validation-name="val1" office:value-type="float" office:value="41.21" calcext:value-type="float">
            <text:p>41,21</text:p>
          </table:table-cell>
          <table:table-cell table:style-name="ce1" table:content-validation-name="val1" office:value-type="float" office:value="43.64" calcext:value-type="float">
            <text:p>43,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6 4:05:29</text:p>
          </table:table-cell>
          <table:table-cell table:style-name="ce1" table:content-validation-name="val1" office:value-type="float" office:value="19.42211433" calcext:value-type="float">
            <text:p>19,42211433</text:p>
          </table:table-cell>
          <table:table-cell table:style-name="ce1" table:content-validation-name="val1" office:value-type="float" office:value="28.344" calcext:value-type="float">
            <text:p>28,344</text:p>
          </table:table-cell>
          <table:table-cell table:style-name="ce1" table:content-validation-name="val1" office:value-type="float" office:value="43.636" calcext:value-type="float">
            <text:p>43,6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3 10:00:59</text:p>
          </table:table-cell>
          <table:table-cell table:style-name="ce1" table:content-validation-name="val1" office:value-type="float" office:value="68.05330732" calcext:value-type="float">
            <text:p>68,05330732</text:p>
          </table:table-cell>
          <table:table-cell table:style-name="ce1" table:content-validation-name="val1" office:value-type="float" office:value="55.72976958" calcext:value-type="float">
            <text:p>55,72976958</text:p>
          </table:table-cell>
          <table:table-cell table:style-name="ce1" table:content-validation-name="val1" office:value-type="float" office:value="43.63019457" calcext:value-type="float">
            <text:p>43,630194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14:53:16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2.29" calcext:value-type="float">
            <text:p>32,29</text:p>
          </table:table-cell>
          <table:table-cell table:style-name="ce1" table:content-validation-name="val1" office:value-type="float" office:value="43.63" calcext:value-type="float">
            <text:p>43,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4 16:38:29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38.62384419" calcext:value-type="float">
            <text:p>38,62384419</text:p>
          </table:table-cell>
          <table:table-cell table:style-name="ce1" table:content-validation-name="val1" office:value-type="float" office:value="43.62774292" calcext:value-type="float">
            <text:p>43,627742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22:22:43</text:p>
          </table:table-cell>
          <table:table-cell table:style-name="ce1" table:content-validation-name="val1" office:value-type="float" office:value="15.94474229" calcext:value-type="float">
            <text:p>15,94474229</text:p>
          </table:table-cell>
          <table:table-cell table:style-name="ce1" table:content-validation-name="val1" office:value-type="float" office:value="39.41782999" calcext:value-type="float">
            <text:p>39,41782999</text:p>
          </table:table-cell>
          <table:table-cell table:style-name="ce1" table:content-validation-name="val1" office:value-type="float" office:value="43.61229795" calcext:value-type="float">
            <text:p>43,612297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5/2015 23:36:29</text:p>
          </table:table-cell>
          <table:table-cell table:style-name="ce1" table:content-validation-name="val1" office:value-type="float" office:value="21.4047614" calcext:value-type="float">
            <text:p>21,4047614</text:p>
          </table:table-cell>
          <table:table-cell table:style-name="ce1" table:content-validation-name="val1" office:value-type="float" office:value="37.74929516" calcext:value-type="float">
            <text:p>37,74929516</text:p>
          </table:table-cell>
          <table:table-cell table:style-name="ce1" table:content-validation-name="val1" office:value-type="float" office:value="43.61076744" calcext:value-type="float">
            <text:p>43,610767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3 22:04:51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47.58879373" calcext:value-type="float">
            <text:p>47,58879373</text:p>
          </table:table-cell>
          <table:table-cell table:style-name="ce1" table:content-validation-name="val1" office:value-type="float" office:value="43.60620607" calcext:value-type="float">
            <text:p>43,606206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5 18:47:13</text:p>
          </table:table-cell>
          <table:table-cell table:style-name="ce1" table:content-validation-name="val1" office:value-type="float" office:value="55.991" calcext:value-type="float">
            <text:p>55,991</text:p>
          </table:table-cell>
          <table:table-cell table:style-name="ce1" table:content-validation-name="val1" office:value-type="float" office:value="35.411" calcext:value-type="float">
            <text:p>35,411</text:p>
          </table:table-cell>
          <table:table-cell table:style-name="ce1" table:content-validation-name="val1" office:value-type="float" office:value="43.606" calcext:value-type="float">
            <text:p>43,6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3 2:21:14</text:p>
          </table:table-cell>
          <table:table-cell table:style-name="ce1" table:content-validation-name="val1" office:value-type="float" office:value="56.01" calcext:value-type="float">
            <text:p>56,01</text:p>
          </table:table-cell>
          <table:table-cell table:style-name="ce1" table:content-validation-name="val1" office:value-type="float" office:value="44.4" calcext:value-type="float">
            <text:p>44,4</text:p>
          </table:table-cell>
          <table:table-cell table:style-name="ce1" table:content-validation-name="val1" office:value-type="float" office:value="43.59" calcext:value-type="float">
            <text:p>43,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6 9:29:47</text:p>
          </table:table-cell>
          <table:table-cell table:style-name="ce1" table:content-validation-name="val1" office:value-type="float" office:value="58.21831242" calcext:value-type="float">
            <text:p>58,21831242</text:p>
          </table:table-cell>
          <table:table-cell table:style-name="ce1" table:content-validation-name="val1" office:value-type="float" office:value="32.44" calcext:value-type="float">
            <text:p>32,44</text:p>
          </table:table-cell>
          <table:table-cell table:style-name="ce1" table:content-validation-name="val1" office:value-type="float" office:value="43.59" calcext:value-type="float">
            <text:p>43,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5 13:58:06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49.7112611" calcext:value-type="float">
            <text:p>49,7112611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1/2015 1:48:09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47.88065413" calcext:value-type="float">
            <text:p>47,88065413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6:53:15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45.05545405" calcext:value-type="float">
            <text:p>45,05545405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2/2015 12:39:10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7:05:42</text:p>
          </table:table-cell>
          <table:table-cell table:style-name="ce1" table:content-validation-name="val1" office:value-type="float" office:value="30.32072007" calcext:value-type="float">
            <text:p>30,32072007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6 8:22:08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43.6621488" calcext:value-type="float">
            <text:p>43,6621488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6/2014 10:20:12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41.97503499" calcext:value-type="float">
            <text:p>41,97503499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8/2014 23:11:23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9.9794022" calcext:value-type="float">
            <text:p>39,9794022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8/2015 13:09:41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35.35514923" calcext:value-type="float">
            <text:p>35,35514923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3 13:32:19</text:p>
          </table:table-cell>
          <table:table-cell table:style-name="ce1" table:content-validation-name="val1" office:value-type="float" office:value="67.30198789" calcext:value-type="float">
            <text:p>67,30198789</text:p>
          </table:table-cell>
          <table:table-cell table:style-name="ce1" table:content-validation-name="val1" office:value-type="float" office:value="30.83565371" calcext:value-type="float">
            <text:p>30,83565371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22:03:38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23.37931353" calcext:value-type="float">
            <text:p>23,37931353</text:p>
          </table:table-cell>
          <table:table-cell table:style-name="ce1" table:content-validation-name="val1" office:value-type="float" office:value="43.58714084" calcext:value-type="float">
            <text:p>43,5871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5 13:51:25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5.35514923" calcext:value-type="float">
            <text:p>35,35514923</text:p>
          </table:table-cell>
          <table:table-cell table:style-name="ce1" table:content-validation-name="val1" office:value-type="float" office:value="43.58714048" calcext:value-type="float">
            <text:p>43,587140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5:06:58</text:p>
          </table:table-cell>
          <table:table-cell table:style-name="ce1" table:content-validation-name="val1" office:value-type="float" office:value="15.21163604" calcext:value-type="float">
            <text:p>15,21163604</text:p>
          </table:table-cell>
          <table:table-cell table:style-name="ce1" table:content-validation-name="val1" office:value-type="float" office:value="39.49334782" calcext:value-type="float">
            <text:p>39,49334782</text:p>
          </table:table-cell>
          <table:table-cell table:style-name="ce1" table:content-validation-name="val1" office:value-type="float" office:value="43.587" calcext:value-type="float">
            <text:p>43,5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3 12:36:09</text:p>
          </table:table-cell>
          <table:table-cell table:style-name="ce1" table:content-validation-name="val1" office:value-type="float" office:value="37.22" calcext:value-type="float">
            <text:p>37,22</text:p>
          </table:table-cell>
          <table:table-cell table:style-name="ce1" table:content-validation-name="val1" office:value-type="float" office:value="36.61" calcext:value-type="float">
            <text:p>36,61</text:p>
          </table:table-cell>
          <table:table-cell table:style-name="ce1" table:content-validation-name="val1" office:value-type="float" office:value="43.58" calcext:value-type="float">
            <text:p>43,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/2015 18:52:49</text:p>
          </table:table-cell>
          <table:table-cell table:style-name="ce1" table:content-validation-name="val1" office:value-type="float" office:value="38.64552812" calcext:value-type="float">
            <text:p>38,64552812</text:p>
          </table:table-cell>
          <table:table-cell table:style-name="ce1" table:content-validation-name="val1" office:value-type="float" office:value="48.65246148" calcext:value-type="float">
            <text:p>48,65246148</text:p>
          </table:table-cell>
          <table:table-cell table:style-name="ce1" table:content-validation-name="val1" office:value-type="float" office:value="43.54990058" calcext:value-type="float">
            <text:p>43,549900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5 19:12:47</text:p>
          </table:table-cell>
          <table:table-cell table:style-name="ce1" table:content-validation-name="val1" office:value-type="float" office:value="65.5" calcext:value-type="float">
            <text:p>65,5</text:p>
          </table:table-cell>
          <table:table-cell table:style-name="ce1" table:content-validation-name="val1" office:value-type="float" office:value="44.98962378" calcext:value-type="float">
            <text:p>44,98962378</text:p>
          </table:table-cell>
          <table:table-cell table:style-name="ce1" table:content-validation-name="val1" office:value-type="float" office:value="43.54290409" calcext:value-type="float">
            <text:p>43,542904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5 16:12:38</text:p>
          </table:table-cell>
          <table:table-cell table:style-name="ce1" table:content-validation-name="val1" office:value-type="float" office:value="15.76151589" calcext:value-type="float">
            <text:p>15,76151589</text:p>
          </table:table-cell>
          <table:table-cell table:style-name="ce1" table:content-validation-name="val1" office:value-type="float" office:value="53.703" calcext:value-type="float">
            <text:p>53,703</text:p>
          </table:table-cell>
          <table:table-cell table:style-name="ce1" table:content-validation-name="val1" office:value-type="float" office:value="43.54" calcext:value-type="float">
            <text:p>43,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5 19:21:53</text:p>
          </table:table-cell>
          <table:table-cell table:style-name="ce1" table:content-validation-name="val1" office:value-type="float" office:value="27.35804942" calcext:value-type="float">
            <text:p>27,35804942</text:p>
          </table:table-cell>
          <table:table-cell table:style-name="ce1" table:content-validation-name="val1" office:value-type="float" office:value="35.30800738" calcext:value-type="float">
            <text:p>35,30800738</text:p>
          </table:table-cell>
          <table:table-cell table:style-name="ce1" table:content-validation-name="val1" office:value-type="float" office:value="43.5193521" calcext:value-type="float">
            <text:p>43,51935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5 22:12:32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5.95861924" calcext:value-type="float">
            <text:p>35,95861924</text:p>
          </table:table-cell>
          <table:table-cell table:style-name="ce1" table:content-validation-name="val1" office:value-type="float" office:value="43.51742318" calcext:value-type="float">
            <text:p>43,517423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/2015 2:32:18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39.71028204" calcext:value-type="float">
            <text:p>39,71028204</text:p>
          </table:table-cell>
          <table:table-cell table:style-name="ce1" table:content-validation-name="val1" office:value-type="float" office:value="43.50919312" calcext:value-type="float">
            <text:p>43,509193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6 19:56:30</text:p>
          </table:table-cell>
          <table:table-cell table:style-name="ce1" table:content-validation-name="val1" office:value-type="float" office:value="32.45011531" calcext:value-type="float">
            <text:p>32,45011531</text:p>
          </table:table-cell>
          <table:table-cell table:style-name="ce1" table:content-validation-name="val1" office:value-type="float" office:value="37.67980197" calcext:value-type="float">
            <text:p>37,67980197</text:p>
          </table:table-cell>
          <table:table-cell table:style-name="ce1" table:content-validation-name="val1" office:value-type="float" office:value="43.50019104" calcext:value-type="float">
            <text:p>43,500191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5/2016 10:17:29</text:p>
          </table:table-cell>
          <table:table-cell table:style-name="ce1" table:content-validation-name="val1" office:value-type="float" office:value="49.1759691" calcext:value-type="float">
            <text:p>49,1759691</text:p>
          </table:table-cell>
          <table:table-cell table:style-name="ce1" table:content-validation-name="val1" office:value-type="float" office:value="27.26678049" calcext:value-type="float">
            <text:p>27,26678049</text:p>
          </table:table-cell>
          <table:table-cell table:style-name="ce1" table:content-validation-name="val1" office:value-type="float" office:value="43.50014664" calcext:value-type="float">
            <text:p>43,500146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9:53:26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7.3055519" calcext:value-type="float">
            <text:p>37,3055519</text:p>
          </table:table-cell>
          <table:table-cell table:style-name="ce1" table:content-validation-name="val1" office:value-type="float" office:value="43.47401" calcext:value-type="float">
            <text:p>43,474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6 20:41:56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48.22213973" calcext:value-type="float">
            <text:p>48,22213973</text:p>
          </table:table-cell>
          <table:table-cell table:style-name="ce1" table:content-validation-name="val1" office:value-type="float" office:value="43.46914322" calcext:value-type="float">
            <text:p>43,469143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5 18:57:28</text:p>
          </table:table-cell>
          <table:table-cell table:style-name="ce1" table:content-validation-name="val1" office:value-type="float" office:value="42.74307443" calcext:value-type="float">
            <text:p>42,74307443</text:p>
          </table:table-cell>
          <table:table-cell table:style-name="ce1" table:content-validation-name="val1" office:value-type="float" office:value="27.93445525" calcext:value-type="float">
            <text:p>27,93445525</text:p>
          </table:table-cell>
          <table:table-cell table:style-name="ce1" table:content-validation-name="val1" office:value-type="float" office:value="43.46085096" calcext:value-type="float">
            <text:p>43,460850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5 2:56:59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8.58750775" calcext:value-type="float">
            <text:p>48,58750775</text:p>
          </table:table-cell>
          <table:table-cell table:style-name="ce1" table:content-validation-name="val1" office:value-type="float" office:value="43.45587903" calcext:value-type="float">
            <text:p>43,455879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8/2013 9:53:41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42.32417239" calcext:value-type="float">
            <text:p>42,32417239</text:p>
          </table:table-cell>
          <table:table-cell table:style-name="ce1" table:content-validation-name="val1" office:value-type="float" office:value="43.43842293" calcext:value-type="float">
            <text:p>43,438422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3 15:02:29</text:p>
          </table:table-cell>
          <table:table-cell table:style-name="ce1" table:content-validation-name="val1" office:value-type="float" office:value="51.733392" calcext:value-type="float">
            <text:p>51,733392</text:p>
          </table:table-cell>
          <table:table-cell table:style-name="ce1" table:content-validation-name="val1" office:value-type="float" office:value="45.24000533" calcext:value-type="float">
            <text:p>45,24000533</text:p>
          </table:table-cell>
          <table:table-cell table:style-name="ce1" table:content-validation-name="val1" office:value-type="float" office:value="43.42501474" calcext:value-type="float">
            <text:p>43,425014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5 23:52:38</text:p>
          </table:table-cell>
          <table:table-cell table:style-name="ce1" table:content-validation-name="val1" office:value-type="float" office:value="46.711" calcext:value-type="float">
            <text:p>46,711</text:p>
          </table:table-cell>
          <table:table-cell table:style-name="ce1" table:content-validation-name="val1" office:value-type="float" office:value="31.5658" calcext:value-type="float">
            <text:p>31,5658</text:p>
          </table:table-cell>
          <table:table-cell table:style-name="ce1" table:content-validation-name="val1" office:value-type="float" office:value="43.4243" calcext:value-type="float">
            <text:p>43,42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4 3:25:22</text:p>
          </table:table-cell>
          <table:table-cell table:style-name="ce1" table:content-validation-name="val1" office:value-type="float" office:value="35.6996" calcext:value-type="float">
            <text:p>35,6996</text:p>
          </table:table-cell>
          <table:table-cell table:style-name="ce1" table:content-validation-name="val1" office:value-type="float" office:value="37.4725" calcext:value-type="float">
            <text:p>37,4725</text:p>
          </table:table-cell>
          <table:table-cell table:style-name="ce1" table:content-validation-name="val1" office:value-type="float" office:value="43.388" calcext:value-type="float">
            <text:p>43,3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5 15:31:00</text:p>
          </table:table-cell>
          <table:table-cell table:style-name="ce1" table:content-validation-name="val1" office:value-type="float" office:value="28.857" calcext:value-type="float">
            <text:p>28,857</text:p>
          </table:table-cell>
          <table:table-cell table:style-name="ce1" table:content-validation-name="val1" office:value-type="float" office:value="35.387" calcext:value-type="float">
            <text:p>35,387</text:p>
          </table:table-cell>
          <table:table-cell table:style-name="ce1" table:content-validation-name="val1" office:value-type="float" office:value="43.387" calcext:value-type="float">
            <text:p>43,3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5 16:18:01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5.75" calcext:value-type="float">
            <text:p>45,75</text:p>
          </table:table-cell>
          <table:table-cell table:style-name="ce1" table:content-validation-name="val1" office:value-type="float" office:value="43.37" calcext:value-type="float">
            <text:p>43,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4 9:57:28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45.68" calcext:value-type="float">
            <text:p>45,68</text:p>
          </table:table-cell>
          <table:table-cell table:style-name="ce1" table:content-validation-name="val1" office:value-type="float" office:value="43.37" calcext:value-type="float">
            <text:p>43,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5 5:53:31</text:p>
          </table:table-cell>
          <table:table-cell table:style-name="ce1" table:content-validation-name="val1" office:value-type="float" office:value="52.55527108" calcext:value-type="float">
            <text:p>52,55527108</text:p>
          </table:table-cell>
          <table:table-cell table:style-name="ce1" table:content-validation-name="val1" office:value-type="float" office:value="38.28761458" calcext:value-type="float">
            <text:p>38,28761458</text:p>
          </table:table-cell>
          <table:table-cell table:style-name="ce1" table:content-validation-name="val1" office:value-type="float" office:value="43.36547754" calcext:value-type="float">
            <text:p>43,365477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5 13:51:44</text:p>
          </table:table-cell>
          <table:table-cell table:style-name="ce1" table:content-validation-name="val1" office:value-type="float" office:value="31.6" calcext:value-type="float">
            <text:p>31,6</text:p>
          </table:table-cell>
          <table:table-cell table:style-name="ce1" table:content-validation-name="val1" office:value-type="float" office:value="47.53" calcext:value-type="float">
            <text:p>47,53</text:p>
          </table:table-cell>
          <table:table-cell table:style-name="ce1" table:content-validation-name="val1" office:value-type="float" office:value="43.36" calcext:value-type="float">
            <text:p>43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5 9:28:34</text:p>
          </table:table-cell>
          <table:table-cell table:style-name="ce1" table:content-validation-name="val1" office:value-type="float" office:value="50.64197496" calcext:value-type="float">
            <text:p>50,64197496</text:p>
          </table:table-cell>
          <table:table-cell table:style-name="ce1" table:content-validation-name="val1" office:value-type="float" office:value="33.31836275" calcext:value-type="float">
            <text:p>33,31836275</text:p>
          </table:table-cell>
          <table:table-cell table:style-name="ce1" table:content-validation-name="val1" office:value-type="float" office:value="43.35677826" calcext:value-type="float">
            <text:p>43,356778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0/2015 8:30:26</text:p>
          </table:table-cell>
          <table:table-cell table:style-name="ce1" table:content-validation-name="val1" office:value-type="float" office:value="50.3" calcext:value-type="float">
            <text:p>50,3</text:p>
          </table:table-cell>
          <table:table-cell table:style-name="ce1" table:content-validation-name="val1" office:value-type="float" office:value="37.72" calcext:value-type="float">
            <text:p>37,72</text:p>
          </table:table-cell>
          <table:table-cell table:style-name="ce1" table:content-validation-name="val1" office:value-type="float" office:value="43.32" calcext:value-type="float">
            <text:p>43,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5/2013 7:55:40</text:p>
          </table:table-cell>
          <table:table-cell table:style-name="ce1" table:content-validation-name="val1" office:value-type="float" office:value="15.86809438" calcext:value-type="float">
            <text:p>15,86809438</text:p>
          </table:table-cell>
          <table:table-cell table:style-name="ce1" table:content-validation-name="val1" office:value-type="float" office:value="38.04695842" calcext:value-type="float">
            <text:p>38,04695842</text:p>
          </table:table-cell>
          <table:table-cell table:style-name="ce1" table:content-validation-name="val1" office:value-type="float" office:value="43.30085437" calcext:value-type="float">
            <text:p>43,300854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1:52:14</text:p>
          </table:table-cell>
          <table:table-cell table:style-name="ce1" table:content-validation-name="val1" office:value-type="float" office:value="55.71" calcext:value-type="float">
            <text:p>55,71</text:p>
          </table:table-cell>
          <table:table-cell table:style-name="ce1" table:content-validation-name="val1" office:value-type="float" office:value="26.233" calcext:value-type="float">
            <text:p>26,233</text:p>
          </table:table-cell>
          <table:table-cell table:style-name="ce1" table:content-validation-name="val1" office:value-type="float" office:value="43.3" calcext:value-type="float">
            <text:p>43,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6 20:32:47</text:p>
          </table:table-cell>
          <table:table-cell table:style-name="ce1" table:content-validation-name="val1" office:value-type="float" office:value="61.17716274" calcext:value-type="float">
            <text:p>61,17716274</text:p>
          </table:table-cell>
          <table:table-cell table:style-name="ce1" table:content-validation-name="val1" office:value-type="float" office:value="47.28804962" calcext:value-type="float">
            <text:p>47,28804962</text:p>
          </table:table-cell>
          <table:table-cell table:style-name="ce1" table:content-validation-name="val1" office:value-type="float" office:value="43.28831415" calcext:value-type="float">
            <text:p>43,288314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5 5:05:53</text:p>
          </table:table-cell>
          <table:table-cell table:style-name="ce1" table:content-validation-name="val1" office:value-type="float" office:value="37.022" calcext:value-type="float">
            <text:p>37,022</text:p>
          </table:table-cell>
          <table:table-cell table:style-name="ce1" table:content-validation-name="val1" office:value-type="float" office:value="37.562" calcext:value-type="float">
            <text:p>37,562</text:p>
          </table:table-cell>
          <table:table-cell table:style-name="ce1" table:content-validation-name="val1" office:value-type="float" office:value="43.274" calcext:value-type="float">
            <text:p>43,2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5 4:43:26</text:p>
          </table:table-cell>
          <table:table-cell table:style-name="ce1" table:content-validation-name="val1" office:value-type="float" office:value="34.95324669" calcext:value-type="float">
            <text:p>34,95324669</text:p>
          </table:table-cell>
          <table:table-cell table:style-name="ce1" table:content-validation-name="val1" office:value-type="float" office:value="39.67936781" calcext:value-type="float">
            <text:p>39,67936781</text:p>
          </table:table-cell>
          <table:table-cell table:style-name="ce1" table:content-validation-name="val1" office:value-type="float" office:value="43.25566316" calcext:value-type="float">
            <text:p>43,255663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3/2014 8:29:53</text:p>
          </table:table-cell>
          <table:table-cell table:style-name="ce1" table:content-validation-name="val1" office:value-type="float" office:value="31.96023186" calcext:value-type="float">
            <text:p>31,96023186</text:p>
          </table:table-cell>
          <table:table-cell table:style-name="ce1" table:content-validation-name="val1" office:value-type="float" office:value="30.55798" calcext:value-type="float">
            <text:p>30,55798</text:p>
          </table:table-cell>
          <table:table-cell table:style-name="ce1" table:content-validation-name="val1" office:value-type="float" office:value="43.23506" calcext:value-type="float">
            <text:p>43,235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6 10:12:12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41.85629272" calcext:value-type="float">
            <text:p>41,85629272</text:p>
          </table:table-cell>
          <table:table-cell table:style-name="ce1" table:content-validation-name="val1" office:value-type="float" office:value="43.22811048" calcext:value-type="float">
            <text:p>43,228110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4 9:40:53</text:p>
          </table:table-cell>
          <table:table-cell table:style-name="ce1" table:content-validation-name="val1" office:value-type="float" office:value="13.17296837" calcext:value-type="float">
            <text:p>13,17296837</text:p>
          </table:table-cell>
          <table:table-cell table:style-name="ce1" table:content-validation-name="val1" office:value-type="float" office:value="35.27599216" calcext:value-type="float">
            <text:p>35,27599216</text:p>
          </table:table-cell>
          <table:table-cell table:style-name="ce1" table:content-validation-name="val1" office:value-type="float" office:value="43.21941488" calcext:value-type="float">
            <text:p>43,219414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5/2014 16:36:21</text:p>
          </table:table-cell>
          <table:table-cell table:style-name="ce1" table:content-validation-name="val1" office:value-type="float" office:value="51.73163031" calcext:value-type="float">
            <text:p>51,73163031</text:p>
          </table:table-cell>
          <table:table-cell table:style-name="ce1" table:content-validation-name="val1" office:value-type="float" office:value="37.26920729" calcext:value-type="float">
            <text:p>37,26920729</text:p>
          </table:table-cell>
          <table:table-cell table:style-name="ce1" table:content-validation-name="val1" office:value-type="float" office:value="43.21132769" calcext:value-type="float">
            <text:p>43,211327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3:58:46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43.21132769" calcext:value-type="float">
            <text:p>43,211327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4 21:47:49</text:p>
          </table:table-cell>
          <table:table-cell table:style-name="ce1" table:content-validation-name="val1" office:value-type="float" office:value="56.70408567" calcext:value-type="float">
            <text:p>56,70408567</text:p>
          </table:table-cell>
          <table:table-cell table:style-name="ce1" table:content-validation-name="val1" office:value-type="float" office:value="52.83915963" calcext:value-type="float">
            <text:p>52,83915963</text:p>
          </table:table-cell>
          <table:table-cell table:style-name="ce1" table:content-validation-name="val1" office:value-type="float" office:value="43.18707403" calcext:value-type="float">
            <text:p>43,187074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5:09:55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38.02173" calcext:value-type="float">
            <text:p>38,02173</text:p>
          </table:table-cell>
          <table:table-cell table:style-name="ce1" table:content-validation-name="val1" office:value-type="float" office:value="43.17667" calcext:value-type="float">
            <text:p>43,176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5 5:18:00</text:p>
          </table:table-cell>
          <table:table-cell table:style-name="ce1" table:content-validation-name="val1" office:value-type="float" office:value="41.15088" calcext:value-type="float">
            <text:p>41,15088</text:p>
          </table:table-cell>
          <table:table-cell table:style-name="ce1" table:content-validation-name="val1" office:value-type="float" office:value="23.88922" calcext:value-type="float">
            <text:p>23,88922</text:p>
          </table:table-cell>
          <table:table-cell table:style-name="ce1" table:content-validation-name="val1" office:value-type="float" office:value="43.12279" calcext:value-type="float">
            <text:p>43,122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6 11:33:24</text:p>
          </table:table-cell>
          <table:table-cell table:style-name="ce1" table:content-validation-name="val1" office:value-type="float" office:value="23.39024253" calcext:value-type="float">
            <text:p>23,39024253</text:p>
          </table:table-cell>
          <table:table-cell table:style-name="ce1" table:content-validation-name="val1" office:value-type="float" office:value="43.40330364" calcext:value-type="float">
            <text:p>43,40330364</text:p>
          </table:table-cell>
          <table:table-cell table:style-name="ce1" table:content-validation-name="val1" office:value-type="float" office:value="43.11970573" calcext:value-type="float">
            <text:p>43,119705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5/2013 2:59:54</text:p>
          </table:table-cell>
          <table:table-cell table:style-name="ce1" table:content-validation-name="val1" office:value-type="float" office:value="32.63072564" calcext:value-type="float">
            <text:p>32,63072564</text:p>
          </table:table-cell>
          <table:table-cell table:style-name="ce1" table:content-validation-name="val1" office:value-type="float" office:value="36.84500028" calcext:value-type="float">
            <text:p>36,84500028</text:p>
          </table:table-cell>
          <table:table-cell table:style-name="ce1" table:content-validation-name="val1" office:value-type="float" office:value="43.10662935" calcext:value-type="float">
            <text:p>43,106629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4/2013 5:59:49</text:p>
          </table:table-cell>
          <table:table-cell table:style-name="ce1" table:content-validation-name="val1" office:value-type="float" office:value="59.41168479" calcext:value-type="float">
            <text:p>59,41168479</text:p>
          </table:table-cell>
          <table:table-cell table:style-name="ce1" table:content-validation-name="val1" office:value-type="float" office:value="44.98" calcext:value-type="float">
            <text:p>44,98</text:p>
          </table:table-cell>
          <table:table-cell table:style-name="ce1" table:content-validation-name="val1" office:value-type="float" office:value="43.1" calcext:value-type="float">
            <text:p>43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3 6:54:50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style-name="ce1" table:content-validation-name="val1" office:value-type="float" office:value="43.1" calcext:value-type="float">
            <text:p>43,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6 18:03:23</text:p>
          </table:table-cell>
          <table:table-cell table:style-name="ce1" table:content-validation-name="val1" office:value-type="float" office:value="66.31092845" calcext:value-type="float">
            <text:p>66,31092845</text:p>
          </table:table-cell>
          <table:table-cell table:style-name="ce1" table:content-validation-name="val1" office:value-type="float" office:value="43.69616602" calcext:value-type="float">
            <text:p>43,69616602</text:p>
          </table:table-cell>
          <table:table-cell table:style-name="ce1" table:content-validation-name="val1" office:value-type="float" office:value="43.08379865" calcext:value-type="float">
            <text:p>43,083798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5 9:04:00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43.08036436" calcext:value-type="float">
            <text:p>43,080364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10:25:02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41.856" calcext:value-type="float">
            <text:p>41,856</text:p>
          </table:table-cell>
          <table:table-cell table:style-name="ce1" table:content-validation-name="val1" office:value-type="float" office:value="43.06" calcext:value-type="float">
            <text:p>43,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6 22:38:09</text:p>
          </table:table-cell>
          <table:table-cell table:style-name="ce1" table:content-validation-name="val1" office:value-type="float" office:value="48.26" calcext:value-type="float">
            <text:p>48,26</text:p>
          </table:table-cell>
          <table:table-cell table:style-name="ce1" table:content-validation-name="val1" office:value-type="float" office:value="26.0087267" calcext:value-type="float">
            <text:p>26,0087267</text:p>
          </table:table-cell>
          <table:table-cell table:style-name="ce1" table:content-validation-name="val1" office:value-type="float" office:value="43.05500323" calcext:value-type="float">
            <text:p>43,055003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5 12:24:11</text:p>
          </table:table-cell>
          <table:table-cell table:style-name="ce1" table:content-validation-name="val1" office:value-type="float" office:value="43.45" calcext:value-type="float">
            <text:p>43,45</text:p>
          </table:table-cell>
          <table:table-cell table:style-name="ce1" table:content-validation-name="val1" office:value-type="float" office:value="46.46729" calcext:value-type="float">
            <text:p>46,46729</text:p>
          </table:table-cell>
          <table:table-cell table:style-name="ce1" table:content-validation-name="val1" office:value-type="float" office:value="43.02611" calcext:value-type="float">
            <text:p>43,026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0/2013 5:45:31</text:p>
          </table:table-cell>
          <table:table-cell table:style-name="ce1" table:content-validation-name="val1" office:value-type="float" office:value="53.166" calcext:value-type="float">
            <text:p>53,166</text:p>
          </table:table-cell>
          <table:table-cell table:style-name="ce1" table:content-validation-name="val1" office:value-type="float" office:value="36.4854" calcext:value-type="float">
            <text:p>36,4854</text:p>
          </table:table-cell>
          <table:table-cell table:style-name="ce1" table:content-validation-name="val1" office:value-type="float" office:value="43.0218" calcext:value-type="float">
            <text:p>43,02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3 9:56:13</text:p>
          </table:table-cell>
          <table:table-cell table:style-name="ce1" table:content-validation-name="val1" office:value-type="float" office:value="44.14459035" calcext:value-type="float">
            <text:p>44,14459035</text:p>
          </table:table-cell>
          <table:table-cell table:style-name="ce1" table:content-validation-name="val1" office:value-type="float" office:value="34.09351696" calcext:value-type="float">
            <text:p>34,09351696</text:p>
          </table:table-cell>
          <table:table-cell table:style-name="ce1" table:content-validation-name="val1" office:value-type="float" office:value="43.01988519" calcext:value-type="float">
            <text:p>43,019885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6:01:24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3.39651491" calcext:value-type="float">
            <text:p>43,39651491</text:p>
          </table:table-cell>
          <table:table-cell table:style-name="ce1" table:content-validation-name="val1" office:value-type="float" office:value="43.01855862" calcext:value-type="float">
            <text:p>43,01855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9:53:54</text:p>
          </table:table-cell>
          <table:table-cell table:style-name="ce1" table:content-validation-name="val1" office:value-type="float" office:value="31.74255264" calcext:value-type="float">
            <text:p>31,74255264</text:p>
          </table:table-cell>
          <table:table-cell table:style-name="ce1" table:content-validation-name="val1" office:value-type="float" office:value="38.68351038" calcext:value-type="float">
            <text:p>38,68351038</text:p>
          </table:table-cell>
          <table:table-cell table:style-name="ce1" table:content-validation-name="val1" office:value-type="float" office:value="42.99907685" calcext:value-type="float">
            <text:p>42,999076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5 10:40:07</text:p>
          </table:table-cell>
          <table:table-cell table:style-name="ce1" table:content-validation-name="val1" office:value-type="float" office:value="55.7735395" calcext:value-type="float">
            <text:p>55,7735395</text:p>
          </table:table-cell>
          <table:table-cell table:style-name="ce1" table:content-validation-name="val1" office:value-type="float" office:value="34.46058496" calcext:value-type="float">
            <text:p>34,46058496</text:p>
          </table:table-cell>
          <table:table-cell table:style-name="ce1" table:content-validation-name="val1" office:value-type="float" office:value="42.99804349" calcext:value-type="float">
            <text:p>42,998043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3 13:14:44</text:p>
          </table:table-cell>
          <table:table-cell table:style-name="ce1" table:content-validation-name="val1" office:value-type="float" office:value="14.757633" calcext:value-type="float">
            <text:p>14,757633</text:p>
          </table:table-cell>
          <table:table-cell table:style-name="ce1" table:content-validation-name="val1" office:value-type="float" office:value="41.87672442" calcext:value-type="float">
            <text:p>41,87672442</text:p>
          </table:table-cell>
          <table:table-cell table:style-name="ce1" table:content-validation-name="val1" office:value-type="float" office:value="42.98223001" calcext:value-type="float">
            <text:p>42,982230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20:44:21</text:p>
          </table:table-cell>
          <table:table-cell table:style-name="ce1" table:content-validation-name="val1" office:value-type="float" office:value="47.09" calcext:value-type="float">
            <text:p>47,09</text:p>
          </table:table-cell>
          <table:table-cell table:style-name="ce1" table:content-validation-name="val1" office:value-type="float" office:value="23.52" calcext:value-type="float">
            <text:p>23,52</text:p>
          </table:table-cell>
          <table:table-cell table:style-name="ce1" table:content-validation-name="val1" office:value-type="float" office:value="42.98" calcext:value-type="float">
            <text:p>42,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6 10:42:59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9.13216414" calcext:value-type="float">
            <text:p>39,13216414</text:p>
          </table:table-cell>
          <table:table-cell table:style-name="ce1" table:content-validation-name="val1" office:value-type="float" office:value="42.9554764" calcext:value-type="float">
            <text:p>42,95547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6 4:39:13</text:p>
          </table:table-cell>
          <table:table-cell table:style-name="ce1" table:content-validation-name="val1" office:value-type="float" office:value="22.36088" calcext:value-type="float">
            <text:p>22,36088</text:p>
          </table:table-cell>
          <table:table-cell table:style-name="ce1" table:content-validation-name="val1" office:value-type="float" office:value="35.3179" calcext:value-type="float">
            <text:p>35,3179</text:p>
          </table:table-cell>
          <table:table-cell table:style-name="ce1" table:content-validation-name="val1" office:value-type="float" office:value="42.9527" calcext:value-type="float">
            <text:p>42,95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6 17:40:00</text:p>
          </table:table-cell>
          <table:table-cell table:style-name="ce1" table:content-validation-name="val1" office:value-type="float" office:value="49.18" calcext:value-type="float">
            <text:p>49,18</text:p>
          </table:table-cell>
          <table:table-cell table:style-name="ce1" table:content-validation-name="val1" office:value-type="float" office:value="40.34" calcext:value-type="float">
            <text:p>40,34</text:p>
          </table:table-cell>
          <table:table-cell table:style-name="ce1" table:content-validation-name="val1" office:value-type="float" office:value="42.94" calcext:value-type="float">
            <text:p>42,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8/2014 17:18:23</text:p>
          </table:table-cell>
          <table:table-cell table:style-name="ce1" table:content-validation-name="val1" office:value-type="float" office:value="47.29377613" calcext:value-type="float">
            <text:p>47,29377613</text:p>
          </table:table-cell>
          <table:table-cell table:style-name="ce1" table:content-validation-name="val1" office:value-type="float" office:value="34.49420397" calcext:value-type="float">
            <text:p>34,49420397</text:p>
          </table:table-cell>
          <table:table-cell table:style-name="ce1" table:content-validation-name="val1" office:value-type="float" office:value="42.93820814" calcext:value-type="float">
            <text:p>42,938208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5 23:05:20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3.07952365" calcext:value-type="float">
            <text:p>33,07952365</text:p>
          </table:table-cell>
          <table:table-cell table:style-name="ce1" table:content-validation-name="val1" office:value-type="float" office:value="42.93663673" calcext:value-type="float">
            <text:p>42,936636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2/2015 8:00:16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36.98461038" calcext:value-type="float">
            <text:p>36,98461038</text:p>
          </table:table-cell>
          <table:table-cell table:style-name="ce1" table:content-validation-name="val1" office:value-type="float" office:value="42.93403791" calcext:value-type="float">
            <text:p>42,934037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5 7:01:05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40.95042642" calcext:value-type="float">
            <text:p>40,95042642</text:p>
          </table:table-cell>
          <table:table-cell table:style-name="ce1" table:content-validation-name="val1" office:value-type="float" office:value="42.93348746" calcext:value-type="float">
            <text:p>42,933487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4/2015 9:47:47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0.5762842" calcext:value-type="float">
            <text:p>40,5762842</text:p>
          </table:table-cell>
          <table:table-cell table:style-name="ce1" table:content-validation-name="val1" office:value-type="float" office:value="42.92957112" calcext:value-type="float">
            <text:p>42,929571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4 16:10:50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41.904" calcext:value-type="float">
            <text:p>41,904</text:p>
          </table:table-cell>
          <table:table-cell table:style-name="ce1" table:content-validation-name="val1" office:value-type="float" office:value="42.908" calcext:value-type="float">
            <text:p>42,9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5 21:26:19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42.90696719" calcext:value-type="float">
            <text:p>42,90696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3 6:11:08</text:p>
          </table:table-cell>
          <table:table-cell table:style-name="ce1" table:content-validation-name="val1" office:value-type="float" office:value="45.38344811" calcext:value-type="float">
            <text:p>45,38344811</text:p>
          </table:table-cell>
          <table:table-cell table:style-name="ce1" table:content-validation-name="val1" office:value-type="float" office:value="34.50517015" calcext:value-type="float">
            <text:p>34,50517015</text:p>
          </table:table-cell>
          <table:table-cell table:style-name="ce1" table:content-validation-name="val1" office:value-type="float" office:value="42.90696719" calcext:value-type="float">
            <text:p>42,90696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6/2014 13:22:32</text:p>
          </table:table-cell>
          <table:table-cell table:style-name="ce1" table:content-validation-name="val1" office:value-type="float" office:value="11.74494404" calcext:value-type="float">
            <text:p>11,74494404</text:p>
          </table:table-cell>
          <table:table-cell table:style-name="ce1" table:content-validation-name="val1" office:value-type="float" office:value="32.98138724" calcext:value-type="float">
            <text:p>32,98138724</text:p>
          </table:table-cell>
          <table:table-cell table:style-name="ce1" table:content-validation-name="val1" office:value-type="float" office:value="42.90696719" calcext:value-type="float">
            <text:p>42,90696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6 8:14:49</text:p>
          </table:table-cell>
          <table:table-cell table:style-name="ce1" table:content-validation-name="val1" office:value-type="float" office:value="44.15802665" calcext:value-type="float">
            <text:p>44,15802665</text:p>
          </table:table-cell>
          <table:table-cell table:style-name="ce1" table:content-validation-name="val1" office:value-type="float" office:value="31.75706932" calcext:value-type="float">
            <text:p>31,75706932</text:p>
          </table:table-cell>
          <table:table-cell table:style-name="ce1" table:content-validation-name="val1" office:value-type="float" office:value="42.90696719" calcext:value-type="float">
            <text:p>42,90696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5 19:52:00</text:p>
          </table:table-cell>
          <table:table-cell table:style-name="ce1" table:content-validation-name="val1" office:value-type="float" office:value="31.43165178" calcext:value-type="float">
            <text:p>31,43165178</text:p>
          </table:table-cell>
          <table:table-cell table:style-name="ce1" table:content-validation-name="val1" office:value-type="float" office:value="28.1773747" calcext:value-type="float">
            <text:p>28,1773747</text:p>
          </table:table-cell>
          <table:table-cell table:style-name="ce1" table:content-validation-name="val1" office:value-type="float" office:value="42.90696719" calcext:value-type="float">
            <text:p>42,90696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5 23:06:18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27.5697317" calcext:value-type="float">
            <text:p>27,5697317</text:p>
          </table:table-cell>
          <table:table-cell table:style-name="ce1" table:content-validation-name="val1" office:value-type="float" office:value="42.90696719" calcext:value-type="float">
            <text:p>42,90696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6 3:06:39</text:p>
          </table:table-cell>
          <table:table-cell table:style-name="ce1" table:content-validation-name="val1" office:value-type="float" office:value="31.60922025" calcext:value-type="float">
            <text:p>31,60922025</text:p>
          </table:table-cell>
          <table:table-cell table:style-name="ce1" table:content-validation-name="val1" office:value-type="float" office:value="44.18593474" calcext:value-type="float">
            <text:p>44,18593474</text:p>
          </table:table-cell>
          <table:table-cell table:style-name="ce1" table:content-validation-name="val1" office:value-type="float" office:value="42.89802628" calcext:value-type="float">
            <text:p>42,898026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6 16:05:01</text:p>
          </table:table-cell>
          <table:table-cell table:style-name="ce1" table:content-validation-name="val1" office:value-type="float" office:value="61.61325054" calcext:value-type="float">
            <text:p>61,61325054</text:p>
          </table:table-cell>
          <table:table-cell table:style-name="ce1" table:content-validation-name="val1" office:value-type="float" office:value="41.73600713" calcext:value-type="float">
            <text:p>41,73600713</text:p>
          </table:table-cell>
          <table:table-cell table:style-name="ce1" table:content-validation-name="val1" office:value-type="float" office:value="42.89648553" calcext:value-type="float">
            <text:p>42,896485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5 17:08:10</text:p>
          </table:table-cell>
          <table:table-cell table:style-name="ce1" table:content-validation-name="val1" office:value-type="float" office:value="16.36894314" calcext:value-type="float">
            <text:p>16,36894314</text:p>
          </table:table-cell>
          <table:table-cell table:style-name="ce1" table:content-validation-name="val1" office:value-type="float" office:value="44.99" calcext:value-type="float">
            <text:p>44,99</text:p>
          </table:table-cell>
          <table:table-cell table:style-name="ce1" table:content-validation-name="val1" office:value-type="float" office:value="42.89" calcext:value-type="float">
            <text:p>42,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13:34:07</text:p>
          </table:table-cell>
          <table:table-cell table:style-name="ce1" table:content-validation-name="val1" office:value-type="float" office:value="13.13950746" calcext:value-type="float">
            <text:p>13,13950746</text:p>
          </table:table-cell>
          <table:table-cell table:style-name="ce1" table:content-validation-name="val1" office:value-type="float" office:value="34.70439453" calcext:value-type="float">
            <text:p>34,70439453</text:p>
          </table:table-cell>
          <table:table-cell table:style-name="ce1" table:content-validation-name="val1" office:value-type="float" office:value="42.88352243" calcext:value-type="float">
            <text:p>42,883522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5 13:16:55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24.13883599" calcext:value-type="float">
            <text:p>24,13883599</text:p>
          </table:table-cell>
          <table:table-cell table:style-name="ce1" table:content-validation-name="val1" office:value-type="float" office:value="42.86897915" calcext:value-type="float">
            <text:p>42,868979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6 2:30:42</text:p>
          </table:table-cell>
          <table:table-cell table:style-name="ce1" table:content-validation-name="val1" office:value-type="float" office:value="58.25464045" calcext:value-type="float">
            <text:p>58,25464045</text:p>
          </table:table-cell>
          <table:table-cell table:style-name="ce1" table:content-validation-name="val1" office:value-type="float" office:value="39.26289591" calcext:value-type="float">
            <text:p>39,26289591</text:p>
          </table:table-cell>
          <table:table-cell table:style-name="ce1" table:content-validation-name="val1" office:value-type="float" office:value="42.85745476" calcext:value-type="float">
            <text:p>42,857454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5 7:50:15</text:p>
          </table:table-cell>
          <table:table-cell table:style-name="ce1" table:content-validation-name="val1" office:value-type="float" office:value="25.6" calcext:value-type="float">
            <text:p>25,6</text:p>
          </table:table-cell>
          <table:table-cell table:style-name="ce1" table:content-validation-name="val1" office:value-type="float" office:value="38.07705465" calcext:value-type="float">
            <text:p>38,07705465</text:p>
          </table:table-cell>
          <table:table-cell table:style-name="ce1" table:content-validation-name="val1" office:value-type="float" office:value="42.85369812" calcext:value-type="float">
            <text:p>42,853698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8/2015 1:04:15</text:p>
          </table:table-cell>
          <table:table-cell table:style-name="ce1" table:content-validation-name="val1" office:value-type="float" office:value="32.89505269" calcext:value-type="float">
            <text:p>32,89505269</text:p>
          </table:table-cell>
          <table:table-cell table:style-name="ce1" table:content-validation-name="val1" office:value-type="float" office:value="43.87359832" calcext:value-type="float">
            <text:p>43,87359832</text:p>
          </table:table-cell>
          <table:table-cell table:style-name="ce1" table:content-validation-name="val1" office:value-type="float" office:value="42.82234414" calcext:value-type="float">
            <text:p>42,822344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5 14:10:23</text:p>
          </table:table-cell>
          <table:table-cell table:style-name="ce1" table:content-validation-name="val1" office:value-type="float" office:value="52.868134" calcext:value-type="float">
            <text:p>52,868134</text:p>
          </table:table-cell>
          <table:table-cell table:style-name="ce1" table:content-validation-name="val1" office:value-type="float" office:value="31.920691" calcext:value-type="float">
            <text:p>31,920691</text:p>
          </table:table-cell>
          <table:table-cell table:style-name="ce1" table:content-validation-name="val1" office:value-type="float" office:value="42.815894" calcext:value-type="float">
            <text:p>42,8158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3 9:57:14</text:p>
          </table:table-cell>
          <table:table-cell table:number-columns-repeated="2"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42.79859841" calcext:value-type="float">
            <text:p>42,798598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3/2015 6:37:11</text:p>
          </table:table-cell>
          <table:table-cell table:style-name="ce1" table:content-validation-name="val1" office:value-type="float" office:value="49.91543055" calcext:value-type="float">
            <text:p>49,91543055</text:p>
          </table:table-cell>
          <table:table-cell table:style-name="ce1" table:content-validation-name="val1" office:value-type="float" office:value="28.57245608" calcext:value-type="float">
            <text:p>28,57245608</text:p>
          </table:table-cell>
          <table:table-cell table:style-name="ce1" table:content-validation-name="val1" office:value-type="float" office:value="42.79766825" calcext:value-type="float">
            <text:p>42,797668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5 10:22:21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6.00289218" calcext:value-type="float">
            <text:p>46,00289218</text:p>
          </table:table-cell>
          <table:table-cell table:style-name="ce1" table:content-validation-name="val1" office:value-type="float" office:value="42.79409462" calcext:value-type="float">
            <text:p>42,794094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/2013 3:21:23</text:p>
          </table:table-cell>
          <table:table-cell table:style-name="ce1" table:content-validation-name="val1" office:value-type="float" office:value="53.71979508" calcext:value-type="float">
            <text:p>53,71979508</text:p>
          </table:table-cell>
          <table:table-cell table:style-name="ce1" table:content-validation-name="val1" office:value-type="float" office:value="36.2148206363106" calcext:value-type="float">
            <text:p>36,2148206363</text:p>
          </table:table-cell>
          <table:table-cell table:style-name="ce1" table:content-validation-name="val1" office:value-type="float" office:value="42.7883742974596" calcext:value-type="float">
            <text:p>42,78837429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0/2013 10:54:58</text:p>
          </table:table-cell>
          <table:table-cell table:style-name="ce1" table:content-validation-name="val1" office:value-type="float" office:value="15.3638409" calcext:value-type="float">
            <text:p>15,3638409</text:p>
          </table:table-cell>
          <table:table-cell table:style-name="ce1" table:content-validation-name="val1" office:value-type="float" office:value="45.36425657" calcext:value-type="float">
            <text:p>45,36425657</text:p>
          </table:table-cell>
          <table:table-cell table:style-name="ce1" table:content-validation-name="val1" office:value-type="float" office:value="42.78828496" calcext:value-type="float">
            <text:p>42,788284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12:10:52</text:p>
          </table:table-cell>
          <table:table-cell table:style-name="ce1" table:content-validation-name="val1" office:value-type="float" office:value="49.43762406" calcext:value-type="float">
            <text:p>49,43762406</text:p>
          </table:table-cell>
          <table:table-cell table:style-name="ce1" table:content-validation-name="val1" office:value-type="float" office:value="27.40569758" calcext:value-type="float">
            <text:p>27,40569758</text:p>
          </table:table-cell>
          <table:table-cell table:style-name="ce1" table:content-validation-name="val1" office:value-type="float" office:value="42.76028976" calcext:value-type="float">
            <text:p>42,76028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1/2015 20:11:01</text:p>
          </table:table-cell>
          <table:table-cell table:style-name="ce1" table:content-validation-name="val1" office:value-type="float" office:value="50.314" calcext:value-type="float">
            <text:p>50,314</text:p>
          </table:table-cell>
          <table:table-cell table:style-name="ce1" table:content-validation-name="val1" office:value-type="float" office:value="39.82" calcext:value-type="float">
            <text:p>39,82</text:p>
          </table:table-cell>
          <table:table-cell table:style-name="ce1" table:content-validation-name="val1" office:value-type="float" office:value="42.75" calcext:value-type="float">
            <text:p>42,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21:31:08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5.3994" calcext:value-type="float">
            <text:p>35,3994</text:p>
          </table:table-cell>
          <table:table-cell table:style-name="ce1" table:content-validation-name="val1" office:value-type="float" office:value="42.7493858" calcext:value-type="float">
            <text:p>42,74938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6:00:26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40.69018611" calcext:value-type="float">
            <text:p>40,69018611</text:p>
          </table:table-cell>
          <table:table-cell table:style-name="ce1" table:content-validation-name="val1" office:value-type="float" office:value="42.73182093" calcext:value-type="float">
            <text:p>42,731820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4 2:04:47</text:p>
          </table:table-cell>
          <table:table-cell table:style-name="ce1" table:content-validation-name="val1" office:value-type="float" office:value="55.33503495" calcext:value-type="float">
            <text:p>55,33503495</text:p>
          </table:table-cell>
          <table:table-cell table:style-name="ce1" table:content-validation-name="val1" office:value-type="float" office:value="39.1579207" calcext:value-type="float">
            <text:p>39,1579207</text:p>
          </table:table-cell>
          <table:table-cell table:style-name="ce1" table:content-validation-name="val1" office:value-type="float" office:value="42.72599394" calcext:value-type="float">
            <text:p>42,725993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3/2015 14:46:15</text:p>
          </table:table-cell>
          <table:table-cell table:style-name="ce1" table:content-validation-name="val1" office:value-type="float" office:value="53.4140222" calcext:value-type="float">
            <text:p>53,4140222</text:p>
          </table:table-cell>
          <table:table-cell table:style-name="ce1" table:content-validation-name="val1" office:value-type="float" office:value="27.6974358" calcext:value-type="float">
            <text:p>27,6974358</text:p>
          </table:table-cell>
          <table:table-cell table:style-name="ce1" table:content-validation-name="val1" office:value-type="float" office:value="42.71700957" calcext:value-type="float">
            <text:p>42,717009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5/2015 10:10:54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27.86589974" calcext:value-type="float">
            <text:p>27,86589974</text:p>
          </table:table-cell>
          <table:table-cell table:style-name="ce1" table:content-validation-name="val1" office:value-type="float" office:value="42.69212603" calcext:value-type="float">
            <text:p>42,692126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4 13:23:01</text:p>
          </table:table-cell>
          <table:table-cell table:style-name="ce1" table:content-validation-name="val1" office:value-type="float" office:value="44.44554626" calcext:value-type="float">
            <text:p>44,44554626</text:p>
          </table:table-cell>
          <table:table-cell table:style-name="ce1" table:content-validation-name="val1" office:value-type="float" office:value="37.17086258" calcext:value-type="float">
            <text:p>37,17086258</text:p>
          </table:table-cell>
          <table:table-cell table:style-name="ce1" table:content-validation-name="val1" office:value-type="float" office:value="42.68717834" calcext:value-type="float">
            <text:p>42,687178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3/2016 20:26:43</text:p>
          </table:table-cell>
          <table:table-cell table:style-name="ce1" table:content-validation-name="val1" office:value-type="float" office:value="48.4434078" calcext:value-type="float">
            <text:p>48,4434078</text:p>
          </table:table-cell>
          <table:table-cell table:style-name="ce1" table:content-validation-name="val1" office:value-type="float" office:value="40.47705939" calcext:value-type="float">
            <text:p>40,47705939</text:p>
          </table:table-cell>
          <table:table-cell table:style-name="ce1" table:content-validation-name="val1" office:value-type="float" office:value="42.68094134" calcext:value-type="float">
            <text:p>42,680941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19:09:41</text:p>
          </table:table-cell>
          <table:table-cell table:style-name="ce1" table:content-validation-name="val1" office:value-type="float" office:value="48.24" calcext:value-type="float">
            <text:p>48,24</text:p>
          </table:table-cell>
          <table:table-cell table:style-name="ce1" table:content-validation-name="val1" office:value-type="float" office:value="40.46" calcext:value-type="float">
            <text:p>40,46</text:p>
          </table:table-cell>
          <table:table-cell table:style-name="ce1" table:content-validation-name="val1" office:value-type="float" office:value="42.67" calcext:value-type="float">
            <text:p>42,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5 11:35:51</text:p>
          </table:table-cell>
          <table:table-cell table:style-name="ce1" table:content-validation-name="val1" office:value-type="float" office:value="25.67830398" calcext:value-type="float">
            <text:p>25,67830398</text:p>
          </table:table-cell>
          <table:table-cell table:style-name="ce1" table:content-validation-name="val1" office:value-type="float" office:value="41.02357567" calcext:value-type="float">
            <text:p>41,02357567</text:p>
          </table:table-cell>
          <table:table-cell table:style-name="ce1" table:content-validation-name="val1" office:value-type="float" office:value="42.63213962" calcext:value-type="float">
            <text:p>42,632139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5 17:29:52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29.39" calcext:value-type="float">
            <text:p>29,39</text:p>
          </table:table-cell>
          <table:table-cell table:style-name="ce1" table:content-validation-name="val1" office:value-type="float" office:value="42.63" calcext:value-type="float">
            <text:p>42,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3 14:01:15</text:p>
          </table:table-cell>
          <table:table-cell table:style-name="ce1" table:content-validation-name="val1" office:value-type="float" office:value="57.77301056" calcext:value-type="float">
            <text:p>57,77301056</text:p>
          </table:table-cell>
          <table:table-cell table:style-name="ce1" table:content-validation-name="val1" office:value-type="float" office:value="26.61202483" calcext:value-type="float">
            <text:p>26,61202483</text:p>
          </table:table-cell>
          <table:table-cell table:style-name="ce1" table:content-validation-name="val1" office:value-type="float" office:value="42.6279779" calcext:value-type="float">
            <text:p>42,62797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2/2015 6:57:40</text:p>
          </table:table-cell>
          <table:table-cell table:style-name="ce1" table:content-validation-name="val1" office:value-type="float" office:value="40.52" calcext:value-type="float">
            <text:p>40,52</text:p>
          </table:table-cell>
          <table:table-cell table:style-name="ce1" table:content-validation-name="val1" office:value-type="float" office:value="45.274" calcext:value-type="float">
            <text:p>45,274</text:p>
          </table:table-cell>
          <table:table-cell table:style-name="ce1" table:content-validation-name="val1" office:value-type="float" office:value="42.616" calcext:value-type="float">
            <text:p>42,6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3 18:17:23</text:p>
          </table:table-cell>
          <table:table-cell table:style-name="ce1" table:content-validation-name="val1" office:value-type="float" office:value="33.96" calcext:value-type="float">
            <text:p>33,96</text:p>
          </table:table-cell>
          <table:table-cell table:style-name="ce1" table:content-validation-name="val1" office:value-type="float" office:value="47.6" calcext:value-type="float">
            <text:p>47,6</text:p>
          </table:table-cell>
          <table:table-cell table:style-name="ce1" table:content-validation-name="val1" office:value-type="float" office:value="42.6" calcext:value-type="float">
            <text:p>42,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8/2015 14:05:13</text:p>
          </table:table-cell>
          <table:table-cell table:style-name="ce1" table:content-validation-name="val1" office:value-type="float" office:value="44.7233642" calcext:value-type="float">
            <text:p>44,7233642</text:p>
          </table:table-cell>
          <table:table-cell table:style-name="ce1" table:content-validation-name="val1" office:value-type="float" office:value="28.16982006" calcext:value-type="float">
            <text:p>28,16982006</text:p>
          </table:table-cell>
          <table:table-cell table:style-name="ce1" table:content-validation-name="val1" office:value-type="float" office:value="42.59663593" calcext:value-type="float">
            <text:p>42,596635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5 7:23:37</text:p>
          </table:table-cell>
          <table:table-cell table:style-name="ce1" table:content-validation-name="val1" office:value-type="float" office:value="63.11" calcext:value-type="float">
            <text:p>63,11</text:p>
          </table:table-cell>
          <table:table-cell table:style-name="ce1" table:content-validation-name="val1" office:value-type="float" office:value="44.27" calcext:value-type="float">
            <text:p>44,27</text:p>
          </table:table-cell>
          <table:table-cell table:style-name="ce1" table:content-validation-name="val1" office:value-type="float" office:value="42.59" calcext:value-type="float">
            <text:p>42,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6 9:21:11</text:p>
          </table:table-cell>
          <table:table-cell table:style-name="ce1" table:content-validation-name="val1" office:value-type="float" office:value="46.82" calcext:value-type="float">
            <text:p>46,82</text:p>
          </table:table-cell>
          <table:table-cell table:style-name="ce1" table:content-validation-name="val1" office:value-type="float" office:value="37.97" calcext:value-type="float">
            <text:p>37,97</text:p>
          </table:table-cell>
          <table:table-cell table:style-name="ce1" table:content-validation-name="val1" office:value-type="float" office:value="42.59" calcext:value-type="float">
            <text:p>42,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0/2014 10:12:30</text:p>
          </table:table-cell>
          <table:table-cell table:style-name="ce1" table:content-validation-name="val1" office:value-type="float" office:value="25.7373" calcext:value-type="float">
            <text:p>25,7373</text:p>
          </table:table-cell>
          <table:table-cell table:style-name="ce1" table:content-validation-name="val1" office:value-type="float" office:value="33.6565" calcext:value-type="float">
            <text:p>33,6565</text:p>
          </table:table-cell>
          <table:table-cell table:style-name="ce1" table:content-validation-name="val1" office:value-type="float" office:value="42.5767" calcext:value-type="float">
            <text:p>42,57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5 22:20:27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42.57172784" calcext:value-type="float">
            <text:p>42,571727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5 8:13:21</text:p>
          </table:table-cell>
          <table:table-cell table:style-name="ce1" table:content-validation-name="val1" office:value-type="float" office:value="23.222" calcext:value-type="float">
            <text:p>23,222</text:p>
          </table:table-cell>
          <table:table-cell table:style-name="ce1" table:content-validation-name="val1" office:value-type="float" office:value="28.12" calcext:value-type="float">
            <text:p>28,12</text:p>
          </table:table-cell>
          <table:table-cell table:style-name="ce1" table:content-validation-name="val1" office:value-type="float" office:value="42.57" calcext:value-type="float">
            <text:p>42,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6 2:56:03</text:p>
          </table:table-cell>
          <table:table-cell table:style-name="ce1" table:content-validation-name="val1" office:value-type="float" office:value="47.85082619" calcext:value-type="float">
            <text:p>47,85082619</text:p>
          </table:table-cell>
          <table:table-cell table:style-name="ce1" table:content-validation-name="val1" office:value-type="float" office:value="26.99694321" calcext:value-type="float">
            <text:p>26,99694321</text:p>
          </table:table-cell>
          <table:table-cell table:style-name="ce1" table:content-validation-name="val1" office:value-type="float" office:value="42.56331763" calcext:value-type="float">
            <text:p>42,563317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9/2016 14:12:21</text:p>
          </table:table-cell>
          <table:table-cell table:style-name="ce1" table:content-validation-name="val1" office:value-type="float" office:value="34.3586595" calcext:value-type="float">
            <text:p>34,3586595</text:p>
          </table:table-cell>
          <table:table-cell table:style-name="ce1" table:content-validation-name="val1" office:value-type="float" office:value="39.22693829" calcext:value-type="float">
            <text:p>39,22693829</text:p>
          </table:table-cell>
          <table:table-cell table:style-name="ce1" table:content-validation-name="val1" office:value-type="float" office:value="42.54871555" calcext:value-type="float">
            <text:p>42,548715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3 14:13:29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0.71442404" calcext:value-type="float">
            <text:p>30,71442404</text:p>
          </table:table-cell>
          <table:table-cell table:style-name="ce1" table:content-validation-name="val1" office:value-type="float" office:value="42.54716411" calcext:value-type="float">
            <text:p>42,547164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6 15:03:06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37.71701603" calcext:value-type="float">
            <text:p>37,71701603</text:p>
          </table:table-cell>
          <table:table-cell table:style-name="ce1" table:content-validation-name="val1" office:value-type="float" office:value="42.54558601" calcext:value-type="float">
            <text:p>42,545586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6/2014 19:04:16</text:p>
          </table:table-cell>
          <table:table-cell table:style-name="ce1" table:content-validation-name="val1" office:value-type="float" office:value="21.4047514" calcext:value-type="float">
            <text:p>21,4047514</text:p>
          </table:table-cell>
          <table:table-cell table:style-name="ce1" table:content-validation-name="val1" office:value-type="float" office:value="35.53694169" calcext:value-type="float">
            <text:p>35,53694169</text:p>
          </table:table-cell>
          <table:table-cell table:style-name="ce1" table:content-validation-name="val1" office:value-type="float" office:value="42.54190925" calcext:value-type="float">
            <text:p>42,541909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6 22:52:01</text:p>
          </table:table-cell>
          <table:table-cell table:style-name="ce1" table:content-validation-name="val1" office:value-type="float" office:value="21.07289964" calcext:value-type="float">
            <text:p>21,07289964</text:p>
          </table:table-cell>
          <table:table-cell table:style-name="ce1" table:content-validation-name="val1" office:value-type="float" office:value="38.10112823" calcext:value-type="float">
            <text:p>38,10112823</text:p>
          </table:table-cell>
          <table:table-cell table:style-name="ce1" table:content-validation-name="val1" office:value-type="float" office:value="42.51235161" calcext:value-type="float">
            <text:p>42,512351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4 21:51:11</text:p>
          </table:table-cell>
          <table:table-cell table:style-name="ce1" table:content-validation-name="val1" office:value-type="float" office:value="52.868134" calcext:value-type="float">
            <text:p>52,868134</text:p>
          </table:table-cell>
          <table:table-cell table:style-name="ce1" table:content-validation-name="val1" office:value-type="float" office:value="38.78315753" calcext:value-type="float">
            <text:p>38,78315753</text:p>
          </table:table-cell>
          <table:table-cell table:style-name="ce1" table:content-validation-name="val1" office:value-type="float" office:value="42.50700312" calcext:value-type="float">
            <text:p>42,507003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0/2015 7:50:14</text:p>
          </table:table-cell>
          <table:table-cell table:style-name="ce1" table:content-validation-name="val1" office:value-type="float" office:value="36.771308" calcext:value-type="float">
            <text:p>36,771308</text:p>
          </table:table-cell>
          <table:table-cell table:style-name="ce1" table:content-validation-name="val1" office:value-type="float" office:value="40.44254701" calcext:value-type="float">
            <text:p>40,44254701</text:p>
          </table:table-cell>
          <table:table-cell table:style-name="ce1" table:content-validation-name="val1" office:value-type="float" office:value="42.50007521" calcext:value-type="float">
            <text:p>42,500075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5 5:38:35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5.9" calcext:value-type="float">
            <text:p>35,9</text:p>
          </table:table-cell>
          <table:table-cell table:style-name="ce1" table:content-validation-name="val1" office:value-type="float" office:value="42.5" calcext:value-type="float">
            <text:p>42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5 6:31:38</text:p>
          </table:table-cell>
          <table:table-cell table:style-name="ce1" table:content-validation-name="val1" office:value-type="float" office:value="61.59" calcext:value-type="float">
            <text:p>61,59</text:p>
          </table:table-cell>
          <table:table-cell table:style-name="ce1" table:content-validation-name="val1" office:value-type="float" office:value="35.41" calcext:value-type="float">
            <text:p>35,41</text:p>
          </table:table-cell>
          <table:table-cell table:style-name="ce1" table:content-validation-name="val1" office:value-type="float" office:value="42.48" calcext:value-type="float">
            <text:p>42,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5/2016 7:08:17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58.8950687" calcext:value-type="float">
            <text:p>58,8950687</text:p>
          </table:table-cell>
          <table:table-cell table:style-name="ce1" table:content-validation-name="val1" office:value-type="float" office:value="42.47085549" calcext:value-type="float">
            <text:p>42,470855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3 18:46:54</text:p>
          </table:table-cell>
          <table:table-cell table:style-name="ce1" table:content-validation-name="val1" office:value-type="float" office:value="25.89183094" calcext:value-type="float">
            <text:p>25,89183094</text:p>
          </table:table-cell>
          <table:table-cell table:style-name="ce1" table:content-validation-name="val1" office:value-type="float" office:value="36.91419307" calcext:value-type="float">
            <text:p>36,91419307</text:p>
          </table:table-cell>
          <table:table-cell table:style-name="ce1" table:content-validation-name="val1" office:value-type="float" office:value="42.46768886" calcext:value-type="float">
            <text:p>42,467688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6 16:38:46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1.50925867" calcext:value-type="float">
            <text:p>31,50925867</text:p>
          </table:table-cell>
          <table:table-cell table:style-name="ce1" table:content-validation-name="val1" office:value-type="float" office:value="42.46308331" calcext:value-type="float">
            <text:p>42,463083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12:55:35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6.56740648" calcext:value-type="float">
            <text:p>46,56740648</text:p>
          </table:table-cell>
          <table:table-cell table:style-name="ce1" table:content-validation-name="val1" office:value-type="float" office:value="42.45942355" calcext:value-type="float">
            <text:p>42,459423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4 16:24:04</text:p>
          </table:table-cell>
          <table:table-cell table:style-name="ce1" table:content-validation-name="val1" office:value-type="float" office:value="35.23589683" calcext:value-type="float">
            <text:p>35,23589683</text:p>
          </table:table-cell>
          <table:table-cell table:style-name="ce1" table:content-validation-name="val1" office:value-type="float" office:value="37.5663764" calcext:value-type="float">
            <text:p>37,5663764</text:p>
          </table:table-cell>
          <table:table-cell table:style-name="ce1" table:content-validation-name="val1" office:value-type="float" office:value="42.45612013" calcext:value-type="float">
            <text:p>42,456120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4 0:26:22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9.56939495" calcext:value-type="float">
            <text:p>39,56939495</text:p>
          </table:table-cell>
          <table:table-cell table:style-name="ce1" table:content-validation-name="val1" office:value-type="float" office:value="42.4514006" calcext:value-type="float">
            <text:p>42,45140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3 8:45:10</text:p>
          </table:table-cell>
          <table:table-cell table:style-name="ce1" table:content-validation-name="val1" office:value-type="float" office:value="46.8212" calcext:value-type="float">
            <text:p>46,8212</text:p>
          </table:table-cell>
          <table:table-cell table:style-name="ce1" table:content-validation-name="val1" office:value-type="float" office:value="28.75" calcext:value-type="float">
            <text:p>28,75</text:p>
          </table:table-cell>
          <table:table-cell table:style-name="ce1" table:content-validation-name="val1" office:value-type="float" office:value="42.45" calcext:value-type="float">
            <text:p>42,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1/2014 17:59:57</text:p>
          </table:table-cell>
          <table:table-cell table:style-name="ce1" table:content-validation-name="val1" office:value-type="float" office:value="34.9734798" calcext:value-type="float">
            <text:p>34,9734798</text:p>
          </table:table-cell>
          <table:table-cell table:style-name="ce1" table:content-validation-name="val1" office:value-type="float" office:value="42.5551378" calcext:value-type="float">
            <text:p>42,5551378</text:p>
          </table:table-cell>
          <table:table-cell table:style-name="ce1" table:content-validation-name="val1" office:value-type="float" office:value="42.44279543" calcext:value-type="float">
            <text:p>42,442795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3 1:24:05</text:p>
          </table:table-cell>
          <table:table-cell table:number-columns-repeated="2" table:style-name="ce1" table:content-validation-name="val1" office:value-type="float" office:value="43.58" calcext:value-type="float">
            <text:p>43,58</text:p>
          </table:table-cell>
          <table:table-cell table:style-name="ce1" table:content-validation-name="val1" office:value-type="float" office:value="42.43" calcext:value-type="float">
            <text:p>42,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5 13:40:28</text:p>
          </table:table-cell>
          <table:table-cell table:style-name="ce1" table:content-validation-name="val1" office:value-type="float" office:value="46.16543093" calcext:value-type="float">
            <text:p>46,16543093</text:p>
          </table:table-cell>
          <table:table-cell table:style-name="ce1" table:content-validation-name="val1" office:value-type="float" office:value="56.42237523" calcext:value-type="float">
            <text:p>56,42237523</text:p>
          </table:table-cell>
          <table:table-cell table:style-name="ce1" table:content-validation-name="val1" office:value-type="float" office:value="42.42653623" calcext:value-type="float">
            <text:p>42,426536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/2015 15:44:38</text:p>
          </table:table-cell>
          <table:table-cell table:style-name="ce1" table:content-validation-name="val1" office:value-type="float" office:value="42.46" calcext:value-type="float">
            <text:p>42,46</text:p>
          </table:table-cell>
          <table:table-cell table:style-name="ce1" table:content-validation-name="val1" office:value-type="float" office:value="44.16" calcext:value-type="float">
            <text:p>44,16</text:p>
          </table:table-cell>
          <table:table-cell table:style-name="ce1" table:content-validation-name="val1" office:value-type="float" office:value="42.42" calcext:value-type="float">
            <text:p>42,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4:29:39</text:p>
          </table:table-cell>
          <table:table-cell table:style-name="ce1" table:content-validation-name="val1" office:value-type="float" office:value="55.335" calcext:value-type="float">
            <text:p>55,335</text:p>
          </table:table-cell>
          <table:table-cell table:style-name="ce1" table:content-validation-name="val1" office:value-type="float" office:value="29.041" calcext:value-type="float">
            <text:p>29,041</text:p>
          </table:table-cell>
          <table:table-cell table:style-name="ce1" table:content-validation-name="val1" office:value-type="float" office:value="42.405" calcext:value-type="float">
            <text:p>42,4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6:35:12</text:p>
          </table:table-cell>
          <table:table-cell table:style-name="ce1" table:content-validation-name="val1" office:value-type="float" office:value="48.81060587" calcext:value-type="float">
            <text:p>48,81060587</text:p>
          </table:table-cell>
          <table:table-cell table:style-name="ce1" table:content-validation-name="val1" office:value-type="float" office:value="37.75987808" calcext:value-type="float">
            <text:p>37,75987808</text:p>
          </table:table-cell>
          <table:table-cell table:style-name="ce1" table:content-validation-name="val1" office:value-type="float" office:value="42.39972555" calcext:value-type="float">
            <text:p>42,399725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4/2015 21:40:58</text:p>
          </table:table-cell>
          <table:table-cell table:style-name="ce1" table:content-validation-name="val1" office:value-type="float" office:value="54.14" calcext:value-type="float">
            <text:p>54,14</text:p>
          </table:table-cell>
          <table:table-cell table:style-name="ce1" table:content-validation-name="val1" office:value-type="float" office:value="42.36" calcext:value-type="float">
            <text:p>42,36</text:p>
          </table:table-cell>
          <table:table-cell table:style-name="ce1" table:content-validation-name="val1" office:value-type="float" office:value="42.39" calcext:value-type="float">
            <text:p>42,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4 3:00:01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3.41973031" calcext:value-type="float">
            <text:p>43,41973031</text:p>
          </table:table-cell>
          <table:table-cell table:style-name="ce1" table:content-validation-name="val1" office:value-type="float" office:value="42.38728652" calcext:value-type="float">
            <text:p>42,387286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4 13:35:19</text:p>
          </table:table-cell>
          <table:table-cell table:style-name="ce1" table:content-validation-name="val1" office:value-type="float" office:value="44.04645786" calcext:value-type="float">
            <text:p>44,04645786</text:p>
          </table:table-cell>
          <table:table-cell table:style-name="ce1" table:content-validation-name="val1" office:value-type="float" office:value="45.98429289" calcext:value-type="float">
            <text:p>45,98429289</text:p>
          </table:table-cell>
          <table:table-cell table:style-name="ce1" table:content-validation-name="val1" office:value-type="float" office:value="42.3649941" calcext:value-type="float">
            <text:p>42,36499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5/2013 5:06:19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2.4386" calcext:value-type="float">
            <text:p>42,4386</text:p>
          </table:table-cell>
          <table:table-cell table:style-name="ce1" table:content-validation-name="val1" office:value-type="float" office:value="42.3602" calcext:value-type="float">
            <text:p>42,36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8:24:50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36.8166838" calcext:value-type="float">
            <text:p>36,8166838</text:p>
          </table:table-cell>
          <table:table-cell table:style-name="ce1" table:content-validation-name="val1" office:value-type="float" office:value="42.35707982" calcext:value-type="float">
            <text:p>42,357079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5 9:57:59</text:p>
          </table:table-cell>
          <table:table-cell table:style-name="ce1" table:content-validation-name="val1" office:value-type="float" office:value="29.95429521" calcext:value-type="float">
            <text:p>29,95429521</text:p>
          </table:table-cell>
          <table:table-cell table:style-name="ce1" table:content-validation-name="val1" office:value-type="float" office:value="46.09241529" calcext:value-type="float">
            <text:p>46,09241529</text:p>
          </table:table-cell>
          <table:table-cell table:style-name="ce1" table:content-validation-name="val1" office:value-type="float" office:value="42.35136894" calcext:value-type="float">
            <text:p>42,351368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22:38:26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2.79707392" calcext:value-type="float">
            <text:p>32,79707392</text:p>
          </table:table-cell>
          <table:table-cell table:style-name="ce1" table:content-validation-name="val1" office:value-type="float" office:value="42.34086933" calcext:value-type="float">
            <text:p>42,340869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5 13:17:17</text:p>
          </table:table-cell>
          <table:table-cell table:style-name="ce1" table:content-validation-name="val1" office:value-type="float" office:value="40.23515" calcext:value-type="float">
            <text:p>40,23515</text:p>
          </table:table-cell>
          <table:table-cell table:style-name="ce1" table:content-validation-name="val1" office:value-type="float" office:value="34.41802" calcext:value-type="float">
            <text:p>34,41802</text:p>
          </table:table-cell>
          <table:table-cell table:style-name="ce1" table:content-validation-name="val1" office:value-type="float" office:value="42.3178" calcext:value-type="float">
            <text:p>42,31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8/2014 15:04:36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7.198409" calcext:value-type="float">
            <text:p>37,198409</text:p>
          </table:table-cell>
          <table:table-cell table:style-name="ce1" table:content-validation-name="val1" office:value-type="float" office:value="42.31765728" calcext:value-type="float">
            <text:p>42,317657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9/2015 6:31:56</text:p>
          </table:table-cell>
          <table:table-cell table:style-name="ce1" table:content-validation-name="val1" office:value-type="float" office:value="53.71979508" calcext:value-type="float">
            <text:p>53,71979508</text:p>
          </table:table-cell>
          <table:table-cell table:style-name="ce1" table:content-validation-name="val1" office:value-type="float" office:value="36.02780561" calcext:value-type="float">
            <text:p>36,02780561</text:p>
          </table:table-cell>
          <table:table-cell table:style-name="ce1" table:content-validation-name="val1" office:value-type="float" office:value="42.31209715" calcext:value-type="float">
            <text:p>42,312097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4/2013 14:58:23</text:p>
          </table:table-cell>
          <table:table-cell table:style-name="ce1" table:content-validation-name="val1" office:value-type="float" office:value="51.2491939044964" calcext:value-type="float">
            <text:p>51,2491939045</text:p>
          </table:table-cell>
          <table:table-cell table:style-name="ce1" table:content-validation-name="val1" office:value-type="float" office:value="35.0749675889748" calcext:value-type="float">
            <text:p>35,074967589</text:p>
          </table:table-cell>
          <table:table-cell table:style-name="ce1" table:content-validation-name="val1" office:value-type="float" office:value="42.3107391957683" calcext:value-type="float">
            <text:p>42,31073919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5 23:45:34</text:p>
          </table:table-cell>
          <table:table-cell table:style-name="ce1" table:content-validation-name="val1" office:value-type="float" office:value="55.37663832" calcext:value-type="float">
            <text:p>55,37663832</text:p>
          </table:table-cell>
          <table:table-cell table:style-name="ce1" table:content-validation-name="val1" office:value-type="float" office:value="38.74275031" calcext:value-type="float">
            <text:p>38,74275031</text:p>
          </table:table-cell>
          <table:table-cell table:style-name="ce1" table:content-validation-name="val1" office:value-type="float" office:value="42.29334806" calcext:value-type="float">
            <text:p>42,293348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/2013 10:11:43</text:p>
          </table:table-cell>
          <table:table-cell table:style-name="ce1" table:content-validation-name="val1" office:value-type="float" office:value="22.50988417" calcext:value-type="float">
            <text:p>22,50988417</text:p>
          </table:table-cell>
          <table:table-cell table:style-name="ce1" table:content-validation-name="val1" office:value-type="float" office:value="45.90944321" calcext:value-type="float">
            <text:p>45,90944321</text:p>
          </table:table-cell>
          <table:table-cell table:style-name="ce1" table:content-validation-name="val1" office:value-type="float" office:value="42.27032415" calcext:value-type="float">
            <text:p>42,270324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5 11:40:21</text:p>
          </table:table-cell>
          <table:table-cell table:style-name="ce1" table:content-validation-name="val1" office:value-type="float" office:value="42.19" calcext:value-type="float">
            <text:p>42,19</text:p>
          </table:table-cell>
          <table:table-cell table:style-name="ce1" table:content-validation-name="val1" office:value-type="float" office:value="48.96" calcext:value-type="float">
            <text:p>48,96</text:p>
          </table:table-cell>
          <table:table-cell table:style-name="ce1" table:content-validation-name="val1" office:value-type="float" office:value="42.27" calcext:value-type="float">
            <text:p>42,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5 1:03:32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8.50177151" calcext:value-type="float">
            <text:p>38,50177151</text:p>
          </table:table-cell>
          <table:table-cell table:style-name="ce1" table:content-validation-name="val1" office:value-type="float" office:value="42.2682606" calcext:value-type="float">
            <text:p>42,26826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0/2015 15:11:31</text:p>
          </table:table-cell>
          <table:table-cell table:style-name="ce1" table:content-validation-name="val1" office:value-type="float" office:value="16.04" calcext:value-type="float">
            <text:p>16,04</text:p>
          </table:table-cell>
          <table:table-cell table:style-name="ce1" table:content-validation-name="val1" office:value-type="float" office:value="33.423" calcext:value-type="float">
            <text:p>33,423</text:p>
          </table:table-cell>
          <table:table-cell table:style-name="ce1" table:content-validation-name="val1" office:value-type="float" office:value="42.26" calcext:value-type="float">
            <text:p>42,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5 10:34:20</text:p>
          </table:table-cell>
          <table:table-cell table:style-name="ce1" table:content-validation-name="val1" office:value-type="float" office:value="13.89" calcext:value-type="float">
            <text:p>13,89</text:p>
          </table:table-cell>
          <table:table-cell table:style-name="ce1" table:content-validation-name="val1" office:value-type="float" office:value="34.014" calcext:value-type="float">
            <text:p>34,014</text:p>
          </table:table-cell>
          <table:table-cell table:style-name="ce1" table:content-validation-name="val1" office:value-type="float" office:value="42.255" calcext:value-type="float">
            <text:p>42,2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0/2015 11:51:41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33.98044" calcext:value-type="float">
            <text:p>33,98044</text:p>
          </table:table-cell>
          <table:table-cell table:style-name="ce1" table:content-validation-name="val1" office:value-type="float" office:value="42.2364" calcext:value-type="float">
            <text:p>42,23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5 21:54:13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43.096" calcext:value-type="float">
            <text:p>43,096</text:p>
          </table:table-cell>
          <table:table-cell table:style-name="ce1" table:content-validation-name="val1" office:value-type="float" office:value="42.231" calcext:value-type="float">
            <text:p>42,2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7:44:28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43.22" calcext:value-type="float">
            <text:p>43,22</text:p>
          </table:table-cell>
          <table:table-cell table:style-name="ce1" table:content-validation-name="val1" office:value-type="float" office:value="42.23" calcext:value-type="float">
            <text:p>42,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5 7:37:46</text:p>
          </table:table-cell>
          <table:table-cell table:style-name="ce1" table:content-validation-name="val1" office:value-type="float" office:value="22.92318229" calcext:value-type="float">
            <text:p>22,92318229</text:p>
          </table:table-cell>
          <table:table-cell table:style-name="ce1" table:content-validation-name="val1" office:value-type="float" office:value="46.663978" calcext:value-type="float">
            <text:p>46,663978</text:p>
          </table:table-cell>
          <table:table-cell table:style-name="ce1" table:content-validation-name="val1" office:value-type="float" office:value="42.22167577" calcext:value-type="float">
            <text:p>42,221675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4 23:33:10</text:p>
          </table:table-cell>
          <table:table-cell table:style-name="ce1" table:content-validation-name="val1" office:value-type="float" office:value="59.63868783" calcext:value-type="float">
            <text:p>59,63868783</text:p>
          </table:table-cell>
          <table:table-cell table:style-name="ce1" table:content-validation-name="val1" office:value-type="float" office:value="38.38577011" calcext:value-type="float">
            <text:p>38,38577011</text:p>
          </table:table-cell>
          <table:table-cell table:style-name="ce1" table:content-validation-name="val1" office:value-type="float" office:value="42.18580594" calcext:value-type="float">
            <text:p>42,185805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1/2015 7:02:18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31.72636515" calcext:value-type="float">
            <text:p>31,72636515</text:p>
          </table:table-cell>
          <table:table-cell table:style-name="ce1" table:content-validation-name="val1" office:value-type="float" office:value="42.18347161" calcext:value-type="float">
            <text:p>42,183471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5 13:07:34</text:p>
          </table:table-cell>
          <table:table-cell table:style-name="ce1" table:content-validation-name="val1" office:value-type="float" office:value="51.5534912" calcext:value-type="float">
            <text:p>51,5534912</text:p>
          </table:table-cell>
          <table:table-cell table:style-name="ce1" table:content-validation-name="val1" office:value-type="float" office:value="30.54428747" calcext:value-type="float">
            <text:p>30,54428747</text:p>
          </table:table-cell>
          <table:table-cell table:style-name="ce1" table:content-validation-name="val1" office:value-type="float" office:value="42.1817507" calcext:value-type="float">
            <text:p>42,18175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6 18:13:34</text:p>
          </table:table-cell>
          <table:table-cell table:number-columns-repeated="2"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42.17290056" calcext:value-type="float">
            <text:p>42,172900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3/2013 9:02:48</text:p>
          </table:table-cell>
          <table:table-cell table:style-name="ce1" table:content-validation-name="val1" office:value-type="float" office:value="42.44" calcext:value-type="float">
            <text:p>42,44</text:p>
          </table:table-cell>
          <table:table-cell table:style-name="ce1" table:content-validation-name="val1" office:value-type="float" office:value="44.36" calcext:value-type="float">
            <text:p>44,36</text:p>
          </table:table-cell>
          <table:table-cell table:style-name="ce1" table:content-validation-name="val1" office:value-type="float" office:value="42.17" calcext:value-type="float">
            <text:p>42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3 4:14:27</text:p>
          </table:table-cell>
          <table:table-cell table:style-name="ce1" table:content-validation-name="val1" office:value-type="float" office:value="42.74" calcext:value-type="float">
            <text:p>42,74</text:p>
          </table:table-cell>
          <table:table-cell table:style-name="ce1" table:content-validation-name="val1" office:value-type="float" office:value="43.5" calcext:value-type="float">
            <text:p>43,5</text:p>
          </table:table-cell>
          <table:table-cell table:style-name="ce1" table:content-validation-name="val1" office:value-type="float" office:value="42.17" calcext:value-type="float">
            <text:p>42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3 21:58:54</text:p>
          </table:table-cell>
          <table:table-cell table:style-name="ce1" table:content-validation-name="val1" office:value-type="float" office:value="47.78" calcext:value-type="float">
            <text:p>47,78</text:p>
          </table:table-cell>
          <table:table-cell table:style-name="ce1" table:content-validation-name="val1" office:value-type="float" office:value="40.48" calcext:value-type="float">
            <text:p>40,48</text:p>
          </table:table-cell>
          <table:table-cell table:style-name="ce1" table:content-validation-name="val1" office:value-type="float" office:value="42.17" calcext:value-type="float">
            <text:p>42,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20:23:35</text:p>
          </table:table-cell>
          <table:table-cell table:style-name="ce1" table:content-validation-name="val1" office:value-type="float" office:value="70.7" calcext:value-type="float">
            <text:p>70,7</text:p>
          </table:table-cell>
          <table:table-cell table:style-name="ce1" table:content-validation-name="val1" office:value-type="float" office:value="40.954" calcext:value-type="float">
            <text:p>40,954</text:p>
          </table:table-cell>
          <table:table-cell table:style-name="ce1" table:content-validation-name="val1" office:value-type="float" office:value="42.163" calcext:value-type="float">
            <text:p>42,1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3 14:52:33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27.38109442" calcext:value-type="float">
            <text:p>27,38109442</text:p>
          </table:table-cell>
          <table:table-cell table:style-name="ce1" table:content-validation-name="val1" office:value-type="float" office:value="42.16187345" calcext:value-type="float">
            <text:p>42,161873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3 5:26:37</text:p>
          </table:table-cell>
          <table:table-cell table:style-name="ce1" table:content-validation-name="val1" office:value-type="float" office:value="11.58053927" calcext:value-type="float">
            <text:p>11,58053927</text:p>
          </table:table-cell>
          <table:table-cell table:style-name="ce1" table:content-validation-name="val1" office:value-type="float" office:value="31.2088281" calcext:value-type="float">
            <text:p>31,2088281</text:p>
          </table:table-cell>
          <table:table-cell table:style-name="ce1" table:content-validation-name="val1" office:value-type="float" office:value="42.13450299" calcext:value-type="float">
            <text:p>42,134502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3 9:59:22</text:p>
          </table:table-cell>
          <table:table-cell table:style-name="ce1" table:content-validation-name="val1" office:value-type="float" office:value="55.82" calcext:value-type="float">
            <text:p>55,82</text:p>
          </table:table-cell>
          <table:table-cell table:style-name="ce1" table:content-validation-name="val1" office:value-type="float" office:value="41.678" calcext:value-type="float">
            <text:p>41,678</text:p>
          </table:table-cell>
          <table:table-cell table:style-name="ce1" table:content-validation-name="val1" office:value-type="float" office:value="42.13" calcext:value-type="float">
            <text:p>42,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6/2013 12:29:22</text:p>
          </table:table-cell>
          <table:table-cell table:style-name="ce1" table:content-validation-name="val1" office:value-type="float" office:value="46.16543093" calcext:value-type="float">
            <text:p>46,16543093</text:p>
          </table:table-cell>
          <table:table-cell table:style-name="ce1" table:content-validation-name="val1" office:value-type="float" office:value="40.40020351" calcext:value-type="float">
            <text:p>40,40020351</text:p>
          </table:table-cell>
          <table:table-cell table:style-name="ce1" table:content-validation-name="val1" office:value-type="float" office:value="42.12743067" calcext:value-type="float">
            <text:p>42,127430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6 15:17:58</text:p>
          </table:table-cell>
          <table:table-cell table:style-name="ce1" table:content-validation-name="val1" office:value-type="float" office:value="54.87422452" calcext:value-type="float">
            <text:p>54,87422452</text:p>
          </table:table-cell>
          <table:table-cell table:style-name="ce1" table:content-validation-name="val1" office:value-type="float" office:value="38.17181737" calcext:value-type="float">
            <text:p>38,17181737</text:p>
          </table:table-cell>
          <table:table-cell table:style-name="ce1" table:content-validation-name="val1" office:value-type="float" office:value="42.10452414" calcext:value-type="float">
            <text:p>42,104524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4 21:05:29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4.9" calcext:value-type="float">
            <text:p>44,9</text:p>
          </table:table-cell>
          <table:table-cell table:style-name="ce1" table:content-validation-name="val1" office:value-type="float" office:value="42.1" calcext:value-type="float">
            <text:p>42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4 17:19:39</text:p>
          </table:table-cell>
          <table:table-cell table:style-name="ce1" table:content-validation-name="val1" office:value-type="float" office:value="42.9982764" calcext:value-type="float">
            <text:p>42,9982764</text:p>
          </table:table-cell>
          <table:table-cell table:style-name="ce1" table:content-validation-name="val1" office:value-type="float" office:value="45.45176257" calcext:value-type="float">
            <text:p>45,45176257</text:p>
          </table:table-cell>
          <table:table-cell table:style-name="ce1" table:content-validation-name="val1" office:value-type="float" office:value="42.09817493" calcext:value-type="float">
            <text:p>42,098174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3 21:51:13</text:p>
          </table:table-cell>
          <table:table-cell table:style-name="ce1" table:content-validation-name="val1" office:value-type="float" office:value="34.38070703" calcext:value-type="float">
            <text:p>34,38070703</text:p>
          </table:table-cell>
          <table:table-cell table:style-name="ce1" table:content-validation-name="val1" office:value-type="float" office:value="31.6764138" calcext:value-type="float">
            <text:p>31,6764138</text:p>
          </table:table-cell>
          <table:table-cell table:style-name="ce1" table:content-validation-name="val1" office:value-type="float" office:value="42.08270614" calcext:value-type="float">
            <text:p>42,082706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4 0:54:39</text:p>
          </table:table-cell>
          <table:table-cell table:style-name="ce1" table:content-validation-name="val1" office:value-type="float" office:value="43.75" calcext:value-type="float">
            <text:p>43,75</text:p>
          </table:table-cell>
          <table:table-cell table:style-name="ce1" table:content-validation-name="val1" office:value-type="float" office:value="42.592" calcext:value-type="float">
            <text:p>42,592</text:p>
          </table:table-cell>
          <table:table-cell table:style-name="ce1" table:content-validation-name="val1" office:value-type="float" office:value="42.072" calcext:value-type="float">
            <text:p>42,0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5 6:26:18</text:p>
          </table:table-cell>
          <table:table-cell table:style-name="ce1" table:content-validation-name="val1" office:value-type="float" office:value="25.67830398" calcext:value-type="float">
            <text:p>25,67830398</text:p>
          </table:table-cell>
          <table:table-cell table:style-name="ce1" table:content-validation-name="val1" office:value-type="float" office:value="42.44246973" calcext:value-type="float">
            <text:p>42,44246973</text:p>
          </table:table-cell>
          <table:table-cell table:style-name="ce1" table:content-validation-name="val1" office:value-type="float" office:value="42.07171745" calcext:value-type="float">
            <text:p>42,071717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3/2015 6:47:17</text:p>
          </table:table-cell>
          <table:table-cell table:style-name="ce1" table:content-validation-name="val1" office:value-type="float" office:value="12.41263533" calcext:value-type="float">
            <text:p>12,41263533</text:p>
          </table:table-cell>
          <table:table-cell table:style-name="ce1" table:content-validation-name="val1" office:value-type="float" office:value="38.3289654" calcext:value-type="float">
            <text:p>38,3289654</text:p>
          </table:table-cell>
          <table:table-cell table:style-name="ce1" table:content-validation-name="val1" office:value-type="float" office:value="42.06830771" calcext:value-type="float">
            <text:p>42,068307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5 10:12:39</text:p>
          </table:table-cell>
          <table:table-cell table:style-name="ce1" table:content-validation-name="val1" office:value-type="float" office:value="61.3747" calcext:value-type="float">
            <text:p>61,3747</text:p>
          </table:table-cell>
          <table:table-cell table:style-name="ce1" table:content-validation-name="val1" office:value-type="float" office:value="30.64413093" calcext:value-type="float">
            <text:p>30,64413093</text:p>
          </table:table-cell>
          <table:table-cell table:style-name="ce1" table:content-validation-name="val1" office:value-type="float" office:value="42.05915213" calcext:value-type="float">
            <text:p>42,059152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9/2013 4:26:35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54.39186414" calcext:value-type="float">
            <text:p>54,39186414</text:p>
          </table:table-cell>
          <table:table-cell table:style-name="ce1" table:content-validation-name="val1" office:value-type="float" office:value="42.058446146126" calcext:value-type="float">
            <text:p>42,05844614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6 12:54:03</text:p>
          </table:table-cell>
          <table:table-cell table:style-name="ce1" table:content-validation-name="val1" office:value-type="float" office:value="40.23515" calcext:value-type="float">
            <text:p>40,23515</text:p>
          </table:table-cell>
          <table:table-cell table:style-name="ce1" table:content-validation-name="val1" office:value-type="float" office:value="42.47307" calcext:value-type="float">
            <text:p>42,47307</text:p>
          </table:table-cell>
          <table:table-cell table:style-name="ce1" table:content-validation-name="val1" office:value-type="float" office:value="42.049" calcext:value-type="float">
            <text:p>42,0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5 13:07:11</text:p>
          </table:table-cell>
          <table:table-cell table:style-name="ce1" table:content-validation-name="val1" office:value-type="float" office:value="30.502" calcext:value-type="float">
            <text:p>30,502</text:p>
          </table:table-cell>
          <table:table-cell table:style-name="ce1" table:content-validation-name="val1" office:value-type="float" office:value="31.51174" calcext:value-type="float">
            <text:p>31,51174</text:p>
          </table:table-cell>
          <table:table-cell table:style-name="ce1" table:content-validation-name="val1" office:value-type="float" office:value="42.04525" calcext:value-type="float">
            <text:p>42,045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4 19:56:25</text:p>
          </table:table-cell>
          <table:table-cell table:style-name="ce1" table:content-validation-name="val1" office:value-type="float" office:value="11.86" calcext:value-type="float">
            <text:p>11,86</text:p>
          </table:table-cell>
          <table:table-cell table:style-name="ce1" table:content-validation-name="val1" office:value-type="float" office:value="38.65" calcext:value-type="float">
            <text:p>38,65</text:p>
          </table:table-cell>
          <table:table-cell table:style-name="ce1" table:content-validation-name="val1" office:value-type="float" office:value="42.03" calcext:value-type="float">
            <text:p>42,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/2015 8:54:03</text:p>
          </table:table-cell>
          <table:table-cell table:style-name="ce1" table:content-validation-name="val1" office:value-type="float" office:value="60.10439214" calcext:value-type="float">
            <text:p>60,10439214</text:p>
          </table:table-cell>
          <table:table-cell table:style-name="ce1" table:content-validation-name="val1" office:value-type="float" office:value="45.57111837" calcext:value-type="float">
            <text:p>45,57111837</text:p>
          </table:table-cell>
          <table:table-cell table:style-name="ce1" table:content-validation-name="val1" office:value-type="float" office:value="42.02663648" calcext:value-type="float">
            <text:p>42,026636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1/2015 12:02:28</text:p>
          </table:table-cell>
          <table:table-cell table:style-name="ce1" table:content-validation-name="val1" office:value-type="float" office:value="63.2194862" calcext:value-type="float">
            <text:p>63,2194862</text:p>
          </table:table-cell>
          <table:table-cell table:style-name="ce1" table:content-validation-name="val1" office:value-type="float" office:value="44.22226765" calcext:value-type="float">
            <text:p>44,22226765</text:p>
          </table:table-cell>
          <table:table-cell table:style-name="ce1" table:content-validation-name="val1" office:value-type="float" office:value="42.02494354" calcext:value-type="float">
            <text:p>42,024943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5 14:41:20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51.05093695" calcext:value-type="float">
            <text:p>51,05093695</text:p>
          </table:table-cell>
          <table:table-cell table:style-name="ce1" table:content-validation-name="val1" office:value-type="float" office:value="42.02178574" calcext:value-type="float">
            <text:p>42,021785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4 11:15:35</text:p>
          </table:table-cell>
          <table:table-cell table:style-name="ce1" table:content-validation-name="val1" office:value-type="float" office:value="15.21163604" calcext:value-type="float">
            <text:p>15,21163604</text:p>
          </table:table-cell>
          <table:table-cell table:style-name="ce1" table:content-validation-name="val1" office:value-type="float" office:value="34.44784648" calcext:value-type="float">
            <text:p>34,44784648</text:p>
          </table:table-cell>
          <table:table-cell table:style-name="ce1" table:content-validation-name="val1" office:value-type="float" office:value="42.01915779" calcext:value-type="float">
            <text:p>42,019157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4 11:52:43</text:p>
          </table:table-cell>
          <table:table-cell table:style-name="ce1" table:content-validation-name="val1" office:value-type="float" office:value="56.57657428" calcext:value-type="float">
            <text:p>56,57657428</text:p>
          </table:table-cell>
          <table:table-cell table:style-name="ce1" table:content-validation-name="val1" office:value-type="float" office:value="28.61617302" calcext:value-type="float">
            <text:p>28,61617302</text:p>
          </table:table-cell>
          <table:table-cell table:style-name="ce1" table:content-validation-name="val1" office:value-type="float" office:value="42.00700945" calcext:value-type="float">
            <text:p>42,007009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4 12:33:04</text:p>
          </table:table-cell>
          <table:table-cell table:style-name="ce1" table:content-validation-name="val1" office:value-type="float" office:value="26.51" calcext:value-type="float">
            <text:p>26,51</text:p>
          </table:table-cell>
          <table:table-cell table:style-name="ce1" table:content-validation-name="val1" office:value-type="float" office:value="42.24" calcext:value-type="float">
            <text:p>42,24</text:p>
          </table:table-cell>
          <table:table-cell table:style-name="ce1" table:content-validation-name="val1"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6 23:51:58</text:p>
          </table:table-cell>
          <table:table-cell table:style-name="ce1" table:content-validation-name="val1" office:value-type="float" office:value="50.45648016" calcext:value-type="float">
            <text:p>50,45648016</text:p>
          </table:table-cell>
          <table:table-cell table:style-name="ce1" table:content-validation-name="val1" office:value-type="float" office:value="42.17411854" calcext:value-type="float">
            <text:p>42,17411854</text:p>
          </table:table-cell>
          <table:table-cell table:style-name="ce1" table:content-validation-name="val1" office:value-type="float" office:value="41.97008031" calcext:value-type="float">
            <text:p>41,970080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5 1:09:15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43.48896655" calcext:value-type="float">
            <text:p>43,48896655</text:p>
          </table:table-cell>
          <table:table-cell table:style-name="ce1" table:content-validation-name="val1" office:value-type="float" office:value="41.95447853" calcext:value-type="float">
            <text:p>41,954478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1/2015 10:12:31</text:p>
          </table:table-cell>
          <table:table-cell table:style-name="ce1" table:content-validation-name="val1" office:value-type="float" office:value="52.18943088" calcext:value-type="float">
            <text:p>52,18943088</text:p>
          </table:table-cell>
          <table:table-cell table:style-name="ce1" table:content-validation-name="val1" office:value-type="float" office:value="35.03364654" calcext:value-type="float">
            <text:p>35,03364654</text:p>
          </table:table-cell>
          <table:table-cell table:style-name="ce1" table:content-validation-name="val1" office:value-type="float" office:value="41.95064566" calcext:value-type="float">
            <text:p>41,950645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3/2015 15:58:17</text:p>
          </table:table-cell>
          <table:table-cell table:style-name="ce1" table:content-validation-name="val1" office:value-type="float" office:value="45.4" calcext:value-type="float">
            <text:p>45,4</text:p>
          </table:table-cell>
          <table:table-cell table:style-name="ce1" table:content-validation-name="val1" office:value-type="float" office:value="46.21" calcext:value-type="float">
            <text:p>46,21</text:p>
          </table:table-cell>
          <table:table-cell table:style-name="ce1" table:content-validation-name="val1" office:value-type="float" office:value="41.95" calcext:value-type="float">
            <text:p>41,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/2013 20:07:35</text:p>
          </table:table-cell>
          <table:table-cell table:style-name="ce1" table:content-validation-name="val1" office:value-type="float" office:value="45.19591388" calcext:value-type="float">
            <text:p>45,19591388</text:p>
          </table:table-cell>
          <table:table-cell table:style-name="ce1" table:content-validation-name="val1" office:value-type="float" office:value="31.43398144" calcext:value-type="float">
            <text:p>31,43398144</text:p>
          </table:table-cell>
          <table:table-cell table:style-name="ce1" table:content-validation-name="val1" office:value-type="float" office:value="41.94410993" calcext:value-type="float">
            <text:p>41,944109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5 8:32:50</text:p>
          </table:table-cell>
          <table:table-cell table:style-name="ce1" table:content-validation-name="val1" office:value-type="float" office:value="41.3633967" calcext:value-type="float">
            <text:p>41,3633967</text:p>
          </table:table-cell>
          <table:table-cell table:style-name="ce1" table:content-validation-name="val1" office:value-type="float" office:value="34.62850367" calcext:value-type="float">
            <text:p>34,62850367</text:p>
          </table:table-cell>
          <table:table-cell table:style-name="ce1" table:content-validation-name="val1" office:value-type="float" office:value="41.93244012" calcext:value-type="float">
            <text:p>41,932440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14:32:04</text:p>
          </table:table-cell>
          <table:table-cell table:style-name="ce1" table:content-validation-name="val1" office:value-type="float" office:value="29.04530481" calcext:value-type="float">
            <text:p>29,04530481</text:p>
          </table:table-cell>
          <table:table-cell table:style-name="ce1" table:content-validation-name="val1" office:value-type="float" office:value="33.23168685" calcext:value-type="float">
            <text:p>33,23168685</text:p>
          </table:table-cell>
          <table:table-cell table:style-name="ce1" table:content-validation-name="val1" office:value-type="float" office:value="41.92826751" calcext:value-type="float">
            <text:p>41,928267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5 4:12:38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46.29193614" calcext:value-type="float">
            <text:p>46,29193614</text:p>
          </table:table-cell>
          <table:table-cell table:style-name="ce1" table:content-validation-name="val1" office:value-type="float" office:value="41.92808678" calcext:value-type="float">
            <text:p>41,928086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4 5:59:53</text:p>
          </table:table-cell>
          <table:table-cell table:style-name="ce1" table:content-validation-name="val1" office:value-type="float" office:value="56.53" calcext:value-type="float">
            <text:p>56,53</text:p>
          </table:table-cell>
          <table:table-cell table:style-name="ce1" table:content-validation-name="val1" office:value-type="float" office:value="39.25" calcext:value-type="float">
            <text:p>39,25</text:p>
          </table:table-cell>
          <table:table-cell table:style-name="ce1" table:content-validation-name="val1" office:value-type="float" office:value="41.92" calcext:value-type="float">
            <text:p>41,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6 18:27:55</text:p>
          </table:table-cell>
          <table:table-cell table:style-name="ce1" table:content-validation-name="val1" office:value-type="float" office:value="53.66754413" calcext:value-type="float">
            <text:p>53,66754413</text:p>
          </table:table-cell>
          <table:table-cell table:style-name="ce1" table:content-validation-name="val1" office:value-type="float" office:value="51.04187" calcext:value-type="float">
            <text:p>51,04187</text:p>
          </table:table-cell>
          <table:table-cell table:style-name="ce1" table:content-validation-name="val1" office:value-type="float" office:value="41.91057" calcext:value-type="float">
            <text:p>41,910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5 15:11:11</text:p>
          </table:table-cell>
          <table:table-cell table:style-name="ce1" table:content-validation-name="val1" office:value-type="float" office:value="53.338" calcext:value-type="float">
            <text:p>53,338</text:p>
          </table:table-cell>
          <table:table-cell table:style-name="ce1" table:content-validation-name="val1" office:value-type="float" office:value="44.66" calcext:value-type="float">
            <text:p>44,66</text:p>
          </table:table-cell>
          <table:table-cell table:style-name="ce1" table:content-validation-name="val1" office:value-type="float" office:value="41.91" calcext:value-type="float">
            <text:p>41,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0/2016 14:18:13</text:p>
          </table:table-cell>
          <table:table-cell table:style-name="ce1" table:content-validation-name="val1" office:value-type="float" office:value="34.3743097" calcext:value-type="float">
            <text:p>34,3743097</text:p>
          </table:table-cell>
          <table:table-cell table:style-name="ce1" table:content-validation-name="val1" office:value-type="float" office:value="43.35" calcext:value-type="float">
            <text:p>43,35</text:p>
          </table:table-cell>
          <table:table-cell table:style-name="ce1" table:content-validation-name="val1" office:value-type="float" office:value="41.91" calcext:value-type="float">
            <text:p>41,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5/2015 12:27:51</text:p>
          </table:table-cell>
          <table:table-cell table:style-name="ce1" table:content-validation-name="val1" office:value-type="float" office:value="36.58133368" calcext:value-type="float">
            <text:p>36,58133368</text:p>
          </table:table-cell>
          <table:table-cell table:style-name="ce1" table:content-validation-name="val1" office:value-type="float" office:value="32.88166393" calcext:value-type="float">
            <text:p>32,88166393</text:p>
          </table:table-cell>
          <table:table-cell table:style-name="ce1" table:content-validation-name="val1" office:value-type="float" office:value="41.90498685" calcext:value-type="float">
            <text:p>41,904986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6/2013 20:02:21</text:p>
          </table:table-cell>
          <table:table-cell table:style-name="ce1" table:content-validation-name="val1" office:value-type="float" office:value="40.2062056" calcext:value-type="float">
            <text:p>40,2062056</text:p>
          </table:table-cell>
          <table:table-cell table:style-name="ce1" table:content-validation-name="val1" office:value-type="float" office:value="24.58726635" calcext:value-type="float">
            <text:p>24,58726635</text:p>
          </table:table-cell>
          <table:table-cell table:style-name="ce1" table:content-validation-name="val1" office:value-type="float" office:value="41.89097879" calcext:value-type="float">
            <text:p>41,890978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5 12:24:20</text:p>
          </table:table-cell>
          <table:table-cell table:style-name="ce1" table:content-validation-name="val1" office:value-type="float" office:value="32.45" calcext:value-type="float">
            <text:p>32,45</text:p>
          </table:table-cell>
          <table:table-cell table:style-name="ce1" table:content-validation-name="val1" office:value-type="float" office:value="37.06" calcext:value-type="float">
            <text:p>37,06</text:p>
          </table:table-cell>
          <table:table-cell table:style-name="ce1" table:content-validation-name="val1" office:value-type="float" office:value="41.89" calcext:value-type="float">
            <text:p>41,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3/2016 14:08:52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3.12405122" calcext:value-type="float">
            <text:p>33,12405122</text:p>
          </table:table-cell>
          <table:table-cell table:style-name="ce1" table:content-validation-name="val1" office:value-type="float" office:value="41.87264022" calcext:value-type="float">
            <text:p>41,872640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9/2013 5:46:06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33.17" calcext:value-type="float">
            <text:p>33,17</text:p>
          </table:table-cell>
          <table:table-cell table:style-name="ce1" table:content-validation-name="val1" office:value-type="float" office:value="41.86" calcext:value-type="float">
            <text:p>41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3 13:34:47</text:p>
          </table:table-cell>
          <table:table-cell table:style-name="ce1" table:content-validation-name="val1" office:value-type="float" office:value="19.38544008" calcext:value-type="float">
            <text:p>19,38544008</text:p>
          </table:table-cell>
          <table:table-cell table:style-name="ce1" table:content-validation-name="val1" office:value-type="float" office:value="48.12294894" calcext:value-type="float">
            <text:p>48,12294894</text:p>
          </table:table-cell>
          <table:table-cell table:style-name="ce1" table:content-validation-name="val1" office:value-type="float" office:value="41.85599913" calcext:value-type="float">
            <text:p>41,855999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5 0:01:52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27.20640402" calcext:value-type="float">
            <text:p>27,20640402</text:p>
          </table:table-cell>
          <table:table-cell table:style-name="ce1" table:content-validation-name="val1" office:value-type="float" office:value="41.85418697" calcext:value-type="float">
            <text:p>41,854186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4 8:20:58</text:p>
          </table:table-cell>
          <table:table-cell table:style-name="ce1" table:content-validation-name="val1" office:value-type="float" office:value="19.14642119" calcext:value-type="float">
            <text:p>19,14642119</text:p>
          </table:table-cell>
          <table:table-cell table:style-name="ce1" table:content-validation-name="val1" office:value-type="float" office:value="36.02680832" calcext:value-type="float">
            <text:p>36,02680832</text:p>
          </table:table-cell>
          <table:table-cell table:style-name="ce1" table:content-validation-name="val1" office:value-type="float" office:value="41.85389635" calcext:value-type="float">
            <text:p>41,853896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5 11:50:48</text:p>
          </table:table-cell>
          <table:table-cell table:style-name="ce1" table:content-validation-name="val1" office:value-type="float" office:value="50.9358" calcext:value-type="float">
            <text:p>50,9358</text:p>
          </table:table-cell>
          <table:table-cell table:style-name="ce1" table:content-validation-name="val1" office:value-type="float" office:value="40.2903" calcext:value-type="float">
            <text:p>40,2903</text:p>
          </table:table-cell>
          <table:table-cell table:style-name="ce1" table:content-validation-name="val1" office:value-type="float" office:value="41.8463" calcext:value-type="float">
            <text:p>41,84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2:58:18</text:p>
          </table:table-cell>
          <table:table-cell table:style-name="ce1" table:content-validation-name="val1" office:value-type="float" office:value="43.41102256" calcext:value-type="float">
            <text:p>43,41102256</text:p>
          </table:table-cell>
          <table:table-cell table:style-name="ce1" table:content-validation-name="val1" office:value-type="float" office:value="45.43893722" calcext:value-type="float">
            <text:p>45,43893722</text:p>
          </table:table-cell>
          <table:table-cell table:style-name="ce1" table:content-validation-name="val1" office:value-type="float" office:value="41.83687951" calcext:value-type="float">
            <text:p>41,836879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4 10:14:20</text:p>
          </table:table-cell>
          <table:table-cell table:style-name="ce1" table:content-validation-name="val1" office:value-type="float" office:value="59.01915744" calcext:value-type="float">
            <text:p>59,01915744</text:p>
          </table:table-cell>
          <table:table-cell table:style-name="ce1" table:content-validation-name="val1" office:value-type="float" office:value="37.7686" calcext:value-type="float">
            <text:p>37,7686</text:p>
          </table:table-cell>
          <table:table-cell table:style-name="ce1" table:content-validation-name="val1" office:value-type="float" office:value="41.82" calcext:value-type="float">
            <text:p>41,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5 23:57:07</text:p>
          </table:table-cell>
          <table:table-cell table:style-name="ce1" table:content-validation-name="val1" office:value-type="float" office:value="40.15707807" calcext:value-type="float">
            <text:p>40,15707807</text:p>
          </table:table-cell>
          <table:table-cell table:style-name="ce1" table:content-validation-name="val1" office:value-type="float" office:value="45.8190495" calcext:value-type="float">
            <text:p>45,8190495</text:p>
          </table:table-cell>
          <table:table-cell table:style-name="ce1" table:content-validation-name="val1" office:value-type="float" office:value="41.81929379" calcext:value-type="float">
            <text:p>41,819293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5 18:06:48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43.29746694" calcext:value-type="float">
            <text:p>43,29746694</text:p>
          </table:table-cell>
          <table:table-cell table:style-name="ce1" table:content-validation-name="val1" office:value-type="float" office:value="41.81102489" calcext:value-type="float">
            <text:p>41,811024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3 17:13:39</text:p>
          </table:table-cell>
          <table:table-cell table:style-name="ce1" table:content-validation-name="val1" office:value-type="float" office:value="53.87" calcext:value-type="float">
            <text:p>53,87</text:p>
          </table:table-cell>
          <table:table-cell table:style-name="ce1" table:content-validation-name="val1" office:value-type="float" office:value="38.29" calcext:value-type="float">
            <text:p>38,29</text:p>
          </table:table-cell>
          <table:table-cell table:style-name="ce1" table:content-validation-name="val1" office:value-type="float" office:value="41.811" calcext:value-type="float">
            <text:p>41,8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3 11:52:54</text:p>
          </table:table-cell>
          <table:table-cell table:style-name="ce1" table:content-validation-name="val1" office:value-type="float" office:value="15.3837762" calcext:value-type="float">
            <text:p>15,3837762</text:p>
          </table:table-cell>
          <table:table-cell table:style-name="ce1" table:content-validation-name="val1" office:value-type="float" office:value="33.8846" calcext:value-type="float">
            <text:p>33,8846</text:p>
          </table:table-cell>
          <table:table-cell table:style-name="ce1" table:content-validation-name="val1" office:value-type="float" office:value="41.80324" calcext:value-type="float">
            <text:p>41,803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5 18:28:44</text:p>
          </table:table-cell>
          <table:table-cell table:style-name="ce1" table:content-validation-name="val1" office:value-type="float" office:value="54.0877474" calcext:value-type="float">
            <text:p>54,0877474</text:p>
          </table:table-cell>
          <table:table-cell table:style-name="ce1" table:content-validation-name="val1" office:value-type="float" office:value="33.8845952" calcext:value-type="float">
            <text:p>33,8845952</text:p>
          </table:table-cell>
          <table:table-cell table:style-name="ce1" table:content-validation-name="val1" office:value-type="float" office:value="41.80323654" calcext:value-type="float">
            <text:p>41,803236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5 8:44:58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9.11" calcext:value-type="float">
            <text:p>39,11</text:p>
          </table:table-cell>
          <table:table-cell table:style-name="ce1" table:content-validation-name="val1" office:value-type="float" office:value="41.8" calcext:value-type="float">
            <text:p>41,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5:59:21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44.45142008" calcext:value-type="float">
            <text:p>44,45142008</text:p>
          </table:table-cell>
          <table:table-cell table:style-name="ce1" table:content-validation-name="val1" office:value-type="float" office:value="41.79928432" calcext:value-type="float">
            <text:p>41,799284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3 1:30:36</text:p>
          </table:table-cell>
          <table:table-cell table:style-name="ce1" table:content-validation-name="val1" office:value-type="float" office:value="55.43927174" calcext:value-type="float">
            <text:p>55,43927174</text:p>
          </table:table-cell>
          <table:table-cell table:style-name="ce1" table:content-validation-name="val1" office:value-type="float" office:value="27.2306228" calcext:value-type="float">
            <text:p>27,2306228</text:p>
          </table:table-cell>
          <table:table-cell table:style-name="ce1" table:content-validation-name="val1" office:value-type="float" office:value="41.79579436" calcext:value-type="float">
            <text:p>41,795794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5 13:32:02</text:p>
          </table:table-cell>
          <table:table-cell table:style-name="ce1" table:content-validation-name="val1" office:value-type="float" office:value="12.81192381" calcext:value-type="float">
            <text:p>12,81192381</text:p>
          </table:table-cell>
          <table:table-cell table:style-name="ce1" table:content-validation-name="val1" office:value-type="float" office:value="27.58989155" calcext:value-type="float">
            <text:p>27,58989155</text:p>
          </table:table-cell>
          <table:table-cell table:style-name="ce1" table:content-validation-name="val1" office:value-type="float" office:value="41.78811236" calcext:value-type="float">
            <text:p>41,788112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7:08:19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8.29281191" calcext:value-type="float">
            <text:p>48,29281191</text:p>
          </table:table-cell>
          <table:table-cell table:style-name="ce1" table:content-validation-name="val1" office:value-type="float" office:value="41.77819421" calcext:value-type="float">
            <text:p>41,778194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3 9:36:39</text:p>
          </table:table-cell>
          <table:table-cell table:style-name="ce1" table:content-validation-name="val1" office:value-type="float" office:value="18.10226602" calcext:value-type="float">
            <text:p>18,10226602</text:p>
          </table:table-cell>
          <table:table-cell table:style-name="ce1" table:content-validation-name="val1" office:value-type="float" office:value="33.01328869" calcext:value-type="float">
            <text:p>33,01328869</text:p>
          </table:table-cell>
          <table:table-cell table:style-name="ce1" table:content-validation-name="val1" office:value-type="float" office:value="41.77650515" calcext:value-type="float">
            <text:p>41,776505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3 9:50:17</text:p>
          </table:table-cell>
          <table:table-cell table:style-name="ce1" table:content-validation-name="val1" office:value-type="float" office:value="22.25952" calcext:value-type="float">
            <text:p>22,25952</text:p>
          </table:table-cell>
          <table:table-cell table:style-name="ce1" table:content-validation-name="val1" office:value-type="float" office:value="31.059534" calcext:value-type="float">
            <text:p>31,059534</text:p>
          </table:table-cell>
          <table:table-cell table:style-name="ce1" table:content-validation-name="val1" office:value-type="float" office:value="41.76856" calcext:value-type="float">
            <text:p>41,768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21:49:33</text:p>
          </table:table-cell>
          <table:table-cell table:style-name="ce1" table:content-validation-name="val1" office:value-type="float" office:value="22.879" calcext:value-type="float">
            <text:p>22,879</text:p>
          </table:table-cell>
          <table:table-cell table:style-name="ce1" table:content-validation-name="val1" office:value-type="float" office:value="47.38" calcext:value-type="float">
            <text:p>47,38</text:p>
          </table:table-cell>
          <table:table-cell table:style-name="ce1" table:content-validation-name="val1" office:value-type="float" office:value="41.76" calcext:value-type="float">
            <text:p>41,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3 5:32:52</text:p>
          </table:table-cell>
          <table:table-cell table:style-name="ce1" table:content-validation-name="val1" office:value-type="float" office:value="11.8874" calcext:value-type="float">
            <text:p>11,8874</text:p>
          </table:table-cell>
          <table:table-cell table:style-name="ce1" table:content-validation-name="val1" office:value-type="float" office:value="31.73" calcext:value-type="float">
            <text:p>31,73</text:p>
          </table:table-cell>
          <table:table-cell table:style-name="ce1" table:content-validation-name="val1" office:value-type="float" office:value="41.76" calcext:value-type="float">
            <text:p>41,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5 6:02:33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40.0510753" calcext:value-type="float">
            <text:p>40,0510753</text:p>
          </table:table-cell>
          <table:table-cell table:style-name="ce1" table:content-validation-name="val1" office:value-type="float" office:value="41.72995965" calcext:value-type="float">
            <text:p>41,729959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4 6:24:30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42.08485145" calcext:value-type="float">
            <text:p>42,08485145</text:p>
          </table:table-cell>
          <table:table-cell table:style-name="ce1" table:content-validation-name="val1" office:value-type="float" office:value="41.72032241" calcext:value-type="float">
            <text:p>41,720322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4 20:31:09</text:p>
          </table:table-cell>
          <table:table-cell table:style-name="ce1" table:content-validation-name="val1" office:value-type="float" office:value="54.1" calcext:value-type="float">
            <text:p>54,1</text:p>
          </table:table-cell>
          <table:table-cell table:style-name="ce1" table:content-validation-name="val1" office:value-type="float" office:value="40.76" calcext:value-type="float">
            <text:p>40,76</text:p>
          </table:table-cell>
          <table:table-cell table:style-name="ce1" table:content-validation-name="val1" office:value-type="float" office:value="41.72" calcext:value-type="float">
            <text:p>41,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/2013 9:44:52</text:p>
          </table:table-cell>
          <table:table-cell table:style-name="ce1" table:content-validation-name="val1" office:value-type="float" office:value="33.1776303" calcext:value-type="float">
            <text:p>33,1776303</text:p>
          </table:table-cell>
          <table:table-cell table:style-name="ce1" table:content-validation-name="val1" office:value-type="float" office:value="44.52977184" calcext:value-type="float">
            <text:p>44,52977184</text:p>
          </table:table-cell>
          <table:table-cell table:style-name="ce1" table:content-validation-name="val1" office:value-type="float" office:value="41.69588755" calcext:value-type="float">
            <text:p>41,695887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5 3:16:23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2.51358561" calcext:value-type="float">
            <text:p>32,51358561</text:p>
          </table:table-cell>
          <table:table-cell table:style-name="ce1" table:content-validation-name="val1" office:value-type="float" office:value="41.69545942" calcext:value-type="float">
            <text:p>41,695459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9/2015 7:41:40</text:p>
          </table:table-cell>
          <table:table-cell table:style-name="ce1" table:content-validation-name="val1" office:value-type="float" office:value="19.69877257" calcext:value-type="float">
            <text:p>19,69877257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41.68731126" calcext:value-type="float">
            <text:p>41,687311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5 13:51:19</text:p>
          </table:table-cell>
          <table:table-cell table:style-name="ce1" table:content-validation-name="val1" office:value-type="float" office:value="46.97806044" calcext:value-type="float">
            <text:p>46,97806044</text:p>
          </table:table-cell>
          <table:table-cell table:style-name="ce1" table:content-validation-name="val1" office:value-type="float" office:value="39.535989" calcext:value-type="float">
            <text:p>39,535989</text:p>
          </table:table-cell>
          <table:table-cell table:style-name="ce1" table:content-validation-name="val1" office:value-type="float" office:value="41.68657626" calcext:value-type="float">
            <text:p>41,686576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3:11:37</text:p>
          </table:table-cell>
          <table:table-cell table:style-name="ce1" table:content-validation-name="val1" office:value-type="float" office:value="23.08378926" calcext:value-type="float">
            <text:p>23,08378926</text:p>
          </table:table-cell>
          <table:table-cell table:style-name="ce1" table:content-validation-name="val1" office:value-type="float" office:value="34.8942969" calcext:value-type="float">
            <text:p>34,8942969</text:p>
          </table:table-cell>
          <table:table-cell table:style-name="ce1" table:content-validation-name="val1" office:value-type="float" office:value="41.67461942" calcext:value-type="float">
            <text:p>41,674619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7/2015 8:18:55</text:p>
          </table:table-cell>
          <table:table-cell table:style-name="ce1" table:content-validation-name="val1" office:value-type="float" office:value="26.16048" calcext:value-type="float">
            <text:p>26,16048</text:p>
          </table:table-cell>
          <table:table-cell table:style-name="ce1" table:content-validation-name="val1" office:value-type="float" office:value="39.1" calcext:value-type="float">
            <text:p>39,1</text:p>
          </table:table-cell>
          <table:table-cell table:style-name="ce1" table:content-validation-name="val1" office:value-type="float" office:value="41.65774" calcext:value-type="float">
            <text:p>41,657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3 16:00:32</text:p>
          </table:table-cell>
          <table:table-cell table:style-name="ce1" table:content-validation-name="val1" office:value-type="float" office:value="11.85899" calcext:value-type="float">
            <text:p>11,85899</text:p>
          </table:table-cell>
          <table:table-cell table:style-name="ce1" table:content-validation-name="val1" office:value-type="float" office:value="30.12228" calcext:value-type="float">
            <text:p>30,12228</text:p>
          </table:table-cell>
          <table:table-cell table:style-name="ce1" table:content-validation-name="val1" office:value-type="float" office:value="41.63915" calcext:value-type="float">
            <text:p>41,639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9/2015 15:19:31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8.72566157" calcext:value-type="float">
            <text:p>38,72566157</text:p>
          </table:table-cell>
          <table:table-cell table:style-name="ce1" table:content-validation-name="val1" office:value-type="float" office:value="41.62312711" calcext:value-type="float">
            <text:p>41,623127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9/2014 4:04:49</text:p>
          </table:table-cell>
          <table:table-cell table:style-name="ce1" table:content-validation-name="val1" office:value-type="float" office:value="33.67810287" calcext:value-type="float">
            <text:p>33,67810287</text:p>
          </table:table-cell>
          <table:table-cell table:style-name="ce1" table:content-validation-name="val1" office:value-type="float" office:value="39.11277239" calcext:value-type="float">
            <text:p>39,11277239</text:p>
          </table:table-cell>
          <table:table-cell table:style-name="ce1" table:content-validation-name="val1" office:value-type="float" office:value="41.62162494" calcext:value-type="float">
            <text:p>41,621624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3 0:43:23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26.61" calcext:value-type="float">
            <text:p>26,61</text:p>
          </table:table-cell>
          <table:table-cell table:style-name="ce1" table:content-validation-name="val1" office:value-type="float" office:value="41.62" calcext:value-type="float">
            <text:p>41,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4 14:54:23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40.79" calcext:value-type="float">
            <text:p>40,79</text:p>
          </table:table-cell>
          <table:table-cell table:style-name="ce1" table:content-validation-name="val1" office:value-type="float" office:value="41.61" calcext:value-type="float">
            <text:p>41,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7/2015 5:15:17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5.37055237" calcext:value-type="float">
            <text:p>35,37055237</text:p>
          </table:table-cell>
          <table:table-cell table:style-name="ce1" table:content-validation-name="val1" office:value-type="float" office:value="41.59764997" calcext:value-type="float">
            <text:p>41,597649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3/2015 21:38:50</text:p>
          </table:table-cell>
          <table:table-cell table:style-name="ce1" table:content-validation-name="val1" office:value-type="float" office:value="13.13950746" calcext:value-type="float">
            <text:p>13,13950746</text:p>
          </table:table-cell>
          <table:table-cell table:style-name="ce1" table:content-validation-name="val1" office:value-type="float" office:value="35.13756227" calcext:value-type="float">
            <text:p>35,13756227</text:p>
          </table:table-cell>
          <table:table-cell table:style-name="ce1" table:content-validation-name="val1" office:value-type="float" office:value="41.59764996" calcext:value-type="float">
            <text:p>41,597649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5 2:18:31</text:p>
          </table:table-cell>
          <table:table-cell table:style-name="ce1" table:content-validation-name="val1" office:value-type="float" office:value="50.48984678" calcext:value-type="float">
            <text:p>50,48984678</text:p>
          </table:table-cell>
          <table:table-cell table:style-name="ce1" table:content-validation-name="val1" office:value-type="float" office:value="35.08767" calcext:value-type="float">
            <text:p>35,08767</text:p>
          </table:table-cell>
          <table:table-cell table:style-name="ce1" table:content-validation-name="val1" office:value-type="float" office:value="41.58656496" calcext:value-type="float">
            <text:p>41,586564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2/2015 16:26:15</text:p>
          </table:table-cell>
          <table:table-cell table:style-name="ce1" table:content-validation-name="val1" office:value-type="float" office:value="72.3" calcext:value-type="float">
            <text:p>72,3</text:p>
          </table:table-cell>
          <table:table-cell table:style-name="ce1" table:content-validation-name="val1" office:value-type="float" office:value="25.05" calcext:value-type="float">
            <text:p>25,05</text:p>
          </table:table-cell>
          <table:table-cell table:style-name="ce1" table:content-validation-name="val1" office:value-type="float" office:value="41.57" calcext:value-type="float">
            <text:p>41,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4 18:57:43</text:p>
          </table:table-cell>
          <table:table-cell table:style-name="ce1" table:content-validation-name="val1" office:value-type="float" office:value="26.69426181" calcext:value-type="float">
            <text:p>26,69426181</text:p>
          </table:table-cell>
          <table:table-cell table:style-name="ce1" table:content-validation-name="val1" office:value-type="float" office:value="43.21818604" calcext:value-type="float">
            <text:p>43,21818604</text:p>
          </table:table-cell>
          <table:table-cell table:style-name="ce1" table:content-validation-name="val1" office:value-type="float" office:value="41.56316565" calcext:value-type="float">
            <text:p>41,563165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7/2015 12:43:52</text:p>
          </table:table-cell>
          <table:table-cell table:style-name="ce1" table:content-validation-name="val1" office:value-type="float" office:value="50.15278275" calcext:value-type="float">
            <text:p>50,15278275</text:p>
          </table:table-cell>
          <table:table-cell table:style-name="ce1" table:content-validation-name="val1" office:value-type="float" office:value="44.10083923" calcext:value-type="float">
            <text:p>44,10083923</text:p>
          </table:table-cell>
          <table:table-cell table:style-name="ce1" table:content-validation-name="val1" office:value-type="float" office:value="41.55331822" calcext:value-type="float">
            <text:p>41,553318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4 17:13:00</text:p>
          </table:table-cell>
          <table:table-cell table:style-name="ce1" table:content-validation-name="val1" office:value-type="float" office:value="26.50461547" calcext:value-type="float">
            <text:p>26,50461547</text:p>
          </table:table-cell>
          <table:table-cell table:style-name="ce1" table:content-validation-name="val1" office:value-type="float" office:value="28.53619881" calcext:value-type="float">
            <text:p>28,53619881</text:p>
          </table:table-cell>
          <table:table-cell table:style-name="ce1" table:content-validation-name="val1" office:value-type="float" office:value="41.54663436" calcext:value-type="float">
            <text:p>41,546634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5 3:19:14</text:p>
          </table:table-cell>
          <table:table-cell table:style-name="ce1" table:content-validation-name="val1" office:value-type="float" office:value="60.91" calcext:value-type="float">
            <text:p>60,91</text:p>
          </table:table-cell>
          <table:table-cell table:style-name="ce1" table:content-validation-name="val1" office:value-type="float" office:value="32.11" calcext:value-type="float">
            <text:p>32,11</text:p>
          </table:table-cell>
          <table:table-cell table:style-name="ce1" table:content-validation-name="val1" office:value-type="float" office:value="41.54" calcext:value-type="float">
            <text:p>41,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1:45:33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41.53704393" calcext:value-type="float">
            <text:p>41,537043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5 11:42:40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41.53704393" calcext:value-type="float">
            <text:p>41,537043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4/2015 6:30:35</text:p>
          </table:table-cell>
          <table:table-cell table:style-name="ce1" table:content-validation-name="val1" office:value-type="float" office:value="45.98" calcext:value-type="float">
            <text:p>45,98</text:p>
          </table:table-cell>
          <table:table-cell table:style-name="ce1" table:content-validation-name="val1" office:value-type="float" office:value="51.936" calcext:value-type="float">
            <text:p>51,936</text:p>
          </table:table-cell>
          <table:table-cell table:style-name="ce1" table:content-validation-name="val1" office:value-type="float" office:value="41.53" calcext:value-type="float">
            <text:p>41,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5 16:06:19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46.95" calcext:value-type="float">
            <text:p>46,95</text:p>
          </table:table-cell>
          <table:table-cell table:style-name="ce1" table:content-validation-name="val1" office:value-type="float" office:value="41.53" calcext:value-type="float">
            <text:p>41,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5 4:50:03</text:p>
          </table:table-cell>
          <table:table-cell table:style-name="ce1" table:content-validation-name="val1" office:value-type="float" office:value="51.74077519" calcext:value-type="float">
            <text:p>51,74077519</text:p>
          </table:table-cell>
          <table:table-cell table:style-name="ce1" table:content-validation-name="val1" office:value-type="float" office:value="34.06434317" calcext:value-type="float">
            <text:p>34,06434317</text:p>
          </table:table-cell>
          <table:table-cell table:style-name="ce1" table:content-validation-name="val1" office:value-type="float" office:value="41.52543122" calcext:value-type="float">
            <text:p>41,525431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3/2015 9:05:08</text:p>
          </table:table-cell>
          <table:table-cell table:style-name="ce1" table:content-validation-name="val1" office:value-type="float" office:value="61.61325054" calcext:value-type="float">
            <text:p>61,61325054</text:p>
          </table:table-cell>
          <table:table-cell table:style-name="ce1" table:content-validation-name="val1" office:value-type="float" office:value="36.54" calcext:value-type="float">
            <text:p>36,54</text:p>
          </table:table-cell>
          <table:table-cell table:style-name="ce1" table:content-validation-name="val1" office:value-type="float" office:value="41.52" calcext:value-type="float">
            <text:p>41,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3 10:03:14</text:p>
          </table:table-cell>
          <table:table-cell table:style-name="ce1" table:content-validation-name="val1" office:value-type="float" office:value="49.43952454" calcext:value-type="float">
            <text:p>49,43952454</text:p>
          </table:table-cell>
          <table:table-cell table:style-name="ce1" table:content-validation-name="val1" office:value-type="float" office:value="29.7338469654" calcext:value-type="float">
            <text:p>29,7338469654</text:p>
          </table:table-cell>
          <table:table-cell table:style-name="ce1" table:content-validation-name="val1" office:value-type="float" office:value="41.50419751" calcext:value-type="float">
            <text:p>41,504197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4 19:30:04</text:p>
          </table:table-cell>
          <table:table-cell table:style-name="ce1" table:content-validation-name="val1" office:value-type="float" office:value="46.16" calcext:value-type="float">
            <text:p>46,16</text:p>
          </table:table-cell>
          <table:table-cell table:style-name="ce1" table:content-validation-name="val1" office:value-type="float" office:value="51.04" calcext:value-type="float">
            <text:p>51,04</text:p>
          </table:table-cell>
          <table:table-cell table:style-name="ce1" table:content-validation-name="val1" office:value-type="float" office:value="41.5" calcext:value-type="float">
            <text:p>41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7/2014 7:09:59</text:p>
          </table:table-cell>
          <table:table-cell table:style-name="ce1" table:content-validation-name="val1" office:value-type="float" office:value="26.92" calcext:value-type="float">
            <text:p>26,92</text:p>
          </table:table-cell>
          <table:table-cell table:style-name="ce1" table:content-validation-name="val1" office:value-type="float" office:value="37.5" calcext:value-type="float">
            <text:p>37,5</text:p>
          </table:table-cell>
          <table:table-cell table:style-name="ce1" table:content-validation-name="val1" office:value-type="float" office:value="41.5" calcext:value-type="float">
            <text:p>41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4 7:42:57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5.43485271" calcext:value-type="float">
            <text:p>35,43485271</text:p>
          </table:table-cell>
          <table:table-cell table:style-name="ce1" table:content-validation-name="val1" office:value-type="float" office:value="41.48197959" calcext:value-type="float">
            <text:p>41,481979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5 10:34:29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35.73" calcext:value-type="float">
            <text:p>35,73</text:p>
          </table:table-cell>
          <table:table-cell table:style-name="ce1" table:content-validation-name="val1" office:value-type="float" office:value="41.46" calcext:value-type="float">
            <text:p>41,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2:27:51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2.91240766" calcext:value-type="float">
            <text:p>42,91240766</text:p>
          </table:table-cell>
          <table:table-cell table:style-name="ce1" table:content-validation-name="val1" office:value-type="float" office:value="41.45038144" calcext:value-type="float">
            <text:p>41,450381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9/2015 17:11:45</text:p>
          </table:table-cell>
          <table:table-cell table:style-name="ce1" table:content-validation-name="val1" office:value-type="float" office:value="38.14987176" calcext:value-type="float">
            <text:p>38,14987176</text:p>
          </table:table-cell>
          <table:table-cell table:style-name="ce1" table:content-validation-name="val1" office:value-type="float" office:value="35.24441791" calcext:value-type="float">
            <text:p>35,24441791</text:p>
          </table:table-cell>
          <table:table-cell table:style-name="ce1" table:content-validation-name="val1" office:value-type="float" office:value="41.44554715" calcext:value-type="float">
            <text:p>41,445547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5/2014 18:59:47</text:p>
          </table:table-cell>
          <table:table-cell table:style-name="ce1" table:content-validation-name="val1" office:value-type="float" office:value="52.63936502" calcext:value-type="float">
            <text:p>52,63936502</text:p>
          </table:table-cell>
          <table:table-cell table:style-name="ce1" table:content-validation-name="val1" office:value-type="float" office:value="43.32564271" calcext:value-type="float">
            <text:p>43,32564271</text:p>
          </table:table-cell>
          <table:table-cell table:style-name="ce1" table:content-validation-name="val1" office:value-type="float" office:value="41.44375529" calcext:value-type="float">
            <text:p>41,443755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7/2015 18:18:16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30.77512449" calcext:value-type="float">
            <text:p>30,77512449</text:p>
          </table:table-cell>
          <table:table-cell table:style-name="ce1" table:content-validation-name="val1" office:value-type="float" office:value="41.42752982" calcext:value-type="float">
            <text:p>41,427529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10:28:13</text:p>
          </table:table-cell>
          <table:table-cell table:style-name="ce1" table:content-validation-name="val1" office:value-type="float" office:value="44.15829772" calcext:value-type="float">
            <text:p>44,15829772</text:p>
          </table:table-cell>
          <table:table-cell table:style-name="ce1" table:content-validation-name="val1" office:value-type="float" office:value="26.97709713" calcext:value-type="float">
            <text:p>26,97709713</text:p>
          </table:table-cell>
          <table:table-cell table:style-name="ce1" table:content-validation-name="val1" office:value-type="float" office:value="41.4213262" calcext:value-type="float">
            <text:p>41,42132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5 8:24:17</text:p>
          </table:table-cell>
          <table:table-cell table:style-name="ce1" table:content-validation-name="val1" office:value-type="float" office:value="23.44" calcext:value-type="float">
            <text:p>23,44</text:p>
          </table:table-cell>
          <table:table-cell table:style-name="ce1" table:content-validation-name="val1" office:value-type="float" office:value="31.83" calcext:value-type="float">
            <text:p>31,83</text:p>
          </table:table-cell>
          <table:table-cell table:style-name="ce1" table:content-validation-name="val1" office:value-type="float" office:value="41.42" calcext:value-type="float">
            <text:p>41,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5 16:40:36</text:p>
          </table:table-cell>
          <table:table-cell table:style-name="ce1" table:content-validation-name="val1" office:value-type="float" office:value="53.44038214" calcext:value-type="float">
            <text:p>53,44038214</text:p>
          </table:table-cell>
          <table:table-cell table:style-name="ce1" table:content-validation-name="val1" office:value-type="float" office:value="37.01702131" calcext:value-type="float">
            <text:p>37,01702131</text:p>
          </table:table-cell>
          <table:table-cell table:style-name="ce1" table:content-validation-name="val1" office:value-type="float" office:value="41.40942804" calcext:value-type="float">
            <text:p>41,409428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0/2013 10:17:59</text:p>
          </table:table-cell>
          <table:table-cell table:style-name="ce1" table:content-validation-name="val1" office:value-type="float" office:value="17.26207976" calcext:value-type="float">
            <text:p>17,26207976</text:p>
          </table:table-cell>
          <table:table-cell table:style-name="ce1" table:content-validation-name="val1" office:value-type="float" office:value="31.02587" calcext:value-type="float">
            <text:p>31,02587</text:p>
          </table:table-cell>
          <table:table-cell table:style-name="ce1" table:content-validation-name="val1" office:value-type="float" office:value="41.40457" calcext:value-type="float">
            <text:p>41,404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5 13:48:17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46.05847662" calcext:value-type="float">
            <text:p>46,05847662</text:p>
          </table:table-cell>
          <table:table-cell table:style-name="ce1" table:content-validation-name="val1" office:value-type="float" office:value="41.40211512" calcext:value-type="float">
            <text:p>41,402115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6 12:34:30</text:p>
          </table:table-cell>
          <table:table-cell table:style-name="ce1" table:content-validation-name="val1" office:value-type="float" office:value="31.60922025" calcext:value-type="float">
            <text:p>31,60922025</text:p>
          </table:table-cell>
          <table:table-cell table:style-name="ce1" table:content-validation-name="val1" office:value-type="float" office:value="39.37" calcext:value-type="float">
            <text:p>39,37</text:p>
          </table:table-cell>
          <table:table-cell table:style-name="ce1" table:content-validation-name="val1" office:value-type="float" office:value="41.40211512" calcext:value-type="float">
            <text:p>41,402115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5 15:23:20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5.35514923" calcext:value-type="float">
            <text:p>35,35514923</text:p>
          </table:table-cell>
          <table:table-cell table:style-name="ce1" table:content-validation-name="val1" office:value-type="float" office:value="41.40211512" calcext:value-type="float">
            <text:p>41,402115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3 13:33:43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2.84136175" calcext:value-type="float">
            <text:p>32,84136175</text:p>
          </table:table-cell>
          <table:table-cell table:style-name="ce1" table:content-validation-name="val1" office:value-type="float" office:value="41.40211512" calcext:value-type="float">
            <text:p>41,402115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4 6:43:24</text:p>
          </table:table-cell>
          <table:table-cell table:style-name="ce1" table:content-validation-name="val1" office:value-type="float" office:value="28.96425464" calcext:value-type="float">
            <text:p>28,96425464</text:p>
          </table:table-cell>
          <table:table-cell table:style-name="ce1" table:content-validation-name="val1" office:value-type="float" office:value="40.6" calcext:value-type="float">
            <text:p>40,6</text:p>
          </table:table-cell>
          <table:table-cell table:style-name="ce1" table:content-validation-name="val1" office:value-type="float" office:value="41.4" calcext:value-type="float">
            <text:p>41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6 0:59:56</text:p>
          </table:table-cell>
          <table:table-cell table:style-name="ce1" table:content-validation-name="val1" office:value-type="float" office:value="24.40950715" calcext:value-type="float">
            <text:p>24,40950715</text:p>
          </table:table-cell>
          <table:table-cell table:style-name="ce1" table:content-validation-name="val1" office:value-type="float" office:value="30.89260023" calcext:value-type="float">
            <text:p>30,89260023</text:p>
          </table:table-cell>
          <table:table-cell table:style-name="ce1" table:content-validation-name="val1" office:value-type="float" office:value="41.39063626" calcext:value-type="float">
            <text:p>41,390636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5:31:00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44.53" calcext:value-type="float">
            <text:p>44,53</text:p>
          </table:table-cell>
          <table:table-cell table:style-name="ce1" table:content-validation-name="val1" office:value-type="float" office:value="41.39" calcext:value-type="float">
            <text:p>41,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5 3:43:57</text:p>
          </table:table-cell>
          <table:table-cell table:style-name="ce1" table:content-validation-name="val1" office:value-type="float" office:value="31.6092" calcext:value-type="float">
            <text:p>31,6092</text:p>
          </table:table-cell>
          <table:table-cell table:style-name="ce1" table:content-validation-name="val1" office:value-type="float" office:value="31.9474" calcext:value-type="float">
            <text:p>31,9474</text:p>
          </table:table-cell>
          <table:table-cell table:style-name="ce1" table:content-validation-name="val1" office:value-type="float" office:value="41.38" calcext:value-type="float">
            <text:p>41,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5 10:01:09</text:p>
          </table:table-cell>
          <table:table-cell table:style-name="ce1" table:content-validation-name="val1" office:value-type="float" office:value="60.4677" calcext:value-type="float">
            <text:p>60,4677</text:p>
          </table:table-cell>
          <table:table-cell table:style-name="ce1" table:content-validation-name="val1" office:value-type="float" office:value="39.98813703" calcext:value-type="float">
            <text:p>39,98813703</text:p>
          </table:table-cell>
          <table:table-cell table:style-name="ce1" table:content-validation-name="val1" office:value-type="float" office:value="41.37676097" calcext:value-type="float">
            <text:p>41,376760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3 8:41:34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47.2487526" calcext:value-type="float">
            <text:p>47,2487526</text:p>
          </table:table-cell>
          <table:table-cell table:style-name="ce1" table:content-validation-name="val1" office:value-type="float" office:value="41.36454602" calcext:value-type="float">
            <text:p>41,364546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6/2013 13:57:37</text:p>
          </table:table-cell>
          <table:table-cell table:style-name="ce1" table:content-validation-name="val1" office:value-type="float" office:value="44.78552462" calcext:value-type="float">
            <text:p>44,78552462</text:p>
          </table:table-cell>
          <table:table-cell table:style-name="ce1" table:content-validation-name="val1" office:value-type="float" office:value="40.74" calcext:value-type="float">
            <text:p>40,74</text:p>
          </table:table-cell>
          <table:table-cell table:style-name="ce1" table:content-validation-name="val1" office:value-type="float" office:value="41.34" calcext:value-type="float">
            <text:p>41,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5 4:27:29</text:p>
          </table:table-cell>
          <table:table-cell table:style-name="ce1" table:content-validation-name="val1" office:value-type="float" office:value="40.89873483" calcext:value-type="float">
            <text:p>40,89873483</text:p>
          </table:table-cell>
          <table:table-cell table:style-name="ce1" table:content-validation-name="val1" office:value-type="float" office:value="38.5655333" calcext:value-type="float">
            <text:p>38,5655333</text:p>
          </table:table-cell>
          <table:table-cell table:style-name="ce1" table:content-validation-name="val1" office:value-type="float" office:value="41.33313583" calcext:value-type="float">
            <text:p>41,333135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7/2015 5:06:18</text:p>
          </table:table-cell>
          <table:table-cell table:style-name="ce1" table:content-validation-name="val1" office:value-type="float" office:value="13.46" calcext:value-type="float">
            <text:p>13,46</text:p>
          </table:table-cell>
          <table:table-cell table:style-name="ce1" table:content-validation-name="val1" office:value-type="float" office:value="39.83" calcext:value-type="float">
            <text:p>39,83</text:p>
          </table:table-cell>
          <table:table-cell table:style-name="ce1" table:content-validation-name="val1" office:value-type="float" office:value="41.33" calcext:value-type="float">
            <text:p>41,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5 2:54:24</text:p>
          </table:table-cell>
          <table:table-cell table:style-name="ce1" table:content-validation-name="val1" office:value-type="float" office:value="24.35397529" calcext:value-type="float">
            <text:p>24,35397529</text:p>
          </table:table-cell>
          <table:table-cell table:style-name="ce1" table:content-validation-name="val1" office:value-type="float" office:value="36.38295576" calcext:value-type="float">
            <text:p>36,38295576</text:p>
          </table:table-cell>
          <table:table-cell table:style-name="ce1" table:content-validation-name="val1" office:value-type="float" office:value="41.31415206" calcext:value-type="float">
            <text:p>41,314152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2/2016 16:47:22</text:p>
          </table:table-cell>
          <table:table-cell table:style-name="ce1" table:content-validation-name="val1" office:value-type="float" office:value="17.91381043" calcext:value-type="float">
            <text:p>17,91381043</text:p>
          </table:table-cell>
          <table:table-cell table:style-name="ce1" table:content-validation-name="val1" office:value-type="float" office:value="36.34242379" calcext:value-type="float">
            <text:p>36,34242379</text:p>
          </table:table-cell>
          <table:table-cell table:style-name="ce1" table:content-validation-name="val1" office:value-type="float" office:value="41.31046021" calcext:value-type="float">
            <text:p>41,310460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5 8:52:31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4.37340553" calcext:value-type="float">
            <text:p>34,37340553</text:p>
          </table:table-cell>
          <table:table-cell table:style-name="ce1" table:content-validation-name="val1" office:value-type="float" office:value="41.30861916" calcext:value-type="float">
            <text:p>41,308619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4 18:33:21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32.51380278" calcext:value-type="float">
            <text:p>32,51380278</text:p>
          </table:table-cell>
          <table:table-cell table:style-name="ce1" table:content-validation-name="val1" office:value-type="float" office:value="41.29650135" calcext:value-type="float">
            <text:p>41,296501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5 22:47:49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26.84300647" calcext:value-type="float">
            <text:p>26,84300647</text:p>
          </table:table-cell>
          <table:table-cell table:style-name="ce1" table:content-validation-name="val1" office:value-type="float" office:value="41.29450805" calcext:value-type="float">
            <text:p>41,294508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4 9:44:12</text:p>
          </table:table-cell>
          <table:table-cell table:style-name="ce1" table:content-validation-name="val1" office:value-type="float" office:value="69.66080019" calcext:value-type="float">
            <text:p>69,66080019</text:p>
          </table:table-cell>
          <table:table-cell table:style-name="ce1" table:content-validation-name="val1" office:value-type="float" office:value="33.21113855" calcext:value-type="float">
            <text:p>33,21113855</text:p>
          </table:table-cell>
          <table:table-cell table:style-name="ce1" table:content-validation-name="val1" office:value-type="float" office:value="41.29343948" calcext:value-type="float">
            <text:p>41,293439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12:28:57</text:p>
          </table:table-cell>
          <table:table-cell table:style-name="ce1" table:content-validation-name="val1" office:value-type="float" office:value="49.03984556" calcext:value-type="float">
            <text:p>49,03984556</text:p>
          </table:table-cell>
          <table:table-cell table:style-name="ce1" table:content-validation-name="val1" office:value-type="float" office:value="42.72837165" calcext:value-type="float">
            <text:p>42,72837165</text:p>
          </table:table-cell>
          <table:table-cell table:style-name="ce1" table:content-validation-name="val1" office:value-type="float" office:value="41.27945311" calcext:value-type="float">
            <text:p>41,279453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5 6:31:00</text:p>
          </table:table-cell>
          <table:table-cell table:style-name="ce1" table:content-validation-name="val1" office:value-type="float" office:value="25.89183094" calcext:value-type="float">
            <text:p>25,89183094</text:p>
          </table:table-cell>
          <table:table-cell table:style-name="ce1" table:content-validation-name="val1" office:value-type="float" office:value="42.59332405" calcext:value-type="float">
            <text:p>42,59332405</text:p>
          </table:table-cell>
          <table:table-cell table:style-name="ce1" table:content-validation-name="val1" office:value-type="float" office:value="41.27465731" calcext:value-type="float">
            <text:p>41,274657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6 8:03:00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9.25186239" calcext:value-type="float">
            <text:p>39,25186239</text:p>
          </table:table-cell>
          <table:table-cell table:style-name="ce1" table:content-validation-name="val1" office:value-type="float" office:value="41.26995389" calcext:value-type="float">
            <text:p>41,269953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12:46:51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1.41577025" calcext:value-type="float">
            <text:p>41,41577025</text:p>
          </table:table-cell>
          <table:table-cell table:style-name="ce1" table:content-validation-name="val1" office:value-type="float" office:value="41.26502048" calcext:value-type="float">
            <text:p>41,265020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5/2013 3:46:56</text:p>
          </table:table-cell>
          <table:table-cell table:style-name="ce1" table:content-validation-name="val1" office:value-type="float" office:value="43.75" calcext:value-type="float">
            <text:p>43,75</text:p>
          </table:table-cell>
          <table:table-cell table:style-name="ce1" table:content-validation-name="val1" office:value-type="float" office:value="57.908" calcext:value-type="float">
            <text:p>57,908</text:p>
          </table:table-cell>
          <table:table-cell table:style-name="ce1" table:content-validation-name="val1" office:value-type="float" office:value="41.264" calcext:value-type="float">
            <text:p>41,2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10:30:00</text:p>
          </table:table-cell>
          <table:table-cell table:style-name="ce1" table:content-validation-name="val1" office:value-type="float" office:value="46.8367035" calcext:value-type="float">
            <text:p>46,8367035</text:p>
          </table:table-cell>
          <table:table-cell table:style-name="ce1" table:content-validation-name="val1" office:value-type="float" office:value="24.49374014" calcext:value-type="float">
            <text:p>24,49374014</text:p>
          </table:table-cell>
          <table:table-cell table:style-name="ce1" table:content-validation-name="val1" office:value-type="float" office:value="41.2618786" calcext:value-type="float">
            <text:p>41,26187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8/2015 14:27:49</text:p>
          </table:table-cell>
          <table:table-cell table:style-name="ce1" table:content-validation-name="val1" office:value-type="float" office:value="13.22264" calcext:value-type="float">
            <text:p>13,22264</text:p>
          </table:table-cell>
          <table:table-cell table:style-name="ce1" table:content-validation-name="val1" office:value-type="float" office:value="35.83486" calcext:value-type="float">
            <text:p>35,83486</text:p>
          </table:table-cell>
          <table:table-cell table:style-name="ce1" table:content-validation-name="val1" office:value-type="float" office:value="41.24942" calcext:value-type="float">
            <text:p>41,249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15:40:05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39.84281073" calcext:value-type="float">
            <text:p>39,84281073</text:p>
          </table:table-cell>
          <table:table-cell table:style-name="ce1" table:content-validation-name="val1" office:value-type="float" office:value="41.24683738" calcext:value-type="float">
            <text:p>41,246837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5/2015 22:48:08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3.40843198" calcext:value-type="float">
            <text:p>33,40843198</text:p>
          </table:table-cell>
          <table:table-cell table:style-name="ce1" table:content-validation-name="val1" office:value-type="float" office:value="41.24593399" calcext:value-type="float">
            <text:p>41,245933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3:19:30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47.18930006" calcext:value-type="float">
            <text:p>47,18930006</text:p>
          </table:table-cell>
          <table:table-cell table:style-name="ce1" table:content-validation-name="val1" office:value-type="float" office:value="41.23628014" calcext:value-type="float">
            <text:p>41,236280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1/2014 18:32:51</text:p>
          </table:table-cell>
          <table:table-cell table:style-name="ce1" table:content-validation-name="val1" office:value-type="float" office:value="24.61730444" calcext:value-type="float">
            <text:p>24,61730444</text:p>
          </table:table-cell>
          <table:table-cell table:style-name="ce1" table:content-validation-name="val1" office:value-type="float" office:value="40.55735486" calcext:value-type="float">
            <text:p>40,55735486</text:p>
          </table:table-cell>
          <table:table-cell table:style-name="ce1" table:content-validation-name="val1" office:value-type="float" office:value="41.23199757" calcext:value-type="float">
            <text:p>41,231997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3 13:41:51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38.23" calcext:value-type="float">
            <text:p>38,23</text:p>
          </table:table-cell>
          <table:table-cell table:style-name="ce1" table:content-validation-name="val1" office:value-type="float" office:value="41.23" calcext:value-type="float">
            <text:p>41,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3 20:08:28</text:p>
          </table:table-cell>
          <table:table-cell table:style-name="ce1" table:content-validation-name="val1" office:value-type="float" office:value="28.20662453" calcext:value-type="float">
            <text:p>28,20662453</text:p>
          </table:table-cell>
          <table:table-cell table:style-name="ce1" table:content-validation-name="val1" office:value-type="float" office:value="41.3550143" calcext:value-type="float">
            <text:p>41,3550143</text:p>
          </table:table-cell>
          <table:table-cell table:style-name="ce1" table:content-validation-name="val1" office:value-type="float" office:value="41.22316754" calcext:value-type="float">
            <text:p>41,223167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7/2015 5:54:44</text:p>
          </table:table-cell>
          <table:table-cell table:style-name="ce1" table:content-validation-name="val1" office:value-type="float" office:value="48.20857742" calcext:value-type="float">
            <text:p>48,20857742</text:p>
          </table:table-cell>
          <table:table-cell table:style-name="ce1" table:content-validation-name="val1" office:value-type="float" office:value="26.32772703" calcext:value-type="float">
            <text:p>26,32772703</text:p>
          </table:table-cell>
          <table:table-cell table:style-name="ce1" table:content-validation-name="val1" office:value-type="float" office:value="41.22018993" calcext:value-type="float">
            <text:p>41,220189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6 18:57:31</text:p>
          </table:table-cell>
          <table:table-cell table:style-name="ce1" table:content-validation-name="val1" office:value-type="float" office:value="21.27" calcext:value-type="float">
            <text:p>21,27</text:p>
          </table:table-cell>
          <table:table-cell table:style-name="ce1" table:content-validation-name="val1" office:value-type="float" office:value="46.26" calcext:value-type="float">
            <text:p>46,26</text:p>
          </table:table-cell>
          <table:table-cell table:style-name="ce1" table:content-validation-name="val1" office:value-type="float" office:value="41.2" calcext:value-type="float">
            <text:p>41,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15:06:32</text:p>
          </table:table-cell>
          <table:table-cell table:style-name="ce1" table:content-validation-name="val1" office:value-type="float" office:value="55.4" calcext:value-type="float">
            <text:p>55,4</text:p>
          </table:table-cell>
          <table:table-cell table:style-name="ce1" table:content-validation-name="val1" office:value-type="float" office:value="33.3" calcext:value-type="float">
            <text:p>33,3</text:p>
          </table:table-cell>
          <table:table-cell table:style-name="ce1" table:content-validation-name="val1" office:value-type="float" office:value="41.2" calcext:value-type="float">
            <text:p>41,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6/2015 9:47:01</text:p>
          </table:table-cell>
          <table:table-cell table:style-name="ce1" table:content-validation-name="val1" office:value-type="float" office:value="55.3" calcext:value-type="float">
            <text:p>55,3</text:p>
          </table:table-cell>
          <table:table-cell table:style-name="ce1" table:content-validation-name="val1" office:value-type="float" office:value="32.4" calcext:value-type="float">
            <text:p>32,4</text:p>
          </table:table-cell>
          <table:table-cell table:style-name="ce1" table:content-validation-name="val1" office:value-type="float" office:value="41.2" calcext:value-type="float">
            <text:p>41,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6 2:06:39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40.9122766" calcext:value-type="float">
            <text:p>40,9122766</text:p>
          </table:table-cell>
          <table:table-cell table:style-name="ce1" table:content-validation-name="val1" office:value-type="float" office:value="41.19660922" calcext:value-type="float">
            <text:p>41,196609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5/2015 10:30:52</text:p>
          </table:table-cell>
          <table:table-cell table:style-name="ce1" table:content-validation-name="val1" office:value-type="float" office:value="95.6" calcext:value-type="float">
            <text:p>95,6</text:p>
          </table:table-cell>
          <table:table-cell table:style-name="ce1" table:content-validation-name="val1" office:value-type="float" office:value="38.53" calcext:value-type="float">
            <text:p>38,53</text:p>
          </table:table-cell>
          <table:table-cell table:style-name="ce1" table:content-validation-name="val1" office:value-type="float" office:value="41.19" calcext:value-type="float">
            <text:p>41,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5 23:40:52</text:p>
          </table:table-cell>
          <table:table-cell table:style-name="ce1" table:content-validation-name="val1" office:value-type="float" office:value="13.34426333" calcext:value-type="float">
            <text:p>13,34426333</text:p>
          </table:table-cell>
          <table:table-cell table:style-name="ce1" table:content-validation-name="val1" office:value-type="float" office:value="30.98936807" calcext:value-type="float">
            <text:p>30,98936807</text:p>
          </table:table-cell>
          <table:table-cell table:style-name="ce1" table:content-validation-name="val1" office:value-type="float" office:value="41.17965372" calcext:value-type="float">
            <text:p>41,179653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7:38:21</text:p>
          </table:table-cell>
          <table:table-cell table:style-name="ce1" table:content-validation-name="val1" office:value-type="float" office:value="60.625" calcext:value-type="float">
            <text:p>60,625</text:p>
          </table:table-cell>
          <table:table-cell table:style-name="ce1" table:content-validation-name="val1" office:value-type="float" office:value="35.368" calcext:value-type="float">
            <text:p>35,368</text:p>
          </table:table-cell>
          <table:table-cell table:style-name="ce1" table:content-validation-name="val1" office:value-type="float" office:value="41.179" calcext:value-type="float">
            <text:p>41,1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3 3:13:51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46.29" calcext:value-type="float">
            <text:p>46,29</text:p>
          </table:table-cell>
          <table:table-cell table:style-name="ce1" table:content-validation-name="val1" office:value-type="float" office:value="41.17" calcext:value-type="float">
            <text:p>41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6 4:09:02</text:p>
          </table:table-cell>
          <table:table-cell table:style-name="ce1" table:content-validation-name="val1" office:value-type="float" office:value="12.41" calcext:value-type="float">
            <text:p>12,41</text:p>
          </table:table-cell>
          <table:table-cell table:style-name="ce1" table:content-validation-name="val1" office:value-type="float" office:value="42.42" calcext:value-type="float">
            <text:p>42,42</text:p>
          </table:table-cell>
          <table:table-cell table:style-name="ce1" table:content-validation-name="val1" office:value-type="float" office:value="41.17" calcext:value-type="float">
            <text:p>41,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5 2:13:57</text:p>
          </table:table-cell>
          <table:table-cell table:style-name="ce1" table:content-validation-name="val1" office:value-type="float" office:value="13.922" calcext:value-type="float">
            <text:p>13,922</text:p>
          </table:table-cell>
          <table:table-cell table:style-name="ce1" table:content-validation-name="val1" office:value-type="float" office:value="31.883" calcext:value-type="float">
            <text:p>31,883</text:p>
          </table:table-cell>
          <table:table-cell table:style-name="ce1" table:content-validation-name="val1" office:value-type="float" office:value="41.156" calcext:value-type="float">
            <text:p>41,1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22:36:57</text:p>
          </table:table-cell>
          <table:table-cell table:style-name="ce1" table:content-validation-name="val1" office:value-type="float" office:value="20.57068008" calcext:value-type="float">
            <text:p>20,57068008</text:p>
          </table:table-cell>
          <table:table-cell table:style-name="ce1" table:content-validation-name="val1" office:value-type="float" office:value="40.41754501" calcext:value-type="float">
            <text:p>40,41754501</text:p>
          </table:table-cell>
          <table:table-cell table:style-name="ce1" table:content-validation-name="val1" office:value-type="float" office:value="41.15346648" calcext:value-type="float">
            <text:p>41,153466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5/2015 4:53:49</text:p>
          </table:table-cell>
          <table:table-cell table:style-name="ce1" table:content-validation-name="val1" office:value-type="float" office:value="54.7" calcext:value-type="float">
            <text:p>54,7</text:p>
          </table:table-cell>
          <table:table-cell table:style-name="ce1" table:content-validation-name="val1" office:value-type="float" office:value="35.89583991" calcext:value-type="float">
            <text:p>35,89583991</text:p>
          </table:table-cell>
          <table:table-cell table:style-name="ce1" table:content-validation-name="val1" office:value-type="float" office:value="41.15203609" calcext:value-type="float">
            <text:p>41,152036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6 15:15:28</text:p>
          </table:table-cell>
          <table:table-cell table:style-name="ce1" table:content-validation-name="val1" office:value-type="float" office:value="53.00747476" calcext:value-type="float">
            <text:p>53,00747476</text:p>
          </table:table-cell>
          <table:table-cell table:style-name="ce1" table:content-validation-name="val1" office:value-type="float" office:value="38.83968099" calcext:value-type="float">
            <text:p>38,83968099</text:p>
          </table:table-cell>
          <table:table-cell table:style-name="ce1" table:content-validation-name="val1" office:value-type="float" office:value="41.15075795" calcext:value-type="float">
            <text:p>41,150757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6 10:55:08</text:p>
          </table:table-cell>
          <table:table-cell table:style-name="ce1" table:content-validation-name="val1" office:value-type="float" office:value="13.86" calcext:value-type="float">
            <text:p>13,86</text:p>
          </table:table-cell>
          <table:table-cell table:style-name="ce1" table:content-validation-name="val1" office:value-type="float" office:value="41.58" calcext:value-type="float">
            <text:p>41,58</text:p>
          </table:table-cell>
          <table:table-cell table:style-name="ce1" table:content-validation-name="val1" office:value-type="float" office:value="41.15" calcext:value-type="float">
            <text:p>41,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6 15:24:27</text:p>
          </table:table-cell>
          <table:table-cell table:style-name="ce1" table:content-validation-name="val1" office:value-type="float" office:value="19.42" calcext:value-type="float">
            <text:p>19,42</text:p>
          </table:table-cell>
          <table:table-cell table:style-name="ce1" table:content-validation-name="val1" office:value-type="float" office:value="41.38" calcext:value-type="float">
            <text:p>41,38</text:p>
          </table:table-cell>
          <table:table-cell table:style-name="ce1" table:content-validation-name="val1" office:value-type="float" office:value="41.14" calcext:value-type="float">
            <text:p>41,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3 20:30:16</text:p>
          </table:table-cell>
          <table:table-cell table:style-name="ce1" table:content-validation-name="val1" office:value-type="float" office:value="49.7274957" calcext:value-type="float">
            <text:p>49,7274957</text:p>
          </table:table-cell>
          <table:table-cell table:style-name="ce1" table:content-validation-name="val1" office:value-type="float" office:value="42.63258534" calcext:value-type="float">
            <text:p>42,63258534</text:p>
          </table:table-cell>
          <table:table-cell table:style-name="ce1" table:content-validation-name="val1" office:value-type="float" office:value="41.13123094" calcext:value-type="float">
            <text:p>41,131230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5 19:10:53</text:p>
          </table:table-cell>
          <table:table-cell table:style-name="ce1" table:content-validation-name="val1" office:value-type="float" office:value="43.459" calcext:value-type="float">
            <text:p>43,459</text:p>
          </table:table-cell>
          <table:table-cell table:style-name="ce1" table:content-validation-name="val1" office:value-type="float" office:value="34.7258" calcext:value-type="float">
            <text:p>34,7258</text:p>
          </table:table-cell>
          <table:table-cell table:style-name="ce1" table:content-validation-name="val1" office:value-type="float" office:value="41.127" calcext:value-type="float">
            <text:p>41,1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8/2016 8:32:40</text:p>
          </table:table-cell>
          <table:table-cell table:style-name="ce1" table:content-validation-name="val1" office:value-type="float" office:value="44.7233642" calcext:value-type="float">
            <text:p>44,7233642</text:p>
          </table:table-cell>
          <table:table-cell table:style-name="ce1" table:content-validation-name="val1" office:value-type="float" office:value="40.38382012" calcext:value-type="float">
            <text:p>40,38382012</text:p>
          </table:table-cell>
          <table:table-cell table:style-name="ce1" table:content-validation-name="val1" office:value-type="float" office:value="41.1246851" calcext:value-type="float">
            <text:p>41,12468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5 4:56:48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37.49864542" calcext:value-type="float">
            <text:p>37,49864542</text:p>
          </table:table-cell>
          <table:table-cell table:style-name="ce1" table:content-validation-name="val1" office:value-type="float" office:value="41.11763989" calcext:value-type="float">
            <text:p>41,117639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4 8:14:41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3.78732938" calcext:value-type="float">
            <text:p>43,78732938</text:p>
          </table:table-cell>
          <table:table-cell table:style-name="ce1" table:content-validation-name="val1" office:value-type="float" office:value="41.11296056" calcext:value-type="float">
            <text:p>41,112960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6 15:51:06</text:p>
          </table:table-cell>
          <table:table-cell table:style-name="ce1" table:content-validation-name="val1" office:value-type="float" office:value="36.8" calcext:value-type="float">
            <text:p>36,8</text:p>
          </table:table-cell>
          <table:table-cell table:style-name="ce1" table:content-validation-name="val1" office:value-type="float" office:value="50.0016" calcext:value-type="float">
            <text:p>50,0016</text:p>
          </table:table-cell>
          <table:table-cell table:style-name="ce1" table:content-validation-name="val1" office:value-type="float" office:value="41.11" calcext:value-type="float">
            <text:p>41,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14:43:18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27.83049456" calcext:value-type="float">
            <text:p>27,83049456</text:p>
          </table:table-cell>
          <table:table-cell table:style-name="ce1" table:content-validation-name="val1" office:value-type="float" office:value="41.08806847" calcext:value-type="float">
            <text:p>41,088068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5 7:09:34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46.85082967" calcext:value-type="float">
            <text:p>46,85082967</text:p>
          </table:table-cell>
          <table:table-cell table:style-name="ce1" table:content-validation-name="val1" office:value-type="float" office:value="41.08652481" calcext:value-type="float">
            <text:p>41,0865248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8/2014 11:46:46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44.08301618" calcext:value-type="float">
            <text:p>44,08301618</text:p>
          </table:table-cell>
          <table:table-cell table:style-name="ce1" table:content-validation-name="val1" office:value-type="float" office:value="41.08652481" calcext:value-type="float">
            <text:p>41,086524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5 4:38:10</text:p>
          </table:table-cell>
          <table:table-cell table:style-name="ce1" table:content-validation-name="val1" office:value-type="float" office:value="40.2352" calcext:value-type="float">
            <text:p>40,2352</text:p>
          </table:table-cell>
          <table:table-cell table:style-name="ce1" table:content-validation-name="val1" office:value-type="float" office:value="36.68367" calcext:value-type="float">
            <text:p>36,68367</text:p>
          </table:table-cell>
          <table:table-cell table:style-name="ce1" table:content-validation-name="val1" office:value-type="float" office:value="41.08652" calcext:value-type="float">
            <text:p>41,086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20:53:01</text:p>
          </table:table-cell>
          <table:table-cell table:style-name="ce1" table:content-validation-name="val1" office:value-type="float" office:value="16.0201" calcext:value-type="float">
            <text:p>16,0201</text:p>
          </table:table-cell>
          <table:table-cell table:style-name="ce1" table:content-validation-name="val1" office:value-type="float" office:value="33.5803" calcext:value-type="float">
            <text:p>33,5803</text:p>
          </table:table-cell>
          <table:table-cell table:style-name="ce1" table:content-validation-name="val1" office:value-type="float" office:value="41.0755" calcext:value-type="float">
            <text:p>41,07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5 17:00:44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6.68541767" calcext:value-type="float">
            <text:p>46,68541767</text:p>
          </table:table-cell>
          <table:table-cell table:style-name="ce1" table:content-validation-name="val1" office:value-type="float" office:value="41.05814757" calcext:value-type="float">
            <text:p>41,058147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3/2015 12:52:00</text:p>
          </table:table-cell>
          <table:table-cell table:style-name="ce1" table:content-validation-name="val1" office:value-type="float" office:value="51.733" calcext:value-type="float">
            <text:p>51,733</text:p>
          </table:table-cell>
          <table:table-cell table:style-name="ce1" table:content-validation-name="val1" office:value-type="float" office:value="36.1764" calcext:value-type="float">
            <text:p>36,1764</text:p>
          </table:table-cell>
          <table:table-cell table:style-name="ce1" table:content-validation-name="val1" office:value-type="float" office:value="41.044" calcext:value-type="float">
            <text:p>41,0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11:46:52</text:p>
          </table:table-cell>
          <table:table-cell table:style-name="ce1" table:content-validation-name="val1" office:value-type="float" office:value="35.3057097" calcext:value-type="float">
            <text:p>35,3057097</text:p>
          </table:table-cell>
          <table:table-cell table:style-name="ce1" table:content-validation-name="val1" office:value-type="float" office:value="26.78749628" calcext:value-type="float">
            <text:p>26,78749628</text:p>
          </table:table-cell>
          <table:table-cell table:style-name="ce1" table:content-validation-name="val1" office:value-type="float" office:value="41.0396053" calcext:value-type="float">
            <text:p>41,03960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5 12:48:27</text:p>
          </table:table-cell>
          <table:table-cell table:style-name="ce1" table:content-validation-name="val1" office:value-type="float" office:value="36.675" calcext:value-type="float">
            <text:p>36,675</text:p>
          </table:table-cell>
          <table:table-cell table:style-name="ce1" table:content-validation-name="val1" office:value-type="float" office:value="30.411" calcext:value-type="float">
            <text:p>30,411</text:p>
          </table:table-cell>
          <table:table-cell table:style-name="ce1" table:content-validation-name="val1" office:value-type="float" office:value="41.0276" calcext:value-type="float">
            <text:p>41,02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5 7:54:46</text:p>
          </table:table-cell>
          <table:table-cell table:style-name="ce1" table:content-validation-name="val1" office:value-type="float" office:value="44.58893905" calcext:value-type="float">
            <text:p>44,58893905</text:p>
          </table:table-cell>
          <table:table-cell table:style-name="ce1" table:content-validation-name="val1" office:value-type="float" office:value="36.01833083" calcext:value-type="float">
            <text:p>36,01833083</text:p>
          </table:table-cell>
          <table:table-cell table:style-name="ce1" table:content-validation-name="val1" office:value-type="float" office:value="41.02757781" calcext:value-type="float">
            <text:p>41,027577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6 0:27:10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8.91" calcext:value-type="float">
            <text:p>38,91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3 22:25:54</text:p>
          </table:table-cell>
          <table:table-cell table:style-name="ce1" table:content-validation-name="val1" office:value-type="float" office:value="53.3" calcext:value-type="float">
            <text:p>53,3</text:p>
          </table:table-cell>
          <table:table-cell table:style-name="ce1" table:content-validation-name="val1" office:value-type="float" office:value="35.7" calcext:value-type="float">
            <text:p>35,7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5/2014 9:28:36</text:p>
          </table:table-cell>
          <table:table-cell table:style-name="ce1" table:content-validation-name="val1" office:value-type="float" office:value="50" calcext:value-type="float">
            <text:p>50</text:p>
          </table:table-cell>
          <table:table-cell table:style-name="ce1" table:content-validation-name="val1" office:value-type="float" office:value="31" calcext:value-type="float">
            <text:p>31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3/2013 20:37:19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53.69" calcext:value-type="float">
            <text:p>53,69</text:p>
          </table:table-cell>
          <table:table-cell table:style-name="ce1" table:content-validation-name="val1" office:value-type="float" office:value="40.98" calcext:value-type="float">
            <text:p>40,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0/2014 1:36:16</text:p>
          </table:table-cell>
          <table:table-cell table:style-name="ce1" table:content-validation-name="val1" office:value-type="float" office:value="42.45669292" calcext:value-type="float">
            <text:p>42,45669292</text:p>
          </table:table-cell>
          <table:table-cell table:style-name="ce1" table:content-validation-name="val1" office:value-type="float" office:value="45.76070603" calcext:value-type="float">
            <text:p>45,76070603</text:p>
          </table:table-cell>
          <table:table-cell table:style-name="ce1" table:content-validation-name="val1" office:value-type="float" office:value="40.96570424" calcext:value-type="float">
            <text:p>40,965704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3 8:31:51</text:p>
          </table:table-cell>
          <table:table-cell table:style-name="ce1" table:content-validation-name="val1" office:value-type="float" office:value="30.49285098" calcext:value-type="float">
            <text:p>30,49285098</text:p>
          </table:table-cell>
          <table:table-cell table:style-name="ce1" table:content-validation-name="val1" office:value-type="float" office:value="40.43515645" calcext:value-type="float">
            <text:p>40,43515645</text:p>
          </table:table-cell>
          <table:table-cell table:style-name="ce1" table:content-validation-name="val1" office:value-type="float" office:value="40.96289778" calcext:value-type="float">
            <text:p>40,962897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3/2015 9:58:10</text:p>
          </table:table-cell>
          <table:table-cell table:style-name="ce1" table:content-validation-name="val1" office:value-type="float" office:value="51.73333917" calcext:value-type="float">
            <text:p>51,73333917</text:p>
          </table:table-cell>
          <table:table-cell table:style-name="ce1" table:content-validation-name="val1" office:value-type="float" office:value="31.596" calcext:value-type="float">
            <text:p>31,596</text:p>
          </table:table-cell>
          <table:table-cell table:style-name="ce1" table:content-validation-name="val1" office:value-type="float" office:value="40.9627" calcext:value-type="float">
            <text:p>40,96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5 17:13:13</text:p>
          </table:table-cell>
          <table:table-cell table:style-name="ce1" table:content-validation-name="val1" office:value-type="float" office:value="52.7373" calcext:value-type="float">
            <text:p>52,7373</text:p>
          </table:table-cell>
          <table:table-cell table:style-name="ce1" table:content-validation-name="val1" office:value-type="float" office:value="39.27" calcext:value-type="float">
            <text:p>39,27</text:p>
          </table:table-cell>
          <table:table-cell table:style-name="ce1" table:content-validation-name="val1" office:value-type="float" office:value="40.96" calcext:value-type="float">
            <text:p>40,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5 21:12:42</text:p>
          </table:table-cell>
          <table:table-cell table:style-name="ce1" table:content-validation-name="val1" office:value-type="float" office:value="22.92318229" calcext:value-type="float">
            <text:p>22,92318229</text:p>
          </table:table-cell>
          <table:table-cell table:style-name="ce1" table:content-validation-name="val1" office:value-type="float" office:value="40.3110837" calcext:value-type="float">
            <text:p>40,3110837</text:p>
          </table:table-cell>
          <table:table-cell table:style-name="ce1" table:content-validation-name="val1" office:value-type="float" office:value="40.95850667" calcext:value-type="float">
            <text:p>40,958506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8:16:55</text:p>
          </table:table-cell>
          <table:table-cell table:style-name="ce1" table:content-validation-name="val1" office:value-type="float" office:value="57.98228463" calcext:value-type="float">
            <text:p>57,98228463</text:p>
          </table:table-cell>
          <table:table-cell table:style-name="ce1" table:content-validation-name="val1" office:value-type="float" office:value="38.13152431" calcext:value-type="float">
            <text:p>38,13152431</text:p>
          </table:table-cell>
          <table:table-cell table:style-name="ce1" table:content-validation-name="val1" office:value-type="float" office:value="40.95764971" calcext:value-type="float">
            <text:p>40,957649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4 5:59:19</text:p>
          </table:table-cell>
          <table:table-cell table:style-name="ce1" table:content-validation-name="val1" office:value-type="float" office:value="12.54888711" calcext:value-type="float">
            <text:p>12,54888711</text:p>
          </table:table-cell>
          <table:table-cell table:style-name="ce1" table:content-validation-name="val1" office:value-type="float" office:value="40.71350969" calcext:value-type="float">
            <text:p>40,71350969</text:p>
          </table:table-cell>
          <table:table-cell table:style-name="ce1" table:content-validation-name="val1" office:value-type="float" office:value="40.9507477" calcext:value-type="float">
            <text:p>40,95074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4 20:08:41</text:p>
          </table:table-cell>
          <table:table-cell table:style-name="ce1" table:content-validation-name="val1" office:value-type="float" office:value="17.76" calcext:value-type="float">
            <text:p>17,76</text:p>
          </table:table-cell>
          <table:table-cell table:style-name="ce1" table:content-validation-name="val1" office:value-type="float" office:value="36.8" calcext:value-type="float">
            <text:p>36,8</text:p>
          </table:table-cell>
          <table:table-cell table:style-name="ce1" table:content-validation-name="val1" office:value-type="float" office:value="40.95" calcext:value-type="float">
            <text:p>40,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3 11:31:18</text:p>
          </table:table-cell>
          <table:table-cell table:style-name="ce1" table:content-validation-name="val1" office:value-type="float" office:value="64.69624" calcext:value-type="float">
            <text:p>64,69624</text:p>
          </table:table-cell>
          <table:table-cell table:style-name="ce1" table:content-validation-name="val1" office:value-type="float" office:value="52.34073716" calcext:value-type="float">
            <text:p>52,34073716</text:p>
          </table:table-cell>
          <table:table-cell table:style-name="ce1" table:content-validation-name="val1" office:value-type="float" office:value="40.94415212" calcext:value-type="float">
            <text:p>40,944152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5 14:01:18</text:p>
          </table:table-cell>
          <table:table-cell table:style-name="ce1" table:content-validation-name="val1" office:value-type="float" office:value="43.34" calcext:value-type="float">
            <text:p>43,34</text:p>
          </table:table-cell>
          <table:table-cell table:style-name="ce1" table:content-validation-name="val1" office:value-type="float" office:value="38.72" calcext:value-type="float">
            <text:p>38,72</text:p>
          </table:table-cell>
          <table:table-cell table:style-name="ce1" table:content-validation-name="val1" office:value-type="float" office:value="40.94" calcext:value-type="float">
            <text:p>40,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5 7:04:49</text:p>
          </table:table-cell>
          <table:table-cell table:style-name="ce1" table:content-validation-name="val1" office:value-type="float" office:value="26.69426181" calcext:value-type="float">
            <text:p>26,69426181</text:p>
          </table:table-cell>
          <table:table-cell table:style-name="ce1" table:content-validation-name="val1" office:value-type="float" office:value="30.93" calcext:value-type="float">
            <text:p>30,93</text:p>
          </table:table-cell>
          <table:table-cell table:style-name="ce1" table:content-validation-name="val1" office:value-type="float" office:value="40.94" calcext:value-type="float">
            <text:p>40,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5/2014 7:08:03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35.72667641" calcext:value-type="float">
            <text:p>35,72667641</text:p>
          </table:table-cell>
          <table:table-cell table:style-name="ce1" table:content-validation-name="val1" office:value-type="float" office:value="40.93914373" calcext:value-type="float">
            <text:p>40,939143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8:18:32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37.36346255" calcext:value-type="float">
            <text:p>37,36346255</text:p>
          </table:table-cell>
          <table:table-cell table:style-name="ce1" table:content-validation-name="val1" office:value-type="float" office:value="40.92962165" calcext:value-type="float">
            <text:p>40,929621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3 15:42:27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28.97316692" calcext:value-type="float">
            <text:p>28,97316692</text:p>
          </table:table-cell>
          <table:table-cell table:style-name="ce1" table:content-validation-name="val1" office:value-type="float" office:value="40.92962165" calcext:value-type="float">
            <text:p>40,929621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1/2015 7:15:39</text:p>
          </table:table-cell>
          <table:table-cell table:style-name="ce1" table:content-validation-name="val1" office:value-type="float" office:value="56.01608052" calcext:value-type="float">
            <text:p>56,01608052</text:p>
          </table:table-cell>
          <table:table-cell table:style-name="ce1" table:content-validation-name="val1" office:value-type="float" office:value="29.68273" calcext:value-type="float">
            <text:p>29,68273</text:p>
          </table:table-cell>
          <table:table-cell table:style-name="ce1" table:content-validation-name="val1" office:value-type="float" office:value="40.91214" calcext:value-type="float">
            <text:p>40,912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5 8:23:38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number-columns-repeated="2" table:style-name="ce1" table:content-validation-name="val1" office:value-type="float" office:value="40.91144944" calcext:value-type="float">
            <text:p>40,911449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4/2014 8:06:47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48.20267825" calcext:value-type="float">
            <text:p>48,20267825</text:p>
          </table:table-cell>
          <table:table-cell table:style-name="ce1" table:content-validation-name="val1" office:value-type="float" office:value="40.90170914" calcext:value-type="float">
            <text:p>40,901709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9/2016 18:05:40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36.15231" calcext:value-type="float">
            <text:p>36,15231</text:p>
          </table:table-cell>
          <table:table-cell table:style-name="ce1" table:content-validation-name="val1" office:value-type="float" office:value="40.90034058" calcext:value-type="float">
            <text:p>40,900340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1/2014 14:31:22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34.29951147" calcext:value-type="float">
            <text:p>34,29951147</text:p>
          </table:table-cell>
          <table:table-cell table:style-name="ce1" table:content-validation-name="val1" office:value-type="float" office:value="40.89762373" calcext:value-type="float">
            <text:p>40,897623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9/2014 5:53:14</text:p>
          </table:table-cell>
          <table:table-cell table:style-name="ce1" table:content-validation-name="val1" office:value-type="float" office:value="13.30162717" calcext:value-type="float">
            <text:p>13,30162717</text:p>
          </table:table-cell>
          <table:table-cell table:style-name="ce1" table:content-validation-name="val1" office:value-type="float" office:value="28.33114164" calcext:value-type="float">
            <text:p>28,33114164</text:p>
          </table:table-cell>
          <table:table-cell table:style-name="ce1" table:content-validation-name="val1" office:value-type="float" office:value="40.886459" calcext:value-type="float">
            <text:p>40,8864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4 20:53:16</text:p>
          </table:table-cell>
          <table:table-cell table:style-name="ce1" table:content-validation-name="val1" office:value-type="float" office:value="43.73677268" calcext:value-type="float">
            <text:p>43,73677268</text:p>
          </table:table-cell>
          <table:table-cell table:style-name="ce1" table:content-validation-name="val1" office:value-type="float" office:value="36.09522583" calcext:value-type="float">
            <text:p>36,09522583</text:p>
          </table:table-cell>
          <table:table-cell table:style-name="ce1" table:content-validation-name="val1" office:value-type="float" office:value="40.87414642" calcext:value-type="float">
            <text:p>40,874146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5 12:27:35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40.87641854" calcext:value-type="float">
            <text:p>40,87641854</text:p>
          </table:table-cell>
          <table:table-cell table:style-name="ce1" table:content-validation-name="val1" office:value-type="float" office:value="40.86622167" calcext:value-type="float">
            <text:p>40,866221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4/2013 5:17:49</text:p>
          </table:table-cell>
          <table:table-cell table:style-name="ce1" table:content-validation-name="val1" office:value-type="float" office:value="52.74" calcext:value-type="float">
            <text:p>52,74</text:p>
          </table:table-cell>
          <table:table-cell table:style-name="ce1" table:content-validation-name="val1" office:value-type="float" office:value="29.53" calcext:value-type="float">
            <text:p>29,53</text:p>
          </table:table-cell>
          <table:table-cell table:style-name="ce1" table:content-validation-name="val1" office:value-type="float" office:value="40.85" calcext:value-type="float">
            <text:p>40,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5 19:50:00</text:p>
          </table:table-cell>
          <table:table-cell table:style-name="ce1" table:content-validation-name="val1" office:value-type="float" office:value="55.42412154" calcext:value-type="float">
            <text:p>55,42412154</text:p>
          </table:table-cell>
          <table:table-cell table:style-name="ce1" table:content-validation-name="val1" office:value-type="float" office:value="50.4803291" calcext:value-type="float">
            <text:p>50,4803291</text:p>
          </table:table-cell>
          <table:table-cell table:style-name="ce1" table:content-validation-name="val1" office:value-type="float" office:value="40.84894156" calcext:value-type="float">
            <text:p>40,848941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5 12:34:20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33.42911451" calcext:value-type="float">
            <text:p>33,42911451</text:p>
          </table:table-cell>
          <table:table-cell table:style-name="ce1" table:content-validation-name="val1" office:value-type="float" office:value="40.84760505" calcext:value-type="float">
            <text:p>40,847605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3 4:53:42</text:p>
          </table:table-cell>
          <table:table-cell table:style-name="ce1" table:content-validation-name="val1" office:value-type="float" office:value="36.81844136" calcext:value-type="float">
            <text:p>36,81844136</text:p>
          </table:table-cell>
          <table:table-cell table:style-name="ce1" table:content-validation-name="val1" office:value-type="float" office:value="35.5162" calcext:value-type="float">
            <text:p>35,5162</text:p>
          </table:table-cell>
          <table:table-cell table:style-name="ce1" table:content-validation-name="val1" office:value-type="float" office:value="40.8473" calcext:value-type="float">
            <text:p>40,84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4 18:07:50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31.036" calcext:value-type="float">
            <text:p>31,036</text:p>
          </table:table-cell>
          <table:table-cell table:style-name="ce1" table:content-validation-name="val1" office:value-type="float" office:value="40.8473" calcext:value-type="float">
            <text:p>40,84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3 4:00:45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31.038" calcext:value-type="float">
            <text:p>31,038</text:p>
          </table:table-cell>
          <table:table-cell table:style-name="ce1" table:content-validation-name="val1" office:value-type="float" office:value="40.84726" calcext:value-type="float">
            <text:p>40,847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6 0:27:41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40.84725977" calcext:value-type="float">
            <text:p>40,847259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5 4:33:13</text:p>
          </table:table-cell>
          <table:table-cell table:style-name="ce1" table:content-validation-name="val1" office:value-type="float" office:value="25.08567078" calcext:value-type="float">
            <text:p>25,08567078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40.84725976" calcext:value-type="float">
            <text:p>40,84725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3 0:17:19</text:p>
          </table:table-cell>
          <table:table-cell table:style-name="ce1" table:content-validation-name="val1" office:value-type="float" office:value="51.518" calcext:value-type="float">
            <text:p>51,518</text:p>
          </table:table-cell>
          <table:table-cell table:style-name="ce1" table:content-validation-name="val1" office:value-type="float" office:value="35.57530991" calcext:value-type="float">
            <text:p>35,57530991</text:p>
          </table:table-cell>
          <table:table-cell table:style-name="ce1" table:content-validation-name="val1" office:value-type="float" office:value="40.84725976" calcext:value-type="float">
            <text:p>40,84725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7:50:30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5.51621316" calcext:value-type="float">
            <text:p>35,51621316</text:p>
          </table:table-cell>
          <table:table-cell table:style-name="ce1" table:content-validation-name="val1" office:value-type="float" office:value="40.84725976" calcext:value-type="float">
            <text:p>40,84725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4 4:44:35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34.20991615" calcext:value-type="float">
            <text:p>34,20991615</text:p>
          </table:table-cell>
          <table:table-cell table:style-name="ce1" table:content-validation-name="val1" office:value-type="float" office:value="40.84725976" calcext:value-type="float">
            <text:p>40,847259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5:45:57</text:p>
          </table:table-cell>
          <table:table-cell table:style-name="ce1" table:content-validation-name="val1" office:value-type="float" office:value="11.2" calcext:value-type="float">
            <text:p>11,2</text:p>
          </table:table-cell>
          <table:table-cell table:style-name="ce1" table:content-validation-name="val1" office:value-type="float" office:value="34.20991015" calcext:value-type="float">
            <text:p>34,20991015</text:p>
          </table:table-cell>
          <table:table-cell table:style-name="ce1" table:content-validation-name="val1" office:value-type="float" office:value="40.84725976" calcext:value-type="float">
            <text:p>40,84725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4 7:44:36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40.84725976" calcext:value-type="float">
            <text:p>40,84725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2/2015 5:06:10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27.92037286" calcext:value-type="float">
            <text:p>27,92037286</text:p>
          </table:table-cell>
          <table:table-cell table:style-name="ce1" table:content-validation-name="val1" office:value-type="float" office:value="40.84725976" calcext:value-type="float">
            <text:p>40,84725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6 6:17:20</text:p>
          </table:table-cell>
          <table:table-cell table:style-name="ce1" table:content-validation-name="val1" office:value-type="float" office:value="46.4913622" calcext:value-type="float">
            <text:p>46,4913622</text:p>
          </table:table-cell>
          <table:table-cell table:style-name="ce1" table:content-validation-name="val1" office:value-type="float" office:value="53.90134472" calcext:value-type="float">
            <text:p>53,90134472</text:p>
          </table:table-cell>
          <table:table-cell table:style-name="ce1" table:content-validation-name="val1" office:value-type="float" office:value="40.84627153" calcext:value-type="float">
            <text:p>40,846271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6:18:55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49.94875922" calcext:value-type="float">
            <text:p>49,94875922</text:p>
          </table:table-cell>
          <table:table-cell table:style-name="ce1" table:content-validation-name="val1" office:value-type="float" office:value="40.84523887" calcext:value-type="float">
            <text:p>40,845238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5 19:46:59</text:p>
          </table:table-cell>
          <table:table-cell table:style-name="ce1" table:content-validation-name="val1" office:value-type="float" office:value="42.85441972" calcext:value-type="float">
            <text:p>42,85441972</text:p>
          </table:table-cell>
          <table:table-cell table:style-name="ce1" table:content-validation-name="val1" office:value-type="float" office:value="35.77120748" calcext:value-type="float">
            <text:p>35,77120748</text:p>
          </table:table-cell>
          <table:table-cell table:style-name="ce1" table:content-validation-name="val1" office:value-type="float" office:value="40.84447042" calcext:value-type="float">
            <text:p>40,844470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0/2013 10:41:02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32.80131649" calcext:value-type="float">
            <text:p>32,80131649</text:p>
          </table:table-cell>
          <table:table-cell table:style-name="ce1" table:content-validation-name="val1" office:value-type="float" office:value="40.84386698" calcext:value-type="float">
            <text:p>40,843866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19:28:08</text:p>
          </table:table-cell>
          <table:table-cell table:style-name="ce1" table:content-validation-name="val1" office:value-type="float" office:value="29.64513323" calcext:value-type="float">
            <text:p>29,64513323</text:p>
          </table:table-cell>
          <table:table-cell table:style-name="ce1" table:content-validation-name="val1" office:value-type="float" office:value="41.36920187" calcext:value-type="float">
            <text:p>41,36920187</text:p>
          </table:table-cell>
          <table:table-cell table:style-name="ce1" table:content-validation-name="val1" office:value-type="float" office:value="40.84" calcext:value-type="float">
            <text:p>40,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5 7:55:07</text:p>
          </table:table-cell>
          <table:table-cell table:style-name="ce1" table:content-validation-name="val1" office:value-type="float" office:value="20.57" calcext:value-type="float">
            <text:p>20,57</text:p>
          </table:table-cell>
          <table:table-cell table:style-name="ce1" table:content-validation-name="val1" office:value-type="float" office:value="33.16" calcext:value-type="float">
            <text:p>33,16</text:p>
          </table:table-cell>
          <table:table-cell table:style-name="ce1" table:content-validation-name="val1" office:value-type="float" office:value="40.84" calcext:value-type="float">
            <text:p>40,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6 2:56:03</text:p>
          </table:table-cell>
          <table:table-cell table:style-name="ce1" table:content-validation-name="val1" office:value-type="float" office:value="13" calcext:value-type="float">
            <text:p>13</text:p>
          </table:table-cell>
          <table:table-cell table:style-name="ce1" table:content-validation-name="val1" office:value-type="float" office:value="27.86" calcext:value-type="float">
            <text:p>27,86</text:p>
          </table:table-cell>
          <table:table-cell table:style-name="ce1" table:content-validation-name="val1" office:value-type="float" office:value="40.84" calcext:value-type="float">
            <text:p>40,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20:59:47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0.31125122" calcext:value-type="float">
            <text:p>30,31125122</text:p>
          </table:table-cell>
          <table:table-cell table:style-name="ce1" table:content-validation-name="val1" office:value-type="float" office:value="40.83958803" calcext:value-type="float">
            <text:p>40,839588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4 14:23:01</text:p>
          </table:table-cell>
          <table:table-cell table:style-name="ce1" table:content-validation-name="val1" office:value-type="float" office:value="11.85899" calcext:value-type="float">
            <text:p>11,85899</text:p>
          </table:table-cell>
          <table:table-cell table:style-name="ce1" table:content-validation-name="val1" office:value-type="float" office:value="34.06823" calcext:value-type="float">
            <text:p>34,06823</text:p>
          </table:table-cell>
          <table:table-cell table:style-name="ce1" table:content-validation-name="val1" office:value-type="float" office:value="40.83866" calcext:value-type="float">
            <text:p>40,838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6 12:07:19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3.46984057" calcext:value-type="float">
            <text:p>33,46984057</text:p>
          </table:table-cell>
          <table:table-cell table:style-name="ce1" table:content-validation-name="val1" office:value-type="float" office:value="40.83466011" calcext:value-type="float">
            <text:p>40,834660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5 8:51:16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43.72884776" calcext:value-type="float">
            <text:p>43,72884776</text:p>
          </table:table-cell>
          <table:table-cell table:style-name="ce1" table:content-validation-name="val1" office:value-type="float" office:value="40.82162889" calcext:value-type="float">
            <text:p>40,821628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6 1:43:32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6.62" calcext:value-type="float">
            <text:p>36,62</text:p>
          </table:table-cell>
          <table:table-cell table:style-name="ce1" table:content-validation-name="val1" office:value-type="float" office:value="40.81" calcext:value-type="float">
            <text:p>40,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4 12:41:32</text:p>
          </table:table-cell>
          <table:table-cell table:style-name="ce1" table:content-validation-name="val1" office:value-type="float" office:value="25.68" calcext:value-type="float">
            <text:p>25,68</text:p>
          </table:table-cell>
          <table:table-cell table:style-name="ce1" table:content-validation-name="val1" office:value-type="float" office:value="31.19" calcext:value-type="float">
            <text:p>31,19</text:p>
          </table:table-cell>
          <table:table-cell table:style-name="ce1" table:content-validation-name="val1" office:value-type="float" office:value="40.81" calcext:value-type="float">
            <text:p>40,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4:10:01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40.80932347" calcext:value-type="float">
            <text:p>40,809323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5 3:28:38</text:p>
          </table:table-cell>
          <table:table-cell table:style-name="ce1" table:content-validation-name="val1" office:value-type="float" office:value="64.46" calcext:value-type="float">
            <text:p>64,46</text:p>
          </table:table-cell>
          <table:table-cell table:style-name="ce1" table:content-validation-name="val1" office:value-type="float" office:value="43.54" calcext:value-type="float">
            <text:p>43,54</text:p>
          </table:table-cell>
          <table:table-cell table:style-name="ce1" table:content-validation-name="val1" office:value-type="float" office:value="40.79" calcext:value-type="float">
            <text:p>40,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2/2015 3:14:51</text:p>
          </table:table-cell>
          <table:table-cell table:style-name="ce1" table:content-validation-name="val1" office:value-type="float" office:value="40.45" calcext:value-type="float">
            <text:p>40,45</text:p>
          </table:table-cell>
          <table:table-cell table:style-name="ce1" table:content-validation-name="val1" office:value-type="float" office:value="41.51" calcext:value-type="float">
            <text:p>41,51</text:p>
          </table:table-cell>
          <table:table-cell table:style-name="ce1" table:content-validation-name="val1" office:value-type="float" office:value="40.79" calcext:value-type="float">
            <text:p>40,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1/2013 6:39:45</text:p>
          </table:table-cell>
          <table:table-cell table:style-name="ce1" table:content-validation-name="val1" office:value-type="float" office:value="44.78552462" calcext:value-type="float">
            <text:p>44,78552462</text:p>
          </table:table-cell>
          <table:table-cell table:style-name="ce1" table:content-validation-name="val1" office:value-type="float" office:value="42.57538097" calcext:value-type="float">
            <text:p>42,57538097</text:p>
          </table:table-cell>
          <table:table-cell table:style-name="ce1" table:content-validation-name="val1" office:value-type="float" office:value="40.78568006" calcext:value-type="float">
            <text:p>40,785680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3 6:10:01</text:p>
          </table:table-cell>
          <table:table-cell table:style-name="ce1" table:content-validation-name="val1" office:value-type="float" office:value="13.60415675" calcext:value-type="float">
            <text:p>13,60415675</text:p>
          </table:table-cell>
          <table:table-cell table:style-name="ce1" table:content-validation-name="val1" office:value-type="float" office:value="34.81149285" calcext:value-type="float">
            <text:p>34,81149285</text:p>
          </table:table-cell>
          <table:table-cell table:style-name="ce1" table:content-validation-name="val1" office:value-type="float" office:value="40.78264683" calcext:value-type="float">
            <text:p>40,782646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4 8:57:35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34.67408067" calcext:value-type="float">
            <text:p>34,67408067</text:p>
          </table:table-cell>
          <table:table-cell table:style-name="ce1" table:content-validation-name="val1" office:value-type="float" office:value="40.77312193" calcext:value-type="float">
            <text:p>40,773121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6/2015 15:53:44</text:p>
          </table:table-cell>
          <table:table-cell table:style-name="ce1" table:content-validation-name="val1" office:value-type="float" office:value="55.82044013" calcext:value-type="float">
            <text:p>55,82044013</text:p>
          </table:table-cell>
          <table:table-cell table:style-name="ce1" table:content-validation-name="val1" office:value-type="float" office:value="34.713286" calcext:value-type="float">
            <text:p>34,713286</text:p>
          </table:table-cell>
          <table:table-cell table:style-name="ce1" table:content-validation-name="val1" office:value-type="float" office:value="40.77138204" calcext:value-type="float">
            <text:p>40,771382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7:05:20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1.83031642" calcext:value-type="float">
            <text:p>31,83031642</text:p>
          </table:table-cell>
          <table:table-cell table:style-name="ce1" table:content-validation-name="val1" office:value-type="float" office:value="40.76694409" calcext:value-type="float">
            <text:p>40,766944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6 16:35:18</text:p>
          </table:table-cell>
          <table:table-cell table:style-name="ce1" table:content-validation-name="val1" office:value-type="float" office:value="51.74077519" calcext:value-type="float">
            <text:p>51,74077519</text:p>
          </table:table-cell>
          <table:table-cell table:style-name="ce1" table:content-validation-name="val1" office:value-type="float" office:value="37.95982046" calcext:value-type="float">
            <text:p>37,95982046</text:p>
          </table:table-cell>
          <table:table-cell table:style-name="ce1" table:content-validation-name="val1" office:value-type="float" office:value="40.76506657" calcext:value-type="float">
            <text:p>40,765066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4 10:54:26</text:p>
          </table:table-cell>
          <table:table-cell table:style-name="ce1" table:content-validation-name="val1" office:value-type="float" office:value="44.27928168" calcext:value-type="float">
            <text:p>44,27928168</text:p>
          </table:table-cell>
          <table:table-cell table:style-name="ce1" table:content-validation-name="val1" office:value-type="float" office:value="35.26784315" calcext:value-type="float">
            <text:p>35,26784315</text:p>
          </table:table-cell>
          <table:table-cell table:style-name="ce1" table:content-validation-name="val1" office:value-type="float" office:value="40.76385158" calcext:value-type="float">
            <text:p>40,763851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0/2015 11:25:21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9.99282899" calcext:value-type="float">
            <text:p>39,99282899</text:p>
          </table:table-cell>
          <table:table-cell table:style-name="ce1" table:content-validation-name="val1" office:value-type="float" office:value="40.76229375" calcext:value-type="float">
            <text:p>40,762293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1/2015 21:56:55</text:p>
          </table:table-cell>
          <table:table-cell table:style-name="ce1" table:content-validation-name="val1" office:value-type="float" office:value="26.72403202" calcext:value-type="float">
            <text:p>26,72403202</text:p>
          </table:table-cell>
          <table:table-cell table:style-name="ce1" table:content-validation-name="val1" office:value-type="float" office:value="42.52683374" calcext:value-type="float">
            <text:p>42,52683374</text:p>
          </table:table-cell>
          <table:table-cell table:style-name="ce1" table:content-validation-name="val1" office:value-type="float" office:value="40.75072259" calcext:value-type="float">
            <text:p>40,750722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4 12:19:04</text:p>
          </table:table-cell>
          <table:table-cell table:style-name="ce1" table:content-validation-name="val1" office:value-type="float" office:value="55.38205108" calcext:value-type="float">
            <text:p>55,38205108</text:p>
          </table:table-cell>
          <table:table-cell table:style-name="ce1" table:content-validation-name="val1" office:value-type="float" office:value="29.13244776" calcext:value-type="float">
            <text:p>29,13244776</text:p>
          </table:table-cell>
          <table:table-cell table:style-name="ce1" table:content-validation-name="val1" office:value-type="float" office:value="40.73894589" calcext:value-type="float">
            <text:p>40,738945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22:19:00</text:p>
          </table:table-cell>
          <table:table-cell table:style-name="ce1" table:content-validation-name="val1" office:value-type="float" office:value="49.1759691" calcext:value-type="float">
            <text:p>49,1759691</text:p>
          </table:table-cell>
          <table:table-cell table:style-name="ce1" table:content-validation-name="val1" office:value-type="float" office:value="32.25121546" calcext:value-type="float">
            <text:p>32,25121546</text:p>
          </table:table-cell>
          <table:table-cell table:style-name="ce1" table:content-validation-name="val1" office:value-type="float" office:value="40.7385" calcext:value-type="float">
            <text:p>40,73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3 15:02:22</text:p>
          </table:table-cell>
          <table:table-cell table:style-name="ce1" table:content-validation-name="val1" office:value-type="float" office:value="15.7925003" calcext:value-type="float">
            <text:p>15,7925003</text:p>
          </table:table-cell>
          <table:table-cell table:style-name="ce1" table:content-validation-name="val1" office:value-type="float" office:value="39.13010566" calcext:value-type="float">
            <text:p>39,13010566</text:p>
          </table:table-cell>
          <table:table-cell table:style-name="ce1" table:content-validation-name="val1" office:value-type="float" office:value="40.73477499" calcext:value-type="float">
            <text:p>40,734774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8/2016 7:55:14</text:p>
          </table:table-cell>
          <table:table-cell table:style-name="ce1" table:content-validation-name="val1" office:value-type="float" office:value="40.16" calcext:value-type="float">
            <text:p>40,16</text:p>
          </table:table-cell>
          <table:table-cell table:style-name="ce1" table:content-validation-name="val1" office:value-type="float" office:value="46.61" calcext:value-type="float">
            <text:p>46,61</text:p>
          </table:table-cell>
          <table:table-cell table:style-name="ce1" table:content-validation-name="val1" office:value-type="float" office:value="40.73" calcext:value-type="float">
            <text:p>40,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5 7:26:59</text:p>
          </table:table-cell>
          <table:table-cell table:style-name="ce1" table:content-validation-name="val1" office:value-type="float" office:value="59.63868783" calcext:value-type="float">
            <text:p>59,63868783</text:p>
          </table:table-cell>
          <table:table-cell table:style-name="ce1" table:content-validation-name="val1" office:value-type="float" office:value="33.43271412" calcext:value-type="float">
            <text:p>33,43271412</text:p>
          </table:table-cell>
          <table:table-cell table:style-name="ce1" table:content-validation-name="val1" office:value-type="float" office:value="40.72454806" calcext:value-type="float">
            <text:p>40,724548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5 6:30:05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40.24662167" calcext:value-type="float">
            <text:p>40,24662167</text:p>
          </table:table-cell>
          <table:table-cell table:style-name="ce1" table:content-validation-name="val1" office:value-type="float" office:value="40.71643163" calcext:value-type="float">
            <text:p>40,716431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5/2015 11:15:08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40.70927527" calcext:value-type="float">
            <text:p>40,709275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3 18:53:52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50.35453962" calcext:value-type="float">
            <text:p>50,35453962</text:p>
          </table:table-cell>
          <table:table-cell table:style-name="ce1" table:content-validation-name="val1" office:value-type="float" office:value="40.70902547" calcext:value-type="float">
            <text:p>40,709025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/2015 4:30:08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37.89124686" calcext:value-type="float">
            <text:p>37,89124686</text:p>
          </table:table-cell>
          <table:table-cell table:style-name="ce1" table:content-validation-name="val1" office:value-type="float" office:value="40.70790362" calcext:value-type="float">
            <text:p>40,707903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0/2015 21:13:37</text:p>
          </table:table-cell>
          <table:table-cell table:style-name="ce1" table:content-validation-name="val1" office:value-type="float" office:value="56.04849799" calcext:value-type="float">
            <text:p>56,04849799</text:p>
          </table:table-cell>
          <table:table-cell table:style-name="ce1" table:content-validation-name="val1" office:value-type="float" office:value="34.60721052" calcext:value-type="float">
            <text:p>34,60721052</text:p>
          </table:table-cell>
          <table:table-cell table:style-name="ce1" table:content-validation-name="val1" office:value-type="float" office:value="40.70498479" calcext:value-type="float">
            <text:p>40,704984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5 19:00:22</text:p>
          </table:table-cell>
          <table:table-cell table:style-name="ce1" table:content-validation-name="val1" office:value-type="float" office:value="55.80362041" calcext:value-type="float">
            <text:p>55,80362041</text:p>
          </table:table-cell>
          <table:table-cell table:style-name="ce1" table:content-validation-name="val1" office:value-type="float" office:value="31.15883662" calcext:value-type="float">
            <text:p>31,15883662</text:p>
          </table:table-cell>
          <table:table-cell table:style-name="ce1" table:content-validation-name="val1" office:value-type="float" office:value="40.70431966" calcext:value-type="float">
            <text:p>40,704319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3/2015 21:47:28</text:p>
          </table:table-cell>
          <table:table-cell table:style-name="ce1" table:content-validation-name="val1" office:value-type="float" office:value="42.75293165" calcext:value-type="float">
            <text:p>42,75293165</text:p>
          </table:table-cell>
          <table:table-cell table:style-name="ce1" table:content-validation-name="val1" office:value-type="float" office:value="38.33992688" calcext:value-type="float">
            <text:p>38,33992688</text:p>
          </table:table-cell>
          <table:table-cell table:style-name="ce1" table:content-validation-name="val1" office:value-type="float" office:value="40.69981083" calcext:value-type="float">
            <text:p>40,699810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9/2015 13:53:32</text:p>
          </table:table-cell>
          <table:table-cell table:style-name="ce1" table:content-validation-name="val1" office:value-type="float" office:value="49.1759691" calcext:value-type="float">
            <text:p>49,1759691</text:p>
          </table:table-cell>
          <table:table-cell table:style-name="ce1" table:content-validation-name="val1" office:value-type="float" office:value="37.65523897" calcext:value-type="float">
            <text:p>37,65523897</text:p>
          </table:table-cell>
          <table:table-cell table:style-name="ce1" table:content-validation-name="val1" office:value-type="float" office:value="40.69475048" calcext:value-type="float">
            <text:p>40,694750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4 12:39:32</text:p>
          </table:table-cell>
          <table:table-cell table:style-name="ce1" table:content-validation-name="val1" office:value-type="float" office:value="42.45669292" calcext:value-type="float">
            <text:p>42,45669292</text:p>
          </table:table-cell>
          <table:table-cell table:style-name="ce1" table:content-validation-name="val1" office:value-type="float" office:value="36.54559079" calcext:value-type="float">
            <text:p>36,54559079</text:p>
          </table:table-cell>
          <table:table-cell table:style-name="ce1" table:content-validation-name="val1" office:value-type="float" office:value="40.69096407" calcext:value-type="float">
            <text:p>40,690964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5 8:17:33</text:p>
          </table:table-cell>
          <table:table-cell table:style-name="ce1" table:content-validation-name="val1" office:value-type="float" office:value="47.24405641" calcext:value-type="float">
            <text:p>47,24405641</text:p>
          </table:table-cell>
          <table:table-cell table:style-name="ce1" table:content-validation-name="val1" office:value-type="float" office:value="28.91366521" calcext:value-type="float">
            <text:p>28,91366521</text:p>
          </table:table-cell>
          <table:table-cell table:style-name="ce1" table:content-validation-name="val1" office:value-type="float" office:value="40.68112773" calcext:value-type="float">
            <text:p>40,681127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4 19:26:46</text:p>
          </table:table-cell>
          <table:table-cell table:style-name="ce1" table:content-validation-name="val1" office:value-type="float" office:value="43.663" calcext:value-type="float">
            <text:p>43,663</text:p>
          </table:table-cell>
          <table:table-cell table:style-name="ce1" table:content-validation-name="val1" office:value-type="float" office:value="38.61" calcext:value-type="float">
            <text:p>38,61</text:p>
          </table:table-cell>
          <table:table-cell table:style-name="ce1" table:content-validation-name="val1" office:value-type="float" office:value="40.68" calcext:value-type="float">
            <text:p>40,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5 19:33:12</text:p>
          </table:table-cell>
          <table:table-cell table:style-name="ce1" table:content-validation-name="val1" office:value-type="float" office:value="48.95439492" calcext:value-type="float">
            <text:p>48,95439492</text:p>
          </table:table-cell>
          <table:table-cell table:style-name="ce1" table:content-validation-name="val1" office:value-type="float" office:value="26.751347" calcext:value-type="float">
            <text:p>26,751347</text:p>
          </table:table-cell>
          <table:table-cell table:style-name="ce1" table:content-validation-name="val1" office:value-type="float" office:value="40.670749" calcext:value-type="float">
            <text:p>40,6707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3/2015 12:53:26</text:p>
          </table:table-cell>
          <table:table-cell table:style-name="ce1" table:content-validation-name="val1" office:value-type="float" office:value="47.04751187" calcext:value-type="float">
            <text:p>47,04751187</text:p>
          </table:table-cell>
          <table:table-cell table:style-name="ce1" table:content-validation-name="val1" office:value-type="float" office:value="43.30637496" calcext:value-type="float">
            <text:p>43,30637496</text:p>
          </table:table-cell>
          <table:table-cell table:style-name="ce1" table:content-validation-name="val1" office:value-type="float" office:value="40.66654756" calcext:value-type="float">
            <text:p>40,666547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5 17:33:01</text:p>
          </table:table-cell>
          <table:table-cell table:style-name="ce1" table:content-validation-name="val1" office:value-type="float" office:value="49.1759691" calcext:value-type="float">
            <text:p>49,1759691</text:p>
          </table:table-cell>
          <table:table-cell table:style-name="ce1" table:content-validation-name="val1" office:value-type="float" office:value="47.67111569" calcext:value-type="float">
            <text:p>47,67111569</text:p>
          </table:table-cell>
          <table:table-cell table:style-name="ce1" table:content-validation-name="val1" office:value-type="float" office:value="40.66562752" calcext:value-type="float">
            <text:p>40,665627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5 13:46:12</text:p>
          </table:table-cell>
          <table:table-cell table:style-name="ce1" table:content-validation-name="val1" office:value-type="float" office:value="51.73" calcext:value-type="float">
            <text:p>51,73</text:p>
          </table:table-cell>
          <table:table-cell table:style-name="ce1" table:content-validation-name="val1" office:value-type="float" office:value="42.04" calcext:value-type="float">
            <text:p>42,04</text:p>
          </table:table-cell>
          <table:table-cell table:style-name="ce1" table:content-validation-name="val1" office:value-type="float" office:value="40.65" calcext:value-type="float">
            <text:p>40,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5 11:59:34</text:p>
          </table:table-cell>
          <table:table-cell table:style-name="ce1" table:content-validation-name="val1" office:value-type="float" office:value="39.8014687" calcext:value-type="float">
            <text:p>39,8014687</text:p>
          </table:table-cell>
          <table:table-cell table:style-name="ce1" table:content-validation-name="val1" office:value-type="float" office:value="34.906214" calcext:value-type="float">
            <text:p>34,906214</text:p>
          </table:table-cell>
          <table:table-cell table:style-name="ce1" table:content-validation-name="val1" office:value-type="float" office:value="40.64825236" calcext:value-type="float">
            <text:p>40,648252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5 6:05:42</text:p>
          </table:table-cell>
          <table:table-cell table:style-name="ce1" table:content-validation-name="val1" office:value-type="float" office:value="56.8868" calcext:value-type="float">
            <text:p>56,8868</text:p>
          </table:table-cell>
          <table:table-cell table:style-name="ce1" table:content-validation-name="val1" office:value-type="float" office:value="47.1479" calcext:value-type="float">
            <text:p>47,1479</text:p>
          </table:table-cell>
          <table:table-cell table:style-name="ce1" table:content-validation-name="val1" office:value-type="float" office:value="40.6465" calcext:value-type="float">
            <text:p>40,64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5 2:49:53</text:p>
          </table:table-cell>
          <table:table-cell table:style-name="ce1" table:content-validation-name="val1" office:value-type="float" office:value="44.42" calcext:value-type="float">
            <text:p>44,42</text:p>
          </table:table-cell>
          <table:table-cell table:style-name="ce1" table:content-validation-name="val1" office:value-type="float" office:value="35.29" calcext:value-type="float">
            <text:p>35,29</text:p>
          </table:table-cell>
          <table:table-cell table:style-name="ce1" table:content-validation-name="val1" office:value-type="float" office:value="40.64" calcext:value-type="float">
            <text:p>40,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6 1:56:31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6.12284142" calcext:value-type="float">
            <text:p>36,12284142</text:p>
          </table:table-cell>
          <table:table-cell table:style-name="ce1" table:content-validation-name="val1" office:value-type="float" office:value="40.63768057" calcext:value-type="float">
            <text:p>40,637680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0/2015 17:57:24</text:p>
          </table:table-cell>
          <table:table-cell table:style-name="ce1" table:content-validation-name="val1" office:value-type="float" office:value="15.86809438" calcext:value-type="float">
            <text:p>15,86809438</text:p>
          </table:table-cell>
          <table:table-cell table:style-name="ce1" table:content-validation-name="val1" office:value-type="float" office:value="40.53115383" calcext:value-type="float">
            <text:p>40,53115383</text:p>
          </table:table-cell>
          <table:table-cell table:style-name="ce1" table:content-validation-name="val1" office:value-type="float" office:value="40.63540122" calcext:value-type="float">
            <text:p>40,635401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3 16:09:39</text:p>
          </table:table-cell>
          <table:table-cell table:style-name="ce1" table:content-validation-name="val1" office:value-type="float" office:value="43.41102256" calcext:value-type="float">
            <text:p>43,41102256</text:p>
          </table:table-cell>
          <table:table-cell table:style-name="ce1" table:content-validation-name="val1" office:value-type="float" office:value="35.066287" calcext:value-type="float">
            <text:p>35,066287</text:p>
          </table:table-cell>
          <table:table-cell table:style-name="ce1" table:content-validation-name="val1" office:value-type="float" office:value="40.63477211" calcext:value-type="float">
            <text:p>40,634772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0:56:51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0.99971352" calcext:value-type="float">
            <text:p>30,99971352</text:p>
          </table:table-cell>
          <table:table-cell table:style-name="ce1" table:content-validation-name="val1" office:value-type="float" office:value="40.63249312" calcext:value-type="float">
            <text:p>40,632493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3/2015 3:07:12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0.99971352" calcext:value-type="float">
            <text:p>30,99971352</text:p>
          </table:table-cell>
          <table:table-cell table:style-name="ce1" table:content-validation-name="val1" office:value-type="float" office:value="40.63249312" calcext:value-type="float">
            <text:p>40,632493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3/2015 0:14:22</text:p>
          </table:table-cell>
          <table:table-cell table:style-name="ce1" table:content-validation-name="val1" office:value-type="float" office:value="36.81844136" calcext:value-type="float">
            <text:p>36,81844136</text:p>
          </table:table-cell>
          <table:table-cell table:style-name="ce1" table:content-validation-name="val1" office:value-type="float" office:value="46.42586641" calcext:value-type="float">
            <text:p>46,42586641</text:p>
          </table:table-cell>
          <table:table-cell table:style-name="ce1" table:content-validation-name="val1" office:value-type="float" office:value="40.6240853" calcext:value-type="float">
            <text:p>40,62408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0:32:10</text:p>
          </table:table-cell>
          <table:table-cell table:style-name="ce1" table:content-validation-name="val1" office:value-type="float" office:value="30.35622632" calcext:value-type="float">
            <text:p>30,35622632</text:p>
          </table:table-cell>
          <table:table-cell table:style-name="ce1" table:content-validation-name="val1" office:value-type="float" office:value="60.25047337" calcext:value-type="float">
            <text:p>60,25047337</text:p>
          </table:table-cell>
          <table:table-cell table:style-name="ce1" table:content-validation-name="val1" office:value-type="float" office:value="40.62389098" calcext:value-type="float">
            <text:p>40,623890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5 10:42:54</text:p>
          </table:table-cell>
          <table:table-cell table:style-name="ce1" table:content-validation-name="val1" office:value-type="float" office:value="39" calcext:value-type="float">
            <text:p>39</text:p>
          </table:table-cell>
          <table:table-cell table:style-name="ce1" table:content-validation-name="val1" office:value-type="float" office:value="36.88" calcext:value-type="float">
            <text:p>36,88</text:p>
          </table:table-cell>
          <table:table-cell table:style-name="ce1" table:content-validation-name="val1" office:value-type="float" office:value="40.62" calcext:value-type="float">
            <text:p>40,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11:36:27</text:p>
          </table:table-cell>
          <table:table-cell table:style-name="ce1" table:content-validation-name="val1" office:value-type="float" office:value="52.4853" calcext:value-type="float">
            <text:p>52,4853</text:p>
          </table:table-cell>
          <table:table-cell table:style-name="ce1" table:content-validation-name="val1" office:value-type="float" office:value="23.808" calcext:value-type="float">
            <text:p>23,808</text:p>
          </table:table-cell>
          <table:table-cell table:style-name="ce1" table:content-validation-name="val1" office:value-type="float" office:value="40.62" calcext:value-type="float">
            <text:p>40,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3 7:12:38</text:p>
          </table:table-cell>
          <table:table-cell table:style-name="ce1" table:content-validation-name="val1" office:value-type="float" office:value="18.10226602" calcext:value-type="float">
            <text:p>18,10226602</text:p>
          </table:table-cell>
          <table:table-cell table:style-name="ce1" table:content-validation-name="val1" office:value-type="float" office:value="33.05327542" calcext:value-type="float">
            <text:p>33,05327542</text:p>
          </table:table-cell>
          <table:table-cell table:style-name="ce1" table:content-validation-name="val1" office:value-type="float" office:value="40.61951632" calcext:value-type="float">
            <text:p>40,619516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0:05:42</text:p>
          </table:table-cell>
          <table:table-cell table:style-name="ce1" table:content-validation-name="val1" office:value-type="float" office:value="38.64552812" calcext:value-type="float">
            <text:p>38,64552812</text:p>
          </table:table-cell>
          <table:table-cell table:style-name="ce1" table:content-validation-name="val1" office:value-type="float" office:value="40.05306665" calcext:value-type="float">
            <text:p>40,05306665</text:p>
          </table:table-cell>
          <table:table-cell table:style-name="ce1" table:content-validation-name="val1" office:value-type="float" office:value="40.61219619" calcext:value-type="float">
            <text:p>40,612196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6 13:44:22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5.6677306" calcext:value-type="float">
            <text:p>35,6677306</text:p>
          </table:table-cell>
          <table:table-cell table:style-name="ce1" table:content-validation-name="val1" office:value-type="float" office:value="40.60367652" calcext:value-type="float">
            <text:p>40,603676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3 14:46:11</text:p>
          </table:table-cell>
          <table:table-cell table:style-name="ce1" table:content-validation-name="val1" office:value-type="float" office:value="30.35920639" calcext:value-type="float">
            <text:p>30,35920639</text:p>
          </table:table-cell>
          <table:table-cell table:style-name="ce1" table:content-validation-name="val1" office:value-type="float" office:value="47.44410069" calcext:value-type="float">
            <text:p>47,44410069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8/2015 13:01:08</text:p>
          </table:table-cell>
          <table:table-cell table:style-name="ce1" table:content-validation-name="val1" office:value-type="float" office:value="13.34426333" calcext:value-type="float">
            <text:p>13,34426333</text:p>
          </table:table-cell>
          <table:table-cell table:style-name="ce1" table:content-validation-name="val1" office:value-type="float" office:value="24.19946714" calcext:value-type="float">
            <text:p>24,19946714</text:p>
          </table:table-cell>
          <table:table-cell table:style-name="ce1" table:content-validation-name="val1" office:value-type="float" office:value="40.57844982" calcext:value-type="float">
            <text:p>40,578449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4 3:02:40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32.09032046" calcext:value-type="float">
            <text:p>32,09032046</text:p>
          </table:table-cell>
          <table:table-cell table:style-name="ce1" table:content-validation-name="val1" office:value-type="float" office:value="40.57434437" calcext:value-type="float">
            <text:p>40,574344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5 7:48:08</text:p>
          </table:table-cell>
          <table:table-cell table:style-name="ce1" table:content-validation-name="val1" office:value-type="float" office:value="20.57" calcext:value-type="float">
            <text:p>20,57</text:p>
          </table:table-cell>
          <table:table-cell table:style-name="ce1" table:content-validation-name="val1" office:value-type="float" office:value="37.11" calcext:value-type="float">
            <text:p>37,11</text:p>
          </table:table-cell>
          <table:table-cell table:style-name="ce1" table:content-validation-name="val1" office:value-type="float" office:value="40.57" calcext:value-type="float">
            <text:p>40,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5 6:09:51</text:p>
          </table:table-cell>
          <table:table-cell table:style-name="ce1" table:content-validation-name="val1" office:value-type="float" office:value="26.78025193" calcext:value-type="float">
            <text:p>26,78025193</text:p>
          </table:table-cell>
          <table:table-cell table:style-name="ce1" table:content-validation-name="val1" office:value-type="float" office:value="51.96608446" calcext:value-type="float">
            <text:p>51,96608446</text:p>
          </table:table-cell>
          <table:table-cell table:style-name="ce1" table:content-validation-name="val1" office:value-type="float" office:value="40.56959476" calcext:value-type="float">
            <text:p>40,569594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7/2015 15:10:30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4.27276194" calcext:value-type="float">
            <text:p>34,27276194</text:p>
          </table:table-cell>
          <table:table-cell table:style-name="ce1" table:content-validation-name="val1" office:value-type="float" office:value="40.56236901" calcext:value-type="float">
            <text:p>40,562369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6 19:34:11</text:p>
          </table:table-cell>
          <table:table-cell table:style-name="ce1" table:content-validation-name="val1" office:value-type="float" office:value="58.98" calcext:value-type="float">
            <text:p>58,98</text:p>
          </table:table-cell>
          <table:table-cell table:style-name="ce1" table:content-validation-name="val1" office:value-type="float" office:value="31.03" calcext:value-type="float">
            <text:p>31,03</text:p>
          </table:table-cell>
          <table:table-cell table:style-name="ce1" table:content-validation-name="val1" office:value-type="float" office:value="40.55" calcext:value-type="float">
            <text:p>40,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3:32:10</text:p>
          </table:table-cell>
          <table:table-cell table:style-name="ce1" table:content-validation-name="val1" office:value-type="float" office:value="45.85130936" calcext:value-type="float">
            <text:p>45,85130936</text:p>
          </table:table-cell>
          <table:table-cell table:style-name="ce1" table:content-validation-name="val1" office:value-type="float" office:value="25.95477093" calcext:value-type="float">
            <text:p>25,95477093</text:p>
          </table:table-cell>
          <table:table-cell table:style-name="ce1" table:content-validation-name="val1" office:value-type="float" office:value="40.54191" calcext:value-type="float">
            <text:p>40,541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7/2014 7:16:13</text:p>
          </table:table-cell>
          <table:table-cell table:style-name="ce1" table:content-validation-name="val1" office:value-type="float" office:value="64.469" calcext:value-type="float">
            <text:p>64,469</text:p>
          </table:table-cell>
          <table:table-cell table:style-name="ce1" table:content-validation-name="val1" office:value-type="float" office:value="27.64632" calcext:value-type="float">
            <text:p>27,64632</text:p>
          </table:table-cell>
          <table:table-cell table:style-name="ce1" table:content-validation-name="val1" office:value-type="float" office:value="40.54056" calcext:value-type="float">
            <text:p>40,540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4 7:55:25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44.87234966" calcext:value-type="float">
            <text:p>44,87234966</text:p>
          </table:table-cell>
          <table:table-cell table:style-name="ce1" table:content-validation-name="val1" office:value-type="float" office:value="40.53560363" calcext:value-type="float">
            <text:p>40,535603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5/2013 10:36:4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7.21805597" calcext:value-type="float">
            <text:p>37,21805597</text:p>
          </table:table-cell>
          <table:table-cell table:style-name="ce1" table:content-validation-name="val1" office:value-type="float" office:value="40.52492489" calcext:value-type="float">
            <text:p>40,524924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3 8:35:39</text:p>
          </table:table-cell>
          <table:table-cell table:style-name="ce1" table:content-validation-name="val1" office:value-type="float" office:value="60.4824" calcext:value-type="float">
            <text:p>60,4824</text:p>
          </table:table-cell>
          <table:table-cell table:style-name="ce1" table:content-validation-name="val1" office:value-type="float" office:value="47.894" calcext:value-type="float">
            <text:p>47,894</text:p>
          </table:table-cell>
          <table:table-cell table:style-name="ce1" table:content-validation-name="val1" office:value-type="float" office:value="40.5" calcext:value-type="float">
            <text:p>40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6:22:16</text:p>
          </table:table-cell>
          <table:table-cell table:style-name="ce1" table:content-validation-name="val1" office:value-type="float" office:value="42" calcext:value-type="float">
            <text:p>42</text:p>
          </table:table-cell>
          <table:table-cell table:style-name="ce1" table:content-validation-name="val1" office:value-type="float" office:value="36.8" calcext:value-type="float">
            <text:p>36,8</text:p>
          </table:table-cell>
          <table:table-cell table:style-name="ce1" table:content-validation-name="val1" office:value-type="float" office:value="40.5" calcext:value-type="float">
            <text:p>40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4 8:05:54</text:p>
          </table:table-cell>
          <table:table-cell table:style-name="ce1" table:content-validation-name="val1" office:value-type="float" office:value="40" calcext:value-type="float">
            <text:p>40</text:p>
          </table:table-cell>
          <table:table-cell table:style-name="ce1" table:content-validation-name="val1" office:value-type="float" office:value="29" calcext:value-type="float">
            <text:p>29</text:p>
          </table:table-cell>
          <table:table-cell table:style-name="ce1" table:content-validation-name="val1" office:value-type="float" office:value="40.5" calcext:value-type="float">
            <text:p>40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3/2016 16:25:37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40.09" calcext:value-type="float">
            <text:p>40,09</text:p>
          </table:table-cell>
          <table:table-cell table:style-name="ce1" table:content-validation-name="val1" office:value-type="float" office:value="40.498" calcext:value-type="float">
            <text:p>40,4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4 6:40:25</text:p>
          </table:table-cell>
          <table:table-cell table:style-name="ce1" table:content-validation-name="val1" office:value-type="float" office:value="40.65470579" calcext:value-type="float">
            <text:p>40,65470579</text:p>
          </table:table-cell>
          <table:table-cell table:style-name="ce1" table:content-validation-name="val1" office:value-type="float" office:value="48.65070107" calcext:value-type="float">
            <text:p>48,65070107</text:p>
          </table:table-cell>
          <table:table-cell table:style-name="ce1" table:content-validation-name="val1" office:value-type="float" office:value="40.49699676" calcext:value-type="float">
            <text:p>40,496996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8/2015 13:09:59</text:p>
          </table:table-cell>
          <table:table-cell table:style-name="ce1" table:content-validation-name="val1" office:value-type="float" office:value="64.12" calcext:value-type="float">
            <text:p>64,12</text:p>
          </table:table-cell>
          <table:table-cell table:style-name="ce1" table:content-validation-name="val1" office:value-type="float" office:value="33.46" calcext:value-type="float">
            <text:p>33,46</text:p>
          </table:table-cell>
          <table:table-cell table:style-name="ce1" table:content-validation-name="val1" office:value-type="float" office:value="40.49" calcext:value-type="float">
            <text:p>40,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5 19:48:19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40.48725976" calcext:value-type="float">
            <text:p>40,48725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4 18:54:42</text:p>
          </table:table-cell>
          <table:table-cell table:style-name="ce1" table:content-validation-name="val1" office:value-type="float" office:value="52.08541283" calcext:value-type="float">
            <text:p>52,08541283</text:p>
          </table:table-cell>
          <table:table-cell table:style-name="ce1" table:content-validation-name="val1" office:value-type="float" office:value="29.91064487" calcext:value-type="float">
            <text:p>29,91064487</text:p>
          </table:table-cell>
          <table:table-cell table:style-name="ce1" table:content-validation-name="val1" office:value-type="float" office:value="40.48628123" calcext:value-type="float">
            <text:p>40,486281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/2014 5:37:55</text:p>
          </table:table-cell>
          <table:table-cell table:style-name="ce1" table:content-validation-name="val1" office:value-type="float" office:value="51.518" calcext:value-type="float">
            <text:p>51,518</text:p>
          </table:table-cell>
          <table:table-cell table:style-name="ce1" table:content-validation-name="val1" office:value-type="float" office:value="33.868" calcext:value-type="float">
            <text:p>33,868</text:p>
          </table:table-cell>
          <table:table-cell table:style-name="ce1" table:content-validation-name="val1" office:value-type="float" office:value="40.4728" calcext:value-type="float">
            <text:p>40,47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5 6:14:07</text:p>
          </table:table-cell>
          <table:table-cell table:style-name="ce1" table:content-validation-name="val1" office:value-type="float" office:value="51.08" calcext:value-type="float">
            <text:p>51,08</text:p>
          </table:table-cell>
          <table:table-cell table:style-name="ce1" table:content-validation-name="val1" office:value-type="float" office:value="32.86" calcext:value-type="float">
            <text:p>32,86</text:p>
          </table:table-cell>
          <table:table-cell table:style-name="ce1" table:content-validation-name="val1" office:value-type="float" office:value="40.47" calcext:value-type="float">
            <text:p>40,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1/2015 19:24:19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1" calcext:value-type="float">
            <text:p>31</text:p>
          </table:table-cell>
          <table:table-cell table:style-name="ce1" table:content-validation-name="val1" office:value-type="float" office:value="40.47" calcext:value-type="float">
            <text:p>40,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9/2015 5:28:23</text:p>
          </table:table-cell>
          <table:table-cell table:style-name="ce1" table:content-validation-name="val1" office:value-type="float" office:value="53.16" calcext:value-type="float">
            <text:p>53,16</text:p>
          </table:table-cell>
          <table:table-cell table:style-name="ce1" table:content-validation-name="val1" office:value-type="float" office:value="27.28" calcext:value-type="float">
            <text:p>27,28</text:p>
          </table:table-cell>
          <table:table-cell table:style-name="ce1" table:content-validation-name="val1" office:value-type="float" office:value="40.47" calcext:value-type="float">
            <text:p>40,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4 0:17:26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36.52612433" calcext:value-type="float">
            <text:p>36,52612433</text:p>
          </table:table-cell>
          <table:table-cell table:style-name="ce1" table:content-validation-name="val1" office:value-type="float" office:value="40.46950862" calcext:value-type="float">
            <text:p>40,46950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9/2014 3:26:38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28.75212637" calcext:value-type="float">
            <text:p>28,75212637</text:p>
          </table:table-cell>
          <table:table-cell table:style-name="ce1" table:content-validation-name="val1" office:value-type="float" office:value="40.46950862" calcext:value-type="float">
            <text:p>40,469508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3 5:41:04</text:p>
          </table:table-cell>
          <table:table-cell table:style-name="ce1" table:content-validation-name="val1" office:value-type="float" office:value="34.8472388" calcext:value-type="float">
            <text:p>34,8472388</text:p>
          </table:table-cell>
          <table:table-cell table:style-name="ce1" table:content-validation-name="val1" office:value-type="float" office:value="49.9713" calcext:value-type="float">
            <text:p>49,9713</text:p>
          </table:table-cell>
          <table:table-cell table:style-name="ce1" table:content-validation-name="val1" office:value-type="float" office:value="40.46074605" calcext:value-type="float">
            <text:p>40,460746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4 20:10:09</text:p>
          </table:table-cell>
          <table:table-cell table:style-name="ce1" table:content-validation-name="val1" office:value-type="float" office:value="23.72087306" calcext:value-type="float">
            <text:p>23,72087306</text:p>
          </table:table-cell>
          <table:table-cell table:style-name="ce1" table:content-validation-name="val1" office:value-type="float" office:value="39.54858805" calcext:value-type="float">
            <text:p>39,54858805</text:p>
          </table:table-cell>
          <table:table-cell table:style-name="ce1" table:content-validation-name="val1" office:value-type="float" office:value="40.45015799" calcext:value-type="float">
            <text:p>40,450157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6 10:49:25</text:p>
          </table:table-cell>
          <table:table-cell table:style-name="ce1" table:content-validation-name="val1" office:value-type="float" office:value="62.1843" calcext:value-type="float">
            <text:p>62,1843</text:p>
          </table:table-cell>
          <table:table-cell table:style-name="ce1" table:content-validation-name="val1" office:value-type="float" office:value="27.18411" calcext:value-type="float">
            <text:p>27,18411</text:p>
          </table:table-cell>
          <table:table-cell table:style-name="ce1" table:content-validation-name="val1" office:value-type="float" office:value="40.44611" calcext:value-type="float">
            <text:p>40,446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3/2016 16:24:11</text:p>
          </table:table-cell>
          <table:table-cell table:style-name="ce1" table:content-validation-name="val1" office:value-type="float" office:value="40.15707807" calcext:value-type="float">
            <text:p>40,15707807</text:p>
          </table:table-cell>
          <table:table-cell table:style-name="ce1" table:content-validation-name="val1" office:value-type="float" office:value="31.531018" calcext:value-type="float">
            <text:p>31,531018</text:p>
          </table:table-cell>
          <table:table-cell table:style-name="ce1" table:content-validation-name="val1" office:value-type="float" office:value="40.44588536" calcext:value-type="float">
            <text:p>40,445885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4 21:33:15</text:p>
          </table:table-cell>
          <table:table-cell table:style-name="ce1" table:content-validation-name="val1" office:value-type="float" office:value="12.025" calcext:value-type="float">
            <text:p>12,025</text:p>
          </table:table-cell>
          <table:table-cell table:style-name="ce1" table:content-validation-name="val1" office:value-type="float" office:value="31.96" calcext:value-type="float">
            <text:p>31,96</text:p>
          </table:table-cell>
          <table:table-cell table:style-name="ce1" table:content-validation-name="val1" office:value-type="float" office:value="40.44" calcext:value-type="float">
            <text:p>40,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5 14:13:11</text:p>
          </table:table-cell>
          <table:table-cell table:style-name="ce1" table:content-validation-name="val1" office:value-type="float" office:value="36.818" calcext:value-type="float">
            <text:p>36,818</text:p>
          </table:table-cell>
          <table:table-cell table:style-name="ce1" table:content-validation-name="val1" office:value-type="float" office:value="43.0138" calcext:value-type="float">
            <text:p>43,0138</text:p>
          </table:table-cell>
          <table:table-cell table:style-name="ce1" table:content-validation-name="val1" office:value-type="float" office:value="40.436" calcext:value-type="float">
            <text:p>40,4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22:46:59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48.19008004" calcext:value-type="float">
            <text:p>48,19008004</text:p>
          </table:table-cell>
          <table:table-cell table:style-name="ce1" table:content-validation-name="val1" office:value-type="float" office:value="40.42138826" calcext:value-type="float">
            <text:p>40,421388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2/2015 20:39:42</text:p>
          </table:table-cell>
          <table:table-cell table:style-name="ce1" table:content-validation-name="val1" office:value-type="float" office:value="51.41591871" calcext:value-type="float">
            <text:p>51,41591871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40.42079805" calcext:value-type="float">
            <text:p>40,420798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6 21:21:52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3.19143515" calcext:value-type="float">
            <text:p>33,19143515</text:p>
          </table:table-cell>
          <table:table-cell table:style-name="ce1" table:content-validation-name="val1" office:value-type="float" office:value="40.4080076" calcext:value-type="float">
            <text:p>40,40800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12:29:12</text:p>
          </table:table-cell>
          <table:table-cell table:style-name="ce1" table:content-validation-name="val1" office:value-type="float" office:value="54.64450824" calcext:value-type="float">
            <text:p>54,64450824</text:p>
          </table:table-cell>
          <table:table-cell table:style-name="ce1" table:content-validation-name="val1" office:value-type="float" office:value="35.4171986" calcext:value-type="float">
            <text:p>35,4171986</text:p>
          </table:table-cell>
          <table:table-cell table:style-name="ce1" table:content-validation-name="val1" office:value-type="float" office:value="40.40316715" calcext:value-type="float">
            <text:p>40,403167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5 22:11:56</text:p>
          </table:table-cell>
          <table:table-cell table:style-name="ce1" table:content-validation-name="val1" office:value-type="float" office:value="28.52991019" calcext:value-type="float">
            <text:p>28,52991019</text:p>
          </table:table-cell>
          <table:table-cell table:style-name="ce1" table:content-validation-name="val1" office:value-type="float" office:value="43.75784893" calcext:value-type="float">
            <text:p>43,75784893</text:p>
          </table:table-cell>
          <table:table-cell table:style-name="ce1" table:content-validation-name="val1" office:value-type="float" office:value="40.39586546" calcext:value-type="float">
            <text:p>40,395865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5 21:14:17</text:p>
          </table:table-cell>
          <table:table-cell table:style-name="ce1" table:content-validation-name="val1" office:value-type="float" office:value="46.4913622" calcext:value-type="float">
            <text:p>46,4913622</text:p>
          </table:table-cell>
          <table:table-cell table:style-name="ce1" table:content-validation-name="val1" office:value-type="float" office:value="42.37707816" calcext:value-type="float">
            <text:p>42,37707816</text:p>
          </table:table-cell>
          <table:table-cell table:style-name="ce1" table:content-validation-name="val1" office:value-type="float" office:value="40.39504376" calcext:value-type="float">
            <text:p>40,395043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9/2014 18:49:56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37.94432619" calcext:value-type="float">
            <text:p>37,94432619</text:p>
          </table:table-cell>
          <table:table-cell table:style-name="ce1" table:content-validation-name="val1" office:value-type="float" office:value="40.39463114" calcext:value-type="float">
            <text:p>40,394631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5 9:21:24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41.67720601" calcext:value-type="float">
            <text:p>41,67720601</text:p>
          </table:table-cell>
          <table:table-cell table:style-name="ce1" table:content-validation-name="val1" office:value-type="float" office:value="40.3845849" calcext:value-type="float">
            <text:p>40,38458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5 3:37:48</text:p>
          </table:table-cell>
          <table:table-cell table:style-name="ce1" table:content-validation-name="val1" office:value-type="float" office:value="26.72403202" calcext:value-type="float">
            <text:p>26,72403202</text:p>
          </table:table-cell>
          <table:table-cell table:style-name="ce1" table:content-validation-name="val1" office:value-type="float" office:value="50.53741242" calcext:value-type="float">
            <text:p>50,53741242</text:p>
          </table:table-cell>
          <table:table-cell table:style-name="ce1" table:content-validation-name="val1" office:value-type="float" office:value="40.38282685" calcext:value-type="float">
            <text:p>40,382826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3 19:16:50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44.4" calcext:value-type="float">
            <text:p>44,4</text:p>
          </table:table-cell>
          <table:table-cell table:style-name="ce1" table:content-validation-name="val1" office:value-type="float" office:value="40.38" calcext:value-type="float">
            <text:p>40,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1/2015 4:05:23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48.5749322" calcext:value-type="float">
            <text:p>48,5749322</text:p>
          </table:table-cell>
          <table:table-cell table:style-name="ce1" table:content-validation-name="val1" office:value-type="float" office:value="40.36582247" calcext:value-type="float">
            <text:p>40,365822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5/2015 8:23:26</text:p>
          </table:table-cell>
          <table:table-cell table:style-name="ce1" table:content-validation-name="val1" office:value-type="float" office:value="51.24732988" calcext:value-type="float">
            <text:p>51,24732988</text:p>
          </table:table-cell>
          <table:table-cell table:style-name="ce1" table:content-validation-name="val1" office:value-type="float" office:value="45.00909496" calcext:value-type="float">
            <text:p>45,00909496</text:p>
          </table:table-cell>
          <table:table-cell table:style-name="ce1" table:content-validation-name="val1" office:value-type="float" office:value="40.34537422" calcext:value-type="float">
            <text:p>40,345374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0/2015 18:40:15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42.74142851" calcext:value-type="float">
            <text:p>42,74142851</text:p>
          </table:table-cell>
          <table:table-cell table:style-name="ce1" table:content-validation-name="val1" office:value-type="float" office:value="40.34537422" calcext:value-type="float">
            <text:p>40,345374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5 18:15:49</text:p>
          </table:table-cell>
          <table:table-cell table:style-name="ce1" table:content-validation-name="val1" office:value-type="float" office:value="29.39676653" calcext:value-type="float">
            <text:p>29,39676653</text:p>
          </table:table-cell>
          <table:table-cell table:style-name="ce1" table:content-validation-name="val1" office:value-type="float" office:value="35.64967192" calcext:value-type="float">
            <text:p>35,64967192</text:p>
          </table:table-cell>
          <table:table-cell table:style-name="ce1" table:content-validation-name="val1" office:value-type="float" office:value="40.3363283" calcext:value-type="float">
            <text:p>40,33632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4 10:06:04</text:p>
          </table:table-cell>
          <table:table-cell table:style-name="ce1" table:content-validation-name="val1" office:value-type="float" office:value="36.33805767" calcext:value-type="float">
            <text:p>36,33805767</text:p>
          </table:table-cell>
          <table:table-cell table:style-name="ce1" table:content-validation-name="val1" office:value-type="float" office:value="32.631" calcext:value-type="float">
            <text:p>32,631</text:p>
          </table:table-cell>
          <table:table-cell table:style-name="ce1" table:content-validation-name="val1" office:value-type="float" office:value="40.331" calcext:value-type="float">
            <text:p>40,3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5 6:03:39</text:p>
          </table:table-cell>
          <table:table-cell table:style-name="ce1" table:content-validation-name="val1" office:value-type="float" office:value="53.09713587" calcext:value-type="float">
            <text:p>53,09713587</text:p>
          </table:table-cell>
          <table:table-cell table:style-name="ce1" table:content-validation-name="val1" office:value-type="float" office:value="43.22986686" calcext:value-type="float">
            <text:p>43,22986686</text:p>
          </table:table-cell>
          <table:table-cell table:style-name="ce1" table:content-validation-name="val1" office:value-type="float" office:value="40.32828457" calcext:value-type="float">
            <text:p>40,328284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4 22:52:21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40.2824315" calcext:value-type="float">
            <text:p>40,2824315</text:p>
          </table:table-cell>
          <table:table-cell table:style-name="ce1" table:content-validation-name="val1" office:value-type="float" office:value="40.31632446" calcext:value-type="float">
            <text:p>40,316324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6:52:18</text:p>
          </table:table-cell>
          <table:table-cell table:style-name="ce1" table:content-validation-name="val1" office:value-type="float" office:value="50.51981947" calcext:value-type="float">
            <text:p>50,51981947</text:p>
          </table:table-cell>
          <table:table-cell table:style-name="ce1" table:content-validation-name="val1" office:value-type="float" office:value="40.25426567" calcext:value-type="float">
            <text:p>40,25426567</text:p>
          </table:table-cell>
          <table:table-cell table:style-name="ce1" table:content-validation-name="val1" office:value-type="float" office:value="40.3126862" calcext:value-type="float">
            <text:p>40,3126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5 13:24:01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51.21258354" calcext:value-type="float">
            <text:p>51,21258354</text:p>
          </table:table-cell>
          <table:table-cell table:style-name="ce1" table:content-validation-name="val1" office:value-type="float" office:value="40.30776553" calcext:value-type="float">
            <text:p>40,307765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0/2015 8:34:26</text:p>
          </table:table-cell>
          <table:table-cell table:style-name="ce1" table:content-validation-name="val1" office:value-type="float" office:value="13.86" calcext:value-type="float">
            <text:p>13,86</text:p>
          </table:table-cell>
          <table:table-cell table:style-name="ce1" table:content-validation-name="val1" office:value-type="float" office:value="42.234" calcext:value-type="float">
            <text:p>42,234</text:p>
          </table:table-cell>
          <table:table-cell table:style-name="ce1" table:content-validation-name="val1" office:value-type="float" office:value="40.307" calcext:value-type="float">
            <text:p>40,3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6 6:48:37</text:p>
          </table:table-cell>
          <table:table-cell table:style-name="ce1" table:content-validation-name="val1" office:value-type="float" office:value="46" calcext:value-type="float">
            <text:p>46</text:p>
          </table:table-cell>
          <table:table-cell table:style-name="ce1" table:content-validation-name="val1" office:value-type="float" office:value="36.14510532" calcext:value-type="float">
            <text:p>36,14510532</text:p>
          </table:table-cell>
          <table:table-cell table:style-name="ce1" table:content-validation-name="val1" office:value-type="float" office:value="40.30194089" calcext:value-type="float">
            <text:p>40,301940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6 6:49:35</text:p>
          </table:table-cell>
          <table:table-cell table:style-name="ce1" table:content-validation-name="val1" office:value-type="float" office:value="16.2009" calcext:value-type="float">
            <text:p>16,2009</text:p>
          </table:table-cell>
          <table:table-cell table:style-name="ce1" table:content-validation-name="val1" office:value-type="float" office:value="36.14510532" calcext:value-type="float">
            <text:p>36,14510532</text:p>
          </table:table-cell>
          <table:table-cell table:style-name="ce1" table:content-validation-name="val1" office:value-type="float" office:value="40.30194089" calcext:value-type="float">
            <text:p>40,301940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4 8:37:46</text:p>
          </table:table-cell>
          <table:table-cell table:style-name="ce1" table:content-validation-name="val1" office:value-type="float" office:value="50.51981947" calcext:value-type="float">
            <text:p>50,51981947</text:p>
          </table:table-cell>
          <table:table-cell table:style-name="ce1" table:content-validation-name="val1" office:value-type="float" office:value="35.58235993" calcext:value-type="float">
            <text:p>35,58235993</text:p>
          </table:table-cell>
          <table:table-cell table:style-name="ce1" table:content-validation-name="val1" office:value-type="float" office:value="40.29518548" calcext:value-type="float">
            <text:p>40,295185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8/2015 3:38:39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38.26" calcext:value-type="float">
            <text:p>38,26</text:p>
          </table:table-cell>
          <table:table-cell table:style-name="ce1" table:content-validation-name="val1" office:value-type="float" office:value="40.29" calcext:value-type="float">
            <text:p>40,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0/2013 2:11:20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35.82" calcext:value-type="float">
            <text:p>35,82</text:p>
          </table:table-cell>
          <table:table-cell table:style-name="ce1" table:content-validation-name="val1" office:value-type="float" office:value="40.29" calcext:value-type="float">
            <text:p>40,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3:45:37</text:p>
          </table:table-cell>
          <table:table-cell table:style-name="ce1" table:content-validation-name="val1" office:value-type="float" office:value="50.43675093" calcext:value-type="float">
            <text:p>50,43675093</text:p>
          </table:table-cell>
          <table:table-cell table:style-name="ce1" table:content-validation-name="val1" office:value-type="float" office:value="42.32432482" calcext:value-type="float">
            <text:p>42,32432482</text:p>
          </table:table-cell>
          <table:table-cell table:style-name="ce1" table:content-validation-name="val1" office:value-type="float" office:value="40.28430014" calcext:value-type="float">
            <text:p>40,284300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3/2015 2:30:02</text:p>
          </table:table-cell>
          <table:table-cell table:style-name="ce1" table:content-validation-name="val1" office:value-type="float" office:value="70.69758" calcext:value-type="float">
            <text:p>70,69758</text:p>
          </table:table-cell>
          <table:table-cell table:style-name="ce1" table:content-validation-name="val1" office:value-type="float" office:value="23.38" calcext:value-type="float">
            <text:p>23,38</text:p>
          </table:table-cell>
          <table:table-cell table:style-name="ce1" table:content-validation-name="val1" office:value-type="float" office:value="40.28" calcext:value-type="float">
            <text:p>40,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5 4:07:08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42.75812199" calcext:value-type="float">
            <text:p>42,75812199</text:p>
          </table:table-cell>
          <table:table-cell table:style-name="ce1" table:content-validation-name="val1" office:value-type="float" office:value="40.27971071" calcext:value-type="float">
            <text:p>40,279710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3 9:05:16</text:p>
          </table:table-cell>
          <table:table-cell table:style-name="ce1" table:content-validation-name="val1" office:value-type="float" office:value="13.31233025" calcext:value-type="float">
            <text:p>13,31233025</text:p>
          </table:table-cell>
          <table:table-cell table:style-name="ce1" table:content-validation-name="val1" office:value-type="float" office:value="40.56571041" calcext:value-type="float">
            <text:p>40,56571041</text:p>
          </table:table-cell>
          <table:table-cell table:style-name="ce1" table:content-validation-name="val1" office:value-type="float" office:value="40.27174283" calcext:value-type="float">
            <text:p>40,2717428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9:28:54</text:p>
          </table:table-cell>
          <table:table-cell table:style-name="ce1" table:content-validation-name="val1" office:value-type="float" office:value="13.09" calcext:value-type="float">
            <text:p>13,09</text:p>
          </table:table-cell>
          <table:table-cell table:style-name="ce1" table:content-validation-name="val1" office:value-type="float" office:value="40.35" calcext:value-type="float">
            <text:p>40,35</text:p>
          </table:table-cell>
          <table:table-cell table:style-name="ce1" table:content-validation-name="val1" office:value-type="float" office:value="40.27" calcext:value-type="float">
            <text:p>40,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4/2014 0:15:48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40.8420167" calcext:value-type="float">
            <text:p>40,8420167</text:p>
          </table:table-cell>
          <table:table-cell table:style-name="ce1" table:content-validation-name="val1" office:value-type="float" office:value="40.26848069" calcext:value-type="float">
            <text:p>40,268480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5 6:21:50</text:p>
          </table:table-cell>
          <table:table-cell table:style-name="ce1" table:content-validation-name="val1" office:value-type="float" office:value="55.42412154" calcext:value-type="float">
            <text:p>55,42412154</text:p>
          </table:table-cell>
          <table:table-cell table:style-name="ce1" table:content-validation-name="val1" office:value-type="float" office:value="45.89911662" calcext:value-type="float">
            <text:p>45,89911662</text:p>
          </table:table-cell>
          <table:table-cell table:style-name="ce1" table:content-validation-name="val1" office:value-type="float" office:value="40.26516798" calcext:value-type="float">
            <text:p>40,265167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6 8:09:24</text:p>
          </table:table-cell>
          <table:table-cell table:style-name="ce1" table:content-validation-name="val1" office:value-type="float" office:value="37.11" calcext:value-type="float">
            <text:p>37,11</text:p>
          </table:table-cell>
          <table:table-cell table:style-name="ce1" table:content-validation-name="val1" office:value-type="float" office:value="41.6" calcext:value-type="float">
            <text:p>41,6</text:p>
          </table:table-cell>
          <table:table-cell table:style-name="ce1" table:content-validation-name="val1" office:value-type="float" office:value="40.26" calcext:value-type="float">
            <text:p>40,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6 9:00:16</text:p>
          </table:table-cell>
          <table:table-cell table:style-name="ce1" table:content-validation-name="val1" office:value-type="float" office:value="14.45312751" calcext:value-type="float">
            <text:p>14,45312751</text:p>
          </table:table-cell>
          <table:table-cell table:style-name="ce1" table:content-validation-name="val1" office:value-type="float" office:value="39.24120678" calcext:value-type="float">
            <text:p>39,24120678</text:p>
          </table:table-cell>
          <table:table-cell table:style-name="ce1" table:content-validation-name="val1" office:value-type="float" office:value="40.25920284" calcext:value-type="float">
            <text:p>40,259202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6 15:10:54</text:p>
          </table:table-cell>
          <table:table-cell table:style-name="ce1" table:content-validation-name="val1" office:value-type="float" office:value="36.81844136" calcext:value-type="float">
            <text:p>36,81844136</text:p>
          </table:table-cell>
          <table:table-cell table:style-name="ce1" table:content-validation-name="val1" office:value-type="float" office:value="40.49676251" calcext:value-type="float">
            <text:p>40,49676251</text:p>
          </table:table-cell>
          <table:table-cell table:style-name="ce1" table:content-validation-name="val1" office:value-type="float" office:value="40.25107886" calcext:value-type="float">
            <text:p>40,251078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3/2015 13:30:06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30.79090715" calcext:value-type="float">
            <text:p>30,79090715</text:p>
          </table:table-cell>
          <table:table-cell table:style-name="ce1" table:content-validation-name="val1" office:value-type="float" office:value="40.25077195" calcext:value-type="float">
            <text:p>40,250771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5 1:20:00</text:p>
          </table:table-cell>
          <table:table-cell table:style-name="ce1" table:content-validation-name="val1" office:value-type="float" office:value="43.16440349" calcext:value-type="float">
            <text:p>43,16440349</text:p>
          </table:table-cell>
          <table:table-cell table:style-name="ce1" table:content-validation-name="val1" office:value-type="float" office:value="37.50067296" calcext:value-type="float">
            <text:p>37,50067296</text:p>
          </table:table-cell>
          <table:table-cell table:style-name="ce1" table:content-validation-name="val1" office:value-type="float" office:value="40.248887" calcext:value-type="float">
            <text:p>40,2488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3 10:53:25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51.0949422" calcext:value-type="float">
            <text:p>51,0949422</text:p>
          </table:table-cell>
          <table:table-cell table:style-name="ce1" table:content-validation-name="val1" office:value-type="float" office:value="40.24452909" calcext:value-type="float">
            <text:p>40,244529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21:50:09</text:p>
          </table:table-cell>
          <table:table-cell table:style-name="ce1" table:content-validation-name="val1" office:value-type="float" office:value="34.38070703" calcext:value-type="float">
            <text:p>34,38070703</text:p>
          </table:table-cell>
          <table:table-cell table:style-name="ce1" table:content-validation-name="val1" office:value-type="float" office:value="43.84892195" calcext:value-type="float">
            <text:p>43,84892195</text:p>
          </table:table-cell>
          <table:table-cell table:style-name="ce1" table:content-validation-name="val1" office:value-type="float" office:value="40.24411593" calcext:value-type="float">
            <text:p>40,244115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5 14:59:38</text:p>
          </table:table-cell>
          <table:table-cell table:style-name="ce1" table:content-validation-name="val1" office:value-type="float" office:value="22.629" calcext:value-type="float">
            <text:p>22,629</text:p>
          </table:table-cell>
          <table:table-cell table:style-name="ce1" table:content-validation-name="val1" office:value-type="float" office:value="31.035" calcext:value-type="float">
            <text:p>31,035</text:p>
          </table:table-cell>
          <table:table-cell table:style-name="ce1" table:content-validation-name="val1" office:value-type="float" office:value="40.24" calcext:value-type="float">
            <text:p>40,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4 10:40:32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36.15087166" calcext:value-type="float">
            <text:p>36,15087166</text:p>
          </table:table-cell>
          <table:table-cell table:style-name="ce1" table:content-validation-name="val1" office:value-type="float" office:value="40.22849948" calcext:value-type="float">
            <text:p>40,228499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4 3:01:55</text:p>
          </table:table-cell>
          <table:table-cell table:style-name="ce1" table:content-validation-name="val1" office:value-type="float" office:value="31.89828865" calcext:value-type="float">
            <text:p>31,89828865</text:p>
          </table:table-cell>
          <table:table-cell table:style-name="ce1" table:content-validation-name="val1" office:value-type="float" office:value="54.00586322" calcext:value-type="float">
            <text:p>54,00586322</text:p>
          </table:table-cell>
          <table:table-cell table:style-name="ce1" table:content-validation-name="val1" office:value-type="float" office:value="40.22716115" calcext:value-type="float">
            <text:p>40,227161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5 14:42:59</text:p>
          </table:table-cell>
          <table:table-cell table:style-name="ce1" table:content-validation-name="val1" office:value-type="float" office:value="37.92123349" calcext:value-type="float">
            <text:p>37,92123349</text:p>
          </table:table-cell>
          <table:table-cell table:style-name="ce1" table:content-validation-name="val1" office:value-type="float" office:value="41.79830059" calcext:value-type="float">
            <text:p>41,79830059</text:p>
          </table:table-cell>
          <table:table-cell table:style-name="ce1" table:content-validation-name="val1" office:value-type="float" office:value="40.22242667" calcext:value-type="float">
            <text:p>40,222426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1/2014 21:36:33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41.28745058" calcext:value-type="float">
            <text:p>41,28745058</text:p>
          </table:table-cell>
          <table:table-cell table:style-name="ce1" table:content-validation-name="val1" office:value-type="float" office:value="40.22196698" calcext:value-type="float">
            <text:p>40,221966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5/2015 15:04:49</text:p>
          </table:table-cell>
          <table:table-cell table:style-name="ce1" table:content-validation-name="val1" office:value-type="float" office:value="27.92673829" calcext:value-type="float">
            <text:p>27,92673829</text:p>
          </table:table-cell>
          <table:table-cell table:style-name="ce1" table:content-validation-name="val1" office:value-type="float" office:value="42.90109579" calcext:value-type="float">
            <text:p>42,90109579</text:p>
          </table:table-cell>
          <table:table-cell table:style-name="ce1" table:content-validation-name="val1" office:value-type="float" office:value="40.20954645" calcext:value-type="float">
            <text:p>40,209546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9/2014 3:01:42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9.44570651" calcext:value-type="float">
            <text:p>39,44570651</text:p>
          </table:table-cell>
          <table:table-cell table:style-name="ce1" table:content-validation-name="val1" office:value-type="float" office:value="40.2089601" calcext:value-type="float">
            <text:p>40,20896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5 2:57:45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3.69412309" calcext:value-type="float">
            <text:p>43,69412309</text:p>
          </table:table-cell>
          <table:table-cell table:style-name="ce1" table:content-validation-name="val1" office:value-type="float" office:value="40.20802013" calcext:value-type="float">
            <text:p>40,208020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8:45:01</text:p>
          </table:table-cell>
          <table:table-cell table:style-name="ce1" table:content-validation-name="val1" office:value-type="float" office:value="48.26180336" calcext:value-type="float">
            <text:p>48,26180336</text:p>
          </table:table-cell>
          <table:table-cell table:style-name="ce1" table:content-validation-name="val1" office:value-type="float" office:value="33.75008326" calcext:value-type="float">
            <text:p>33,75008326</text:p>
          </table:table-cell>
          <table:table-cell table:style-name="ce1" table:content-validation-name="val1" office:value-type="float" office:value="40.20589714" calcext:value-type="float">
            <text:p>40,205897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6/2015 23:35:09</text:p>
          </table:table-cell>
          <table:table-cell table:style-name="ce1" table:content-validation-name="val1" office:value-type="float" office:value="12.811" calcext:value-type="float">
            <text:p>12,811</text:p>
          </table:table-cell>
          <table:table-cell table:style-name="ce1" table:content-validation-name="val1" office:value-type="float" office:value="28.6" calcext:value-type="float">
            <text:p>28,6</text:p>
          </table:table-cell>
          <table:table-cell table:style-name="ce1" table:content-validation-name="val1" office:value-type="float" office:value="40.199" calcext:value-type="float">
            <text:p>40,1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4/2016 7:53:09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25.38101417" calcext:value-type="float">
            <text:p>25,38101417</text:p>
          </table:table-cell>
          <table:table-cell table:style-name="ce1" table:content-validation-name="val1" office:value-type="float" office:value="40.19539157" calcext:value-type="float">
            <text:p>40,195391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4 23:58:19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5.18363017" calcext:value-type="float">
            <text:p>45,18363017</text:p>
          </table:table-cell>
          <table:table-cell table:style-name="ce1" table:content-validation-name="val1" office:value-type="float" office:value="40.19178116" calcext:value-type="float">
            <text:p>40,191781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3 7:11:03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35.45812531" calcext:value-type="float">
            <text:p>35,45812531</text:p>
          </table:table-cell>
          <table:table-cell table:style-name="ce1" table:content-validation-name="val1" office:value-type="float" office:value="40.18958554" calcext:value-type="float">
            <text:p>40,189585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7/2015 9:41:29</text:p>
          </table:table-cell>
          <table:table-cell table:style-name="ce1" table:content-validation-name="val1" office:value-type="float" office:value="45.3834" calcext:value-type="float">
            <text:p>45,3834</text:p>
          </table:table-cell>
          <table:table-cell table:style-name="ce1" table:content-validation-name="val1" office:value-type="float" office:value="43.5428" calcext:value-type="float">
            <text:p>43,5428</text:p>
          </table:table-cell>
          <table:table-cell table:style-name="ce1" table:content-validation-name="val1" office:value-type="float" office:value="40.1854" calcext:value-type="float">
            <text:p>40,18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8/2015 16:05:48</text:p>
          </table:table-cell>
          <table:table-cell table:style-name="ce1" table:content-validation-name="val1" office:value-type="float" office:value="52.64927877" calcext:value-type="float">
            <text:p>52,64927877</text:p>
          </table:table-cell>
          <table:table-cell table:style-name="ce1" table:content-validation-name="val1" office:value-type="float" office:value="43.04924542" calcext:value-type="float">
            <text:p>43,04924542</text:p>
          </table:table-cell>
          <table:table-cell table:style-name="ce1" table:content-validation-name="val1" office:value-type="float" office:value="40.18136932" calcext:value-type="float">
            <text:p>40,181369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4 19:20:02</text:p>
          </table:table-cell>
          <table:table-cell table:style-name="ce1" table:content-validation-name="val1" office:value-type="float" office:value="61.23531358" calcext:value-type="float">
            <text:p>61,23531358</text:p>
          </table:table-cell>
          <table:table-cell table:style-name="ce1" table:content-validation-name="val1" office:value-type="float" office:value="39.81215942" calcext:value-type="float">
            <text:p>39,81215942</text:p>
          </table:table-cell>
          <table:table-cell table:style-name="ce1" table:content-validation-name="val1" office:value-type="float" office:value="40.17856946" calcext:value-type="float">
            <text:p>40,178569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4 7:08:44</text:p>
          </table:table-cell>
          <table:table-cell table:style-name="ce1" table:content-validation-name="val1" office:value-type="float" office:value="70.69" calcext:value-type="float">
            <text:p>70,69</text:p>
          </table:table-cell>
          <table:table-cell table:style-name="ce1" table:content-validation-name="val1" office:value-type="float" office:value="34.15" calcext:value-type="float">
            <text:p>34,15</text:p>
          </table:table-cell>
          <table:table-cell table:style-name="ce1" table:content-validation-name="val1" office:value-type="float" office:value="40.17" calcext:value-type="float">
            <text:p>40,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5 22:26:49</text:p>
          </table:table-cell>
          <table:table-cell table:style-name="ce1" table:content-validation-name="val1" office:value-type="float" office:value="52.48530021" calcext:value-type="float">
            <text:p>52,48530021</text:p>
          </table:table-cell>
          <table:table-cell table:style-name="ce1" table:content-validation-name="val1" office:value-type="float" office:value="33.47613122" calcext:value-type="float">
            <text:p>33,47613122</text:p>
          </table:table-cell>
          <table:table-cell table:style-name="ce1" table:content-validation-name="val1" office:value-type="float" office:value="40.16342653" calcext:value-type="float">
            <text:p>40,163426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0/2013 8:48:31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42.2849323" calcext:value-type="float">
            <text:p>42,2849323</text:p>
          </table:table-cell>
          <table:table-cell table:style-name="ce1" table:content-validation-name="val1" office:value-type="float" office:value="40.16317307" calcext:value-type="float">
            <text:p>40,163173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5 7:15:27</text:p>
          </table:table-cell>
          <table:table-cell table:style-name="ce1" table:content-validation-name="val1" office:value-type="float" office:value="13.13950746" calcext:value-type="float">
            <text:p>13,13950746</text:p>
          </table:table-cell>
          <table:table-cell table:style-name="ce1" table:content-validation-name="val1" office:value-type="float" office:value="41.68093474" calcext:value-type="float">
            <text:p>41,68093474</text:p>
          </table:table-cell>
          <table:table-cell table:style-name="ce1" table:content-validation-name="val1" office:value-type="float" office:value="40.15970816" calcext:value-type="float">
            <text:p>40,159708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20:25:55</text:p>
          </table:table-cell>
          <table:table-cell table:style-name="ce1" table:content-validation-name="val1" office:value-type="float" office:value="13.11398607" calcext:value-type="float">
            <text:p>13,11398607</text:p>
          </table:table-cell>
          <table:table-cell table:style-name="ce1" table:content-validation-name="val1" office:value-type="float" office:value="54.91981112" calcext:value-type="float">
            <text:p>54,91981112</text:p>
          </table:table-cell>
          <table:table-cell table:style-name="ce1" table:content-validation-name="val1" office:value-type="float" office:value="40.15791695" calcext:value-type="float">
            <text:p>40,157916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5 9:57:14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3.76210253" calcext:value-type="float">
            <text:p>33,76210253</text:p>
          </table:table-cell>
          <table:table-cell table:style-name="ce1" table:content-validation-name="val1" office:value-type="float" office:value="40.15615647" calcext:value-type="float">
            <text:p>40,156156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3/2015 20:05:24</text:p>
          </table:table-cell>
          <table:table-cell table:style-name="ce1" table:content-validation-name="val1" office:value-type="float" office:value="91.6" calcext:value-type="float">
            <text:p>91,6</text:p>
          </table:table-cell>
          <table:table-cell table:style-name="ce1" table:content-validation-name="val1" office:value-type="float" office:value="29.62" calcext:value-type="float">
            <text:p>29,62</text:p>
          </table:table-cell>
          <table:table-cell table:style-name="ce1" table:content-validation-name="val1" office:value-type="float" office:value="40.15" calcext:value-type="float">
            <text:p>40,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9/2016 18:58:26</text:p>
          </table:table-cell>
          <table:table-cell table:style-name="ce1" table:content-validation-name="val1" office:value-type="float" office:value="17.58633534" calcext:value-type="float">
            <text:p>17,58633534</text:p>
          </table:table-cell>
          <table:table-cell table:style-name="ce1" table:content-validation-name="val1" office:value-type="float" office:value="44.4191" calcext:value-type="float">
            <text:p>44,4191</text:p>
          </table:table-cell>
          <table:table-cell table:style-name="ce1" table:content-validation-name="val1" office:value-type="float" office:value="40.1492" calcext:value-type="float">
            <text:p>40,14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5 5:34:32</text:p>
          </table:table-cell>
          <table:table-cell table:style-name="ce1" table:content-validation-name="val1" office:value-type="float" office:value="32.63072564" calcext:value-type="float">
            <text:p>32,63072564</text:p>
          </table:table-cell>
          <table:table-cell table:style-name="ce1" table:content-validation-name="val1" office:value-type="float" office:value="45.36411934" calcext:value-type="float">
            <text:p>45,36411934</text:p>
          </table:table-cell>
          <table:table-cell table:style-name="ce1" table:content-validation-name="val1" office:value-type="float" office:value="40.14783712" calcext:value-type="float">
            <text:p>40,147837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5 20:26:13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1.99973432" calcext:value-type="float">
            <text:p>31,99973432</text:p>
          </table:table-cell>
          <table:table-cell table:style-name="ce1" table:content-validation-name="val1" office:value-type="float" office:value="40.14783712" calcext:value-type="float">
            <text:p>40,147837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23:31:29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34.60008082" calcext:value-type="float">
            <text:p>34,60008082</text:p>
          </table:table-cell>
          <table:table-cell table:style-name="ce1" table:content-validation-name="val1" office:value-type="float" office:value="40.14100045" calcext:value-type="float">
            <text:p>40,141000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5 18:30:09</text:p>
          </table:table-cell>
          <table:table-cell table:style-name="ce1" table:content-validation-name="val1" office:value-type="float" office:value="10.36" calcext:value-type="float">
            <text:p>10,36</text:p>
          </table:table-cell>
          <table:table-cell table:style-name="ce1" table:content-validation-name="val1" office:value-type="float" office:value="50.69" calcext:value-type="float">
            <text:p>50,69</text:p>
          </table:table-cell>
          <table:table-cell table:style-name="ce1" table:content-validation-name="val1" office:value-type="float" office:value="40.14" calcext:value-type="float">
            <text:p>40,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1/2015 4:33:33</text:p>
          </table:table-cell>
          <table:table-cell table:style-name="ce1" table:content-validation-name="val1" office:value-type="float" office:value="33.96336346" calcext:value-type="float">
            <text:p>33,96336346</text:p>
          </table:table-cell>
          <table:table-cell table:style-name="ce1" table:content-validation-name="val1" office:value-type="float" office:value="45.96858257" calcext:value-type="float">
            <text:p>45,96858257</text:p>
          </table:table-cell>
          <table:table-cell table:style-name="ce1" table:content-validation-name="val1" office:value-type="float" office:value="40.13535639" calcext:value-type="float">
            <text:p>40,135356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5 0:36:50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39.14601455" calcext:value-type="float">
            <text:p>39,14601455</text:p>
          </table:table-cell>
          <table:table-cell table:style-name="ce1" table:content-validation-name="val1" office:value-type="float" office:value="40.1350738" calcext:value-type="float">
            <text:p>40,13507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5/2015 7:02:42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38.07768715" calcext:value-type="float">
            <text:p>38,07768715</text:p>
          </table:table-cell>
          <table:table-cell table:style-name="ce1" table:content-validation-name="val1" office:value-type="float" office:value="40.13220034" calcext:value-type="float">
            <text:p>40,132200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8/2015 1:30:21</text:p>
          </table:table-cell>
          <table:table-cell table:style-name="ce1" table:content-validation-name="val1" office:value-type="float" office:value="63.0979194" calcext:value-type="float">
            <text:p>63,0979194</text:p>
          </table:table-cell>
          <table:table-cell table:style-name="ce1" table:content-validation-name="val1" office:value-type="float" office:value="41.5" calcext:value-type="float">
            <text:p>41,5</text:p>
          </table:table-cell>
          <table:table-cell table:style-name="ce1" table:content-validation-name="val1" office:value-type="float" office:value="40.12728796" calcext:value-type="float">
            <text:p>40,127287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6/2014 23:37:36</text:p>
          </table:table-cell>
          <table:table-cell table:style-name="ce1" table:content-validation-name="val1" office:value-type="float" office:value="61.4798" calcext:value-type="float">
            <text:p>61,4798</text:p>
          </table:table-cell>
          <table:table-cell table:style-name="ce1" table:content-validation-name="val1" office:value-type="float" office:value="45.79877" calcext:value-type="float">
            <text:p>45,79877</text:p>
          </table:table-cell>
          <table:table-cell table:style-name="ce1" table:content-validation-name="val1" office:value-type="float" office:value="40.11308" calcext:value-type="float">
            <text:p>40,113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8/2016 14:11:07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1.22466015" calcext:value-type="float">
            <text:p>31,22466015</text:p>
          </table:table-cell>
          <table:table-cell table:style-name="ce1" table:content-validation-name="val1" office:value-type="float" office:value="40.11029741" calcext:value-type="float">
            <text:p>40,110297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21:14:52</text:p>
          </table:table-cell>
          <table:table-cell table:style-name="ce1" table:content-validation-name="val1" office:value-type="float" office:value="38.64552812" calcext:value-type="float">
            <text:p>38,64552812</text:p>
          </table:table-cell>
          <table:table-cell table:style-name="ce1" table:content-validation-name="val1" office:value-type="float" office:value="33.80171573" calcext:value-type="float">
            <text:p>33,80171573</text:p>
          </table:table-cell>
          <table:table-cell table:style-name="ce1" table:content-validation-name="val1" office:value-type="float" office:value="40.10628749" calcext:value-type="float">
            <text:p>40,106287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9/2016 9:44:27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3.8845952" calcext:value-type="float">
            <text:p>33,8845952</text:p>
          </table:table-cell>
          <table:table-cell table:style-name="ce1" table:content-validation-name="val1" office:value-type="float" office:value="40.10522122" calcext:value-type="float">
            <text:p>40,105221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3 8:05:12</text:p>
          </table:table-cell>
          <table:table-cell table:style-name="ce1" table:content-validation-name="val1" office:value-type="float" office:value="53" calcext:value-type="float">
            <text:p>53</text:p>
          </table:table-cell>
          <table:table-cell table:style-name="ce1" table:content-validation-name="val1" office:value-type="float" office:value="44.2" calcext:value-type="float">
            <text:p>44,2</text:p>
          </table:table-cell>
          <table:table-cell table:style-name="ce1" table:content-validation-name="val1" office:value-type="float" office:value="40.1" calcext:value-type="float">
            <text:p>40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6 9:14:45</text:p>
          </table:table-cell>
          <table:table-cell table:style-name="ce1" table:content-validation-name="val1" office:value-type="float" office:value="15.86" calcext:value-type="float">
            <text:p>15,86</text:p>
          </table:table-cell>
          <table:table-cell table:style-name="ce1" table:content-validation-name="val1" office:value-type="float" office:value="39.01" calcext:value-type="float">
            <text:p>39,01</text:p>
          </table:table-cell>
          <table:table-cell table:style-name="ce1" table:content-validation-name="val1" office:value-type="float" office:value="40.1" calcext:value-type="float">
            <text:p>40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6:47:14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38.38721991" calcext:value-type="float">
            <text:p>38,38721991</text:p>
          </table:table-cell>
          <table:table-cell table:style-name="ce1" table:content-validation-name="val1" office:value-type="float" office:value="40.0992044" calcext:value-type="float">
            <text:p>40,09920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3/2013 1:47:23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31.22191292" calcext:value-type="float">
            <text:p>31,22191292</text:p>
          </table:table-cell>
          <table:table-cell table:style-name="ce1" table:content-validation-name="val1" office:value-type="float" office:value="40.09764882" calcext:value-type="float">
            <text:p>40,097648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5 9:08:04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2.48264847" calcext:value-type="float">
            <text:p>42,48264847</text:p>
          </table:table-cell>
          <table:table-cell table:style-name="ce1" table:content-validation-name="val1" office:value-type="float" office:value="40.09528839" calcext:value-type="float">
            <text:p>40,095288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8:38:40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47.98091607" calcext:value-type="float">
            <text:p>47,98091607</text:p>
          </table:table-cell>
          <table:table-cell table:style-name="ce1" table:content-validation-name="val1" office:value-type="float" office:value="40.07004511" calcext:value-type="float">
            <text:p>40,070045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0/2015 16:42:02</text:p>
          </table:table-cell>
          <table:table-cell table:style-name="ce1" table:content-validation-name="val1" office:value-type="float" office:value="25.67830398" calcext:value-type="float">
            <text:p>25,67830398</text:p>
          </table:table-cell>
          <table:table-cell table:style-name="ce1" table:content-validation-name="val1" office:value-type="float" office:value="34.6101622" calcext:value-type="float">
            <text:p>34,6101622</text:p>
          </table:table-cell>
          <table:table-cell table:style-name="ce1" table:content-validation-name="val1" office:value-type="float" office:value="40.05954401" calcext:value-type="float">
            <text:p>40,059544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4/2015 19:35:08</text:p>
          </table:table-cell>
          <table:table-cell table:style-name="ce1" table:content-validation-name="val1" office:value-type="float" office:value="40.37544427" calcext:value-type="float">
            <text:p>40,37544427</text:p>
          </table:table-cell>
          <table:table-cell table:style-name="ce1" table:content-validation-name="val1" office:value-type="float" office:value="22.4479346" calcext:value-type="float">
            <text:p>22,4479346</text:p>
          </table:table-cell>
          <table:table-cell table:style-name="ce1" table:content-validation-name="val1" office:value-type="float" office:value="40.04428" calcext:value-type="float">
            <text:p>40,044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4 12:34:54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5.96929143" calcext:value-type="float">
            <text:p>35,96929143</text:p>
          </table:table-cell>
          <table:table-cell table:style-name="ce1" table:content-validation-name="val1" office:value-type="float" office:value="40.04025861" calcext:value-type="float">
            <text:p>40,040258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5/2014 23:03:11</text:p>
          </table:table-cell>
          <table:table-cell table:style-name="ce1" table:content-validation-name="val1" office:value-type="float" office:value="59.95651441" calcext:value-type="float">
            <text:p>59,95651441</text:p>
          </table:table-cell>
          <table:table-cell table:style-name="ce1" table:content-validation-name="val1" office:value-type="float" office:value="29.43390792" calcext:value-type="float">
            <text:p>29,43390792</text:p>
          </table:table-cell>
          <table:table-cell table:style-name="ce1" table:content-validation-name="val1" office:value-type="float" office:value="40.02327462" calcext:value-type="float">
            <text:p>40,023274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4/2015 3:56:41</text:p>
          </table:table-cell>
          <table:table-cell table:style-name="ce1" table:content-validation-name="val1" office:value-type="float" office:value="52.4992" calcext:value-type="float">
            <text:p>52,4992</text:p>
          </table:table-cell>
          <table:table-cell table:style-name="ce1" table:content-validation-name="val1" office:value-type="float" office:value="37.73" calcext:value-type="float">
            <text:p>37,73</text:p>
          </table:table-cell>
          <table:table-cell table:style-name="ce1" table:content-validation-name="val1" office:value-type="float" office:value="40.02" calcext:value-type="float">
            <text:p>40,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14:48:30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43.81277804" calcext:value-type="float">
            <text:p>43,81277804</text:p>
          </table:table-cell>
          <table:table-cell table:style-name="ce1" table:content-validation-name="val1" office:value-type="float" office:value="40.00870511" calcext:value-type="float">
            <text:p>40,008705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4 19:43:51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41.58776563" calcext:value-type="float">
            <text:p>41,58776563</text:p>
          </table:table-cell>
          <table:table-cell table:style-name="ce1" table:content-validation-name="val1" office:value-type="float" office:value="39.99838125" calcext:value-type="float">
            <text:p>39,998381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4/2015 18:04:08</text:p>
          </table:table-cell>
          <table:table-cell table:style-name="ce1" table:content-validation-name="val1" office:value-type="float" office:value="52.3895955" calcext:value-type="float">
            <text:p>52,3895955</text:p>
          </table:table-cell>
          <table:table-cell table:style-name="ce1" table:content-validation-name="val1" office:value-type="float" office:value="37.64146609" calcext:value-type="float">
            <text:p>37,64146609</text:p>
          </table:table-cell>
          <table:table-cell table:style-name="ce1" table:content-validation-name="val1" office:value-type="float" office:value="39.99838125" calcext:value-type="float">
            <text:p>39,998381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3:51:58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25.05025404" calcext:value-type="float">
            <text:p>25,05025404</text:p>
          </table:table-cell>
          <table:table-cell table:style-name="ce1" table:content-validation-name="val1" office:value-type="float" office:value="39.99838125" calcext:value-type="float">
            <text:p>39,998381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3 12:46:35</text:p>
          </table:table-cell>
          <table:table-cell table:style-name="ce1" table:content-validation-name="val1" office:value-type="float" office:value="13.86" calcext:value-type="float">
            <text:p>13,86</text:p>
          </table:table-cell>
          <table:table-cell table:style-name="ce1" table:content-validation-name="val1" office:value-type="float" office:value="44.53" calcext:value-type="float">
            <text:p>44,53</text:p>
          </table:table-cell>
          <table:table-cell table:style-name="ce1" table:content-validation-name="val1" office:value-type="float" office:value="39.99" calcext:value-type="float">
            <text:p>39,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5 21:38:54</text:p>
          </table:table-cell>
          <table:table-cell table:style-name="ce1" table:content-validation-name="val1" office:value-type="float" office:value="44.95684858" calcext:value-type="float">
            <text:p>44,95684858</text:p>
          </table:table-cell>
          <table:table-cell table:style-name="ce1" table:content-validation-name="val1" office:value-type="float" office:value="37.64146609" calcext:value-type="float">
            <text:p>37,64146609</text:p>
          </table:table-cell>
          <table:table-cell table:style-name="ce1" table:content-validation-name="val1" office:value-type="float" office:value="39.99" calcext:value-type="float">
            <text:p>39,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8/2013 10:47:0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3.46062595" calcext:value-type="float">
            <text:p>33,46062595</text:p>
          </table:table-cell>
          <table:table-cell table:style-name="ce1" table:content-validation-name="val1" office:value-type="float" office:value="39.98126435" calcext:value-type="float">
            <text:p>39,981264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6:25:28</text:p>
          </table:table-cell>
          <table:table-cell table:style-name="ce1" table:content-validation-name="val1" office:value-type="float" office:value="48.40714053" calcext:value-type="float">
            <text:p>48,40714053</text:p>
          </table:table-cell>
          <table:table-cell table:style-name="ce1" table:content-validation-name="val1" office:value-type="float" office:value="27.17444804" calcext:value-type="float">
            <text:p>27,17444804</text:p>
          </table:table-cell>
          <table:table-cell table:style-name="ce1" table:content-validation-name="val1" office:value-type="float" office:value="39.9644845" calcext:value-type="float">
            <text:p>39,96448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1/2015 16:46:39</text:p>
          </table:table-cell>
          <table:table-cell table:style-name="ce1" table:content-validation-name="val1" office:value-type="float" office:value="52.07651463" calcext:value-type="float">
            <text:p>52,07651463</text:p>
          </table:table-cell>
          <table:table-cell table:style-name="ce1" table:content-validation-name="val1" office:value-type="float" office:value="42.86494209" calcext:value-type="float">
            <text:p>42,86494209</text:p>
          </table:table-cell>
          <table:table-cell table:style-name="ce1" table:content-validation-name="val1" office:value-type="float" office:value="39.9541239" calcext:value-type="float">
            <text:p>39,95412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5 6:42:24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2.79310435" calcext:value-type="float">
            <text:p>32,79310435</text:p>
          </table:table-cell>
          <table:table-cell table:style-name="ce1" table:content-validation-name="val1" office:value-type="float" office:value="39.95248456" calcext:value-type="float">
            <text:p>39,952484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5/2016 4:51:51</text:p>
          </table:table-cell>
          <table:table-cell table:style-name="ce1" table:content-validation-name="val1" office:value-type="float" office:value="42.74307443" calcext:value-type="float">
            <text:p>42,74307443</text:p>
          </table:table-cell>
          <table:table-cell table:style-name="ce1" table:content-validation-name="val1" office:value-type="float" office:value="40.09319977" calcext:value-type="float">
            <text:p>40,09319977</text:p>
          </table:table-cell>
          <table:table-cell table:style-name="ce1" table:content-validation-name="val1" office:value-type="float" office:value="39.95191765" calcext:value-type="float">
            <text:p>39,951917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5 22:06:47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46.85082967" calcext:value-type="float">
            <text:p>46,85082967</text:p>
          </table:table-cell>
          <table:table-cell table:style-name="ce1" table:content-validation-name="val1" office:value-type="float" office:value="39.95009589" calcext:value-type="float">
            <text:p>39,950095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5 10:04:45</text:p>
          </table:table-cell>
          <table:table-cell table:style-name="ce1" table:content-validation-name="val1" office:value-type="float" office:value="49.43952454" calcext:value-type="float">
            <text:p>49,43952454</text:p>
          </table:table-cell>
          <table:table-cell table:style-name="ce1" table:content-validation-name="val1" office:value-type="float" office:value="35.35514923" calcext:value-type="float">
            <text:p>35,35514923</text:p>
          </table:table-cell>
          <table:table-cell table:style-name="ce1" table:content-validation-name="val1" office:value-type="float" office:value="39.95009589" calcext:value-type="float">
            <text:p>39,950095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16:11:09</text:p>
          </table:table-cell>
          <table:table-cell table:style-name="ce1" table:content-validation-name="val1" office:value-type="float" office:value="13.06551341" calcext:value-type="float">
            <text:p>13,06551341</text:p>
          </table:table-cell>
          <table:table-cell table:style-name="ce1" table:content-validation-name="val1" office:value-type="float" office:value="29.44487324" calcext:value-type="float">
            <text:p>29,44487324</text:p>
          </table:table-cell>
          <table:table-cell table:style-name="ce1" table:content-validation-name="val1" office:value-type="float" office:value="39.95009589" calcext:value-type="float">
            <text:p>39,950095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5 14:21:59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8.07486627" calcext:value-type="float">
            <text:p>38,07486627</text:p>
          </table:table-cell>
          <table:table-cell table:style-name="ce1" table:content-validation-name="val1" office:value-type="float" office:value="39.95" calcext:value-type="float">
            <text:p>39,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5 14:23:54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7.98899752" calcext:value-type="float">
            <text:p>37,98899752</text:p>
          </table:table-cell>
          <table:table-cell table:style-name="ce1" table:content-validation-name="val1" office:value-type="float" office:value="39.94193639" calcext:value-type="float">
            <text:p>39,941936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3 10:47:34</text:p>
          </table:table-cell>
          <table:table-cell table:style-name="ce1" table:content-validation-name="val1" office:value-type="float" office:value="18.06758466" calcext:value-type="float">
            <text:p>18,06758466</text:p>
          </table:table-cell>
          <table:table-cell table:style-name="ce1" table:content-validation-name="val1" office:value-type="float" office:value="27.35795171" calcext:value-type="float">
            <text:p>27,35795171</text:p>
          </table:table-cell>
          <table:table-cell table:style-name="ce1" table:content-validation-name="val1" office:value-type="float" office:value="39.93653489" calcext:value-type="float">
            <text:p>39,936534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9/2015 9:23:56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46.07771966" calcext:value-type="float">
            <text:p>46,07771966</text:p>
          </table:table-cell>
          <table:table-cell table:style-name="ce1" table:content-validation-name="val1" office:value-type="float" office:value="39.935293" calcext:value-type="float">
            <text:p>39,9352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2/2015 14:07:01</text:p>
          </table:table-cell>
          <table:table-cell table:style-name="ce1" table:content-validation-name="val1" office:value-type="float" office:value="42.11922005" calcext:value-type="float">
            <text:p>42,11922005</text:p>
          </table:table-cell>
          <table:table-cell table:style-name="ce1" table:content-validation-name="val1" office:value-type="float" office:value="47.41793" calcext:value-type="float">
            <text:p>47,41793</text:p>
          </table:table-cell>
          <table:table-cell table:style-name="ce1" table:content-validation-name="val1" office:value-type="float" office:value="39.9302" calcext:value-type="float">
            <text:p>39,93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5 13:36:24</text:p>
          </table:table-cell>
          <table:table-cell table:style-name="ce1" table:content-validation-name="val1" office:value-type="float" office:value="46.71" calcext:value-type="float">
            <text:p>46,71</text:p>
          </table:table-cell>
          <table:table-cell table:style-name="ce1" table:content-validation-name="val1" office:value-type="float" office:value="26.39" calcext:value-type="float">
            <text:p>26,39</text:p>
          </table:table-cell>
          <table:table-cell table:style-name="ce1" table:content-validation-name="val1" office:value-type="float" office:value="39.93" calcext:value-type="float">
            <text:p>39,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4 17:50:47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6.34961275" calcext:value-type="float">
            <text:p>36,34961275</text:p>
          </table:table-cell>
          <table:table-cell table:style-name="ce1" table:content-validation-name="val1" office:value-type="float" office:value="39.92919798" calcext:value-type="float">
            <text:p>39,929197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6 18:19:13</text:p>
          </table:table-cell>
          <table:table-cell table:style-name="ce1" table:content-validation-name="val1" office:value-type="float" office:value="16.20090097" calcext:value-type="float">
            <text:p>16,20090097</text:p>
          </table:table-cell>
          <table:table-cell table:style-name="ce1" table:content-validation-name="val1" office:value-type="float" office:value="39.85846551" calcext:value-type="float">
            <text:p>39,85846551</text:p>
          </table:table-cell>
          <table:table-cell table:style-name="ce1" table:content-validation-name="val1" office:value-type="float" office:value="39.92890082" calcext:value-type="float">
            <text:p>39,928900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4 3:51:26</text:p>
          </table:table-cell>
          <table:table-cell table:style-name="ce1" table:content-validation-name="val1" office:value-type="float" office:value="60.46878163" calcext:value-type="float">
            <text:p>60,46878163</text:p>
          </table:table-cell>
          <table:table-cell table:style-name="ce1" table:content-validation-name="val1" office:value-type="float" office:value="30.26902" calcext:value-type="float">
            <text:p>30,26902</text:p>
          </table:table-cell>
          <table:table-cell table:style-name="ce1" table:content-validation-name="val1" office:value-type="float" office:value="39.9268" calcext:value-type="float">
            <text:p>39,92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6 8:12:13</text:p>
          </table:table-cell>
          <table:table-cell table:style-name="ce1" table:content-validation-name="val1" office:value-type="float" office:value="51.51803467" calcext:value-type="float">
            <text:p>51,51803467</text:p>
          </table:table-cell>
          <table:table-cell table:style-name="ce1" table:content-validation-name="val1" office:value-type="float" office:value="48.75003" calcext:value-type="float">
            <text:p>48,75003</text:p>
          </table:table-cell>
          <table:table-cell table:style-name="ce1" table:content-validation-name="val1" office:value-type="float" office:value="39.92316271" calcext:value-type="float">
            <text:p>39,923162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2/2015 7:08:05</text:p>
          </table:table-cell>
          <table:table-cell table:style-name="ce1" table:content-validation-name="val1" office:value-type="float" office:value="32.83940138" calcext:value-type="float">
            <text:p>32,83940138</text:p>
          </table:table-cell>
          <table:table-cell table:style-name="ce1" table:content-validation-name="val1" office:value-type="float" office:value="50.21995458" calcext:value-type="float">
            <text:p>50,21995458</text:p>
          </table:table-cell>
          <table:table-cell table:style-name="ce1" table:content-validation-name="val1" office:value-type="float" office:value="39.91881547" calcext:value-type="float">
            <text:p>39,918815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5 10:43:13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54.85939953" calcext:value-type="float">
            <text:p>54,85939953</text:p>
          </table:table-cell>
          <table:table-cell table:style-name="ce1" table:content-validation-name="val1" office:value-type="float" office:value="39.91550594" calcext:value-type="float">
            <text:p>39,915505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5 20:03:46</text:p>
          </table:table-cell>
          <table:table-cell table:style-name="ce1" table:content-validation-name="val1" office:value-type="float" office:value="45.36961061" calcext:value-type="float">
            <text:p>45,36961061</text:p>
          </table:table-cell>
          <table:table-cell table:style-name="ce1" table:content-validation-name="val1" office:value-type="float" office:value="40.38" calcext:value-type="float">
            <text:p>40,38</text:p>
          </table:table-cell>
          <table:table-cell table:style-name="ce1" table:content-validation-name="val1" office:value-type="float" office:value="39.9" calcext:value-type="float">
            <text:p>39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3 9:46:12</text:p>
          </table:table-cell>
          <table:table-cell table:style-name="ce1" table:content-validation-name="val1" office:value-type="float" office:value="41.9244" calcext:value-type="float">
            <text:p>41,9244</text:p>
          </table:table-cell>
          <table:table-cell table:style-name="ce1" table:content-validation-name="val1" office:value-type="float" office:value="35.441" calcext:value-type="float">
            <text:p>35,441</text:p>
          </table:table-cell>
          <table:table-cell table:style-name="ce1" table:content-validation-name="val1" office:value-type="float" office:value="39.8986" calcext:value-type="float">
            <text:p>39,89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4 4:23:33</text:p>
          </table:table-cell>
          <table:table-cell table:style-name="ce1" table:content-validation-name="val1" office:value-type="float" office:value="35.96448896" calcext:value-type="float">
            <text:p>35,96448896</text:p>
          </table:table-cell>
          <table:table-cell table:style-name="ce1" table:content-validation-name="val1" office:value-type="float" office:value="41.35811351" calcext:value-type="float">
            <text:p>41,35811351</text:p>
          </table:table-cell>
          <table:table-cell table:style-name="ce1" table:content-validation-name="val1" office:value-type="float" office:value="39.88986872" calcext:value-type="float">
            <text:p>39,889868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3 14:56:56</text:p>
          </table:table-cell>
          <table:table-cell table:style-name="ce1" table:content-validation-name="val1" office:value-type="float" office:value="19.00304649" calcext:value-type="float">
            <text:p>19,00304649</text:p>
          </table:table-cell>
          <table:table-cell table:style-name="ce1" table:content-validation-name="val1" office:value-type="float" office:value="33.87445467" calcext:value-type="float">
            <text:p>33,87445467</text:p>
          </table:table-cell>
          <table:table-cell table:style-name="ce1" table:content-validation-name="val1" office:value-type="float" office:value="39.88257615" calcext:value-type="float">
            <text:p>39,882576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6:12:01</text:p>
          </table:table-cell>
          <table:table-cell table:style-name="ce1" table:content-validation-name="val1" office:value-type="float" office:value="65.29007344" calcext:value-type="float">
            <text:p>65,29007344</text:p>
          </table:table-cell>
          <table:table-cell table:style-name="ce1" table:content-validation-name="val1" office:value-type="float" office:value="36.55685291" calcext:value-type="float">
            <text:p>36,55685291</text:p>
          </table:table-cell>
          <table:table-cell table:style-name="ce1" table:content-validation-name="val1" office:value-type="float" office:value="39.87726285" calcext:value-type="float">
            <text:p>39,877262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5 17:50:47</text:p>
          </table:table-cell>
          <table:table-cell table:style-name="ce1" table:content-validation-name="val1" office:value-type="float" office:value="56.81742" calcext:value-type="float">
            <text:p>56,81742</text:p>
          </table:table-cell>
          <table:table-cell table:style-name="ce1" table:content-validation-name="val1" office:value-type="float" office:value="29.47629" calcext:value-type="float">
            <text:p>29,47629</text:p>
          </table:table-cell>
          <table:table-cell table:style-name="ce1" table:content-validation-name="val1" office:value-type="float" office:value="39.87264" calcext:value-type="float">
            <text:p>39,872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5/2015 6:01:24</text:p>
          </table:table-cell>
          <table:table-cell table:style-name="ce1" table:content-validation-name="val1" office:value-type="float" office:value="37.23001476" calcext:value-type="float">
            <text:p>37,23001476</text:p>
          </table:table-cell>
          <table:table-cell table:style-name="ce1" table:content-validation-name="val1" office:value-type="float" office:value="41.14826257" calcext:value-type="float">
            <text:p>41,14826257</text:p>
          </table:table-cell>
          <table:table-cell table:style-name="ce1" table:content-validation-name="val1" office:value-type="float" office:value="39.87125914" calcext:value-type="float">
            <text:p>39,871259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1/2015 10:19:24</text:p>
          </table:table-cell>
          <table:table-cell table:style-name="ce1" table:content-validation-name="val1" office:value-type="float" office:value="13.54254262" calcext:value-type="float">
            <text:p>13,54254262</text:p>
          </table:table-cell>
          <table:table-cell table:style-name="ce1" table:content-validation-name="val1" office:value-type="float" office:value="43.63" calcext:value-type="float">
            <text:p>43,63</text:p>
          </table:table-cell>
          <table:table-cell table:style-name="ce1" table:content-validation-name="val1" office:value-type="float" office:value="39.87" calcext:value-type="float">
            <text:p>39,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3 23:36:39</text:p>
          </table:table-cell>
          <table:table-cell table:style-name="ce1" table:content-validation-name="val1" office:value-type="float" office:value="60.908" calcext:value-type="float">
            <text:p>60,908</text:p>
          </table:table-cell>
          <table:table-cell table:style-name="ce1" table:content-validation-name="val1" office:value-type="float" office:value="45.78" calcext:value-type="float">
            <text:p>45,78</text:p>
          </table:table-cell>
          <table:table-cell table:style-name="ce1" table:content-validation-name="val1" office:value-type="float" office:value="39.86" calcext:value-type="float">
            <text:p>39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6:47:42</text:p>
          </table:table-cell>
          <table:table-cell table:style-name="ce1" table:content-validation-name="val1" office:value-type="float" office:value="66.07" calcext:value-type="float">
            <text:p>66,07</text:p>
          </table:table-cell>
          <table:table-cell table:style-name="ce1" table:content-validation-name="val1" office:value-type="float" office:value="22.282" calcext:value-type="float">
            <text:p>22,282</text:p>
          </table:table-cell>
          <table:table-cell table:style-name="ce1" table:content-validation-name="val1" office:value-type="float" office:value="39.86" calcext:value-type="float">
            <text:p>39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6 9:17:41</text:p>
          </table:table-cell>
          <table:table-cell table:style-name="ce1" table:content-validation-name="val1" office:value-type="float" office:value="52.1967592" calcext:value-type="float">
            <text:p>52,1967592</text:p>
          </table:table-cell>
          <table:table-cell table:style-name="ce1" table:content-validation-name="val1" office:value-type="float" office:value="35.15034739" calcext:value-type="float">
            <text:p>35,15034739</text:p>
          </table:table-cell>
          <table:table-cell table:style-name="ce1" table:content-validation-name="val1" office:value-type="float" office:value="39.85111389" calcext:value-type="float">
            <text:p>39,851113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3 9:41:10</text:p>
          </table:table-cell>
          <table:table-cell table:style-name="ce1" table:content-validation-name="val1" office:value-type="float" office:value="42.19" calcext:value-type="float">
            <text:p>42,19</text:p>
          </table:table-cell>
          <table:table-cell table:style-name="ce1" table:content-validation-name="val1" office:value-type="float" office:value="30.844" calcext:value-type="float">
            <text:p>30,844</text:p>
          </table:table-cell>
          <table:table-cell table:style-name="ce1" table:content-validation-name="val1" office:value-type="float" office:value="39.85" calcext:value-type="float">
            <text:p>39,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4 11:21:31</text:p>
          </table:table-cell>
          <table:table-cell table:style-name="ce1" table:content-validation-name="val1" office:value-type="float" office:value="41.06487682" calcext:value-type="float">
            <text:p>41,06487682</text:p>
          </table:table-cell>
          <table:table-cell table:style-name="ce1" table:content-validation-name="val1" office:value-type="float" office:value="44.95300563" calcext:value-type="float">
            <text:p>44,95300563</text:p>
          </table:table-cell>
          <table:table-cell table:style-name="ce1" table:content-validation-name="val1" office:value-type="float" office:value="39.84946636" calcext:value-type="float">
            <text:p>39,849466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6/2014 1:07:08</text:p>
          </table:table-cell>
          <table:table-cell table:style-name="ce1" table:content-validation-name="val1" office:value-type="float" office:value="37.37124991" calcext:value-type="float">
            <text:p>37,37124991</text:p>
          </table:table-cell>
          <table:table-cell table:style-name="ce1" table:content-validation-name="val1" office:value-type="float" office:value="30.158363" calcext:value-type="float">
            <text:p>30,158363</text:p>
          </table:table-cell>
          <table:table-cell table:style-name="ce1" table:content-validation-name="val1" office:value-type="float" office:value="39.8342" calcext:value-type="float">
            <text:p>39,83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3 16:37:15</text:p>
          </table:table-cell>
          <table:table-cell table:style-name="ce1" table:content-validation-name="val1" office:value-type="float" office:value="56.01608052" calcext:value-type="float">
            <text:p>56,01608052</text:p>
          </table:table-cell>
          <table:table-cell table:style-name="ce1" table:content-validation-name="val1" office:value-type="float" office:value="37.68727181" calcext:value-type="float">
            <text:p>37,68727181</text:p>
          </table:table-cell>
          <table:table-cell table:style-name="ce1" table:content-validation-name="val1" office:value-type="float" office:value="39.82790669" calcext:value-type="float">
            <text:p>39,827906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9/2016 11:26:08</text:p>
          </table:table-cell>
          <table:table-cell table:style-name="ce1" table:content-validation-name="val1" office:value-type="float" office:value="56.47568671" calcext:value-type="float">
            <text:p>56,47568671</text:p>
          </table:table-cell>
          <table:table-cell table:style-name="ce1" table:content-validation-name="val1" office:value-type="float" office:value="35.7243707" calcext:value-type="float">
            <text:p>35,7243707</text:p>
          </table:table-cell>
          <table:table-cell table:style-name="ce1" table:content-validation-name="val1" office:value-type="float" office:value="39.82676325" calcext:value-type="float">
            <text:p>39,826763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6 5:42:45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3.921" calcext:value-type="float">
            <text:p>33,921</text:p>
          </table:table-cell>
          <table:table-cell table:style-name="ce1" table:content-validation-name="val1" office:value-type="float" office:value="39.818" calcext:value-type="float">
            <text:p>39,8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4/2015 12:39:09</text:p>
          </table:table-cell>
          <table:table-cell table:style-name="ce1" table:content-validation-name="val1" office:value-type="float" office:value="48.13794" calcext:value-type="float">
            <text:p>48,13794</text:p>
          </table:table-cell>
          <table:table-cell table:style-name="ce1" table:content-validation-name="val1" office:value-type="float" office:value="21.86276" calcext:value-type="float">
            <text:p>21,86276</text:p>
          </table:table-cell>
          <table:table-cell table:style-name="ce1" table:content-validation-name="val1" office:value-type="float" office:value="39.80462" calcext:value-type="float">
            <text:p>39,804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5 3:40:03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39.21155573" calcext:value-type="float">
            <text:p>39,21155573</text:p>
          </table:table-cell>
          <table:table-cell table:style-name="ce1" table:content-validation-name="val1" office:value-type="float" office:value="39.804" calcext:value-type="float">
            <text:p>39,8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5 6:22:40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2.4874408" calcext:value-type="float">
            <text:p>32,4874408</text:p>
          </table:table-cell>
          <table:table-cell table:style-name="ce1" table:content-validation-name="val1" office:value-type="float" office:value="39.80348035" calcext:value-type="float">
            <text:p>39,803480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4 14:15:40</text:p>
          </table:table-cell>
          <table:table-cell table:style-name="ce1" table:content-validation-name="val1" office:value-type="float" office:value="60.38" calcext:value-type="float">
            <text:p>60,38</text:p>
          </table:table-cell>
          <table:table-cell table:style-name="ce1" table:content-validation-name="val1" office:value-type="float" office:value="51.44" calcext:value-type="float">
            <text:p>51,44</text:p>
          </table:table-cell>
          <table:table-cell table:style-name="ce1" table:content-validation-name="val1" office:value-type="float" office:value="39.8" calcext:value-type="float">
            <text:p>39,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2/2014 11:18:29</text:p>
          </table:table-cell>
          <table:table-cell table:style-name="ce1" table:content-validation-name="val1" office:value-type="float" office:value="16.02014174" calcext:value-type="float">
            <text:p>16,02014174</text:p>
          </table:table-cell>
          <table:table-cell table:style-name="ce1" table:content-validation-name="val1" office:value-type="float" office:value="32.016" calcext:value-type="float">
            <text:p>32,016</text:p>
          </table:table-cell>
          <table:table-cell table:style-name="ce1" table:content-validation-name="val1" office:value-type="float" office:value="39.8" calcext:value-type="float">
            <text:p>39,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1/2015 6:44:29</text:p>
          </table:table-cell>
          <table:table-cell table:style-name="ce1" table:content-validation-name="val1" office:value-type="float" office:value="36.91341557" calcext:value-type="float">
            <text:p>36,91341557</text:p>
          </table:table-cell>
          <table:table-cell table:style-name="ce1" table:content-validation-name="val1" office:value-type="float" office:value="24.03598655" calcext:value-type="float">
            <text:p>24,03598655</text:p>
          </table:table-cell>
          <table:table-cell table:style-name="ce1" table:content-validation-name="val1" office:value-type="float" office:value="39.79833496" calcext:value-type="float">
            <text:p>39,798334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7/2015 14:34:45</text:p>
          </table:table-cell>
          <table:table-cell table:style-name="ce1" table:content-validation-name="val1" office:value-type="float" office:value="18.444" calcext:value-type="float">
            <text:p>18,444</text:p>
          </table:table-cell>
          <table:table-cell table:style-name="ce1" table:content-validation-name="val1" office:value-type="float" office:value="38.73134" calcext:value-type="float">
            <text:p>38,73134</text:p>
          </table:table-cell>
          <table:table-cell table:style-name="ce1" table:content-validation-name="val1" office:value-type="float" office:value="39.79236" calcext:value-type="float">
            <text:p>39,792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4 20:49:19</text:p>
          </table:table-cell>
          <table:table-cell table:style-name="ce1" table:content-validation-name="val1" office:value-type="float" office:value="40.873705" calcext:value-type="float">
            <text:p>40,873705</text:p>
          </table:table-cell>
          <table:table-cell table:style-name="ce1" table:content-validation-name="val1" office:value-type="float" office:value="36.35917239" calcext:value-type="float">
            <text:p>36,35917239</text:p>
          </table:table-cell>
          <table:table-cell table:style-name="ce1" table:content-validation-name="val1" office:value-type="float" office:value="39.79201084" calcext:value-type="float">
            <text:p>39,792010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1:52:07</text:p>
          </table:table-cell>
          <table:table-cell table:style-name="ce1" table:content-validation-name="val1" office:value-type="float" office:value="36.86" calcext:value-type="float">
            <text:p>36,86</text:p>
          </table:table-cell>
          <table:table-cell table:style-name="ce1" table:content-validation-name="val1" office:value-type="float" office:value="28.75" calcext:value-type="float">
            <text:p>28,75</text:p>
          </table:table-cell>
          <table:table-cell table:style-name="ce1" table:content-validation-name="val1" office:value-type="float" office:value="39.79" calcext:value-type="float">
            <text:p>39,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5 21:33:00</text:p>
          </table:table-cell>
          <table:table-cell table:style-name="ce1" table:content-validation-name="val1" office:value-type="float" office:value="40.15603384" calcext:value-type="float">
            <text:p>40,15603384</text:p>
          </table:table-cell>
          <table:table-cell table:style-name="ce1" table:content-validation-name="val1" office:value-type="float" office:value="31.56822559" calcext:value-type="float">
            <text:p>31,56822559</text:p>
          </table:table-cell>
          <table:table-cell table:style-name="ce1" table:content-validation-name="val1" office:value-type="float" office:value="39.78497106" calcext:value-type="float">
            <text:p>39,784971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0/2015 14:00:05</text:p>
          </table:table-cell>
          <table:table-cell table:style-name="ce1" table:content-validation-name="val1" office:value-type="float" office:value="40.78219" calcext:value-type="float">
            <text:p>40,78219</text:p>
          </table:table-cell>
          <table:table-cell table:style-name="ce1" table:content-validation-name="val1" office:value-type="float" office:value="46.28984" calcext:value-type="float">
            <text:p>46,28984</text:p>
          </table:table-cell>
          <table:table-cell table:style-name="ce1" table:content-validation-name="val1" office:value-type="float" office:value="39.78465" calcext:value-type="float">
            <text:p>39,784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3:29:49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1.12207589" calcext:value-type="float">
            <text:p>41,12207589</text:p>
          </table:table-cell>
          <table:table-cell table:style-name="ce1" table:content-validation-name="val1" office:value-type="float" office:value="39.77400686" calcext:value-type="float">
            <text:p>39,774006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6 8:48:19</text:p>
          </table:table-cell>
          <table:table-cell table:style-name="ce1" table:content-validation-name="val1" office:value-type="float" office:value="13.34" calcext:value-type="float">
            <text:p>13,34</text:p>
          </table:table-cell>
          <table:table-cell table:style-name="ce1" table:content-validation-name="val1" office:value-type="float" office:value="50.33" calcext:value-type="float">
            <text:p>50,33</text:p>
          </table:table-cell>
          <table:table-cell table:style-name="ce1" table:content-validation-name="val1" office:value-type="float" office:value="39.77" calcext:value-type="float">
            <text:p>39,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3 8:14:32</text:p>
          </table:table-cell>
          <table:table-cell table:style-name="ce1" table:content-validation-name="val1" office:value-type="float" office:value="28.39893649" calcext:value-type="float">
            <text:p>28,39893649</text:p>
          </table:table-cell>
          <table:table-cell table:style-name="ce1" table:content-validation-name="val1" office:value-type="float" office:value="44.68555189" calcext:value-type="float">
            <text:p>44,68555189</text:p>
          </table:table-cell>
          <table:table-cell table:style-name="ce1" table:content-validation-name="val1" office:value-type="float" office:value="39.76575002" calcext:value-type="float">
            <text:p>39,765750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5 20:46:59</text:p>
          </table:table-cell>
          <table:table-cell table:style-name="ce1" table:content-validation-name="val1" office:value-type="float" office:value="48.47286667" calcext:value-type="float">
            <text:p>48,47286667</text:p>
          </table:table-cell>
          <table:table-cell table:style-name="ce1" table:content-validation-name="val1" office:value-type="float" office:value="42.181" calcext:value-type="float">
            <text:p>42,181</text:p>
          </table:table-cell>
          <table:table-cell table:style-name="ce1" table:content-validation-name="val1" office:value-type="float" office:value="39.762" calcext:value-type="float">
            <text:p>39,7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3/2014 7:30:10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43.83371355" calcext:value-type="float">
            <text:p>43,83371355</text:p>
          </table:table-cell>
          <table:table-cell table:style-name="ce1" table:content-validation-name="val1" office:value-type="float" office:value="39.75987024" calcext:value-type="float">
            <text:p>39,759870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5 18:23:57</text:p>
          </table:table-cell>
          <table:table-cell table:style-name="ce1" table:content-validation-name="val1" office:value-type="float" office:value="94.6" calcext:value-type="float">
            <text:p>94,6</text:p>
          </table:table-cell>
          <table:table-cell table:style-name="ce1" table:content-validation-name="val1" office:value-type="float" office:value="41.47324447" calcext:value-type="float">
            <text:p>41,47324447</text:p>
          </table:table-cell>
          <table:table-cell table:style-name="ce1" table:content-validation-name="val1" office:value-type="float" office:value="39.75987024" calcext:value-type="float">
            <text:p>39,759870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5 21:38:03</text:p>
          </table:table-cell>
          <table:table-cell table:style-name="ce1" table:content-validation-name="val1" office:value-type="float" office:value="35.98537111" calcext:value-type="float">
            <text:p>35,98537111</text:p>
          </table:table-cell>
          <table:table-cell table:style-name="ce1" table:content-validation-name="val1" office:value-type="float" office:value="24.01855414" calcext:value-type="float">
            <text:p>24,01855414</text:p>
          </table:table-cell>
          <table:table-cell table:style-name="ce1" table:content-validation-name="val1" office:value-type="float" office:value="39.75310961" calcext:value-type="float">
            <text:p>39,753109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3 14:27:49</text:p>
          </table:table-cell>
          <table:table-cell table:style-name="ce1" table:content-validation-name="val1" office:value-type="float" office:value="50.7423866" calcext:value-type="float">
            <text:p>50,7423866</text:p>
          </table:table-cell>
          <table:table-cell table:style-name="ce1" table:content-validation-name="val1" office:value-type="float" office:value="45.39191324" calcext:value-type="float">
            <text:p>45,39191324</text:p>
          </table:table-cell>
          <table:table-cell table:style-name="ce1" table:content-validation-name="val1" office:value-type="float" office:value="39.75262639" calcext:value-type="float">
            <text:p>39,752626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14:53:57</text:p>
          </table:table-cell>
          <table:table-cell table:style-name="ce1" table:content-validation-name="val1" office:value-type="float" office:value="31.6092" calcext:value-type="float">
            <text:p>31,6092</text:p>
          </table:table-cell>
          <table:table-cell table:style-name="ce1" table:content-validation-name="val1" office:value-type="float" office:value="18.5497387" calcext:value-type="float">
            <text:p>18,5497387</text:p>
          </table:table-cell>
          <table:table-cell table:style-name="ce1" table:content-validation-name="val1" office:value-type="float" office:value="39.7446446" calcext:value-type="float">
            <text:p>39,74464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7/2013 17:54:45</text:p>
          </table:table-cell>
          <table:table-cell table:style-name="ce1" table:content-validation-name="val1" office:value-type="float" office:value="22.3170583" calcext:value-type="float">
            <text:p>22,3170583</text:p>
          </table:table-cell>
          <table:table-cell table:style-name="ce1" table:content-validation-name="val1" office:value-type="float" office:value="28.1492653" calcext:value-type="float">
            <text:p>28,1492653</text:p>
          </table:table-cell>
          <table:table-cell table:style-name="ce1" table:content-validation-name="val1" office:value-type="float" office:value="39.7443972" calcext:value-type="float">
            <text:p>39,74439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6 16:02:37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44.56497177" calcext:value-type="float">
            <text:p>44,56497177</text:p>
          </table:table-cell>
          <table:table-cell table:style-name="ce1" table:content-validation-name="val1" office:value-type="float" office:value="39.74305269" calcext:value-type="float">
            <text:p>39,743052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9/2015 5:25:18</text:p>
          </table:table-cell>
          <table:table-cell table:style-name="ce1" table:content-validation-name="val1" office:value-type="float" office:value="12.91745921" calcext:value-type="float">
            <text:p>12,91745921</text:p>
          </table:table-cell>
          <table:table-cell table:style-name="ce1" table:content-validation-name="val1" office:value-type="float" office:value="29.28625294" calcext:value-type="float">
            <text:p>29,28625294</text:p>
          </table:table-cell>
          <table:table-cell table:style-name="ce1" table:content-validation-name="val1" office:value-type="float" office:value="39.73833293" calcext:value-type="float">
            <text:p>39,738332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4/2015 14:22:25</text:p>
          </table:table-cell>
          <table:table-cell table:style-name="ce1" table:content-validation-name="val1" office:value-type="float" office:value="25.62891096" calcext:value-type="float">
            <text:p>25,62891096</text:p>
          </table:table-cell>
          <table:table-cell table:style-name="ce1" table:content-validation-name="val1" office:value-type="float" office:value="46.47799498" calcext:value-type="float">
            <text:p>46,47799498</text:p>
          </table:table-cell>
          <table:table-cell table:style-name="ce1" table:content-validation-name="val1" office:value-type="float" office:value="39.73661598" calcext:value-type="float">
            <text:p>39,736615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5 9:39:16</text:p>
          </table:table-cell>
          <table:table-cell table:style-name="ce1" table:content-validation-name="val1" office:value-type="float" office:value="14.95365783" calcext:value-type="float">
            <text:p>14,95365783</text:p>
          </table:table-cell>
          <table:table-cell table:style-name="ce1" table:content-validation-name="val1" office:value-type="float" office:value="28.4278" calcext:value-type="float">
            <text:p>28,4278</text:p>
          </table:table-cell>
          <table:table-cell table:style-name="ce1" table:content-validation-name="val1" office:value-type="float" office:value="39.72268" calcext:value-type="float">
            <text:p>39,722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8:06:55</text:p>
          </table:table-cell>
          <table:table-cell table:style-name="ce1" table:content-validation-name="val1" office:value-type="float" office:value="15.21163604" calcext:value-type="float">
            <text:p>15,21163604</text:p>
          </table:table-cell>
          <table:table-cell table:style-name="ce1" table:content-validation-name="val1" office:value-type="float" office:value="31.76" calcext:value-type="float">
            <text:p>31,76</text:p>
          </table:table-cell>
          <table:table-cell table:style-name="ce1" table:content-validation-name="val1" office:value-type="float" office:value="39.72" calcext:value-type="float">
            <text:p>39,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2/2014 14:54:00</text:p>
          </table:table-cell>
          <table:table-cell table:style-name="ce1" table:content-validation-name="val1" office:value-type="float" office:value="56.01608052" calcext:value-type="float">
            <text:p>56,01608052</text:p>
          </table:table-cell>
          <table:table-cell table:style-name="ce1" table:content-validation-name="val1" office:value-type="float" office:value="43.98145954" calcext:value-type="float">
            <text:p>43,98145954</text:p>
          </table:table-cell>
          <table:table-cell table:style-name="ce1" table:content-validation-name="val1" office:value-type="float" office:value="39.70924327" calcext:value-type="float">
            <text:p>39,709243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4/2015 14:38:56</text:p>
          </table:table-cell>
          <table:table-cell table:style-name="ce1" table:content-validation-name="val1" office:value-type="float" office:value="55.78462014" calcext:value-type="float">
            <text:p>55,78462014</text:p>
          </table:table-cell>
          <table:table-cell table:style-name="ce1" table:content-validation-name="val1" office:value-type="float" office:value="29.16620313" calcext:value-type="float">
            <text:p>29,16620313</text:p>
          </table:table-cell>
          <table:table-cell table:style-name="ce1" table:content-validation-name="val1" office:value-type="float" office:value="39.7064705" calcext:value-type="float">
            <text:p>39,70647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4/2016 1:55:37</text:p>
          </table:table-cell>
          <table:table-cell table:style-name="ce1" table:content-validation-name="val1" office:value-type="float" office:value="40.15603384" calcext:value-type="float">
            <text:p>40,15603384</text:p>
          </table:table-cell>
          <table:table-cell table:style-name="ce1" table:content-validation-name="val1" office:value-type="float" office:value="38.72780133" calcext:value-type="float">
            <text:p>38,72780133</text:p>
          </table:table-cell>
          <table:table-cell table:style-name="ce1" table:content-validation-name="val1" office:value-type="float" office:value="39.70633293" calcext:value-type="float">
            <text:p>39,706332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4/2015 3:55:46</text:p>
          </table:table-cell>
          <table:table-cell table:style-name="ce1" table:content-validation-name="val1" office:value-type="float" office:value="15.796" calcext:value-type="float">
            <text:p>15,796</text:p>
          </table:table-cell>
          <table:table-cell table:style-name="ce1" table:content-validation-name="val1" office:value-type="float" office:value="35.5932" calcext:value-type="float">
            <text:p>35,5932</text:p>
          </table:table-cell>
          <table:table-cell table:style-name="ce1" table:content-validation-name="val1" office:value-type="float" office:value="39.7" calcext:value-type="float">
            <text:p>39,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5 15:28:22</text:p>
          </table:table-cell>
          <table:table-cell table:style-name="ce1" table:content-validation-name="val1" office:value-type="float" office:value="43.2054" calcext:value-type="float">
            <text:p>43,2054</text:p>
          </table:table-cell>
          <table:table-cell table:style-name="ce1" table:content-validation-name="val1" office:value-type="float" office:value="38.32704" calcext:value-type="float">
            <text:p>38,32704</text:p>
          </table:table-cell>
          <table:table-cell table:style-name="ce1" table:content-validation-name="val1" office:value-type="float" office:value="39.68795" calcext:value-type="float">
            <text:p>39,687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0/2013 23:53:38</text:p>
          </table:table-cell>
          <table:table-cell table:style-name="ce1" table:content-validation-name="val1" office:value-type="float" office:value="27.796" calcext:value-type="float">
            <text:p>27,796</text:p>
          </table:table-cell>
          <table:table-cell table:style-name="ce1" table:content-validation-name="val1" office:value-type="float" office:value="43.8936" calcext:value-type="float">
            <text:p>43,8936</text:p>
          </table:table-cell>
          <table:table-cell table:style-name="ce1" table:content-validation-name="val1" office:value-type="float" office:value="39.6804" calcext:value-type="float">
            <text:p>39,68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5 7:59:08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1" office:value-type="float" office:value="44.53521687" calcext:value-type="float">
            <text:p>44,53521687</text:p>
          </table:table-cell>
          <table:table-cell table:style-name="ce1" table:content-validation-name="val1" office:value-type="float" office:value="39.67368364" calcext:value-type="float">
            <text:p>39,673683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4 23:38:09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25.53094429" calcext:value-type="float">
            <text:p>25,53094429</text:p>
          </table:table-cell>
          <table:table-cell table:style-name="ce1" table:content-validation-name="val1" office:value-type="float" office:value="39.67368364" calcext:value-type="float">
            <text:p>39,673683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0/2015 7:06:41</text:p>
          </table:table-cell>
          <table:table-cell table:style-name="ce1" table:content-validation-name="val1" office:value-type="float" office:value="13.22264" calcext:value-type="float">
            <text:p>13,22264</text:p>
          </table:table-cell>
          <table:table-cell table:style-name="ce1" table:content-validation-name="val1" office:value-type="float" office:value="42.69897429" calcext:value-type="float">
            <text:p>42,69897429</text:p>
          </table:table-cell>
          <table:table-cell table:style-name="ce1" table:content-validation-name="val1" office:value-type="float" office:value="39.67278205" calcext:value-type="float">
            <text:p>39,672782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0:35:23</text:p>
          </table:table-cell>
          <table:table-cell table:style-name="ce1" table:content-validation-name="val1" office:value-type="float" office:value="42.43" calcext:value-type="float">
            <text:p>42,43</text:p>
          </table:table-cell>
          <table:table-cell table:style-name="ce1" table:content-validation-name="val1" office:value-type="float" office:value="32.97" calcext:value-type="float">
            <text:p>32,97</text:p>
          </table:table-cell>
          <table:table-cell table:style-name="ce1" table:content-validation-name="val1" office:value-type="float" office:value="39.67" calcext:value-type="float">
            <text:p>39,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6 12:31:42</text:p>
          </table:table-cell>
          <table:table-cell table:style-name="ce1" table:content-validation-name="val1" office:value-type="float" office:value="59.99034026" calcext:value-type="float">
            <text:p>59,99034026</text:p>
          </table:table-cell>
          <table:table-cell table:style-name="ce1" table:content-validation-name="val1" office:value-type="float" office:value="43.14582239" calcext:value-type="float">
            <text:p>43,14582239</text:p>
          </table:table-cell>
          <table:table-cell table:style-name="ce1" table:content-validation-name="val1" office:value-type="float" office:value="39.66490696" calcext:value-type="float">
            <text:p>39,664906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6 0:57:18</text:p>
          </table:table-cell>
          <table:table-cell table:style-name="ce1" table:content-validation-name="val1" office:value-type="float" office:value="13.86" calcext:value-type="float">
            <text:p>13,86</text:p>
          </table:table-cell>
          <table:table-cell table:style-name="ce1" table:content-validation-name="val1" office:value-type="float" office:value="36.88" calcext:value-type="float">
            <text:p>36,88</text:p>
          </table:table-cell>
          <table:table-cell table:style-name="ce1" table:content-validation-name="val1" office:value-type="float" office:value="39.66" calcext:value-type="float">
            <text:p>39,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3 12:17:49</text:p>
          </table:table-cell>
          <table:table-cell table:style-name="ce1" table:content-validation-name="val1" office:value-type="float" office:value="40.898" calcext:value-type="float">
            <text:p>40,898</text:p>
          </table:table-cell>
          <table:table-cell table:style-name="ce1" table:content-validation-name="val1" office:value-type="float" office:value="33.68" calcext:value-type="float">
            <text:p>33,68</text:p>
          </table:table-cell>
          <table:table-cell table:style-name="ce1" table:content-validation-name="val1" office:value-type="float" office:value="39.66" calcext:value-type="float">
            <text:p>39,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3 22:00:38</text:p>
          </table:table-cell>
          <table:table-cell table:style-name="ce1" table:content-validation-name="val1" office:value-type="float" office:value="45.23591601" calcext:value-type="float">
            <text:p>45,23591601</text:p>
          </table:table-cell>
          <table:table-cell table:style-name="ce1" table:content-validation-name="val1" office:value-type="float" office:value="40.22428791" calcext:value-type="float">
            <text:p>40,22428791</text:p>
          </table:table-cell>
          <table:table-cell table:style-name="ce1" table:content-validation-name="val1" office:value-type="float" office:value="39.65639869" calcext:value-type="float">
            <text:p>39,656398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5/2015 16:30:25</text:p>
          </table:table-cell>
          <table:table-cell table:style-name="ce1" table:content-validation-name="val1" office:value-type="float" office:value="20.56592404" calcext:value-type="float">
            <text:p>20,56592404</text:p>
          </table:table-cell>
          <table:table-cell table:style-name="ce1" table:content-validation-name="val1" office:value-type="float" office:value="25.37929125" calcext:value-type="float">
            <text:p>25,37929125</text:p>
          </table:table-cell>
          <table:table-cell table:style-name="ce1" table:content-validation-name="val1" office:value-type="float" office:value="39.6530077" calcext:value-type="float">
            <text:p>39,65300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21:07:40</text:p>
          </table:table-cell>
          <table:table-cell table:style-name="ce1" table:content-validation-name="val1" office:value-type="float" office:value="14.46196089" calcext:value-type="float">
            <text:p>14,46196089</text:p>
          </table:table-cell>
          <table:table-cell table:style-name="ce1" table:content-validation-name="val1" office:value-type="float" office:value="36.53" calcext:value-type="float">
            <text:p>36,53</text:p>
          </table:table-cell>
          <table:table-cell table:style-name="ce1" table:content-validation-name="val1" office:value-type="float" office:value="39.65" calcext:value-type="float">
            <text:p>39,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5 22:48:12</text:p>
          </table:table-cell>
          <table:table-cell table:style-name="ce1" table:content-validation-name="val1" office:value-type="float" office:value="10.6750365" calcext:value-type="float">
            <text:p>10,6750365</text:p>
          </table:table-cell>
          <table:table-cell table:style-name="ce1" table:content-validation-name="val1" office:value-type="float" office:value="31.29" calcext:value-type="float">
            <text:p>31,29</text:p>
          </table:table-cell>
          <table:table-cell table:style-name="ce1" table:content-validation-name="val1" office:value-type="float" office:value="39.65" calcext:value-type="float">
            <text:p>39,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7:56:26</text:p>
          </table:table-cell>
          <table:table-cell table:style-name="ce1" table:content-validation-name="val1" office:value-type="float" office:value="59.4323" calcext:value-type="float">
            <text:p>59,4323</text:p>
          </table:table-cell>
          <table:table-cell table:style-name="ce1" table:content-validation-name="val1" office:value-type="float" office:value="30.21072" calcext:value-type="float">
            <text:p>30,21072</text:p>
          </table:table-cell>
          <table:table-cell table:style-name="ce1" table:content-validation-name="val1" office:value-type="float" office:value="39.64188" calcext:value-type="float">
            <text:p>39,641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3 21:57:05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7.36" calcext:value-type="float">
            <text:p>37,36</text:p>
          </table:table-cell>
          <table:table-cell table:style-name="ce1" table:content-validation-name="val1" office:value-type="float" office:value="39.64" calcext:value-type="float">
            <text:p>39,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5/2015 9:38:02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6.5847018" calcext:value-type="float">
            <text:p>36,5847018</text:p>
          </table:table-cell>
          <table:table-cell table:style-name="ce1" table:content-validation-name="val1" office:value-type="float" office:value="39.63609122" calcext:value-type="float">
            <text:p>39,636091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5/2015 7:52:08</text:p>
          </table:table-cell>
          <table:table-cell table:style-name="ce1" table:content-validation-name="val1" office:value-type="float" office:value="30.35920639" calcext:value-type="float">
            <text:p>30,35920639</text:p>
          </table:table-cell>
          <table:table-cell table:style-name="ce1" table:content-validation-name="val1" office:value-type="float" office:value="40.91089352" calcext:value-type="float">
            <text:p>40,91089352</text:p>
          </table:table-cell>
          <table:table-cell table:style-name="ce1" table:content-validation-name="val1" office:value-type="float" office:value="39.6332111" calcext:value-type="float">
            <text:p>39,63321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8/2014 17:33:39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42.66994174" calcext:value-type="float">
            <text:p>42,66994174</text:p>
          </table:table-cell>
          <table:table-cell table:style-name="ce1" table:content-validation-name="val1" office:value-type="float" office:value="39.62842785" calcext:value-type="float">
            <text:p>39,628427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2/2016 4:35:37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28.75212637" calcext:value-type="float">
            <text:p>28,75212637</text:p>
          </table:table-cell>
          <table:table-cell table:style-name="ce1" table:content-validation-name="val1" office:value-type="float" office:value="39.62842785" calcext:value-type="float">
            <text:p>39,628427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5 16:20:31</text:p>
          </table:table-cell>
          <table:table-cell table:style-name="ce1" table:content-validation-name="val1" office:value-type="float" office:value="45.647" calcext:value-type="float">
            <text:p>45,647</text:p>
          </table:table-cell>
          <table:table-cell table:style-name="ce1" table:content-validation-name="val1" office:value-type="float" office:value="24.3432" calcext:value-type="float">
            <text:p>24,3432</text:p>
          </table:table-cell>
          <table:table-cell table:style-name="ce1" table:content-validation-name="val1" office:value-type="float" office:value="39.62081" calcext:value-type="float">
            <text:p>39,6208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5 2:57:25</text:p>
          </table:table-cell>
          <table:table-cell table:style-name="ce1" table:content-validation-name="val1" office:value-type="float" office:value="40.15170066" calcext:value-type="float">
            <text:p>40,15170066</text:p>
          </table:table-cell>
          <table:table-cell table:style-name="ce1" table:content-validation-name="val1" office:value-type="float" office:value="46.14" calcext:value-type="float">
            <text:p>46,14</text:p>
          </table:table-cell>
          <table:table-cell table:style-name="ce1" table:content-validation-name="val1" office:value-type="float" office:value="39.62" calcext:value-type="float">
            <text:p>39,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6/2014 11:36:16</text:p>
          </table:table-cell>
          <table:table-cell table:style-name="ce1" table:content-validation-name="val1" office:value-type="float" office:value="14.03403049" calcext:value-type="float">
            <text:p>14,03403049</text:p>
          </table:table-cell>
          <table:table-cell table:style-name="ce1" table:content-validation-name="val1" office:value-type="float" office:value="37.13879769" calcext:value-type="float">
            <text:p>37,13879769</text:p>
          </table:table-cell>
          <table:table-cell table:style-name="ce1" table:content-validation-name="val1" office:value-type="float" office:value="39.61861721" calcext:value-type="float">
            <text:p>39,618617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5 4:59:00</text:p>
          </table:table-cell>
          <table:table-cell table:style-name="ce1" table:content-validation-name="val1" office:value-type="float" office:value="36.70247417" calcext:value-type="float">
            <text:p>36,70247417</text:p>
          </table:table-cell>
          <table:table-cell table:style-name="ce1" table:content-validation-name="val1" office:value-type="float" office:value="40.49554762" calcext:value-type="float">
            <text:p>40,49554762</text:p>
          </table:table-cell>
          <table:table-cell table:style-name="ce1" table:content-validation-name="val1" office:value-type="float" office:value="39.60969428" calcext:value-type="float">
            <text:p>39,609694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5 13:46:17</text:p>
          </table:table-cell>
          <table:table-cell table:style-name="ce1" table:content-validation-name="val1" office:value-type="float" office:value="28.52991019" calcext:value-type="float">
            <text:p>28,52991019</text:p>
          </table:table-cell>
          <table:table-cell table:style-name="ce1" table:content-validation-name="val1" office:value-type="float" office:value="27.691518" calcext:value-type="float">
            <text:p>27,691518</text:p>
          </table:table-cell>
          <table:table-cell table:style-name="ce1" table:content-validation-name="val1" office:value-type="float" office:value="39.60943702" calcext:value-type="float">
            <text:p>39,609437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5 12:04:23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6.01202993" calcext:value-type="float">
            <text:p>46,01202993</text:p>
          </table:table-cell>
          <table:table-cell table:style-name="ce1" table:content-validation-name="val1" office:value-type="float" office:value="39.60449291" calcext:value-type="float">
            <text:p>39,604492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6 20:14:38</text:p>
          </table:table-cell>
          <table:table-cell table:style-name="ce1" table:content-validation-name="val1" office:value-type="float" office:value="27.8" calcext:value-type="float">
            <text:p>27,8</text:p>
          </table:table-cell>
          <table:table-cell table:style-name="ce1" table:content-validation-name="val1" office:value-type="float" office:value="34.54" calcext:value-type="float">
            <text:p>34,54</text:p>
          </table:table-cell>
          <table:table-cell table:style-name="ce1" table:content-validation-name="val1" office:value-type="float" office:value="39.6" calcext:value-type="float">
            <text:p>39,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4 5:16:52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0.70664" calcext:value-type="float">
            <text:p>40,70664</text:p>
          </table:table-cell>
          <table:table-cell table:style-name="ce1" table:content-validation-name="val1" office:value-type="float" office:value="39.59874" calcext:value-type="float">
            <text:p>39,598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5/2014 14:53:45</text:p>
          </table:table-cell>
          <table:table-cell table:style-name="ce1" table:content-validation-name="val1" office:value-type="float" office:value="22.95962231" calcext:value-type="float">
            <text:p>22,95962231</text:p>
          </table:table-cell>
          <table:table-cell table:style-name="ce1" table:content-validation-name="val1" office:value-type="float" office:value="35.62614531" calcext:value-type="float">
            <text:p>35,62614531</text:p>
          </table:table-cell>
          <table:table-cell table:style-name="ce1" table:content-validation-name="val1" office:value-type="float" office:value="39.59734577" calcext:value-type="float">
            <text:p>39,597345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5 5:07:02</text:p>
          </table:table-cell>
          <table:table-cell table:style-name="ce1" table:content-validation-name="val1" office:value-type="float" office:value="55.42412154" calcext:value-type="float">
            <text:p>55,42412154</text:p>
          </table:table-cell>
          <table:table-cell table:style-name="ce1" table:content-validation-name="val1" office:value-type="float" office:value="31.31318515" calcext:value-type="float">
            <text:p>31,31318515</text:p>
          </table:table-cell>
          <table:table-cell table:style-name="ce1" table:content-validation-name="val1" office:value-type="float" office:value="39.59489628" calcext:value-type="float">
            <text:p>39,594896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5 21:33:13</text:p>
          </table:table-cell>
          <table:table-cell table:style-name="ce1" table:content-validation-name="val1" office:value-type="float" office:value="44.7555931" calcext:value-type="float">
            <text:p>44,7555931</text:p>
          </table:table-cell>
          <table:table-cell table:style-name="ce1" table:content-validation-name="val1" office:value-type="float" office:value="34.05142267" calcext:value-type="float">
            <text:p>34,05142267</text:p>
          </table:table-cell>
          <table:table-cell table:style-name="ce1" table:content-validation-name="val1" office:value-type="float" office:value="39.59065988" calcext:value-type="float">
            <text:p>39,590659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3 14:52:03</text:p>
          </table:table-cell>
          <table:table-cell table:style-name="ce1" table:content-validation-name="val1" office:value-type="float" office:value="59.64" calcext:value-type="float">
            <text:p>59,64</text:p>
          </table:table-cell>
          <table:table-cell table:style-name="ce1" table:content-validation-name="val1" office:value-type="float" office:value="48.608" calcext:value-type="float">
            <text:p>48,608</text:p>
          </table:table-cell>
          <table:table-cell table:style-name="ce1" table:content-validation-name="val1" office:value-type="float" office:value="39.58" calcext:value-type="float">
            <text:p>39,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7/2015 14:55:14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8.10743955" calcext:value-type="float">
            <text:p>38,10743955</text:p>
          </table:table-cell>
          <table:table-cell table:style-name="ce1" table:content-validation-name="val1" office:value-type="float" office:value="39.57163931" calcext:value-type="float">
            <text:p>39,571639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5 8:40:21</text:p>
          </table:table-cell>
          <table:table-cell table:style-name="ce1" table:content-validation-name="val1" office:value-type="float" office:value="12.41263533" calcext:value-type="float">
            <text:p>12,41263533</text:p>
          </table:table-cell>
          <table:table-cell table:style-name="ce1" table:content-validation-name="val1" office:value-type="float" office:value="46.34870468" calcext:value-type="float">
            <text:p>46,34870468</text:p>
          </table:table-cell>
          <table:table-cell table:style-name="ce1" table:content-validation-name="val1" office:value-type="float" office:value="39.57006079" calcext:value-type="float">
            <text:p>39,570060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5 6:59:54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3.8845952" calcext:value-type="float">
            <text:p>33,8845952</text:p>
          </table:table-cell>
          <table:table-cell table:style-name="ce1" table:content-validation-name="val1" office:value-type="float" office:value="39.55814764" calcext:value-type="float">
            <text:p>39,558147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5 0:52:14</text:p>
          </table:table-cell>
          <table:table-cell table:style-name="ce1" table:content-validation-name="val1" office:value-type="float" office:value="55.38205108" calcext:value-type="float">
            <text:p>55,38205108</text:p>
          </table:table-cell>
          <table:table-cell table:style-name="ce1" table:content-validation-name="val1" office:value-type="float" office:value="33.21229841" calcext:value-type="float">
            <text:p>33,21229841</text:p>
          </table:table-cell>
          <table:table-cell table:style-name="ce1" table:content-validation-name="val1" office:value-type="float" office:value="39.55416774" calcext:value-type="float">
            <text:p>39,554167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5 18:13:50</text:p>
          </table:table-cell>
          <table:table-cell table:style-name="ce1" table:content-validation-name="val1" office:value-type="float" office:value="42.42" calcext:value-type="float">
            <text:p>42,42</text:p>
          </table:table-cell>
          <table:table-cell table:style-name="ce1" table:content-validation-name="val1" office:value-type="float" office:value="28.88" calcext:value-type="float">
            <text:p>28,88</text:p>
          </table:table-cell>
          <table:table-cell table:style-name="ce1" table:content-validation-name="val1" office:value-type="float" office:value="39.55" calcext:value-type="float">
            <text:p>39,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4 4:50:30</text:p>
          </table:table-cell>
          <table:table-cell table:style-name="ce1" table:content-validation-name="val1" office:value-type="float" office:value="48.40714053" calcext:value-type="float">
            <text:p>48,40714053</text:p>
          </table:table-cell>
          <table:table-cell table:style-name="ce1" table:content-validation-name="val1" office:value-type="float" office:value="40.2156827" calcext:value-type="float">
            <text:p>40,2156827</text:p>
          </table:table-cell>
          <table:table-cell table:style-name="ce1" table:content-validation-name="val1" office:value-type="float" office:value="39.54681924" calcext:value-type="float">
            <text:p>39,546819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4 23:02:26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32.34944625" calcext:value-type="float">
            <text:p>32,34944625</text:p>
          </table:table-cell>
          <table:table-cell table:style-name="ce1" table:content-validation-name="val1" office:value-type="float" office:value="39.53965944" calcext:value-type="float">
            <text:p>39,539659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9/2015 22:49:03</text:p>
          </table:table-cell>
          <table:table-cell table:style-name="ce1" table:content-validation-name="val1" office:value-type="float" office:value="40.2" calcext:value-type="float">
            <text:p>40,2</text:p>
          </table:table-cell>
          <table:table-cell table:style-name="ce1" table:content-validation-name="val1" office:value-type="float" office:value="43.7" calcext:value-type="float">
            <text:p>43,7</text:p>
          </table:table-cell>
          <table:table-cell table:style-name="ce1" table:content-validation-name="val1" office:value-type="float" office:value="39.53" calcext:value-type="float">
            <text:p>39,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4 8:52:29</text:p>
          </table:table-cell>
          <table:table-cell table:style-name="ce1" table:content-validation-name="val1" office:value-type="float" office:value="31.60922025" calcext:value-type="float">
            <text:p>31,60922025</text:p>
          </table:table-cell>
          <table:table-cell table:style-name="ce1" table:content-validation-name="val1" office:value-type="float" office:value="24.42774612" calcext:value-type="float">
            <text:p>24,42774612</text:p>
          </table:table-cell>
          <table:table-cell table:style-name="ce1" table:content-validation-name="val1" office:value-type="float" office:value="39.52556823" calcext:value-type="float">
            <text:p>39,525568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6:35:32</text:p>
          </table:table-cell>
          <table:table-cell table:style-name="ce1" table:content-validation-name="val1" office:value-type="float" office:value="43.12861339" calcext:value-type="float">
            <text:p>43,12861339</text:p>
          </table:table-cell>
          <table:table-cell table:style-name="ce1" table:content-validation-name="val1" office:value-type="float" office:value="35.96006601" calcext:value-type="float">
            <text:p>35,96006601</text:p>
          </table:table-cell>
          <table:table-cell table:style-name="ce1" table:content-validation-name="val1" office:value-type="float" office:value="39.52474635" calcext:value-type="float">
            <text:p>39,524746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3 13:55:43</text:p>
          </table:table-cell>
          <table:table-cell table:style-name="ce1" table:content-validation-name="val1" office:value-type="float" office:value="21.27945921" calcext:value-type="float">
            <text:p>21,27945921</text:p>
          </table:table-cell>
          <table:table-cell table:style-name="ce1" table:content-validation-name="val1" office:value-type="float" office:value="52.72491508" calcext:value-type="float">
            <text:p>52,72491508</text:p>
          </table:table-cell>
          <table:table-cell table:style-name="ce1" table:content-validation-name="val1" office:value-type="float" office:value="39.52406808" calcext:value-type="float">
            <text:p>39,524068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8/2015 14:51:47</text:p>
          </table:table-cell>
          <table:table-cell table:style-name="ce1" table:content-validation-name="val1" office:value-type="float" office:value="9" calcext:value-type="float">
            <text:p>9</text:p>
          </table:table-cell>
          <table:table-cell table:style-name="ce1" table:content-validation-name="val1" office:value-type="float" office:value="34.20991615" calcext:value-type="float">
            <text:p>34,20991615</text:p>
          </table:table-cell>
          <table:table-cell table:style-name="ce1" table:content-validation-name="val1" office:value-type="float" office:value="39.52406808" calcext:value-type="float">
            <text:p>39,524068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4 23:27:39</text:p>
          </table:table-cell>
          <table:table-cell table:style-name="ce1" table:content-validation-name="val1" office:value-type="float" office:value="43.32400512" calcext:value-type="float">
            <text:p>43,32400512</text:p>
          </table:table-cell>
          <table:table-cell table:style-name="ce1" table:content-validation-name="val1" office:value-type="float" office:value="31.70812902" calcext:value-type="float">
            <text:p>31,70812902</text:p>
          </table:table-cell>
          <table:table-cell table:style-name="ce1" table:content-validation-name="val1" office:value-type="float" office:value="39.52326938" calcext:value-type="float">
            <text:p>39,523269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4 16:21:14</text:p>
          </table:table-cell>
          <table:table-cell table:style-name="ce1" table:content-validation-name="val1" office:value-type="float" office:value="49.43952454" calcext:value-type="float">
            <text:p>49,43952454</text:p>
          </table:table-cell>
          <table:table-cell table:style-name="ce1" table:content-validation-name="val1" office:value-type="float" office:value="48.37" calcext:value-type="float">
            <text:p>48,37</text:p>
          </table:table-cell>
          <table:table-cell table:style-name="ce1" table:content-validation-name="val1" office:value-type="float" office:value="39.52" calcext:value-type="float">
            <text:p>39,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3 12:00:23</text:p>
          </table:table-cell>
          <table:table-cell table:style-name="ce1" table:content-validation-name="val1" office:value-type="float" office:value="41.1792" calcext:value-type="float">
            <text:p>41,1792</text:p>
          </table:table-cell>
          <table:table-cell table:style-name="ce1" table:content-validation-name="val1" office:value-type="float" office:value="29.7352" calcext:value-type="float">
            <text:p>29,7352</text:p>
          </table:table-cell>
          <table:table-cell table:style-name="ce1" table:content-validation-name="val1" office:value-type="float" office:value="39.5172" calcext:value-type="float">
            <text:p>39,51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6 13:46:39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37.19555557" calcext:value-type="float">
            <text:p>37,19555557</text:p>
          </table:table-cell>
          <table:table-cell table:style-name="ce1" table:content-validation-name="val1" office:value-type="float" office:value="39.50739207" calcext:value-type="float">
            <text:p>39,507392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3 0:58:31</text:p>
          </table:table-cell>
          <table:table-cell table:style-name="ce1" table:content-validation-name="val1" office:value-type="float" office:value="13.5" calcext:value-type="float">
            <text:p>13,5</text:p>
          </table:table-cell>
          <table:table-cell table:style-name="ce1" table:content-validation-name="val1" office:value-type="float" office:value="46.8" calcext:value-type="float">
            <text:p>46,8</text:p>
          </table:table-cell>
          <table:table-cell table:style-name="ce1" table:content-validation-name="val1" office:value-type="float" office:value="39.5" calcext:value-type="float">
            <text:p>39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0:53:37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41.5559786" calcext:value-type="float">
            <text:p>41,5559786</text:p>
          </table:table-cell>
          <table:table-cell table:style-name="ce1" table:content-validation-name="val1" office:value-type="float" office:value="39.49497832" calcext:value-type="float">
            <text:p>39,494978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6 6:13:25</text:p>
          </table:table-cell>
          <table:table-cell table:style-name="ce1" table:content-validation-name="val1" office:value-type="float" office:value="44.1582" calcext:value-type="float">
            <text:p>44,1582</text:p>
          </table:table-cell>
          <table:table-cell table:style-name="ce1" table:content-validation-name="val1" office:value-type="float" office:value="33.75" calcext:value-type="float">
            <text:p>33,75</text:p>
          </table:table-cell>
          <table:table-cell table:style-name="ce1" table:content-validation-name="val1" office:value-type="float" office:value="39.49" calcext:value-type="float">
            <text:p>39,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0/2015 7:45:44</text:p>
          </table:table-cell>
          <table:table-cell table:style-name="ce1" table:content-validation-name="val1" office:value-type="float" office:value="12.33524261" calcext:value-type="float">
            <text:p>12,33524261</text:p>
          </table:table-cell>
          <table:table-cell table:style-name="ce1" table:content-validation-name="val1" office:value-type="float" office:value="29.7249241" calcext:value-type="float">
            <text:p>29,7249241</text:p>
          </table:table-cell>
          <table:table-cell table:style-name="ce1" table:content-validation-name="val1" office:value-type="float" office:value="39.48996512" calcext:value-type="float">
            <text:p>39,489965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5 6:20:29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4.70002741" calcext:value-type="float">
            <text:p>44,70002741</text:p>
          </table:table-cell>
          <table:table-cell table:style-name="ce1" table:content-validation-name="val1" office:value-type="float" office:value="39.48812582" calcext:value-type="float">
            <text:p>39,488125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5 16:01:14</text:p>
          </table:table-cell>
          <table:table-cell table:style-name="ce1" table:content-validation-name="val1" office:value-type="float" office:value="44.17794741" calcext:value-type="float">
            <text:p>44,17794741</text:p>
          </table:table-cell>
          <table:table-cell table:style-name="ce1" table:content-validation-name="val1" office:value-type="float" office:value="24.85963549" calcext:value-type="float">
            <text:p>24,85963549</text:p>
          </table:table-cell>
          <table:table-cell table:style-name="ce1" table:content-validation-name="val1" office:value-type="float" office:value="39.48766" calcext:value-type="float">
            <text:p>39,487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8/2014 7:05:29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41.97503499" calcext:value-type="float">
            <text:p>41,97503499</text:p>
          </table:table-cell>
          <table:table-cell table:style-name="ce1" table:content-validation-name="val1" office:value-type="float" office:value="39.48414869" calcext:value-type="float">
            <text:p>39,484148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1/2015 22:49:07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1.97503499" calcext:value-type="float">
            <text:p>41,97503499</text:p>
          </table:table-cell>
          <table:table-cell table:style-name="ce1" table:content-validation-name="val1" office:value-type="float" office:value="39.48414869" calcext:value-type="float">
            <text:p>39,484148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1/2015 14:27:44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6.99326238" calcext:value-type="float">
            <text:p>36,99326238</text:p>
          </table:table-cell>
          <table:table-cell table:style-name="ce1" table:content-validation-name="val1" office:value-type="float" office:value="39.48414869" calcext:value-type="float">
            <text:p>39,484148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14:21:36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1.975" calcext:value-type="float">
            <text:p>41,975</text:p>
          </table:table-cell>
          <table:table-cell table:style-name="ce1" table:content-validation-name="val1" office:value-type="float" office:value="39.484" calcext:value-type="float">
            <text:p>39,4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5 23:18:27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2.06088197" calcext:value-type="float">
            <text:p>42,06088197</text:p>
          </table:table-cell>
          <table:table-cell table:style-name="ce1" table:content-validation-name="val1" office:value-type="float" office:value="39.48255977" calcext:value-type="float">
            <text:p>39,482559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5 4:51:19</text:p>
          </table:table-cell>
          <table:table-cell table:style-name="ce1" table:content-validation-name="val1" office:value-type="float" office:value="42.19" calcext:value-type="float">
            <text:p>42,19</text:p>
          </table:table-cell>
          <table:table-cell table:style-name="ce1" table:content-validation-name="val1" office:value-type="float" office:value="36.99" calcext:value-type="float">
            <text:p>36,99</text:p>
          </table:table-cell>
          <table:table-cell table:style-name="ce1" table:content-validation-name="val1" office:value-type="float" office:value="39.48" calcext:value-type="float">
            <text:p>39,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5 13:35:26</text:p>
          </table:table-cell>
          <table:table-cell table:style-name="ce1" table:content-validation-name="val1" office:value-type="float" office:value="20.574" calcext:value-type="float">
            <text:p>20,574</text:p>
          </table:table-cell>
          <table:table-cell table:style-name="ce1" table:content-validation-name="val1" office:value-type="float" office:value="34.91" calcext:value-type="float">
            <text:p>34,91</text:p>
          </table:table-cell>
          <table:table-cell table:style-name="ce1" table:content-validation-name="val1" office:value-type="float" office:value="39.48" calcext:value-type="float">
            <text:p>39,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4 19:54:30</text:p>
          </table:table-cell>
          <table:table-cell table:style-name="ce1" table:content-validation-name="val1" office:value-type="float" office:value="53.87475" calcext:value-type="float">
            <text:p>53,87475</text:p>
          </table:table-cell>
          <table:table-cell table:style-name="ce1" table:content-validation-name="val1" office:value-type="float" office:value="45.460716" calcext:value-type="float">
            <text:p>45,460716</text:p>
          </table:table-cell>
          <table:table-cell table:style-name="ce1" table:content-validation-name="val1" office:value-type="float" office:value="39.478394" calcext:value-type="float">
            <text:p>39,4783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5 23:01:15</text:p>
          </table:table-cell>
          <table:table-cell table:style-name="ce1" table:content-validation-name="val1" office:value-type="float" office:value="27.79611731" calcext:value-type="float">
            <text:p>27,79611731</text:p>
          </table:table-cell>
          <table:table-cell table:style-name="ce1" table:content-validation-name="val1" office:value-type="float" office:value="29.38" calcext:value-type="float">
            <text:p>29,38</text:p>
          </table:table-cell>
          <table:table-cell table:style-name="ce1" table:content-validation-name="val1" office:value-type="float" office:value="39.47351186" calcext:value-type="float">
            <text:p>39,473511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15:19:16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58.3050093" calcext:value-type="float">
            <text:p>58,3050093</text:p>
          </table:table-cell>
          <table:table-cell table:style-name="ce1" table:content-validation-name="val1" office:value-type="float" office:value="39.46554292" calcext:value-type="float">
            <text:p>39,465542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3 19:28:07</text:p>
          </table:table-cell>
          <table:table-cell table:style-name="ce1" table:content-validation-name="val1" office:value-type="float" office:value="50.12" calcext:value-type="float">
            <text:p>50,12</text:p>
          </table:table-cell>
          <table:table-cell table:style-name="ce1" table:content-validation-name="val1" office:value-type="float" office:value="35.57" calcext:value-type="float">
            <text:p>35,57</text:p>
          </table:table-cell>
          <table:table-cell table:style-name="ce1" table:content-validation-name="val1" office:value-type="float" office:value="39.46" calcext:value-type="float">
            <text:p>39,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3/2015 5:08:58</text:p>
          </table:table-cell>
          <table:table-cell table:style-name="ce1" table:content-validation-name="val1" office:value-type="float" office:value="19.69877257" calcext:value-type="float">
            <text:p>19,69877257</text:p>
          </table:table-cell>
          <table:table-cell table:style-name="ce1" table:content-validation-name="val1" office:value-type="float" office:value="39.78731069" calcext:value-type="float">
            <text:p>39,78731069</text:p>
          </table:table-cell>
          <table:table-cell table:style-name="ce1" table:content-validation-name="val1" office:value-type="float" office:value="39.45922299" calcext:value-type="float">
            <text:p>39,459222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6 1:38:09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28.0273" calcext:value-type="float">
            <text:p>28,0273</text:p>
          </table:table-cell>
          <table:table-cell table:style-name="ce1" table:content-validation-name="val1" office:value-type="float" office:value="39.4563" calcext:value-type="float">
            <text:p>39,45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9/2015 21:40:00</text:p>
          </table:table-cell>
          <table:table-cell table:style-name="ce1" table:content-validation-name="val1" office:value-type="float" office:value="12.24242271" calcext:value-type="float">
            <text:p>12,24242271</text:p>
          </table:table-cell>
          <table:table-cell table:style-name="ce1" table:content-validation-name="val1" office:value-type="float" office:value="37.09383841" calcext:value-type="float">
            <text:p>37,09383841</text:p>
          </table:table-cell>
          <table:table-cell table:style-name="ce1" table:content-validation-name="val1" office:value-type="float" office:value="39.45333358" calcext:value-type="float">
            <text:p>39,453333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9/2015 7:08:32</text:p>
          </table:table-cell>
          <table:table-cell table:style-name="ce1" table:content-validation-name="val1" office:value-type="float" office:value="54.14180412" calcext:value-type="float">
            <text:p>54,14180412</text:p>
          </table:table-cell>
          <table:table-cell table:style-name="ce1" table:content-validation-name="val1" office:value-type="float" office:value="41.31042823" calcext:value-type="float">
            <text:p>41,31042823</text:p>
          </table:table-cell>
          <table:table-cell table:style-name="ce1" table:content-validation-name="val1" office:value-type="float" office:value="39.45043173" calcext:value-type="float">
            <text:p>39,450431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5 5:53:06</text:p>
          </table:table-cell>
          <table:table-cell table:style-name="ce1" table:content-validation-name="val1" office:value-type="float" office:value="37.22" calcext:value-type="float">
            <text:p>37,22</text:p>
          </table:table-cell>
          <table:table-cell table:style-name="ce1" table:content-validation-name="val1" office:value-type="float" office:value="39.83" calcext:value-type="float">
            <text:p>39,83</text:p>
          </table:table-cell>
          <table:table-cell table:style-name="ce1" table:content-validation-name="val1" office:value-type="float" office:value="39.45" calcext:value-type="float">
            <text:p>39,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8/2015 1:12:23</text:p>
          </table:table-cell>
          <table:table-cell table:style-name="ce1" table:content-validation-name="val1" office:value-type="float" office:value="31.89828865" calcext:value-type="float">
            <text:p>31,89828865</text:p>
          </table:table-cell>
          <table:table-cell table:style-name="ce1" table:content-validation-name="val1" office:value-type="float" office:value="37.26965656" calcext:value-type="float">
            <text:p>37,26965656</text:p>
          </table:table-cell>
          <table:table-cell table:style-name="ce1" table:content-validation-name="val1" office:value-type="float" office:value="39.44931904" calcext:value-type="float">
            <text:p>39,449319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6 2:33:19</text:p>
          </table:table-cell>
          <table:table-cell table:style-name="ce1" table:content-validation-name="val1" office:value-type="float" office:value="21.16" calcext:value-type="float">
            <text:p>21,16</text:p>
          </table:table-cell>
          <table:table-cell table:style-name="ce1" table:content-validation-name="val1" office:value-type="float" office:value="40.676" calcext:value-type="float">
            <text:p>40,676</text:p>
          </table:table-cell>
          <table:table-cell table:style-name="ce1" table:content-validation-name="val1" office:value-type="float" office:value="39.447" calcext:value-type="float">
            <text:p>39,4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6 1:39:55</text:p>
          </table:table-cell>
          <table:table-cell table:style-name="ce1" table:content-validation-name="val1" office:value-type="float" office:value="50.01131336" calcext:value-type="float">
            <text:p>50,01131336</text:p>
          </table:table-cell>
          <table:table-cell table:style-name="ce1" table:content-validation-name="val1" office:value-type="float" office:value="40.66682389" calcext:value-type="float">
            <text:p>40,66682389</text:p>
          </table:table-cell>
          <table:table-cell table:style-name="ce1" table:content-validation-name="val1" office:value-type="float" office:value="39.44458367" calcext:value-type="float">
            <text:p>39,444583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6 19:28:37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42.33045" calcext:value-type="float">
            <text:p>42,33045</text:p>
          </table:table-cell>
          <table:table-cell table:style-name="ce1" table:content-validation-name="val1" office:value-type="float" office:value="39.44" calcext:value-type="float">
            <text:p>39,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6 16:38:28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46.63432126" calcext:value-type="float">
            <text:p>46,63432126</text:p>
          </table:table-cell>
          <table:table-cell table:style-name="ce1" table:content-validation-name="val1" office:value-type="float" office:value="39.43869626" calcext:value-type="float">
            <text:p>39,438696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7/2016 14:19:22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9.89838932" calcext:value-type="float">
            <text:p>39,89838932</text:p>
          </table:table-cell>
          <table:table-cell table:style-name="ce1" table:content-validation-name="val1" office:value-type="float" office:value="39.43416935" calcext:value-type="float">
            <text:p>39,434169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7/2015 15:52:35</text:p>
          </table:table-cell>
          <table:table-cell table:style-name="ce1" table:content-validation-name="val1" office:value-type="float" office:value="60.90875" calcext:value-type="float">
            <text:p>60,90875</text:p>
          </table:table-cell>
          <table:table-cell table:style-name="ce1" table:content-validation-name="val1" office:value-type="float" office:value="42.33045" calcext:value-type="float">
            <text:p>42,33045</text:p>
          </table:table-cell>
          <table:table-cell table:style-name="ce1" table:content-validation-name="val1" office:value-type="float" office:value="39.42829" calcext:value-type="float">
            <text:p>39,428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3/2015 12:28:53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9.4282887" calcext:value-type="float">
            <text:p>39,42828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4/2014 9:07:13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40.63089577" calcext:value-type="float">
            <text:p>40,63089577</text:p>
          </table:table-cell>
          <table:table-cell table:style-name="ce1" table:content-validation-name="val1" office:value-type="float" office:value="39.4282887" calcext:value-type="float">
            <text:p>39,42828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9:53:40</text:p>
          </table:table-cell>
          <table:table-cell table:style-name="ce1" table:content-validation-name="val1" office:value-type="float" office:value="59.95651441" calcext:value-type="float">
            <text:p>59,95651441</text:p>
          </table:table-cell>
          <table:table-cell table:style-name="ce1" table:content-validation-name="val1" office:value-type="float" office:value="43.83371355" calcext:value-type="float">
            <text:p>43,83371355</text:p>
          </table:table-cell>
          <table:table-cell table:style-name="ce1" table:content-validation-name="val1" office:value-type="float" office:value="39.42814437" calcext:value-type="float">
            <text:p>39,428144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3 3:51:42</text:p>
          </table:table-cell>
          <table:table-cell table:style-name="ce1" table:content-validation-name="val1" office:value-type="float" office:value="16.73215893" calcext:value-type="float">
            <text:p>16,73215893</text:p>
          </table:table-cell>
          <table:table-cell table:style-name="ce1" table:content-validation-name="val1" office:value-type="float" office:value="29.1352033" calcext:value-type="float">
            <text:p>29,1352033</text:p>
          </table:table-cell>
          <table:table-cell table:style-name="ce1" table:content-validation-name="val1" office:value-type="float" office:value="39.42814437" calcext:value-type="float">
            <text:p>39,428144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5 9:54:20</text:p>
          </table:table-cell>
          <table:table-cell table:style-name="ce1" table:content-validation-name="val1" office:value-type="float" office:value="49.701" calcext:value-type="float">
            <text:p>49,701</text:p>
          </table:table-cell>
          <table:table-cell table:style-name="ce1" table:content-validation-name="val1" office:value-type="float" office:value="25.847" calcext:value-type="float">
            <text:p>25,847</text:p>
          </table:table-cell>
          <table:table-cell table:style-name="ce1" table:content-validation-name="val1" office:value-type="float" office:value="39.426" calcext:value-type="float">
            <text:p>39,4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4 13:57:20</text:p>
          </table:table-cell>
          <table:table-cell table:style-name="ce1" table:content-validation-name="val1" office:value-type="float" office:value="41.9559944" calcext:value-type="float">
            <text:p>41,9559944</text:p>
          </table:table-cell>
          <table:table-cell table:style-name="ce1" table:content-validation-name="val1" office:value-type="float" office:value="40.44838511" calcext:value-type="float">
            <text:p>40,44838511</text:p>
          </table:table-cell>
          <table:table-cell table:style-name="ce1" table:content-validation-name="val1" office:value-type="float" office:value="39.42011239" calcext:value-type="float">
            <text:p>39,420112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5 16:13:57</text:p>
          </table:table-cell>
          <table:table-cell table:style-name="ce1" table:content-validation-name="val1" office:value-type="float" office:value="25.104" calcext:value-type="float">
            <text:p>25,104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9.42" calcext:value-type="float">
            <text:p>39,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3:21:58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0.37025632" calcext:value-type="float">
            <text:p>40,37025632</text:p>
          </table:table-cell>
          <table:table-cell table:style-name="ce1" table:content-validation-name="val1" office:value-type="float" office:value="39.41892627" calcext:value-type="float">
            <text:p>39,418926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5 16:45:14</text:p>
          </table:table-cell>
          <table:table-cell table:style-name="ce1" table:content-validation-name="val1" office:value-type="float" office:value="44.19642043" calcext:value-type="float">
            <text:p>44,19642043</text:p>
          </table:table-cell>
          <table:table-cell table:style-name="ce1" table:content-validation-name="val1" office:value-type="float" office:value="36.72533032" calcext:value-type="float">
            <text:p>36,72533032</text:p>
          </table:table-cell>
          <table:table-cell table:style-name="ce1" table:content-validation-name="val1" office:value-type="float" office:value="39.39930258" calcext:value-type="float">
            <text:p>39,399302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5 22:13:13</text:p>
          </table:table-cell>
          <table:table-cell table:style-name="ce1" table:content-validation-name="val1" office:value-type="float" office:value="52.74" calcext:value-type="float">
            <text:p>52,74</text:p>
          </table:table-cell>
          <table:table-cell table:style-name="ce1" table:content-validation-name="val1" office:value-type="float" office:value="40.24" calcext:value-type="float">
            <text:p>40,24</text:p>
          </table:table-cell>
          <table:table-cell table:style-name="ce1" table:content-validation-name="val1" office:value-type="float" office:value="39.39" calcext:value-type="float">
            <text:p>39,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3 16:31:52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33.30180052" calcext:value-type="float">
            <text:p>33,30180052</text:p>
          </table:table-cell>
          <table:table-cell table:style-name="ce1" table:content-validation-name="val1" office:value-type="float" office:value="39.38829232" calcext:value-type="float">
            <text:p>39,388292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3 1:37:39</text:p>
          </table:table-cell>
          <table:table-cell table:style-name="ce1" table:content-validation-name="val1" office:value-type="float" office:value="41.19121108" calcext:value-type="float">
            <text:p>41,19121108</text:p>
          </table:table-cell>
          <table:table-cell table:style-name="ce1" table:content-validation-name="val1" office:value-type="float" office:value="29.31618322" calcext:value-type="float">
            <text:p>29,31618322</text:p>
          </table:table-cell>
          <table:table-cell table:style-name="ce1" table:content-validation-name="val1" office:value-type="float" office:value="39.38648738" calcext:value-type="float">
            <text:p>39,386487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9/2015 12:44:50</text:p>
          </table:table-cell>
          <table:table-cell table:style-name="ce1" table:content-validation-name="val1" office:value-type="float" office:value="25.74345212" calcext:value-type="float">
            <text:p>25,74345212</text:p>
          </table:table-cell>
          <table:table-cell table:style-name="ce1" table:content-validation-name="val1" office:value-type="float" office:value="34.43984949" calcext:value-type="float">
            <text:p>34,43984949</text:p>
          </table:table-cell>
          <table:table-cell table:style-name="ce1" table:content-validation-name="val1" office:value-type="float" office:value="39.37451145" calcext:value-type="float">
            <text:p>39,374511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21:05:30</text:p>
          </table:table-cell>
          <table:table-cell table:style-name="ce1" table:content-validation-name="val1" office:value-type="float" office:value="36.771308" calcext:value-type="float">
            <text:p>36,771308</text:p>
          </table:table-cell>
          <table:table-cell table:style-name="ce1" table:content-validation-name="val1" office:value-type="float" office:value="31.99973432" calcext:value-type="float">
            <text:p>31,99973432</text:p>
          </table:table-cell>
          <table:table-cell table:style-name="ce1" table:content-validation-name="val1" office:value-type="float" office:value="39.37159922" calcext:value-type="float">
            <text:p>39,371599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7/2015 20:56:13</text:p>
          </table:table-cell>
          <table:table-cell table:style-name="ce1" table:content-validation-name="val1" office:value-type="float" office:value="58.21" calcext:value-type="float">
            <text:p>58,21</text:p>
          </table:table-cell>
          <table:table-cell table:style-name="ce1" table:content-validation-name="val1" office:value-type="float" office:value="35.13" calcext:value-type="float">
            <text:p>35,13</text:p>
          </table:table-cell>
          <table:table-cell table:style-name="ce1" table:content-validation-name="val1" office:value-type="float" office:value="39.37" calcext:value-type="float">
            <text:p>39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5 10:37:30</text:p>
          </table:table-cell>
          <table:table-cell table:style-name="ce1" table:content-validation-name="val1" office:value-type="float" office:value="43.71902359" calcext:value-type="float">
            <text:p>43,71902359</text:p>
          </table:table-cell>
          <table:table-cell table:style-name="ce1" table:content-validation-name="val1" office:value-type="float" office:value="25.10258827" calcext:value-type="float">
            <text:p>25,10258827</text:p>
          </table:table-cell>
          <table:table-cell table:style-name="ce1" table:content-validation-name="val1" office:value-type="float" office:value="39.36215427" calcext:value-type="float">
            <text:p>39,362154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4 20:48:00</text:p>
          </table:table-cell>
          <table:table-cell table:style-name="ce1" table:content-validation-name="val1" office:value-type="float" office:value="18.50704212" calcext:value-type="float">
            <text:p>18,50704212</text:p>
          </table:table-cell>
          <table:table-cell table:style-name="ce1" table:content-validation-name="val1" office:value-type="float" office:value="38.97222139" calcext:value-type="float">
            <text:p>38,97222139</text:p>
          </table:table-cell>
          <table:table-cell table:style-name="ce1" table:content-validation-name="val1" office:value-type="float" office:value="39.35698648" calcext:value-type="float">
            <text:p>39,356986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3 5:32:25</text:p>
          </table:table-cell>
          <table:table-cell table:style-name="ce1" table:content-validation-name="val1" office:value-type="float" office:value="44.7233642" calcext:value-type="float">
            <text:p>44,7233642</text:p>
          </table:table-cell>
          <table:table-cell table:style-name="ce1" table:content-validation-name="val1" office:value-type="float" office:value="45.06362365" calcext:value-type="float">
            <text:p>45,06362365</text:p>
          </table:table-cell>
          <table:table-cell table:style-name="ce1" table:content-validation-name="val1" office:value-type="float" office:value="39.35517866" calcext:value-type="float">
            <text:p>39,355178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4 17:57:17</text:p>
          </table:table-cell>
          <table:table-cell table:style-name="ce1" table:content-validation-name="val1" office:value-type="float" office:value="13.58" calcext:value-type="float">
            <text:p>13,58</text:p>
          </table:table-cell>
          <table:table-cell table:style-name="ce1" table:content-validation-name="val1" office:value-type="float" office:value="31.517" calcext:value-type="float">
            <text:p>31,517</text:p>
          </table:table-cell>
          <table:table-cell table:style-name="ce1" table:content-validation-name="val1" office:value-type="float" office:value="39.35045" calcext:value-type="float">
            <text:p>39,350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6 5:41:17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6.28264806" calcext:value-type="float">
            <text:p>36,28264806</text:p>
          </table:table-cell>
          <table:table-cell table:style-name="ce1" table:content-validation-name="val1" office:value-type="float" office:value="39.34790452" calcext:value-type="float">
            <text:p>39,347904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2:35:24</text:p>
          </table:table-cell>
          <table:table-cell table:style-name="ce1" table:content-validation-name="val1" office:value-type="float" office:value="40.89873483" calcext:value-type="float">
            <text:p>40,89873483</text:p>
          </table:table-cell>
          <table:table-cell table:style-name="ce1" table:content-validation-name="val1" office:value-type="float" office:value="30.69154634" calcext:value-type="float">
            <text:p>30,69154634</text:p>
          </table:table-cell>
          <table:table-cell table:style-name="ce1" table:content-validation-name="val1" office:value-type="float" office:value="39.34688727" calcext:value-type="float">
            <text:p>39,346887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16:51:16</text:p>
          </table:table-cell>
          <table:table-cell table:style-name="ce1" table:content-validation-name="val1" office:value-type="float" office:value="43.20794531" calcext:value-type="float">
            <text:p>43,20794531</text:p>
          </table:table-cell>
          <table:table-cell table:style-name="ce1" table:content-validation-name="val1" office:value-type="float" office:value="31.36893104" calcext:value-type="float">
            <text:p>31,36893104</text:p>
          </table:table-cell>
          <table:table-cell table:style-name="ce1" table:content-validation-name="val1" office:value-type="float" office:value="39.32188517" calcext:value-type="float">
            <text:p>39,321885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4 19:15:51</text:p>
          </table:table-cell>
          <table:table-cell table:style-name="ce1" table:content-validation-name="val1" office:value-type="float" office:value="25.6783" calcext:value-type="float">
            <text:p>25,6783</text:p>
          </table:table-cell>
          <table:table-cell table:style-name="ce1" table:content-validation-name="val1" office:value-type="float" office:value="35.867" calcext:value-type="float">
            <text:p>35,867</text:p>
          </table:table-cell>
          <table:table-cell table:style-name="ce1" table:content-validation-name="val1" office:value-type="float" office:value="39.315" calcext:value-type="float">
            <text:p>39,3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8/2015 9:57:00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32.66644906" calcext:value-type="float">
            <text:p>32,66644906</text:p>
          </table:table-cell>
          <table:table-cell table:style-name="ce1" table:content-validation-name="val1" office:value-type="float" office:value="39.31187838" calcext:value-type="float">
            <text:p>39,311878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6/2013 20:13:39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number-columns-repeated="2" table:style-name="ce1" table:content-validation-name="val1" office:value-type="float" office:value="39.31126" calcext:value-type="float">
            <text:p>39,311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4 19:47:25</text:p>
          </table:table-cell>
          <table:table-cell table:style-name="ce1" table:content-validation-name="val1" office:value-type="float" office:value="43.09055" calcext:value-type="float">
            <text:p>43,09055</text:p>
          </table:table-cell>
          <table:table-cell table:style-name="ce1" table:content-validation-name="val1" office:value-type="float" office:value="35.17614" calcext:value-type="float">
            <text:p>35,17614</text:p>
          </table:table-cell>
          <table:table-cell table:style-name="ce1" table:content-validation-name="val1" office:value-type="float" office:value="39.30507" calcext:value-type="float">
            <text:p>39,305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3 18:58:45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45.09651097" calcext:value-type="float">
            <text:p>45,09651097</text:p>
          </table:table-cell>
          <table:table-cell table:style-name="ce1" table:content-validation-name="val1" office:value-type="float" office:value="39.30506758" calcext:value-type="float">
            <text:p>39,305067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6 10:48:02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3.60658" calcext:value-type="float">
            <text:p>43,60658</text:p>
          </table:table-cell>
          <table:table-cell table:style-name="ce1" table:content-validation-name="val1" office:value-type="float" office:value="39.2995" calcext:value-type="float">
            <text:p>39,29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4/2015 13:18:42</text:p>
          </table:table-cell>
          <table:table-cell table:style-name="ce1" table:content-validation-name="val1" office:value-type="float" office:value="43.37" calcext:value-type="float">
            <text:p>43,37</text:p>
          </table:table-cell>
          <table:table-cell table:style-name="ce1" table:content-validation-name="val1" office:value-type="float" office:value="50.67" calcext:value-type="float">
            <text:p>50,67</text:p>
          </table:table-cell>
          <table:table-cell table:style-name="ce1" table:content-validation-name="val1" office:value-type="float" office:value="39.29" calcext:value-type="float">
            <text:p>39,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5 3:44:09</text:p>
          </table:table-cell>
          <table:table-cell table:style-name="ce1" table:content-validation-name="val1" office:value-type="float" office:value="13.11" calcext:value-type="float">
            <text:p>13,11</text:p>
          </table:table-cell>
          <table:table-cell table:style-name="ce1" table:content-validation-name="val1" office:value-type="float" office:value="44.23" calcext:value-type="float">
            <text:p>44,23</text:p>
          </table:table-cell>
          <table:table-cell table:style-name="ce1" table:content-validation-name="val1" office:value-type="float" office:value="39.29" calcext:value-type="float">
            <text:p>39,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4 11:04:29</text:p>
          </table:table-cell>
          <table:table-cell table:style-name="ce1" table:content-validation-name="val1" office:value-type="float" office:value="21.07289964" calcext:value-type="float">
            <text:p>21,07289964</text:p>
          </table:table-cell>
          <table:table-cell table:style-name="ce1" table:content-validation-name="val1" office:value-type="float" office:value="50.37992687" calcext:value-type="float">
            <text:p>50,37992687</text:p>
          </table:table-cell>
          <table:table-cell table:style-name="ce1" table:content-validation-name="val1" office:value-type="float" office:value="39.28028509" calcext:value-type="float">
            <text:p>39,280285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5 17:56:04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39.57854155" calcext:value-type="float">
            <text:p>39,57854155</text:p>
          </table:table-cell>
          <table:table-cell table:style-name="ce1" table:content-validation-name="val1" office:value-type="float" office:value="39.27785482" calcext:value-type="float">
            <text:p>39,277854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5 6:28:18</text:p>
          </table:table-cell>
          <table:table-cell table:style-name="ce1" table:content-validation-name="val1" office:value-type="float" office:value="55.15" calcext:value-type="float">
            <text:p>55,15</text:p>
          </table:table-cell>
          <table:table-cell table:style-name="ce1" table:content-validation-name="val1" office:value-type="float" office:value="23.37" calcext:value-type="float">
            <text:p>23,37</text:p>
          </table:table-cell>
          <table:table-cell table:style-name="ce1" table:content-validation-name="val1" office:value-type="float" office:value="39.27" calcext:value-type="float">
            <text:p>39,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12:15:12</text:p>
          </table:table-cell>
          <table:table-cell table:style-name="ce1" table:content-validation-name="val1" office:value-type="float" office:value="42.81393021" calcext:value-type="float">
            <text:p>42,81393021</text:p>
          </table:table-cell>
          <table:table-cell table:style-name="ce1" table:content-validation-name="val1" office:value-type="float" office:value="36.19118078" calcext:value-type="float">
            <text:p>36,19118078</text:p>
          </table:table-cell>
          <table:table-cell table:style-name="ce1" table:content-validation-name="val1" office:value-type="float" office:value="39.26608358" calcext:value-type="float">
            <text:p>39,266083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13:40:09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42.68883752" calcext:value-type="float">
            <text:p>42,68883752</text:p>
          </table:table-cell>
          <table:table-cell table:style-name="ce1" table:content-validation-name="val1" office:value-type="float" office:value="39.26301537" calcext:value-type="float">
            <text:p>39,263015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4 15:38:08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23.86702098" calcext:value-type="float">
            <text:p>23,86702098</text:p>
          </table:table-cell>
          <table:table-cell table:style-name="ce1" table:content-validation-name="val1" office:value-type="float" office:value="39.26138899" calcext:value-type="float">
            <text:p>39,261388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5 9:39:27</text:p>
          </table:table-cell>
          <table:table-cell table:style-name="ce1" table:content-validation-name="val1" office:value-type="float" office:value="43.3708913" calcext:value-type="float">
            <text:p>43,3708913</text:p>
          </table:table-cell>
          <table:table-cell table:style-name="ce1" table:content-validation-name="val1" office:value-type="float" office:value="33.45196495" calcext:value-type="float">
            <text:p>33,45196495</text:p>
          </table:table-cell>
          <table:table-cell table:style-name="ce1" table:content-validation-name="val1" office:value-type="float" office:value="39.26002789" calcext:value-type="float">
            <text:p>39,260027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4 2:46:23</text:p>
          </table:table-cell>
          <table:table-cell table:style-name="ce1" table:content-validation-name="val1" office:value-type="float" office:value="47.23648481" calcext:value-type="float">
            <text:p>47,23648481</text:p>
          </table:table-cell>
          <table:table-cell table:style-name="ce1" table:content-validation-name="val1" office:value-type="float" office:value="30.74" calcext:value-type="float">
            <text:p>30,74</text:p>
          </table:table-cell>
          <table:table-cell table:style-name="ce1" table:content-validation-name="val1" office:value-type="float" office:value="39.26" calcext:value-type="float">
            <text:p>39,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5/2014 5:13:54</text:p>
          </table:table-cell>
          <table:table-cell table:style-name="ce1" table:content-validation-name="val1" office:value-type="float" office:value="22.92318229" calcext:value-type="float">
            <text:p>22,92318229</text:p>
          </table:table-cell>
          <table:table-cell table:style-name="ce1" table:content-validation-name="val1" office:value-type="float" office:value="50.3587225" calcext:value-type="float">
            <text:p>50,3587225</text:p>
          </table:table-cell>
          <table:table-cell table:style-name="ce1" table:content-validation-name="val1" office:value-type="float" office:value="39.25376589" calcext:value-type="float">
            <text:p>39,253765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8/2013 10:25:34</text:p>
          </table:table-cell>
          <table:table-cell table:style-name="ce1" table:content-validation-name="val1" office:value-type="float" office:value="31.711" calcext:value-type="float">
            <text:p>31,711</text:p>
          </table:table-cell>
          <table:table-cell table:style-name="ce1" table:content-validation-name="val1" office:value-type="float" office:value="50.443" calcext:value-type="float">
            <text:p>50,443</text:p>
          </table:table-cell>
          <table:table-cell table:style-name="ce1" table:content-validation-name="val1" office:value-type="float" office:value="39.25" calcext:value-type="float">
            <text:p>39,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5 5:33:03</text:p>
          </table:table-cell>
          <table:table-cell table:style-name="ce1" table:content-validation-name="val1" office:value-type="float" office:value="51.08" calcext:value-type="float">
            <text:p>51,08</text:p>
          </table:table-cell>
          <table:table-cell table:style-name="ce1" table:content-validation-name="val1" office:value-type="float" office:value="43.7" calcext:value-type="float">
            <text:p>43,7</text:p>
          </table:table-cell>
          <table:table-cell table:style-name="ce1" table:content-validation-name="val1" office:value-type="float" office:value="39.25" calcext:value-type="float">
            <text:p>39,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3 0:43:48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4.82581768" calcext:value-type="float">
            <text:p>34,82581768</text:p>
          </table:table-cell>
          <table:table-cell table:style-name="ce1" table:content-validation-name="val1" office:value-type="float" office:value="39.24228262" calcext:value-type="float">
            <text:p>39,242282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5 1:37:33</text:p>
          </table:table-cell>
          <table:table-cell table:style-name="ce1" table:content-validation-name="val1" office:value-type="float" office:value="13.11399" calcext:value-type="float">
            <text:p>13,11399</text:p>
          </table:table-cell>
          <table:table-cell table:style-name="ce1" table:content-validation-name="val1" office:value-type="float" office:value="51.1037" calcext:value-type="float">
            <text:p>51,1037</text:p>
          </table:table-cell>
          <table:table-cell table:style-name="ce1" table:content-validation-name="val1" office:value-type="float" office:value="39.23139" calcext:value-type="float">
            <text:p>39,231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7/2014 17:32:05</text:p>
          </table:table-cell>
          <table:table-cell table:style-name="ce1" table:content-validation-name="val1" office:value-type="float" office:value="14.46" calcext:value-type="float">
            <text:p>14,46</text:p>
          </table:table-cell>
          <table:table-cell table:style-name="ce1" table:content-validation-name="val1" office:value-type="float" office:value="36.3342" calcext:value-type="float">
            <text:p>36,3342</text:p>
          </table:table-cell>
          <table:table-cell table:style-name="ce1" table:content-validation-name="val1" office:value-type="float" office:value="39.2306" calcext:value-type="float">
            <text:p>39,23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5 16:44:54</text:p>
          </table:table-cell>
          <table:table-cell table:style-name="ce1" table:content-validation-name="val1" office:value-type="float" office:value="26.29" calcext:value-type="float">
            <text:p>26,29</text:p>
          </table:table-cell>
          <table:table-cell table:style-name="ce1" table:content-validation-name="val1" office:value-type="float" office:value="50.09" calcext:value-type="float">
            <text:p>50,09</text:p>
          </table:table-cell>
          <table:table-cell table:style-name="ce1" table:content-validation-name="val1" office:value-type="float" office:value="39.23" calcext:value-type="float">
            <text:p>39,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3 17:21:48</text:p>
          </table:table-cell>
          <table:table-cell table:style-name="ce1" table:content-validation-name="val1" office:value-type="float" office:value="60.52223486" calcext:value-type="float">
            <text:p>60,52223486</text:p>
          </table:table-cell>
          <table:table-cell table:style-name="ce1" table:content-validation-name="val1" office:value-type="float" office:value="26.2745288" calcext:value-type="float">
            <text:p>26,2745288</text:p>
          </table:table-cell>
          <table:table-cell table:style-name="ce1" table:content-validation-name="val1" office:value-type="float" office:value="39.22885029" calcext:value-type="float">
            <text:p>39,228850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9/2016 13:27:14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28.52652" calcext:value-type="float">
            <text:p>28,52652</text:p>
          </table:table-cell>
          <table:table-cell table:style-name="ce1" table:content-validation-name="val1" office:value-type="float" office:value="39.22505" calcext:value-type="float">
            <text:p>39,225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7/2015 9:47:06</text:p>
          </table:table-cell>
          <table:table-cell table:style-name="ce1" table:content-validation-name="val1" office:value-type="float" office:value="49.903" calcext:value-type="float">
            <text:p>49,903</text:p>
          </table:table-cell>
          <table:table-cell table:style-name="ce1" table:content-validation-name="val1" office:value-type="float" office:value="41.2512" calcext:value-type="float">
            <text:p>41,2512</text:p>
          </table:table-cell>
          <table:table-cell table:style-name="ce1" table:content-validation-name="val1" office:value-type="float" office:value="39.2226" calcext:value-type="float">
            <text:p>39,22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5 20:12:22</text:p>
          </table:table-cell>
          <table:table-cell table:style-name="ce1" table:content-validation-name="val1" office:value-type="float" office:value="40.15791695" calcext:value-type="float">
            <text:p>40,15791695</text:p>
          </table:table-cell>
          <table:table-cell table:style-name="ce1" table:content-validation-name="val1" office:value-type="float" office:value="40.34" calcext:value-type="float">
            <text:p>40,34</text:p>
          </table:table-cell>
          <table:table-cell table:style-name="ce1" table:content-validation-name="val1" office:value-type="float" office:value="39.21" calcext:value-type="float">
            <text:p>39,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8/2014 7:21:57</text:p>
          </table:table-cell>
          <table:table-cell table:style-name="ce1" table:content-validation-name="val1" office:value-type="float" office:value="24.29817044" calcext:value-type="float">
            <text:p>24,29817044</text:p>
          </table:table-cell>
          <table:table-cell table:style-name="ce1" table:content-validation-name="val1" office:value-type="float" office:value="37.64638681" calcext:value-type="float">
            <text:p>37,64638681</text:p>
          </table:table-cell>
          <table:table-cell table:style-name="ce1" table:content-validation-name="val1" office:value-type="float" office:value="39.20751565" calcext:value-type="float">
            <text:p>39,207515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3 8:21:23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39.20564265" calcext:value-type="float">
            <text:p>39,205642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5/2013 16:07:07</text:p>
          </table:table-cell>
          <table:table-cell table:style-name="ce1" table:content-validation-name="val1" office:value-type="float" office:value="29.39676653" calcext:value-type="float">
            <text:p>29,39676653</text:p>
          </table:table-cell>
          <table:table-cell table:style-name="ce1" table:content-validation-name="val1" office:value-type="float" office:value="47.40860067" calcext:value-type="float">
            <text:p>47,40860067</text:p>
          </table:table-cell>
          <table:table-cell table:style-name="ce1" table:content-validation-name="val1" office:value-type="float" office:value="39.20407903" calcext:value-type="float">
            <text:p>39,204079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4 13:16:45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33.38635578" calcext:value-type="float">
            <text:p>33,38635578</text:p>
          </table:table-cell>
          <table:table-cell table:style-name="ce1" table:content-validation-name="val1" office:value-type="float" office:value="39.20285846" calcext:value-type="float">
            <text:p>39,202858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4 8:04:43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34.6898321" calcext:value-type="float">
            <text:p>34,6898321</text:p>
          </table:table-cell>
          <table:table-cell table:style-name="ce1" table:content-validation-name="val1" office:value-type="float" office:value="39.19671066" calcext:value-type="float">
            <text:p>39,196710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4 16:56:35</text:p>
          </table:table-cell>
          <table:table-cell table:style-name="ce1" table:content-validation-name="val1" office:value-type="float" office:value="42.19" calcext:value-type="float">
            <text:p>42,19</text:p>
          </table:table-cell>
          <table:table-cell table:style-name="ce1" table:content-validation-name="val1" office:value-type="float" office:value="38.68" calcext:value-type="float">
            <text:p>38,68</text:p>
          </table:table-cell>
          <table:table-cell table:style-name="ce1" table:content-validation-name="val1" office:value-type="float" office:value="39.19" calcext:value-type="float">
            <text:p>39,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6 6:04:26</text:p>
          </table:table-cell>
          <table:table-cell table:style-name="ce1" table:content-validation-name="val1" office:value-type="float" office:value="55.15" calcext:value-type="float">
            <text:p>55,15</text:p>
          </table:table-cell>
          <table:table-cell table:style-name="ce1" table:content-validation-name="val1" office:value-type="float" office:value="34.47" calcext:value-type="float">
            <text:p>34,47</text:p>
          </table:table-cell>
          <table:table-cell table:style-name="ce1" table:content-validation-name="val1" office:value-type="float" office:value="39.19" calcext:value-type="float">
            <text:p>39,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9/2016 13:11:41</text:p>
          </table:table-cell>
          <table:table-cell table:style-name="ce1" table:content-validation-name="val1" office:value-type="float" office:value="40.07894323" calcext:value-type="float">
            <text:p>40,07894323</text:p>
          </table:table-cell>
          <table:table-cell table:style-name="ce1" table:content-validation-name="val1" office:value-type="float" office:value="29.90598139" calcext:value-type="float">
            <text:p>29,90598139</text:p>
          </table:table-cell>
          <table:table-cell table:style-name="ce1" table:content-validation-name="val1" office:value-type="float" office:value="39.18471906" calcext:value-type="float">
            <text:p>39,184719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14:12:23</text:p>
          </table:table-cell>
          <table:table-cell table:style-name="ce1" table:content-validation-name="val1" office:value-type="float" office:value="18.50704212" calcext:value-type="float">
            <text:p>18,50704212</text:p>
          </table:table-cell>
          <table:table-cell table:style-name="ce1" table:content-validation-name="val1" office:value-type="float" office:value="36.80783297" calcext:value-type="float">
            <text:p>36,80783297</text:p>
          </table:table-cell>
          <table:table-cell table:style-name="ce1" table:content-validation-name="val1" office:value-type="float" office:value="39.18442959" calcext:value-type="float">
            <text:p>39,184429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4 14:50:06</text:p>
          </table:table-cell>
          <table:table-cell table:style-name="ce1" table:content-validation-name="val1" office:value-type="float" office:value="47.7914" calcext:value-type="float">
            <text:p>47,7914</text:p>
          </table:table-cell>
          <table:table-cell table:style-name="ce1" table:content-validation-name="val1" office:value-type="float" office:value="42.08" calcext:value-type="float">
            <text:p>42,08</text:p>
          </table:table-cell>
          <table:table-cell table:style-name="ce1" table:content-validation-name="val1" office:value-type="float" office:value="39.177" calcext:value-type="float">
            <text:p>39,1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5 23:29:4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6.04" calcext:value-type="float">
            <text:p>36,04</text:p>
          </table:table-cell>
          <table:table-cell table:style-name="ce1" table:content-validation-name="val1" office:value-type="float" office:value="39.17" calcext:value-type="float">
            <text:p>39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3/2015 5:11:52</text:p>
          </table:table-cell>
          <table:table-cell table:style-name="ce1" table:content-validation-name="val1" office:value-type="float" office:value="48.47286667" calcext:value-type="float">
            <text:p>48,47286667</text:p>
          </table:table-cell>
          <table:table-cell table:style-name="ce1" table:content-validation-name="val1" office:value-type="float" office:value="38.57175937" calcext:value-type="float">
            <text:p>38,57175937</text:p>
          </table:table-cell>
          <table:table-cell table:style-name="ce1" table:content-validation-name="val1" office:value-type="float" office:value="39.16882894" calcext:value-type="float">
            <text:p>39,168828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5 7:15:23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4.77512516" calcext:value-type="float">
            <text:p>44,77512516</text:p>
          </table:table-cell>
          <table:table-cell table:style-name="ce1" table:content-validation-name="val1" office:value-type="float" office:value="39.16832689" calcext:value-type="float">
            <text:p>39,168326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8/2013 13:03:29</text:p>
          </table:table-cell>
          <table:table-cell table:style-name="ce1" table:content-validation-name="val1" office:value-type="float" office:value="29.31439039" calcext:value-type="float">
            <text:p>29,31439039</text:p>
          </table:table-cell>
          <table:table-cell table:style-name="ce1" table:content-validation-name="val1" office:value-type="float" office:value="34.94410949" calcext:value-type="float">
            <text:p>34,94410949</text:p>
          </table:table-cell>
          <table:table-cell table:style-name="ce1" table:content-validation-name="val1" office:value-type="float" office:value="39.16649863" calcext:value-type="float">
            <text:p>39,166498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4:50:34</text:p>
          </table:table-cell>
          <table:table-cell table:style-name="ce1" table:content-validation-name="val1" office:value-type="float" office:value="34.3586595" calcext:value-type="float">
            <text:p>34,3586595</text:p>
          </table:table-cell>
          <table:table-cell table:style-name="ce1" table:content-validation-name="val1" office:value-type="float" office:value="55.63910076" calcext:value-type="float">
            <text:p>55,63910076</text:p>
          </table:table-cell>
          <table:table-cell table:style-name="ce1" table:content-validation-name="val1" office:value-type="float" office:value="39.16447541" calcext:value-type="float">
            <text:p>39,164475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6 12:23:26</text:p>
          </table:table-cell>
          <table:table-cell table:style-name="ce1" table:content-validation-name="val1" office:value-type="float" office:value="52.868134" calcext:value-type="float">
            <text:p>52,868134</text:p>
          </table:table-cell>
          <table:table-cell table:style-name="ce1" table:content-validation-name="val1" office:value-type="float" office:value="45.84230242" calcext:value-type="float">
            <text:p>45,84230242</text:p>
          </table:table-cell>
          <table:table-cell table:style-name="ce1" table:content-validation-name="val1" office:value-type="float" office:value="39.16352697" calcext:value-type="float">
            <text:p>39,163526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9/2014 18:45:43</text:p>
          </table:table-cell>
          <table:table-cell table:style-name="ce1" table:content-validation-name="val1" office:value-type="float" office:value="51.74077519" calcext:value-type="float">
            <text:p>51,74077519</text:p>
          </table:table-cell>
          <table:table-cell table:style-name="ce1" table:content-validation-name="val1" office:value-type="float" office:value="33.50825443" calcext:value-type="float">
            <text:p>33,50825443</text:p>
          </table:table-cell>
          <table:table-cell table:style-name="ce1" table:content-validation-name="val1" office:value-type="float" office:value="39.16049232" calcext:value-type="float">
            <text:p>39,160492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3 20:50:09</text:p>
          </table:table-cell>
          <table:table-cell table:style-name="ce1" table:content-validation-name="val1" office:value-type="float" office:value="40.2352" calcext:value-type="float">
            <text:p>40,2352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39.1585641" calcext:value-type="float">
            <text:p>39,15856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2:41:09</text:p>
          </table:table-cell>
          <table:table-cell table:style-name="ce1" table:content-validation-name="val1" office:value-type="float" office:value="14.98512503" calcext:value-type="float">
            <text:p>14,98512503</text:p>
          </table:table-cell>
          <table:table-cell table:style-name="ce1" table:content-validation-name="val1" office:value-type="float" office:value="44.59650085" calcext:value-type="float">
            <text:p>44,59650085</text:p>
          </table:table-cell>
          <table:table-cell table:style-name="ce1" table:content-validation-name="val1" office:value-type="float" office:value="39.1570256" calcext:value-type="float">
            <text:p>39,15702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20:48:23</text:p>
          </table:table-cell>
          <table:table-cell table:style-name="ce1" table:content-validation-name="val1" office:value-type="float" office:value="22.50988417" calcext:value-type="float">
            <text:p>22,50988417</text:p>
          </table:table-cell>
          <table:table-cell table:style-name="ce1" table:content-validation-name="val1" office:value-type="float" office:value="51.26945734" calcext:value-type="float">
            <text:p>51,26945734</text:p>
          </table:table-cell>
          <table:table-cell table:style-name="ce1" table:content-validation-name="val1" office:value-type="float" office:value="39.1515467" calcext:value-type="float">
            <text:p>39,15154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7/2014 6:16:03</text:p>
          </table:table-cell>
          <table:table-cell table:style-name="ce1" table:content-validation-name="val1" office:value-type="float" office:value="17.26207976" calcext:value-type="float">
            <text:p>17,26207976</text:p>
          </table:table-cell>
          <table:table-cell table:style-name="ce1" table:content-validation-name="val1" office:value-type="float" office:value="40.59450144" calcext:value-type="float">
            <text:p>40,59450144</text:p>
          </table:table-cell>
          <table:table-cell table:style-name="ce1" table:content-validation-name="val1" office:value-type="float" office:value="39.1515467" calcext:value-type="float">
            <text:p>39,15154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5 4:56:31</text:p>
          </table:table-cell>
          <table:table-cell table:style-name="ce1" table:content-validation-name="val1" office:value-type="float" office:value="41.19" calcext:value-type="float">
            <text:p>41,19</text:p>
          </table:table-cell>
          <table:table-cell table:style-name="ce1" table:content-validation-name="val1" office:value-type="float" office:value="41.68" calcext:value-type="float">
            <text:p>41,68</text:p>
          </table:table-cell>
          <table:table-cell table:style-name="ce1" table:content-validation-name="val1" office:value-type="float" office:value="39.15" calcext:value-type="float">
            <text:p>39,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5 10:16:15</text:p>
          </table:table-cell>
          <table:table-cell table:style-name="ce1" table:content-validation-name="val1" office:value-type="float" office:value="57.09" calcext:value-type="float">
            <text:p>57,09</text:p>
          </table:table-cell>
          <table:table-cell table:style-name="ce1" table:content-validation-name="val1" office:value-type="float" office:value="28.42" calcext:value-type="float">
            <text:p>28,42</text:p>
          </table:table-cell>
          <table:table-cell table:style-name="ce1" table:content-validation-name="val1" office:value-type="float" office:value="39.15" calcext:value-type="float">
            <text:p>39,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3:18:28</text:p>
          </table:table-cell>
          <table:table-cell table:style-name="ce1" table:content-validation-name="val1" office:value-type="float" office:value="52.70629271" calcext:value-type="float">
            <text:p>52,70629271</text:p>
          </table:table-cell>
          <table:table-cell table:style-name="ce1" table:content-validation-name="val1" office:value-type="float" office:value="46.79646412" calcext:value-type="float">
            <text:p>46,79646412</text:p>
          </table:table-cell>
          <table:table-cell table:style-name="ce1" table:content-validation-name="val1" office:value-type="float" office:value="39.14552068" calcext:value-type="float">
            <text:p>39,145520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5 4:57:59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47.16467831" calcext:value-type="float">
            <text:p>47,16467831</text:p>
          </table:table-cell>
          <table:table-cell table:style-name="ce1" table:content-validation-name="val1" office:value-type="float" office:value="39.14498717" calcext:value-type="float">
            <text:p>39,144987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6:52:10</text:p>
          </table:table-cell>
          <table:table-cell table:style-name="ce1" table:content-validation-name="val1" office:value-type="float" office:value="20.5746405" calcext:value-type="float">
            <text:p>20,5746405</text:p>
          </table:table-cell>
          <table:table-cell table:style-name="ce1" table:content-validation-name="val1" office:value-type="float" office:value="33.3020223" calcext:value-type="float">
            <text:p>33,3020223</text:p>
          </table:table-cell>
          <table:table-cell table:style-name="ce1" table:content-validation-name="val1" office:value-type="float" office:value="39.1413064" calcext:value-type="float">
            <text:p>39,14130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5 17:51:50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31.00610772" calcext:value-type="float">
            <text:p>31,00610772</text:p>
          </table:table-cell>
          <table:table-cell table:style-name="ce1" table:content-validation-name="val1" office:value-type="float" office:value="39.13833784" calcext:value-type="float">
            <text:p>39,138337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5 14:30:56</text:p>
          </table:table-cell>
          <table:table-cell table:style-name="ce1" table:content-validation-name="val1" office:value-type="float" office:value="61.45645" calcext:value-type="float">
            <text:p>61,45645</text:p>
          </table:table-cell>
          <table:table-cell table:style-name="ce1" table:content-validation-name="val1" office:value-type="float" office:value="57.40911" calcext:value-type="float">
            <text:p>57,40911</text:p>
          </table:table-cell>
          <table:table-cell table:style-name="ce1" table:content-validation-name="val1" office:value-type="float" office:value="39.13813" calcext:value-type="float">
            <text:p>39,138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9/2014 12:41:52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46.73" calcext:value-type="float">
            <text:p>46,73</text:p>
          </table:table-cell>
          <table:table-cell table:style-name="ce1" table:content-validation-name="val1" office:value-type="float" office:value="39.13" calcext:value-type="float">
            <text:p>39,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5 1:54:00</text:p>
          </table:table-cell>
          <table:table-cell table:style-name="ce1" table:content-validation-name="val1" office:value-type="float" office:value="15.27569551" calcext:value-type="float">
            <text:p>15,27569551</text:p>
          </table:table-cell>
          <table:table-cell table:style-name="ce1" table:content-validation-name="val1" office:value-type="float" office:value="28.84605145" calcext:value-type="float">
            <text:p>28,84605145</text:p>
          </table:table-cell>
          <table:table-cell table:style-name="ce1" table:content-validation-name="val1" office:value-type="float" office:value="39.12721509" calcext:value-type="float">
            <text:p>39,127215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5 1:03:34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3.61512279" calcext:value-type="float">
            <text:p>43,61512279</text:p>
          </table:table-cell>
          <table:table-cell table:style-name="ce1" table:content-validation-name="val1" office:value-type="float" office:value="39.12632322" calcext:value-type="float">
            <text:p>39,126323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5 19:35:46</text:p>
          </table:table-cell>
          <table:table-cell table:style-name="ce1" table:content-validation-name="val1" office:value-type="float" office:value="55.5" calcext:value-type="float">
            <text:p>55,5</text:p>
          </table:table-cell>
          <table:table-cell table:style-name="ce1" table:content-validation-name="val1" office:value-type="float" office:value="32.3124" calcext:value-type="float">
            <text:p>32,3124</text:p>
          </table:table-cell>
          <table:table-cell table:style-name="ce1" table:content-validation-name="val1" office:value-type="float" office:value="39.124" calcext:value-type="float">
            <text:p>39,1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13:58:30</text:p>
          </table:table-cell>
          <table:table-cell table:style-name="ce1" table:content-validation-name="val1" office:value-type="float" office:value="59.71107495" calcext:value-type="float">
            <text:p>59,71107495</text:p>
          </table:table-cell>
          <table:table-cell table:style-name="ce1" table:content-validation-name="val1" office:value-type="float" office:value="40.62394457" calcext:value-type="float">
            <text:p>40,62394457</text:p>
          </table:table-cell>
          <table:table-cell table:style-name="ce1" table:content-validation-name="val1" office:value-type="float" office:value="39.11580144" calcext:value-type="float">
            <text:p>39,115801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8/2013 5:52:25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9.03731" calcext:value-type="float">
            <text:p>39,03731</text:p>
          </table:table-cell>
          <table:table-cell table:style-name="ce1" table:content-validation-name="val1" office:value-type="float" office:value="39.1158" calcext:value-type="float">
            <text:p>39,11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10:56:06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1.60955732" calcext:value-type="float">
            <text:p>31,60955732</text:p>
          </table:table-cell>
          <table:table-cell table:style-name="ce1" table:content-validation-name="val1" office:value-type="float" office:value="39.10982909" calcext:value-type="float">
            <text:p>39,109829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5/2014 12:23:26</text:p>
          </table:table-cell>
          <table:table-cell table:style-name="ce1" table:content-validation-name="val1" office:value-type="float" office:value="36.81844136" calcext:value-type="float">
            <text:p>36,81844136</text:p>
          </table:table-cell>
          <table:table-cell table:style-name="ce1" table:content-validation-name="val1" office:value-type="float" office:value="38.52101092" calcext:value-type="float">
            <text:p>38,52101092</text:p>
          </table:table-cell>
          <table:table-cell table:style-name="ce1" table:content-validation-name="val1" office:value-type="float" office:value="39.10300787" calcext:value-type="float">
            <text:p>39,103007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5 14:29:12</text:p>
          </table:table-cell>
          <table:table-cell table:style-name="ce1" table:content-validation-name="val1" office:value-type="float" office:value="13.58" calcext:value-type="float">
            <text:p>13,58</text:p>
          </table:table-cell>
          <table:table-cell table:style-name="ce1" table:content-validation-name="val1" office:value-type="float" office:value="32.50556192" calcext:value-type="float">
            <text:p>32,50556192</text:p>
          </table:table-cell>
          <table:table-cell table:style-name="ce1" table:content-validation-name="val1" office:value-type="float" office:value="39.09918614" calcext:value-type="float">
            <text:p>39,099186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4 12:50:31</text:p>
          </table:table-cell>
          <table:table-cell table:style-name="ce1" table:content-validation-name="val1" office:value-type="float" office:value="53.01" calcext:value-type="float">
            <text:p>53,01</text:p>
          </table:table-cell>
          <table:table-cell table:style-name="ce1" table:content-validation-name="val1" office:value-type="float" office:value="44.298" calcext:value-type="float">
            <text:p>44,298</text:p>
          </table:table-cell>
          <table:table-cell table:style-name="ce1" table:content-validation-name="val1" office:value-type="float" office:value="39.097" calcext:value-type="float">
            <text:p>39,0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0/2015 12:48:00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style-name="ce1" table:content-validation-name="val1" office:value-type="float" office:value="44.84" calcext:value-type="float">
            <text:p>44,84</text:p>
          </table:table-cell>
          <table:table-cell table:style-name="ce1" table:content-validation-name="val1" office:value-type="float" office:value="39.09" calcext:value-type="float">
            <text:p>39,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0:45:32</text:p>
          </table:table-cell>
          <table:table-cell table:style-name="ce1" table:content-validation-name="val1" office:value-type="float" office:value="55.99190835" calcext:value-type="float">
            <text:p>55,99190835</text:p>
          </table:table-cell>
          <table:table-cell table:style-name="ce1" table:content-validation-name="val1" office:value-type="float" office:value="38.04116752" calcext:value-type="float">
            <text:p>38,04116752</text:p>
          </table:table-cell>
          <table:table-cell table:style-name="ce1" table:content-validation-name="val1" office:value-type="float" office:value="39.06735055" calcext:value-type="float">
            <text:p>39,067350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18:26:58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4.80510776" calcext:value-type="float">
            <text:p>44,80510776</text:p>
          </table:table-cell>
          <table:table-cell table:style-name="ce1" table:content-validation-name="val1" office:value-type="float" office:value="39.0590434" calcext:value-type="float">
            <text:p>39,05904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4 20:48:07</text:p>
          </table:table-cell>
          <table:table-cell table:style-name="ce1" table:content-validation-name="val1" office:value-type="float" office:value="44.58893905" calcext:value-type="float">
            <text:p>44,58893905</text:p>
          </table:table-cell>
          <table:table-cell table:style-name="ce1" table:content-validation-name="val1" office:value-type="float" office:value="41.23441092" calcext:value-type="float">
            <text:p>41,23441092</text:p>
          </table:table-cell>
          <table:table-cell table:style-name="ce1" table:content-validation-name="val1" office:value-type="float" office:value="39.05502355" calcext:value-type="float">
            <text:p>39,055023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14:19:59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51.24789213" calcext:value-type="float">
            <text:p>51,24789213</text:p>
          </table:table-cell>
          <table:table-cell table:style-name="ce1" table:content-validation-name="val1" office:value-type="float" office:value="39.04579786" calcext:value-type="float">
            <text:p>39,045797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20:22:21</text:p>
          </table:table-cell>
          <table:table-cell table:style-name="ce1" table:content-validation-name="val1" office:value-type="float" office:value="27.79611731" calcext:value-type="float">
            <text:p>27,79611731</text:p>
          </table:table-cell>
          <table:table-cell table:style-name="ce1" table:content-validation-name="val1" office:value-type="float" office:value="42.46047177" calcext:value-type="float">
            <text:p>42,46047177</text:p>
          </table:table-cell>
          <table:table-cell table:style-name="ce1" table:content-validation-name="val1" office:value-type="float" office:value="39.04521679" calcext:value-type="float">
            <text:p>39,045216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0/2015 8:48:05</text:p>
          </table:table-cell>
          <table:table-cell table:style-name="ce1" table:content-validation-name="val1" office:value-type="float" office:value="47.79" calcext:value-type="float">
            <text:p>47,79</text:p>
          </table:table-cell>
          <table:table-cell table:style-name="ce1" table:content-validation-name="val1" office:value-type="float" office:value="35.51" calcext:value-type="float">
            <text:p>35,51</text:p>
          </table:table-cell>
          <table:table-cell table:style-name="ce1" table:content-validation-name="val1" office:value-type="float" office:value="39.04" calcext:value-type="float">
            <text:p>39,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3 12:05:00</text:p>
          </table:table-cell>
          <table:table-cell table:style-name="ce1" table:content-validation-name="val1" office:value-type="float" office:value="27.01317475" calcext:value-type="float">
            <text:p>27,01317475</text:p>
          </table:table-cell>
          <table:table-cell table:style-name="ce1" table:content-validation-name="val1" office:value-type="float" office:value="32.04097156" calcext:value-type="float">
            <text:p>32,04097156</text:p>
          </table:table-cell>
          <table:table-cell table:style-name="ce1" table:content-validation-name="val1" office:value-type="float" office:value="39.0338709" calcext:value-type="float">
            <text:p>39,03387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3 19:50:49</text:p>
          </table:table-cell>
          <table:table-cell table:style-name="ce1" table:content-validation-name="val1" office:value-type="float" office:value="41.17069918" calcext:value-type="float">
            <text:p>41,17069918</text:p>
          </table:table-cell>
          <table:table-cell table:style-name="ce1" table:content-validation-name="val1" office:value-type="float" office:value="34.79840054" calcext:value-type="float">
            <text:p>34,79840054</text:p>
          </table:table-cell>
          <table:table-cell table:style-name="ce1" table:content-validation-name="val1" office:value-type="float" office:value="39.03109785" calcext:value-type="float">
            <text:p>39,031097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8/2015 13:14:06</text:p>
          </table:table-cell>
          <table:table-cell table:style-name="ce1" table:content-validation-name="val1" office:value-type="float" office:value="13.06551341" calcext:value-type="float">
            <text:p>13,06551341</text:p>
          </table:table-cell>
          <table:table-cell table:style-name="ce1" table:content-validation-name="val1" office:value-type="float" office:value="35.70629142" calcext:value-type="float">
            <text:p>35,70629142</text:p>
          </table:table-cell>
          <table:table-cell table:style-name="ce1" table:content-validation-name="val1" office:value-type="float" office:value="39.03063191" calcext:value-type="float">
            <text:p>39,030631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4/2015 10:24:58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36.28677505" calcext:value-type="float">
            <text:p>36,28677505</text:p>
          </table:table-cell>
          <table:table-cell table:style-name="ce1" table:content-validation-name="val1" office:value-type="float" office:value="39.02157163" calcext:value-type="float">
            <text:p>39,021571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5 16:56:14</text:p>
          </table:table-cell>
          <table:table-cell table:style-name="ce1" table:content-validation-name="val1" office:value-type="float" office:value="69.672" calcext:value-type="float">
            <text:p>69,672</text:p>
          </table:table-cell>
          <table:table-cell table:style-name="ce1" table:content-validation-name="val1" office:value-type="float" office:value="38.964" calcext:value-type="float">
            <text:p>38,964</text:p>
          </table:table-cell>
          <table:table-cell table:style-name="ce1" table:content-validation-name="val1" office:value-type="float" office:value="39.015" calcext:value-type="float">
            <text:p>39,0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5 11:13:06</text:p>
          </table:table-cell>
          <table:table-cell table:style-name="ce1" table:content-validation-name="val1" office:value-type="float" office:value="62.37865279" calcext:value-type="float">
            <text:p>62,37865279</text:p>
          </table:table-cell>
          <table:table-cell table:number-columns-repeated="2" table:style-name="ce1" table:content-validation-name="val1" office:value-type="float" office:value="39.01097396" calcext:value-type="float">
            <text:p>39,010973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4:01:06</text:p>
          </table:table-cell>
          <table:table-cell table:style-name="ce1" table:content-validation-name="val1" office:value-type="float" office:value="19.17850599" calcext:value-type="float">
            <text:p>19,17850599</text:p>
          </table:table-cell>
          <table:table-cell table:style-name="ce1" table:content-validation-name="val1" office:value-type="float" office:value="38.8252266" calcext:value-type="float">
            <text:p>38,8252266</text:p>
          </table:table-cell>
          <table:table-cell table:style-name="ce1" table:content-validation-name="val1" office:value-type="float" office:value="39.00497988" calcext:value-type="float">
            <text:p>39,004979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9:06:48</text:p>
          </table:table-cell>
          <table:table-cell table:style-name="ce1" table:content-validation-name="val1" office:value-type="float" office:value="54" calcext:value-type="float">
            <text:p>54</text:p>
          </table:table-cell>
          <table:table-cell table:style-name="ce1" table:content-validation-name="val1" office:value-type="float" office:value="41.41948764" calcext:value-type="float">
            <text:p>41,41948764</text:p>
          </table:table-cell>
          <table:table-cell table:style-name="ce1" table:content-validation-name="val1" office:value-type="float" office:value="39.00194415" calcext:value-type="float">
            <text:p>39,001944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3 12:02:06</text:p>
          </table:table-cell>
          <table:table-cell table:style-name="ce1" table:content-validation-name="val1" office:value-type="float" office:value="52" calcext:value-type="float">
            <text:p>52</text:p>
          </table:table-cell>
          <table:table-cell table:style-name="ce1" table:content-validation-name="val1" office:value-type="float" office:value="38" calcext:value-type="float">
            <text:p>38</text:p>
          </table:table-cell>
          <table:table-cell table:style-name="ce1" table:content-validation-name="val1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4 4:17:01</text:p>
          </table:table-cell>
          <table:table-cell table:style-name="ce1" table:content-validation-name="val1" office:value-type="float" office:value="13" calcext:value-type="float">
            <text:p>13</text:p>
          </table:table-cell>
          <table:table-cell table:style-name="ce1" table:content-validation-name="val1" office:value-type="float" office:value="35" calcext:value-type="float">
            <text:p>35</text:p>
          </table:table-cell>
          <table:table-cell table:style-name="ce1" table:content-validation-name="val1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5 16:56:10</text:p>
          </table:table-cell>
          <table:table-cell table:style-name="ce1" table:content-validation-name="val1" office:value-type="float" office:value="52.60541" calcext:value-type="float">
            <text:p>52,60541</text:p>
          </table:table-cell>
          <table:table-cell table:style-name="ce1" table:content-validation-name="val1" office:value-type="float" office:value="25.84223837" calcext:value-type="float">
            <text:p>25,84223837</text:p>
          </table:table-cell>
          <table:table-cell table:style-name="ce1" table:content-validation-name="val1" office:value-type="float" office:value="38.99752247" calcext:value-type="float">
            <text:p>38,997522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3 14:37:27</text:p>
          </table:table-cell>
          <table:table-cell table:style-name="ce1" table:content-validation-name="val1" office:value-type="float" office:value="53.55" calcext:value-type="float">
            <text:p>53,55</text:p>
          </table:table-cell>
          <table:table-cell table:style-name="ce1" table:content-validation-name="val1" office:value-type="float" office:value="30.46" calcext:value-type="float">
            <text:p>30,46</text:p>
          </table:table-cell>
          <table:table-cell table:style-name="ce1" table:content-validation-name="val1" office:value-type="float" office:value="38.99" calcext:value-type="float">
            <text:p>38,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4/2014 5:03:42</text:p>
          </table:table-cell>
          <table:table-cell table:style-name="ce1" table:content-validation-name="val1" office:value-type="float" office:value="12.49793187" calcext:value-type="float">
            <text:p>12,49793187</text:p>
          </table:table-cell>
          <table:table-cell table:style-name="ce1" table:content-validation-name="val1" office:value-type="float" office:value="29.02834869" calcext:value-type="float">
            <text:p>29,02834869</text:p>
          </table:table-cell>
          <table:table-cell table:style-name="ce1" table:content-validation-name="val1" office:value-type="float" office:value="38.97431896" calcext:value-type="float">
            <text:p>38,974318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6/2015 11:22:33</text:p>
          </table:table-cell>
          <table:table-cell table:style-name="ce1" table:content-validation-name="val1" office:value-type="float" office:value="13.60415675" calcext:value-type="float">
            <text:p>13,60415675</text:p>
          </table:table-cell>
          <table:table-cell table:style-name="ce1" table:content-validation-name="val1" office:value-type="float" office:value="36.62100467" calcext:value-type="float">
            <text:p>36,62100467</text:p>
          </table:table-cell>
          <table:table-cell table:style-name="ce1" table:content-validation-name="val1" office:value-type="float" office:value="38.96814304" calcext:value-type="float">
            <text:p>38,968143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4 11:12:00</text:p>
          </table:table-cell>
          <table:table-cell table:style-name="ce1" table:content-validation-name="val1" office:value-type="float" office:value="41.40739037" calcext:value-type="float">
            <text:p>41,40739037</text:p>
          </table:table-cell>
          <table:table-cell table:style-name="ce1" table:content-validation-name="val1" office:value-type="float" office:value="38.32595751" calcext:value-type="float">
            <text:p>38,32595751</text:p>
          </table:table-cell>
          <table:table-cell table:style-name="ce1" table:content-validation-name="val1" office:value-type="float" office:value="38.9633907" calcext:value-type="float">
            <text:p>38,96339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6 0:58:22</text:p>
          </table:table-cell>
          <table:table-cell table:style-name="ce1" table:content-validation-name="val1" office:value-type="float" office:value="65.9912" calcext:value-type="float">
            <text:p>65,9912</text:p>
          </table:table-cell>
          <table:table-cell table:style-name="ce1" table:content-validation-name="val1" office:value-type="float" office:value="33.1" calcext:value-type="float">
            <text:p>33,1</text:p>
          </table:table-cell>
          <table:table-cell table:style-name="ce1" table:content-validation-name="val1" office:value-type="float" office:value="38.96" calcext:value-type="float">
            <text:p>38,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5 2:53:23</text:p>
          </table:table-cell>
          <table:table-cell table:style-name="ce1" table:content-validation-name="val1" office:value-type="float" office:value="37.9212" calcext:value-type="float">
            <text:p>37,9212</text:p>
          </table:table-cell>
          <table:table-cell table:style-name="ce1" table:content-validation-name="val1" office:value-type="float" office:value="36.039" calcext:value-type="float">
            <text:p>36,039</text:p>
          </table:table-cell>
          <table:table-cell table:style-name="ce1" table:content-validation-name="val1" office:value-type="float" office:value="38.956" calcext:value-type="float">
            <text:p>38,9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5 0:33:27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2.96531132" calcext:value-type="float">
            <text:p>32,96531132</text:p>
          </table:table-cell>
          <table:table-cell table:style-name="ce1" table:content-validation-name="val1" office:value-type="float" office:value="38.9545285" calcext:value-type="float">
            <text:p>38,95452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2/2014 1:52:13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47.99306051" calcext:value-type="float">
            <text:p>47,99306051</text:p>
          </table:table-cell>
          <table:table-cell table:style-name="ce1" table:content-validation-name="val1" office:value-type="float" office:value="38.95066403" calcext:value-type="float">
            <text:p>38,950664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0/2014 18:02:51</text:p>
          </table:table-cell>
          <table:table-cell table:style-name="ce1" table:content-validation-name="val1" office:value-type="float" office:value="56.47568671" calcext:value-type="float">
            <text:p>56,47568671</text:p>
          </table:table-cell>
          <table:table-cell table:style-name="ce1" table:content-validation-name="val1" office:value-type="float" office:value="38.29681283" calcext:value-type="float">
            <text:p>38,29681283</text:p>
          </table:table-cell>
          <table:table-cell table:style-name="ce1" table:content-validation-name="val1" office:value-type="float" office:value="38.94139775" calcext:value-type="float">
            <text:p>38,941397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1:24:03</text:p>
          </table:table-cell>
          <table:table-cell table:style-name="ce1" table:content-validation-name="val1" office:value-type="float" office:value="13.46" calcext:value-type="float">
            <text:p>13,46</text:p>
          </table:table-cell>
          <table:table-cell table:style-name="ce1" table:content-validation-name="val1" office:value-type="float" office:value="32.51" calcext:value-type="float">
            <text:p>32,51</text:p>
          </table:table-cell>
          <table:table-cell table:style-name="ce1" table:content-validation-name="val1" office:value-type="float" office:value="38.94" calcext:value-type="float">
            <text:p>38,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6/2014 6:19:33</text:p>
          </table:table-cell>
          <table:table-cell table:style-name="ce1" table:content-validation-name="val1" office:value-type="float" office:value="18.06758466" calcext:value-type="float">
            <text:p>18,06758466</text:p>
          </table:table-cell>
          <table:table-cell table:style-name="ce1" table:content-validation-name="val1" office:value-type="float" office:value="29.13847114" calcext:value-type="float">
            <text:p>29,13847114</text:p>
          </table:table-cell>
          <table:table-cell table:style-name="ce1" table:content-validation-name="val1" office:value-type="float" office:value="38.93767426" calcext:value-type="float">
            <text:p>38,937674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3:07:54</text:p>
          </table:table-cell>
          <table:table-cell table:style-name="ce1" table:content-validation-name="val1" office:value-type="float" office:value="30.35920639" calcext:value-type="float">
            <text:p>30,35920639</text:p>
          </table:table-cell>
          <table:table-cell table:style-name="ce1" table:content-validation-name="val1" office:value-type="float" office:value="33.63448136" calcext:value-type="float">
            <text:p>33,63448136</text:p>
          </table:table-cell>
          <table:table-cell table:style-name="ce1" table:content-validation-name="val1" office:value-type="float" office:value="38.92479469" calcext:value-type="float">
            <text:p>38,924794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0:44:04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40.24" calcext:value-type="float">
            <text:p>40,24</text:p>
          </table:table-cell>
          <table:table-cell table:style-name="ce1" table:content-validation-name="val1" office:value-type="float" office:value="38.92" calcext:value-type="float">
            <text:p>38,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5 14:18:45</text:p>
          </table:table-cell>
          <table:table-cell table:style-name="ce1" table:content-validation-name="val1" office:value-type="float" office:value="43.05" calcext:value-type="float">
            <text:p>43,05</text:p>
          </table:table-cell>
          <table:table-cell table:style-name="ce1" table:content-validation-name="val1" office:value-type="float" office:value="29.45" calcext:value-type="float">
            <text:p>29,45</text:p>
          </table:table-cell>
          <table:table-cell table:style-name="ce1" table:content-validation-name="val1" office:value-type="float" office:value="38.92" calcext:value-type="float">
            <text:p>38,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3 22:18:06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25.06909276" calcext:value-type="float">
            <text:p>25,06909276</text:p>
          </table:table-cell>
          <table:table-cell table:style-name="ce1" table:content-validation-name="val1" office:value-type="float" office:value="38.91694747" calcext:value-type="float">
            <text:p>38,916947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6 0:51:01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style-name="ce1" table:content-validation-name="val1" office:value-type="float" office:value="40.73894456" calcext:value-type="float">
            <text:p>40,73894456</text:p>
          </table:table-cell>
          <table:table-cell table:style-name="ce1" table:content-validation-name="val1" office:value-type="float" office:value="38.90934389" calcext:value-type="float">
            <text:p>38,909343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4 21:30:24</text:p>
          </table:table-cell>
          <table:table-cell table:style-name="ce1" table:content-validation-name="val1" office:value-type="float" office:value="38.64552812" calcext:value-type="float">
            <text:p>38,64552812</text:p>
          </table:table-cell>
          <table:table-cell table:style-name="ce1" table:content-validation-name="val1" office:value-type="float" office:value="31.75706932" calcext:value-type="float">
            <text:p>31,75706932</text:p>
          </table:table-cell>
          <table:table-cell table:style-name="ce1" table:content-validation-name="val1" office:value-type="float" office:value="38.90934389" calcext:value-type="float">
            <text:p>38,909343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4 7:56:04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27.32511136" calcext:value-type="float">
            <text:p>27,32511136</text:p>
          </table:table-cell>
          <table:table-cell table:style-name="ce1" table:content-validation-name="val1" office:value-type="float" office:value="38.90934389" calcext:value-type="float">
            <text:p>38,909343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6 6:08:21</text:p>
          </table:table-cell>
          <table:table-cell table:style-name="ce1" table:content-validation-name="val1" office:value-type="float" office:value="14.94551174" calcext:value-type="float">
            <text:p>14,94551174</text:p>
          </table:table-cell>
          <table:table-cell table:style-name="ce1" table:content-validation-name="val1" office:value-type="float" office:value="37.74581323" calcext:value-type="float">
            <text:p>37,74581323</text:p>
          </table:table-cell>
          <table:table-cell table:style-name="ce1" table:content-validation-name="val1" office:value-type="float" office:value="38.909" calcext:value-type="float">
            <text:p>38,9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3 14:29:04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35.85281919" calcext:value-type="float">
            <text:p>35,85281919</text:p>
          </table:table-cell>
          <table:table-cell table:style-name="ce1" table:content-validation-name="val1" office:value-type="float" office:value="38.90268218" calcext:value-type="float">
            <text:p>38,902682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5 16:01:30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21.30521873" calcext:value-type="float">
            <text:p>21,30521873</text:p>
          </table:table-cell>
          <table:table-cell table:style-name="ce1" table:content-validation-name="val1" office:value-type="float" office:value="38.90115121" calcext:value-type="float">
            <text:p>38,901151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0/2014 22:26:49</text:p>
          </table:table-cell>
          <table:table-cell table:style-name="ce1" table:content-validation-name="val1" office:value-type="float" office:value="26.5" calcext:value-type="float">
            <text:p>26,5</text:p>
          </table:table-cell>
          <table:table-cell table:style-name="ce1" table:content-validation-name="val1" office:value-type="float" office:value="28.98" calcext:value-type="float">
            <text:p>28,98</text:p>
          </table:table-cell>
          <table:table-cell table:style-name="ce1" table:content-validation-name="val1" office:value-type="float" office:value="38.9" calcext:value-type="float">
            <text:p>38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6 10:56:17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5.0555" calcext:value-type="float">
            <text:p>45,0555</text:p>
          </table:table-cell>
          <table:table-cell table:style-name="ce1" table:content-validation-name="val1" office:value-type="float" office:value="38.893" calcext:value-type="float">
            <text:p>38,8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8/2013 4:16:07</text:p>
          </table:table-cell>
          <table:table-cell table:style-name="ce1" table:content-validation-name="val1" office:value-type="float" office:value="22.7894" calcext:value-type="float">
            <text:p>22,7894</text:p>
          </table:table-cell>
          <table:table-cell table:style-name="ce1" table:content-validation-name="val1" office:value-type="float" office:value="37.26920729" calcext:value-type="float">
            <text:p>37,26920729</text:p>
          </table:table-cell>
          <table:table-cell table:style-name="ce1" table:content-validation-name="val1" office:value-type="float" office:value="38.88237746" calcext:value-type="float">
            <text:p>38,882377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5/2015 5:06:18</text:p>
          </table:table-cell>
          <table:table-cell table:style-name="ce1" table:content-validation-name="val1" office:value-type="float" office:value="13.8562" calcext:value-type="float">
            <text:p>13,8562</text:p>
          </table:table-cell>
          <table:table-cell table:style-name="ce1" table:content-validation-name="val1" office:value-type="float" office:value="27.86589975" calcext:value-type="float">
            <text:p>27,86589975</text:p>
          </table:table-cell>
          <table:table-cell table:style-name="ce1" table:content-validation-name="val1" office:value-type="float" office:value="38.88237746" calcext:value-type="float">
            <text:p>38,882377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5 5:34:09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26.80180252" calcext:value-type="float">
            <text:p>26,80180252</text:p>
          </table:table-cell>
          <table:table-cell table:style-name="ce1" table:content-validation-name="val1" office:value-type="float" office:value="38.88237746" calcext:value-type="float">
            <text:p>38,882377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5 6:08:43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25.05025404" calcext:value-type="float">
            <text:p>25,05025404</text:p>
          </table:table-cell>
          <table:table-cell table:style-name="ce1" table:content-validation-name="val1" office:value-type="float" office:value="38.88237746" calcext:value-type="float">
            <text:p>38,882377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5 8:30:08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24.03598655" calcext:value-type="float">
            <text:p>24,03598655</text:p>
          </table:table-cell>
          <table:table-cell table:style-name="ce1" table:content-validation-name="val1" office:value-type="float" office:value="38.88237746" calcext:value-type="float">
            <text:p>38,882377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7/2015 18:17:24</text:p>
          </table:table-cell>
          <table:table-cell table:style-name="ce1" table:content-validation-name="val1" office:value-type="float" office:value="40.7822" calcext:value-type="float">
            <text:p>40,7822</text:p>
          </table:table-cell>
          <table:table-cell table:style-name="ce1" table:content-validation-name="val1" office:value-type="float" office:value="40.6711" calcext:value-type="float">
            <text:p>40,6711</text:p>
          </table:table-cell>
          <table:table-cell table:style-name="ce1" table:content-validation-name="val1" office:value-type="float" office:value="38.88" calcext:value-type="float">
            <text:p>38,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5 6:37:24</text:p>
          </table:table-cell>
          <table:table-cell table:style-name="ce1" table:content-validation-name="val1" office:value-type="float" office:value="40.89873483" calcext:value-type="float">
            <text:p>40,89873483</text:p>
          </table:table-cell>
          <table:table-cell table:style-name="ce1" table:content-validation-name="val1" office:value-type="float" office:value="36.62450116" calcext:value-type="float">
            <text:p>36,62450116</text:p>
          </table:table-cell>
          <table:table-cell table:style-name="ce1" table:content-validation-name="val1" office:value-type="float" office:value="38.86994249" calcext:value-type="float">
            <text:p>38,869942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3 0:23:40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36.85850311" calcext:value-type="float">
            <text:p>36,85850311</text:p>
          </table:table-cell>
          <table:table-cell table:style-name="ce1" table:content-validation-name="val1" office:value-type="float" office:value="38.86748211" calcext:value-type="float">
            <text:p>38,867482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7/2013 8:07:44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2.8136522" calcext:value-type="float">
            <text:p>32,8136522</text:p>
          </table:table-cell>
          <table:table-cell table:style-name="ce1" table:content-validation-name="val1" office:value-type="float" office:value="38.85395867" calcext:value-type="float">
            <text:p>38,853958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4 14:12:09</text:p>
          </table:table-cell>
          <table:table-cell table:style-name="ce1" table:content-validation-name="val1" office:value-type="float" office:value="48.81060587" calcext:value-type="float">
            <text:p>48,81060587</text:p>
          </table:table-cell>
          <table:table-cell table:style-name="ce1" table:content-validation-name="val1" office:value-type="float" office:value="30.87529442" calcext:value-type="float">
            <text:p>30,87529442</text:p>
          </table:table-cell>
          <table:table-cell table:style-name="ce1" table:content-validation-name="val1" office:value-type="float" office:value="38.85157666" calcext:value-type="float">
            <text:p>38,851576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6 8:15:34</text:p>
          </table:table-cell>
          <table:table-cell table:style-name="ce1" table:content-validation-name="val1" office:value-type="float" office:value="45.45" calcext:value-type="float">
            <text:p>45,45</text:p>
          </table:table-cell>
          <table:table-cell table:style-name="ce1" table:content-validation-name="val1" office:value-type="float" office:value="42.9" calcext:value-type="float">
            <text:p>42,9</text:p>
          </table:table-cell>
          <table:table-cell table:style-name="ce1" table:content-validation-name="val1" office:value-type="float" office:value="38.85" calcext:value-type="float">
            <text:p>38,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/2013 23:48:16</text:p>
          </table:table-cell>
          <table:table-cell table:style-name="ce1" table:content-validation-name="val1" office:value-type="float" office:value="13.93" calcext:value-type="float">
            <text:p>13,93</text:p>
          </table:table-cell>
          <table:table-cell table:style-name="ce1" table:content-validation-name="val1" office:value-type="float" office:value="40.66" calcext:value-type="float">
            <text:p>40,66</text:p>
          </table:table-cell>
          <table:table-cell table:style-name="ce1" table:content-validation-name="val1" office:value-type="float" office:value="38.85" calcext:value-type="float">
            <text:p>38,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5 19:07:37</text:p>
          </table:table-cell>
          <table:table-cell table:style-name="ce1" table:content-validation-name="val1" office:value-type="float" office:value="47.09439606" calcext:value-type="float">
            <text:p>47,09439606</text:p>
          </table:table-cell>
          <table:table-cell table:style-name="ce1" table:content-validation-name="val1" office:value-type="float" office:value="36.12519" calcext:value-type="float">
            <text:p>36,12519</text:p>
          </table:table-cell>
          <table:table-cell table:style-name="ce1" table:content-validation-name="val1" office:value-type="float" office:value="38.8424" calcext:value-type="float">
            <text:p>38,84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14:26:23</text:p>
          </table:table-cell>
          <table:table-cell table:style-name="ce1" table:content-validation-name="val1" office:value-type="float" office:value="26.91918284" calcext:value-type="float">
            <text:p>26,91918284</text:p>
          </table:table-cell>
          <table:table-cell table:style-name="ce1" table:content-validation-name="val1" office:value-type="float" office:value="48.06462542" calcext:value-type="float">
            <text:p>48,06462542</text:p>
          </table:table-cell>
          <table:table-cell table:style-name="ce1" table:content-validation-name="val1" office:value-type="float" office:value="38.84097501" calcext:value-type="float">
            <text:p>38,840975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4 7:06:59</text:p>
          </table:table-cell>
          <table:table-cell table:style-name="ce1" table:content-validation-name="val1" office:value-type="float" office:value="24.3539753" calcext:value-type="float">
            <text:p>24,3539753</text:p>
          </table:table-cell>
          <table:table-cell table:style-name="ce1" table:content-validation-name="val1" office:value-type="float" office:value="29.7868797" calcext:value-type="float">
            <text:p>29,7868797</text:p>
          </table:table-cell>
          <table:table-cell table:style-name="ce1" table:content-validation-name="val1" office:value-type="float" office:value="38.8340527" calcext:value-type="float">
            <text:p>38,83405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1:08:18</text:p>
          </table:table-cell>
          <table:table-cell table:style-name="ce1" table:content-validation-name="val1" office:value-type="float" office:value="27.92673829" calcext:value-type="float">
            <text:p>27,92673829</text:p>
          </table:table-cell>
          <table:table-cell table:style-name="ce1" table:content-validation-name="val1" office:value-type="float" office:value="42.37" calcext:value-type="float">
            <text:p>42,37</text:p>
          </table:table-cell>
          <table:table-cell table:style-name="ce1" table:content-validation-name="val1" office:value-type="float" office:value="38.83" calcext:value-type="float">
            <text:p>38,8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7:41:53</text:p>
          </table:table-cell>
          <table:table-cell table:style-name="ce1" table:content-validation-name="val1" office:value-type="float" office:value="12.08371089" calcext:value-type="float">
            <text:p>12,08371089</text:p>
          </table:table-cell>
          <table:table-cell table:style-name="ce1" table:content-validation-name="val1" office:value-type="float" office:value="33.08700498" calcext:value-type="float">
            <text:p>33,08700498</text:p>
          </table:table-cell>
          <table:table-cell table:style-name="ce1" table:content-validation-name="val1" office:value-type="float" office:value="38.82633352" calcext:value-type="float">
            <text:p>38,826333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4 19:48:05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7.45" calcext:value-type="float">
            <text:p>37,45</text:p>
          </table:table-cell>
          <table:table-cell table:style-name="ce1" table:content-validation-name="val1" office:value-type="float" office:value="38.82" calcext:value-type="float">
            <text:p>38,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10:37:25</text:p>
          </table:table-cell>
          <table:table-cell table:style-name="ce1" table:content-validation-name="val1" office:value-type="float" office:value="12.82117027" calcext:value-type="float">
            <text:p>12,82117027</text:p>
          </table:table-cell>
          <table:table-cell table:style-name="ce1" table:content-validation-name="val1" office:value-type="float" office:value="27.54963372" calcext:value-type="float">
            <text:p>27,54963372</text:p>
          </table:table-cell>
          <table:table-cell table:style-name="ce1" table:content-validation-name="val1" office:value-type="float" office:value="38.81846577" calcext:value-type="float">
            <text:p>38,818465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5 21:50:22</text:p>
          </table:table-cell>
          <table:table-cell table:style-name="ce1" table:content-validation-name="val1" office:value-type="float" office:value="11.58053927" calcext:value-type="float">
            <text:p>11,58053927</text:p>
          </table:table-cell>
          <table:table-cell table:style-name="ce1" table:content-validation-name="val1" office:value-type="float" office:value="45.62178329" calcext:value-type="float">
            <text:p>45,62178329</text:p>
          </table:table-cell>
          <table:table-cell table:style-name="ce1" table:content-validation-name="val1" office:value-type="float" office:value="38.81116997" calcext:value-type="float">
            <text:p>38,811169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4 8:04:26</text:p>
          </table:table-cell>
          <table:table-cell table:style-name="ce1" table:content-validation-name="val1" office:value-type="float" office:value="32.11" calcext:value-type="float">
            <text:p>32,11</text:p>
          </table:table-cell>
          <table:table-cell table:style-name="ce1" table:content-validation-name="val1" office:value-type="float" office:value="25.37" calcext:value-type="float">
            <text:p>25,37</text:p>
          </table:table-cell>
          <table:table-cell table:style-name="ce1" table:content-validation-name="val1" office:value-type="float" office:value="38.81" calcext:value-type="float">
            <text:p>38,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6 2:47:53</text:p>
          </table:table-cell>
          <table:table-cell table:style-name="ce1" table:content-validation-name="val1" office:value-type="float" office:value="32.45733265" calcext:value-type="float">
            <text:p>32,45733265</text:p>
          </table:table-cell>
          <table:table-cell table:style-name="ce1" table:content-validation-name="val1" office:value-type="float" office:value="26.98159988" calcext:value-type="float">
            <text:p>26,98159988</text:p>
          </table:table-cell>
          <table:table-cell table:style-name="ce1" table:content-validation-name="val1" office:value-type="float" office:value="38.80983824" calcext:value-type="float">
            <text:p>38,809838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6/2015 15:08:31</text:p>
          </table:table-cell>
          <table:table-cell table:style-name="ce1" table:content-validation-name="val1" office:value-type="float" office:value="40.56246421" calcext:value-type="float">
            <text:p>40,56246421</text:p>
          </table:table-cell>
          <table:table-cell table:style-name="ce1" table:content-validation-name="val1" office:value-type="float" office:value="32.50948487" calcext:value-type="float">
            <text:p>32,50948487</text:p>
          </table:table-cell>
          <table:table-cell table:style-name="ce1" table:content-validation-name="val1" office:value-type="float" office:value="38.80757913" calcext:value-type="float">
            <text:p>38,807579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5 23:21:32</text:p>
          </table:table-cell>
          <table:table-cell table:style-name="ce1" table:content-validation-name="val1" office:value-type="float" office:value="26.919" calcext:value-type="float">
            <text:p>26,919</text:p>
          </table:table-cell>
          <table:table-cell table:style-name="ce1" table:content-validation-name="val1" office:value-type="float" office:value="29.2" calcext:value-type="float">
            <text:p>29,2</text:p>
          </table:table-cell>
          <table:table-cell table:style-name="ce1" table:content-validation-name="val1" office:value-type="float" office:value="38.8" calcext:value-type="float">
            <text:p>38,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10:30:35</text:p>
          </table:table-cell>
          <table:table-cell table:style-name="ce1" table:content-validation-name="val1" office:value-type="float" office:value="36.81844" calcext:value-type="float">
            <text:p>36,81844</text:p>
          </table:table-cell>
          <table:table-cell table:style-name="ce1" table:content-validation-name="val1" office:value-type="float" office:value="29.42015" calcext:value-type="float">
            <text:p>29,42015</text:p>
          </table:table-cell>
          <table:table-cell table:style-name="ce1" table:content-validation-name="val1" office:value-type="float" office:value="38.79095" calcext:value-type="float">
            <text:p>38,790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5 16:19:56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6.32326893" calcext:value-type="float">
            <text:p>36,32326893</text:p>
          </table:table-cell>
          <table:table-cell table:style-name="ce1" table:content-validation-name="val1" office:value-type="float" office:value="38.78925155" calcext:value-type="float">
            <text:p>38,789251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3/2015 15:42:07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43.25783629" calcext:value-type="float">
            <text:p>43,25783629</text:p>
          </table:table-cell>
          <table:table-cell table:style-name="ce1" table:content-validation-name="val1" office:value-type="float" office:value="38.78628238" calcext:value-type="float">
            <text:p>38,786282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5 13:23:31</text:p>
          </table:table-cell>
          <table:table-cell table:style-name="ce1" table:content-validation-name="val1" office:value-type="float" office:value="13.244" calcext:value-type="float">
            <text:p>13,244</text:p>
          </table:table-cell>
          <table:table-cell table:style-name="ce1" table:content-validation-name="val1" office:value-type="float" office:value="35.635" calcext:value-type="float">
            <text:p>35,635</text:p>
          </table:table-cell>
          <table:table-cell table:style-name="ce1" table:content-validation-name="val1" office:value-type="float" office:value="38.782" calcext:value-type="float">
            <text:p>38,7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0:40:35</text:p>
          </table:table-cell>
          <table:table-cell table:style-name="ce1" table:content-validation-name="val1" office:value-type="float" office:value="50.80040739" calcext:value-type="float">
            <text:p>50,80040739</text:p>
          </table:table-cell>
          <table:table-cell table:style-name="ce1" table:content-validation-name="val1" office:value-type="float" office:value="44.40232413" calcext:value-type="float">
            <text:p>44,40232413</text:p>
          </table:table-cell>
          <table:table-cell table:style-name="ce1" table:content-validation-name="val1" office:value-type="float" office:value="38.78154806" calcext:value-type="float">
            <text:p>38,781548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3 4:50:54</text:p>
          </table:table-cell>
          <table:table-cell table:style-name="ce1" table:content-validation-name="val1" office:value-type="float" office:value="13.92222836" calcext:value-type="float">
            <text:p>13,92222836</text:p>
          </table:table-cell>
          <table:table-cell table:style-name="ce1" table:content-validation-name="val1" office:value-type="float" office:value="47.02397349" calcext:value-type="float">
            <text:p>47,02397349</text:p>
          </table:table-cell>
          <table:table-cell table:style-name="ce1" table:content-validation-name="val1" office:value-type="float" office:value="38.77891858" calcext:value-type="float">
            <text:p>38,778918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5/2014 7:16:54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7.40439534" calcext:value-type="float">
            <text:p>37,40439534</text:p>
          </table:table-cell>
          <table:table-cell table:style-name="ce1" table:content-validation-name="val1" office:value-type="float" office:value="38.77783832" calcext:value-type="float">
            <text:p>38,777838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1/2015 11:07:33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6.5261" calcext:value-type="float">
            <text:p>36,5261</text:p>
          </table:table-cell>
          <table:table-cell table:style-name="ce1" table:content-validation-name="val1" office:value-type="float" office:value="38.7741" calcext:value-type="float">
            <text:p>38,77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6 10:16:43</text:p>
          </table:table-cell>
          <table:table-cell table:style-name="ce1" table:content-validation-name="val1" office:value-type="float" office:value="13.856" calcext:value-type="float">
            <text:p>13,856</text:p>
          </table:table-cell>
          <table:table-cell table:style-name="ce1" table:content-validation-name="val1" office:value-type="float" office:value="45.574" calcext:value-type="float">
            <text:p>45,574</text:p>
          </table:table-cell>
          <table:table-cell table:style-name="ce1" table:content-validation-name="val1" office:value-type="float" office:value="38.774" calcext:value-type="float">
            <text:p>38,7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5 17:18:16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27.92037286" calcext:value-type="float">
            <text:p>27,92037286</text:p>
          </table:table-cell>
          <table:table-cell table:style-name="ce1" table:content-validation-name="val1" office:value-type="float" office:value="38.77327936" calcext:value-type="float">
            <text:p>38,773279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5 13:22:46</text:p>
          </table:table-cell>
          <table:table-cell table:style-name="ce1" table:content-validation-name="val1" office:value-type="float" office:value="51.518" calcext:value-type="float">
            <text:p>51,518</text:p>
          </table:table-cell>
          <table:table-cell table:style-name="ce1" table:content-validation-name="val1" office:value-type="float" office:value="33.885" calcext:value-type="float">
            <text:p>33,885</text:p>
          </table:table-cell>
          <table:table-cell table:style-name="ce1" table:content-validation-name="val1" office:value-type="float" office:value="38.773" calcext:value-type="float">
            <text:p>38,7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2/2015 23:25:56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46.53712254" calcext:value-type="float">
            <text:p>46,53712254</text:p>
          </table:table-cell>
          <table:table-cell table:style-name="ce1" table:content-validation-name="val1" office:value-type="float" office:value="38.77064851" calcext:value-type="float">
            <text:p>38,770648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4/2016 13:03:29</text:p>
          </table:table-cell>
          <table:table-cell table:style-name="ce1" table:content-validation-name="val1" office:value-type="float" office:value="28.2" calcext:value-type="float">
            <text:p>28,2</text:p>
          </table:table-cell>
          <table:table-cell table:style-name="ce1" table:content-validation-name="val1" office:value-type="float" office:value="34.94" calcext:value-type="float">
            <text:p>34,94</text:p>
          </table:table-cell>
          <table:table-cell table:style-name="ce1" table:content-validation-name="val1" office:value-type="float" office:value="38.77" calcext:value-type="float">
            <text:p>38,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2/2015 9:16:29</text:p>
          </table:table-cell>
          <table:table-cell table:style-name="ce1" table:content-validation-name="val1" office:value-type="float" office:value="70.7" calcext:value-type="float">
            <text:p>70,7</text:p>
          </table:table-cell>
          <table:table-cell table:style-name="ce1" table:content-validation-name="val1" office:value-type="float" office:value="31.04" calcext:value-type="float">
            <text:p>31,04</text:p>
          </table:table-cell>
          <table:table-cell table:style-name="ce1" table:content-validation-name="val1" office:value-type="float" office:value="38.77" calcext:value-type="float">
            <text:p>38,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2/2015 8:50:17</text:p>
          </table:table-cell>
          <table:table-cell table:style-name="ce1" table:content-validation-name="val1" office:value-type="float" office:value="46.71098" calcext:value-type="float">
            <text:p>46,71098</text:p>
          </table:table-cell>
          <table:table-cell table:style-name="ce1" table:content-validation-name="val1" office:value-type="float" office:value="40.3385" calcext:value-type="float">
            <text:p>40,3385</text:p>
          </table:table-cell>
          <table:table-cell table:style-name="ce1" table:content-validation-name="val1" office:value-type="float" office:value="38.76685" calcext:value-type="float">
            <text:p>38,766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8:51:19</text:p>
          </table:table-cell>
          <table:table-cell table:style-name="ce1" table:content-validation-name="val1" office:value-type="float" office:value="29.64513323" calcext:value-type="float">
            <text:p>29,64513323</text:p>
          </table:table-cell>
          <table:table-cell table:style-name="ce1" table:content-validation-name="val1" office:value-type="float" office:value="36.02059496" calcext:value-type="float">
            <text:p>36,02059496</text:p>
          </table:table-cell>
          <table:table-cell table:style-name="ce1" table:content-validation-name="val1" office:value-type="float" office:value="38.76530079" calcext:value-type="float">
            <text:p>38,765300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20:44:16</text:p>
          </table:table-cell>
          <table:table-cell table:style-name="ce1" table:content-validation-name="val1" office:value-type="float" office:value="12.24242271" calcext:value-type="float">
            <text:p>12,24242271</text:p>
          </table:table-cell>
          <table:table-cell table:style-name="ce1" table:content-validation-name="val1" office:value-type="float" office:value="41.67859224" calcext:value-type="float">
            <text:p>41,67859224</text:p>
          </table:table-cell>
          <table:table-cell table:style-name="ce1" table:content-validation-name="val1" office:value-type="float" office:value="38.75823691" calcext:value-type="float">
            <text:p>38,758236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5 7:27:00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35.2266067" calcext:value-type="float">
            <text:p>35,2266067</text:p>
          </table:table-cell>
          <table:table-cell table:style-name="ce1" table:content-validation-name="val1" office:value-type="float" office:value="38.75823691" calcext:value-type="float">
            <text:p>38,758236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3 18:12:31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34.77724892" calcext:value-type="float">
            <text:p>34,77724892</text:p>
          </table:table-cell>
          <table:table-cell table:style-name="ce1" table:content-validation-name="val1" office:value-type="float" office:value="38.75361073" calcext:value-type="float">
            <text:p>38,753610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1:12:43</text:p>
          </table:table-cell>
          <table:table-cell table:style-name="ce1" table:content-validation-name="val1" office:value-type="float" office:value="50.52" calcext:value-type="float">
            <text:p>50,52</text:p>
          </table:table-cell>
          <table:table-cell table:style-name="ce1" table:content-validation-name="val1" office:value-type="float" office:value="41.91" calcext:value-type="float">
            <text:p>41,91</text:p>
          </table:table-cell>
          <table:table-cell table:style-name="ce1" table:content-validation-name="val1" office:value-type="float" office:value="38.75" calcext:value-type="float">
            <text:p>38,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3:00:54</text:p>
          </table:table-cell>
          <table:table-cell table:style-name="ce1" table:content-validation-name="val1" office:value-type="float" office:value="46.82" calcext:value-type="float">
            <text:p>46,82</text:p>
          </table:table-cell>
          <table:table-cell table:style-name="ce1" table:content-validation-name="val1" office:value-type="float" office:value="34.77" calcext:value-type="float">
            <text:p>34,77</text:p>
          </table:table-cell>
          <table:table-cell table:style-name="ce1" table:content-validation-name="val1" office:value-type="float" office:value="38.75" calcext:value-type="float">
            <text:p>38,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6 21:37:56</text:p>
          </table:table-cell>
          <table:table-cell table:style-name="ce1" table:content-validation-name="val1" office:value-type="float" office:value="32.187" calcext:value-type="float">
            <text:p>32,187</text:p>
          </table:table-cell>
          <table:table-cell table:style-name="ce1" table:content-validation-name="val1" office:value-type="float" office:value="41.108" calcext:value-type="float">
            <text:p>41,108</text:p>
          </table:table-cell>
          <table:table-cell table:style-name="ce1" table:content-validation-name="val1" office:value-type="float" office:value="38.746" calcext:value-type="float">
            <text:p>38,7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4 7:23:40</text:p>
          </table:table-cell>
          <table:table-cell table:style-name="ce1" table:content-validation-name="val1" office:value-type="float" office:value="22.6269" calcext:value-type="float">
            <text:p>22,6269</text:p>
          </table:table-cell>
          <table:table-cell table:style-name="ce1" table:content-validation-name="val1" office:value-type="float" office:value="49.4406" calcext:value-type="float">
            <text:p>49,4406</text:p>
          </table:table-cell>
          <table:table-cell table:style-name="ce1" table:content-validation-name="val1" office:value-type="float" office:value="38.7456" calcext:value-type="float">
            <text:p>38,74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6 10:19:23</text:p>
          </table:table-cell>
          <table:table-cell table:style-name="ce1" table:content-validation-name="val1" office:value-type="float" office:value="19.17850599" calcext:value-type="float">
            <text:p>19,17850599</text:p>
          </table:table-cell>
          <table:table-cell table:style-name="ce1" table:content-validation-name="val1" office:value-type="float" office:value="30.2630405" calcext:value-type="float">
            <text:p>30,2630405</text:p>
          </table:table-cell>
          <table:table-cell table:style-name="ce1" table:content-validation-name="val1" office:value-type="float" office:value="38.74473785" calcext:value-type="float">
            <text:p>38,744737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5 23:24:32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3.149695" calcext:value-type="float">
            <text:p>33,149695</text:p>
          </table:table-cell>
          <table:table-cell table:style-name="ce1" table:content-validation-name="val1" office:value-type="float" office:value="38.73912573" calcext:value-type="float">
            <text:p>38,739125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5 7:38:22</text:p>
          </table:table-cell>
          <table:table-cell table:style-name="ce1" table:content-validation-name="val1" office:value-type="float" office:value="46.3027209" calcext:value-type="float">
            <text:p>46,3027209</text:p>
          </table:table-cell>
          <table:table-cell table:style-name="ce1" table:content-validation-name="val1" office:value-type="float" office:value="30.63306605" calcext:value-type="float">
            <text:p>30,63306605</text:p>
          </table:table-cell>
          <table:table-cell table:style-name="ce1" table:content-validation-name="val1" office:value-type="float" office:value="38.73774315" calcext:value-type="float">
            <text:p>38,737743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6 8:01:50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3.98075" calcext:value-type="float">
            <text:p>33,98075</text:p>
          </table:table-cell>
          <table:table-cell table:style-name="ce1" table:content-validation-name="val1" office:value-type="float" office:value="38.72229" calcext:value-type="float">
            <text:p>38,722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1:57:14</text:p>
          </table:table-cell>
          <table:table-cell table:style-name="ce1" table:content-validation-name="val1" office:value-type="float" office:value="35.98" calcext:value-type="float">
            <text:p>35,98</text:p>
          </table:table-cell>
          <table:table-cell table:style-name="ce1" table:content-validation-name="val1" office:value-type="float" office:value="34.31" calcext:value-type="float">
            <text:p>34,31</text:p>
          </table:table-cell>
          <table:table-cell table:style-name="ce1" table:content-validation-name="val1" office:value-type="float" office:value="38.72" calcext:value-type="float">
            <text:p>38,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6 14:01:14</text:p>
          </table:table-cell>
          <table:table-cell table:style-name="ce1" table:content-validation-name="val1" office:value-type="float" office:value="32.23063" calcext:value-type="float">
            <text:p>32,23063</text:p>
          </table:table-cell>
          <table:table-cell table:style-name="ce1" table:content-validation-name="val1" office:value-type="float" office:value="33.58934" calcext:value-type="float">
            <text:p>33,58934</text:p>
          </table:table-cell>
          <table:table-cell table:style-name="ce1" table:content-validation-name="val1" office:value-type="float" office:value="38.71816" calcext:value-type="float">
            <text:p>38,718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5 23:09:46</text:p>
          </table:table-cell>
          <table:table-cell table:style-name="ce1" table:content-validation-name="val1" office:value-type="float" office:value="16.20090097" calcext:value-type="float">
            <text:p>16,20090097</text:p>
          </table:table-cell>
          <table:table-cell table:style-name="ce1" table:content-validation-name="val1" office:value-type="float" office:value="43.87724478" calcext:value-type="float">
            <text:p>43,87724478</text:p>
          </table:table-cell>
          <table:table-cell table:style-name="ce1" table:content-validation-name="val1" office:value-type="float" office:value="38.71779395" calcext:value-type="float">
            <text:p>38,717793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2/2015 8:21:29</text:p>
          </table:table-cell>
          <table:table-cell table:style-name="ce1" table:content-validation-name="val1" office:value-type="float" office:value="13.19" calcext:value-type="float">
            <text:p>13,19</text:p>
          </table:table-cell>
          <table:table-cell table:style-name="ce1" table:content-validation-name="val1" office:value-type="float" office:value="43.516" calcext:value-type="float">
            <text:p>43,516</text:p>
          </table:table-cell>
          <table:table-cell table:style-name="ce1" table:content-validation-name="val1" office:value-type="float" office:value="38.711" calcext:value-type="float">
            <text:p>38,7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5/2015 4:49:23</text:p>
          </table:table-cell>
          <table:table-cell table:style-name="ce1" table:content-validation-name="val1" office:value-type="float" office:value="66.08" calcext:value-type="float">
            <text:p>66,08</text:p>
          </table:table-cell>
          <table:table-cell table:style-name="ce1" table:content-validation-name="val1" office:value-type="float" office:value="35.59" calcext:value-type="float">
            <text:p>35,59</text:p>
          </table:table-cell>
          <table:table-cell table:style-name="ce1" table:content-validation-name="val1" office:value-type="float" office:value="38.71" calcext:value-type="float">
            <text:p>38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30/2014 4:22:36</text:p>
          </table:table-cell>
          <table:table-cell table:style-name="ce1" table:content-validation-name="val1" office:value-type="float" office:value="49.43762406" calcext:value-type="float">
            <text:p>49,43762406</text:p>
          </table:table-cell>
          <table:table-cell table:style-name="ce1" table:content-validation-name="val1" office:value-type="float" office:value="40.44889995" calcext:value-type="float">
            <text:p>40,44889995</text:p>
          </table:table-cell>
          <table:table-cell table:style-name="ce1" table:content-validation-name="val1" office:value-type="float" office:value="38.70759155" calcext:value-type="float">
            <text:p>38,707591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5 19:09:10</text:p>
          </table:table-cell>
          <table:table-cell table:style-name="ce1" table:content-validation-name="val1" office:value-type="float" office:value="30.35920639" calcext:value-type="float">
            <text:p>30,35920639</text:p>
          </table:table-cell>
          <table:table-cell table:style-name="ce1" table:content-validation-name="val1" office:value-type="float" office:value="35.97452524" calcext:value-type="float">
            <text:p>35,97452524</text:p>
          </table:table-cell>
          <table:table-cell table:style-name="ce1" table:content-validation-name="val1" office:value-type="float" office:value="38.70759155" calcext:value-type="float">
            <text:p>38,707591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2/2014 18:03:12</text:p>
          </table:table-cell>
          <table:table-cell table:style-name="ce1" table:content-validation-name="val1" office:value-type="float" office:value="47.04751187" calcext:value-type="float">
            <text:p>47,04751187</text:p>
          </table:table-cell>
          <table:table-cell table:style-name="ce1" table:content-validation-name="val1" office:value-type="float" office:value="31.81370387" calcext:value-type="float">
            <text:p>31,81370387</text:p>
          </table:table-cell>
          <table:table-cell table:style-name="ce1" table:content-validation-name="val1" office:value-type="float" office:value="38.70471084" calcext:value-type="float">
            <text:p>38,704710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6/2015 7:12:39</text:p>
          </table:table-cell>
          <table:table-cell table:style-name="ce1" table:content-validation-name="val1" office:value-type="float" office:value="50.8" calcext:value-type="float">
            <text:p>50,8</text:p>
          </table:table-cell>
          <table:table-cell table:style-name="ce1" table:content-validation-name="val1" office:value-type="float" office:value="44.4" calcext:value-type="float">
            <text:p>44,4</text:p>
          </table:table-cell>
          <table:table-cell table:style-name="ce1" table:content-validation-name="val1" office:value-type="float" office:value="38.7" calcext:value-type="float">
            <text:p>38,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3 12:50:16</text:p>
          </table:table-cell>
          <table:table-cell table:style-name="ce1" table:content-validation-name="val1" office:value-type="float" office:value="24.6" calcext:value-type="float">
            <text:p>24,6</text:p>
          </table:table-cell>
          <table:table-cell table:style-name="ce1" table:content-validation-name="val1" office:value-type="float" office:value="35.65" calcext:value-type="float">
            <text:p>35,65</text:p>
          </table:table-cell>
          <table:table-cell table:style-name="ce1" table:content-validation-name="val1" office:value-type="float" office:value="38.7" calcext:value-type="float">
            <text:p>38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0/2013 10:22:11</text:p>
          </table:table-cell>
          <table:table-cell table:style-name="ce1" table:content-validation-name="val1" office:value-type="float" office:value="46" calcext:value-type="float">
            <text:p>46</text:p>
          </table:table-cell>
          <table:table-cell table:style-name="ce1" table:content-validation-name="val1" office:value-type="float" office:value="34.2" calcext:value-type="float">
            <text:p>34,2</text:p>
          </table:table-cell>
          <table:table-cell table:style-name="ce1" table:content-validation-name="val1" office:value-type="float" office:value="38.7" calcext:value-type="float">
            <text:p>38,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18:21:14</text:p>
          </table:table-cell>
          <table:table-cell table:style-name="ce1" table:content-validation-name="val1" office:value-type="float" office:value="52.705" calcext:value-type="float">
            <text:p>52,705</text:p>
          </table:table-cell>
          <table:table-cell table:style-name="ce1" table:content-validation-name="val1" office:value-type="float" office:value="38.372" calcext:value-type="float">
            <text:p>38,372</text:p>
          </table:table-cell>
          <table:table-cell table:style-name="ce1" table:content-validation-name="val1" office:value-type="float" office:value="38.692" calcext:value-type="float">
            <text:p>38,6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8/2014 3:05:41</text:p>
          </table:table-cell>
          <table:table-cell table:style-name="ce1" table:content-validation-name="val1" office:value-type="float" office:value="58.86" calcext:value-type="float">
            <text:p>58,86</text:p>
          </table:table-cell>
          <table:table-cell table:style-name="ce1" table:content-validation-name="val1" office:value-type="float" office:value="21.83" calcext:value-type="float">
            <text:p>21,83</text:p>
          </table:table-cell>
          <table:table-cell table:style-name="ce1" table:content-validation-name="val1" office:value-type="float" office:value="38.69" calcext:value-type="float">
            <text:p>38,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0/2015 13:23:52</text:p>
          </table:table-cell>
          <table:table-cell table:style-name="ce1" table:content-validation-name="val1" office:value-type="float" office:value="12.91298" calcext:value-type="float">
            <text:p>12,91298</text:p>
          </table:table-cell>
          <table:table-cell table:style-name="ce1" table:content-validation-name="val1" office:value-type="float" office:value="10.2278" calcext:value-type="float">
            <text:p>10,2278</text:p>
          </table:table-cell>
          <table:table-cell table:style-name="ce1" table:content-validation-name="val1" office:value-type="float" office:value="38.689" calcext:value-type="float">
            <text:p>38,6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8:16:24</text:p>
          </table:table-cell>
          <table:table-cell table:style-name="ce1" table:content-validation-name="val1" office:value-type="float" office:value="15.97422662" calcext:value-type="float">
            <text:p>15,97422662</text:p>
          </table:table-cell>
          <table:table-cell table:style-name="ce1" table:content-validation-name="val1" office:value-type="float" office:value="39.76179" calcext:value-type="float">
            <text:p>39,76179</text:p>
          </table:table-cell>
          <table:table-cell table:style-name="ce1" table:content-validation-name="val1" office:value-type="float" office:value="38.68684843" calcext:value-type="float">
            <text:p>38,686848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9/2016 4:53:07</text:p>
          </table:table-cell>
          <table:table-cell table:style-name="ce1" table:content-validation-name="val1" office:value-type="float" office:value="52.70629271" calcext:value-type="float">
            <text:p>52,70629271</text:p>
          </table:table-cell>
          <table:table-cell table:style-name="ce1" table:content-validation-name="val1" office:value-type="float" office:value="35.99066132" calcext:value-type="float">
            <text:p>35,99066132</text:p>
          </table:table-cell>
          <table:table-cell table:style-name="ce1" table:content-validation-name="val1" office:value-type="float" office:value="38.68371599" calcext:value-type="float">
            <text:p>38,683715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5 10:19:50</text:p>
          </table:table-cell>
          <table:table-cell table:style-name="ce1" table:content-validation-name="val1" office:value-type="float" office:value="15.01" calcext:value-type="float">
            <text:p>15,01</text:p>
          </table:table-cell>
          <table:table-cell table:style-name="ce1" table:content-validation-name="val1" office:value-type="float" office:value="33.11022" calcext:value-type="float">
            <text:p>33,11022</text:p>
          </table:table-cell>
          <table:table-cell table:style-name="ce1" table:content-validation-name="val1" office:value-type="float" office:value="38.67937866" calcext:value-type="float">
            <text:p>38,679378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9:06:05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43.467" calcext:value-type="float">
            <text:p>43,467</text:p>
          </table:table-cell>
          <table:table-cell table:style-name="ce1" table:content-validation-name="val1" office:value-type="float" office:value="38.674" calcext:value-type="float">
            <text:p>38,6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5 21:37:52</text:p>
          </table:table-cell>
          <table:table-cell table:style-name="ce1" table:content-validation-name="val1" office:value-type="float" office:value="47.33513614" calcext:value-type="float">
            <text:p>47,33513614</text:p>
          </table:table-cell>
          <table:table-cell table:style-name="ce1" table:content-validation-name="val1" office:value-type="float" office:value="21.86562343" calcext:value-type="float">
            <text:p>21,86562343</text:p>
          </table:table-cell>
          <table:table-cell table:style-name="ce1" table:content-validation-name="val1" office:value-type="float" office:value="38.67326316" calcext:value-type="float">
            <text:p>38,673263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5 23:45:08</text:p>
          </table:table-cell>
          <table:table-cell table:style-name="ce1" table:content-validation-name="val1" office:value-type="float" office:value="66.78" calcext:value-type="float">
            <text:p>66,78</text:p>
          </table:table-cell>
          <table:table-cell table:style-name="ce1" table:content-validation-name="val1" office:value-type="float" office:value="43.57" calcext:value-type="float">
            <text:p>43,57</text:p>
          </table:table-cell>
          <table:table-cell table:style-name="ce1" table:content-validation-name="val1" office:value-type="float" office:value="38.67" calcext:value-type="float">
            <text:p>38,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5 21:32:50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29.89432202" calcext:value-type="float">
            <text:p>29,89432202</text:p>
          </table:table-cell>
          <table:table-cell table:style-name="ce1" table:content-validation-name="val1" office:value-type="float" office:value="38.66154847" calcext:value-type="float">
            <text:p>38,661548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/2013 20:34:16</text:p>
          </table:table-cell>
          <table:table-cell table:style-name="ce1" table:content-validation-name="val1" office:value-type="float" office:value="18.507" calcext:value-type="float">
            <text:p>18,507</text:p>
          </table:table-cell>
          <table:table-cell table:style-name="ce1" table:content-validation-name="val1" office:value-type="float" office:value="42.8206" calcext:value-type="float">
            <text:p>42,8206</text:p>
          </table:table-cell>
          <table:table-cell table:style-name="ce1" table:content-validation-name="val1" office:value-type="float" office:value="38.6565" calcext:value-type="float">
            <text:p>38,65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3/2014 19:58:36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38.65416721" calcext:value-type="float">
            <text:p>38,654167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9/2015 17:08:10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43.874" calcext:value-type="float">
            <text:p>43,874</text:p>
          </table:table-cell>
          <table:table-cell table:style-name="ce1" table:content-validation-name="val1" office:value-type="float" office:value="38.654" calcext:value-type="float">
            <text:p>38,6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5 5:10:17</text:p>
          </table:table-cell>
          <table:table-cell table:style-name="ce1" table:content-validation-name="val1" office:value-type="float" office:value="11.7" calcext:value-type="float">
            <text:p>11,7</text:p>
          </table:table-cell>
          <table:table-cell table:style-name="ce1" table:content-validation-name="val1" office:value-type="float" office:value="40.73" calcext:value-type="float">
            <text:p>40,73</text:p>
          </table:table-cell>
          <table:table-cell table:style-name="ce1" table:content-validation-name="val1" office:value-type="float" office:value="38.64" calcext:value-type="float">
            <text:p>38,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6 8:12:48</text:p>
          </table:table-cell>
          <table:table-cell table:style-name="ce1" table:content-validation-name="val1" office:value-type="float" office:value="52.91769101" calcext:value-type="float">
            <text:p>52,91769101</text:p>
          </table:table-cell>
          <table:table-cell table:style-name="ce1" table:content-validation-name="val1" office:value-type="float" office:value="41.04681118" calcext:value-type="float">
            <text:p>41,04681118</text:p>
          </table:table-cell>
          <table:table-cell table:style-name="ce1" table:content-validation-name="val1" office:value-type="float" office:value="38.63746512" calcext:value-type="float">
            <text:p>38,637465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8:34:29</text:p>
          </table:table-cell>
          <table:table-cell table:style-name="ce1" table:content-validation-name="val1" office:value-type="float" office:value="43.21" calcext:value-type="float">
            <text:p>43,21</text:p>
          </table:table-cell>
          <table:table-cell table:style-name="ce1" table:content-validation-name="val1" office:value-type="float" office:value="39.15" calcext:value-type="float">
            <text:p>39,15</text:p>
          </table:table-cell>
          <table:table-cell table:style-name="ce1" table:content-validation-name="val1" office:value-type="float" office:value="38.63" calcext:value-type="float">
            <text:p>38,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9/2015 18:34:59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36.52612433" calcext:value-type="float">
            <text:p>36,52612433</text:p>
          </table:table-cell>
          <table:table-cell table:style-name="ce1" table:content-validation-name="val1" office:value-type="float" office:value="38.62914678" calcext:value-type="float">
            <text:p>38,629146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5/2015 8:58:17</text:p>
          </table:table-cell>
          <table:table-cell table:style-name="ce1" table:content-validation-name="val1" office:value-type="float" office:value="32.81714659" calcext:value-type="float">
            <text:p>32,81714659</text:p>
          </table:table-cell>
          <table:table-cell table:style-name="ce1" table:content-validation-name="val1" office:value-type="float" office:value="45.16015245" calcext:value-type="float">
            <text:p>45,16015245</text:p>
          </table:table-cell>
          <table:table-cell table:style-name="ce1" table:content-validation-name="val1" office:value-type="float" office:value="38.61982468" calcext:value-type="float">
            <text:p>38,619824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2/2014 10:58:26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41.79705105" calcext:value-type="float">
            <text:p>41,79705105</text:p>
          </table:table-cell>
          <table:table-cell table:style-name="ce1" table:content-validation-name="val1" office:value-type="float" office:value="38.61167297" calcext:value-type="float">
            <text:p>38,611672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15:05:26</text:p>
          </table:table-cell>
          <table:table-cell table:style-name="ce1" table:content-validation-name="val1" office:value-type="float" office:value="44.04645786" calcext:value-type="float">
            <text:p>44,04645786</text:p>
          </table:table-cell>
          <table:table-cell table:style-name="ce1" table:content-validation-name="val1" office:value-type="float" office:value="29.72067409" calcext:value-type="float">
            <text:p>29,72067409</text:p>
          </table:table-cell>
          <table:table-cell table:style-name="ce1" table:content-validation-name="val1" office:value-type="float" office:value="38.60600585" calcext:value-type="float">
            <text:p>38,606005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3/2014 12:46:19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3.384" calcext:value-type="float">
            <text:p>43,384</text:p>
          </table:table-cell>
          <table:table-cell table:style-name="ce1" table:content-validation-name="val1" office:value-type="float" office:value="38.6" calcext:value-type="float">
            <text:p>38,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5 20:39:18</text:p>
          </table:table-cell>
          <table:table-cell table:style-name="ce1" table:content-validation-name="val1" office:value-type="float" office:value="43.25662366" calcext:value-type="float">
            <text:p>43,25662366</text:p>
          </table:table-cell>
          <table:table-cell table:style-name="ce1" table:content-validation-name="val1" office:value-type="float" office:value="52.65346883" calcext:value-type="float">
            <text:p>52,65346883</text:p>
          </table:table-cell>
          <table:table-cell table:style-name="ce1" table:content-validation-name="val1" office:value-type="float" office:value="38.59903624" calcext:value-type="float">
            <text:p>38,599036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14:25:47</text:p>
          </table:table-cell>
          <table:table-cell table:style-name="ce1" table:content-validation-name="val1" office:value-type="float" office:value="52.49924632" calcext:value-type="float">
            <text:p>52,49924632</text:p>
          </table:table-cell>
          <table:table-cell table:style-name="ce1" table:content-validation-name="val1" office:value-type="float" office:value="45.53698829" calcext:value-type="float">
            <text:p>45,53698829</text:p>
          </table:table-cell>
          <table:table-cell table:style-name="ce1" table:content-validation-name="val1" office:value-type="float" office:value="38.58929048" calcext:value-type="float">
            <text:p>38,589290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9/2014 7:33:42</text:p>
          </table:table-cell>
          <table:table-cell table:style-name="ce1" table:content-validation-name="val1" office:value-type="float" office:value="13.54254262" calcext:value-type="float">
            <text:p>13,54254262</text:p>
          </table:table-cell>
          <table:table-cell table:style-name="ce1" table:content-validation-name="val1" office:value-type="float" office:value="46.86533147" calcext:value-type="float">
            <text:p>46,86533147</text:p>
          </table:table-cell>
          <table:table-cell table:style-name="ce1" table:content-validation-name="val1" office:value-type="float" office:value="38.57398445" calcext:value-type="float">
            <text:p>38,573984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4 17:06:45</text:p>
          </table:table-cell>
          <table:table-cell table:style-name="ce1" table:content-validation-name="val1" office:value-type="float" office:value="31.71133035" calcext:value-type="float">
            <text:p>31,71133035</text:p>
          </table:table-cell>
          <table:table-cell table:style-name="ce1" table:content-validation-name="val1" office:value-type="float" office:value="38.742084" calcext:value-type="float">
            <text:p>38,742084</text:p>
          </table:table-cell>
          <table:table-cell table:style-name="ce1" table:content-validation-name="val1" office:value-type="float" office:value="38.566919" calcext:value-type="float">
            <text:p>38,5669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6 20:58:11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42.04955483" calcext:value-type="float">
            <text:p>42,04955483</text:p>
          </table:table-cell>
          <table:table-cell table:style-name="ce1" table:content-validation-name="val1" office:value-type="float" office:value="38.56246508" calcext:value-type="float">
            <text:p>38,562465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6:04:18</text:p>
          </table:table-cell>
          <table:table-cell table:style-name="ce1" table:content-validation-name="val1" office:value-type="float" office:value="13" calcext:value-type="float">
            <text:p>13</text:p>
          </table:table-cell>
          <table:table-cell table:style-name="ce1" table:content-validation-name="val1" office:value-type="float" office:value="45.2432931" calcext:value-type="float">
            <text:p>45,2432931</text:p>
          </table:table-cell>
          <table:table-cell table:style-name="ce1" table:content-validation-name="val1" office:value-type="float" office:value="38.56037353" calcext:value-type="float">
            <text:p>38,560373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5 8:36:40</text:p>
          </table:table-cell>
          <table:table-cell table:style-name="ce1" table:content-validation-name="val1" office:value-type="float" office:value="48.26" calcext:value-type="float">
            <text:p>48,26</text:p>
          </table:table-cell>
          <table:table-cell table:style-name="ce1" table:content-validation-name="val1" office:value-type="float" office:value="51.37" calcext:value-type="float">
            <text:p>51,37</text:p>
          </table:table-cell>
          <table:table-cell table:style-name="ce1" table:content-validation-name="val1" office:value-type="float" office:value="38.55" calcext:value-type="float">
            <text:p>38,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5/2015 19:08:59</text:p>
          </table:table-cell>
          <table:table-cell table:style-name="ce1" table:content-validation-name="val1" office:value-type="float" office:value="66.07593" calcext:value-type="float">
            <text:p>66,07593</text:p>
          </table:table-cell>
          <table:table-cell table:style-name="ce1" table:content-validation-name="val1" office:value-type="float" office:value="48.277" calcext:value-type="float">
            <text:p>48,277</text:p>
          </table:table-cell>
          <table:table-cell table:style-name="ce1" table:content-validation-name="val1" office:value-type="float" office:value="38.55" calcext:value-type="float">
            <text:p>38,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5 17:14:48</text:p>
          </table:table-cell>
          <table:table-cell table:style-name="ce1" table:content-validation-name="val1" office:value-type="float" office:value="40.52" calcext:value-type="float">
            <text:p>40,52</text:p>
          </table:table-cell>
          <table:table-cell table:style-name="ce1" table:content-validation-name="val1" office:value-type="float" office:value="40.48" calcext:value-type="float">
            <text:p>40,48</text:p>
          </table:table-cell>
          <table:table-cell table:style-name="ce1" table:content-validation-name="val1" office:value-type="float" office:value="38.55" calcext:value-type="float">
            <text:p>38,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5 12:52:21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45.24779727" calcext:value-type="float">
            <text:p>45,24779727</text:p>
          </table:table-cell>
          <table:table-cell table:style-name="ce1" table:content-validation-name="val1" office:value-type="float" office:value="38.54874598" calcext:value-type="float">
            <text:p>38,548745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5 11:49:32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4.51306984" calcext:value-type="float">
            <text:p>44,51306984</text:p>
          </table:table-cell>
          <table:table-cell table:style-name="ce1" table:content-validation-name="val1" office:value-type="float" office:value="38.54696963" calcext:value-type="float">
            <text:p>38,546969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4 3:50:11</text:p>
          </table:table-cell>
          <table:table-cell table:style-name="ce1" table:content-validation-name="val1" office:value-type="float" office:value="31.743" calcext:value-type="float">
            <text:p>31,743</text:p>
          </table:table-cell>
          <table:table-cell table:style-name="ce1" table:content-validation-name="val1" office:value-type="float" office:value="43.3036" calcext:value-type="float">
            <text:p>43,3036</text:p>
          </table:table-cell>
          <table:table-cell table:style-name="ce1" table:content-validation-name="val1" office:value-type="float" office:value="38.545" calcext:value-type="float">
            <text:p>38,5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6 1:08:39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9.04971065" calcext:value-type="float">
            <text:p>39,04971065</text:p>
          </table:table-cell>
          <table:table-cell table:style-name="ce1" table:content-validation-name="val1" office:value-type="float" office:value="38.53317095" calcext:value-type="float">
            <text:p>38,533170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4 14:17:49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38.04389907" calcext:value-type="float">
            <text:p>38,04389907</text:p>
          </table:table-cell>
          <table:table-cell table:style-name="ce1" table:content-validation-name="val1" office:value-type="float" office:value="38.53317095" calcext:value-type="float">
            <text:p>38,533170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4 14:17:59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38.04389907" calcext:value-type="float">
            <text:p>38,04389907</text:p>
          </table:table-cell>
          <table:table-cell table:style-name="ce1" table:content-validation-name="val1" office:value-type="float" office:value="38.53317095" calcext:value-type="float">
            <text:p>38,533170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6 13:26:07</text:p>
          </table:table-cell>
          <table:table-cell table:style-name="ce1" table:content-validation-name="val1" office:value-type="float" office:value="13.10649393" calcext:value-type="float">
            <text:p>13,10649393</text:p>
          </table:table-cell>
          <table:table-cell table:style-name="ce1" table:content-validation-name="val1" office:value-type="float" office:value="35.085491" calcext:value-type="float">
            <text:p>35,085491</text:p>
          </table:table-cell>
          <table:table-cell table:style-name="ce1" table:content-validation-name="val1" office:value-type="float" office:value="38.53278" calcext:value-type="float">
            <text:p>38,532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3 10:22:22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28.268" calcext:value-type="float">
            <text:p>28,268</text:p>
          </table:table-cell>
          <table:table-cell table:style-name="ce1" table:content-validation-name="val1" office:value-type="float" office:value="38.518" calcext:value-type="float">
            <text:p>38,5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5 2:08:06</text:p>
          </table:table-cell>
          <table:table-cell table:style-name="ce1" table:content-validation-name="val1" office:value-type="float" office:value="46.10854734" calcext:value-type="float">
            <text:p>46,10854734</text:p>
          </table:table-cell>
          <table:table-cell table:style-name="ce1" table:content-validation-name="val1" office:value-type="float" office:value="47.45594233" calcext:value-type="float">
            <text:p>47,45594233</text:p>
          </table:table-cell>
          <table:table-cell table:style-name="ce1" table:content-validation-name="val1" office:value-type="float" office:value="38.51454992" calcext:value-type="float">
            <text:p>38,514549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6 2:35:35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9.11189854" calcext:value-type="float">
            <text:p>49,11189854</text:p>
          </table:table-cell>
          <table:table-cell table:style-name="ce1" table:content-validation-name="val1" office:value-type="float" office:value="38.51390662" calcext:value-type="float">
            <text:p>38,513906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1/2015 0:01:10</text:p>
          </table:table-cell>
          <table:table-cell table:style-name="ce1" table:content-validation-name="val1" office:value-type="float" office:value="42" calcext:value-type="float">
            <text:p>42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38.51067021" calcext:value-type="float">
            <text:p>38,51067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1:19:54</text:p>
          </table:table-cell>
          <table:table-cell table:style-name="ce1" table:content-validation-name="val1" office:value-type="float" office:value="46.15371243" calcext:value-type="float">
            <text:p>46,15371243</text:p>
          </table:table-cell>
          <table:table-cell table:style-name="ce1" table:content-validation-name="val1" office:value-type="float" office:value="39.26382" calcext:value-type="float">
            <text:p>39,26382</text:p>
          </table:table-cell>
          <table:table-cell table:style-name="ce1" table:content-validation-name="val1" office:value-type="float" office:value="38.50414" calcext:value-type="float">
            <text:p>38,504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6 4:30:15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32.03" calcext:value-type="float">
            <text:p>32,03</text:p>
          </table:table-cell>
          <table:table-cell table:style-name="ce1" table:content-validation-name="val1" office:value-type="float" office:value="38.5" calcext:value-type="float">
            <text:p>38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5 10:08:58</text:p>
          </table:table-cell>
          <table:table-cell table:style-name="ce1" table:content-validation-name="val1" office:value-type="float" office:value="44.15829772" calcext:value-type="float">
            <text:p>44,15829772</text:p>
          </table:table-cell>
          <table:table-cell table:style-name="ce1" table:content-validation-name="val1" office:value-type="float" office:value="39.06786853" calcext:value-type="float">
            <text:p>39,06786853</text:p>
          </table:table-cell>
          <table:table-cell table:style-name="ce1" table:content-validation-name="val1" office:value-type="float" office:value="38.49369917" calcext:value-type="float">
            <text:p>38,493699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3/2014 9:25:10</text:p>
          </table:table-cell>
          <table:table-cell table:style-name="ce1" table:content-validation-name="val1" office:value-type="float" office:value="47.68969982" calcext:value-type="float">
            <text:p>47,68969982</text:p>
          </table:table-cell>
          <table:table-cell table:style-name="ce1" table:content-validation-name="val1" office:value-type="float" office:value="40.59848223" calcext:value-type="float">
            <text:p>40,59848223</text:p>
          </table:table-cell>
          <table:table-cell table:style-name="ce1" table:content-validation-name="val1" office:value-type="float" office:value="38.49193283" calcext:value-type="float">
            <text:p>38,491932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3 23:12:45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0.03701" calcext:value-type="float">
            <text:p>40,03701</text:p>
          </table:table-cell>
          <table:table-cell table:style-name="ce1" table:content-validation-name="val1" office:value-type="float" office:value="38.48255" calcext:value-type="float">
            <text:p>38,482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3 14:39:50</text:p>
          </table:table-cell>
          <table:table-cell table:style-name="ce1" table:content-validation-name="val1" office:value-type="float" office:value="31.3872064" calcext:value-type="float">
            <text:p>31,3872064</text:p>
          </table:table-cell>
          <table:table-cell table:style-name="ce1" table:content-validation-name="val1" office:value-type="float" office:value="35.27945" calcext:value-type="float">
            <text:p>35,27945</text:p>
          </table:table-cell>
          <table:table-cell table:style-name="ce1" table:content-validation-name="val1" office:value-type="float" office:value="38.48139" calcext:value-type="float">
            <text:p>38,481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3 19:35:19</text:p>
          </table:table-cell>
          <table:table-cell table:style-name="ce1" table:content-validation-name="val1" office:value-type="float" office:value="52.71" calcext:value-type="float">
            <text:p>52,71</text:p>
          </table:table-cell>
          <table:table-cell table:style-name="ce1" table:content-validation-name="val1" office:value-type="float" office:value="30.69" calcext:value-type="float">
            <text:p>30,69</text:p>
          </table:table-cell>
          <table:table-cell table:style-name="ce1" table:content-validation-name="val1" office:value-type="float" office:value="38.48" calcext:value-type="float">
            <text:p>38,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6 17:39:43</text:p>
          </table:table-cell>
          <table:table-cell table:style-name="ce1" table:content-validation-name="val1" office:value-type="float" office:value="40.78" calcext:value-type="float">
            <text:p>40,78</text:p>
          </table:table-cell>
          <table:table-cell table:style-name="ce1" table:content-validation-name="val1" office:value-type="float" office:value="39.75" calcext:value-type="float">
            <text:p>39,75</text:p>
          </table:table-cell>
          <table:table-cell table:style-name="ce1" table:content-validation-name="val1" office:value-type="float" office:value="38.46" calcext:value-type="float">
            <text:p>38,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1/2015 1:09:20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38.45959588" calcext:value-type="float">
            <text:p>38,459595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4:55:41</text:p>
          </table:table-cell>
          <table:table-cell table:style-name="ce1" table:content-validation-name="val1" office:value-type="float" office:value="50.43675093" calcext:value-type="float">
            <text:p>50,43675093</text:p>
          </table:table-cell>
          <table:table-cell table:style-name="ce1" table:content-validation-name="val1" office:value-type="float" office:value="34.63088822" calcext:value-type="float">
            <text:p>34,63088822</text:p>
          </table:table-cell>
          <table:table-cell table:style-name="ce1" table:content-validation-name="val1" office:value-type="float" office:value="38.45815385" calcext:value-type="float">
            <text:p>38,458153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4 11:04:38</text:p>
          </table:table-cell>
          <table:table-cell table:style-name="ce1" table:content-validation-name="val1" office:value-type="float" office:value="15.384" calcext:value-type="float">
            <text:p>15,384</text:p>
          </table:table-cell>
          <table:table-cell table:style-name="ce1" table:content-validation-name="val1" office:value-type="float" office:value="21.17" calcext:value-type="float">
            <text:p>21,17</text:p>
          </table:table-cell>
          <table:table-cell table:style-name="ce1" table:content-validation-name="val1" office:value-type="float" office:value="38.45" calcext:value-type="float">
            <text:p>38,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5 3:18:08</text:p>
          </table:table-cell>
          <table:table-cell table:style-name="ce1" table:content-validation-name="val1" office:value-type="float" office:value="33.96243809" calcext:value-type="float">
            <text:p>33,96243809</text:p>
          </table:table-cell>
          <table:table-cell table:style-name="ce1" table:content-validation-name="val1" office:value-type="float" office:value="33.96114" calcext:value-type="float">
            <text:p>33,96114</text:p>
          </table:table-cell>
          <table:table-cell table:style-name="ce1" table:content-validation-name="val1" office:value-type="float" office:value="38.43" calcext:value-type="float">
            <text:p>38,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4 10:11:39</text:p>
          </table:table-cell>
          <table:table-cell table:style-name="ce1" table:content-validation-name="val1" office:value-type="float" office:value="31.96023186" calcext:value-type="float">
            <text:p>31,96023186</text:p>
          </table:table-cell>
          <table:table-cell table:style-name="ce1" table:content-validation-name="val1" office:value-type="float" office:value="40.5121729" calcext:value-type="float">
            <text:p>40,5121729</text:p>
          </table:table-cell>
          <table:table-cell table:style-name="ce1" table:content-validation-name="val1" office:value-type="float" office:value="38.4272887" calcext:value-type="float">
            <text:p>38,42728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5 3:50:00</text:p>
          </table:table-cell>
          <table:table-cell table:style-name="ce1" table:content-validation-name="val1" office:value-type="float" office:value="40.9563" calcext:value-type="float">
            <text:p>40,9563</text:p>
          </table:table-cell>
          <table:table-cell table:style-name="ce1" table:content-validation-name="val1" office:value-type="float" office:value="32.85916" calcext:value-type="float">
            <text:p>32,85916</text:p>
          </table:table-cell>
          <table:table-cell table:style-name="ce1" table:content-validation-name="val1" office:value-type="float" office:value="38.42354" calcext:value-type="float">
            <text:p>38,423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10:04:34</text:p>
          </table:table-cell>
          <table:table-cell table:style-name="ce1" table:content-validation-name="val1" office:value-type="float" office:value="48.91254158" calcext:value-type="float">
            <text:p>48,91254158</text:p>
          </table:table-cell>
          <table:table-cell table:style-name="ce1" table:content-validation-name="val1" office:value-type="float" office:value="49.44853369" calcext:value-type="float">
            <text:p>49,44853369</text:p>
          </table:table-cell>
          <table:table-cell table:style-name="ce1" table:content-validation-name="val1" office:value-type="float" office:value="38.42202657" calcext:value-type="float">
            <text:p>38,422026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5/2015 11:46:00</text:p>
          </table:table-cell>
          <table:table-cell table:style-name="ce1" table:content-validation-name="val1" office:value-type="float" office:value="50.93585281" calcext:value-type="float">
            <text:p>50,93585281</text:p>
          </table:table-cell>
          <table:table-cell table:style-name="ce1" table:content-validation-name="val1" office:value-type="float" office:value="40.29767714" calcext:value-type="float">
            <text:p>40,29767714</text:p>
          </table:table-cell>
          <table:table-cell table:style-name="ce1" table:content-validation-name="val1" office:value-type="float" office:value="38.41916709" calcext:value-type="float">
            <text:p>38,419167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3 19:01:57</text:p>
          </table:table-cell>
          <table:table-cell table:style-name="ce1" table:content-validation-name="val1" office:value-type="float" office:value="28.451637" calcext:value-type="float">
            <text:p>28,451637</text:p>
          </table:table-cell>
          <table:table-cell table:style-name="ce1" table:content-validation-name="val1" office:value-type="float" office:value="26.14493" calcext:value-type="float">
            <text:p>26,14493</text:p>
          </table:table-cell>
          <table:table-cell table:style-name="ce1" table:content-validation-name="val1" office:value-type="float" office:value="38.41632" calcext:value-type="float">
            <text:p>38,416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5 5:15:54</text:p>
          </table:table-cell>
          <table:table-cell table:style-name="ce1" table:content-validation-name="val1" office:value-type="float" office:value="51" calcext:value-type="float">
            <text:p>51</text:p>
          </table:table-cell>
          <table:table-cell table:style-name="ce1" table:content-validation-name="val1" office:value-type="float" office:value="40.29" calcext:value-type="float">
            <text:p>40,29</text:p>
          </table:table-cell>
          <table:table-cell table:style-name="ce1" table:content-validation-name="val1" office:value-type="float" office:value="38.41" calcext:value-type="float">
            <text:p>38,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10:38:13</text:p>
          </table:table-cell>
          <table:table-cell table:style-name="ce1" table:content-validation-name="val1" office:value-type="float" office:value="61.66309201" calcext:value-type="float">
            <text:p>61,66309201</text:p>
          </table:table-cell>
          <table:table-cell table:style-name="ce1" table:content-validation-name="val1" office:value-type="float" office:value="40.95403976" calcext:value-type="float">
            <text:p>40,95403976</text:p>
          </table:table-cell>
          <table:table-cell table:style-name="ce1" table:content-validation-name="val1" office:value-type="float" office:value="38.40966588" calcext:value-type="float">
            <text:p>38,409665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5/2013 9:49:23</text:p>
          </table:table-cell>
          <table:table-cell table:style-name="ce1" table:content-validation-name="val1" office:value-type="float" office:value="46.84118" calcext:value-type="float">
            <text:p>46,84118</text:p>
          </table:table-cell>
          <table:table-cell table:style-name="ce1" table:content-validation-name="val1" office:value-type="float" office:value="33.21876" calcext:value-type="float">
            <text:p>33,21876</text:p>
          </table:table-cell>
          <table:table-cell table:style-name="ce1" table:content-validation-name="val1" office:value-type="float" office:value="38.4072342" calcext:value-type="float">
            <text:p>38,40723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4 16:24:58</text:p>
          </table:table-cell>
          <table:table-cell table:style-name="ce1" table:content-validation-name="val1" office:value-type="float" office:value="44.7233642" calcext:value-type="float">
            <text:p>44,7233642</text:p>
          </table:table-cell>
          <table:table-cell table:style-name="ce1" table:content-validation-name="val1" office:value-type="float" office:value="31.50686469" calcext:value-type="float">
            <text:p>31,50686469</text:p>
          </table:table-cell>
          <table:table-cell table:style-name="ce1" table:content-validation-name="val1" office:value-type="float" office:value="38.40434835" calcext:value-type="float">
            <text:p>38,404348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6 22:30:40</text:p>
          </table:table-cell>
          <table:table-cell table:style-name="ce1" table:content-validation-name="val1" office:value-type="float" office:value="9.32" calcext:value-type="float">
            <text:p>9,32</text:p>
          </table:table-cell>
          <table:table-cell table:style-name="ce1" table:content-validation-name="val1" office:value-type="float" office:value="35.99" calcext:value-type="float">
            <text:p>35,99</text:p>
          </table:table-cell>
          <table:table-cell table:style-name="ce1" table:content-validation-name="val1" office:value-type="float" office:value="38.4" calcext:value-type="float">
            <text:p>38,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5 10:22:12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31.17739304" calcext:value-type="float">
            <text:p>31,17739304</text:p>
          </table:table-cell>
          <table:table-cell table:style-name="ce1" table:content-validation-name="val1" office:value-type="float" office:value="38.39892572" calcext:value-type="float">
            <text:p>38,398925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5 10:25:12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1.17739304" calcext:value-type="float">
            <text:p>31,17739304</text:p>
          </table:table-cell>
          <table:table-cell table:style-name="ce1" table:content-validation-name="val1" office:value-type="float" office:value="38.39892572" calcext:value-type="float">
            <text:p>38,398925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3/2014 14:47:33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4.29919099" calcext:value-type="float">
            <text:p>44,29919099</text:p>
          </table:table-cell>
          <table:table-cell table:style-name="ce1" table:content-validation-name="val1" office:value-type="float" office:value="38.39873131" calcext:value-type="float">
            <text:p>38,398731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4 8:10:58</text:p>
          </table:table-cell>
          <table:table-cell table:style-name="ce1" table:content-validation-name="val1" office:value-type="float" office:value="55.37234109" calcext:value-type="float">
            <text:p>55,37234109</text:p>
          </table:table-cell>
          <table:table-cell table:style-name="ce1" table:content-validation-name="val1" office:value-type="float" office:value="42.23225472" calcext:value-type="float">
            <text:p>42,23225472</text:p>
          </table:table-cell>
          <table:table-cell table:style-name="ce1" table:content-validation-name="val1" office:value-type="float" office:value="38.39590182" calcext:value-type="float">
            <text:p>38,395901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20:04:15</text:p>
          </table:table-cell>
          <table:table-cell table:style-name="ce1" table:content-validation-name="val1" office:value-type="float" office:value="14.956" calcext:value-type="float">
            <text:p>14,956</text:p>
          </table:table-cell>
          <table:table-cell table:style-name="ce1" table:content-validation-name="val1" office:value-type="float" office:value="34.43" calcext:value-type="float">
            <text:p>34,43</text:p>
          </table:table-cell>
          <table:table-cell table:style-name="ce1" table:content-validation-name="val1" office:value-type="float" office:value="38.39" calcext:value-type="float">
            <text:p>38,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5 11:20:17</text:p>
          </table:table-cell>
          <table:table-cell table:style-name="ce1" table:content-validation-name="val1" office:value-type="float" office:value="43.20266576" calcext:value-type="float">
            <text:p>43,20266576</text:p>
          </table:table-cell>
          <table:table-cell table:style-name="ce1" table:content-validation-name="val1" office:value-type="float" office:value="36.77" calcext:value-type="float">
            <text:p>36,77</text:p>
          </table:table-cell>
          <table:table-cell table:style-name="ce1" table:content-validation-name="val1" office:value-type="float" office:value="38.38" calcext:value-type="float">
            <text:p>38,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5/2015 13:01:18</text:p>
          </table:table-cell>
          <table:table-cell table:style-name="ce1" table:content-validation-name="val1" office:value-type="float" office:value="40.07894323" calcext:value-type="float">
            <text:p>40,07894323</text:p>
          </table:table-cell>
          <table:table-cell table:style-name="ce1" table:content-validation-name="val1" office:value-type="float" office:value="40.51422858" calcext:value-type="float">
            <text:p>40,51422858</text:p>
          </table:table-cell>
          <table:table-cell table:style-name="ce1" table:content-validation-name="val1" office:value-type="float" office:value="38.37848458" calcext:value-type="float">
            <text:p>38,378484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6 14:22:36</text:p>
          </table:table-cell>
          <table:table-cell table:style-name="ce1" table:content-validation-name="val1" office:value-type="float" office:value="24.69557264" calcext:value-type="float">
            <text:p>24,69557264</text:p>
          </table:table-cell>
          <table:table-cell table:style-name="ce1" table:content-validation-name="val1" office:value-type="float" office:value="44.89128375" calcext:value-type="float">
            <text:p>44,89128375</text:p>
          </table:table-cell>
          <table:table-cell table:style-name="ce1" table:content-validation-name="val1" office:value-type="float" office:value="38.37177263" calcext:value-type="float">
            <text:p>38,371772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15:44:24</text:p>
          </table:table-cell>
          <table:table-cell table:style-name="ce1" table:content-validation-name="val1" office:value-type="float" office:value="60.10439" calcext:value-type="float">
            <text:p>60,10439</text:p>
          </table:table-cell>
          <table:table-cell table:style-name="ce1" table:content-validation-name="val1" office:value-type="float" office:value="34.73" calcext:value-type="float">
            <text:p>34,73</text:p>
          </table:table-cell>
          <table:table-cell table:style-name="ce1" table:content-validation-name="val1" office:value-type="float" office:value="38.37" calcext:value-type="float">
            <text:p>38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2/2015 15:31:58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37.48" calcext:value-type="float">
            <text:p>37,48</text:p>
          </table:table-cell>
          <table:table-cell table:style-name="ce1" table:content-validation-name="val1" office:value-type="float" office:value="38.36" calcext:value-type="float">
            <text:p>38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5 23:14:17</text:p>
          </table:table-cell>
          <table:table-cell table:style-name="ce1" table:content-validation-name="val1" office:value-type="float" office:value="22.52712869" calcext:value-type="float">
            <text:p>22,52712869</text:p>
          </table:table-cell>
          <table:table-cell table:style-name="ce1" table:content-validation-name="val1" office:value-type="float" office:value="36.49789827" calcext:value-type="float">
            <text:p>36,49789827</text:p>
          </table:table-cell>
          <table:table-cell table:style-name="ce1" table:content-validation-name="val1" office:value-type="float" office:value="38.35958138" calcext:value-type="float">
            <text:p>38,359581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6 15:36:08</text:p>
          </table:table-cell>
          <table:table-cell table:style-name="ce1" table:content-validation-name="val1" office:value-type="float" office:value="55.3723" calcext:value-type="float">
            <text:p>55,3723</text:p>
          </table:table-cell>
          <table:table-cell table:style-name="ce1" table:content-validation-name="val1" office:value-type="float" office:value="50.3885" calcext:value-type="float">
            <text:p>50,3885</text:p>
          </table:table-cell>
          <table:table-cell table:style-name="ce1" table:content-validation-name="val1" office:value-type="float" office:value="38.3553" calcext:value-type="float">
            <text:p>38,35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8/2014 5:53:45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43.74334322" calcext:value-type="float">
            <text:p>43,74334322</text:p>
          </table:table-cell>
          <table:table-cell table:style-name="ce1" table:content-validation-name="val1" office:value-type="float" office:value="38.35179963" calcext:value-type="float">
            <text:p>38,351799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3 6:12:16</text:p>
          </table:table-cell>
          <table:table-cell table:style-name="ce1" table:content-validation-name="val1" office:value-type="float" office:value="20.1" calcext:value-type="float">
            <text:p>20,1</text:p>
          </table:table-cell>
          <table:table-cell table:style-name="ce1" table:content-validation-name="val1" office:value-type="float" office:value="46.54805929" calcext:value-type="float">
            <text:p>46,54805929</text:p>
          </table:table-cell>
          <table:table-cell table:style-name="ce1" table:content-validation-name="val1" office:value-type="float" office:value="38.33976808" calcext:value-type="float">
            <text:p>38,339768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4 11:18:39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1.44433969" calcext:value-type="float">
            <text:p>41,44433969</text:p>
          </table:table-cell>
          <table:table-cell table:style-name="ce1" table:content-validation-name="val1" office:value-type="float" office:value="38.33789538" calcext:value-type="float">
            <text:p>38,337895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6 12:41:31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25.05025404" calcext:value-type="float">
            <text:p>25,05025404</text:p>
          </table:table-cell>
          <table:table-cell table:style-name="ce1" table:content-validation-name="val1" office:value-type="float" office:value="38.33789538" calcext:value-type="float">
            <text:p>38,337895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5 21:00:18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4.44406943" calcext:value-type="float">
            <text:p>34,44406943</text:p>
          </table:table-cell>
          <table:table-cell table:style-name="ce1" table:content-validation-name="val1" office:value-type="float" office:value="38.32167758" calcext:value-type="float">
            <text:p>38,321677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5 20:25:14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2.13951983" calcext:value-type="float">
            <text:p>32,13951983</text:p>
          </table:table-cell>
          <table:table-cell table:style-name="ce1" table:content-validation-name="val1" office:value-type="float" office:value="38.32167758" calcext:value-type="float">
            <text:p>38,321677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5 7:54:49</text:p>
          </table:table-cell>
          <table:table-cell table:style-name="ce1" table:content-validation-name="val1" office:value-type="float" office:value="38.1968" calcext:value-type="float">
            <text:p>38,1968</text:p>
          </table:table-cell>
          <table:table-cell table:style-name="ce1" table:content-validation-name="val1" office:value-type="float" office:value="40.82348" calcext:value-type="float">
            <text:p>40,82348</text:p>
          </table:table-cell>
          <table:table-cell table:style-name="ce1" table:content-validation-name="val1" office:value-type="float" office:value="38.3152124" calcext:value-type="float">
            <text:p>38,31521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5 17:33:34</text:p>
          </table:table-cell>
          <table:table-cell table:style-name="ce1" table:content-validation-name="val1" office:value-type="float" office:value="50.46999451" calcext:value-type="float">
            <text:p>50,46999451</text:p>
          </table:table-cell>
          <table:table-cell table:style-name="ce1" table:content-validation-name="val1" office:value-type="float" office:value="35.2455062" calcext:value-type="float">
            <text:p>35,2455062</text:p>
          </table:table-cell>
          <table:table-cell table:style-name="ce1" table:content-validation-name="val1" office:value-type="float" office:value="38.31003624" calcext:value-type="float">
            <text:p>38,310036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5 12:49:32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32.54" calcext:value-type="float">
            <text:p>32,54</text:p>
          </table:table-cell>
          <table:table-cell table:style-name="ce1" table:content-validation-name="val1" office:value-type="float" office:value="38.3" calcext:value-type="float">
            <text:p>38,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5 19:46:59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33.184" calcext:value-type="float">
            <text:p>33,184</text:p>
          </table:table-cell>
          <table:table-cell table:style-name="ce1" table:content-validation-name="val1" office:value-type="float" office:value="38.287" calcext:value-type="float">
            <text:p>38,2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11:08:35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35.61518592" calcext:value-type="float">
            <text:p>35,61518592</text:p>
          </table:table-cell>
          <table:table-cell table:style-name="ce1" table:content-validation-name="val1" office:value-type="float" office:value="38.27209191" calcext:value-type="float">
            <text:p>38,272091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4 13:53:09</text:p>
          </table:table-cell>
          <table:table-cell table:style-name="ce1" table:content-validation-name="val1" office:value-type="float" office:value="40.23" calcext:value-type="float">
            <text:p>40,23</text:p>
          </table:table-cell>
          <table:table-cell table:style-name="ce1" table:content-validation-name="val1" office:value-type="float" office:value="41.94" calcext:value-type="float">
            <text:p>41,94</text:p>
          </table:table-cell>
          <table:table-cell table:style-name="ce1" table:content-validation-name="val1" office:value-type="float" office:value="38.27" calcext:value-type="float">
            <text:p>38,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4 21:25:12</text:p>
          </table:table-cell>
          <table:table-cell table:style-name="ce1" table:content-validation-name="val1" office:value-type="float" office:value="21.07289964" calcext:value-type="float">
            <text:p>21,07289964</text:p>
          </table:table-cell>
          <table:table-cell table:style-name="ce1" table:content-validation-name="val1" office:value-type="float" office:value="31.11750289" calcext:value-type="float">
            <text:p>31,11750289</text:p>
          </table:table-cell>
          <table:table-cell table:style-name="ce1" table:content-validation-name="val1" office:value-type="float" office:value="38.26891435" calcext:value-type="float">
            <text:p>38,268914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5 8:09:20</text:p>
          </table:table-cell>
          <table:table-cell table:style-name="ce1" table:content-validation-name="val1" office:value-type="float" office:value="50.27873416" calcext:value-type="float">
            <text:p>50,27873416</text:p>
          </table:table-cell>
          <table:table-cell table:style-name="ce1" table:content-validation-name="val1" office:value-type="float" office:value="29.13403095" calcext:value-type="float">
            <text:p>29,13403095</text:p>
          </table:table-cell>
          <table:table-cell table:style-name="ce1" table:content-validation-name="val1" office:value-type="float" office:value="38.26345273" calcext:value-type="float">
            <text:p>38,263452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5 6:37:15</text:p>
          </table:table-cell>
          <table:table-cell table:style-name="ce1" table:content-validation-name="val1" office:value-type="float" office:value="26.16939407" calcext:value-type="float">
            <text:p>26,16939407</text:p>
          </table:table-cell>
          <table:table-cell table:style-name="ce1" table:content-validation-name="val1" office:value-type="float" office:value="26.94777624" calcext:value-type="float">
            <text:p>26,94777624</text:p>
          </table:table-cell>
          <table:table-cell table:style-name="ce1" table:content-validation-name="val1" office:value-type="float" office:value="38.26139959" calcext:value-type="float">
            <text:p>38,261399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4 17:49:38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40.16902638" calcext:value-type="float">
            <text:p>40,16902638</text:p>
          </table:table-cell>
          <table:table-cell table:style-name="ce1" table:content-validation-name="val1" office:value-type="float" office:value="38.2600847" calcext:value-type="float">
            <text:p>38,26008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5 12:43:27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3.1528" calcext:value-type="float">
            <text:p>33,1528</text:p>
          </table:table-cell>
          <table:table-cell table:style-name="ce1" table:content-validation-name="val1" office:value-type="float" office:value="38.2568" calcext:value-type="float">
            <text:p>38,25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4 23:53:50</text:p>
          </table:table-cell>
          <table:table-cell table:style-name="ce1" table:content-validation-name="val1" office:value-type="float" office:value="41.191" calcext:value-type="float">
            <text:p>41,191</text:p>
          </table:table-cell>
          <table:table-cell table:style-name="ce1" table:content-validation-name="val1" office:value-type="float" office:value="45.146" calcext:value-type="float">
            <text:p>45,146</text:p>
          </table:table-cell>
          <table:table-cell table:style-name="ce1" table:content-validation-name="val1" office:value-type="float" office:value="38.25" calcext:value-type="float">
            <text:p>38,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5 19:09:29</text:p>
          </table:table-cell>
          <table:table-cell table:style-name="ce1" table:content-validation-name="val1" office:value-type="float" office:value="58" calcext:value-type="float">
            <text:p>58</text:p>
          </table:table-cell>
          <table:table-cell table:style-name="ce1" table:content-validation-name="val1" office:value-type="float" office:value="20.2" calcext:value-type="float">
            <text:p>20,2</text:p>
          </table:table-cell>
          <table:table-cell table:style-name="ce1" table:content-validation-name="val1" office:value-type="float" office:value="38.24" calcext:value-type="float">
            <text:p>38,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5 15:36:06</text:p>
          </table:table-cell>
          <table:table-cell table:style-name="ce1" table:content-validation-name="val1" office:value-type="float" office:value="52" calcext:value-type="float">
            <text:p>52</text:p>
          </table:table-cell>
          <table:table-cell table:style-name="ce1" table:content-validation-name="val1" office:value-type="float" office:value="38.13266454" calcext:value-type="float">
            <text:p>38,13266454</text:p>
          </table:table-cell>
          <table:table-cell table:style-name="ce1" table:content-validation-name="val1" office:value-type="float" office:value="38.23997937" calcext:value-type="float">
            <text:p>38,239979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5 15:38:34</text:p>
          </table:table-cell>
          <table:table-cell table:style-name="ce1" table:content-validation-name="val1" office:value-type="float" office:value="18.10226602" calcext:value-type="float">
            <text:p>18,10226602</text:p>
          </table:table-cell>
          <table:table-cell table:style-name="ce1" table:content-validation-name="val1" office:value-type="float" office:value="38.13266454" calcext:value-type="float">
            <text:p>38,13266454</text:p>
          </table:table-cell>
          <table:table-cell table:style-name="ce1" table:content-validation-name="val1" office:value-type="float" office:value="38.23997937" calcext:value-type="float">
            <text:p>38,239979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4 20:12:00</text:p>
          </table:table-cell>
          <table:table-cell table:style-name="ce1" table:content-validation-name="val1" office:value-type="float" office:value="32.1112" calcext:value-type="float">
            <text:p>32,1112</text:p>
          </table:table-cell>
          <table:table-cell table:style-name="ce1" table:content-validation-name="val1" office:value-type="float" office:value="45.58500088" calcext:value-type="float">
            <text:p>45,58500088</text:p>
          </table:table-cell>
          <table:table-cell table:style-name="ce1" table:content-validation-name="val1" office:value-type="float" office:value="38.23705566" calcext:value-type="float">
            <text:p>38,237055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9/2015 2:48:06</text:p>
          </table:table-cell>
          <table:table-cell table:style-name="ce1" table:content-validation-name="val1" office:value-type="float" office:value="61.45644541" calcext:value-type="float">
            <text:p>61,45644541</text:p>
          </table:table-cell>
          <table:table-cell table:style-name="ce1" table:content-validation-name="val1" office:value-type="float" office:value="40.70277571" calcext:value-type="float">
            <text:p>40,70277571</text:p>
          </table:table-cell>
          <table:table-cell table:style-name="ce1" table:content-validation-name="val1" office:value-type="float" office:value="38.23515692" calcext:value-type="float">
            <text:p>38,235156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5 6:22:00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40.52834262" calcext:value-type="float">
            <text:p>40,52834262</text:p>
          </table:table-cell>
          <table:table-cell table:style-name="ce1" table:content-validation-name="val1" office:value-type="float" office:value="38.23515692" calcext:value-type="float">
            <text:p>38,235156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6 6:17:21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6.21278007" calcext:value-type="float">
            <text:p>36,21278007</text:p>
          </table:table-cell>
          <table:table-cell table:style-name="ce1" table:content-validation-name="val1" office:value-type="float" office:value="38.23480357" calcext:value-type="float">
            <text:p>38,234803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0:10:38</text:p>
          </table:table-cell>
          <table:table-cell table:style-name="ce1" table:content-validation-name="val1" office:value-type="float" office:value="70.69758343" calcext:value-type="float">
            <text:p>70,69758343</text:p>
          </table:table-cell>
          <table:table-cell table:style-name="ce1" table:content-validation-name="val1" office:value-type="float" office:value="25.05025404" calcext:value-type="float">
            <text:p>25,05025404</text:p>
          </table:table-cell>
          <table:table-cell table:style-name="ce1" table:content-validation-name="val1" office:value-type="float" office:value="38.23024579" calcext:value-type="float">
            <text:p>38,230245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6 20:47:11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24.03598655" calcext:value-type="float">
            <text:p>24,03598655</text:p>
          </table:table-cell>
          <table:table-cell table:style-name="ce1" table:content-validation-name="val1" office:value-type="float" office:value="38.2302" calcext:value-type="float">
            <text:p>38,23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20:32:23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44.4" calcext:value-type="float">
            <text:p>44,4</text:p>
          </table:table-cell>
          <table:table-cell table:style-name="ce1" table:content-validation-name="val1" office:value-type="float" office:value="38.23" calcext:value-type="float">
            <text:p>38,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4 23:43:19</text:p>
          </table:table-cell>
          <table:table-cell table:style-name="ce1" table:content-validation-name="val1" office:value-type="float" office:value="25.104" calcext:value-type="float">
            <text:p>25,104</text:p>
          </table:table-cell>
          <table:table-cell table:style-name="ce1" table:content-validation-name="val1" office:value-type="float" office:value="42.3304" calcext:value-type="float">
            <text:p>42,3304</text:p>
          </table:table-cell>
          <table:table-cell table:style-name="ce1" table:content-validation-name="val1" office:value-type="float" office:value="38.23" calcext:value-type="float">
            <text:p>38,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2/2015 22:26:56</text:p>
          </table:table-cell>
          <table:table-cell table:style-name="ce1" table:content-validation-name="val1" office:value-type="float" office:value="44.4663431" calcext:value-type="float">
            <text:p>44,4663431</text:p>
          </table:table-cell>
          <table:table-cell table:style-name="ce1" table:content-validation-name="val1" office:value-type="float" office:value="33.08700498" calcext:value-type="float">
            <text:p>33,08700498</text:p>
          </table:table-cell>
          <table:table-cell table:style-name="ce1" table:content-validation-name="val1" office:value-type="float" office:value="38.22953663" calcext:value-type="float">
            <text:p>38,229536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18:33:02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41.96099268" calcext:value-type="float">
            <text:p>41,96099268</text:p>
          </table:table-cell>
          <table:table-cell table:style-name="ce1" table:content-validation-name="val1" office:value-type="float" office:value="38.22487189" calcext:value-type="float">
            <text:p>38,224871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6 8:57:49</text:p>
          </table:table-cell>
          <table:table-cell table:style-name="ce1" table:content-validation-name="val1" office:value-type="float" office:value="62.37865279" calcext:value-type="float">
            <text:p>62,37865279</text:p>
          </table:table-cell>
          <table:table-cell table:style-name="ce1" table:content-validation-name="val1" office:value-type="float" office:value="44.47427613" calcext:value-type="float">
            <text:p>44,47427613</text:p>
          </table:table-cell>
          <table:table-cell table:style-name="ce1" table:content-validation-name="val1" office:value-type="float" office:value="38.21874035" calcext:value-type="float">
            <text:p>38,218740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2/2015 12:22:00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43.56376265" calcext:value-type="float">
            <text:p>43,56376265</text:p>
          </table:table-cell>
          <table:table-cell table:style-name="ce1" table:content-validation-name="val1" office:value-type="float" office:value="38.21804234" calcext:value-type="float">
            <text:p>38,218042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9/2014 7:26:36</text:p>
          </table:table-cell>
          <table:table-cell table:style-name="ce1" table:content-validation-name="val1" office:value-type="float" office:value="65.38067958" calcext:value-type="float">
            <text:p>65,38067958</text:p>
          </table:table-cell>
          <table:table-cell table:style-name="ce1" table:content-validation-name="val1" office:value-type="float" office:value="46.11706837" calcext:value-type="float">
            <text:p>46,11706837</text:p>
          </table:table-cell>
          <table:table-cell table:style-name="ce1" table:content-validation-name="val1" office:value-type="float" office:value="38.20115381" calcext:value-type="float">
            <text:p>38,201153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4 8:29:55</text:p>
          </table:table-cell>
          <table:table-cell table:style-name="ce1" table:content-validation-name="val1" office:value-type="float" office:value="16.72" calcext:value-type="float">
            <text:p>16,72</text:p>
          </table:table-cell>
          <table:table-cell table:style-name="ce1" table:content-validation-name="val1" office:value-type="float" office:value="44.49" calcext:value-type="float">
            <text:p>44,49</text:p>
          </table:table-cell>
          <table:table-cell table:style-name="ce1" table:content-validation-name="val1" office:value-type="float" office:value="38.2" calcext:value-type="float">
            <text:p>38,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6 3:52:04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1" office:value-type="float" office:value="38.18173834" calcext:value-type="float">
            <text:p>38,18173834</text:p>
          </table:table-cell>
          <table:table-cell table:style-name="ce1" table:content-validation-name="val1" office:value-type="float" office:value="38.18773474" calcext:value-type="float">
            <text:p>38,187734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1/2015 12:05:21</text:p>
          </table:table-cell>
          <table:table-cell table:style-name="ce1" table:content-validation-name="val1" office:value-type="float" office:value="12.02" calcext:value-type="float">
            <text:p>12,02</text:p>
          </table:table-cell>
          <table:table-cell table:style-name="ce1" table:content-validation-name="val1" office:value-type="float" office:value="38.4" calcext:value-type="float">
            <text:p>38,4</text:p>
          </table:table-cell>
          <table:table-cell table:style-name="ce1" table:content-validation-name="val1" office:value-type="float" office:value="38.17" calcext:value-type="float">
            <text:p>38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4 21:27:37</text:p>
          </table:table-cell>
          <table:table-cell table:style-name="ce1" table:content-validation-name="val1" office:value-type="float" office:value="58.17835847" calcext:value-type="float">
            <text:p>58,17835847</text:p>
          </table:table-cell>
          <table:table-cell table:style-name="ce1" table:content-validation-name="val1" office:value-type="float" office:value="43.17808189" calcext:value-type="float">
            <text:p>43,17808189</text:p>
          </table:table-cell>
          <table:table-cell table:style-name="ce1" table:content-validation-name="val1" office:value-type="float" office:value="38.16177348" calcext:value-type="float">
            <text:p>38,161773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5 14:45:15</text:p>
          </table:table-cell>
          <table:table-cell table:style-name="ce1" table:content-validation-name="val1" office:value-type="float" office:value="44.58893905" calcext:value-type="float">
            <text:p>44,58893905</text:p>
          </table:table-cell>
          <table:table-cell table:style-name="ce1" table:content-validation-name="val1" office:value-type="float" office:value="36.65022675" calcext:value-type="float">
            <text:p>36,65022675</text:p>
          </table:table-cell>
          <table:table-cell table:style-name="ce1" table:content-validation-name="val1" office:value-type="float" office:value="38.15185195" calcext:value-type="float">
            <text:p>38,151851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2:01:25</text:p>
          </table:table-cell>
          <table:table-cell table:style-name="ce1" table:content-validation-name="val1" office:value-type="float" office:value="18.619" calcext:value-type="float">
            <text:p>18,619</text:p>
          </table:table-cell>
          <table:table-cell table:style-name="ce1" table:content-validation-name="val1" office:value-type="float" office:value="41.6" calcext:value-type="float">
            <text:p>41,6</text:p>
          </table:table-cell>
          <table:table-cell table:style-name="ce1" table:content-validation-name="val1" office:value-type="float" office:value="38.13" calcext:value-type="float">
            <text:p>38,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6 3:00:27</text:p>
          </table:table-cell>
          <table:table-cell table:style-name="ce1" table:content-validation-name="val1" office:value-type="float" office:value="36.74616436" calcext:value-type="float">
            <text:p>36,74616436</text:p>
          </table:table-cell>
          <table:table-cell table:style-name="ce1" table:content-validation-name="val1" office:value-type="float" office:value="36.24157259" calcext:value-type="float">
            <text:p>36,24157259</text:p>
          </table:table-cell>
          <table:table-cell table:style-name="ce1" table:content-validation-name="val1" office:value-type="float" office:value="38.12905668" calcext:value-type="float">
            <text:p>38,129056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1/2016 1:28:00</text:p>
          </table:table-cell>
          <table:table-cell table:style-name="ce1" table:content-validation-name="val1" office:value-type="float" office:value="15.3638409" calcext:value-type="float">
            <text:p>15,3638409</text:p>
          </table:table-cell>
          <table:table-cell table:style-name="ce1" table:content-validation-name="val1" office:value-type="float" office:value="49.06026533" calcext:value-type="float">
            <text:p>49,06026533</text:p>
          </table:table-cell>
          <table:table-cell table:style-name="ce1" table:content-validation-name="val1" office:value-type="float" office:value="38.12448201" calcext:value-type="float">
            <text:p>38,124482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12:38:01</text:p>
          </table:table-cell>
          <table:table-cell table:style-name="ce1" table:content-validation-name="val1" office:value-type="float" office:value="66.7834719" calcext:value-type="float">
            <text:p>66,7834719</text:p>
          </table:table-cell>
          <table:table-cell table:style-name="ce1" table:content-validation-name="val1" office:value-type="float" office:value="39.26083895" calcext:value-type="float">
            <text:p>39,26083895</text:p>
          </table:table-cell>
          <table:table-cell table:style-name="ce1" table:content-validation-name="val1" office:value-type="float" office:value="38.12429878" calcext:value-type="float">
            <text:p>38,124298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5 6:07:11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28.81483055" calcext:value-type="float">
            <text:p>28,81483055</text:p>
          </table:table-cell>
          <table:table-cell table:style-name="ce1" table:content-validation-name="val1" office:value-type="float" office:value="38.11990337" calcext:value-type="float">
            <text:p>38,119903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4 15:53:20</text:p>
          </table:table-cell>
          <table:table-cell table:style-name="ce1" table:content-validation-name="val1" office:value-type="float" office:value="61.9631444" calcext:value-type="float">
            <text:p>61,9631444</text:p>
          </table:table-cell>
          <table:table-cell table:style-name="ce1" table:content-validation-name="val1" office:value-type="float" office:value="27.00802931" calcext:value-type="float">
            <text:p>27,00802931</text:p>
          </table:table-cell>
          <table:table-cell table:style-name="ce1" table:content-validation-name="val1" office:value-type="float" office:value="38.11154524" calcext:value-type="float">
            <text:p>38,111545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6 3:31:07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37.48541581" calcext:value-type="float">
            <text:p>37,48541581</text:p>
          </table:table-cell>
          <table:table-cell table:style-name="ce1" table:content-validation-name="val1" office:value-type="float" office:value="38.10963657" calcext:value-type="float">
            <text:p>38,109636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4 3:32:30</text:p>
          </table:table-cell>
          <table:table-cell table:style-name="ce1" table:content-validation-name="val1" office:value-type="float" office:value="45.41926" calcext:value-type="float">
            <text:p>45,41926</text:p>
          </table:table-cell>
          <table:table-cell table:style-name="ce1" table:content-validation-name="val1" office:value-type="float" office:value="33.37064" calcext:value-type="float">
            <text:p>33,37064</text:p>
          </table:table-cell>
          <table:table-cell table:style-name="ce1" table:content-validation-name="val1" office:value-type="float" office:value="38.10794" calcext:value-type="float">
            <text:p>38,107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5 20:01:39</text:p>
          </table:table-cell>
          <table:table-cell table:style-name="ce1" table:content-validation-name="val1" office:value-type="float" office:value="78.16760576" calcext:value-type="float">
            <text:p>78,16760576</text:p>
          </table:table-cell>
          <table:table-cell table:style-name="ce1" table:content-validation-name="val1" office:value-type="float" office:value="35.4402935" calcext:value-type="float">
            <text:p>35,4402935</text:p>
          </table:table-cell>
          <table:table-cell table:style-name="ce1" table:content-validation-name="val1" office:value-type="float" office:value="38.10660215" calcext:value-type="float">
            <text:p>38,106602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3/2014 17:45:37</text:p>
          </table:table-cell>
          <table:table-cell table:style-name="ce1" table:content-validation-name="val1" office:value-type="float" office:value="67.30198789" calcext:value-type="float">
            <text:p>67,30198789</text:p>
          </table:table-cell>
          <table:table-cell table:style-name="ce1" table:content-validation-name="val1" office:value-type="float" office:value="39.03730543" calcext:value-type="float">
            <text:p>39,03730543</text:p>
          </table:table-cell>
          <table:table-cell table:style-name="ce1" table:content-validation-name="val1" office:value-type="float" office:value="38.10110768" calcext:value-type="float">
            <text:p>38,101107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0/2015 15:16:14</text:p>
          </table:table-cell>
          <table:table-cell table:style-name="ce1" table:content-validation-name="val1" office:value-type="float" office:value="13.46245325" calcext:value-type="float">
            <text:p>13,4624532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8.10110768" calcext:value-type="float">
            <text:p>38,101107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6 14:07:48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38.10110768" calcext:value-type="float">
            <text:p>38,101107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5:48:37</text:p>
          </table:table-cell>
          <table:table-cell table:style-name="ce1" table:content-validation-name="val1" office:value-type="float" office:value="31.60922" calcext:value-type="float">
            <text:p>31,60922</text:p>
          </table:table-cell>
          <table:table-cell table:style-name="ce1" table:content-validation-name="val1" office:value-type="float" office:value="41.903" calcext:value-type="float">
            <text:p>41,903</text:p>
          </table:table-cell>
          <table:table-cell table:style-name="ce1" table:content-validation-name="val1" office:value-type="float" office:value="38.101" calcext:value-type="float">
            <text:p>38,1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6:01:21</text:p>
          </table:table-cell>
          <table:table-cell table:style-name="ce1" table:content-validation-name="val1" office:value-type="float" office:value="85" calcext:value-type="float">
            <text:p>85</text:p>
          </table:table-cell>
          <table:table-cell table:style-name="ce1" table:content-validation-name="val1" office:value-type="float" office:value="36.684" calcext:value-type="float">
            <text:p>36,684</text:p>
          </table:table-cell>
          <table:table-cell table:style-name="ce1" table:content-validation-name="val1" office:value-type="float" office:value="38.101" calcext:value-type="float">
            <text:p>38,1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3/2015 19:57:06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39.95" calcext:value-type="float">
            <text:p>39,95</text:p>
          </table:table-cell>
          <table:table-cell table:style-name="ce1" table:content-validation-name="val1" office:value-type="float" office:value="38.1" calcext:value-type="float">
            <text:p>38,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1/2015 4:19:26</text:p>
          </table:table-cell>
          <table:table-cell table:style-name="ce1" table:content-validation-name="val1" office:value-type="float" office:value="4" calcext:value-type="float">
            <text:p>4</text:p>
          </table:table-cell>
          <table:table-cell table:number-columns-repeated="2" table:style-name="ce1" table:content-validation-name="val1" office:value-type="float" office:value="38.1" calcext:value-type="float">
            <text:p>38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5 12:23:22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0.2648343" calcext:value-type="float">
            <text:p>40,2648343</text:p>
          </table:table-cell>
          <table:table-cell table:style-name="ce1" table:content-validation-name="val1" office:value-type="float" office:value="38.09722753" calcext:value-type="float">
            <text:p>38,097227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6 12:55:35</text:p>
          </table:table-cell>
          <table:table-cell table:style-name="ce1" table:content-validation-name="val1" office:value-type="float" office:value="49.03669595" calcext:value-type="float">
            <text:p>49,03669595</text:p>
          </table:table-cell>
          <table:table-cell table:style-name="ce1" table:content-validation-name="val1" office:value-type="float" office:value="54.001614" calcext:value-type="float">
            <text:p>54,001614</text:p>
          </table:table-cell>
          <table:table-cell table:style-name="ce1" table:content-validation-name="val1" office:value-type="float" office:value="38.09645619" calcext:value-type="float">
            <text:p>38,096456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5 22:20:37</text:p>
          </table:table-cell>
          <table:table-cell table:style-name="ce1" table:content-validation-name="val1" office:value-type="float" office:value="45.45869651" calcext:value-type="float">
            <text:p>45,45869651</text:p>
          </table:table-cell>
          <table:table-cell table:style-name="ce1" table:content-validation-name="val1" office:value-type="float" office:value="31.17652938" calcext:value-type="float">
            <text:p>31,17652938</text:p>
          </table:table-cell>
          <table:table-cell table:style-name="ce1" table:content-validation-name="val1" office:value-type="float" office:value="38.09073327" calcext:value-type="float">
            <text:p>38,090733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5 22:20:54</text:p>
          </table:table-cell>
          <table:table-cell table:style-name="ce1" table:content-validation-name="val1" office:value-type="float" office:value="45.45869651" calcext:value-type="float">
            <text:p>45,45869651</text:p>
          </table:table-cell>
          <table:table-cell table:style-name="ce1" table:content-validation-name="val1" office:value-type="float" office:value="31.17652938" calcext:value-type="float">
            <text:p>31,17652938</text:p>
          </table:table-cell>
          <table:table-cell table:style-name="ce1" table:content-validation-name="val1" office:value-type="float" office:value="38.09073327" calcext:value-type="float">
            <text:p>38,090733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5 9:48:39</text:p>
          </table:table-cell>
          <table:table-cell table:style-name="ce1" table:content-validation-name="val1" office:value-type="float" office:value="53.17" calcext:value-type="float">
            <text:p>53,17</text:p>
          </table:table-cell>
          <table:table-cell table:style-name="ce1" table:content-validation-name="val1" office:value-type="float" office:value="30.2" calcext:value-type="float">
            <text:p>30,2</text:p>
          </table:table-cell>
          <table:table-cell table:style-name="ce1" table:content-validation-name="val1" office:value-type="float" office:value="38.09" calcext:value-type="float">
            <text:p>38,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4 14:28:29</text:p>
          </table:table-cell>
          <table:table-cell table:style-name="ce1" table:content-validation-name="val1" office:value-type="float" office:value="53.09" calcext:value-type="float">
            <text:p>53,09</text:p>
          </table:table-cell>
          <table:table-cell table:style-name="ce1" table:content-validation-name="val1" office:value-type="float" office:value="29.288" calcext:value-type="float">
            <text:p>29,288</text:p>
          </table:table-cell>
          <table:table-cell table:style-name="ce1" table:content-validation-name="val1" office:value-type="float" office:value="38.081" calcext:value-type="float">
            <text:p>38,0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1/2013 4:07:25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34.9105" calcext:value-type="float">
            <text:p>34,9105</text:p>
          </table:table-cell>
          <table:table-cell table:style-name="ce1" table:content-validation-name="val1" office:value-type="float" office:value="38.08" calcext:value-type="float">
            <text:p>38,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4/2015 20:54:14</text:p>
          </table:table-cell>
          <table:table-cell table:style-name="ce1" table:content-validation-name="val1" office:value-type="float" office:value="46.836" calcext:value-type="float">
            <text:p>46,836</text:p>
          </table:table-cell>
          <table:table-cell table:style-name="ce1" table:content-validation-name="val1" office:value-type="float" office:value="31.085" calcext:value-type="float">
            <text:p>31,085</text:p>
          </table:table-cell>
          <table:table-cell table:style-name="ce1" table:content-validation-name="val1" office:value-type="float" office:value="38.075" calcext:value-type="float">
            <text:p>38,0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4 17:38:16</text:p>
          </table:table-cell>
          <table:table-cell table:style-name="ce1" table:content-validation-name="val1" office:value-type="float" office:value="28.86" calcext:value-type="float">
            <text:p>28,86</text:p>
          </table:table-cell>
          <table:table-cell table:style-name="ce1" table:content-validation-name="val1" office:value-type="float" office:value="23.72" calcext:value-type="float">
            <text:p>23,72</text:p>
          </table:table-cell>
          <table:table-cell table:style-name="ce1" table:content-validation-name="val1" office:value-type="float" office:value="38.07" calcext:value-type="float">
            <text:p>38,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0/2015 17:23:57</text:p>
          </table:table-cell>
          <table:table-cell table:style-name="ce1" table:content-validation-name="val1" office:value-type="float" office:value="40.89873483" calcext:value-type="float">
            <text:p>40,89873483</text:p>
          </table:table-cell>
          <table:table-cell table:style-name="ce1" table:content-validation-name="val1" office:value-type="float" office:value="43.74" calcext:value-type="float">
            <text:p>43,74</text:p>
          </table:table-cell>
          <table:table-cell table:style-name="ce1" table:content-validation-name="val1" office:value-type="float" office:value="38.06" calcext:value-type="float">
            <text:p>38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9/2015 15:09:22</text:p>
          </table:table-cell>
          <table:table-cell table:style-name="ce1" table:content-validation-name="val1" office:value-type="float" office:value="20.57" calcext:value-type="float">
            <text:p>20,57</text:p>
          </table:table-cell>
          <table:table-cell table:style-name="ce1" table:content-validation-name="val1" office:value-type="float" office:value="42.85" calcext:value-type="float">
            <text:p>42,85</text:p>
          </table:table-cell>
          <table:table-cell table:style-name="ce1" table:content-validation-name="val1" office:value-type="float" office:value="38.06" calcext:value-type="float">
            <text:p>38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4 1:18:28</text:p>
          </table:table-cell>
          <table:table-cell table:style-name="ce1" table:content-validation-name="val1" office:value-type="float" office:value="64.47" calcext:value-type="float">
            <text:p>64,47</text:p>
          </table:table-cell>
          <table:table-cell table:style-name="ce1" table:content-validation-name="val1" office:value-type="float" office:value="31.88" calcext:value-type="float">
            <text:p>31,88</text:p>
          </table:table-cell>
          <table:table-cell table:style-name="ce1" table:content-validation-name="val1" office:value-type="float" office:value="38.06" calcext:value-type="float">
            <text:p>38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5/2015 23:11:54</text:p>
          </table:table-cell>
          <table:table-cell table:style-name="ce1" table:content-validation-name="val1" office:value-type="float" office:value="41.25304393" calcext:value-type="float">
            <text:p>41,25304393</text:p>
          </table:table-cell>
          <table:table-cell table:style-name="ce1" table:content-validation-name="val1" office:value-type="float" office:value="36.24800435" calcext:value-type="float">
            <text:p>36,24800435</text:p>
          </table:table-cell>
          <table:table-cell table:style-name="ce1" table:content-validation-name="val1" office:value-type="float" office:value="38.05306164" calcext:value-type="float">
            <text:p>38,053061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3 15:10:24</text:p>
          </table:table-cell>
          <table:table-cell table:style-name="ce1" table:content-validation-name="val1" office:value-type="float" office:value="43.61" calcext:value-type="float">
            <text:p>43,61</text:p>
          </table:table-cell>
          <table:table-cell table:style-name="ce1" table:content-validation-name="val1" office:value-type="float" office:value="36.17" calcext:value-type="float">
            <text:p>36,17</text:p>
          </table:table-cell>
          <table:table-cell table:style-name="ce1" table:content-validation-name="val1" office:value-type="float" office:value="38.05" calcext:value-type="float">
            <text:p>38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5 11:26:37</text:p>
          </table:table-cell>
          <table:table-cell table:style-name="ce1" table:content-validation-name="val1" office:value-type="float" office:value="36.8677" calcext:value-type="float">
            <text:p>36,8677</text:p>
          </table:table-cell>
          <table:table-cell table:style-name="ce1" table:content-validation-name="val1" office:value-type="float" office:value="40.315" calcext:value-type="float">
            <text:p>40,315</text:p>
          </table:table-cell>
          <table:table-cell table:style-name="ce1" table:content-validation-name="val1" office:value-type="float" office:value="38.044" calcext:value-type="float">
            <text:p>38,0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4 8:17:58</text:p>
          </table:table-cell>
          <table:table-cell table:style-name="ce1" table:content-validation-name="val1" office:value-type="float" office:value="40.95" calcext:value-type="float">
            <text:p>40,95</text:p>
          </table:table-cell>
          <table:table-cell table:style-name="ce1" table:content-validation-name="val1" office:value-type="float" office:value="46.3138" calcext:value-type="float">
            <text:p>46,3138</text:p>
          </table:table-cell>
          <table:table-cell table:style-name="ce1" table:content-validation-name="val1" office:value-type="float" office:value="38.0402151" calcext:value-type="float">
            <text:p>38,04021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7/2015 8:08:19</text:p>
          </table:table-cell>
          <table:table-cell table:style-name="ce1" table:content-validation-name="val1" office:value-type="float" office:value="50.39171237" calcext:value-type="float">
            <text:p>50,39171237</text:p>
          </table:table-cell>
          <table:table-cell table:style-name="ce1" table:content-validation-name="val1" office:value-type="float" office:value="34.8541839" calcext:value-type="float">
            <text:p>34,8541839</text:p>
          </table:table-cell>
          <table:table-cell table:style-name="ce1" table:content-validation-name="val1" office:value-type="float" office:value="38.02847096" calcext:value-type="float">
            <text:p>38,028470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8/2014 8:01:35</text:p>
          </table:table-cell>
          <table:table-cell table:style-name="ce1" table:content-validation-name="val1" office:value-type="float" office:value="45.45869651" calcext:value-type="float">
            <text:p>45,45869651</text:p>
          </table:table-cell>
          <table:table-cell table:style-name="ce1" table:content-validation-name="val1" office:value-type="float" office:value="37.06998668" calcext:value-type="float">
            <text:p>37,06998668</text:p>
          </table:table-cell>
          <table:table-cell table:style-name="ce1" table:content-validation-name="val1" office:value-type="float" office:value="38.02221042" calcext:value-type="float">
            <text:p>38,022210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4 21:27:18</text:p>
          </table:table-cell>
          <table:table-cell table:style-name="ce1" table:content-validation-name="val1" office:value-type="float" office:value="45.45869651" calcext:value-type="float">
            <text:p>45,45869651</text:p>
          </table:table-cell>
          <table:table-cell table:style-name="ce1" table:content-validation-name="val1" office:value-type="float" office:value="31.758" calcext:value-type="float">
            <text:p>31,758</text:p>
          </table:table-cell>
          <table:table-cell table:style-name="ce1" table:content-validation-name="val1" office:value-type="float" office:value="38.021" calcext:value-type="float">
            <text:p>38,0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5/2015 11:48:24</text:p>
          </table:table-cell>
          <table:table-cell table:style-name="ce1" table:content-validation-name="val1" office:value-type="float" office:value="22.50988417" calcext:value-type="float">
            <text:p>22,50988417</text:p>
          </table:table-cell>
          <table:table-cell table:style-name="ce1" table:content-validation-name="val1" office:value-type="float" office:value="29.59156812" calcext:value-type="float">
            <text:p>29,59156812</text:p>
          </table:table-cell>
          <table:table-cell table:style-name="ce1" table:content-validation-name="val1" office:value-type="float" office:value="38.01989537" calcext:value-type="float">
            <text:p>38,019895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15:36:14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28.0655232" calcext:value-type="float">
            <text:p>28,0655232</text:p>
          </table:table-cell>
          <table:table-cell table:style-name="ce1" table:content-validation-name="val1" office:value-type="float" office:value="38.01523279" calcext:value-type="float">
            <text:p>38,015232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5 21:40:26</text:p>
          </table:table-cell>
          <table:table-cell table:style-name="ce1" table:content-validation-name="val1" office:value-type="float" office:value="25.89183094" calcext:value-type="float">
            <text:p>25,89183094</text:p>
          </table:table-cell>
          <table:table-cell table:style-name="ce1" table:content-validation-name="val1" office:value-type="float" office:value="47.15943486" calcext:value-type="float">
            <text:p>47,15943486</text:p>
          </table:table-cell>
          <table:table-cell table:style-name="ce1" table:content-validation-name="val1" office:value-type="float" office:value="38.01179597" calcext:value-type="float">
            <text:p>38,011795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4 7:09:26</text:p>
          </table:table-cell>
          <table:table-cell table:style-name="ce1" table:content-validation-name="val1" office:value-type="float" office:value="21.15531793" calcext:value-type="float">
            <text:p>21,15531793</text:p>
          </table:table-cell>
          <table:table-cell table:style-name="ce1" table:content-validation-name="val1" office:value-type="float" office:value="36.02047958" calcext:value-type="float">
            <text:p>36,02047958</text:p>
          </table:table-cell>
          <table:table-cell table:style-name="ce1" table:content-validation-name="val1" office:value-type="float" office:value="38.01178818" calcext:value-type="float">
            <text:p>38,011788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3:21:25</text:p>
          </table:table-cell>
          <table:table-cell table:style-name="ce1" table:content-validation-name="val1" office:value-type="float" office:value="48.0207" calcext:value-type="float">
            <text:p>48,0207</text:p>
          </table:table-cell>
          <table:table-cell table:style-name="ce1" table:content-validation-name="val1" office:value-type="float" office:value="38.4" calcext:value-type="float">
            <text:p>38,4</text:p>
          </table:table-cell>
          <table:table-cell table:style-name="ce1" table:content-validation-name="val1" office:value-type="float" office:value="38.01" calcext:value-type="float">
            <text:p>38,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4/2013 7:44:23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style-name="ce1" table:content-validation-name="val1" office:value-type="float" office:value="43.8" calcext:value-type="float">
            <text:p>43,8</text:p>
          </table:table-cell>
          <table:table-cell table:style-name="ce1" table:content-validation-name="val1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1/2015 20:43:29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37.409" calcext:value-type="float">
            <text:p>37,409</text:p>
          </table:table-cell>
          <table:table-cell table:style-name="ce1" table:content-validation-name="val1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6 22:34:03</text:p>
          </table:table-cell>
          <table:table-cell table:style-name="ce1" table:content-validation-name="val1" office:value-type="float" office:value="20.57" calcext:value-type="float">
            <text:p>20,57</text:p>
          </table:table-cell>
          <table:table-cell table:style-name="ce1" table:content-validation-name="val1" office:value-type="float" office:value="36" calcext:value-type="float">
            <text:p>36</text:p>
          </table:table-cell>
          <table:table-cell table:style-name="ce1" table:content-validation-name="val1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8/2014 22:41:51</text:p>
          </table:table-cell>
          <table:table-cell table:style-name="ce1" table:content-validation-name="val1" office:value-type="float" office:value="60.17" calcext:value-type="float">
            <text:p>60,17</text:p>
          </table:table-cell>
          <table:table-cell table:style-name="ce1" table:content-validation-name="val1" office:value-type="float" office:value="31.52" calcext:value-type="float">
            <text:p>31,52</text:p>
          </table:table-cell>
          <table:table-cell table:style-name="ce1" table:content-validation-name="val1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5 15:03:47</text:p>
          </table:table-cell>
          <table:table-cell table:style-name="ce1" table:content-validation-name="val1" office:value-type="float" office:value="44.43755457" calcext:value-type="float">
            <text:p>44,43755457</text:p>
          </table:table-cell>
          <table:table-cell table:style-name="ce1" table:content-validation-name="val1" office:value-type="float" office:value="37.95284056" calcext:value-type="float">
            <text:p>37,95284056</text:p>
          </table:table-cell>
          <table:table-cell table:style-name="ce1" table:content-validation-name="val1" office:value-type="float" office:value="37.99662653" calcext:value-type="float">
            <text:p>37,996626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8/2015 15:13:18</text:p>
          </table:table-cell>
          <table:table-cell table:style-name="ce1" table:content-validation-name="val1" office:value-type="float" office:value="43.205" calcext:value-type="float">
            <text:p>43,205</text:p>
          </table:table-cell>
          <table:table-cell table:style-name="ce1" table:content-validation-name="val1" office:value-type="float" office:value="33.1097" calcext:value-type="float">
            <text:p>33,1097</text:p>
          </table:table-cell>
          <table:table-cell table:style-name="ce1" table:content-validation-name="val1" office:value-type="float" office:value="37.9755" calcext:value-type="float">
            <text:p>37,97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9/2013 8:41:53</text:p>
          </table:table-cell>
          <table:table-cell table:style-name="ce1" table:content-validation-name="val1" office:value-type="float" office:value="43.2566236576061" calcext:value-type="float">
            <text:p>43,2566236576</text:p>
          </table:table-cell>
          <table:table-cell table:style-name="ce1" table:content-validation-name="val1" office:value-type="float" office:value="36.6285574301963" calcext:value-type="float">
            <text:p>36,6285574302</text:p>
          </table:table-cell>
          <table:table-cell table:style-name="ce1" table:content-validation-name="val1" office:value-type="float" office:value="37.9754588911187" calcext:value-type="float">
            <text:p>37,97545889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3/2015 3:46:42</text:p>
          </table:table-cell>
          <table:table-cell table:style-name="ce1" table:content-validation-name="val1" office:value-type="float" office:value="50.38393822" calcext:value-type="float">
            <text:p>50,38393822</text:p>
          </table:table-cell>
          <table:table-cell table:style-name="ce1" table:content-validation-name="val1" office:value-type="float" office:value="35.28516983" calcext:value-type="float">
            <text:p>35,28516983</text:p>
          </table:table-cell>
          <table:table-cell table:style-name="ce1" table:content-validation-name="val1" office:value-type="float" office:value="37.971849" calcext:value-type="float">
            <text:p>37,9718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0/2014 2:45:13</text:p>
          </table:table-cell>
          <table:table-cell table:style-name="ce1" table:content-validation-name="val1" office:value-type="float" office:value="35.5818" calcext:value-type="float">
            <text:p>35,5818</text:p>
          </table:table-cell>
          <table:table-cell table:style-name="ce1" table:content-validation-name="val1" office:value-type="float" office:value="29.12978" calcext:value-type="float">
            <text:p>29,12978</text:p>
          </table:table-cell>
          <table:table-cell table:style-name="ce1" table:content-validation-name="val1" office:value-type="float" office:value="37.96396" calcext:value-type="float">
            <text:p>37,963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4 21:52:56</text:p>
          </table:table-cell>
          <table:table-cell table:style-name="ce1" table:content-validation-name="val1" office:value-type="float" office:value="28.86" calcext:value-type="float">
            <text:p>28,86</text:p>
          </table:table-cell>
          <table:table-cell table:style-name="ce1" table:content-validation-name="val1" office:value-type="float" office:value="44.67" calcext:value-type="float">
            <text:p>44,67</text:p>
          </table:table-cell>
          <table:table-cell table:style-name="ce1" table:content-validation-name="val1" office:value-type="float" office:value="37.96" calcext:value-type="float">
            <text:p>37,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2/2015 17:29:29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0.27186017" calcext:value-type="float">
            <text:p>30,27186017</text:p>
          </table:table-cell>
          <table:table-cell table:style-name="ce1" table:content-validation-name="val1" office:value-type="float" office:value="37.9572157" calcext:value-type="float">
            <text:p>37,95721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5 10:52:31</text:p>
          </table:table-cell>
          <table:table-cell table:style-name="ce1" table:content-validation-name="val1" office:value-type="float" office:value="53.86587764" calcext:value-type="float">
            <text:p>53,86587764</text:p>
          </table:table-cell>
          <table:table-cell table:style-name="ce1" table:content-validation-name="val1" office:value-type="float" office:value="46.50395591" calcext:value-type="float">
            <text:p>46,50395591</text:p>
          </table:table-cell>
          <table:table-cell table:style-name="ce1" table:content-validation-name="val1" office:value-type="float" office:value="37.9552682" calcext:value-type="float">
            <text:p>37,95526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1/2014 11:16:50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48.7854" calcext:value-type="float">
            <text:p>48,7854</text:p>
          </table:table-cell>
          <table:table-cell table:style-name="ce1" table:content-validation-name="val1" office:value-type="float" office:value="37.9434034" calcext:value-type="float">
            <text:p>37,94340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3 12:21:25</text:p>
          </table:table-cell>
          <table:table-cell table:style-name="ce1" table:content-validation-name="val1" office:value-type="float" office:value="37.02" calcext:value-type="float">
            <text:p>37,02</text:p>
          </table:table-cell>
          <table:table-cell table:style-name="ce1" table:content-validation-name="val1" office:value-type="float" office:value="37.5" calcext:value-type="float">
            <text:p>37,5</text:p>
          </table:table-cell>
          <table:table-cell table:style-name="ce1" table:content-validation-name="val1" office:value-type="float" office:value="37.94" calcext:value-type="float">
            <text:p>37,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3 9:36:14</text:p>
          </table:table-cell>
          <table:table-cell table:style-name="ce1" table:content-validation-name="val1" office:value-type="float" office:value="65.29007" calcext:value-type="float">
            <text:p>65,29007</text:p>
          </table:table-cell>
          <table:table-cell table:style-name="ce1" table:content-validation-name="val1" office:value-type="float" office:value="30.92" calcext:value-type="float">
            <text:p>30,92</text:p>
          </table:table-cell>
          <table:table-cell table:style-name="ce1" table:content-validation-name="val1" office:value-type="float" office:value="37.94" calcext:value-type="float">
            <text:p>37,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3 5:49:20</text:p>
          </table:table-cell>
          <table:table-cell table:style-name="ce1" table:content-validation-name="val1" office:value-type="float" office:value="64.47" calcext:value-type="float">
            <text:p>64,47</text:p>
          </table:table-cell>
          <table:table-cell table:style-name="ce1" table:content-validation-name="val1" office:value-type="float" office:value="32.98" calcext:value-type="float">
            <text:p>32,98</text:p>
          </table:table-cell>
          <table:table-cell table:style-name="ce1" table:content-validation-name="val1" office:value-type="float" office:value="37.93" calcext:value-type="float">
            <text:p>37,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30/2014 3:35:23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7.28033543" calcext:value-type="float">
            <text:p>37,28033543</text:p>
          </table:table-cell>
          <table:table-cell table:style-name="ce1" table:content-validation-name="val1" office:value-type="float" office:value="37.92440813" calcext:value-type="float">
            <text:p>37,924408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3:12:24</text:p>
          </table:table-cell>
          <table:table-cell table:style-name="ce1" table:content-validation-name="val1" office:value-type="float" office:value="48.99667138" calcext:value-type="float">
            <text:p>48,99667138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37.91717352" calcext:value-type="float">
            <text:p>37,917173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3 11:22:40</text:p>
          </table:table-cell>
          <table:table-cell table:style-name="ce1" table:content-validation-name="val1" office:value-type="float" office:value="20.9" calcext:value-type="float">
            <text:p>20,9</text:p>
          </table:table-cell>
          <table:table-cell table:style-name="ce1" table:content-validation-name="val1" office:value-type="float" office:value="48.6" calcext:value-type="float">
            <text:p>48,6</text:p>
          </table:table-cell>
          <table:table-cell table:style-name="ce1" table:content-validation-name="val1" office:value-type="float" office:value="37.9" calcext:value-type="float">
            <text:p>37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1/2014 9:25:08</text:p>
          </table:table-cell>
          <table:table-cell table:style-name="ce1" table:content-validation-name="val1" office:value-type="float" office:value="40.448" calcext:value-type="float">
            <text:p>40,448</text:p>
          </table:table-cell>
          <table:table-cell table:style-name="ce1" table:content-validation-name="val1" office:value-type="float" office:value="37.116" calcext:value-type="float">
            <text:p>37,116</text:p>
          </table:table-cell>
          <table:table-cell table:style-name="ce1" table:content-validation-name="val1" office:value-type="float" office:value="37.9" calcext:value-type="float">
            <text:p>37,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3 4:35:37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6.7" calcext:value-type="float">
            <text:p>36,7</text:p>
          </table:table-cell>
          <table:table-cell table:style-name="ce1" table:content-validation-name="val1" office:value-type="float" office:value="37.9" calcext:value-type="float">
            <text:p>37,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4 13:54:51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6.7" calcext:value-type="float">
            <text:p>36,7</text:p>
          </table:table-cell>
          <table:table-cell table:style-name="ce1" table:content-validation-name="val1" office:value-type="float" office:value="37.9" calcext:value-type="float">
            <text:p>37,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4 7:12:17</text:p>
          </table:table-cell>
          <table:table-cell table:style-name="ce1" table:content-validation-name="val1" office:value-type="float" office:value="13.6" calcext:value-type="float">
            <text:p>13,6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style-name="ce1" table:content-validation-name="val1" office:value-type="float" office:value="37.9" calcext:value-type="float">
            <text:p>37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3 9:18:58</text:p>
          </table:table-cell>
          <table:table-cell table:style-name="ce1" table:content-validation-name="val1" office:value-type="float" office:value="17.1" calcext:value-type="float">
            <text:p>17,1</text:p>
          </table:table-cell>
          <table:table-cell table:style-name="ce1" table:content-validation-name="val1" office:value-type="float" office:value="24.7" calcext:value-type="float">
            <text:p>24,7</text:p>
          </table:table-cell>
          <table:table-cell table:style-name="ce1" table:content-validation-name="val1" office:value-type="float" office:value="37.9" calcext:value-type="float">
            <text:p>37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2:58:44</text:p>
          </table:table-cell>
          <table:table-cell table:style-name="ce1" table:content-validation-name="val1" office:value-type="float" office:value="60.91" calcext:value-type="float">
            <text:p>60,91</text:p>
          </table:table-cell>
          <table:table-cell table:style-name="ce1" table:content-validation-name="val1" office:value-type="float" office:value="34.334" calcext:value-type="float">
            <text:p>34,334</text:p>
          </table:table-cell>
          <table:table-cell table:style-name="ce1" table:content-validation-name="val1" office:value-type="float" office:value="37.897" calcext:value-type="float">
            <text:p>37,8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6 18:28:46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48.02172247" calcext:value-type="float">
            <text:p>48,02172247</text:p>
          </table:table-cell>
          <table:table-cell table:style-name="ce1" table:content-validation-name="val1" office:value-type="float" office:value="37.89677924" calcext:value-type="float">
            <text:p>37,896779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5/2013 4:40:02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5.35514923" calcext:value-type="float">
            <text:p>35,35514923</text:p>
          </table:table-cell>
          <table:table-cell table:style-name="ce1" table:content-validation-name="val1" office:value-type="float" office:value="37.89531217" calcext:value-type="float">
            <text:p>37,895312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5 20:02:58</text:p>
          </table:table-cell>
          <table:table-cell table:style-name="ce1" table:content-validation-name="val1" office:value-type="float" office:value="12.13981508" calcext:value-type="float">
            <text:p>12,13981508</text:p>
          </table:table-cell>
          <table:table-cell table:style-name="ce1" table:content-validation-name="val1" office:value-type="float" office:value="46.15834615" calcext:value-type="float">
            <text:p>46,15834615</text:p>
          </table:table-cell>
          <table:table-cell table:style-name="ce1" table:content-validation-name="val1" office:value-type="float" office:value="37.89504908" calcext:value-type="float">
            <text:p>37,895049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0/2015 6:25:02</text:p>
          </table:table-cell>
          <table:table-cell table:style-name="ce1" table:content-validation-name="val1" office:value-type="float" office:value="13.13477242" calcext:value-type="float">
            <text:p>13,13477242</text:p>
          </table:table-cell>
          <table:table-cell table:style-name="ce1" table:content-validation-name="val1" office:value-type="float" office:value="44.2695458" calcext:value-type="float">
            <text:p>44,2695458</text:p>
          </table:table-cell>
          <table:table-cell table:style-name="ce1" table:content-validation-name="val1" office:value-type="float" office:value="37.89313978" calcext:value-type="float">
            <text:p>37,893139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6 10:08:21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1" office:value-type="float" office:value="36.85753976" calcext:value-type="float">
            <text:p>36,85753976</text:p>
          </table:table-cell>
          <table:table-cell table:style-name="ce1" table:content-validation-name="val1" office:value-type="float" office:value="37.88585581" calcext:value-type="float">
            <text:p>37,885855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6 16:57:47</text:p>
          </table:table-cell>
          <table:table-cell table:style-name="ce1" table:content-validation-name="val1" office:value-type="float" office:value="29" calcext:value-type="float">
            <text:p>29</text:p>
          </table:table-cell>
          <table:table-cell table:style-name="ce1" table:content-validation-name="val1" office:value-type="float" office:value="39.986" calcext:value-type="float">
            <text:p>39,986</text:p>
          </table:table-cell>
          <table:table-cell table:style-name="ce1" table:content-validation-name="val1" office:value-type="float" office:value="37.8803" calcext:value-type="float">
            <text:p>37,88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6 15:17:31</text:p>
          </table:table-cell>
          <table:table-cell table:style-name="ce1" table:content-validation-name="val1" office:value-type="float" office:value="40.1759009" calcext:value-type="float">
            <text:p>40,1759009</text:p>
          </table:table-cell>
          <table:table-cell table:style-name="ce1" table:content-validation-name="val1" office:value-type="float" office:value="43.96996317" calcext:value-type="float">
            <text:p>43,96996317</text:p>
          </table:table-cell>
          <table:table-cell table:style-name="ce1" table:content-validation-name="val1" office:value-type="float" office:value="37.88" calcext:value-type="float">
            <text:p>37,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4 3:25:04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29.21086108" calcext:value-type="float">
            <text:p>29,21086108</text:p>
          </table:table-cell>
          <table:table-cell table:style-name="ce1" table:content-validation-name="val1" office:value-type="float" office:value="37.8759315" calcext:value-type="float">
            <text:p>37,87593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1/2015 7:56:38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6.6837" calcext:value-type="float">
            <text:p>36,6837</text:p>
          </table:table-cell>
          <table:table-cell table:style-name="ce1" table:content-validation-name="val1" office:value-type="float" office:value="37.8605" calcext:value-type="float">
            <text:p>37,86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4 7:58:56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6.683" calcext:value-type="float">
            <text:p>36,683</text:p>
          </table:table-cell>
          <table:table-cell table:style-name="ce1" table:content-validation-name="val1" office:value-type="float" office:value="37.8605" calcext:value-type="float">
            <text:p>37,86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3/2013 11:26:42</text:p>
          </table:table-cell>
          <table:table-cell table:style-name="ce1" table:content-validation-name="val1" office:value-type="float" office:value="52.7373" calcext:value-type="float">
            <text:p>52,7373</text:p>
          </table:table-cell>
          <table:table-cell table:style-name="ce1" table:content-validation-name="val1" office:value-type="float" office:value="33.8846" calcext:value-type="float">
            <text:p>33,8846</text:p>
          </table:table-cell>
          <table:table-cell table:style-name="ce1" table:content-validation-name="val1" office:value-type="float" office:value="37.8605" calcext:value-type="float">
            <text:p>37,86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4 16:01:51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9.69343864" calcext:value-type="float">
            <text:p>49,69343864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4:02:09</text:p>
          </table:table-cell>
          <table:table-cell table:style-name="ce1" table:content-validation-name="val1" office:value-type="float" office:value="23.37604079" calcext:value-type="float">
            <text:p>23,37604079</text:p>
          </table:table-cell>
          <table:table-cell table:style-name="ce1" table:content-validation-name="val1" office:value-type="float" office:value="44.0517436" calcext:value-type="float">
            <text:p>44,0517436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0:46:58</text:p>
          </table:table-cell>
          <table:table-cell table:style-name="ce1" table:content-validation-name="val1" office:value-type="float" office:value="60.9087" calcext:value-type="float">
            <text:p>60,9087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3/2014 9:45:28</text:p>
          </table:table-cell>
          <table:table-cell table:style-name="ce1" table:content-validation-name="val1" office:value-type="float" office:value="44.89507426" calcext:value-type="float">
            <text:p>44,89507426</text:p>
          </table:table-cell>
          <table:table-cell table:style-name="ce1" table:content-validation-name="val1" office:value-type="float" office:value="40.1919724" calcext:value-type="float">
            <text:p>40,1919724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5/2014 12:38:55</text:p>
          </table:table-cell>
          <table:table-cell table:style-name="ce1" table:content-validation-name="val1" office:value-type="float" office:value="87.24752923" calcext:value-type="float">
            <text:p>87,24752923</text:p>
          </table:table-cell>
          <table:table-cell table:style-name="ce1" table:content-validation-name="val1" office:value-type="float" office:value="38.15379738" calcext:value-type="float">
            <text:p>38,15379738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6:27:16</text:p>
          </table:table-cell>
          <table:table-cell table:style-name="ce1" table:content-validation-name="val1" office:value-type="float" office:value="62.18433632" calcext:value-type="float">
            <text:p>62,18433632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1/2015 14:30:15</text:p>
          </table:table-cell>
          <table:table-cell table:style-name="ce1" table:content-validation-name="val1" office:value-type="float" office:value="60.62530931" calcext:value-type="float">
            <text:p>60,62530931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6/2015 13:41:35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5/2015 2:21:22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4 21:40:21</text:p>
          </table:table-cell>
          <table:table-cell table:style-name="ce1" table:content-validation-name="val1" office:value-type="float" office:value="53.00747476" calcext:value-type="float">
            <text:p>53,00747476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6 14:36:30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5 7:29:52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11:40:00</text:p>
          </table:table-cell>
          <table:table-cell table:style-name="ce1" table:content-validation-name="val1" office:value-type="float" office:value="48.28467538" calcext:value-type="float">
            <text:p>48,28467538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6 14:31:20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9/2015 11:29:06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3/2016 6:03:53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21:16:08</text:p>
          </table:table-cell>
          <table:table-cell table:style-name="ce1" table:content-validation-name="val1" office:value-type="float" office:value="31.60922025" calcext:value-type="float">
            <text:p>31,6092202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6 11:54:58</text:p>
          </table:table-cell>
          <table:table-cell table:style-name="ce1" table:content-validation-name="val1" office:value-type="float" office:value="30.35920639" calcext:value-type="float">
            <text:p>30,35920639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30/2013 5:26:57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3 7:44:46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3 7:05:14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3 2:21:02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3 2:27:30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3 10:25:20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2/2014 19:44:30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4 13:54:23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7/2014 23:42:22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5 14:48:06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6/2015 23:05:55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23:59:07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5 13:25:45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6 5:35:31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2/2016 11:33:12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3/2015 9:07:09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1/2013 16:06:58</text:p>
          </table:table-cell>
          <table:table-cell table:style-name="ce1" table:content-validation-name="val1" office:value-type="float" office:value="41.37009495" calcext:value-type="float">
            <text:p>41,37009495</text:p>
          </table:table-cell>
          <table:table-cell table:style-name="ce1" table:content-validation-name="val1" office:value-type="float" office:value="35.37976056" calcext:value-type="float">
            <text:p>35,37976056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3 17:09:20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5.27944815" calcext:value-type="float">
            <text:p>35,27944815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5 10:34:14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4.6101622" calcext:value-type="float">
            <text:p>34,6101622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3 2:12:48</text:p>
          </table:table-cell>
          <table:table-cell table:style-name="ce1" table:content-validation-name="val1" office:value-type="float" office:value="50.01131336" calcext:value-type="float">
            <text:p>50,01131336</text:p>
          </table:table-cell>
          <table:table-cell table:style-name="ce1" table:content-validation-name="val1" office:value-type="float" office:value="31.75706932" calcext:value-type="float">
            <text:p>31,75706932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5 4:38:45</text:p>
          </table:table-cell>
          <table:table-cell table:style-name="ce1" table:content-validation-name="val1" office:value-type="float" office:value="13.88475911" calcext:value-type="float">
            <text:p>13,88475911</text:p>
          </table:table-cell>
          <table:table-cell table:style-name="ce1" table:content-validation-name="val1" office:value-type="float" office:value="22.01580067" calcext:value-type="float">
            <text:p>22,01580067</text:p>
          </table:table-cell>
          <table:table-cell table:style-name="ce1" table:content-validation-name="val1" office:value-type="float" office:value="37.86048725" calcext:value-type="float">
            <text:p>37,860487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3 3:50:50</text:p>
          </table:table-cell>
          <table:table-cell table:style-name="ce1" table:content-validation-name="val1" office:value-type="float" office:value="25.104179" calcext:value-type="float">
            <text:p>25,104179</text:p>
          </table:table-cell>
          <table:table-cell table:style-name="ce1" table:content-validation-name="val1" office:value-type="float" office:value="36.6836691" calcext:value-type="float">
            <text:p>36,6836691</text:p>
          </table:table-cell>
          <table:table-cell table:style-name="ce1" table:content-validation-name="val1" office:value-type="float" office:value="37.8604872" calcext:value-type="float">
            <text:p>37,86048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3 17:12:30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44.28" calcext:value-type="float">
            <text:p>44,2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0/2016 12:18:41</text:p>
          </table:table-cell>
          <table:table-cell table:style-name="ce1" table:content-validation-name="val1" office:value-type="float" office:value="13.46245325" calcext:value-type="float">
            <text:p>13,46245325</text:p>
          </table:table-cell>
          <table:table-cell table:style-name="ce1" table:content-validation-name="val1" office:value-type="float" office:value="39.74" calcext:value-type="float">
            <text:p>39,74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5 18:23:25</text:p>
          </table:table-cell>
          <table:table-cell table:style-name="ce1" table:content-validation-name="val1" office:value-type="float" office:value="25.104" calcext:value-type="float">
            <text:p>25,104</text:p>
          </table:table-cell>
          <table:table-cell table:style-name="ce1" table:content-validation-name="val1" office:value-type="float" office:value="36.684" calcext:value-type="float">
            <text:p>36,684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5 1:00:08</text:p>
          </table:table-cell>
          <table:table-cell table:style-name="ce1" table:content-validation-name="val1" office:value-type="float" office:value="44.689" calcext:value-type="float">
            <text:p>44,689</text:p>
          </table:table-cell>
          <table:table-cell table:style-name="ce1" table:content-validation-name="val1" office:value-type="float" office:value="36.683" calcext:value-type="float">
            <text:p>36,683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7/2014 19:47:24</text:p>
          </table:table-cell>
          <table:table-cell table:style-name="ce1" table:content-validation-name="val1" office:value-type="float" office:value="25.1042" calcext:value-type="float">
            <text:p>25,1042</text:p>
          </table:table-cell>
          <table:table-cell table:style-name="ce1" table:content-validation-name="val1" office:value-type="float" office:value="36.683" calcext:value-type="float">
            <text:p>36,683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1/2015 11:19:32</text:p>
          </table:table-cell>
          <table:table-cell table:style-name="ce1" table:content-validation-name="val1" office:value-type="float" office:value="52.73" calcext:value-type="float">
            <text:p>52,73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3/2015 4:42:14</text:p>
          </table:table-cell>
          <table:table-cell table:style-name="ce1" table:content-validation-name="val1" office:value-type="float" office:value="41.92" calcext:value-type="float">
            <text:p>41,92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22:22:23</text:p>
          </table:table-cell>
          <table:table-cell table:style-name="ce1" table:content-validation-name="val1" office:value-type="float" office:value="40.45" calcext:value-type="float">
            <text:p>40,45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3/2015 1:02:40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5 19:36:41</text:p>
          </table:table-cell>
          <table:table-cell table:style-name="ce1" table:content-validation-name="val1" office:value-type="float" office:value="25.1041" calcext:value-type="float">
            <text:p>25,104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5 2:57:55</text:p>
          </table:table-cell>
          <table:table-cell table:style-name="ce1" table:content-validation-name="val1" office:value-type="float" office:value="25.104" calcext:value-type="float">
            <text:p>25,104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3 4:48:13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5/2013 12:22:18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4 17:20:28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2/2015 15:05:18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4 13:25:17</text:p>
          </table:table-cell>
          <table:table-cell table:style-name="ce1" table:content-validation-name="val1" office:value-type="float" office:value="25.01" calcext:value-type="float">
            <text:p>25,0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8/2013 17:54:22</text:p>
          </table:table-cell>
          <table:table-cell table:style-name="ce1" table:content-validation-name="val1" office:value-type="float" office:value="22.78" calcext:value-type="float">
            <text:p>22,78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7/2015 11:33:32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1/2015 19:46:32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8/2013 18:37:05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6 9:20:36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3.88" calcext:value-type="float">
            <text:p>33,88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9/2015 6:23:25</text:p>
          </table:table-cell>
          <table:table-cell table:style-name="ce1" table:content-validation-name="val1" office:value-type="float" office:value="31.61" calcext:value-type="float">
            <text:p>31,61</text:p>
          </table:table-cell>
          <table:table-cell table:style-name="ce1" table:content-validation-name="val1" office:value-type="float" office:value="33.79" calcext:value-type="float">
            <text:p>33,79</text:p>
          </table:table-cell>
          <table:table-cell table:style-name="ce1" table:content-validation-name="val1" office:value-type="float" office:value="37.86" calcext:value-type="float">
            <text:p>37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9/2015 15:03:25</text:p>
          </table:table-cell>
          <table:table-cell table:style-name="ce1" table:content-validation-name="val1" office:value-type="float" office:value="52.7" calcext:value-type="float">
            <text:p>52,7</text:p>
          </table:table-cell>
          <table:table-cell table:style-name="ce1" table:content-validation-name="val1" office:value-type="float" office:value="37.0113" calcext:value-type="float">
            <text:p>37,0113</text:p>
          </table:table-cell>
          <table:table-cell table:style-name="ce1" table:content-validation-name="val1" office:value-type="float" office:value="37.853" calcext:value-type="float">
            <text:p>37,8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5 5:21:55</text:p>
          </table:table-cell>
          <table:table-cell table:style-name="ce1" table:content-validation-name="val1" office:value-type="float" office:value="61.47989" calcext:value-type="float">
            <text:p>61,47989</text:p>
          </table:table-cell>
          <table:table-cell table:style-name="ce1" table:content-validation-name="val1" office:value-type="float" office:value="39.77775" calcext:value-type="float">
            <text:p>39,77775</text:p>
          </table:table-cell>
          <table:table-cell table:style-name="ce1" table:content-validation-name="val1" office:value-type="float" office:value="37.85218" calcext:value-type="float">
            <text:p>37,852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8:04:35</text:p>
          </table:table-cell>
          <table:table-cell table:style-name="ce1" table:content-validation-name="val1" office:value-type="float" office:value="50.01131336" calcext:value-type="float">
            <text:p>50,01131336</text:p>
          </table:table-cell>
          <table:table-cell table:style-name="ce1" table:content-validation-name="val1" office:value-type="float" office:value="45.99132063" calcext:value-type="float">
            <text:p>45,99132063</text:p>
          </table:table-cell>
          <table:table-cell table:style-name="ce1" table:content-validation-name="val1" office:value-type="float" office:value="37.84815275" calcext:value-type="float">
            <text:p>37,848152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5 12:05:30</text:p>
          </table:table-cell>
          <table:table-cell table:style-name="ce1" table:content-validation-name="val1" office:value-type="float" office:value="18.32" calcext:value-type="float">
            <text:p>18,32</text:p>
          </table:table-cell>
          <table:table-cell table:style-name="ce1" table:content-validation-name="val1" office:value-type="float" office:value="47.75" calcext:value-type="float">
            <text:p>47,75</text:p>
          </table:table-cell>
          <table:table-cell table:style-name="ce1" table:content-validation-name="val1" office:value-type="float" office:value="37.84" calcext:value-type="float">
            <text:p>37,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4 18:16:41</text:p>
          </table:table-cell>
          <table:table-cell table:style-name="ce1" table:content-validation-name="val1" office:value-type="float" office:value="13.85" calcext:value-type="float">
            <text:p>13,85</text:p>
          </table:table-cell>
          <table:table-cell table:style-name="ce1" table:content-validation-name="val1" office:value-type="float" office:value="30.859" calcext:value-type="float">
            <text:p>30,859</text:p>
          </table:table-cell>
          <table:table-cell table:style-name="ce1" table:content-validation-name="val1" office:value-type="float" office:value="37.8398778" calcext:value-type="float">
            <text:p>37,83987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1/2015 15:07:10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2.56004855" calcext:value-type="float">
            <text:p>42,56004855</text:p>
          </table:table-cell>
          <table:table-cell table:style-name="ce1" table:content-validation-name="val1" office:value-type="float" office:value="37.82981285" calcext:value-type="float">
            <text:p>37,829812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5 12:50:28</text:p>
          </table:table-cell>
          <table:table-cell table:style-name="ce1" table:content-validation-name="val1" office:value-type="float" office:value="10.38" calcext:value-type="float">
            <text:p>10,38</text:p>
          </table:table-cell>
          <table:table-cell table:style-name="ce1" table:content-validation-name="val1" office:value-type="float" office:value="31.75707" calcext:value-type="float">
            <text:p>31,75707</text:p>
          </table:table-cell>
          <table:table-cell table:style-name="ce1" table:content-validation-name="val1" office:value-type="float" office:value="37.82662" calcext:value-type="float">
            <text:p>37,826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5 15:30:25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40.52834262" calcext:value-type="float">
            <text:p>40,52834262</text:p>
          </table:table-cell>
          <table:table-cell table:style-name="ce1" table:content-validation-name="val1" office:value-type="float" office:value="37.82661761" calcext:value-type="float">
            <text:p>37,826617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1/2015 17:07:00</text:p>
          </table:table-cell>
          <table:table-cell table:style-name="ce1" table:content-validation-name="val1" office:value-type="float" office:value="48.5" calcext:value-type="float">
            <text:p>48,5</text:p>
          </table:table-cell>
          <table:table-cell table:style-name="ce1" table:content-validation-name="val1" office:value-type="float" office:value="29.9199129" calcext:value-type="float">
            <text:p>29,9199129</text:p>
          </table:table-cell>
          <table:table-cell table:style-name="ce1" table:content-validation-name="val1" office:value-type="float" office:value="37.82661761" calcext:value-type="float">
            <text:p>37,826617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5 8:45:54</text:p>
          </table:table-cell>
          <table:table-cell table:style-name="ce1" table:content-validation-name="val1" office:value-type="float" office:value="37.23001476" calcext:value-type="float">
            <text:p>37,23001476</text:p>
          </table:table-cell>
          <table:table-cell table:style-name="ce1" table:content-validation-name="val1" office:value-type="float" office:value="45.23297331" calcext:value-type="float">
            <text:p>45,23297331</text:p>
          </table:table-cell>
          <table:table-cell table:style-name="ce1" table:content-validation-name="val1" office:value-type="float" office:value="37.81123316" calcext:value-type="float">
            <text:p>37,811233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3 5:08:11</text:p>
          </table:table-cell>
          <table:table-cell table:style-name="ce1" table:content-validation-name="val1" office:value-type="float" office:value="43.21" calcext:value-type="float">
            <text:p>43,21</text:p>
          </table:table-cell>
          <table:table-cell table:style-name="ce1" table:content-validation-name="val1" office:value-type="float" office:value="42.18" calcext:value-type="float">
            <text:p>42,18</text:p>
          </table:table-cell>
          <table:table-cell table:style-name="ce1" table:content-validation-name="val1" office:value-type="float" office:value="37.81" calcext:value-type="float">
            <text:p>37,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5 6:57:14</text:p>
          </table:table-cell>
          <table:table-cell table:style-name="ce1" table:content-validation-name="val1" office:value-type="float" office:value="48.81" calcext:value-type="float">
            <text:p>48,81</text:p>
          </table:table-cell>
          <table:table-cell table:style-name="ce1" table:content-validation-name="val1" office:value-type="float" office:value="40.28" calcext:value-type="float">
            <text:p>40,28</text:p>
          </table:table-cell>
          <table:table-cell table:style-name="ce1" table:content-validation-name="val1" office:value-type="float" office:value="37.81" calcext:value-type="float">
            <text:p>37,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6 14:54:58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28.16690507" calcext:value-type="float">
            <text:p>28,16690507</text:p>
          </table:table-cell>
          <table:table-cell table:style-name="ce1" table:content-validation-name="val1" office:value-type="float" office:value="37.808439" calcext:value-type="float">
            <text:p>37,8084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4 2:42:34</text:p>
          </table:table-cell>
          <table:table-cell table:style-name="ce1" table:content-validation-name="val1" office:value-type="float" office:value="59.64" calcext:value-type="float">
            <text:p>59,64</text:p>
          </table:table-cell>
          <table:table-cell table:style-name="ce1" table:content-validation-name="val1" office:value-type="float" office:value="37.854" calcext:value-type="float">
            <text:p>37,854</text:p>
          </table:table-cell>
          <table:table-cell table:style-name="ce1" table:content-validation-name="val1" office:value-type="float" office:value="37.805" calcext:value-type="float">
            <text:p>37,8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9/2014 14:31:28</text:p>
          </table:table-cell>
          <table:table-cell table:style-name="ce1" table:content-validation-name="val1" office:value-type="float" office:value="12.49793" calcext:value-type="float">
            <text:p>12,49793</text:p>
          </table:table-cell>
          <table:table-cell table:style-name="ce1" table:content-validation-name="val1" office:value-type="float" office:value="46.13677" calcext:value-type="float">
            <text:p>46,13677</text:p>
          </table:table-cell>
          <table:table-cell table:style-name="ce1" table:content-validation-name="val1" office:value-type="float" office:value="37.79957" calcext:value-type="float">
            <text:p>37,799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30/2013 3:49:35</text:p>
          </table:table-cell>
          <table:table-cell table:style-name="ce1" table:content-validation-name="val1" office:value-type="float" office:value="13.0513052917159" calcext:value-type="float">
            <text:p>13,0513052917</text:p>
          </table:table-cell>
          <table:table-cell table:style-name="ce1" table:content-validation-name="val1" office:value-type="float" office:value="36.09204745" calcext:value-type="float">
            <text:p>36,09204745</text:p>
          </table:table-cell>
          <table:table-cell table:style-name="ce1" table:content-validation-name="val1" office:value-type="float" office:value="37.7964882" calcext:value-type="float">
            <text:p>37,79648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/2013 16:57:59</text:p>
          </table:table-cell>
          <table:table-cell table:style-name="ce1" table:content-validation-name="val1" office:value-type="float" office:value="34" calcext:value-type="float">
            <text:p>34</text:p>
          </table:table-cell>
          <table:table-cell table:style-name="ce1" table:content-validation-name="val1" office:value-type="float" office:value="46.4" calcext:value-type="float">
            <text:p>46,4</text:p>
          </table:table-cell>
          <table:table-cell table:style-name="ce1" table:content-validation-name="val1" office:value-type="float" office:value="37.79" calcext:value-type="float">
            <text:p>37,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5 15:21:10</text:p>
          </table:table-cell>
          <table:table-cell table:style-name="ce1" table:content-validation-name="val1" office:value-type="float" office:value="36.67" calcext:value-type="float">
            <text:p>36,67</text:p>
          </table:table-cell>
          <table:table-cell table:style-name="ce1" table:content-validation-name="val1" office:value-type="float" office:value="32.8" calcext:value-type="float">
            <text:p>32,8</text:p>
          </table:table-cell>
          <table:table-cell table:style-name="ce1" table:content-validation-name="val1" office:value-type="float" office:value="37.79" calcext:value-type="float">
            <text:p>37,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22:50:40</text:p>
          </table:table-cell>
          <table:table-cell table:style-name="ce1" table:content-validation-name="val1" office:value-type="float" office:value="18.13592755" calcext:value-type="float">
            <text:p>18,13592755</text:p>
          </table:table-cell>
          <table:table-cell table:style-name="ce1" table:content-validation-name="val1" office:value-type="float" office:value="35.93043355" calcext:value-type="float">
            <text:p>35,93043355</text:p>
          </table:table-cell>
          <table:table-cell table:style-name="ce1" table:content-validation-name="val1" office:value-type="float" office:value="37.78343954" calcext:value-type="float">
            <text:p>37,783439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3 8:02:01</text:p>
          </table:table-cell>
          <table:table-cell table:style-name="ce1" table:content-validation-name="val1" office:value-type="float" office:value="56.47" calcext:value-type="float">
            <text:p>56,47</text:p>
          </table:table-cell>
          <table:table-cell table:style-name="ce1" table:content-validation-name="val1" office:value-type="float" office:value="40.25" calcext:value-type="float">
            <text:p>40,25</text:p>
          </table:table-cell>
          <table:table-cell table:style-name="ce1" table:content-validation-name="val1" office:value-type="float" office:value="37.77" calcext:value-type="float">
            <text:p>37,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1/2015 12:28:11</text:p>
          </table:table-cell>
          <table:table-cell table:style-name="ce1" table:content-validation-name="val1" office:value-type="float" office:value="36.81844136" calcext:value-type="float">
            <text:p>36,81844136</text:p>
          </table:table-cell>
          <table:table-cell table:style-name="ce1" table:content-validation-name="val1" office:value-type="float" office:value="39.84604394" calcext:value-type="float">
            <text:p>39,84604394</text:p>
          </table:table-cell>
          <table:table-cell table:style-name="ce1" table:content-validation-name="val1" office:value-type="float" office:value="37.76056826" calcext:value-type="float">
            <text:p>37,760568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5 6:19:04</text:p>
          </table:table-cell>
          <table:table-cell table:style-name="ce1" table:content-validation-name="val1" office:value-type="float" office:value="26.78" calcext:value-type="float">
            <text:p>26,78</text:p>
          </table:table-cell>
          <table:table-cell table:style-name="ce1" table:content-validation-name="val1" office:value-type="float" office:value="42.32" calcext:value-type="float">
            <text:p>42,32</text:p>
          </table:table-cell>
          <table:table-cell table:style-name="ce1" table:content-validation-name="val1" office:value-type="float" office:value="37.76" calcext:value-type="float">
            <text:p>37,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5 9:53:22</text:p>
          </table:table-cell>
          <table:table-cell table:style-name="ce1" table:content-validation-name="val1" office:value-type="float" office:value="26.78" calcext:value-type="float">
            <text:p>26,78</text:p>
          </table:table-cell>
          <table:table-cell table:style-name="ce1" table:content-validation-name="val1" office:value-type="float" office:value="42.32" calcext:value-type="float">
            <text:p>42,32</text:p>
          </table:table-cell>
          <table:table-cell table:style-name="ce1" table:content-validation-name="val1" office:value-type="float" office:value="37.76" calcext:value-type="float">
            <text:p>37,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4 13:14:00</text:p>
          </table:table-cell>
          <table:table-cell table:style-name="ce1" table:content-validation-name="val1" office:value-type="float" office:value="23.22" calcext:value-type="float">
            <text:p>23,22</text:p>
          </table:table-cell>
          <table:table-cell table:style-name="ce1" table:content-validation-name="val1" office:value-type="float" office:value="41.65" calcext:value-type="float">
            <text:p>41,65</text:p>
          </table:table-cell>
          <table:table-cell table:style-name="ce1" table:content-validation-name="val1" office:value-type="float" office:value="37.76" calcext:value-type="float">
            <text:p>37,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5/2014 18:05:20</text:p>
          </table:table-cell>
          <table:table-cell table:style-name="ce1" table:content-validation-name="val1" office:value-type="float" office:value="19.16467879" calcext:value-type="float">
            <text:p>19,16467879</text:p>
          </table:table-cell>
          <table:table-cell table:style-name="ce1" table:content-validation-name="val1" office:value-type="float" office:value="41.1" calcext:value-type="float">
            <text:p>41,1</text:p>
          </table:table-cell>
          <table:table-cell table:style-name="ce1" table:content-validation-name="val1" office:value-type="float" office:value="37.76" calcext:value-type="float">
            <text:p>37,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3 21:24:16</text:p>
          </table:table-cell>
          <table:table-cell table:style-name="ce1" table:content-validation-name="val1" office:value-type="float" office:value="46.76033" calcext:value-type="float">
            <text:p>46,76033</text:p>
          </table:table-cell>
          <table:table-cell table:style-name="ce1" table:content-validation-name="val1" office:value-type="float" office:value="37.12681" calcext:value-type="float">
            <text:p>37,12681</text:p>
          </table:table-cell>
          <table:table-cell table:style-name="ce1" table:content-validation-name="val1" office:value-type="float" office:value="37.75653" calcext:value-type="float">
            <text:p>37,756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2:08:39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3.77220826" calcext:value-type="float">
            <text:p>43,77220826</text:p>
          </table:table-cell>
          <table:table-cell table:style-name="ce1" table:content-validation-name="val1" office:value-type="float" office:value="37.75637765" calcext:value-type="float">
            <text:p>37,756377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2:26:13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45.04360621" calcext:value-type="float">
            <text:p>45,04360621</text:p>
          </table:table-cell>
          <table:table-cell table:style-name="ce1" table:content-validation-name="val1" office:value-type="float" office:value="37.75192345" calcext:value-type="float">
            <text:p>37,751923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14:39:53</text:p>
          </table:table-cell>
          <table:table-cell table:style-name="ce1" table:content-validation-name="val1" office:value-type="float" office:value="47.71522944" calcext:value-type="float">
            <text:p>47,71522944</text:p>
          </table:table-cell>
          <table:table-cell table:style-name="ce1" table:content-validation-name="val1" office:value-type="float" office:value="28.44978166" calcext:value-type="float">
            <text:p>28,44978166</text:p>
          </table:table-cell>
          <table:table-cell table:style-name="ce1" table:content-validation-name="val1" office:value-type="float" office:value="37.7517878" calcext:value-type="float">
            <text:p>37,75178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4 6:24:22</text:p>
          </table:table-cell>
          <table:table-cell table:style-name="ce1" table:content-validation-name="val1" office:value-type="float" office:value="21.34495426" calcext:value-type="float">
            <text:p>21,34495426</text:p>
          </table:table-cell>
          <table:table-cell table:style-name="ce1" table:content-validation-name="val1" office:value-type="float" office:value="37.84666315" calcext:value-type="float">
            <text:p>37,84666315</text:p>
          </table:table-cell>
          <table:table-cell table:style-name="ce1" table:content-validation-name="val1" office:value-type="float" office:value="37.74996597" calcext:value-type="float">
            <text:p>37,749965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6 3:11:43</text:p>
          </table:table-cell>
          <table:table-cell table:style-name="ce1" table:content-validation-name="val1" office:value-type="float" office:value="37.23" calcext:value-type="float">
            <text:p>37,23</text:p>
          </table:table-cell>
          <table:table-cell table:style-name="ce1" table:content-validation-name="val1" office:value-type="float" office:value="26.189" calcext:value-type="float">
            <text:p>26,189</text:p>
          </table:table-cell>
          <table:table-cell table:style-name="ce1" table:content-validation-name="val1" office:value-type="float" office:value="37.737" calcext:value-type="float">
            <text:p>37,7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5/2015 17:27:59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38.40683308" calcext:value-type="float">
            <text:p>38,40683308</text:p>
          </table:table-cell>
          <table:table-cell table:style-name="ce1" table:content-validation-name="val1" office:value-type="float" office:value="37.73231028" calcext:value-type="float">
            <text:p>37,732310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19:31:40</text:p>
          </table:table-cell>
          <table:table-cell table:style-name="ce1" table:content-validation-name="val1" office:value-type="float" office:value="36.0076138" calcext:value-type="float">
            <text:p>36,0076138</text:p>
          </table:table-cell>
          <table:table-cell table:style-name="ce1" table:content-validation-name="val1" office:value-type="float" office:value="45.35127402" calcext:value-type="float">
            <text:p>45,35127402</text:p>
          </table:table-cell>
          <table:table-cell table:style-name="ce1" table:content-validation-name="val1" office:value-type="float" office:value="37.73046504" calcext:value-type="float">
            <text:p>37,730465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0:11:25</text:p>
          </table:table-cell>
          <table:table-cell table:style-name="ce1" table:content-validation-name="val1" office:value-type="float" office:value="43.20266" calcext:value-type="float">
            <text:p>43,20266</text:p>
          </table:table-cell>
          <table:table-cell table:style-name="ce1" table:content-validation-name="val1" office:value-type="float" office:value="58.52" calcext:value-type="float">
            <text:p>58,52</text:p>
          </table:table-cell>
          <table:table-cell table:style-name="ce1" table:content-validation-name="val1" office:value-type="float" office:value="37.73" calcext:value-type="float">
            <text:p>37,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5 12:14:25</text:p>
          </table:table-cell>
          <table:table-cell table:style-name="ce1" table:content-validation-name="val1" office:value-type="float" office:value="56.9" calcext:value-type="float">
            <text:p>56,9</text:p>
          </table:table-cell>
          <table:table-cell table:style-name="ce1" table:content-validation-name="val1" office:value-type="float" office:value="42.01832391" calcext:value-type="float">
            <text:p>42,01832391</text:p>
          </table:table-cell>
          <table:table-cell table:style-name="ce1" table:content-validation-name="val1" office:value-type="float" office:value="37.720469" calcext:value-type="float">
            <text:p>37,7204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5 15:31:21</text:p>
          </table:table-cell>
          <table:table-cell table:style-name="ce1" table:content-validation-name="val1" office:value-type="float" office:value="63.10770677" calcext:value-type="float">
            <text:p>63,10770677</text:p>
          </table:table-cell>
          <table:table-cell table:style-name="ce1" table:content-validation-name="val1" office:value-type="float" office:value="41.33145449" calcext:value-type="float">
            <text:p>41,33145449</text:p>
          </table:table-cell>
          <table:table-cell table:style-name="ce1" table:content-validation-name="val1" office:value-type="float" office:value="37.71625" calcext:value-type="float">
            <text:p>37,716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3/2014 2:57:17</text:p>
          </table:table-cell>
          <table:table-cell table:style-name="ce1" table:content-validation-name="val1" office:value-type="float" office:value="25.5283272" calcext:value-type="float">
            <text:p>25,5283272</text:p>
          </table:table-cell>
          <table:table-cell table:style-name="ce1" table:content-validation-name="val1" office:value-type="float" office:value="32.20602221" calcext:value-type="float">
            <text:p>32,20602221</text:p>
          </table:table-cell>
          <table:table-cell table:style-name="ce1" table:content-validation-name="val1" office:value-type="float" office:value="37.70727726" calcext:value-type="float">
            <text:p>37,707277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5 21:49:40</text:p>
          </table:table-cell>
          <table:table-cell table:style-name="ce1" table:content-validation-name="val1" office:value-type="float" office:value="42.4" calcext:value-type="float">
            <text:p>42,4</text:p>
          </table:table-cell>
          <table:table-cell table:style-name="ce1" table:content-validation-name="val1" office:value-type="float" office:value="41.2" calcext:value-type="float">
            <text:p>41,2</text:p>
          </table:table-cell>
          <table:table-cell table:style-name="ce1" table:content-validation-name="val1" office:value-type="float" office:value="37.7" calcext:value-type="float">
            <text:p>37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5 13:39:45</text:p>
          </table:table-cell>
          <table:table-cell table:style-name="ce1" table:content-validation-name="val1" office:value-type="float" office:value="64.47" calcext:value-type="float">
            <text:p>64,47</text:p>
          </table:table-cell>
          <table:table-cell table:style-name="ce1" table:content-validation-name="val1" office:value-type="float" office:value="30.64" calcext:value-type="float">
            <text:p>30,64</text:p>
          </table:table-cell>
          <table:table-cell table:style-name="ce1" table:content-validation-name="val1" office:value-type="float" office:value="37.7" calcext:value-type="float">
            <text:p>37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3/2015 20:18:13</text:p>
          </table:table-cell>
          <table:table-cell table:style-name="ce1" table:content-validation-name="val1" office:value-type="float" office:value="47.0790979" calcext:value-type="float">
            <text:p>47,0790979</text:p>
          </table:table-cell>
          <table:table-cell table:style-name="ce1" table:content-validation-name="val1" office:value-type="float" office:value="38.11938" calcext:value-type="float">
            <text:p>38,11938</text:p>
          </table:table-cell>
          <table:table-cell table:style-name="ce1" table:content-validation-name="val1" office:value-type="float" office:value="37.69303" calcext:value-type="float">
            <text:p>37,693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4 21:48:12</text:p>
          </table:table-cell>
          <table:table-cell table:style-name="ce1" table:content-validation-name="val1" office:value-type="float" office:value="34.74894558" calcext:value-type="float">
            <text:p>34,74894558</text:p>
          </table:table-cell>
          <table:table-cell table:style-name="ce1" table:content-validation-name="val1" office:value-type="float" office:value="36.65266311" calcext:value-type="float">
            <text:p>36,65266311</text:p>
          </table:table-cell>
          <table:table-cell table:style-name="ce1" table:content-validation-name="val1" office:value-type="float" office:value="37.69034257" calcext:value-type="float">
            <text:p>37,690342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5 16:55:58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5.51365374" calcext:value-type="float">
            <text:p>35,51365374</text:p>
          </table:table-cell>
          <table:table-cell table:style-name="ce1" table:content-validation-name="val1" office:value-type="float" office:value="37.6831996" calcext:value-type="float">
            <text:p>37,68319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2/2015 20:23:43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2.80546824" calcext:value-type="float">
            <text:p>32,80546824</text:p>
          </table:table-cell>
          <table:table-cell table:style-name="ce1" table:content-validation-name="val1" office:value-type="float" office:value="37.6831996" calcext:value-type="float">
            <text:p>37,68319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9:20:54</text:p>
          </table:table-cell>
          <table:table-cell table:style-name="ce1" table:content-validation-name="val1" office:value-type="float" office:value="15.01" calcext:value-type="float">
            <text:p>15,01</text:p>
          </table:table-cell>
          <table:table-cell table:style-name="ce1" table:content-validation-name="val1" office:value-type="float" office:value="37.166" calcext:value-type="float">
            <text:p>37,166</text:p>
          </table:table-cell>
          <table:table-cell table:style-name="ce1" table:content-validation-name="val1" office:value-type="float" office:value="37.683" calcext:value-type="float">
            <text:p>37,68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2/2015 14:10:08</text:p>
          </table:table-cell>
          <table:table-cell table:style-name="ce1" table:content-validation-name="val1" office:value-type="float" office:value="18.78" calcext:value-type="float">
            <text:p>18,78</text:p>
          </table:table-cell>
          <table:table-cell table:style-name="ce1" table:content-validation-name="val1" office:value-type="float" office:value="40.05" calcext:value-type="float">
            <text:p>40,05</text:p>
          </table:table-cell>
          <table:table-cell table:style-name="ce1" table:content-validation-name="val1" office:value-type="float" office:value="37.68" calcext:value-type="float">
            <text:p>37,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3 14:14:29</text:p>
          </table:table-cell>
          <table:table-cell table:style-name="ce1" table:content-validation-name="val1" office:value-type="float" office:value="56.61293778" calcext:value-type="float">
            <text:p>56,61293778</text:p>
          </table:table-cell>
          <table:table-cell table:style-name="ce1" table:content-validation-name="val1" office:value-type="float" office:value="32.62563179" calcext:value-type="float">
            <text:p>32,62563179</text:p>
          </table:table-cell>
          <table:table-cell table:style-name="ce1" table:content-validation-name="val1" office:value-type="float" office:value="37.6770358" calcext:value-type="float">
            <text:p>37,67703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6 17:59:22</text:p>
          </table:table-cell>
          <table:table-cell table:style-name="ce1" table:content-validation-name="val1" office:value-type="float" office:value="55.38205108" calcext:value-type="float">
            <text:p>55,38205108</text:p>
          </table:table-cell>
          <table:table-cell table:style-name="ce1" table:content-validation-name="val1" office:value-type="float" office:value="40.44156459" calcext:value-type="float">
            <text:p>40,44156459</text:p>
          </table:table-cell>
          <table:table-cell table:style-name="ce1" table:content-validation-name="val1" office:value-type="float" office:value="37.67652644" calcext:value-type="float">
            <text:p>37,676526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3 17:25:26</text:p>
          </table:table-cell>
          <table:table-cell table:style-name="ce1" table:content-validation-name="val1" office:value-type="float" office:value="50.7423866" calcext:value-type="float">
            <text:p>50,7423866</text:p>
          </table:table-cell>
          <table:table-cell table:style-name="ce1" table:content-validation-name="val1" office:value-type="float" office:value="42.6633476" calcext:value-type="float">
            <text:p>42,6633476</text:p>
          </table:table-cell>
          <table:table-cell table:style-name="ce1" table:content-validation-name="val1" office:value-type="float" office:value="37.67220528" calcext:value-type="float">
            <text:p>37,672205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4 19:31:46</text:p>
          </table:table-cell>
          <table:table-cell table:style-name="ce1" table:content-validation-name="val1" office:value-type="float" office:value="36.81" calcext:value-type="float">
            <text:p>36,81</text:p>
          </table:table-cell>
          <table:table-cell table:style-name="ce1" table:content-validation-name="val1" office:value-type="float" office:value="35.45" calcext:value-type="float">
            <text:p>35,45</text:p>
          </table:table-cell>
          <table:table-cell table:style-name="ce1" table:content-validation-name="val1" office:value-type="float" office:value="37.67" calcext:value-type="float">
            <text:p>37,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5 14:18:42</text:p>
          </table:table-cell>
          <table:table-cell table:style-name="ce1" table:content-validation-name="val1" office:value-type="float" office:value="39.9455748" calcext:value-type="float">
            <text:p>39,9455748</text:p>
          </table:table-cell>
          <table:table-cell table:style-name="ce1" table:content-validation-name="val1" office:value-type="float" office:value="41.1986374" calcext:value-type="float">
            <text:p>41,1986374</text:p>
          </table:table-cell>
          <table:table-cell table:style-name="ce1" table:content-validation-name="val1" office:value-type="float" office:value="37.66485307" calcext:value-type="float">
            <text:p>37,664853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5/2013 7:59:03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43.299" calcext:value-type="float">
            <text:p>43,299</text:p>
          </table:table-cell>
          <table:table-cell table:style-name="ce1" table:content-validation-name="val1" office:value-type="float" office:value="37.66389" calcext:value-type="float">
            <text:p>37,663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6 16:10:41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43.76429617" calcext:value-type="float">
            <text:p>43,76429617</text:p>
          </table:table-cell>
          <table:table-cell table:style-name="ce1" table:content-validation-name="val1" office:value-type="float" office:value="37.65996048" calcext:value-type="float">
            <text:p>37,659960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18:27:12</text:p>
          </table:table-cell>
          <table:table-cell table:style-name="ce1" table:content-validation-name="val1" office:value-type="float" office:value="65.22017435" calcext:value-type="float">
            <text:p>65,22017435</text:p>
          </table:table-cell>
          <table:table-cell table:style-name="ce1" table:content-validation-name="val1" office:value-type="float" office:value="34.50296074" calcext:value-type="float">
            <text:p>34,50296074</text:p>
          </table:table-cell>
          <table:table-cell table:style-name="ce1" table:content-validation-name="val1" office:value-type="float" office:value="37.64448843" calcext:value-type="float">
            <text:p>37,644488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5/2014 1:40:47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45.22696813" calcext:value-type="float">
            <text:p>45,22696813</text:p>
          </table:table-cell>
          <table:table-cell table:style-name="ce1" table:content-validation-name="val1" office:value-type="float" office:value="37.63869651" calcext:value-type="float">
            <text:p>37,638696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5 15:04:59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9.42561909" calcext:value-type="float">
            <text:p>39,42561909</text:p>
          </table:table-cell>
          <table:table-cell table:style-name="ce1" table:content-validation-name="val1" office:value-type="float" office:value="37.62510809" calcext:value-type="float">
            <text:p>37,625108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5:04:01</text:p>
          </table:table-cell>
          <table:table-cell table:style-name="ce1" table:content-validation-name="val1" office:value-type="float" office:value="66.08" calcext:value-type="float">
            <text:p>66,08</text:p>
          </table:table-cell>
          <table:table-cell table:style-name="ce1" table:content-validation-name="val1" office:value-type="float" office:value="33.6" calcext:value-type="float">
            <text:p>33,6</text:p>
          </table:table-cell>
          <table:table-cell table:style-name="ce1" table:content-validation-name="val1" office:value-type="float" office:value="37.62" calcext:value-type="float">
            <text:p>37,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4 8:44:56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1.50261427" calcext:value-type="float">
            <text:p>31,50261427</text:p>
          </table:table-cell>
          <table:table-cell table:style-name="ce1" table:content-validation-name="val1" office:value-type="float" office:value="37.61781485" calcext:value-type="float">
            <text:p>37,617814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4 19:02:27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43.60314436" calcext:value-type="float">
            <text:p>43,60314436</text:p>
          </table:table-cell>
          <table:table-cell table:style-name="ce1" table:content-validation-name="val1" office:value-type="float" office:value="37.61619948" calcext:value-type="float">
            <text:p>37,616199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2:00:08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38.53273003" calcext:value-type="float">
            <text:p>38,53273003</text:p>
          </table:table-cell>
          <table:table-cell table:style-name="ce1" table:content-validation-name="val1" office:value-type="float" office:value="37.61589182" calcext:value-type="float">
            <text:p>37,615891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6 14:54:17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42.48475107" calcext:value-type="float">
            <text:p>42,48475107</text:p>
          </table:table-cell>
          <table:table-cell table:style-name="ce1" table:content-validation-name="val1" office:value-type="float" office:value="37.61430336" calcext:value-type="float">
            <text:p>37,614303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6 19:08:27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3.09957716" calcext:value-type="float">
            <text:p>33,09957716</text:p>
          </table:table-cell>
          <table:table-cell table:style-name="ce1" table:content-validation-name="val1" office:value-type="float" office:value="37.60015924" calcext:value-type="float">
            <text:p>37,600159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4 3:12:21</text:p>
          </table:table-cell>
          <table:table-cell table:style-name="ce1" table:content-validation-name="val1" office:value-type="float" office:value="56.4" calcext:value-type="float">
            <text:p>56,4</text:p>
          </table:table-cell>
          <table:table-cell table:style-name="ce1" table:content-validation-name="val1" office:value-type="float" office:value="43.4" calcext:value-type="float">
            <text:p>43,4</text:p>
          </table:table-cell>
          <table:table-cell table:style-name="ce1" table:content-validation-name="val1" office:value-type="float" office:value="37.6" calcext:value-type="float">
            <text:p>37,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5 4:48:13</text:p>
          </table:table-cell>
          <table:table-cell table:style-name="ce1" table:content-validation-name="val1" office:value-type="float" office:value="55.38" calcext:value-type="float">
            <text:p>55,38</text:p>
          </table:table-cell>
          <table:table-cell table:style-name="ce1" table:content-validation-name="val1" office:value-type="float" office:value="32.59" calcext:value-type="float">
            <text:p>32,59</text:p>
          </table:table-cell>
          <table:table-cell table:style-name="ce1" table:content-validation-name="val1" office:value-type="float" office:value="37.59" calcext:value-type="float">
            <text:p>37,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5/2015 16:25:49</text:p>
          </table:table-cell>
          <table:table-cell table:style-name="ce1" table:content-validation-name="val1" office:value-type="float" office:value="44.15829772" calcext:value-type="float">
            <text:p>44,15829772</text:p>
          </table:table-cell>
          <table:table-cell table:style-name="ce1" table:content-validation-name="val1" office:value-type="float" office:value="49.96895763" calcext:value-type="float">
            <text:p>49,96895763</text:p>
          </table:table-cell>
          <table:table-cell table:style-name="ce1" table:content-validation-name="val1" office:value-type="float" office:value="37.58751868" calcext:value-type="float">
            <text:p>37,587518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4/2014 5:01:28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4.29253921" calcext:value-type="float">
            <text:p>44,29253921</text:p>
          </table:table-cell>
          <table:table-cell table:style-name="ce1" table:content-validation-name="val1" office:value-type="float" office:value="37.58594056" calcext:value-type="float">
            <text:p>37,585940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6 19:39:54</text:p>
          </table:table-cell>
          <table:table-cell table:style-name="ce1" table:content-validation-name="val1" office:value-type="float" office:value="61.375" calcext:value-type="float">
            <text:p>61,375</text:p>
          </table:table-cell>
          <table:table-cell table:style-name="ce1" table:content-validation-name="val1" office:value-type="float" office:value="52.29" calcext:value-type="float">
            <text:p>52,29</text:p>
          </table:table-cell>
          <table:table-cell table:style-name="ce1" table:content-validation-name="val1" office:value-type="float" office:value="37.58" calcext:value-type="float">
            <text:p>37,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6:54:12</text:p>
          </table:table-cell>
          <table:table-cell table:style-name="ce1" table:content-validation-name="val1" office:value-type="float" office:value="56.61" calcext:value-type="float">
            <text:p>56,61</text:p>
          </table:table-cell>
          <table:table-cell table:style-name="ce1" table:content-validation-name="val1" office:value-type="float" office:value="33.28" calcext:value-type="float">
            <text:p>33,28</text:p>
          </table:table-cell>
          <table:table-cell table:style-name="ce1" table:content-validation-name="val1" office:value-type="float" office:value="37.58" calcext:value-type="float">
            <text:p>37,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3:49:50</text:p>
          </table:table-cell>
          <table:table-cell table:style-name="ce1" table:content-validation-name="val1" office:value-type="float" office:value="53.71979508" calcext:value-type="float">
            <text:p>53,71979508</text:p>
          </table:table-cell>
          <table:table-cell table:style-name="ce1" table:content-validation-name="val1" office:value-type="float" office:value="31.30309807" calcext:value-type="float">
            <text:p>31,30309807</text:p>
          </table:table-cell>
          <table:table-cell table:style-name="ce1" table:content-validation-name="val1" office:value-type="float" office:value="37.56373341" calcext:value-type="float">
            <text:p>37,563733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5 19:20:47</text:p>
          </table:table-cell>
          <table:table-cell table:style-name="ce1" table:content-validation-name="val1" office:value-type="float" office:value="26.72403202" calcext:value-type="float">
            <text:p>26,72403202</text:p>
          </table:table-cell>
          <table:table-cell table:style-name="ce1" table:content-validation-name="val1" office:value-type="float" office:value="32.97769428" calcext:value-type="float">
            <text:p>32,97769428</text:p>
          </table:table-cell>
          <table:table-cell table:style-name="ce1" table:content-validation-name="val1" office:value-type="float" office:value="37.56037789" calcext:value-type="float">
            <text:p>37,560377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4 23:01:43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33.06238943" calcext:value-type="float">
            <text:p>33,06238943</text:p>
          </table:table-cell>
          <table:table-cell table:style-name="ce1" table:content-validation-name="val1" office:value-type="float" office:value="37.55901889" calcext:value-type="float">
            <text:p>37,559018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9:17:36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2.98" calcext:value-type="float">
            <text:p>32,98</text:p>
          </table:table-cell>
          <table:table-cell table:style-name="ce1" table:content-validation-name="val1" office:value-type="float" office:value="37.55" calcext:value-type="float">
            <text:p>37,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3 16:52:19</text:p>
          </table:table-cell>
          <table:table-cell table:style-name="ce1" table:content-validation-name="val1" office:value-type="float" office:value="46.16543093" calcext:value-type="float">
            <text:p>46,16543093</text:p>
          </table:table-cell>
          <table:table-cell table:style-name="ce1" table:content-validation-name="val1" office:value-type="float" office:value="45.8596618" calcext:value-type="float">
            <text:p>45,8596618</text:p>
          </table:table-cell>
          <table:table-cell table:style-name="ce1" table:content-validation-name="val1" office:value-type="float" office:value="37.53935656" calcext:value-type="float">
            <text:p>37,539356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4 6:54:01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33.94700678" calcext:value-type="float">
            <text:p>33,94700678</text:p>
          </table:table-cell>
          <table:table-cell table:style-name="ce1" table:content-validation-name="val1" office:value-type="float" office:value="37.5374415" calcext:value-type="float">
            <text:p>37,53744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5 11:27:40</text:p>
          </table:table-cell>
          <table:table-cell table:style-name="ce1" table:content-validation-name="val1" office:value-type="float" office:value="50.46999451" calcext:value-type="float">
            <text:p>50,46999451</text:p>
          </table:table-cell>
          <table:table-cell table:style-name="ce1" table:content-validation-name="val1" office:value-type="float" office:value="36.43245002" calcext:value-type="float">
            <text:p>36,43245002</text:p>
          </table:table-cell>
          <table:table-cell table:style-name="ce1" table:content-validation-name="val1" office:value-type="float" office:value="37.53382501" calcext:value-type="float">
            <text:p>37,533825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4 13:54:21</text:p>
          </table:table-cell>
          <table:table-cell table:style-name="ce1" table:content-validation-name="val1" office:value-type="float" office:value="52.7" calcext:value-type="float">
            <text:p>52,7</text:p>
          </table:table-cell>
          <table:table-cell table:style-name="ce1" table:content-validation-name="val1" office:value-type="float" office:value="42.76" calcext:value-type="float">
            <text:p>42,76</text:p>
          </table:table-cell>
          <table:table-cell table:style-name="ce1" table:content-validation-name="val1" office:value-type="float" office:value="37.533" calcext:value-type="float">
            <text:p>37,5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6 11:23:46</text:p>
          </table:table-cell>
          <table:table-cell table:style-name="ce1" table:content-validation-name="val1" office:value-type="float" office:value="53.16" calcext:value-type="float">
            <text:p>53,16</text:p>
          </table:table-cell>
          <table:table-cell table:style-name="ce1" table:content-validation-name="val1" office:value-type="float" office:value="24.28" calcext:value-type="float">
            <text:p>24,28</text:p>
          </table:table-cell>
          <table:table-cell table:style-name="ce1" table:content-validation-name="val1" office:value-type="float" office:value="37.53" calcext:value-type="float">
            <text:p>37,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5 7:59:24</text:p>
          </table:table-cell>
          <table:table-cell table:style-name="ce1" table:content-validation-name="val1" office:value-type="float" office:value="40.1759009" calcext:value-type="float">
            <text:p>40,1759009</text:p>
          </table:table-cell>
          <table:table-cell table:style-name="ce1" table:content-validation-name="val1" office:value-type="float" office:value="34.25482743" calcext:value-type="float">
            <text:p>34,25482743</text:p>
          </table:table-cell>
          <table:table-cell table:style-name="ce1" table:content-validation-name="val1" office:value-type="float" office:value="37.52994737" calcext:value-type="float">
            <text:p>37,529947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5/2015 11:52:35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4.90972882" calcext:value-type="float">
            <text:p>34,90972882</text:p>
          </table:table-cell>
          <table:table-cell table:style-name="ce1" table:content-validation-name="val1" office:value-type="float" office:value="37.52855029" calcext:value-type="float">
            <text:p>37,528550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6 11:44:29</text:p>
          </table:table-cell>
          <table:table-cell table:style-name="ce1" table:content-validation-name="val1" office:value-type="float" office:value="41.793" calcext:value-type="float">
            <text:p>41,793</text:p>
          </table:table-cell>
          <table:table-cell table:style-name="ce1" table:content-validation-name="val1" office:value-type="float" office:value="41.93" calcext:value-type="float">
            <text:p>41,93</text:p>
          </table:table-cell>
          <table:table-cell table:style-name="ce1" table:content-validation-name="val1" office:value-type="float" office:value="37.527" calcext:value-type="float">
            <text:p>37,5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3 5:54:23</text:p>
          </table:table-cell>
          <table:table-cell table:style-name="ce1" table:content-validation-name="val1" office:value-type="float" office:value="50.1831237" calcext:value-type="float">
            <text:p>50,1831237</text:p>
          </table:table-cell>
          <table:table-cell table:style-name="ce1" table:content-validation-name="val1" office:value-type="float" office:value="24.33693096" calcext:value-type="float">
            <text:p>24,33693096</text:p>
          </table:table-cell>
          <table:table-cell table:style-name="ce1" table:content-validation-name="val1" office:value-type="float" office:value="37.52630924" calcext:value-type="float">
            <text:p>37,526309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6 15:58:56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37.37153913" calcext:value-type="float">
            <text:p>37,37153913</text:p>
          </table:table-cell>
          <table:table-cell table:style-name="ce1" table:content-validation-name="val1" office:value-type="float" office:value="37.52490451" calcext:value-type="float">
            <text:p>37,524904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4 12:47:42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43.60887552" calcext:value-type="float">
            <text:p>43,60887552</text:p>
          </table:table-cell>
          <table:table-cell table:style-name="ce1" table:content-validation-name="val1" office:value-type="float" office:value="37.52076566" calcext:value-type="float">
            <text:p>37,520765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9/2014 9:07:25</text:p>
          </table:table-cell>
          <table:table-cell table:style-name="ce1" table:content-validation-name="val1" office:value-type="float" office:value="30.5" calcext:value-type="float">
            <text:p>30,5</text:p>
          </table:table-cell>
          <table:table-cell table:style-name="ce1" table:content-validation-name="val1" office:value-type="float" office:value="46.74" calcext:value-type="float">
            <text:p>46,74</text:p>
          </table:table-cell>
          <table:table-cell table:style-name="ce1" table:content-validation-name="val1" office:value-type="float" office:value="37.51" calcext:value-type="float">
            <text:p>37,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3 18:33:10</text:p>
          </table:table-cell>
          <table:table-cell table:style-name="ce1" table:content-validation-name="val1" office:value-type="float" office:value="41.19" calcext:value-type="float">
            <text:p>41,19</text:p>
          </table:table-cell>
          <table:table-cell table:style-name="ce1" table:content-validation-name="val1" office:value-type="float" office:value="42.63" calcext:value-type="float">
            <text:p>42,63</text:p>
          </table:table-cell>
          <table:table-cell table:style-name="ce1" table:content-validation-name="val1" office:value-type="float" office:value="37.51" calcext:value-type="float">
            <text:p>37,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9:31:57</text:p>
          </table:table-cell>
          <table:table-cell table:style-name="ce1" table:content-validation-name="val1" office:value-type="float" office:value="42.43829459" calcext:value-type="float">
            <text:p>42,43829459</text:p>
          </table:table-cell>
          <table:table-cell table:style-name="ce1" table:content-validation-name="val1" office:value-type="float" office:value="35.03788836" calcext:value-type="float">
            <text:p>35,03788836</text:p>
          </table:table-cell>
          <table:table-cell table:style-name="ce1" table:content-validation-name="val1" office:value-type="float" office:value="37.50910229" calcext:value-type="float">
            <text:p>37,509102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6/2015 16:46:09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6.59661595" calcext:value-type="float">
            <text:p>46,59661595</text:p>
          </table:table-cell>
          <table:table-cell table:style-name="ce1" table:content-validation-name="val1" office:value-type="float" office:value="37.50806313" calcext:value-type="float">
            <text:p>37,508063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14:01:16</text:p>
          </table:table-cell>
          <table:table-cell table:style-name="ce1" table:content-validation-name="val1" office:value-type="float" office:value="60.34" calcext:value-type="float">
            <text:p>60,34</text:p>
          </table:table-cell>
          <table:table-cell table:style-name="ce1" table:content-validation-name="val1" office:value-type="float" office:value="52.6" calcext:value-type="float">
            <text:p>52,6</text:p>
          </table:table-cell>
          <table:table-cell table:style-name="ce1" table:content-validation-name="val1" office:value-type="float" office:value="37.5" calcext:value-type="float">
            <text:p>37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5 9:45:27</text:p>
          </table:table-cell>
          <table:table-cell table:style-name="ce1" table:content-validation-name="val1" office:value-type="float" office:value="12.8179" calcext:value-type="float">
            <text:p>12,8179</text:p>
          </table:table-cell>
          <table:table-cell table:style-name="ce1" table:content-validation-name="val1" office:value-type="float" office:value="38.0215" calcext:value-type="float">
            <text:p>38,0215</text:p>
          </table:table-cell>
          <table:table-cell table:style-name="ce1" table:content-validation-name="val1" office:value-type="float" office:value="37.5" calcext:value-type="float">
            <text:p>37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4/2014 19:18:36</text:p>
          </table:table-cell>
          <table:table-cell table:style-name="ce1" table:content-validation-name="val1" office:value-type="float" office:value="69.2272" calcext:value-type="float">
            <text:p>69,2272</text:p>
          </table:table-cell>
          <table:table-cell table:style-name="ce1" table:content-validation-name="val1" office:value-type="float" office:value="33.3216" calcext:value-type="float">
            <text:p>33,3216</text:p>
          </table:table-cell>
          <table:table-cell table:style-name="ce1" table:content-validation-name="val1" office:value-type="float" office:value="37.4958" calcext:value-type="float">
            <text:p>37,49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1:11:05</text:p>
          </table:table-cell>
          <table:table-cell table:style-name="ce1" table:content-validation-name="val1" office:value-type="float" office:value="46.8367035" calcext:value-type="float">
            <text:p>46,8367035</text:p>
          </table:table-cell>
          <table:table-cell table:style-name="ce1" table:content-validation-name="val1" office:value-type="float" office:value="33.7774028" calcext:value-type="float">
            <text:p>33,7774028</text:p>
          </table:table-cell>
          <table:table-cell table:style-name="ce1" table:content-validation-name="val1" office:value-type="float" office:value="37.48588979" calcext:value-type="float">
            <text:p>37,485889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4 23:03:50</text:p>
          </table:table-cell>
          <table:table-cell table:style-name="ce1" table:content-validation-name="val1" office:value-type="float" office:value="31.71133035" calcext:value-type="float">
            <text:p>31,71133035</text:p>
          </table:table-cell>
          <table:table-cell table:style-name="ce1" table:content-validation-name="val1" office:value-type="float" office:value="46.51438" calcext:value-type="float">
            <text:p>46,51438</text:p>
          </table:table-cell>
          <table:table-cell table:style-name="ce1" table:content-validation-name="val1" office:value-type="float" office:value="37.4824" calcext:value-type="float">
            <text:p>37,48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4/2016 23:30:54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7.03333288" calcext:value-type="float">
            <text:p>37,03333288</text:p>
          </table:table-cell>
          <table:table-cell table:style-name="ce1" table:content-validation-name="val1" office:value-type="float" office:value="37.47870133" calcext:value-type="float">
            <text:p>37,478701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0/2015 7:19:54</text:p>
          </table:table-cell>
          <table:table-cell table:style-name="ce1" table:content-validation-name="val1" office:value-type="float" office:value="67.3019" calcext:value-type="float">
            <text:p>67,3019</text:p>
          </table:table-cell>
          <table:table-cell table:style-name="ce1" table:content-validation-name="val1" office:value-type="float" office:value="37.019" calcext:value-type="float">
            <text:p>37,019</text:p>
          </table:table-cell>
          <table:table-cell table:style-name="ce1" table:content-validation-name="val1" office:value-type="float" office:value="37.467" calcext:value-type="float">
            <text:p>37,4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5 12:25:58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6.67597295" calcext:value-type="float">
            <text:p>46,67597295</text:p>
          </table:table-cell>
          <table:table-cell table:style-name="ce1" table:content-validation-name="val1" office:value-type="float" office:value="37.46428722" calcext:value-type="float">
            <text:p>37,464287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1/2015 0:09:20</text:p>
          </table:table-cell>
          <table:table-cell table:style-name="ce1" table:content-validation-name="val1" office:value-type="float" office:value="25" calcext:value-type="float">
            <text:p>25</text:p>
          </table:table-cell>
          <table:table-cell table:style-name="ce1" table:content-validation-name="val1" office:value-type="float" office:value="27.574" calcext:value-type="float">
            <text:p>27,574</text:p>
          </table:table-cell>
          <table:table-cell table:style-name="ce1" table:content-validation-name="val1" office:value-type="float" office:value="37.462" calcext:value-type="float">
            <text:p>37,4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6/2015 11:36:54</text:p>
          </table:table-cell>
          <table:table-cell table:style-name="ce1" table:content-validation-name="val1" office:value-type="float" office:value="60.104" calcext:value-type="float">
            <text:p>60,104</text:p>
          </table:table-cell>
          <table:table-cell table:style-name="ce1" table:content-validation-name="val1" office:value-type="float" office:value="54.86551658" calcext:value-type="float">
            <text:p>54,86551658</text:p>
          </table:table-cell>
          <table:table-cell table:style-name="ce1" table:content-validation-name="val1" office:value-type="float" office:value="37.46042644" calcext:value-type="float">
            <text:p>37,460426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7/2015 8:34:15</text:p>
          </table:table-cell>
          <table:table-cell table:style-name="ce1" table:content-validation-name="val1" office:value-type="float" office:value="25.28" calcext:value-type="float">
            <text:p>25,28</text:p>
          </table:table-cell>
          <table:table-cell table:style-name="ce1" table:content-validation-name="val1" office:value-type="float" office:value="44.72" calcext:value-type="float">
            <text:p>44,72</text:p>
          </table:table-cell>
          <table:table-cell table:style-name="ce1" table:content-validation-name="val1" office:value-type="float" office:value="37.46" calcext:value-type="float">
            <text:p>37,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12:55:13</text:p>
          </table:table-cell>
          <table:table-cell table:style-name="ce1" table:content-validation-name="val1" office:value-type="float" office:value="12.63" calcext:value-type="float">
            <text:p>12,63</text:p>
          </table:table-cell>
          <table:table-cell table:style-name="ce1" table:content-validation-name="val1" office:value-type="float" office:value="22.46" calcext:value-type="float">
            <text:p>22,46</text:p>
          </table:table-cell>
          <table:table-cell table:style-name="ce1" table:content-validation-name="val1" office:value-type="float" office:value="37.46" calcext:value-type="float">
            <text:p>37,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4 5:01:06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7.22222581" calcext:value-type="float">
            <text:p>37,22222581</text:p>
          </table:table-cell>
          <table:table-cell table:style-name="ce1" table:content-validation-name="val1" office:value-type="float" office:value="37.45573836" calcext:value-type="float">
            <text:p>37,455738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4 19:35:52</text:p>
          </table:table-cell>
          <table:table-cell table:style-name="ce1" table:content-validation-name="val1" office:value-type="float" office:value="34.38" calcext:value-type="float">
            <text:p>34,38</text:p>
          </table:table-cell>
          <table:table-cell table:style-name="ce1" table:content-validation-name="val1" office:value-type="float" office:value="32.13" calcext:value-type="float">
            <text:p>32,13</text:p>
          </table:table-cell>
          <table:table-cell table:style-name="ce1" table:content-validation-name="val1" office:value-type="float" office:value="37.45" calcext:value-type="float">
            <text:p>37,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5/2014 11:49:28</text:p>
          </table:table-cell>
          <table:table-cell table:style-name="ce1" table:content-validation-name="val1" office:value-type="float" office:value="13.43" calcext:value-type="float">
            <text:p>13,43</text:p>
          </table:table-cell>
          <table:table-cell table:style-name="ce1" table:content-validation-name="val1" office:value-type="float" office:value="39.065" calcext:value-type="float">
            <text:p>39,065</text:p>
          </table:table-cell>
          <table:table-cell table:style-name="ce1" table:content-validation-name="val1" office:value-type="float" office:value="37.44" calcext:value-type="float">
            <text:p>37,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6 13:41:35</text:p>
          </table:table-cell>
          <table:table-cell table:style-name="ce1" table:content-validation-name="val1" office:value-type="float" office:value="62.3" calcext:value-type="float">
            <text:p>62,3</text:p>
          </table:table-cell>
          <table:table-cell table:style-name="ce1" table:content-validation-name="val1" office:value-type="float" office:value="36.34" calcext:value-type="float">
            <text:p>36,34</text:p>
          </table:table-cell>
          <table:table-cell table:style-name="ce1" table:content-validation-name="val1" office:value-type="float" office:value="37.44" calcext:value-type="float">
            <text:p>37,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6 21:20:50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35.07120767" calcext:value-type="float">
            <text:p>35,07120767</text:p>
          </table:table-cell>
          <table:table-cell table:style-name="ce1" table:content-validation-name="val1" office:value-type="float" office:value="37.43812639" calcext:value-type="float">
            <text:p>37,438126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6 15:40:08</text:p>
          </table:table-cell>
          <table:table-cell table:style-name="ce1" table:content-validation-name="val1" office:value-type="float" office:value="17.76" calcext:value-type="float">
            <text:p>17,76</text:p>
          </table:table-cell>
          <table:table-cell table:style-name="ce1" table:content-validation-name="val1" office:value-type="float" office:value="29.88" calcext:value-type="float">
            <text:p>29,88</text:p>
          </table:table-cell>
          <table:table-cell table:style-name="ce1" table:content-validation-name="val1" office:value-type="float" office:value="37.43" calcext:value-type="float">
            <text:p>37,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6:32:12</text:p>
          </table:table-cell>
          <table:table-cell table:style-name="ce1" table:content-validation-name="val1" office:value-type="float" office:value="47.33513614" calcext:value-type="float">
            <text:p>47,33513614</text:p>
          </table:table-cell>
          <table:table-cell table:style-name="ce1" table:content-validation-name="val1" office:value-type="float" office:value="39.52533985" calcext:value-type="float">
            <text:p>39,52533985</text:p>
          </table:table-cell>
          <table:table-cell table:style-name="ce1" table:content-validation-name="val1" office:value-type="float" office:value="37.41790179" calcext:value-type="float">
            <text:p>37,417901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5/2014 9:24:13</text:p>
          </table:table-cell>
          <table:table-cell table:style-name="ce1" table:content-validation-name="val1" office:value-type="float" office:value="14.4" calcext:value-type="float">
            <text:p>14,4</text:p>
          </table:table-cell>
          <table:table-cell table:style-name="ce1" table:content-validation-name="val1" office:value-type="float" office:value="29.8" calcext:value-type="float">
            <text:p>29,8</text:p>
          </table:table-cell>
          <table:table-cell table:style-name="ce1" table:content-validation-name="val1" office:value-type="float" office:value="37.4" calcext:value-type="float">
            <text:p>37,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2/2014 15:26:45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32.0544626" calcext:value-type="float">
            <text:p>32,0544626</text:p>
          </table:table-cell>
          <table:table-cell table:style-name="ce1" table:content-validation-name="val1" office:value-type="float" office:value="37.39378347" calcext:value-type="float">
            <text:p>37,393783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0/2014 14:43:57</text:p>
          </table:table-cell>
          <table:table-cell table:style-name="ce1" table:content-validation-name="val1" office:value-type="float" office:value="36.74616436" calcext:value-type="float">
            <text:p>36,74616436</text:p>
          </table:table-cell>
          <table:table-cell table:style-name="ce1" table:content-validation-name="val1" office:value-type="float" office:value="34.53688082" calcext:value-type="float">
            <text:p>34,53688082</text:p>
          </table:table-cell>
          <table:table-cell table:style-name="ce1" table:content-validation-name="val1" office:value-type="float" office:value="37.39086719" calcext:value-type="float">
            <text:p>37,390867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4 4:18:46</text:p>
          </table:table-cell>
          <table:table-cell table:style-name="ce1" table:content-validation-name="val1" office:value-type="float" office:value="26.43849817" calcext:value-type="float">
            <text:p>26,43849817</text:p>
          </table:table-cell>
          <table:table-cell table:style-name="ce1" table:content-validation-name="val1" office:value-type="float" office:value="30.81295598" calcext:value-type="float">
            <text:p>30,81295598</text:p>
          </table:table-cell>
          <table:table-cell table:style-name="ce1" table:content-validation-name="val1" office:value-type="float" office:value="37.38723896" calcext:value-type="float">
            <text:p>37,387238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8/2013 0:12:03</text:p>
          </table:table-cell>
          <table:table-cell table:style-name="ce1" table:content-validation-name="val1" office:value-type="float" office:value="37.92123349" calcext:value-type="float">
            <text:p>37,92123349</text:p>
          </table:table-cell>
          <table:table-cell table:style-name="ce1" table:content-validation-name="val1" office:value-type="float" office:value="46.59661595" calcext:value-type="float">
            <text:p>46,59661595</text:p>
          </table:table-cell>
          <table:table-cell table:style-name="ce1" table:content-validation-name="val1" office:value-type="float" office:value="37.38645248" calcext:value-type="float">
            <text:p>37,386452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2/2013 18:54:44</text:p>
          </table:table-cell>
          <table:table-cell table:style-name="ce1" table:content-validation-name="val1" office:value-type="float" office:value="41.53533502" calcext:value-type="float">
            <text:p>41,53533502</text:p>
          </table:table-cell>
          <table:table-cell table:style-name="ce1" table:content-validation-name="val1" office:value-type="float" office:value="36.26343304" calcext:value-type="float">
            <text:p>36,26343304</text:p>
          </table:table-cell>
          <table:table-cell table:style-name="ce1" table:content-validation-name="val1" office:value-type="float" office:value="37.37789616" calcext:value-type="float">
            <text:p>37,377896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13:46:37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24.23582883" calcext:value-type="float">
            <text:p>24,23582883</text:p>
          </table:table-cell>
          <table:table-cell table:style-name="ce1" table:content-validation-name="val1" office:value-type="float" office:value="37.37680308" calcext:value-type="float">
            <text:p>37,376803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4 22:22:04</text:p>
          </table:table-cell>
          <table:table-cell table:style-name="ce1" table:content-validation-name="val1" office:value-type="float" office:value="70.69758" calcext:value-type="float">
            <text:p>70,69758</text:p>
          </table:table-cell>
          <table:table-cell table:style-name="ce1" table:content-validation-name="val1" office:value-type="float" office:value="24.48795" calcext:value-type="float">
            <text:p>24,48795</text:p>
          </table:table-cell>
          <table:table-cell table:style-name="ce1" table:content-validation-name="val1" office:value-type="float" office:value="37.37591" calcext:value-type="float">
            <text:p>37,375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6 3:49:11</text:p>
          </table:table-cell>
          <table:table-cell table:style-name="ce1" table:content-validation-name="val1" office:value-type="float" office:value="20.24" calcext:value-type="float">
            <text:p>20,24</text:p>
          </table:table-cell>
          <table:table-cell table:style-name="ce1" table:content-validation-name="val1" office:value-type="float" office:value="44.53" calcext:value-type="float">
            <text:p>44,53</text:p>
          </table:table-cell>
          <table:table-cell table:style-name="ce1" table:content-validation-name="val1" office:value-type="float" office:value="37.36" calcext:value-type="float">
            <text:p>37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4/2016 21:45:51</text:p>
          </table:table-cell>
          <table:table-cell table:style-name="ce1" table:content-validation-name="val1" office:value-type="float" office:value="49.2289119" calcext:value-type="float">
            <text:p>49,2289119</text:p>
          </table:table-cell>
          <table:table-cell table:style-name="ce1" table:content-validation-name="val1" office:value-type="float" office:value="35.98080825" calcext:value-type="float">
            <text:p>35,98080825</text:p>
          </table:table-cell>
          <table:table-cell table:style-name="ce1" table:content-validation-name="val1" office:value-type="float" office:value="37.35129205" calcext:value-type="float">
            <text:p>37,351292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5 9:37:40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32.252" calcext:value-type="float">
            <text:p>32,252</text:p>
          </table:table-cell>
          <table:table-cell table:style-name="ce1" table:content-validation-name="val1" office:value-type="float" office:value="37.345" calcext:value-type="float">
            <text:p>37,3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5 18:26:28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4.52872354" calcext:value-type="float">
            <text:p>44,52872354</text:p>
          </table:table-cell>
          <table:table-cell table:style-name="ce1" table:content-validation-name="val1" office:value-type="float" office:value="37.33964376" calcext:value-type="float">
            <text:p>37,339643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6 20:29:26</text:p>
          </table:table-cell>
          <table:table-cell table:style-name="ce1" table:content-validation-name="val1" office:value-type="float" office:value="31.92656313" calcext:value-type="float">
            <text:p>31,92656313</text:p>
          </table:table-cell>
          <table:table-cell table:style-name="ce1" table:content-validation-name="val1" office:value-type="float" office:value="35.77700816" calcext:value-type="float">
            <text:p>35,77700816</text:p>
          </table:table-cell>
          <table:table-cell table:style-name="ce1" table:content-validation-name="val1" office:value-type="float" office:value="37.33218803" calcext:value-type="float">
            <text:p>37,332188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4 18:09:33</text:p>
          </table:table-cell>
          <table:table-cell table:style-name="ce1" table:content-validation-name="val1" office:value-type="float" office:value="29.31439039" calcext:value-type="float">
            <text:p>29,31439039</text:p>
          </table:table-cell>
          <table:table-cell table:style-name="ce1" table:content-validation-name="val1" office:value-type="float" office:value="44.406" calcext:value-type="float">
            <text:p>44,406</text:p>
          </table:table-cell>
          <table:table-cell table:style-name="ce1" table:content-validation-name="val1" office:value-type="float" office:value="37.331" calcext:value-type="float">
            <text:p>37,3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6/2015 14:44:21</text:p>
          </table:table-cell>
          <table:table-cell table:style-name="ce1" table:content-validation-name="val1" office:value-type="float" office:value="41.19121108" calcext:value-type="float">
            <text:p>41,19121108</text:p>
          </table:table-cell>
          <table:table-cell table:style-name="ce1" table:content-validation-name="val1" office:value-type="float" office:value="40.83347297" calcext:value-type="float">
            <text:p>40,83347297</text:p>
          </table:table-cell>
          <table:table-cell table:style-name="ce1" table:content-validation-name="val1" office:value-type="float" office:value="37.32988611" calcext:value-type="float">
            <text:p>37,329886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3 20:48:21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36.76106644" calcext:value-type="float">
            <text:p>36,76106644</text:p>
          </table:table-cell>
          <table:table-cell table:style-name="ce1" table:content-validation-name="val1" office:value-type="float" office:value="37.31622785" calcext:value-type="float">
            <text:p>37,316227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4/2015 14:57:21</text:p>
          </table:table-cell>
          <table:table-cell table:style-name="ce1" table:content-validation-name="val1" office:value-type="float" office:value="55.42" calcext:value-type="float">
            <text:p>55,42</text:p>
          </table:table-cell>
          <table:table-cell table:style-name="ce1" table:content-validation-name="val1" office:value-type="float" office:value="47.8062" calcext:value-type="float">
            <text:p>47,8062</text:p>
          </table:table-cell>
          <table:table-cell table:style-name="ce1" table:content-validation-name="val1" office:value-type="float" office:value="37.297" calcext:value-type="float">
            <text:p>37,2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6 2:36:05</text:p>
          </table:table-cell>
          <table:table-cell table:style-name="ce1" table:content-validation-name="val1" office:value-type="float" office:value="13.54254262" calcext:value-type="float">
            <text:p>13,54254262</text:p>
          </table:table-cell>
          <table:table-cell table:style-name="ce1" table:content-validation-name="val1" office:value-type="float" office:value="35.86463968" calcext:value-type="float">
            <text:p>35,86463968</text:p>
          </table:table-cell>
          <table:table-cell table:style-name="ce1" table:content-validation-name="val1" office:value-type="float" office:value="37.29310184" calcext:value-type="float">
            <text:p>37,293101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4 11:03:15</text:p>
          </table:table-cell>
          <table:table-cell table:style-name="ce1" table:content-validation-name="val1" office:value-type="float" office:value="48.44" calcext:value-type="float">
            <text:p>48,44</text:p>
          </table:table-cell>
          <table:table-cell table:style-name="ce1" table:content-validation-name="val1" office:value-type="float" office:value="44.37" calcext:value-type="float">
            <text:p>44,37</text:p>
          </table:table-cell>
          <table:table-cell table:style-name="ce1" table:content-validation-name="val1" office:value-type="float" office:value="37.29" calcext:value-type="float">
            <text:p>37,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3/2015 17:01:44</text:p>
          </table:table-cell>
          <table:table-cell table:style-name="ce1" table:content-validation-name="val1" office:value-type="float" office:value="29.54430186" calcext:value-type="float">
            <text:p>29,54430186</text:p>
          </table:table-cell>
          <table:table-cell table:style-name="ce1" table:content-validation-name="val1" office:value-type="float" office:value="36.32731979" calcext:value-type="float">
            <text:p>36,32731979</text:p>
          </table:table-cell>
          <table:table-cell table:style-name="ce1" table:content-validation-name="val1" office:value-type="float" office:value="37.28304175" calcext:value-type="float">
            <text:p>37,283041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3 7:38:15</text:p>
          </table:table-cell>
          <table:table-cell table:style-name="ce1" table:content-validation-name="val1" office:value-type="float" office:value="45.66812678" calcext:value-type="float">
            <text:p>45,66812678</text:p>
          </table:table-cell>
          <table:table-cell table:style-name="ce1" table:content-validation-name="val1" office:value-type="float" office:value="25.816" calcext:value-type="float">
            <text:p>25,816</text:p>
          </table:table-cell>
          <table:table-cell table:style-name="ce1" table:content-validation-name="val1" office:value-type="float" office:value="37.2768" calcext:value-type="float">
            <text:p>37,27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6/2013 16:23:22</text:p>
          </table:table-cell>
          <table:table-cell table:style-name="ce1" table:content-validation-name="val1" office:value-type="float" office:value="14.5864787" calcext:value-type="float">
            <text:p>14,5864787</text:p>
          </table:table-cell>
          <table:table-cell table:style-name="ce1" table:content-validation-name="val1" office:value-type="float" office:value="38.75203951" calcext:value-type="float">
            <text:p>38,75203951</text:p>
          </table:table-cell>
          <table:table-cell table:style-name="ce1" table:content-validation-name="val1" office:value-type="float" office:value="37.27042995" calcext:value-type="float">
            <text:p>37,270429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3 22:47:35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48.35" calcext:value-type="float">
            <text:p>48,35</text:p>
          </table:table-cell>
          <table:table-cell table:style-name="ce1" table:content-validation-name="val1" office:value-type="float" office:value="37.27" calcext:value-type="float">
            <text:p>37,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3 16:31:33</text:p>
          </table:table-cell>
          <table:table-cell table:style-name="ce1" table:content-validation-name="val1" office:value-type="float" office:value="21.28" calcext:value-type="float">
            <text:p>21,28</text:p>
          </table:table-cell>
          <table:table-cell table:style-name="ce1" table:content-validation-name="val1" office:value-type="float" office:value="41.26" calcext:value-type="float">
            <text:p>41,26</text:p>
          </table:table-cell>
          <table:table-cell table:style-name="ce1" table:content-validation-name="val1" office:value-type="float" office:value="37.27" calcext:value-type="float">
            <text:p>37,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4 3:41:00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33.7990664" calcext:value-type="float">
            <text:p>33,7990664</text:p>
          </table:table-cell>
          <table:table-cell table:style-name="ce1" table:content-validation-name="val1" office:value-type="float" office:value="37.26257983" calcext:value-type="float">
            <text:p>37,262579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5 17:33:45</text:p>
          </table:table-cell>
          <table:table-cell table:style-name="ce1" table:content-validation-name="val1" office:value-type="float" office:value="48.1379" calcext:value-type="float">
            <text:p>48,1379</text:p>
          </table:table-cell>
          <table:table-cell table:style-name="ce1" table:content-validation-name="val1" office:value-type="float" office:value="47.85166" calcext:value-type="float">
            <text:p>47,85166</text:p>
          </table:table-cell>
          <table:table-cell table:style-name="ce1" table:content-validation-name="val1" office:value-type="float" office:value="37.26123" calcext:value-type="float">
            <text:p>37,261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4 0:05:43</text:p>
          </table:table-cell>
          <table:table-cell table:style-name="ce1" table:content-validation-name="val1" office:value-type="float" office:value="43.13" calcext:value-type="float">
            <text:p>43,13</text:p>
          </table:table-cell>
          <table:table-cell table:style-name="ce1" table:content-validation-name="val1" office:value-type="float" office:value="36.48" calcext:value-type="float">
            <text:p>36,48</text:p>
          </table:table-cell>
          <table:table-cell table:style-name="ce1" table:content-validation-name="val1" office:value-type="float" office:value="37.26" calcext:value-type="float">
            <text:p>37,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17:38:17</text:p>
          </table:table-cell>
          <table:table-cell table:style-name="ce1" table:content-validation-name="val1" office:value-type="float" office:value="13.31233025" calcext:value-type="float">
            <text:p>13,31233025</text:p>
          </table:table-cell>
          <table:table-cell table:style-name="ce1" table:content-validation-name="val1" office:value-type="float" office:value="31.12" calcext:value-type="float">
            <text:p>31,12</text:p>
          </table:table-cell>
          <table:table-cell table:style-name="ce1" table:content-validation-name="val1" office:value-type="float" office:value="37.26" calcext:value-type="float">
            <text:p>37,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4 15:35:38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7.3908023" calcext:value-type="float">
            <text:p>47,3908023</text:p>
          </table:table-cell>
          <table:table-cell table:style-name="ce1" table:content-validation-name="val1" office:value-type="float" office:value="37.2522806" calcext:value-type="float">
            <text:p>37,25228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3 15:17:07</text:p>
          </table:table-cell>
          <table:table-cell table:style-name="ce1" table:content-validation-name="val1" office:value-type="float" office:value="63.2" calcext:value-type="float">
            <text:p>63,2</text:p>
          </table:table-cell>
          <table:table-cell table:style-name="ce1" table:content-validation-name="val1" office:value-type="float" office:value="40.95" calcext:value-type="float">
            <text:p>40,95</text:p>
          </table:table-cell>
          <table:table-cell table:style-name="ce1" table:content-validation-name="val1" office:value-type="float" office:value="37.25" calcext:value-type="float">
            <text:p>37,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4 20:07:38</text:p>
          </table:table-cell>
          <table:table-cell table:style-name="ce1" table:content-validation-name="val1" office:value-type="float" office:value="50.3917" calcext:value-type="float">
            <text:p>50,3917</text:p>
          </table:table-cell>
          <table:table-cell table:style-name="ce1" table:content-validation-name="val1" office:value-type="float" office:value="47.605" calcext:value-type="float">
            <text:p>47,605</text:p>
          </table:table-cell>
          <table:table-cell table:style-name="ce1" table:content-validation-name="val1" office:value-type="float" office:value="37.245" calcext:value-type="float">
            <text:p>37,2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3 9:22:20</text:p>
          </table:table-cell>
          <table:table-cell table:style-name="ce1" table:content-validation-name="val1" office:value-type="float" office:value="48.02068558" calcext:value-type="float">
            <text:p>48,02068558</text:p>
          </table:table-cell>
          <table:table-cell table:style-name="ce1" table:content-validation-name="val1" office:value-type="float" office:value="38.22067244" calcext:value-type="float">
            <text:p>38,22067244</text:p>
          </table:table-cell>
          <table:table-cell table:style-name="ce1" table:content-validation-name="val1" office:value-type="float" office:value="37.24067113" calcext:value-type="float">
            <text:p>37,240671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5 13:33:41</text:p>
          </table:table-cell>
          <table:table-cell table:style-name="ce1" table:content-validation-name="val1" office:value-type="float" office:value="12.91398125" calcext:value-type="float">
            <text:p>12,91398125</text:p>
          </table:table-cell>
          <table:table-cell table:style-name="ce1" table:content-validation-name="val1" office:value-type="float" office:value="31.52866474" calcext:value-type="float">
            <text:p>31,52866474</text:p>
          </table:table-cell>
          <table:table-cell table:style-name="ce1" table:content-validation-name="val1" office:value-type="float" office:value="37.24053104" calcext:value-type="float">
            <text:p>37,240531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5 6:45:39</text:p>
          </table:table-cell>
          <table:table-cell table:style-name="ce1" table:content-validation-name="val1" office:value-type="float" office:value="59.63" calcext:value-type="float">
            <text:p>59,63</text:p>
          </table:table-cell>
          <table:table-cell table:style-name="ce1" table:content-validation-name="val1" office:value-type="float" office:value="29.52" calcext:value-type="float">
            <text:p>29,52</text:p>
          </table:table-cell>
          <table:table-cell table:style-name="ce1" table:content-validation-name="val1" office:value-type="float" office:value="37.24" calcext:value-type="float">
            <text:p>37,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4 20:47:26</text:p>
          </table:table-cell>
          <table:table-cell table:style-name="ce1" table:content-validation-name="val1" office:value-type="float" office:value="25.58035061" calcext:value-type="float">
            <text:p>25,58035061</text:p>
          </table:table-cell>
          <table:table-cell table:style-name="ce1" table:content-validation-name="val1" office:value-type="float" office:value="48.45252383" calcext:value-type="float">
            <text:p>48,45252383</text:p>
          </table:table-cell>
          <table:table-cell table:style-name="ce1" table:content-validation-name="val1" office:value-type="float" office:value="37.23963033" calcext:value-type="float">
            <text:p>37,239630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3 18:25:35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36.79273" calcext:value-type="float">
            <text:p>36,79273</text:p>
          </table:table-cell>
          <table:table-cell table:style-name="ce1" table:content-validation-name="val1" office:value-type="float" office:value="37.23066" calcext:value-type="float">
            <text:p>37,230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5 5:10:00</text:p>
          </table:table-cell>
          <table:table-cell table:style-name="ce1" table:content-validation-name="val1" office:value-type="float" office:value="35.96448896" calcext:value-type="float">
            <text:p>35,96448896</text:p>
          </table:table-cell>
          <table:table-cell table:style-name="ce1" table:content-validation-name="val1" office:value-type="float" office:value="27.66256904" calcext:value-type="float">
            <text:p>27,66256904</text:p>
          </table:table-cell>
          <table:table-cell table:style-name="ce1" table:content-validation-name="val1" office:value-type="float" office:value="37.21897813" calcext:value-type="float">
            <text:p>37,218978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4 17:11:44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38.4307225" calcext:value-type="float">
            <text:p>38,4307225</text:p>
          </table:table-cell>
          <table:table-cell table:style-name="ce1" table:content-validation-name="val1" office:value-type="float" office:value="37.21667934" calcext:value-type="float">
            <text:p>37,216679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5 5:09:36</text:p>
          </table:table-cell>
          <table:table-cell table:style-name="ce1" table:content-validation-name="val1" office:value-type="float" office:value="31.6092202478698" calcext:value-type="float">
            <text:p>31,6092202479</text:p>
          </table:table-cell>
          <table:table-cell table:style-name="ce1" table:content-validation-name="val1" office:value-type="float" office:value="35.2661" calcext:value-type="float">
            <text:p>35,2661</text:p>
          </table:table-cell>
          <table:table-cell table:style-name="ce1" table:content-validation-name="val1" office:value-type="float" office:value="37.2128" calcext:value-type="float">
            <text:p>37,21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3 12:25:28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3.7418812" calcext:value-type="float">
            <text:p>33,7418812</text:p>
          </table:table-cell>
          <table:table-cell table:style-name="ce1" table:content-validation-name="val1" office:value-type="float" office:value="37.20357251" calcext:value-type="float">
            <text:p>37,203572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6/2013 17:43:58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41.28474148" calcext:value-type="float">
            <text:p>41,28474148</text:p>
          </table:table-cell>
          <table:table-cell table:style-name="ce1" table:content-validation-name="val1" office:value-type="float" office:value="37.20196734" calcext:value-type="float">
            <text:p>37,201967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5 13:32:37</text:p>
          </table:table-cell>
          <table:table-cell table:style-name="ce1" table:content-validation-name="val1" office:value-type="float" office:value="46.232" calcext:value-type="float">
            <text:p>46,232</text:p>
          </table:table-cell>
          <table:table-cell table:style-name="ce1" table:content-validation-name="val1" office:value-type="float" office:value="36.69266367" calcext:value-type="float">
            <text:p>36,69266367</text:p>
          </table:table-cell>
          <table:table-cell table:style-name="ce1" table:content-validation-name="val1" office:value-type="float" office:value="37.18711606" calcext:value-type="float">
            <text:p>37,187116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3 10:01:16</text:p>
          </table:table-cell>
          <table:table-cell table:style-name="ce1" table:content-validation-name="val1" office:value-type="float" office:value="30.081" calcext:value-type="float">
            <text:p>30,081</text:p>
          </table:table-cell>
          <table:table-cell table:style-name="ce1" table:content-validation-name="val1" office:value-type="float" office:value="48.297" calcext:value-type="float">
            <text:p>48,297</text:p>
          </table:table-cell>
          <table:table-cell table:style-name="ce1" table:content-validation-name="val1" office:value-type="float" office:value="37.185" calcext:value-type="float">
            <text:p>37,1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6 11:19:21</text:p>
          </table:table-cell>
          <table:table-cell table:style-name="ce1" table:content-validation-name="val1" office:value-type="float" office:value="60.99" calcext:value-type="float">
            <text:p>60,99</text:p>
          </table:table-cell>
          <table:table-cell table:style-name="ce1" table:content-validation-name="val1" office:value-type="float" office:value="36.00106974" calcext:value-type="float">
            <text:p>36,00106974</text:p>
          </table:table-cell>
          <table:table-cell table:style-name="ce1" table:content-validation-name="val1" office:value-type="float" office:value="37.18409197" calcext:value-type="float">
            <text:p>37,184091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4/2015 16:34:26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48.43173538" calcext:value-type="float">
            <text:p>48,43173538</text:p>
          </table:table-cell>
          <table:table-cell table:style-name="ce1" table:content-validation-name="val1" office:value-type="float" office:value="37.17226345" calcext:value-type="float">
            <text:p>37,172263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20:40:43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25.05025404" calcext:value-type="float">
            <text:p>25,05025404</text:p>
          </table:table-cell>
          <table:table-cell table:style-name="ce1" table:content-validation-name="val1" office:value-type="float" office:value="37.16196504" calcext:value-type="float">
            <text:p>37,161965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6 18:03:08</text:p>
          </table:table-cell>
          <table:table-cell table:style-name="ce1" table:content-validation-name="val1" office:value-type="float" office:value="34.22208" calcext:value-type="float">
            <text:p>34,22208</text:p>
          </table:table-cell>
          <table:table-cell table:style-name="ce1" table:content-validation-name="val1" office:value-type="float" office:value="39.39108" calcext:value-type="float">
            <text:p>39,39108</text:p>
          </table:table-cell>
          <table:table-cell table:style-name="ce1" table:content-validation-name="val1" office:value-type="float" office:value="37.15726" calcext:value-type="float">
            <text:p>37,157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5 11:01:05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32.96531" calcext:value-type="float">
            <text:p>32,96531</text:p>
          </table:table-cell>
          <table:table-cell table:style-name="ce1" table:content-validation-name="val1" office:value-type="float" office:value="37.15703" calcext:value-type="float">
            <text:p>37,157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6 7:17:22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42.36567366" calcext:value-type="float">
            <text:p>42,36567366</text:p>
          </table:table-cell>
          <table:table-cell table:style-name="ce1" table:content-validation-name="val1" office:value-type="float" office:value="37.14625882" calcext:value-type="float">
            <text:p>37,146258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5 23:39:10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46.91" calcext:value-type="float">
            <text:p>46,91</text:p>
          </table:table-cell>
          <table:table-cell table:style-name="ce1" table:content-validation-name="val1" office:value-type="float" office:value="37.141" calcext:value-type="float">
            <text:p>37,1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5 5:06:19</text:p>
          </table:table-cell>
          <table:table-cell table:style-name="ce1" table:content-validation-name="val1" office:value-type="float" office:value="50.51128" calcext:value-type="float">
            <text:p>50,51128</text:p>
          </table:table-cell>
          <table:table-cell table:style-name="ce1" table:content-validation-name="val1" office:value-type="float" office:value="38.00047" calcext:value-type="float">
            <text:p>38,00047</text:p>
          </table:table-cell>
          <table:table-cell table:style-name="ce1" table:content-validation-name="val1" office:value-type="float" office:value="37.1363" calcext:value-type="float">
            <text:p>37,13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13:48:06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4.12156359" calcext:value-type="float">
            <text:p>34,12156359</text:p>
          </table:table-cell>
          <table:table-cell table:style-name="ce1" table:content-validation-name="val1" office:value-type="float" office:value="37.1315053" calcext:value-type="float">
            <text:p>37,13150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6 12:55:49</text:p>
          </table:table-cell>
          <table:table-cell table:style-name="ce1" table:content-validation-name="val1" office:value-type="float" office:value="82.4" calcext:value-type="float">
            <text:p>82,4</text:p>
          </table:table-cell>
          <table:table-cell table:style-name="ce1" table:content-validation-name="val1" office:value-type="float" office:value="40.32" calcext:value-type="float">
            <text:p>40,32</text:p>
          </table:table-cell>
          <table:table-cell table:style-name="ce1" table:content-validation-name="val1" office:value-type="float" office:value="37.13" calcext:value-type="float">
            <text:p>37,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3 17:32:10</text:p>
          </table:table-cell>
          <table:table-cell table:style-name="ce1" table:content-validation-name="val1" office:value-type="float" office:value="43.609" calcext:value-type="float">
            <text:p>43,609</text:p>
          </table:table-cell>
          <table:table-cell table:style-name="ce1" table:content-validation-name="val1" office:value-type="float" office:value="69.51" calcext:value-type="float">
            <text:p>69,51</text:p>
          </table:table-cell>
          <table:table-cell table:style-name="ce1" table:content-validation-name="val1" office:value-type="float" office:value="37.128" calcext:value-type="float">
            <text:p>37,1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3 11:11:31</text:p>
          </table:table-cell>
          <table:table-cell table:style-name="ce1" table:content-validation-name="val1" office:value-type="float" office:value="28.964" calcext:value-type="float">
            <text:p>28,964</text:p>
          </table:table-cell>
          <table:table-cell table:style-name="ce1" table:content-validation-name="val1" office:value-type="float" office:value="32.56166" calcext:value-type="float">
            <text:p>32,56166</text:p>
          </table:table-cell>
          <table:table-cell table:style-name="ce1" table:content-validation-name="val1" office:value-type="float" office:value="37.1238" calcext:value-type="float">
            <text:p>37,12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6 6:18:29</text:p>
          </table:table-cell>
          <table:table-cell table:style-name="ce1" table:content-validation-name="val1" office:value-type="float" office:value="32.63072564" calcext:value-type="float">
            <text:p>32,63072564</text:p>
          </table:table-cell>
          <table:table-cell table:style-name="ce1" table:content-validation-name="val1" office:value-type="float" office:value="44.26915907" calcext:value-type="float">
            <text:p>44,26915907</text:p>
          </table:table-cell>
          <table:table-cell table:style-name="ce1" table:content-validation-name="val1" office:value-type="float" office:value="37.1183564" calcext:value-type="float">
            <text:p>37,11835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5 23:49:07</text:p>
          </table:table-cell>
          <table:table-cell table:style-name="ce1" table:content-validation-name="val1" office:value-type="float" office:value="42.743" calcext:value-type="float">
            <text:p>42,743</text:p>
          </table:table-cell>
          <table:table-cell table:style-name="ce1" table:content-validation-name="val1" office:value-type="float" office:value="51.665" calcext:value-type="float">
            <text:p>51,665</text:p>
          </table:table-cell>
          <table:table-cell table:style-name="ce1" table:content-validation-name="val1" office:value-type="float" office:value="37.117" calcext:value-type="float">
            <text:p>37,1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1/2013 17:24:38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47.36152527" calcext:value-type="float">
            <text:p>47,36152527</text:p>
          </table:table-cell>
          <table:table-cell table:style-name="ce1" table:content-validation-name="val1" office:value-type="float" office:value="37.11138004" calcext:value-type="float">
            <text:p>37,111380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4 8:51:34</text:p>
          </table:table-cell>
          <table:table-cell table:style-name="ce1" table:content-validation-name="val1" office:value-type="float" office:value="19.14642119" calcext:value-type="float">
            <text:p>19,14642119</text:p>
          </table:table-cell>
          <table:table-cell table:style-name="ce1" table:content-validation-name="val1" office:value-type="float" office:value="32.7355" calcext:value-type="float">
            <text:p>32,7355</text:p>
          </table:table-cell>
          <table:table-cell table:style-name="ce1" table:content-validation-name="val1" office:value-type="float" office:value="37.108" calcext:value-type="float">
            <text:p>37,1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5 0:31:52</text:p>
          </table:table-cell>
          <table:table-cell table:style-name="ce1" table:content-validation-name="val1" office:value-type="float" office:value="26.37158799" calcext:value-type="float">
            <text:p>26,37158799</text:p>
          </table:table-cell>
          <table:table-cell table:style-name="ce1" table:content-validation-name="val1" office:value-type="float" office:value="36.86654562" calcext:value-type="float">
            <text:p>36,86654562</text:p>
          </table:table-cell>
          <table:table-cell table:style-name="ce1" table:content-validation-name="val1" office:value-type="float" office:value="37.10372282" calcext:value-type="float">
            <text:p>37,103722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3 5:28:59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40.32" calcext:value-type="float">
            <text:p>40,32</text:p>
          </table:table-cell>
          <table:table-cell table:style-name="ce1" table:content-validation-name="val1" office:value-type="float" office:value="37.1" calcext:value-type="float">
            <text:p>37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6 4:22:14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6.84616611" calcext:value-type="float">
            <text:p>46,84616611</text:p>
          </table:table-cell>
          <table:table-cell table:style-name="ce1" table:content-validation-name="val1" office:value-type="float" office:value="37.09387692" calcext:value-type="float">
            <text:p>37,093876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5 15:39:12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3.8" calcext:value-type="float">
            <text:p>33,8</text:p>
          </table:table-cell>
          <table:table-cell table:style-name="ce1" table:content-validation-name="val1" office:value-type="float" office:value="37.09" calcext:value-type="float">
            <text:p>37,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0/2015 4:44:26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8.43931747" calcext:value-type="float">
            <text:p>38,43931747</text:p>
          </table:table-cell>
          <table:table-cell table:style-name="ce1" table:content-validation-name="val1" office:value-type="float" office:value="37.08791518" calcext:value-type="float">
            <text:p>37,087915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0:50:15</text:p>
          </table:table-cell>
          <table:table-cell table:style-name="ce1" table:content-validation-name="val1" office:value-type="float" office:value="54.0877474" calcext:value-type="float">
            <text:p>54,0877474</text:p>
          </table:table-cell>
          <table:table-cell table:style-name="ce1" table:content-validation-name="val1" office:value-type="float" office:value="45.23032922" calcext:value-type="float">
            <text:p>45,23032922</text:p>
          </table:table-cell>
          <table:table-cell table:style-name="ce1" table:content-validation-name="val1" office:value-type="float" office:value="37.08675054" calcext:value-type="float">
            <text:p>37,086750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4/2015 21:46:48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40.43965366" calcext:value-type="float">
            <text:p>40,43965366</text:p>
          </table:table-cell>
          <table:table-cell table:style-name="ce1" table:content-validation-name="val1" office:value-type="float" office:value="37.07898066" calcext:value-type="float">
            <text:p>37,078980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6:41:22</text:p>
          </table:table-cell>
          <table:table-cell table:style-name="ce1" table:content-validation-name="val1" office:value-type="float" office:value="54.91981112" calcext:value-type="float">
            <text:p>54,91981112</text:p>
          </table:table-cell>
          <table:table-cell table:style-name="ce1" table:content-validation-name="val1" office:value-type="float" office:value="33.65169353" calcext:value-type="float">
            <text:p>33,65169353</text:p>
          </table:table-cell>
          <table:table-cell table:style-name="ce1" table:content-validation-name="val1" office:value-type="float" office:value="37.07332282" calcext:value-type="float">
            <text:p>37,073322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6 9:38:00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7.0058" calcext:value-type="float">
            <text:p>37,0058</text:p>
          </table:table-cell>
          <table:table-cell table:style-name="ce1" table:content-validation-name="val1" office:value-type="float" office:value="37.07272577" calcext:value-type="float">
            <text:p>37,072725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23:07:10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0.65960754" calcext:value-type="float">
            <text:p>40,65960754</text:p>
          </table:table-cell>
          <table:table-cell table:style-name="ce1" table:content-validation-name="val1" office:value-type="float" office:value="37.06823151" calcext:value-type="float">
            <text:p>37,068231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3 11:38:32</text:p>
          </table:table-cell>
          <table:table-cell table:style-name="ce1" table:content-validation-name="val1" office:value-type="float" office:value="13.30978678" calcext:value-type="float">
            <text:p>13,30978678</text:p>
          </table:table-cell>
          <table:table-cell table:style-name="ce1" table:content-validation-name="val1" office:value-type="float" office:value="35.88013493" calcext:value-type="float">
            <text:p>35,88013493</text:p>
          </table:table-cell>
          <table:table-cell table:style-name="ce1" table:content-validation-name="val1" office:value-type="float" office:value="37.04766791" calcext:value-type="float">
            <text:p>37,047667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5/2015 1:00:28</text:p>
          </table:table-cell>
          <table:table-cell table:style-name="ce1" table:content-validation-name="val1" office:value-type="float" office:value="46.95044837" calcext:value-type="float">
            <text:p>46,95044837</text:p>
          </table:table-cell>
          <table:table-cell table:style-name="ce1" table:content-validation-name="val1" office:value-type="float" office:value="44.75366652" calcext:value-type="float">
            <text:p>44,75366652</text:p>
          </table:table-cell>
          <table:table-cell table:style-name="ce1" table:content-validation-name="val1" office:value-type="float" office:value="37.03836706" calcext:value-type="float">
            <text:p>37,038367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4 7:21:00</text:p>
          </table:table-cell>
          <table:table-cell table:style-name="ce1" table:content-validation-name="val1" office:value-type="float" office:value="40.89873483" calcext:value-type="float">
            <text:p>40,89873483</text:p>
          </table:table-cell>
          <table:table-cell table:style-name="ce1" table:content-validation-name="val1" office:value-type="float" office:value="29.12969653" calcext:value-type="float">
            <text:p>29,12969653</text:p>
          </table:table-cell>
          <table:table-cell table:style-name="ce1" table:content-validation-name="val1" office:value-type="float" office:value="37.02329187" calcext:value-type="float">
            <text:p>37,023291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3 13:41:19</text:p>
          </table:table-cell>
          <table:table-cell table:style-name="ce1" table:content-validation-name="val1" office:value-type="float" office:value="59.41168479" calcext:value-type="float">
            <text:p>59,41168479</text:p>
          </table:table-cell>
          <table:table-cell table:style-name="ce1" table:content-validation-name="val1" office:value-type="float" office:value="34.32407077" calcext:value-type="float">
            <text:p>34,32407077</text:p>
          </table:table-cell>
          <table:table-cell table:style-name="ce1" table:content-validation-name="val1" office:value-type="float" office:value="37.02115543" calcext:value-type="float">
            <text:p>37,021155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3 10:00:18</text:p>
          </table:table-cell>
          <table:table-cell table:style-name="ce1" table:content-validation-name="val1" office:value-type="float" office:value="30.081" calcext:value-type="float">
            <text:p>30,081</text:p>
          </table:table-cell>
          <table:table-cell table:style-name="ce1" table:content-validation-name="val1" office:value-type="float" office:value="48.297" calcext:value-type="float">
            <text:p>48,297</text:p>
          </table:table-cell>
          <table:table-cell table:style-name="ce1" table:content-validation-name="val1" office:value-type="float" office:value="37.0185" calcext:value-type="float">
            <text:p>37,01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3:40:25</text:p>
          </table:table-cell>
          <table:table-cell table:style-name="ce1" table:content-validation-name="val1" office:value-type="float" office:value="61.57789538" calcext:value-type="float">
            <text:p>61,57789538</text:p>
          </table:table-cell>
          <table:table-cell table:style-name="ce1" table:content-validation-name="val1" office:value-type="float" office:value="41.06421116" calcext:value-type="float">
            <text:p>41,06421116</text:p>
          </table:table-cell>
          <table:table-cell table:style-name="ce1" table:content-validation-name="val1" office:value-type="float" office:value="37.01252615" calcext:value-type="float">
            <text:p>37,012526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5 2:36:33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36.48074712" calcext:value-type="float">
            <text:p>36,48074712</text:p>
          </table:table-cell>
          <table:table-cell table:style-name="ce1" table:content-validation-name="val1" office:value-type="float" office:value="37.00681245" calcext:value-type="float">
            <text:p>37,006812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1/2015 17:40:19</text:p>
          </table:table-cell>
          <table:table-cell table:style-name="ce1" table:content-validation-name="val1" office:value-type="float" office:value="48.44" calcext:value-type="float">
            <text:p>48,44</text:p>
          </table:table-cell>
          <table:table-cell table:style-name="ce1" table:content-validation-name="val1" office:value-type="float" office:value="35.69" calcext:value-type="float">
            <text:p>35,69</text:p>
          </table:table-cell>
          <table:table-cell table:style-name="ce1" table:content-validation-name="val1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4/2015 3:42:21</text:p>
          </table:table-cell>
          <table:table-cell table:style-name="ce1" table:content-validation-name="val1" office:value-type="float" office:value="49" calcext:value-type="float">
            <text:p>49</text:p>
          </table:table-cell>
          <table:table-cell table:style-name="ce1" table:content-validation-name="val1" office:value-type="float" office:value="35" calcext:value-type="float">
            <text:p>35</text:p>
          </table:table-cell>
          <table:table-cell table:style-name="ce1" table:content-validation-name="val1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5 15:28:11</text:p>
          </table:table-cell>
          <table:table-cell table:style-name="ce1" table:content-validation-name="val1" office:value-type="float" office:value="16.03702659" calcext:value-type="float">
            <text:p>16,03702659</text:p>
          </table:table-cell>
          <table:table-cell table:style-name="ce1" table:content-validation-name="val1" office:value-type="float" office:value="44.46007432" calcext:value-type="float">
            <text:p>44,46007432</text:p>
          </table:table-cell>
          <table:table-cell table:style-name="ce1" table:content-validation-name="val1" office:value-type="float" office:value="36.99862278" calcext:value-type="float">
            <text:p>36,998622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3 6:11:21</text:p>
          </table:table-cell>
          <table:table-cell table:style-name="ce1" table:content-validation-name="val1" office:value-type="float" office:value="40.32" calcext:value-type="float">
            <text:p>40,32</text:p>
          </table:table-cell>
          <table:table-cell table:style-name="ce1" table:content-validation-name="val1" office:value-type="float" office:value="39.82" calcext:value-type="float">
            <text:p>39,82</text:p>
          </table:table-cell>
          <table:table-cell table:style-name="ce1" table:content-validation-name="val1" office:value-type="float" office:value="36.99" calcext:value-type="float">
            <text:p>36,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5 7:19:07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4.69849186" calcext:value-type="float">
            <text:p>34,69849186</text:p>
          </table:table-cell>
          <table:table-cell table:style-name="ce1" table:content-validation-name="val1" office:value-type="float" office:value="36.98094607" calcext:value-type="float">
            <text:p>36,980946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1/2013 20:30:53</text:p>
          </table:table-cell>
          <table:table-cell table:style-name="ce1" table:content-validation-name="val1" office:value-type="float" office:value="43.18" calcext:value-type="float">
            <text:p>43,18</text:p>
          </table:table-cell>
          <table:table-cell table:style-name="ce1" table:content-validation-name="val1" office:value-type="float" office:value="30.667" calcext:value-type="float">
            <text:p>30,667</text:p>
          </table:table-cell>
          <table:table-cell table:style-name="ce1" table:content-validation-name="val1" office:value-type="float" office:value="36.979" calcext:value-type="float">
            <text:p>36,9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1/2013 20:30:55</text:p>
          </table:table-cell>
          <table:table-cell table:style-name="ce1" table:content-validation-name="val1" office:value-type="float" office:value="43.18" calcext:value-type="float">
            <text:p>43,18</text:p>
          </table:table-cell>
          <table:table-cell table:style-name="ce1" table:content-validation-name="val1" office:value-type="float" office:value="30.667" calcext:value-type="float">
            <text:p>30,667</text:p>
          </table:table-cell>
          <table:table-cell table:style-name="ce1" table:content-validation-name="val1" office:value-type="float" office:value="36.979" calcext:value-type="float">
            <text:p>36,9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4 11:56:05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3.34" calcext:value-type="float">
            <text:p>33,34</text:p>
          </table:table-cell>
          <table:table-cell table:style-name="ce1" table:content-validation-name="val1" office:value-type="float" office:value="36.97" calcext:value-type="float">
            <text:p>36,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3/2013 2:35:34</text:p>
          </table:table-cell>
          <table:table-cell table:style-name="ce1" table:content-validation-name="val1" office:value-type="float" office:value="44.5523467" calcext:value-type="float">
            <text:p>44,5523467</text:p>
          </table:table-cell>
          <table:table-cell table:style-name="ce1" table:content-validation-name="val1" office:value-type="float" office:value="35.64564943" calcext:value-type="float">
            <text:p>35,64564943</text:p>
          </table:table-cell>
          <table:table-cell table:style-name="ce1" table:content-validation-name="val1" office:value-type="float" office:value="36.94340587" calcext:value-type="float">
            <text:p>36,943405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5 4:34:24</text:p>
          </table:table-cell>
          <table:table-cell table:style-name="ce1" table:content-validation-name="val1" office:value-type="float" office:value="40.87938196" calcext:value-type="float">
            <text:p>40,87938196</text:p>
          </table:table-cell>
          <table:table-cell table:style-name="ce1" table:content-validation-name="val1" office:value-type="float" office:value="48.63820926" calcext:value-type="float">
            <text:p>48,63820926</text:p>
          </table:table-cell>
          <table:table-cell table:style-name="ce1" table:content-validation-name="val1" office:value-type="float" office:value="36.93930622" calcext:value-type="float">
            <text:p>36,939306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4 10:44:46</text:p>
          </table:table-cell>
          <table:table-cell table:style-name="ce1" table:content-validation-name="val1" office:value-type="float" office:value="38.64552812" calcext:value-type="float">
            <text:p>38,64552812</text:p>
          </table:table-cell>
          <table:table-cell table:style-name="ce1" table:content-validation-name="val1" office:value-type="float" office:value="31.57665269" calcext:value-type="float">
            <text:p>31,57665269</text:p>
          </table:table-cell>
          <table:table-cell table:style-name="ce1" table:content-validation-name="val1" office:value-type="float" office:value="36.93420156" calcext:value-type="float">
            <text:p>36,934201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5/2015 16:38:30</text:p>
          </table:table-cell>
          <table:table-cell table:style-name="ce1" table:content-validation-name="val1" office:value-type="float" office:value="54.14180412" calcext:value-type="float">
            <text:p>54,14180412</text:p>
          </table:table-cell>
          <table:table-cell table:style-name="ce1" table:content-validation-name="val1" office:value-type="float" office:value="43.51629167" calcext:value-type="float">
            <text:p>43,51629167</text:p>
          </table:table-cell>
          <table:table-cell table:style-name="ce1" table:content-validation-name="val1" office:value-type="float" office:value="36.93016307" calcext:value-type="float">
            <text:p>36,930163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9/2015 13:01:54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40.80273087" calcext:value-type="float">
            <text:p>40,80273087</text:p>
          </table:table-cell>
          <table:table-cell table:style-name="ce1" table:content-validation-name="val1" office:value-type="float" office:value="36.93016307" calcext:value-type="float">
            <text:p>36,930163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3 22:04:59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40.53643489" calcext:value-type="float">
            <text:p>40,53643489</text:p>
          </table:table-cell>
          <table:table-cell table:style-name="ce1" table:content-validation-name="val1" office:value-type="float" office:value="36.92315025" calcext:value-type="float">
            <text:p>36,923150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5/2014 11:46:39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7.12125766" calcext:value-type="float">
            <text:p>37,12125766</text:p>
          </table:table-cell>
          <table:table-cell table:style-name="ce1" table:content-validation-name="val1" office:value-type="float" office:value="36.91015596" calcext:value-type="float">
            <text:p>36,910155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5 23:18:03</text:p>
          </table:table-cell>
          <table:table-cell table:style-name="ce1" table:content-validation-name="val1" office:value-type="float" office:value="36.7886" calcext:value-type="float">
            <text:p>36,7886</text:p>
          </table:table-cell>
          <table:table-cell table:style-name="ce1" table:content-validation-name="val1" office:value-type="float" office:value="42.5336" calcext:value-type="float">
            <text:p>42,5336</text:p>
          </table:table-cell>
          <table:table-cell table:style-name="ce1" table:content-validation-name="val1" office:value-type="float" office:value="36.90542" calcext:value-type="float">
            <text:p>36,905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6 5:12:20</text:p>
          </table:table-cell>
          <table:table-cell table:style-name="ce1" table:content-validation-name="val1" office:value-type="float" office:value="43.00340015" calcext:value-type="float">
            <text:p>43,00340015</text:p>
          </table:table-cell>
          <table:table-cell table:style-name="ce1" table:content-validation-name="val1" office:value-type="float" office:value="30.19678" calcext:value-type="float">
            <text:p>30,19678</text:p>
          </table:table-cell>
          <table:table-cell table:style-name="ce1" table:content-validation-name="val1" office:value-type="float" office:value="36.89974" calcext:value-type="float">
            <text:p>36,899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5 13:03:01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41.46100729" calcext:value-type="float">
            <text:p>41,46100729</text:p>
          </table:table-cell>
          <table:table-cell table:style-name="ce1" table:content-validation-name="val1" office:value-type="float" office:value="36.89526001" calcext:value-type="float">
            <text:p>36,895260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6 11:49:24</text:p>
          </table:table-cell>
          <table:table-cell table:style-name="ce1" table:content-validation-name="val1" office:value-type="float" office:value="43.71902359" calcext:value-type="float">
            <text:p>43,71902359</text:p>
          </table:table-cell>
          <table:table-cell table:style-name="ce1" table:content-validation-name="val1" office:value-type="float" office:value="39.78" calcext:value-type="float">
            <text:p>39,78</text:p>
          </table:table-cell>
          <table:table-cell table:style-name="ce1" table:content-validation-name="val1" office:value-type="float" office:value="36.89" calcext:value-type="float">
            <text:p>36,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4 18:44:48</text:p>
          </table:table-cell>
          <table:table-cell table:style-name="ce1" table:content-validation-name="val1" office:value-type="float" office:value="23.73770631" calcext:value-type="float">
            <text:p>23,73770631</text:p>
          </table:table-cell>
          <table:table-cell table:style-name="ce1" table:content-validation-name="val1" office:value-type="float" office:value="35.10848611" calcext:value-type="float">
            <text:p>35,10848611</text:p>
          </table:table-cell>
          <table:table-cell table:style-name="ce1" table:content-validation-name="val1" office:value-type="float" office:value="36.88792921" calcext:value-type="float">
            <text:p>36,887929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3/2014 11:12:5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9.4306" calcext:value-type="float">
            <text:p>39,4306</text:p>
          </table:table-cell>
          <table:table-cell table:style-name="ce1" table:content-validation-name="val1" office:value-type="float" office:value="36.8858" calcext:value-type="float">
            <text:p>36,88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3/2015 13:27:25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44.40602898" calcext:value-type="float">
            <text:p>44,40602898</text:p>
          </table:table-cell>
          <table:table-cell table:style-name="ce1" table:content-validation-name="val1" office:value-type="float" office:value="36.88139314" calcext:value-type="float">
            <text:p>36,881393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8:13:03</text:p>
          </table:table-cell>
          <table:table-cell table:style-name="ce1" table:content-validation-name="val1" office:value-type="float" office:value="40.5207" calcext:value-type="float">
            <text:p>40,5207</text:p>
          </table:table-cell>
          <table:table-cell table:style-name="ce1" table:content-validation-name="val1" office:value-type="float" office:value="41.3457" calcext:value-type="float">
            <text:p>41,3457</text:p>
          </table:table-cell>
          <table:table-cell table:style-name="ce1" table:content-validation-name="val1" office:value-type="float" office:value="36.8776" calcext:value-type="float">
            <text:p>36,87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3 23:35:46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58.024" calcext:value-type="float">
            <text:p>58,024</text:p>
          </table:table-cell>
          <table:table-cell table:style-name="ce1" table:content-validation-name="val1" office:value-type="float" office:value="36.87" calcext:value-type="float">
            <text:p>36,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7/2015 11:15:38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5.22917744" calcext:value-type="float">
            <text:p>35,22917744</text:p>
          </table:table-cell>
          <table:table-cell table:style-name="ce1" table:content-validation-name="val1" office:value-type="float" office:value="36.86807539" calcext:value-type="float">
            <text:p>36,868075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6/2014 0:55:05</text:p>
          </table:table-cell>
          <table:table-cell table:style-name="ce1" table:content-validation-name="val1" office:value-type="float" office:value="33.96243809" calcext:value-type="float">
            <text:p>33,96243809</text:p>
          </table:table-cell>
          <table:table-cell table:style-name="ce1" table:content-validation-name="val1" office:value-type="float" office:value="34.73434323" calcext:value-type="float">
            <text:p>34,73434323</text:p>
          </table:table-cell>
          <table:table-cell table:style-name="ce1" table:content-validation-name="val1" office:value-type="float" office:value="36.86497908" calcext:value-type="float">
            <text:p>36,864979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6 13:11:23</text:p>
          </table:table-cell>
          <table:table-cell table:style-name="ce1" table:content-validation-name="val1" office:value-type="float" office:value="61.84997611" calcext:value-type="float">
            <text:p>61,84997611</text:p>
          </table:table-cell>
          <table:table-cell table:style-name="ce1" table:content-validation-name="val1" office:value-type="float" office:value="30.90818195" calcext:value-type="float">
            <text:p>30,90818195</text:p>
          </table:table-cell>
          <table:table-cell table:style-name="ce1" table:content-validation-name="val1" office:value-type="float" office:value="36.86185594" calcext:value-type="float">
            <text:p>36,861855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5 17:29:00</text:p>
          </table:table-cell>
          <table:table-cell table:style-name="ce1" table:content-validation-name="val1" office:value-type="float" office:value="25.104" calcext:value-type="float">
            <text:p>25,104</text:p>
          </table:table-cell>
          <table:table-cell table:style-name="ce1" table:content-validation-name="val1" office:value-type="float" office:value="28.29827" calcext:value-type="float">
            <text:p>28,29827</text:p>
          </table:table-cell>
          <table:table-cell table:style-name="ce1" table:content-validation-name="val1" office:value-type="float" office:value="36.85525" calcext:value-type="float">
            <text:p>36,855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3 14:19:36</text:p>
          </table:table-cell>
          <table:table-cell table:style-name="ce1" table:content-validation-name="val1" office:value-type="float" office:value="63.10770677" calcext:value-type="float">
            <text:p>63,10770677</text:p>
          </table:table-cell>
          <table:table-cell table:style-name="ce1" table:content-validation-name="val1" office:value-type="float" office:value="46.12583412" calcext:value-type="float">
            <text:p>46,12583412</text:p>
          </table:table-cell>
          <table:table-cell table:style-name="ce1" table:content-validation-name="val1" office:value-type="float" office:value="36.85192666" calcext:value-type="float">
            <text:p>36,851926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3 10:14:14</text:p>
          </table:table-cell>
          <table:table-cell table:style-name="ce1" table:content-validation-name="val1" office:value-type="float" office:value="20.57" calcext:value-type="float">
            <text:p>20,57</text:p>
          </table:table-cell>
          <table:table-cell table:style-name="ce1" table:content-validation-name="val1" office:value-type="float" office:value="47.18" calcext:value-type="float">
            <text:p>47,18</text:p>
          </table:table-cell>
          <table:table-cell table:style-name="ce1" table:content-validation-name="val1" office:value-type="float" office:value="36.85" calcext:value-type="float">
            <text:p>36,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15:53:58</text:p>
          </table:table-cell>
          <table:table-cell table:style-name="ce1" table:content-validation-name="val1" office:value-type="float" office:value="51.64524827" calcext:value-type="float">
            <text:p>51,64524827</text:p>
          </table:table-cell>
          <table:table-cell table:style-name="ce1" table:content-validation-name="val1" office:value-type="float" office:value="37.1332187" calcext:value-type="float">
            <text:p>37,1332187</text:p>
          </table:table-cell>
          <table:table-cell table:style-name="ce1" table:content-validation-name="val1" office:value-type="float" office:value="36.84579359" calcext:value-type="float">
            <text:p>36,845793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8/2015 15:34:16</text:p>
          </table:table-cell>
          <table:table-cell table:style-name="ce1" table:content-validation-name="val1" office:value-type="float" office:value="12.49793187" calcext:value-type="float">
            <text:p>12,49793187</text:p>
          </table:table-cell>
          <table:table-cell table:style-name="ce1" table:content-validation-name="val1" office:value-type="float" office:value="44.63399219" calcext:value-type="float">
            <text:p>44,63399219</text:p>
          </table:table-cell>
          <table:table-cell table:style-name="ce1" table:content-validation-name="val1" office:value-type="float" office:value="36.84512904" calcext:value-type="float">
            <text:p>36,845129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5 13:06:37</text:p>
          </table:table-cell>
          <table:table-cell table:style-name="ce1" table:content-validation-name="val1" office:value-type="float" office:value="44.279281" calcext:value-type="float">
            <text:p>44,279281</text:p>
          </table:table-cell>
          <table:table-cell table:style-name="ce1" table:content-validation-name="val1" office:value-type="float" office:value="14.1630232" calcext:value-type="float">
            <text:p>14,1630232</text:p>
          </table:table-cell>
          <table:table-cell table:style-name="ce1" table:content-validation-name="val1" office:value-type="float" office:value="36.8445195" calcext:value-type="float">
            <text:p>36,84451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6/2015 9:36:36</text:p>
          </table:table-cell>
          <table:table-cell table:style-name="ce1" table:content-validation-name="val1" office:value-type="float" office:value="63.0979194" calcext:value-type="float">
            <text:p>63,0979194</text:p>
          </table:table-cell>
          <table:table-cell table:style-name="ce1" table:content-validation-name="val1" office:value-type="float" office:value="43.51622065" calcext:value-type="float">
            <text:p>43,51622065</text:p>
          </table:table-cell>
          <table:table-cell table:style-name="ce1" table:content-validation-name="val1" office:value-type="float" office:value="36.84256352" calcext:value-type="float">
            <text:p>36,842563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5 16:07:57</text:p>
          </table:table-cell>
          <table:table-cell table:style-name="ce1" table:content-validation-name="val1" office:value-type="float" office:value="17.17908472" calcext:value-type="float">
            <text:p>17,17908472</text:p>
          </table:table-cell>
          <table:table-cell table:style-name="ce1" table:content-validation-name="val1" office:value-type="float" office:value="41.10968492" calcext:value-type="float">
            <text:p>41,10968492</text:p>
          </table:table-cell>
          <table:table-cell table:style-name="ce1" table:content-validation-name="val1" office:value-type="float" office:value="36.84041063" calcext:value-type="float">
            <text:p>36,840410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3 6:35:03</text:p>
          </table:table-cell>
          <table:table-cell table:style-name="ce1" table:content-validation-name="val1" office:value-type="float" office:value="10.6750365" calcext:value-type="float">
            <text:p>10,6750365</text:p>
          </table:table-cell>
          <table:table-cell table:style-name="ce1" table:content-validation-name="val1" office:value-type="float" office:value="31.35672925" calcext:value-type="float">
            <text:p>31,35672925</text:p>
          </table:table-cell>
          <table:table-cell table:style-name="ce1" table:content-validation-name="val1" office:value-type="float" office:value="36.82638004" calcext:value-type="float">
            <text:p>36,826380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4:02:04</text:p>
          </table:table-cell>
          <table:table-cell table:style-name="ce1" table:content-validation-name="val1" office:value-type="float" office:value="23.9831" calcext:value-type="float">
            <text:p>23,9831</text:p>
          </table:table-cell>
          <table:table-cell table:style-name="ce1" table:content-validation-name="val1" office:value-type="float" office:value="36.634" calcext:value-type="float">
            <text:p>36,634</text:p>
          </table:table-cell>
          <table:table-cell table:style-name="ce1" table:content-validation-name="val1" office:value-type="float" office:value="36.8088" calcext:value-type="float">
            <text:p>36,80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18:39:06</text:p>
          </table:table-cell>
          <table:table-cell table:style-name="ce1" table:content-validation-name="val1" office:value-type="float" office:value="65.03758813" calcext:value-type="float">
            <text:p>65,03758813</text:p>
          </table:table-cell>
          <table:table-cell table:style-name="ce1" table:content-validation-name="val1" office:value-type="float" office:value="31.60057526" calcext:value-type="float">
            <text:p>31,60057526</text:p>
          </table:table-cell>
          <table:table-cell table:style-name="ce1" table:content-validation-name="val1" office:value-type="float" office:value="36.80260092" calcext:value-type="float">
            <text:p>36,802600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6 23:29:04</text:p>
          </table:table-cell>
          <table:table-cell table:style-name="ce1" table:content-validation-name="val1" office:value-type="float" office:value="64.46" calcext:value-type="float">
            <text:p>64,46</text:p>
          </table:table-cell>
          <table:table-cell table:style-name="ce1" table:content-validation-name="val1" office:value-type="float" office:value="37.9" calcext:value-type="float">
            <text:p>37,9</text:p>
          </table:table-cell>
          <table:table-cell table:style-name="ce1" table:content-validation-name="val1" office:value-type="float" office:value="36.8" calcext:value-type="float">
            <text:p>36,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5 5:32:35</text:p>
          </table:table-cell>
          <table:table-cell table:style-name="ce1" table:content-validation-name="val1" office:value-type="float" office:value="25.104" calcext:value-type="float">
            <text:p>25,104</text:p>
          </table:table-cell>
          <table:table-cell table:style-name="ce1" table:content-validation-name="val1" office:value-type="float" office:value="34.096" calcext:value-type="float">
            <text:p>34,096</text:p>
          </table:table-cell>
          <table:table-cell table:style-name="ce1" table:content-validation-name="val1" office:value-type="float" office:value="36.79" calcext:value-type="float">
            <text:p>36,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10:50:56</text:p>
          </table:table-cell>
          <table:table-cell table:style-name="ce1" table:content-validation-name="val1" office:value-type="float" office:value="26.515" calcext:value-type="float">
            <text:p>26,515</text:p>
          </table:table-cell>
          <table:table-cell table:style-name="ce1" table:content-validation-name="val1" office:value-type="float" office:value="46.687" calcext:value-type="float">
            <text:p>46,687</text:p>
          </table:table-cell>
          <table:table-cell table:style-name="ce1" table:content-validation-name="val1" office:value-type="float" office:value="36.777" calcext:value-type="float">
            <text:p>36,7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4 18:01:43</text:p>
          </table:table-cell>
          <table:table-cell table:style-name="ce1" table:content-validation-name="val1" office:value-type="float" office:value="14.411889" calcext:value-type="float">
            <text:p>14,411889</text:p>
          </table:table-cell>
          <table:table-cell table:style-name="ce1" table:content-validation-name="val1" office:value-type="float" office:value="20.716059" calcext:value-type="float">
            <text:p>20,716059</text:p>
          </table:table-cell>
          <table:table-cell table:style-name="ce1" table:content-validation-name="val1" office:value-type="float" office:value="36.77130799" calcext:value-type="float">
            <text:p>36,771307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6 9:30:31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0.66316086" calcext:value-type="float">
            <text:p>40,66316086</text:p>
          </table:table-cell>
          <table:table-cell table:style-name="ce1" table:content-validation-name="val1" office:value-type="float" office:value="36.7701342" calcext:value-type="float">
            <text:p>36,77013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2/2015 4:36:58</text:p>
          </table:table-cell>
          <table:table-cell table:style-name="ce1" table:content-validation-name="val1" office:value-type="float" office:value="13.30162717" calcext:value-type="float">
            <text:p>13,30162717</text:p>
          </table:table-cell>
          <table:table-cell table:style-name="ce1" table:content-validation-name="val1" office:value-type="float" office:value="33.66324934" calcext:value-type="float">
            <text:p>33,66324934</text:p>
          </table:table-cell>
          <table:table-cell table:style-name="ce1" table:content-validation-name="val1" office:value-type="float" office:value="36.76199947" calcext:value-type="float">
            <text:p>36,761999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0:03:46</text:p>
          </table:table-cell>
          <table:table-cell table:style-name="ce1" table:content-validation-name="val1" office:value-type="float" office:value="40.32498364" calcext:value-type="float">
            <text:p>40,32498364</text:p>
          </table:table-cell>
          <table:table-cell table:style-name="ce1" table:content-validation-name="val1" office:value-type="float" office:value="31.76796269" calcext:value-type="float">
            <text:p>31,76796269</text:p>
          </table:table-cell>
          <table:table-cell table:style-name="ce1" table:content-validation-name="val1" office:value-type="float" office:value="36.76031193" calcext:value-type="float">
            <text:p>36,760311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4:20:01</text:p>
          </table:table-cell>
          <table:table-cell table:style-name="ce1" table:content-validation-name="val1" office:value-type="float" office:value="42.43098051" calcext:value-type="float">
            <text:p>42,43098051</text:p>
          </table:table-cell>
          <table:table-cell table:style-name="ce1" table:content-validation-name="val1" office:value-type="float" office:value="48.32400192" calcext:value-type="float">
            <text:p>48,32400192</text:p>
          </table:table-cell>
          <table:table-cell table:style-name="ce1" table:content-validation-name="val1" office:value-type="float" office:value="36.75575169" calcext:value-type="float">
            <text:p>36,755751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9:27:33</text:p>
          </table:table-cell>
          <table:table-cell table:style-name="ce1" table:content-validation-name="val1" office:value-type="float" office:value="60.9" calcext:value-type="float">
            <text:p>60,9</text:p>
          </table:table-cell>
          <table:table-cell table:style-name="ce1" table:content-validation-name="val1" office:value-type="float" office:value="30.67" calcext:value-type="float">
            <text:p>30,67</text:p>
          </table:table-cell>
          <table:table-cell table:style-name="ce1" table:content-validation-name="val1" office:value-type="float" office:value="36.75" calcext:value-type="float">
            <text:p>36,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0/2014 10:00:20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44.5203098" calcext:value-type="float">
            <text:p>44,5203098</text:p>
          </table:table-cell>
          <table:table-cell table:style-name="ce1" table:content-validation-name="val1" office:value-type="float" office:value="36.74427607" calcext:value-type="float">
            <text:p>36,744276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3 12:13:02</text:p>
          </table:table-cell>
          <table:table-cell table:style-name="ce1" table:content-validation-name="val1" office:value-type="float" office:value="42.6561272" calcext:value-type="float">
            <text:p>42,6561272</text:p>
          </table:table-cell>
          <table:table-cell table:style-name="ce1" table:content-validation-name="val1" office:value-type="float" office:value="30.93502214" calcext:value-type="float">
            <text:p>30,93502214</text:p>
          </table:table-cell>
          <table:table-cell table:style-name="ce1" table:content-validation-name="val1" office:value-type="float" office:value="36.73748644" calcext:value-type="float">
            <text:p>36,737486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5 12:19:42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29.3516" calcext:value-type="float">
            <text:p>29,3516</text:p>
          </table:table-cell>
          <table:table-cell table:style-name="ce1" table:content-validation-name="val1" office:value-type="float" office:value="36.73678" calcext:value-type="float">
            <text:p>36,736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3 4:44:13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2.21413296" calcext:value-type="float">
            <text:p>42,21413296</text:p>
          </table:table-cell>
          <table:table-cell table:style-name="ce1" table:content-validation-name="val1" office:value-type="float" office:value="36.73162648" calcext:value-type="float">
            <text:p>36,731626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9:43:20</text:p>
          </table:table-cell>
          <table:table-cell table:style-name="ce1" table:content-validation-name="val1" office:value-type="float" office:value="47.70676" calcext:value-type="float">
            <text:p>47,70676</text:p>
          </table:table-cell>
          <table:table-cell table:style-name="ce1" table:content-validation-name="val1" office:value-type="float" office:value="37.374" calcext:value-type="float">
            <text:p>37,374</text:p>
          </table:table-cell>
          <table:table-cell table:style-name="ce1" table:content-validation-name="val1" office:value-type="float" office:value="36.73" calcext:value-type="float">
            <text:p>36,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21:37:50</text:p>
          </table:table-cell>
          <table:table-cell table:style-name="ce1" table:content-validation-name="val1" office:value-type="float" office:value="49.21799145" calcext:value-type="float">
            <text:p>49,21799145</text:p>
          </table:table-cell>
          <table:table-cell table:style-name="ce1" table:content-validation-name="val1" office:value-type="float" office:value="49.82182226" calcext:value-type="float">
            <text:p>49,82182226</text:p>
          </table:table-cell>
          <table:table-cell table:style-name="ce1" table:content-validation-name="val1" office:value-type="float" office:value="36.72742631" calcext:value-type="float">
            <text:p>36,727426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0/2015 6:58:46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4.42162762" calcext:value-type="float">
            <text:p>44,42162762</text:p>
          </table:table-cell>
          <table:table-cell table:style-name="ce1" table:content-validation-name="val1" office:value-type="float" office:value="36.72249964" calcext:value-type="float">
            <text:p>36,722499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6 1:23:41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35.97522236" calcext:value-type="float">
            <text:p>35,97522236</text:p>
          </table:table-cell>
          <table:table-cell table:style-name="ce1" table:content-validation-name="val1" office:value-type="float" office:value="36.71607192" calcext:value-type="float">
            <text:p>36,716071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9/2016 9:36:29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1.57842284" calcext:value-type="float">
            <text:p>31,57842284</text:p>
          </table:table-cell>
          <table:table-cell table:style-name="ce1" table:content-validation-name="val1" office:value-type="float" office:value="36.71" calcext:value-type="float">
            <text:p>36,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9:54:47</text:p>
          </table:table-cell>
          <table:table-cell table:style-name="ce1" table:content-validation-name="val1" office:value-type="float" office:value="21.4047614" calcext:value-type="float">
            <text:p>21,4047614</text:p>
          </table:table-cell>
          <table:table-cell table:style-name="ce1" table:content-validation-name="val1" office:value-type="float" office:value="34.08592867" calcext:value-type="float">
            <text:p>34,08592867</text:p>
          </table:table-cell>
          <table:table-cell table:style-name="ce1" table:content-validation-name="val1" office:value-type="float" office:value="36.70556581" calcext:value-type="float">
            <text:p>36,7055658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8/2013 13:16:43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48.45465886" calcext:value-type="float">
            <text:p>48,45465886</text:p>
          </table:table-cell>
          <table:table-cell table:style-name="ce1" table:content-validation-name="val1" office:value-type="float" office:value="36.70523374" calcext:value-type="float">
            <text:p>36,705233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9/2015 15:39:37</text:p>
          </table:table-cell>
          <table:table-cell table:style-name="ce1" table:content-validation-name="val1" office:value-type="float" office:value="13.3123" calcext:value-type="float">
            <text:p>13,3123</text:p>
          </table:table-cell>
          <table:table-cell table:style-name="ce1" table:content-validation-name="val1" office:value-type="float" office:value="37.67869" calcext:value-type="float">
            <text:p>37,67869</text:p>
          </table:table-cell>
          <table:table-cell table:style-name="ce1" table:content-validation-name="val1" office:value-type="float" office:value="36.70389663" calcext:value-type="float">
            <text:p>36,703896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7/2015 20:20:50</text:p>
          </table:table-cell>
          <table:table-cell table:style-name="ce1" table:content-validation-name="val1" office:value-type="float" office:value="52.3896" calcext:value-type="float">
            <text:p>52,3896</text:p>
          </table:table-cell>
          <table:table-cell table:style-name="ce1" table:content-validation-name="val1" office:value-type="float" office:value="39.68122" calcext:value-type="float">
            <text:p>39,68122</text:p>
          </table:table-cell>
          <table:table-cell table:style-name="ce1" table:content-validation-name="val1" office:value-type="float" office:value="36.69091777" calcext:value-type="float">
            <text:p>36,690917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5 21:03:04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29.82004148" calcext:value-type="float">
            <text:p>29,82004148</text:p>
          </table:table-cell>
          <table:table-cell table:style-name="ce1" table:content-validation-name="val1" office:value-type="float" office:value="36.68787463" calcext:value-type="float">
            <text:p>36,687874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3/2013 9:24:48</text:p>
          </table:table-cell>
          <table:table-cell table:style-name="ce1" table:content-validation-name="val1" office:value-type="float" office:value="34.69497815" calcext:value-type="float">
            <text:p>34,69497815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22:47:56</text:p>
          </table:table-cell>
          <table:table-cell table:style-name="ce1" table:content-validation-name="val1" office:value-type="float" office:value="51.41591871" calcext:value-type="float">
            <text:p>51,41591871</text:p>
          </table:table-cell>
          <table:table-cell table:style-name="ce1" table:content-validation-name="val1" office:value-type="float" office:value="38.47" calcext:value-type="float">
            <text:p>38,47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7/2015 12:03:34</text:p>
          </table:table-cell>
          <table:table-cell table:style-name="ce1" table:content-validation-name="val1" office:value-type="float" office:value="41.08848679" calcext:value-type="float">
            <text:p>41,08848679</text:p>
          </table:table-cell>
          <table:table-cell table:style-name="ce1" table:content-validation-name="val1" office:value-type="float" office:value="29.434261" calcext:value-type="float">
            <text:p>29,434261</text:p>
          </table:table-cell>
          <table:table-cell table:style-name="ce1" table:content-validation-name="val1" office:value-type="float" office:value="36.67906251" calcext:value-type="float">
            <text:p>36,679062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5 22:19:27</text:p>
          </table:table-cell>
          <table:table-cell table:style-name="ce1" table:content-validation-name="val1" office:value-type="float" office:value="59.09639" calcext:value-type="float">
            <text:p>59,09639</text:p>
          </table:table-cell>
          <table:table-cell table:style-name="ce1" table:content-validation-name="val1" office:value-type="float" office:value="32.6774" calcext:value-type="float">
            <text:p>32,6774</text:p>
          </table:table-cell>
          <table:table-cell table:style-name="ce1" table:content-validation-name="val1" office:value-type="float" office:value="36.67491" calcext:value-type="float">
            <text:p>36,674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5 11:40:13</text:p>
          </table:table-cell>
          <table:table-cell table:style-name="ce1" table:content-validation-name="val1" office:value-type="float" office:value="12.86750612" calcext:value-type="float">
            <text:p>12,86750612</text:p>
          </table:table-cell>
          <table:table-cell table:style-name="ce1" table:content-validation-name="val1" office:value-type="float" office:value="36.01183828" calcext:value-type="float">
            <text:p>36,01183828</text:p>
          </table:table-cell>
          <table:table-cell table:style-name="ce1" table:content-validation-name="val1" office:value-type="float" office:value="36.66427044" calcext:value-type="float">
            <text:p>36,664270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5 2:15:56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21.93227652" calcext:value-type="float">
            <text:p>21,93227652</text:p>
          </table:table-cell>
          <table:table-cell table:style-name="ce1" table:content-validation-name="val1" office:value-type="float" office:value="36.66350772" calcext:value-type="float">
            <text:p>36,663507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6 6:29:00</text:p>
          </table:table-cell>
          <table:table-cell table:style-name="ce1" table:content-validation-name="val1" office:value-type="float" office:value="42.40000215" calcext:value-type="float">
            <text:p>42,40000215</text:p>
          </table:table-cell>
          <table:table-cell table:style-name="ce1" table:content-validation-name="val1" office:value-type="float" office:value="35.55607654" calcext:value-type="float">
            <text:p>35,55607654</text:p>
          </table:table-cell>
          <table:table-cell table:style-name="ce1" table:content-validation-name="val1" office:value-type="float" office:value="36.66347917" calcext:value-type="float">
            <text:p>36,663479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6 19:48:49</text:p>
          </table:table-cell>
          <table:table-cell table:style-name="ce1" table:content-validation-name="val1" office:value-type="float" office:value="44.5523467" calcext:value-type="float">
            <text:p>44,5523467</text:p>
          </table:table-cell>
          <table:table-cell table:style-name="ce1" table:content-validation-name="val1" office:value-type="float" office:value="45.95779424" calcext:value-type="float">
            <text:p>45,95779424</text:p>
          </table:table-cell>
          <table:table-cell table:style-name="ce1" table:content-validation-name="val1" office:value-type="float" office:value="36.6625712" calcext:value-type="float">
            <text:p>36,66257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22:06:41</text:p>
          </table:table-cell>
          <table:table-cell table:style-name="ce1" table:content-validation-name="val1" office:value-type="float" office:value="47.0791" calcext:value-type="float">
            <text:p>47,0791</text:p>
          </table:table-cell>
          <table:table-cell table:style-name="ce1" table:content-validation-name="val1" office:value-type="float" office:value="33.377" calcext:value-type="float">
            <text:p>33,377</text:p>
          </table:table-cell>
          <table:table-cell table:style-name="ce1" table:content-validation-name="val1" office:value-type="float" office:value="36.6555" calcext:value-type="float">
            <text:p>36,65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5:00:04</text:p>
          </table:table-cell>
          <table:table-cell table:style-name="ce1" table:content-validation-name="val1" office:value-type="float" office:value="49.33344048" calcext:value-type="float">
            <text:p>49,33344048</text:p>
          </table:table-cell>
          <table:table-cell table:style-name="ce1" table:content-validation-name="val1" office:value-type="float" office:value="29.28609089" calcext:value-type="float">
            <text:p>29,28609089</text:p>
          </table:table-cell>
          <table:table-cell table:style-name="ce1" table:content-validation-name="val1" office:value-type="float" office:value="36.65231403" calcext:value-type="float">
            <text:p>36,652314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21:41:23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35.7971" calcext:value-type="float">
            <text:p>35,7971</text:p>
          </table:table-cell>
          <table:table-cell table:style-name="ce1" table:content-validation-name="val1" office:value-type="float" office:value="36.6503" calcext:value-type="float">
            <text:p>36,65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5 23:29:08</text:p>
          </table:table-cell>
          <table:table-cell table:style-name="ce1" table:content-validation-name="val1" office:value-type="float" office:value="31.609" calcext:value-type="float">
            <text:p>31,609</text:p>
          </table:table-cell>
          <table:table-cell table:style-name="ce1" table:content-validation-name="val1" office:value-type="float" office:value="38.204" calcext:value-type="float">
            <text:p>38,204</text:p>
          </table:table-cell>
          <table:table-cell table:style-name="ce1" table:content-validation-name="val1" office:value-type="float" office:value="36.65" calcext:value-type="float">
            <text:p>36,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6 5:58:23</text:p>
          </table:table-cell>
          <table:table-cell table:style-name="ce1" table:content-validation-name="val1" office:value-type="float" office:value="12.63520121" calcext:value-type="float">
            <text:p>12,63520121</text:p>
          </table:table-cell>
          <table:table-cell table:style-name="ce1" table:content-validation-name="val1" office:value-type="float" office:value="39.00219124" calcext:value-type="float">
            <text:p>39,00219124</text:p>
          </table:table-cell>
          <table:table-cell table:style-name="ce1" table:content-validation-name="val1" office:value-type="float" office:value="36.64515305" calcext:value-type="float">
            <text:p>36,645153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6 18:57:32</text:p>
          </table:table-cell>
          <table:table-cell table:style-name="ce1" table:content-validation-name="val1" office:value-type="float" office:value="13.1" calcext:value-type="float">
            <text:p>13,1</text:p>
          </table:table-cell>
          <table:table-cell table:style-name="ce1" table:content-validation-name="val1" office:value-type="float" office:value="38.67" calcext:value-type="float">
            <text:p>38,67</text:p>
          </table:table-cell>
          <table:table-cell table:style-name="ce1" table:content-validation-name="val1" office:value-type="float" office:value="36.64" calcext:value-type="float">
            <text:p>36,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3 15:41:19</text:p>
          </table:table-cell>
          <table:table-cell table:style-name="ce1" table:content-validation-name="val1" office:value-type="float" office:value="30.50200223" calcext:value-type="float">
            <text:p>30,50200223</text:p>
          </table:table-cell>
          <table:table-cell table:style-name="ce1" table:content-validation-name="val1" office:value-type="float" office:value="39.37" calcext:value-type="float">
            <text:p>39,37</text:p>
          </table:table-cell>
          <table:table-cell table:style-name="ce1" table:content-validation-name="val1" office:value-type="float" office:value="36.639" calcext:value-type="float">
            <text:p>36,6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3/2016 3:43:13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27.86589975" calcext:value-type="float">
            <text:p>27,86589975</text:p>
          </table:table-cell>
          <table:table-cell table:style-name="ce1" table:content-validation-name="val1" office:value-type="float" office:value="36.63890462" calcext:value-type="float">
            <text:p>36,638904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0/2015 3:11:26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9.03730543" calcext:value-type="float">
            <text:p>39,03730543</text:p>
          </table:table-cell>
          <table:table-cell table:style-name="ce1" table:content-validation-name="val1" office:value-type="float" office:value="36.63890461" calcext:value-type="float">
            <text:p>36,638904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5/2016 4:24:22</text:p>
          </table:table-cell>
          <table:table-cell table:style-name="ce1" table:content-validation-name="val1" office:value-type="float" office:value="36.81844136" calcext:value-type="float">
            <text:p>36,81844136</text:p>
          </table:table-cell>
          <table:table-cell table:style-name="ce1" table:content-validation-name="val1" office:value-type="float" office:value="33.98075015" calcext:value-type="float">
            <text:p>33,98075015</text:p>
          </table:table-cell>
          <table:table-cell table:style-name="ce1" table:content-validation-name="val1" office:value-type="float" office:value="36.63890461" calcext:value-type="float">
            <text:p>36,638904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4 4:26:57</text:p>
          </table:table-cell>
          <table:table-cell table:style-name="ce1" table:content-validation-name="val1" office:value-type="float" office:value="40.235" calcext:value-type="float">
            <text:p>40,235</text:p>
          </table:table-cell>
          <table:table-cell table:style-name="ce1" table:content-validation-name="val1" office:value-type="float" office:value="32.34632" calcext:value-type="float">
            <text:p>32,34632</text:p>
          </table:table-cell>
          <table:table-cell table:style-name="ce1" table:content-validation-name="val1" office:value-type="float" office:value="36.63890461" calcext:value-type="float">
            <text:p>36,638904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6/2013 1:39:04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36.63890461" calcext:value-type="float">
            <text:p>36,638904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4 18:17:04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36.63890461" calcext:value-type="float">
            <text:p>36,638904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3 11:18:06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27.92037286" calcext:value-type="float">
            <text:p>27,92037286</text:p>
          </table:table-cell>
          <table:table-cell table:style-name="ce1" table:content-validation-name="val1" office:value-type="float" office:value="36.63890461" calcext:value-type="float">
            <text:p>36,638904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8/2015 20:32:06</text:p>
          </table:table-cell>
          <table:table-cell table:style-name="ce1" table:content-validation-name="val1" office:value-type="float" office:value="13.856" calcext:value-type="float">
            <text:p>13,856</text:p>
          </table:table-cell>
          <table:table-cell table:style-name="ce1" table:content-validation-name="val1" office:value-type="float" office:value="41.299" calcext:value-type="float">
            <text:p>41,299</text:p>
          </table:table-cell>
          <table:table-cell table:style-name="ce1" table:content-validation-name="val1" office:value-type="float" office:value="36.631" calcext:value-type="float">
            <text:p>36,6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6/2014 8:52:14</text:p>
          </table:table-cell>
          <table:table-cell table:style-name="ce1" table:content-validation-name="val1" office:value-type="float" office:value="11.745" calcext:value-type="float">
            <text:p>11,745</text:p>
          </table:table-cell>
          <table:table-cell table:style-name="ce1" table:content-validation-name="val1" office:value-type="float" office:value="44.18" calcext:value-type="float">
            <text:p>44,18</text:p>
          </table:table-cell>
          <table:table-cell table:style-name="ce1" table:content-validation-name="val1" office:value-type="float" office:value="36.63" calcext:value-type="float">
            <text:p>36,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5 19:30:33</text:p>
          </table:table-cell>
          <table:table-cell table:style-name="ce1" table:content-validation-name="val1" office:value-type="float" office:value="43.21" calcext:value-type="float">
            <text:p>43,21</text:p>
          </table:table-cell>
          <table:table-cell table:style-name="ce1" table:content-validation-name="val1" office:value-type="float" office:value="38.91" calcext:value-type="float">
            <text:p>38,91</text:p>
          </table:table-cell>
          <table:table-cell table:style-name="ce1" table:content-validation-name="val1" office:value-type="float" office:value="36.63" calcext:value-type="float">
            <text:p>36,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5 3:03:29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8.8714015" calcext:value-type="float">
            <text:p>48,8714015</text:p>
          </table:table-cell>
          <table:table-cell table:style-name="ce1" table:content-validation-name="val1" office:value-type="float" office:value="36.62863772" calcext:value-type="float">
            <text:p>36,628637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3/2013 14:44:17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3.17876728" calcext:value-type="float">
            <text:p>33,17876728</text:p>
          </table:table-cell>
          <table:table-cell table:style-name="ce1" table:content-validation-name="val1" office:value-type="float" office:value="36.62398751" calcext:value-type="float">
            <text:p>36,623987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0:50:02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37.73" calcext:value-type="float">
            <text:p>37,73</text:p>
          </table:table-cell>
          <table:table-cell table:style-name="ce1" table:content-validation-name="val1" office:value-type="float" office:value="36.62" calcext:value-type="float">
            <text:p>36,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5 13:48:49</text:p>
          </table:table-cell>
          <table:table-cell table:style-name="ce1" table:content-validation-name="val1" office:value-type="float" office:value="31.36" calcext:value-type="float">
            <text:p>31,36</text:p>
          </table:table-cell>
          <table:table-cell table:style-name="ce1" table:content-validation-name="val1" office:value-type="float" office:value="30.05" calcext:value-type="float">
            <text:p>30,05</text:p>
          </table:table-cell>
          <table:table-cell table:style-name="ce1" table:content-validation-name="val1" office:value-type="float" office:value="36.62" calcext:value-type="float">
            <text:p>36,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0/2013 17:37:21</text:p>
          </table:table-cell>
          <table:table-cell table:style-name="ce1" table:content-validation-name="val1" office:value-type="float" office:value="17.26207976" calcext:value-type="float">
            <text:p>17,26207976</text:p>
          </table:table-cell>
          <table:table-cell table:style-name="ce1" table:content-validation-name="val1" office:value-type="float" office:value="37.3309079" calcext:value-type="float">
            <text:p>37,3309079</text:p>
          </table:table-cell>
          <table:table-cell table:style-name="ce1" table:content-validation-name="val1" office:value-type="float" office:value="36.6172292" calcext:value-type="float">
            <text:p>36,61722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4/2015 21:23:30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8.12158013" calcext:value-type="float">
            <text:p>38,12158013</text:p>
          </table:table-cell>
          <table:table-cell table:style-name="ce1" table:content-validation-name="val1" office:value-type="float" office:value="36.61054501" calcext:value-type="float">
            <text:p>36,610545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3:43:56</text:p>
          </table:table-cell>
          <table:table-cell table:style-name="ce1" table:content-validation-name="val1" office:value-type="float" office:value="44.72" calcext:value-type="float">
            <text:p>44,72</text:p>
          </table:table-cell>
          <table:table-cell table:style-name="ce1" table:content-validation-name="val1" office:value-type="float" office:value="38.8" calcext:value-type="float">
            <text:p>38,8</text:p>
          </table:table-cell>
          <table:table-cell table:style-name="ce1" table:content-validation-name="val1" office:value-type="float" office:value="36.61" calcext:value-type="float">
            <text:p>36,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2/2013 1:28:18</text:p>
          </table:table-cell>
          <table:table-cell table:style-name="ce1" table:content-validation-name="val1" office:value-type="float" office:value="45.2307" calcext:value-type="float">
            <text:p>45,2307</text:p>
          </table:table-cell>
          <table:table-cell table:style-name="ce1" table:content-validation-name="val1" office:value-type="float" office:value="36.4073" calcext:value-type="float">
            <text:p>36,4073</text:p>
          </table:table-cell>
          <table:table-cell table:style-name="ce1" table:content-validation-name="val1" office:value-type="float" office:value="36.61" calcext:value-type="float">
            <text:p>36,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3:33:21</text:p>
          </table:table-cell>
          <table:table-cell table:style-name="ce1" table:content-validation-name="val1" office:value-type="float" office:value="47.7943819" calcext:value-type="float">
            <text:p>47,7943819</text:p>
          </table:table-cell>
          <table:table-cell table:style-name="ce1" table:content-validation-name="val1" office:value-type="float" office:value="25.61000159" calcext:value-type="float">
            <text:p>25,61000159</text:p>
          </table:table-cell>
          <table:table-cell table:style-name="ce1" table:content-validation-name="val1" office:value-type="float" office:value="36.60697031" calcext:value-type="float">
            <text:p>36,606970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15:10:46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3.8845952" calcext:value-type="float">
            <text:p>33,8845952</text:p>
          </table:table-cell>
          <table:table-cell table:style-name="ce1" table:content-validation-name="val1" office:value-type="float" office:value="36.60501215" calcext:value-type="float">
            <text:p>36,605012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6 11:08:12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37.51196874" calcext:value-type="float">
            <text:p>37,51196874</text:p>
          </table:table-cell>
          <table:table-cell table:style-name="ce1" table:content-validation-name="val1" office:value-type="float" office:value="36.60345331" calcext:value-type="float">
            <text:p>36,603453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4 10:58:54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6.60345331" calcext:value-type="float">
            <text:p>36,603453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5/2013 13:33:16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5.51621316" calcext:value-type="float">
            <text:p>35,51621316</text:p>
          </table:table-cell>
          <table:table-cell table:style-name="ce1" table:content-validation-name="val1" office:value-type="float" office:value="36.60345331" calcext:value-type="float">
            <text:p>36,603453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5 13:44:05</text:p>
          </table:table-cell>
          <table:table-cell table:style-name="ce1" table:content-validation-name="val1" office:value-type="float" office:value="51.65" calcext:value-type="float">
            <text:p>51,65</text:p>
          </table:table-cell>
          <table:table-cell table:style-name="ce1" table:content-validation-name="val1" office:value-type="float" office:value="42.95" calcext:value-type="float">
            <text:p>42,95</text:p>
          </table:table-cell>
          <table:table-cell table:style-name="ce1" table:content-validation-name="val1" office:value-type="float" office:value="36.6" calcext:value-type="float">
            <text:p>36,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9/2015 19:44:46</text:p>
          </table:table-cell>
          <table:table-cell table:style-name="ce1" table:content-validation-name="val1" office:value-type="float" office:value="29.4" calcext:value-type="float">
            <text:p>29,4</text:p>
          </table:table-cell>
          <table:table-cell table:style-name="ce1" table:content-validation-name="val1" office:value-type="float" office:value="36.7" calcext:value-type="float">
            <text:p>36,7</text:p>
          </table:table-cell>
          <table:table-cell table:style-name="ce1" table:content-validation-name="val1" office:value-type="float" office:value="36.6" calcext:value-type="float">
            <text:p>36,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3:19:43</text:p>
          </table:table-cell>
          <table:table-cell table:style-name="ce1" table:content-validation-name="val1" office:value-type="float" office:value="64.47" calcext:value-type="float">
            <text:p>64,47</text:p>
          </table:table-cell>
          <table:table-cell table:style-name="ce1" table:content-validation-name="val1" office:value-type="float" office:value="35.2" calcext:value-type="float">
            <text:p>35,2</text:p>
          </table:table-cell>
          <table:table-cell table:style-name="ce1" table:content-validation-name="val1" office:value-type="float" office:value="36.6" calcext:value-type="float">
            <text:p>36,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4 5:54:56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36.96396302" calcext:value-type="float">
            <text:p>36,96396302</text:p>
          </table:table-cell>
          <table:table-cell table:style-name="ce1" table:content-validation-name="val1" office:value-type="float" office:value="36.5948468" calcext:value-type="float">
            <text:p>36,59484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4 22:59:37</text:p>
          </table:table-cell>
          <table:table-cell table:style-name="ce1" table:content-validation-name="val1" office:value-type="float" office:value="32.631" calcext:value-type="float">
            <text:p>32,631</text:p>
          </table:table-cell>
          <table:table-cell table:style-name="ce1" table:content-validation-name="val1" office:value-type="float" office:value="39.75" calcext:value-type="float">
            <text:p>39,75</text:p>
          </table:table-cell>
          <table:table-cell table:style-name="ce1" table:content-validation-name="val1" office:value-type="float" office:value="36.59" calcext:value-type="float">
            <text:p>36,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3 8:11:21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48.63820926" calcext:value-type="float">
            <text:p>48,63820926</text:p>
          </table:table-cell>
          <table:table-cell table:style-name="ce1" table:content-validation-name="val1" office:value-type="float" office:value="36.58840256" calcext:value-type="float">
            <text:p>36,588402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30/2015 11:17:36</text:p>
          </table:table-cell>
          <table:table-cell table:style-name="ce1" table:content-validation-name="val1" office:value-type="float" office:value="43.2566" calcext:value-type="float">
            <text:p>43,2566</text:p>
          </table:table-cell>
          <table:table-cell table:style-name="ce1" table:content-validation-name="val1" office:value-type="float" office:value="35.66793133" calcext:value-type="float">
            <text:p>35,66793133</text:p>
          </table:table-cell>
          <table:table-cell table:style-name="ce1" table:content-validation-name="val1" office:value-type="float" office:value="36.58496756" calcext:value-type="float">
            <text:p>36,584967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2/2015 12:54:05</text:p>
          </table:table-cell>
          <table:table-cell table:style-name="ce1" table:content-validation-name="val1" office:value-type="float" office:value="55.14907005" calcext:value-type="float">
            <text:p>55,14907005</text:p>
          </table:table-cell>
          <table:table-cell table:style-name="ce1" table:content-validation-name="val1" office:value-type="float" office:value="47.81163679" calcext:value-type="float">
            <text:p>47,81163679</text:p>
          </table:table-cell>
          <table:table-cell table:style-name="ce1" table:content-validation-name="val1" office:value-type="float" office:value="36.57619144" calcext:value-type="float">
            <text:p>36,576191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3 9:31:26</text:p>
          </table:table-cell>
          <table:table-cell table:style-name="ce1" table:content-validation-name="val1" office:value-type="float" office:value="24.59588762" calcext:value-type="float">
            <text:p>24,59588762</text:p>
          </table:table-cell>
          <table:table-cell table:style-name="ce1" table:content-validation-name="val1" office:value-type="float" office:value="31.25379572" calcext:value-type="float">
            <text:p>31,25379572</text:p>
          </table:table-cell>
          <table:table-cell table:style-name="ce1" table:content-validation-name="val1" office:value-type="float" office:value="36.56892526" calcext:value-type="float">
            <text:p>36,568925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5 8:10:28</text:p>
          </table:table-cell>
          <table:table-cell table:style-name="ce1" table:content-validation-name="val1" office:value-type="float" office:value="59.70028388" calcext:value-type="float">
            <text:p>59,70028388</text:p>
          </table:table-cell>
          <table:table-cell table:style-name="ce1" table:content-validation-name="val1" office:value-type="float" office:value="40.68981" calcext:value-type="float">
            <text:p>40,68981</text:p>
          </table:table-cell>
          <table:table-cell table:style-name="ce1" table:content-validation-name="val1" office:value-type="float" office:value="36.56794" calcext:value-type="float">
            <text:p>36,567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9/2014 21:45:39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31.75739297" calcext:value-type="float">
            <text:p>31,75739297</text:p>
          </table:table-cell>
          <table:table-cell table:style-name="ce1" table:content-validation-name="val1" office:value-type="float" office:value="36.56430463" calcext:value-type="float">
            <text:p>36,564304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3 9:55:17</text:p>
          </table:table-cell>
          <table:table-cell table:style-name="ce1" table:content-validation-name="val1" office:value-type="float" office:value="36.93310248" calcext:value-type="float">
            <text:p>36,93310248</text:p>
          </table:table-cell>
          <table:table-cell table:style-name="ce1" table:content-validation-name="val1" office:value-type="float" office:value="35.82310264" calcext:value-type="float">
            <text:p>35,82310264</text:p>
          </table:table-cell>
          <table:table-cell table:style-name="ce1" table:content-validation-name="val1" office:value-type="float" office:value="36.56050233" calcext:value-type="float">
            <text:p>36,560502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3 2:41:14</text:p>
          </table:table-cell>
          <table:table-cell table:style-name="ce1" table:content-validation-name="val1" office:value-type="float" office:value="23" calcext:value-type="float">
            <text:p>23</text:p>
          </table:table-cell>
          <table:table-cell table:style-name="ce1" table:content-validation-name="val1" office:value-type="float" office:value="31.999734" calcext:value-type="float">
            <text:p>31,999734</text:p>
          </table:table-cell>
          <table:table-cell table:style-name="ce1" table:content-validation-name="val1" office:value-type="float" office:value="36.558607" calcext:value-type="float">
            <text:p>36,5586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4 12:27:46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2.70521227" calcext:value-type="float">
            <text:p>32,70521227</text:p>
          </table:table-cell>
          <table:table-cell table:style-name="ce1" table:content-validation-name="val1" office:value-type="float" office:value="36.551332" calcext:value-type="float">
            <text:p>36,5513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8/2015 2:19:37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1.7785984" calcext:value-type="float">
            <text:p>31,7785984</text:p>
          </table:table-cell>
          <table:table-cell table:style-name="ce1" table:content-validation-name="val1" office:value-type="float" office:value="36.54562923" calcext:value-type="float">
            <text:p>36,545629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5 10:43:17</text:p>
          </table:table-cell>
          <table:table-cell table:style-name="ce1" table:content-validation-name="val1" office:value-type="float" office:value="47.0475" calcext:value-type="float">
            <text:p>47,0475</text:p>
          </table:table-cell>
          <table:table-cell table:style-name="ce1" table:content-validation-name="val1" office:value-type="float" office:value="28.8015" calcext:value-type="float">
            <text:p>28,8015</text:p>
          </table:table-cell>
          <table:table-cell table:style-name="ce1" table:content-validation-name="val1" office:value-type="float" office:value="36.5456" calcext:value-type="float">
            <text:p>36,54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3/2014 8:11:13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1.0906832" calcext:value-type="float">
            <text:p>31,0906832</text:p>
          </table:table-cell>
          <table:table-cell table:style-name="ce1" table:content-validation-name="val1" office:value-type="float" office:value="36.5452789" calcext:value-type="float">
            <text:p>36,54527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10:26:57</text:p>
          </table:table-cell>
          <table:table-cell table:style-name="ce1" table:content-validation-name="val1" office:value-type="float" office:value="12.0837" calcext:value-type="float">
            <text:p>12,0837</text:p>
          </table:table-cell>
          <table:table-cell table:style-name="ce1" table:content-validation-name="val1" office:value-type="float" office:value="47.4052" calcext:value-type="float">
            <text:p>47,4052</text:p>
          </table:table-cell>
          <table:table-cell table:style-name="ce1" table:content-validation-name="val1" office:value-type="float" office:value="36.5366" calcext:value-type="float">
            <text:p>36,53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3 8:27:28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7.37" calcext:value-type="float">
            <text:p>37,37</text:p>
          </table:table-cell>
          <table:table-cell table:style-name="ce1" table:content-validation-name="val1" office:value-type="float" office:value="36.53" calcext:value-type="float">
            <text:p>36,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2/2015 12:31:18</text:p>
          </table:table-cell>
          <table:table-cell table:style-name="ce1" table:content-validation-name="val1" office:value-type="float" office:value="60.34" calcext:value-type="float">
            <text:p>60,34</text:p>
          </table:table-cell>
          <table:table-cell table:style-name="ce1" table:content-validation-name="val1" office:value-type="float" office:value="31.31" calcext:value-type="float">
            <text:p>31,31</text:p>
          </table:table-cell>
          <table:table-cell table:style-name="ce1" table:content-validation-name="val1" office:value-type="float" office:value="36.53" calcext:value-type="float">
            <text:p>36,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9/2015 12:05:22</text:p>
          </table:table-cell>
          <table:table-cell table:style-name="ce1" table:content-validation-name="val1" office:value-type="float" office:value="45.45869651" calcext:value-type="float">
            <text:p>45,45869651</text:p>
          </table:table-cell>
          <table:table-cell table:style-name="ce1" table:content-validation-name="val1" office:value-type="float" office:value="36.27185699" calcext:value-type="float">
            <text:p>36,27185699</text:p>
          </table:table-cell>
          <table:table-cell table:style-name="ce1" table:content-validation-name="val1" office:value-type="float" office:value="36.5107376" calcext:value-type="float">
            <text:p>36,51073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3 16:15:5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9.17" calcext:value-type="float">
            <text:p>39,17</text:p>
          </table:table-cell>
          <table:table-cell table:style-name="ce1" table:content-validation-name="val1" office:value-type="float" office:value="36.51" calcext:value-type="float">
            <text:p>36,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2/2015 12:36:25</text:p>
          </table:table-cell>
          <table:table-cell table:style-name="ce1" table:content-validation-name="val1" office:value-type="float" office:value="13.73" calcext:value-type="float">
            <text:p>13,73</text:p>
          </table:table-cell>
          <table:table-cell table:style-name="ce1" table:content-validation-name="val1" office:value-type="float" office:value="32.43" calcext:value-type="float">
            <text:p>32,43</text:p>
          </table:table-cell>
          <table:table-cell table:style-name="ce1" table:content-validation-name="val1" office:value-type="float" office:value="36.51" calcext:value-type="float">
            <text:p>36,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7/2015 6:06:59</text:p>
          </table:table-cell>
          <table:table-cell table:style-name="ce1" table:content-validation-name="val1" office:value-type="float" office:value="43.13" calcext:value-type="float">
            <text:p>43,13</text:p>
          </table:table-cell>
          <table:table-cell table:style-name="ce1" table:content-validation-name="val1" office:value-type="float" office:value="43.89062603" calcext:value-type="float">
            <text:p>43,89062603</text:p>
          </table:table-cell>
          <table:table-cell table:style-name="ce1" table:content-validation-name="val1" office:value-type="float" office:value="36.50883653" calcext:value-type="float">
            <text:p>36,508836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4/2015 12:40:39</text:p>
          </table:table-cell>
          <table:table-cell table:style-name="ce1" table:content-validation-name="val1" office:value-type="float" office:value="44.27928168" calcext:value-type="float">
            <text:p>44,27928168</text:p>
          </table:table-cell>
          <table:table-cell table:style-name="ce1" table:content-validation-name="val1" office:value-type="float" office:value="45.08477668" calcext:value-type="float">
            <text:p>45,08477668</text:p>
          </table:table-cell>
          <table:table-cell table:style-name="ce1" table:content-validation-name="val1" office:value-type="float" office:value="36.50052344" calcext:value-type="float">
            <text:p>36,500523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3/2015 9:53:17</text:p>
          </table:table-cell>
          <table:table-cell table:style-name="ce1" table:content-validation-name="val1" office:value-type="float" office:value="35.964" calcext:value-type="float">
            <text:p>35,964</text:p>
          </table:table-cell>
          <table:table-cell table:style-name="ce1" table:content-validation-name="val1" office:value-type="float" office:value="30.37790701" calcext:value-type="float">
            <text:p>30,37790701</text:p>
          </table:table-cell>
          <table:table-cell table:style-name="ce1" table:content-validation-name="val1" office:value-type="float" office:value="36.50007084" calcext:value-type="float">
            <text:p>36,50007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6 10:33:19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35.71773989" calcext:value-type="float">
            <text:p>35,71773989</text:p>
          </table:table-cell>
          <table:table-cell table:style-name="ce1" table:content-validation-name="val1" office:value-type="float" office:value="36.49966382" calcext:value-type="float">
            <text:p>36,499663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6 23:36:30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9.95973621" calcext:value-type="float">
            <text:p>39,95973621</text:p>
          </table:table-cell>
          <table:table-cell table:style-name="ce1" table:content-validation-name="val1" office:value-type="float" office:value="36.49253606" calcext:value-type="float">
            <text:p>36,492536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3 10:48:41</text:p>
          </table:table-cell>
          <table:table-cell table:style-name="ce1" table:content-validation-name="val1" office:value-type="float" office:value="10.51596" calcext:value-type="float">
            <text:p>10,51596</text:p>
          </table:table-cell>
          <table:table-cell table:style-name="ce1" table:content-validation-name="val1" office:value-type="float" office:value="53.94527" calcext:value-type="float">
            <text:p>53,94527</text:p>
          </table:table-cell>
          <table:table-cell table:style-name="ce1" table:content-validation-name="val1" office:value-type="float" office:value="36.4778" calcext:value-type="float">
            <text:p>36,47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7/2015 22:52:25</text:p>
          </table:table-cell>
          <table:table-cell table:style-name="ce1" table:content-validation-name="val1" office:value-type="float" office:value="58.26605087" calcext:value-type="float">
            <text:p>58,26605087</text:p>
          </table:table-cell>
          <table:table-cell table:style-name="ce1" table:content-validation-name="val1" office:value-type="float" office:value="36.33441293" calcext:value-type="float">
            <text:p>36,33441293</text:p>
          </table:table-cell>
          <table:table-cell table:style-name="ce1" table:content-validation-name="val1" office:value-type="float" office:value="36.47566794" calcext:value-type="float">
            <text:p>36,475667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30/2014 11:51:54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27.24388142" calcext:value-type="float">
            <text:p>27,24388142</text:p>
          </table:table-cell>
          <table:table-cell table:style-name="ce1" table:content-validation-name="val1" office:value-type="float" office:value="36.47276429" calcext:value-type="float">
            <text:p>36,472764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4 21:48:11</text:p>
          </table:table-cell>
          <table:table-cell table:style-name="ce1" table:content-validation-name="val1" office:value-type="float" office:value="40.95633163" calcext:value-type="float">
            <text:p>40,95633163</text:p>
          </table:table-cell>
          <table:table-cell table:style-name="ce1" table:content-validation-name="val1" office:value-type="float" office:value="48.41169334" calcext:value-type="float">
            <text:p>48,41169334</text:p>
          </table:table-cell>
          <table:table-cell table:style-name="ce1" table:content-validation-name="val1" office:value-type="float" office:value="36.46501597" calcext:value-type="float">
            <text:p>36,465015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5 1:13:13</text:p>
          </table:table-cell>
          <table:table-cell table:style-name="ce1" table:content-validation-name="val1" office:value-type="float" office:value="50.55683526" calcext:value-type="float">
            <text:p>50,55683526</text:p>
          </table:table-cell>
          <table:table-cell table:style-name="ce1" table:content-validation-name="val1" office:value-type="float" office:value="51.11431389" calcext:value-type="float">
            <text:p>51,11431389</text:p>
          </table:table-cell>
          <table:table-cell table:style-name="ce1" table:content-validation-name="val1" office:value-type="float" office:value="36.46341998" calcext:value-type="float">
            <text:p>36,463419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5 22:57:16</text:p>
          </table:table-cell>
          <table:table-cell table:style-name="ce1" table:content-validation-name="val1" office:value-type="float" office:value="41.92" calcext:value-type="float">
            <text:p>41,92</text:p>
          </table:table-cell>
          <table:table-cell table:style-name="ce1" table:content-validation-name="val1" office:value-type="float" office:value="27.155" calcext:value-type="float">
            <text:p>27,155</text:p>
          </table:table-cell>
          <table:table-cell table:style-name="ce1" table:content-validation-name="val1" office:value-type="float" office:value="36.46" calcext:value-type="float">
            <text:p>36,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5 12:47:22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47.71667066" calcext:value-type="float">
            <text:p>47,71667066</text:p>
          </table:table-cell>
          <table:table-cell table:style-name="ce1" table:content-validation-name="val1" office:value-type="float" office:value="36.45958916" calcext:value-type="float">
            <text:p>36,459589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5/2015 14:33:15</text:p>
          </table:table-cell>
          <table:table-cell table:style-name="ce1" table:content-validation-name="val1" office:value-type="float" office:value="26.67518949" calcext:value-type="float">
            <text:p>26,67518949</text:p>
          </table:table-cell>
          <table:table-cell table:style-name="ce1" table:content-validation-name="val1" office:value-type="float" office:value="34.53956095" calcext:value-type="float">
            <text:p>34,53956095</text:p>
          </table:table-cell>
          <table:table-cell table:style-name="ce1" table:content-validation-name="val1" office:value-type="float" office:value="36.45846705" calcext:value-type="float">
            <text:p>36,458467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5 7:51:02</text:p>
          </table:table-cell>
          <table:table-cell table:style-name="ce1" table:content-validation-name="val1" office:value-type="float" office:value="57.10086924" calcext:value-type="float">
            <text:p>57,10086924</text:p>
          </table:table-cell>
          <table:table-cell table:style-name="ce1" table:content-validation-name="val1" office:value-type="float" office:value="46.39338231" calcext:value-type="float">
            <text:p>46,39338231</text:p>
          </table:table-cell>
          <table:table-cell table:style-name="ce1" table:content-validation-name="val1" office:value-type="float" office:value="36.45356071" calcext:value-type="float">
            <text:p>36,453560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2:23:10</text:p>
          </table:table-cell>
          <table:table-cell table:style-name="ce1" table:content-validation-name="val1" office:value-type="float" office:value="13.73" calcext:value-type="float">
            <text:p>13,73</text:p>
          </table:table-cell>
          <table:table-cell table:style-name="ce1" table:content-validation-name="val1" office:value-type="float" office:value="34.42" calcext:value-type="float">
            <text:p>34,42</text:p>
          </table:table-cell>
          <table:table-cell table:style-name="ce1" table:content-validation-name="val1" office:value-type="float" office:value="36.45" calcext:value-type="float">
            <text:p>36,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5 18:36:01</text:p>
          </table:table-cell>
          <table:table-cell table:style-name="ce1" table:content-validation-name="val1" office:value-type="float" office:value="16.53673" calcext:value-type="float">
            <text:p>16,53673</text:p>
          </table:table-cell>
          <table:table-cell table:style-name="ce1" table:content-validation-name="val1" office:value-type="float" office:value="38.96438" calcext:value-type="float">
            <text:p>38,96438</text:p>
          </table:table-cell>
          <table:table-cell table:style-name="ce1" table:content-validation-name="val1" office:value-type="float" office:value="36.44732" calcext:value-type="float">
            <text:p>36,447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0/2014 23:29:23</text:p>
          </table:table-cell>
          <table:table-cell table:style-name="ce1" table:content-validation-name="val1" office:value-type="float" office:value="41.1" calcext:value-type="float">
            <text:p>41,1</text:p>
          </table:table-cell>
          <table:table-cell table:style-name="ce1" table:content-validation-name="val1" office:value-type="float" office:value="33.346" calcext:value-type="float">
            <text:p>33,346</text:p>
          </table:table-cell>
          <table:table-cell table:style-name="ce1" table:content-validation-name="val1" office:value-type="float" office:value="36.446" calcext:value-type="float">
            <text:p>36,4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14:29:41</text:p>
          </table:table-cell>
          <table:table-cell table:style-name="ce1" table:content-validation-name="val1" office:value-type="float" office:value="40.34875883" calcext:value-type="float">
            <text:p>40,34875883</text:p>
          </table:table-cell>
          <table:table-cell table:style-name="ce1" table:content-validation-name="val1" office:value-type="float" office:value="34.79089429" calcext:value-type="float">
            <text:p>34,79089429</text:p>
          </table:table-cell>
          <table:table-cell table:style-name="ce1" table:content-validation-name="val1" office:value-type="float" office:value="36.4415042" calcext:value-type="float">
            <text:p>36,44150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9/2014 18:22:26</text:p>
          </table:table-cell>
          <table:table-cell table:style-name="ce1" table:content-validation-name="val1" office:value-type="float" office:value="48.47" calcext:value-type="float">
            <text:p>48,47</text:p>
          </table:table-cell>
          <table:table-cell table:style-name="ce1" table:content-validation-name="val1" office:value-type="float" office:value="36.65" calcext:value-type="float">
            <text:p>36,65</text:p>
          </table:table-cell>
          <table:table-cell table:style-name="ce1" table:content-validation-name="val1" office:value-type="float" office:value="36.44" calcext:value-type="float">
            <text:p>36,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5 13:17:00</text:p>
          </table:table-cell>
          <table:table-cell table:style-name="ce1" table:content-validation-name="val1" office:value-type="float" office:value="55.42412154" calcext:value-type="float">
            <text:p>55,42412154</text:p>
          </table:table-cell>
          <table:table-cell table:style-name="ce1" table:content-validation-name="val1" office:value-type="float" office:value="38.33144805" calcext:value-type="float">
            <text:p>38,33144805</text:p>
          </table:table-cell>
          <table:table-cell table:style-name="ce1" table:content-validation-name="val1" office:value-type="float" office:value="36.42760444" calcext:value-type="float">
            <text:p>36,427604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0/2015 10:11:49</text:p>
          </table:table-cell>
          <table:table-cell table:style-name="ce1" table:content-validation-name="val1" office:value-type="float" office:value="57.98143184" calcext:value-type="float">
            <text:p>57,98143184</text:p>
          </table:table-cell>
          <table:table-cell table:style-name="ce1" table:content-validation-name="val1" office:value-type="float" office:value="38.02975522" calcext:value-type="float">
            <text:p>38,02975522</text:p>
          </table:table-cell>
          <table:table-cell table:style-name="ce1" table:content-validation-name="val1" office:value-type="float" office:value="36.4269296" calcext:value-type="float">
            <text:p>36,42692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1/2013 4:19:13</text:p>
          </table:table-cell>
          <table:table-cell table:style-name="ce1" table:content-validation-name="val1" office:value-type="float" office:value="22.43" calcext:value-type="float">
            <text:p>22,43</text:p>
          </table:table-cell>
          <table:table-cell table:style-name="ce1" table:content-validation-name="val1" office:value-type="float" office:value="31.75706932" calcext:value-type="float">
            <text:p>31,75706932</text:p>
          </table:table-cell>
          <table:table-cell table:style-name="ce1" table:content-validation-name="val1" office:value-type="float" office:value="36.41709561" calcext:value-type="float">
            <text:p>36,417095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5 22:31:19</text:p>
          </table:table-cell>
          <table:table-cell table:style-name="ce1" table:content-validation-name="val1" office:value-type="float" office:value="13.12807362" calcext:value-type="float">
            <text:p>13,12807362</text:p>
          </table:table-cell>
          <table:table-cell table:style-name="ce1" table:content-validation-name="val1" office:value-type="float" office:value="37.79959714" calcext:value-type="float">
            <text:p>37,79959714</text:p>
          </table:table-cell>
          <table:table-cell table:style-name="ce1" table:content-validation-name="val1" office:value-type="float" office:value="36.40769944" calcext:value-type="float">
            <text:p>36,407699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3 15:03:59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2.94917032" calcext:value-type="float">
            <text:p>32,94917032</text:p>
          </table:table-cell>
          <table:table-cell table:style-name="ce1" table:content-validation-name="val1" office:value-type="float" office:value="36.40165489" calcext:value-type="float">
            <text:p>36,401654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4 21:11:19</text:p>
          </table:table-cell>
          <table:table-cell table:style-name="ce1" table:content-validation-name="val1" office:value-type="float" office:value="21.27945921" calcext:value-type="float">
            <text:p>21,27945921</text:p>
          </table:table-cell>
          <table:table-cell table:style-name="ce1" table:content-validation-name="val1" office:value-type="float" office:value="46.57864475" calcext:value-type="float">
            <text:p>46,57864475</text:p>
          </table:table-cell>
          <table:table-cell table:style-name="ce1" table:content-validation-name="val1" office:value-type="float" office:value="36.40089516" calcext:value-type="float">
            <text:p>36,400895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4 5:14:32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24.04" calcext:value-type="float">
            <text:p>24,04</text:p>
          </table:table-cell>
          <table:table-cell table:style-name="ce1" table:content-validation-name="val1" office:value-type="float" office:value="36.4" calcext:value-type="float">
            <text:p>36,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5 5:15:31</text:p>
          </table:table-cell>
          <table:table-cell table:style-name="ce1" table:content-validation-name="val1" office:value-type="float" office:value="45.91897" calcext:value-type="float">
            <text:p>45,91897</text:p>
          </table:table-cell>
          <table:table-cell table:style-name="ce1" table:content-validation-name="val1" office:value-type="float" office:value="32.58064" calcext:value-type="float">
            <text:p>32,58064</text:p>
          </table:table-cell>
          <table:table-cell table:style-name="ce1" table:content-validation-name="val1" office:value-type="float" office:value="36.39961" calcext:value-type="float">
            <text:p>36,399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2/2013 13:50:22</text:p>
          </table:table-cell>
          <table:table-cell table:style-name="ce1" table:content-validation-name="val1" office:value-type="float" office:value="19.38544008" calcext:value-type="float">
            <text:p>19,38544008</text:p>
          </table:table-cell>
          <table:table-cell table:style-name="ce1" table:content-validation-name="val1" office:value-type="float" office:value="44.32309083" calcext:value-type="float">
            <text:p>44,32309083</text:p>
          </table:table-cell>
          <table:table-cell table:style-name="ce1" table:content-validation-name="val1" office:value-type="float" office:value="36.39916648" calcext:value-type="float">
            <text:p>36,399166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6:52:48</text:p>
          </table:table-cell>
          <table:table-cell table:style-name="ce1" table:content-validation-name="val1" office:value-type="float" office:value="53.30779866" calcext:value-type="float">
            <text:p>53,30779866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36.399093" calcext:value-type="float">
            <text:p>36,3990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7/2014 3:31:56</text:p>
          </table:table-cell>
          <table:table-cell table:style-name="ce1" table:content-validation-name="val1" office:value-type="float" office:value="61.98294349" calcext:value-type="float">
            <text:p>61,98294349</text:p>
          </table:table-cell>
          <table:table-cell table:style-name="ce1" table:content-validation-name="val1" office:value-type="float" office:value="45.66220726" calcext:value-type="float">
            <text:p>45,66220726</text:p>
          </table:table-cell>
          <table:table-cell table:style-name="ce1" table:content-validation-name="val1" office:value-type="float" office:value="36.39577434" calcext:value-type="float">
            <text:p>36,395774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14:16:20</text:p>
          </table:table-cell>
          <table:table-cell table:style-name="ce1" table:content-validation-name="val1" office:value-type="float" office:value="54.16369541" calcext:value-type="float">
            <text:p>54,16369541</text:p>
          </table:table-cell>
          <table:table-cell table:style-name="ce1" table:content-validation-name="val1" office:value-type="float" office:value="36.8973053" calcext:value-type="float">
            <text:p>36,8973053</text:p>
          </table:table-cell>
          <table:table-cell table:style-name="ce1" table:content-validation-name="val1" office:value-type="float" office:value="36.39065043" calcext:value-type="float">
            <text:p>36,390650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6 20:50:03</text:p>
          </table:table-cell>
          <table:table-cell table:style-name="ce1" table:content-validation-name="val1" office:value-type="float" office:value="36.91423922" calcext:value-type="float">
            <text:p>36,91423922</text:p>
          </table:table-cell>
          <table:table-cell table:style-name="ce1" table:content-validation-name="val1" office:value-type="float" office:value="30.96848575" calcext:value-type="float">
            <text:p>30,96848575</text:p>
          </table:table-cell>
          <table:table-cell table:style-name="ce1" table:content-validation-name="val1" office:value-type="float" office:value="36.38292721" calcext:value-type="float">
            <text:p>36,382927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4/2015 5:07:36</text:p>
          </table:table-cell>
          <table:table-cell table:style-name="ce1" table:content-validation-name="val1" office:value-type="float" office:value="41.36937863" calcext:value-type="float">
            <text:p>41,36937863</text:p>
          </table:table-cell>
          <table:table-cell table:style-name="ce1" table:content-validation-name="val1" office:value-type="float" office:value="36.11515296" calcext:value-type="float">
            <text:p>36,11515296</text:p>
          </table:table-cell>
          <table:table-cell table:style-name="ce1" table:content-validation-name="val1" office:value-type="float" office:value="36.38165939" calcext:value-type="float">
            <text:p>36,381659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6 7:52:55</text:p>
          </table:table-cell>
          <table:table-cell table:style-name="ce1" table:content-validation-name="val1" office:value-type="float" office:value="40.42" calcext:value-type="float">
            <text:p>40,42</text:p>
          </table:table-cell>
          <table:table-cell table:style-name="ce1" table:content-validation-name="val1" office:value-type="float" office:value="37.19" calcext:value-type="float">
            <text:p>37,19</text:p>
          </table:table-cell>
          <table:table-cell table:style-name="ce1" table:content-validation-name="val1" office:value-type="float" office:value="36.38" calcext:value-type="float">
            <text:p>36,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6 15:16:52</text:p>
          </table:table-cell>
          <table:table-cell table:style-name="ce1" table:content-validation-name="val1" office:value-type="float" office:value="44.40358415" calcext:value-type="float">
            <text:p>44,40358415</text:p>
          </table:table-cell>
          <table:table-cell table:style-name="ce1" table:content-validation-name="val1" office:value-type="float" office:value="38.28212429" calcext:value-type="float">
            <text:p>38,28212429</text:p>
          </table:table-cell>
          <table:table-cell table:style-name="ce1" table:content-validation-name="val1" office:value-type="float" office:value="36.37308595" calcext:value-type="float">
            <text:p>36,373085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4/2015 4:15:33</text:p>
          </table:table-cell>
          <table:table-cell table:style-name="ce1" table:content-validation-name="val1" office:value-type="float" office:value="48.99" calcext:value-type="float">
            <text:p>48,99</text:p>
          </table:table-cell>
          <table:table-cell table:style-name="ce1" table:content-validation-name="val1" office:value-type="float" office:value="47.09" calcext:value-type="float">
            <text:p>47,09</text:p>
          </table:table-cell>
          <table:table-cell table:style-name="ce1" table:content-validation-name="val1" office:value-type="float" office:value="36.37" calcext:value-type="float">
            <text:p>36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3 2:25:58</text:p>
          </table:table-cell>
          <table:table-cell table:style-name="ce1" table:content-validation-name="val1" office:value-type="float" office:value="41.3633967" calcext:value-type="float">
            <text:p>41,3633967</text:p>
          </table:table-cell>
          <table:table-cell table:style-name="ce1" table:content-validation-name="val1" office:value-type="float" office:value="41.71" calcext:value-type="float">
            <text:p>41,71</text:p>
          </table:table-cell>
          <table:table-cell table:style-name="ce1" table:content-validation-name="val1" office:value-type="float" office:value="36.37" calcext:value-type="float">
            <text:p>36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1/2015 7:34:50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26.13423405" calcext:value-type="float">
            <text:p>26,13423405</text:p>
          </table:table-cell>
          <table:table-cell table:style-name="ce1" table:content-validation-name="val1" office:value-type="float" office:value="36.36554349" calcext:value-type="float">
            <text:p>36,365543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5 14:00:30</text:p>
          </table:table-cell>
          <table:table-cell table:style-name="ce1" table:content-validation-name="val1" office:value-type="float" office:value="24.7" calcext:value-type="float">
            <text:p>24,7</text:p>
          </table:table-cell>
          <table:table-cell table:style-name="ce1" table:content-validation-name="val1" office:value-type="float" office:value="41.58" calcext:value-type="float">
            <text:p>41,58</text:p>
          </table:table-cell>
          <table:table-cell table:style-name="ce1" table:content-validation-name="val1" office:value-type="float" office:value="36.36" calcext:value-type="float">
            <text:p>36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4 9:20:27</text:p>
          </table:table-cell>
          <table:table-cell table:style-name="ce1" table:content-validation-name="val1" office:value-type="float" office:value="39.92" calcext:value-type="float">
            <text:p>39,92</text:p>
          </table:table-cell>
          <table:table-cell table:style-name="ce1" table:content-validation-name="val1" office:value-type="float" office:value="31.33" calcext:value-type="float">
            <text:p>31,33</text:p>
          </table:table-cell>
          <table:table-cell table:style-name="ce1" table:content-validation-name="val1" office:value-type="float" office:value="36.36" calcext:value-type="float">
            <text:p>36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5 20:06:56</text:p>
          </table:table-cell>
          <table:table-cell table:style-name="ce1" table:content-validation-name="val1" office:value-type="float" office:value="43.2" calcext:value-type="float">
            <text:p>43,2</text:p>
          </table:table-cell>
          <table:table-cell table:style-name="ce1" table:content-validation-name="val1" office:value-type="float" office:value="28.2" calcext:value-type="float">
            <text:p>28,2</text:p>
          </table:table-cell>
          <table:table-cell table:style-name="ce1" table:content-validation-name="val1" office:value-type="float" office:value="36.354" calcext:value-type="float">
            <text:p>36,3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5 18:14:25</text:p>
          </table:table-cell>
          <table:table-cell table:style-name="ce1" table:content-validation-name="val1" office:value-type="float" office:value="50.74961438" calcext:value-type="float">
            <text:p>50,74961438</text:p>
          </table:table-cell>
          <table:table-cell table:style-name="ce1" table:content-validation-name="val1" office:value-type="float" office:value="40.67130409" calcext:value-type="float">
            <text:p>40,67130409</text:p>
          </table:table-cell>
          <table:table-cell table:style-name="ce1" table:content-validation-name="val1" office:value-type="float" office:value="36.34127348" calcext:value-type="float">
            <text:p>36,341273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5 7:06:30</text:p>
          </table:table-cell>
          <table:table-cell table:style-name="ce1" table:content-validation-name="val1" office:value-type="float" office:value="12.54888711" calcext:value-type="float">
            <text:p>12,54888711</text:p>
          </table:table-cell>
          <table:table-cell table:style-name="ce1" table:content-validation-name="val1" office:value-type="float" office:value="23.4849643" calcext:value-type="float">
            <text:p>23,4849643</text:p>
          </table:table-cell>
          <table:table-cell table:style-name="ce1" table:content-validation-name="val1" office:value-type="float" office:value="36.32639485" calcext:value-type="float">
            <text:p>36,326394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7:19:25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4.21856565" calcext:value-type="float">
            <text:p>34,21856565</text:p>
          </table:table-cell>
          <table:table-cell table:style-name="ce1" table:content-validation-name="val1" office:value-type="float" office:value="36.32030308" calcext:value-type="float">
            <text:p>36,320303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21:01:44</text:p>
          </table:table-cell>
          <table:table-cell table:style-name="ce1" table:content-validation-name="val1" office:value-type="float" office:value="64.12300514" calcext:value-type="float">
            <text:p>64,12300514</text:p>
          </table:table-cell>
          <table:table-cell table:style-name="ce1" table:content-validation-name="val1" office:value-type="float" office:value="46.52545414" calcext:value-type="float">
            <text:p>46,52545414</text:p>
          </table:table-cell>
          <table:table-cell table:style-name="ce1" table:content-validation-name="val1" office:value-type="float" office:value="36.31541255" calcext:value-type="float">
            <text:p>36,315412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3/2015 23:40:38</text:p>
          </table:table-cell>
          <table:table-cell table:style-name="ce1" table:content-validation-name="val1" office:value-type="float" office:value="44.7555931" calcext:value-type="float">
            <text:p>44,7555931</text:p>
          </table:table-cell>
          <table:table-cell table:style-name="ce1" table:content-validation-name="val1" office:value-type="float" office:value="36.28415709" calcext:value-type="float">
            <text:p>36,28415709</text:p>
          </table:table-cell>
          <table:table-cell table:style-name="ce1" table:content-validation-name="val1" office:value-type="float" office:value="36.30612914" calcext:value-type="float">
            <text:p>36,306129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2:30:21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4.40602898" calcext:value-type="float">
            <text:p>44,40602898</text:p>
          </table:table-cell>
          <table:table-cell table:style-name="ce1" table:content-validation-name="val1" office:value-type="float" office:value="36.30251451" calcext:value-type="float">
            <text:p>36,302514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21:02:21</text:p>
          </table:table-cell>
          <table:table-cell table:style-name="ce1" table:content-validation-name="val1" office:value-type="float" office:value="46.16543093" calcext:value-type="float">
            <text:p>46,16543093</text:p>
          </table:table-cell>
          <table:table-cell table:style-name="ce1" table:content-validation-name="val1" office:value-type="float" office:value="36.08" calcext:value-type="float">
            <text:p>36,08</text:p>
          </table:table-cell>
          <table:table-cell table:style-name="ce1" table:content-validation-name="val1" office:value-type="float" office:value="36.3" calcext:value-type="float">
            <text:p>36,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5 5:42:57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8.38709844" calcext:value-type="float">
            <text:p>38,38709844</text:p>
          </table:table-cell>
          <table:table-cell table:style-name="ce1" table:content-validation-name="val1" office:value-type="float" office:value="36.29903178" calcext:value-type="float">
            <text:p>36,299031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0/2015 19:47:16</text:p>
          </table:table-cell>
          <table:table-cell table:style-name="ce1" table:content-validation-name="val1" office:value-type="float" office:value="25.28" calcext:value-type="float">
            <text:p>25,28</text:p>
          </table:table-cell>
          <table:table-cell table:style-name="ce1" table:content-validation-name="val1" office:value-type="float" office:value="40.42" calcext:value-type="float">
            <text:p>40,42</text:p>
          </table:table-cell>
          <table:table-cell table:style-name="ce1" table:content-validation-name="val1" office:value-type="float" office:value="36.28" calcext:value-type="float">
            <text:p>36,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5:02:48</text:p>
          </table:table-cell>
          <table:table-cell table:style-name="ce1" table:content-validation-name="val1" office:value-type="float" office:value="26.72403202" calcext:value-type="float">
            <text:p>26,72403202</text:p>
          </table:table-cell>
          <table:table-cell table:style-name="ce1" table:content-validation-name="val1" office:value-type="float" office:value="45.983" calcext:value-type="float">
            <text:p>45,983</text:p>
          </table:table-cell>
          <table:table-cell table:style-name="ce1" table:content-validation-name="val1" office:value-type="float" office:value="36.27747741" calcext:value-type="float">
            <text:p>36,277477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6 11:03:38</text:p>
          </table:table-cell>
          <table:table-cell table:style-name="ce1" table:content-validation-name="val1" office:value-type="float" office:value="29.64513323" calcext:value-type="float">
            <text:p>29,64513323</text:p>
          </table:table-cell>
          <table:table-cell table:style-name="ce1" table:content-validation-name="val1" office:value-type="float" office:value="35.14810061" calcext:value-type="float">
            <text:p>35,14810061</text:p>
          </table:table-cell>
          <table:table-cell table:style-name="ce1" table:content-validation-name="val1" office:value-type="float" office:value="36.27317014" calcext:value-type="float">
            <text:p>36,273170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6 2:10:10</text:p>
          </table:table-cell>
          <table:table-cell table:style-name="ce1" table:content-validation-name="val1" office:value-type="float" office:value="15.86" calcext:value-type="float">
            <text:p>15,86</text:p>
          </table:table-cell>
          <table:table-cell table:style-name="ce1" table:content-validation-name="val1" office:value-type="float" office:value="31.26" calcext:value-type="float">
            <text:p>31,26</text:p>
          </table:table-cell>
          <table:table-cell table:style-name="ce1" table:content-validation-name="val1" office:value-type="float" office:value="36.27" calcext:value-type="float">
            <text:p>36,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4 19:58:12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31.76" calcext:value-type="float">
            <text:p>31,76</text:p>
          </table:table-cell>
          <table:table-cell table:style-name="ce1" table:content-validation-name="val1" office:value-type="float" office:value="36.25" calcext:value-type="float">
            <text:p>36,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16:17:06</text:p>
          </table:table-cell>
          <table:table-cell table:style-name="ce1" table:content-validation-name="val1" office:value-type="float" office:value="54.87422452" calcext:value-type="float">
            <text:p>54,87422452</text:p>
          </table:table-cell>
          <table:table-cell table:style-name="ce1" table:content-validation-name="val1" office:value-type="float" office:value="47.45594233" calcext:value-type="float">
            <text:p>47,45594233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6 17:57:12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46.02361289" calcext:value-type="float">
            <text:p>46,02361289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3 23:27:32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45.36411934" calcext:value-type="float">
            <text:p>45,36411934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5 0:43:22</text:p>
          </table:table-cell>
          <table:table-cell table:style-name="ce1" table:content-validation-name="val1" office:value-type="float" office:value="51.74077519" calcext:value-type="float">
            <text:p>51,74077519</text:p>
          </table:table-cell>
          <table:table-cell table:style-name="ce1" table:content-validation-name="val1" office:value-type="float" office:value="40.73894456" calcext:value-type="float">
            <text:p>40,73894456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10:12:21</text:p>
          </table:table-cell>
          <table:table-cell table:style-name="ce1" table:content-validation-name="val1" office:value-type="float" office:value="22.50988417" calcext:value-type="float">
            <text:p>22,50988417</text:p>
          </table:table-cell>
          <table:table-cell table:style-name="ce1" table:content-validation-name="val1" office:value-type="float" office:value="32.94917032" calcext:value-type="float">
            <text:p>32,94917032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5 20:34:41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31.75706932" calcext:value-type="float">
            <text:p>31,75706932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4 20:20:18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22:52:12</text:p>
          </table:table-cell>
          <table:table-cell table:style-name="ce1" table:content-validation-name="val1" office:value-type="float" office:value="22.97497165" calcext:value-type="float">
            <text:p>22,97497165</text:p>
          </table:table-cell>
          <table:table-cell table:style-name="ce1" table:content-validation-name="val1" office:value-type="float" office:value="29.43126" calcext:value-type="float">
            <text:p>29,43126</text:p>
          </table:table-cell>
          <table:table-cell table:style-name="ce1" table:content-validation-name="val1" office:value-type="float" office:value="36.24800694" calcext:value-type="float">
            <text:p>36,248006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6 6:54:09</text:p>
          </table:table-cell>
          <table:table-cell table:style-name="ce1" table:content-validation-name="val1" office:value-type="float" office:value="49.176" calcext:value-type="float">
            <text:p>49,176</text:p>
          </table:table-cell>
          <table:table-cell table:style-name="ce1" table:content-validation-name="val1" office:value-type="float" office:value="37.9813" calcext:value-type="float">
            <text:p>37,9813</text:p>
          </table:table-cell>
          <table:table-cell table:style-name="ce1" table:content-validation-name="val1" office:value-type="float" office:value="36.248" calcext:value-type="float">
            <text:p>36,2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4 5:00:13</text:p>
          </table:table-cell>
          <table:table-cell table:style-name="ce1" table:content-validation-name="val1" office:value-type="float" office:value="50" calcext:value-type="float">
            <text:p>50</text:p>
          </table:table-cell>
          <table:table-cell table:style-name="ce1" table:content-validation-name="val1" office:value-type="float" office:value="31.75" calcext:value-type="float">
            <text:p>31,75</text:p>
          </table:table-cell>
          <table:table-cell table:style-name="ce1" table:content-validation-name="val1" office:value-type="float" office:value="36.24" calcext:value-type="float">
            <text:p>36,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5/2014 18:36:13</text:p>
          </table:table-cell>
          <table:table-cell table:style-name="ce1" table:content-validation-name="val1" office:value-type="float" office:value="38.46390631" calcext:value-type="float">
            <text:p>38,46390631</text:p>
          </table:table-cell>
          <table:table-cell table:style-name="ce1" table:content-validation-name="val1" office:value-type="float" office:value="35.87848" calcext:value-type="float">
            <text:p>35,87848</text:p>
          </table:table-cell>
          <table:table-cell table:style-name="ce1" table:content-validation-name="val1" office:value-type="float" office:value="36.23857" calcext:value-type="float">
            <text:p>36,238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5 15:10:30</text:p>
          </table:table-cell>
          <table:table-cell table:style-name="ce1" table:content-validation-name="val1" office:value-type="float" office:value="53.7198" calcext:value-type="float">
            <text:p>53,7198</text:p>
          </table:table-cell>
          <table:table-cell table:style-name="ce1" table:content-validation-name="val1" office:value-type="float" office:value="20.78442" calcext:value-type="float">
            <text:p>20,78442</text:p>
          </table:table-cell>
          <table:table-cell table:style-name="ce1" table:content-validation-name="val1" office:value-type="float" office:value="36.23717" calcext:value-type="float">
            <text:p>36,237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5 9:49:21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1" office:value-type="float" office:value="40.05" calcext:value-type="float">
            <text:p>40,05</text:p>
          </table:table-cell>
          <table:table-cell table:style-name="ce1" table:content-validation-name="val1" office:value-type="float" office:value="36.23" calcext:value-type="float">
            <text:p>36,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5 8:56:17</text:p>
          </table:table-cell>
          <table:table-cell table:style-name="ce1" table:content-validation-name="val1" office:value-type="float" office:value="23.44" calcext:value-type="float">
            <text:p>23,44</text:p>
          </table:table-cell>
          <table:table-cell table:style-name="ce1" table:content-validation-name="val1" office:value-type="float" office:value="40.51" calcext:value-type="float">
            <text:p>40,51</text:p>
          </table:table-cell>
          <table:table-cell table:style-name="ce1" table:content-validation-name="val1" office:value-type="float" office:value="36.22" calcext:value-type="float">
            <text:p>36,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1/2015 11:01:58</text:p>
          </table:table-cell>
          <table:table-cell table:style-name="ce1" table:content-validation-name="val1" office:value-type="float" office:value="14.9536" calcext:value-type="float">
            <text:p>14,9536</text:p>
          </table:table-cell>
          <table:table-cell table:style-name="ce1" table:content-validation-name="val1" office:value-type="float" office:value="51.526" calcext:value-type="float">
            <text:p>51,526</text:p>
          </table:table-cell>
          <table:table-cell table:style-name="ce1" table:content-validation-name="val1" office:value-type="float" office:value="36.2156" calcext:value-type="float">
            <text:p>36,21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6 19:37:27</text:p>
          </table:table-cell>
          <table:table-cell table:style-name="ce1" table:content-validation-name="val1" office:value-type="float" office:value="61.2816" calcext:value-type="float">
            <text:p>61,2816</text:p>
          </table:table-cell>
          <table:table-cell table:style-name="ce1" table:content-validation-name="val1" office:value-type="float" office:value="35.8861" calcext:value-type="float">
            <text:p>35,8861</text:p>
          </table:table-cell>
          <table:table-cell table:style-name="ce1" table:content-validation-name="val1" office:value-type="float" office:value="36.2124" calcext:value-type="float">
            <text:p>36,21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3 18:48:16</text:p>
          </table:table-cell>
          <table:table-cell table:style-name="ce1" table:content-validation-name="val1" office:value-type="float" office:value="28.45163729" calcext:value-type="float">
            <text:p>28,45163729</text:p>
          </table:table-cell>
          <table:table-cell table:style-name="ce1" table:content-validation-name="val1" office:value-type="float" office:value="42.02406627" calcext:value-type="float">
            <text:p>42,02406627</text:p>
          </table:table-cell>
          <table:table-cell table:style-name="ce1" table:content-validation-name="val1" office:value-type="float" office:value="36.20377802" calcext:value-type="float">
            <text:p>36,203778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6 0:52:04</text:p>
          </table:table-cell>
          <table:table-cell table:style-name="ce1" table:content-validation-name="val1" office:value-type="float" office:value="46.93652035" calcext:value-type="float">
            <text:p>46,93652035</text:p>
          </table:table-cell>
          <table:table-cell table:style-name="ce1" table:content-validation-name="val1" office:value-type="float" office:value="40.75749567" calcext:value-type="float">
            <text:p>40,75749567</text:p>
          </table:table-cell>
          <table:table-cell table:style-name="ce1" table:content-validation-name="val1" office:value-type="float" office:value="36.20230206" calcext:value-type="float">
            <text:p>36,202302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4 6:23:01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42.65838081" calcext:value-type="float">
            <text:p>42,65838081</text:p>
          </table:table-cell>
          <table:table-cell table:style-name="ce1" table:content-validation-name="val1" office:value-type="float" office:value="36.19064479" calcext:value-type="float">
            <text:p>36,190644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3/2015 20:57:08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3.54549534" calcext:value-type="float">
            <text:p>43,54549534</text:p>
          </table:table-cell>
          <table:table-cell table:style-name="ce1" table:content-validation-name="val1" office:value-type="float" office:value="36.18868863" calcext:value-type="float">
            <text:p>36,188688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6 23:55:22</text:p>
          </table:table-cell>
          <table:table-cell table:style-name="ce1" table:content-validation-name="val1" office:value-type="float" office:value="12.413" calcext:value-type="float">
            <text:p>12,413</text:p>
          </table:table-cell>
          <table:table-cell table:style-name="ce1" table:content-validation-name="val1" office:value-type="float" office:value="48.43418737" calcext:value-type="float">
            <text:p>48,43418737</text:p>
          </table:table-cell>
          <table:table-cell table:style-name="ce1" table:content-validation-name="val1" office:value-type="float" office:value="36.1768" calcext:value-type="float">
            <text:p>36,17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5/2015 4:45:52</text:p>
          </table:table-cell>
          <table:table-cell table:style-name="ce1" table:content-validation-name="val1" office:value-type="float" office:value="43.20794531" calcext:value-type="float">
            <text:p>43,20794531</text:p>
          </table:table-cell>
          <table:table-cell table:style-name="ce1" table:content-validation-name="val1" office:value-type="float" office:value="41.3583615" calcext:value-type="float">
            <text:p>41,3583615</text:p>
          </table:table-cell>
          <table:table-cell table:style-name="ce1" table:content-validation-name="val1" office:value-type="float" office:value="36.17493853" calcext:value-type="float">
            <text:p>36,174938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5 2:06:49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27.38833261" calcext:value-type="float">
            <text:p>27,38833261</text:p>
          </table:table-cell>
          <table:table-cell table:style-name="ce1" table:content-validation-name="val1" office:value-type="float" office:value="36.17493853" calcext:value-type="float">
            <text:p>36,174938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5 9:04:20</text:p>
          </table:table-cell>
          <table:table-cell table:style-name="ce1" table:content-validation-name="val1" office:value-type="float" office:value="44.7233642" calcext:value-type="float">
            <text:p>44,7233642</text:p>
          </table:table-cell>
          <table:table-cell table:style-name="ce1" table:content-validation-name="val1" office:value-type="float" office:value="28.799595" calcext:value-type="float">
            <text:p>28,799595</text:p>
          </table:table-cell>
          <table:table-cell table:style-name="ce1" table:content-validation-name="val1" office:value-type="float" office:value="36.17248201" calcext:value-type="float">
            <text:p>36,172482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1/2015 18:11:47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1.36704171" calcext:value-type="float">
            <text:p>31,36704171</text:p>
          </table:table-cell>
          <table:table-cell table:style-name="ce1" table:content-validation-name="val1" office:value-type="float" office:value="36.15317451" calcext:value-type="float">
            <text:p>36,153174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6 16:07:43</text:p>
          </table:table-cell>
          <table:table-cell table:style-name="ce1" table:content-validation-name="val1" office:value-type="float" office:value="18.1" calcext:value-type="float">
            <text:p>18,1</text:p>
          </table:table-cell>
          <table:table-cell table:style-name="ce1" table:content-validation-name="val1" office:value-type="float" office:value="35.93" calcext:value-type="float">
            <text:p>35,93</text:p>
          </table:table-cell>
          <table:table-cell table:style-name="ce1" table:content-validation-name="val1" office:value-type="float" office:value="36.15" calcext:value-type="float">
            <text:p>36,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5 13:54:48</text:p>
          </table:table-cell>
          <table:table-cell table:style-name="ce1" table:content-validation-name="val1" office:value-type="float" office:value="26.29085692" calcext:value-type="float">
            <text:p>26,29085692</text:p>
          </table:table-cell>
          <table:table-cell table:style-name="ce1" table:content-validation-name="val1" office:value-type="float" office:value="44.71820775" calcext:value-type="float">
            <text:p>44,71820775</text:p>
          </table:table-cell>
          <table:table-cell table:style-name="ce1" table:content-validation-name="val1" office:value-type="float" office:value="36.11177588" calcext:value-type="float">
            <text:p>36,111775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5 19:23:13</text:p>
          </table:table-cell>
          <table:table-cell table:style-name="ce1" table:content-validation-name="val1" office:value-type="float" office:value="43.90124539" calcext:value-type="float">
            <text:p>43,90124539</text:p>
          </table:table-cell>
          <table:table-cell table:style-name="ce1" table:content-validation-name="val1" office:value-type="float" office:value="34.25635542" calcext:value-type="float">
            <text:p>34,25635542</text:p>
          </table:table-cell>
          <table:table-cell table:style-name="ce1" table:content-validation-name="val1" office:value-type="float" office:value="36.10727561" calcext:value-type="float">
            <text:p>36,107275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3 22:10:25</text:p>
          </table:table-cell>
          <table:table-cell table:style-name="ce1" table:content-validation-name="val1" office:value-type="float" office:value="36.07938929" calcext:value-type="float">
            <text:p>36,07938929</text:p>
          </table:table-cell>
          <table:table-cell table:style-name="ce1" table:content-validation-name="val1" office:value-type="float" office:value="39.54504391" calcext:value-type="float">
            <text:p>39,54504391</text:p>
          </table:table-cell>
          <table:table-cell table:style-name="ce1" table:content-validation-name="val1" office:value-type="float" office:value="36.10693131" calcext:value-type="float">
            <text:p>36,106931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5 19:58:41</text:p>
          </table:table-cell>
          <table:table-cell table:style-name="ce1" table:content-validation-name="val1" office:value-type="float" office:value="15.97422662" calcext:value-type="float">
            <text:p>15,97422662</text:p>
          </table:table-cell>
          <table:table-cell table:style-name="ce1" table:content-validation-name="val1" office:value-type="float" office:value="38.91791932" calcext:value-type="float">
            <text:p>38,91791932</text:p>
          </table:table-cell>
          <table:table-cell table:style-name="ce1" table:content-validation-name="val1" office:value-type="float" office:value="36.09948435" calcext:value-type="float">
            <text:p>36,099484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5 16:48:13</text:p>
          </table:table-cell>
          <table:table-cell table:style-name="ce1" table:content-validation-name="val1" office:value-type="float" office:value="42.19627" calcext:value-type="float">
            <text:p>42,19627</text:p>
          </table:table-cell>
          <table:table-cell table:style-name="ce1" table:content-validation-name="val1" office:value-type="float" office:value="47.99823" calcext:value-type="float">
            <text:p>47,99823</text:p>
          </table:table-cell>
          <table:table-cell table:style-name="ce1" table:content-validation-name="val1" office:value-type="float" office:value="36.08942" calcext:value-type="float">
            <text:p>36,089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5/2015 2:44:16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9.24462012" calcext:value-type="float">
            <text:p>49,24462012</text:p>
          </table:table-cell>
          <table:table-cell table:style-name="ce1" table:content-validation-name="val1" office:value-type="float" office:value="36.08584181" calcext:value-type="float">
            <text:p>36,085841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4/2014 22:12:22</text:p>
          </table:table-cell>
          <table:table-cell table:style-name="ce1" table:content-validation-name="val1" office:value-type="float" office:value="27.9267" calcext:value-type="float">
            <text:p>27,9267</text:p>
          </table:table-cell>
          <table:table-cell table:style-name="ce1" table:content-validation-name="val1" office:value-type="float" office:value="21.01961571" calcext:value-type="float">
            <text:p>21,01961571</text:p>
          </table:table-cell>
          <table:table-cell table:style-name="ce1" table:content-validation-name="val1" office:value-type="float" office:value="36.08368513" calcext:value-type="float">
            <text:p>36,083685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12:38:04</text:p>
          </table:table-cell>
          <table:table-cell table:style-name="ce1" table:content-validation-name="val1" office:value-type="float" office:value="17.76413647" calcext:value-type="float">
            <text:p>17,76413647</text:p>
          </table:table-cell>
          <table:table-cell table:style-name="ce1" table:content-validation-name="val1" office:value-type="float" office:value="30.18496553" calcext:value-type="float">
            <text:p>30,18496553</text:p>
          </table:table-cell>
          <table:table-cell table:style-name="ce1" table:content-validation-name="val1" office:value-type="float" office:value="36.08047693" calcext:value-type="float">
            <text:p>36,080476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16:05:44</text:p>
          </table:table-cell>
          <table:table-cell table:style-name="ce1" table:content-validation-name="val1" office:value-type="float" office:value="40.3719" calcext:value-type="float">
            <text:p>40,3719</text:p>
          </table:table-cell>
          <table:table-cell table:style-name="ce1" table:content-validation-name="val1" office:value-type="float" office:value="43.38445296" calcext:value-type="float">
            <text:p>43,38445296</text:p>
          </table:table-cell>
          <table:table-cell table:style-name="ce1" table:content-validation-name="val1" office:value-type="float" office:value="36.07248673" calcext:value-type="float">
            <text:p>36,072486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5 8:10:09</text:p>
          </table:table-cell>
          <table:table-cell table:style-name="ce1" table:content-validation-name="val1" office:value-type="float" office:value="12.41263533" calcext:value-type="float">
            <text:p>12,41263533</text:p>
          </table:table-cell>
          <table:table-cell table:style-name="ce1" table:content-validation-name="val1" office:value-type="float" office:value="25.27126433" calcext:value-type="float">
            <text:p>25,27126433</text:p>
          </table:table-cell>
          <table:table-cell table:style-name="ce1" table:content-validation-name="val1" office:value-type="float" office:value="36.06789197" calcext:value-type="float">
            <text:p>36,067891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8/2015 1:48:12</text:p>
          </table:table-cell>
          <table:table-cell table:style-name="ce1" table:content-validation-name="val1" office:value-type="float" office:value="55.149" calcext:value-type="float">
            <text:p>55,149</text:p>
          </table:table-cell>
          <table:table-cell table:style-name="ce1" table:content-validation-name="val1" office:value-type="float" office:value="48.78" calcext:value-type="float">
            <text:p>48,78</text:p>
          </table:table-cell>
          <table:table-cell table:style-name="ce1" table:content-validation-name="val1" office:value-type="float" office:value="36.0669" calcext:value-type="float">
            <text:p>36,06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7/2015 2:37:14</text:p>
          </table:table-cell>
          <table:table-cell table:style-name="ce1" table:content-validation-name="val1" office:value-type="float" office:value="12.75918661" calcext:value-type="float">
            <text:p>12,75918661</text:p>
          </table:table-cell>
          <table:table-cell table:style-name="ce1" table:content-validation-name="val1" office:value-type="float" office:value="35.83317022" calcext:value-type="float">
            <text:p>35,83317022</text:p>
          </table:table-cell>
          <table:table-cell table:style-name="ce1" table:content-validation-name="val1" office:value-type="float" office:value="36.058423" calcext:value-type="float">
            <text:p>36,0584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9/2015 16:39:50</text:p>
          </table:table-cell>
          <table:table-cell table:style-name="ce1" table:content-validation-name="val1" office:value-type="float" office:value="13.2649" calcext:value-type="float">
            <text:p>13,2649</text:p>
          </table:table-cell>
          <table:table-cell table:style-name="ce1" table:content-validation-name="val1" office:value-type="float" office:value="52.5953" calcext:value-type="float">
            <text:p>52,5953</text:p>
          </table:table-cell>
          <table:table-cell table:style-name="ce1" table:content-validation-name="val1" office:value-type="float" office:value="36.0547" calcext:value-type="float">
            <text:p>36,05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4/2014 13:32:47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35.01390497" calcext:value-type="float">
            <text:p>35,01390497</text:p>
          </table:table-cell>
          <table:table-cell table:style-name="ce1" table:content-validation-name="val1" office:value-type="float" office:value="36.03151594" calcext:value-type="float">
            <text:p>36,031515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6 12:01:14</text:p>
          </table:table-cell>
          <table:table-cell table:style-name="ce1" table:content-validation-name="val1" office:value-type="float" office:value="34.38070703" calcext:value-type="float">
            <text:p>34,38070703</text:p>
          </table:table-cell>
          <table:table-cell table:style-name="ce1" table:content-validation-name="val1" office:value-type="float" office:value="40.27718216" calcext:value-type="float">
            <text:p>40,27718216</text:p>
          </table:table-cell>
          <table:table-cell table:style-name="ce1" table:content-validation-name="val1" office:value-type="float" office:value="36.00736043" calcext:value-type="float">
            <text:p>36,007360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5 23:09:25</text:p>
          </table:table-cell>
          <table:table-cell table:style-name="ce1" table:content-validation-name="val1" office:value-type="float" office:value="13.46204" calcext:value-type="float">
            <text:p>13,46204</text:p>
          </table:table-cell>
          <table:table-cell table:style-name="ce1" table:content-validation-name="val1" office:value-type="float" office:value="50.63918" calcext:value-type="float">
            <text:p>50,63918</text:p>
          </table:table-cell>
          <table:table-cell table:style-name="ce1" table:content-validation-name="val1" office:value-type="float" office:value="36.00429" calcext:value-type="float">
            <text:p>36,004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3 10:25:24</text:p>
          </table:table-cell>
          <table:table-cell table:style-name="ce1" table:content-validation-name="val1" office:value-type="float" office:value="52.55310616" calcext:value-type="float">
            <text:p>52,55310616</text:p>
          </table:table-cell>
          <table:table-cell table:style-name="ce1" table:content-validation-name="val1" office:value-type="float" office:value="41.28826879" calcext:value-type="float">
            <text:p>41,28826879</text:p>
          </table:table-cell>
          <table:table-cell table:style-name="ce1" table:content-validation-name="val1" office:value-type="float" office:value="36.00260834" calcext:value-type="float">
            <text:p>36,002608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4 5:56:10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44.09089935" calcext:value-type="float">
            <text:p>44,09089935</text:p>
          </table:table-cell>
          <table:table-cell table:style-name="ce1" table:content-validation-name="val1" office:value-type="float" office:value="35.99121834" calcext:value-type="float">
            <text:p>35,991218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1/2015 17:14:23</text:p>
          </table:table-cell>
          <table:table-cell table:style-name="ce1" table:content-validation-name="val1" office:value-type="float" office:value="47.70675817" calcext:value-type="float">
            <text:p>47,70675817</text:p>
          </table:table-cell>
          <table:table-cell table:style-name="ce1" table:content-validation-name="val1" office:value-type="float" office:value="43.55476232" calcext:value-type="float">
            <text:p>43,55476232</text:p>
          </table:table-cell>
          <table:table-cell table:style-name="ce1" table:content-validation-name="val1" office:value-type="float" office:value="35.99079144" calcext:value-type="float">
            <text:p>35,990791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5/2014 1:43:41</text:p>
          </table:table-cell>
          <table:table-cell table:style-name="ce1" table:content-validation-name="val1" office:value-type="float" office:value="12.33524261" calcext:value-type="float">
            <text:p>12,33524261</text:p>
          </table:table-cell>
          <table:table-cell table:style-name="ce1" table:content-validation-name="val1" office:value-type="float" office:value="43.55476232" calcext:value-type="float">
            <text:p>43,55476232</text:p>
          </table:table-cell>
          <table:table-cell table:style-name="ce1" table:content-validation-name="val1" office:value-type="float" office:value="35.99079144" calcext:value-type="float">
            <text:p>35,990791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5 10:52:53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40.48950607" calcext:value-type="float">
            <text:p>40,48950607</text:p>
          </table:table-cell>
          <table:table-cell table:style-name="ce1" table:content-validation-name="val1" office:value-type="float" office:value="35.99020489" calcext:value-type="float">
            <text:p>35,990204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3 12:55:12</text:p>
          </table:table-cell>
          <table:table-cell table:style-name="ce1" table:content-validation-name="val1" office:value-type="float" office:value="39.78967845" calcext:value-type="float">
            <text:p>39,78967845</text:p>
          </table:table-cell>
          <table:table-cell table:style-name="ce1" table:content-validation-name="val1" office:value-type="float" office:value="32.77079317" calcext:value-type="float">
            <text:p>32,77079317</text:p>
          </table:table-cell>
          <table:table-cell table:style-name="ce1" table:content-validation-name="val1" office:value-type="float" office:value="35.98767878" calcext:value-type="float">
            <text:p>35,987678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3/2016 17:54:15</text:p>
          </table:table-cell>
          <table:table-cell table:style-name="ce1" table:content-validation-name="val1" office:value-type="float" office:value="68.364" calcext:value-type="float">
            <text:p>68,364</text:p>
          </table:table-cell>
          <table:table-cell table:style-name="ce1" table:content-validation-name="val1" office:value-type="float" office:value="26.612" calcext:value-type="float">
            <text:p>26,612</text:p>
          </table:table-cell>
          <table:table-cell table:style-name="ce1" table:content-validation-name="val1" office:value-type="float" office:value="35.9871" calcext:value-type="float">
            <text:p>35,98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4/2015 18:12:52</text:p>
          </table:table-cell>
          <table:table-cell table:style-name="ce1" table:content-validation-name="val1" office:value-type="float" office:value="17.26207976" calcext:value-type="float">
            <text:p>17,26207976</text:p>
          </table:table-cell>
          <table:table-cell table:style-name="ce1" table:content-validation-name="val1" office:value-type="float" office:value="45.9116099" calcext:value-type="float">
            <text:p>45,9116099</text:p>
          </table:table-cell>
          <table:table-cell table:style-name="ce1" table:content-validation-name="val1" office:value-type="float" office:value="35.98537111" calcext:value-type="float">
            <text:p>35,985371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5 4:07:44</text:p>
          </table:table-cell>
          <table:table-cell table:style-name="ce1" table:content-validation-name="val1" office:value-type="float" office:value="22.13182541" calcext:value-type="float">
            <text:p>22,13182541</text:p>
          </table:table-cell>
          <table:table-cell table:style-name="ce1" table:content-validation-name="val1" office:value-type="float" office:value="28.75962353" calcext:value-type="float">
            <text:p>28,75962353</text:p>
          </table:table-cell>
          <table:table-cell table:style-name="ce1" table:content-validation-name="val1" office:value-type="float" office:value="35.97980913" calcext:value-type="float">
            <text:p>35,979809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3 18:57:25</text:p>
          </table:table-cell>
          <table:table-cell table:style-name="ce1" table:content-validation-name="val1" office:value-type="float" office:value="59.71107495" calcext:value-type="float">
            <text:p>59,71107495</text:p>
          </table:table-cell>
          <table:table-cell table:style-name="ce1" table:content-validation-name="val1" office:value-type="float" office:value="55.014" calcext:value-type="float">
            <text:p>55,014</text:p>
          </table:table-cell>
          <table:table-cell table:style-name="ce1" table:content-validation-name="val1" office:value-type="float" office:value="35.971" calcext:value-type="float">
            <text:p>35,9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6 12:13:3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27.93" calcext:value-type="float">
            <text:p>27,93</text:p>
          </table:table-cell>
          <table:table-cell table:style-name="ce1" table:content-validation-name="val1" office:value-type="float" office:value="35.97" calcext:value-type="float">
            <text:p>35,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6 23:25:08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5.720081" calcext:value-type="float">
            <text:p>35,720081</text:p>
          </table:table-cell>
          <table:table-cell table:style-name="ce1" table:content-validation-name="val1" office:value-type="float" office:value="35.96965322" calcext:value-type="float">
            <text:p>35,969653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2/2015 10:27:37</text:p>
          </table:table-cell>
          <table:table-cell table:style-name="ce1" table:content-validation-name="val1" office:value-type="float" office:value="34.9734798" calcext:value-type="float">
            <text:p>34,9734798</text:p>
          </table:table-cell>
          <table:table-cell table:style-name="ce1" table:content-validation-name="val1" office:value-type="float" office:value="32.13951983" calcext:value-type="float">
            <text:p>32,13951983</text:p>
          </table:table-cell>
          <table:table-cell table:style-name="ce1" table:content-validation-name="val1" office:value-type="float" office:value="35.96823708" calcext:value-type="float">
            <text:p>35,968237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11:52:27</text:p>
          </table:table-cell>
          <table:table-cell table:style-name="ce1" table:content-validation-name="val1" office:value-type="float" office:value="22.50988417" calcext:value-type="float">
            <text:p>22,50988417</text:p>
          </table:table-cell>
          <table:table-cell table:style-name="ce1" table:content-validation-name="val1" office:value-type="float" office:value="42.18069939" calcext:value-type="float">
            <text:p>42,18069939</text:p>
          </table:table-cell>
          <table:table-cell table:style-name="ce1" table:content-validation-name="val1" office:value-type="float" office:value="35.96720772" calcext:value-type="float">
            <text:p>35,967207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0/2016 7:08:45</text:p>
          </table:table-cell>
          <table:table-cell table:style-name="ce1" table:content-validation-name="val1" office:value-type="float" office:value="60.10439214" calcext:value-type="float">
            <text:p>60,10439214</text:p>
          </table:table-cell>
          <table:table-cell table:style-name="ce1" table:content-validation-name="val1" office:value-type="float" office:value="24.49606807" calcext:value-type="float">
            <text:p>24,49606807</text:p>
          </table:table-cell>
          <table:table-cell table:style-name="ce1" table:content-validation-name="val1" office:value-type="float" office:value="35.95867071" calcext:value-type="float">
            <text:p>35,958670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7/2014 8:43:51</text:p>
          </table:table-cell>
          <table:table-cell table:style-name="ce1" table:content-validation-name="val1" office:value-type="float" office:value="36.8908" calcext:value-type="float">
            <text:p>36,8908</text:p>
          </table:table-cell>
          <table:table-cell table:style-name="ce1" table:content-validation-name="val1" office:value-type="float" office:value="31.42025562" calcext:value-type="float">
            <text:p>31,42025562</text:p>
          </table:table-cell>
          <table:table-cell table:style-name="ce1" table:content-validation-name="val1" office:value-type="float" office:value="35.9524645" calcext:value-type="float">
            <text:p>35,95246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5 17:13:37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24.03598655" calcext:value-type="float">
            <text:p>24,03598655</text:p>
          </table:table-cell>
          <table:table-cell table:style-name="ce1" table:content-validation-name="val1" office:value-type="float" office:value="35.95054186" calcext:value-type="float">
            <text:p>35,950541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13:06:56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9.03" calcext:value-type="float">
            <text:p>39,03</text:p>
          </table:table-cell>
          <table:table-cell table:style-name="ce1" table:content-validation-name="val1" office:value-type="float" office:value="35.95" calcext:value-type="float">
            <text:p>35,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8/2015 0:20:54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37.686" calcext:value-type="float">
            <text:p>37,686</text:p>
          </table:table-cell>
          <table:table-cell table:style-name="ce1" table:content-validation-name="val1" office:value-type="float" office:value="35.95" calcext:value-type="float">
            <text:p>35,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6 4:12:55</text:p>
          </table:table-cell>
          <table:table-cell table:style-name="ce1" table:content-validation-name="val1" office:value-type="float" office:value="40.24" calcext:value-type="float">
            <text:p>40,24</text:p>
          </table:table-cell>
          <table:table-cell table:style-name="ce1" table:content-validation-name="val1" office:value-type="float" office:value="36.53" calcext:value-type="float">
            <text:p>36,53</text:p>
          </table:table-cell>
          <table:table-cell table:style-name="ce1" table:content-validation-name="val1" office:value-type="float" office:value="35.95" calcext:value-type="float">
            <text:p>35,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5:01:39</text:p>
          </table:table-cell>
          <table:table-cell table:style-name="ce1" table:content-validation-name="val1" office:value-type="float" office:value="42.44" calcext:value-type="float">
            <text:p>42,44</text:p>
          </table:table-cell>
          <table:table-cell table:style-name="ce1" table:content-validation-name="val1" office:value-type="float" office:value="30.35" calcext:value-type="float">
            <text:p>30,35</text:p>
          </table:table-cell>
          <table:table-cell table:style-name="ce1" table:content-validation-name="val1" office:value-type="float" office:value="35.95" calcext:value-type="float">
            <text:p>35,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5 19:40:18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25.07471785" calcext:value-type="float">
            <text:p>25,07471785</text:p>
          </table:table-cell>
          <table:table-cell table:style-name="ce1" table:content-validation-name="val1" office:value-type="float" office:value="35.94589809" calcext:value-type="float">
            <text:p>35,945898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5 11:43:01</text:p>
          </table:table-cell>
          <table:table-cell table:style-name="ce1" table:content-validation-name="val1" office:value-type="float" office:value="62.6" calcext:value-type="float">
            <text:p>62,6</text:p>
          </table:table-cell>
          <table:table-cell table:style-name="ce1" table:content-validation-name="val1" office:value-type="float" office:value="47.8652658" calcext:value-type="float">
            <text:p>47,8652658</text:p>
          </table:table-cell>
          <table:table-cell table:style-name="ce1" table:content-validation-name="val1" office:value-type="float" office:value="35.93832817" calcext:value-type="float">
            <text:p>35,938328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5 13:02:33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8.17481667" calcext:value-type="float">
            <text:p>38,17481667</text:p>
          </table:table-cell>
          <table:table-cell table:style-name="ce1" table:content-validation-name="val1" office:value-type="float" office:value="35.93675517" calcext:value-type="float">
            <text:p>35,936755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4/2016 10:51:03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41.28483531" calcext:value-type="float">
            <text:p>41,28483531</text:p>
          </table:table-cell>
          <table:table-cell table:style-name="ce1" table:content-validation-name="val1" office:value-type="float" office:value="35.93039469" calcext:value-type="float">
            <text:p>35,930394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17:46:03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3.27436869" calcext:value-type="float">
            <text:p>33,27436869</text:p>
          </table:table-cell>
          <table:table-cell table:style-name="ce1" table:content-validation-name="val1" office:value-type="float" office:value="35.922312" calcext:value-type="float">
            <text:p>35,9223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1/2015 20:38:51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42.81291769" calcext:value-type="float">
            <text:p>42,81291769</text:p>
          </table:table-cell>
          <table:table-cell table:style-name="ce1" table:content-validation-name="val1" office:value-type="float" office:value="35.91775893" calcext:value-type="float">
            <text:p>35,917758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5:06:43</text:p>
          </table:table-cell>
          <table:table-cell table:style-name="ce1" table:content-validation-name="val1" office:value-type="float" office:value="38.357" calcext:value-type="float">
            <text:p>38,357</text:p>
          </table:table-cell>
          <table:table-cell table:style-name="ce1" table:content-validation-name="val1" office:value-type="float" office:value="38.475" calcext:value-type="float">
            <text:p>38,475</text:p>
          </table:table-cell>
          <table:table-cell table:style-name="ce1" table:content-validation-name="val1" office:value-type="float" office:value="35.914" calcext:value-type="float">
            <text:p>35,9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5 11:28:48</text:p>
          </table:table-cell>
          <table:table-cell table:style-name="ce1" table:content-validation-name="val1" office:value-type="float" office:value="33.54862304" calcext:value-type="float">
            <text:p>33,54862304</text:p>
          </table:table-cell>
          <table:table-cell table:style-name="ce1" table:content-validation-name="val1" office:value-type="float" office:value="36.48459804" calcext:value-type="float">
            <text:p>36,48459804</text:p>
          </table:table-cell>
          <table:table-cell table:style-name="ce1" table:content-validation-name="val1" office:value-type="float" office:value="35.91381557" calcext:value-type="float">
            <text:p>35,913815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4/2015 8:27:43</text:p>
          </table:table-cell>
          <table:table-cell table:style-name="ce1" table:content-validation-name="val1" office:value-type="float" office:value="43.20794531" calcext:value-type="float">
            <text:p>43,20794531</text:p>
          </table:table-cell>
          <table:table-cell table:style-name="ce1" table:content-validation-name="val1" office:value-type="float" office:value="35.52742628" calcext:value-type="float">
            <text:p>35,52742628</text:p>
          </table:table-cell>
          <table:table-cell table:style-name="ce1" table:content-validation-name="val1" office:value-type="float" office:value="35.90926839" calcext:value-type="float">
            <text:p>35,909268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3 21:34:14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36.47333407" calcext:value-type="float">
            <text:p>36,47333407</text:p>
          </table:table-cell>
          <table:table-cell table:style-name="ce1" table:content-validation-name="val1" office:value-type="float" office:value="35.9005691" calcext:value-type="float">
            <text:p>35,90056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5 5:35:59</text:p>
          </table:table-cell>
          <table:table-cell table:style-name="ce1" table:content-validation-name="val1" office:value-type="float" office:value="48.16911522" calcext:value-type="float">
            <text:p>48,16911522</text:p>
          </table:table-cell>
          <table:table-cell table:style-name="ce1" table:content-validation-name="val1" office:value-type="float" office:value="33.93" calcext:value-type="float">
            <text:p>33,93</text:p>
          </table:table-cell>
          <table:table-cell table:style-name="ce1" table:content-validation-name="val1" office:value-type="float" office:value="35.89829923" calcext:value-type="float">
            <text:p>35,898299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2/2014 19:32:28</text:p>
          </table:table-cell>
          <table:table-cell table:style-name="ce1" table:content-validation-name="val1" office:value-type="float" office:value="49.21921773" calcext:value-type="float">
            <text:p>49,21921773</text:p>
          </table:table-cell>
          <table:table-cell table:style-name="ce1" table:content-validation-name="val1" office:value-type="float" office:value="47.42195133" calcext:value-type="float">
            <text:p>47,42195133</text:p>
          </table:table-cell>
          <table:table-cell table:style-name="ce1" table:content-validation-name="val1" office:value-type="float" office:value="35.89406726" calcext:value-type="float">
            <text:p>35,894067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5 18:10:46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40.43193763" calcext:value-type="float">
            <text:p>40,43193763</text:p>
          </table:table-cell>
          <table:table-cell table:style-name="ce1" table:content-validation-name="val1" office:value-type="float" office:value="35.89177527" calcext:value-type="float">
            <text:p>35,891775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5 13:47:03</text:p>
          </table:table-cell>
          <table:table-cell table:style-name="ce1" table:content-validation-name="val1" office:value-type="float" office:value="56.47" calcext:value-type="float">
            <text:p>56,47</text:p>
          </table:table-cell>
          <table:table-cell table:style-name="ce1" table:content-validation-name="val1" office:value-type="float" office:value="49.9112" calcext:value-type="float">
            <text:p>49,9112</text:p>
          </table:table-cell>
          <table:table-cell table:style-name="ce1" table:content-validation-name="val1" office:value-type="float" office:value="35.89" calcext:value-type="float">
            <text:p>35,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5 10:57:33</text:p>
          </table:table-cell>
          <table:table-cell table:style-name="ce1" table:content-validation-name="val1" office:value-type="float" office:value="12.91745921" calcext:value-type="float">
            <text:p>12,91745921</text:p>
          </table:table-cell>
          <table:table-cell table:style-name="ce1" table:content-validation-name="val1" office:value-type="float" office:value="34.10623245" calcext:value-type="float">
            <text:p>34,10623245</text:p>
          </table:table-cell>
          <table:table-cell table:style-name="ce1" table:content-validation-name="val1" office:value-type="float" office:value="35.88765179" calcext:value-type="float">
            <text:p>35,887651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6/2015 16:27:55</text:p>
          </table:table-cell>
          <table:table-cell table:style-name="ce1" table:content-validation-name="val1" office:value-type="float" office:value="40.63273089" calcext:value-type="float">
            <text:p>40,63273089</text:p>
          </table:table-cell>
          <table:table-cell table:style-name="ce1" table:content-validation-name="val1" office:value-type="float" office:value="30.03338589" calcext:value-type="float">
            <text:p>30,03338589</text:p>
          </table:table-cell>
          <table:table-cell table:style-name="ce1" table:content-validation-name="val1" office:value-type="float" office:value="35.88764265" calcext:value-type="float">
            <text:p>35,887642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8/2014 20:49:18</text:p>
          </table:table-cell>
          <table:table-cell table:style-name="ce1" table:content-validation-name="val1" office:value-type="float" office:value="44.44554626" calcext:value-type="float">
            <text:p>44,44554626</text:p>
          </table:table-cell>
          <table:table-cell table:style-name="ce1" table:content-validation-name="val1" office:value-type="float" office:value="51.1995523" calcext:value-type="float">
            <text:p>51,1995523</text:p>
          </table:table-cell>
          <table:table-cell table:style-name="ce1" table:content-validation-name="val1" office:value-type="float" office:value="35.87462424" calcext:value-type="float">
            <text:p>35,874624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6 2:23:09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44.40232413" calcext:value-type="float">
            <text:p>44,40232413</text:p>
          </table:table-cell>
          <table:table-cell table:style-name="ce1" table:content-validation-name="val1" office:value-type="float" office:value="35.87095514" calcext:value-type="float">
            <text:p>35,870955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12:47:26</text:p>
          </table:table-cell>
          <table:table-cell table:style-name="ce1" table:content-validation-name="val1" office:value-type="float" office:value="26.16048929" calcext:value-type="float">
            <text:p>26,16048929</text:p>
          </table:table-cell>
          <table:table-cell table:style-name="ce1" table:content-validation-name="val1" office:value-type="float" office:value="48.27445275" calcext:value-type="float">
            <text:p>48,27445275</text:p>
          </table:table-cell>
          <table:table-cell table:style-name="ce1" table:content-validation-name="val1" office:value-type="float" office:value="35.86659206" calcext:value-type="float">
            <text:p>35,866592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4 15:14:18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7.62064299" calcext:value-type="float">
            <text:p>47,62064299</text:p>
          </table:table-cell>
          <table:table-cell table:style-name="ce1" table:content-validation-name="val1" office:value-type="float" office:value="35.86550924" calcext:value-type="float">
            <text:p>35,865509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3 1:13:07</text:p>
          </table:table-cell>
          <table:table-cell table:style-name="ce1" table:content-validation-name="val1" office:value-type="float" office:value="13.50630128" calcext:value-type="float">
            <text:p>13,50630128</text:p>
          </table:table-cell>
          <table:table-cell table:style-name="ce1" table:content-validation-name="val1" office:value-type="float" office:value="32.69830058" calcext:value-type="float">
            <text:p>32,69830058</text:p>
          </table:table-cell>
          <table:table-cell table:style-name="ce1" table:content-validation-name="val1" office:value-type="float" office:value="35.86550924" calcext:value-type="float">
            <text:p>35,865509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5 8:27:05</text:p>
          </table:table-cell>
          <table:table-cell table:style-name="ce1" table:content-validation-name="val1" office:value-type="float" office:value="36.06143086" calcext:value-type="float">
            <text:p>36,06143086</text:p>
          </table:table-cell>
          <table:table-cell table:style-name="ce1" table:content-validation-name="val1" office:value-type="float" office:value="43.17129744" calcext:value-type="float">
            <text:p>43,17129744</text:p>
          </table:table-cell>
          <table:table-cell table:style-name="ce1" table:content-validation-name="val1" office:value-type="float" office:value="35.85459702" calcext:value-type="float">
            <text:p>35,854597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5 14:36:48</text:p>
          </table:table-cell>
          <table:table-cell table:style-name="ce1" table:content-validation-name="val1" office:value-type="float" office:value="17.57656377" calcext:value-type="float">
            <text:p>17,57656377</text:p>
          </table:table-cell>
          <table:table-cell table:style-name="ce1" table:content-validation-name="val1" office:value-type="float" office:value="39.16820619" calcext:value-type="float">
            <text:p>39,16820619</text:p>
          </table:table-cell>
          <table:table-cell table:style-name="ce1" table:content-validation-name="val1" office:value-type="float" office:value="35.85307171" calcext:value-type="float">
            <text:p>35,853071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3/2013 13:00:58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5.84" calcext:value-type="float">
            <text:p>35,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8:57:46</text:p>
          </table:table-cell>
          <table:table-cell table:style-name="ce1" table:content-validation-name="val1" office:value-type="float" office:value="59.70028388" calcext:value-type="float">
            <text:p>59,70028388</text:p>
          </table:table-cell>
          <table:table-cell table:style-name="ce1" table:content-validation-name="val1" office:value-type="float" office:value="47.15609798" calcext:value-type="float">
            <text:p>47,15609798</text:p>
          </table:table-cell>
          <table:table-cell table:style-name="ce1" table:content-validation-name="val1" office:value-type="float" office:value="35.83640392" calcext:value-type="float">
            <text:p>35,836403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6 22:01:43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04" calcext:value-type="float">
            <text:p>36,6804</text:p>
          </table:table-cell>
          <table:table-cell table:style-name="ce1" table:content-validation-name="val1" office:value-type="float" office:value="35.83" calcext:value-type="float">
            <text:p>35,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1/2013 13:08:24</text:p>
          </table:table-cell>
          <table:table-cell table:style-name="ce1" table:content-validation-name="val1" office:value-type="float" office:value="23.76397036" calcext:value-type="float">
            <text:p>23,76397036</text:p>
          </table:table-cell>
          <table:table-cell table:style-name="ce1" table:content-validation-name="val1" office:value-type="float" office:value="39.00828609" calcext:value-type="float">
            <text:p>39,00828609</text:p>
          </table:table-cell>
          <table:table-cell table:style-name="ce1" table:content-validation-name="val1" office:value-type="float" office:value="35.82443014" calcext:value-type="float">
            <text:p>35,824430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4 19:50:19</text:p>
          </table:table-cell>
          <table:table-cell table:style-name="ce1" table:content-validation-name="val1" office:value-type="float" office:value="69.22716797" calcext:value-type="float">
            <text:p>69,22716797</text:p>
          </table:table-cell>
          <table:table-cell table:style-name="ce1" table:content-validation-name="val1" office:value-type="float" office:value="29.1" calcext:value-type="float">
            <text:p>29,1</text:p>
          </table:table-cell>
          <table:table-cell table:style-name="ce1" table:content-validation-name="val1" office:value-type="float" office:value="35.82214702" calcext:value-type="float">
            <text:p>35,822147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2/2015 3:25:33</text:p>
          </table:table-cell>
          <table:table-cell table:style-name="ce1" table:content-validation-name="val1" office:value-type="float" office:value="25.07256133" calcext:value-type="float">
            <text:p>25,07256133</text:p>
          </table:table-cell>
          <table:table-cell table:style-name="ce1" table:content-validation-name="val1" office:value-type="float" office:value="34.51244196" calcext:value-type="float">
            <text:p>34,51244196</text:p>
          </table:table-cell>
          <table:table-cell table:style-name="ce1" table:content-validation-name="val1" office:value-type="float" office:value="35.81950961" calcext:value-type="float">
            <text:p>35,819509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5 3:15:36</text:p>
          </table:table-cell>
          <table:table-cell table:style-name="ce1" table:content-validation-name="val1" office:value-type="float" office:value="43.43883205" calcext:value-type="float">
            <text:p>43,43883205</text:p>
          </table:table-cell>
          <table:table-cell table:style-name="ce1" table:content-validation-name="val1" office:value-type="float" office:value="33.22864732" calcext:value-type="float">
            <text:p>33,22864732</text:p>
          </table:table-cell>
          <table:table-cell table:style-name="ce1" table:content-validation-name="val1" office:value-type="float" office:value="35.80993494" calcext:value-type="float">
            <text:p>35,809934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6 9:20:14</text:p>
          </table:table-cell>
          <table:table-cell table:style-name="ce1" table:content-validation-name="val1" office:value-type="float" office:value="65.99119818" calcext:value-type="float">
            <text:p>65,99119818</text:p>
          </table:table-cell>
          <table:table-cell table:style-name="ce1" table:content-validation-name="val1" office:value-type="float" office:value="35.81904156" calcext:value-type="float">
            <text:p>35,81904156</text:p>
          </table:table-cell>
          <table:table-cell table:style-name="ce1" table:content-validation-name="val1" office:value-type="float" office:value="35.80149511" calcext:value-type="float">
            <text:p>35,801495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8:57:03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54.93840239" calcext:value-type="float">
            <text:p>54,93840239</text:p>
          </table:table-cell>
          <table:table-cell table:style-name="ce1" table:content-validation-name="val1" office:value-type="float" office:value="35.80039824" calcext:value-type="float">
            <text:p>35,800398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6 3:35:15</text:p>
          </table:table-cell>
          <table:table-cell table:style-name="ce1" table:content-validation-name="val1" office:value-type="float" office:value="49.91543055" calcext:value-type="float">
            <text:p>49,91543055</text:p>
          </table:table-cell>
          <table:table-cell table:style-name="ce1" table:content-validation-name="val1" office:value-type="float" office:value="30.90674103" calcext:value-type="float">
            <text:p>30,90674103</text:p>
          </table:table-cell>
          <table:table-cell table:style-name="ce1" table:content-validation-name="val1" office:value-type="float" office:value="35.79312181" calcext:value-type="float">
            <text:p>35,7931218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8/2014 14:03:56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5.79181135" calcext:value-type="float">
            <text:p>35,791811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0:41:48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28.62652968" calcext:value-type="float">
            <text:p>28,62652968</text:p>
          </table:table-cell>
          <table:table-cell table:style-name="ce1" table:content-validation-name="val1" office:value-type="float" office:value="35.77855449" calcext:value-type="float">
            <text:p>35,778554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8/2013 3:07:38</text:p>
          </table:table-cell>
          <table:table-cell table:style-name="ce1" table:content-validation-name="val1" office:value-type="float" office:value="60.16031776" calcext:value-type="float">
            <text:p>60,16031776</text:p>
          </table:table-cell>
          <table:table-cell table:style-name="ce1" table:content-validation-name="val1" office:value-type="float" office:value="52.94342982" calcext:value-type="float">
            <text:p>52,94342982</text:p>
          </table:table-cell>
          <table:table-cell table:style-name="ce1" table:content-validation-name="val1" office:value-type="float" office:value="35.77179108" calcext:value-type="float">
            <text:p>35,771791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6 9:35:29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42.12777561" calcext:value-type="float">
            <text:p>42,12777561</text:p>
          </table:table-cell>
          <table:table-cell table:style-name="ce1" table:content-validation-name="val1" office:value-type="float" office:value="35.77142132" calcext:value-type="float">
            <text:p>35,771421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3 9:10:19</text:p>
          </table:table-cell>
          <table:table-cell table:style-name="ce1" table:content-validation-name="val1" office:value-type="float" office:value="21.76329323" calcext:value-type="float">
            <text:p>21,76329323</text:p>
          </table:table-cell>
          <table:table-cell table:style-name="ce1" table:content-validation-name="val1" office:value-type="float" office:value="41.96314739" calcext:value-type="float">
            <text:p>41,96314739</text:p>
          </table:table-cell>
          <table:table-cell table:style-name="ce1" table:content-validation-name="val1" office:value-type="float" office:value="35.76631452" calcext:value-type="float">
            <text:p>35,766314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3 8:57:45</text:p>
          </table:table-cell>
          <table:table-cell table:style-name="ce1" table:content-validation-name="val1" office:value-type="float" office:value="44.3999963" calcext:value-type="float">
            <text:p>44,3999963</text:p>
          </table:table-cell>
          <table:table-cell table:style-name="ce1" table:content-validation-name="val1" office:value-type="float" office:value="40.46250929" calcext:value-type="float">
            <text:p>40,46250929</text:p>
          </table:table-cell>
          <table:table-cell table:style-name="ce1" table:content-validation-name="val1" office:value-type="float" office:value="35.76321769" calcext:value-type="float">
            <text:p>35,763217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4/2015 1:44:12</text:p>
          </table:table-cell>
          <table:table-cell table:style-name="ce1" table:content-validation-name="val1" office:value-type="float" office:value="14.4426" calcext:value-type="float">
            <text:p>14,4426</text:p>
          </table:table-cell>
          <table:table-cell table:style-name="ce1" table:content-validation-name="val1" office:value-type="float" office:value="31.42" calcext:value-type="float">
            <text:p>31,42</text:p>
          </table:table-cell>
          <table:table-cell table:style-name="ce1" table:content-validation-name="val1" office:value-type="float" office:value="35.761" calcext:value-type="float">
            <text:p>35,7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5 12:54:42</text:p>
          </table:table-cell>
          <table:table-cell table:style-name="ce1" table:content-validation-name="val1" office:value-type="float" office:value="52.08541283" calcext:value-type="float">
            <text:p>52,08541283</text:p>
          </table:table-cell>
          <table:table-cell table:style-name="ce1" table:content-validation-name="val1" office:value-type="float" office:value="39.30087501" calcext:value-type="float">
            <text:p>39,30087501</text:p>
          </table:table-cell>
          <table:table-cell table:style-name="ce1" table:content-validation-name="val1" office:value-type="float" office:value="35.76044938" calcext:value-type="float">
            <text:p>35,760449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1/2015 14:34:01</text:p>
          </table:table-cell>
          <table:table-cell table:style-name="ce1" table:content-validation-name="val1" office:value-type="float" office:value="54.5" calcext:value-type="float">
            <text:p>54,5</text:p>
          </table:table-cell>
          <table:table-cell table:style-name="ce1" table:content-validation-name="val1" office:value-type="float" office:value="39.74" calcext:value-type="float">
            <text:p>39,74</text:p>
          </table:table-cell>
          <table:table-cell table:style-name="ce1" table:content-validation-name="val1" office:value-type="float" office:value="35.76" calcext:value-type="float">
            <text:p>35,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4 6:18:07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23.59624607" calcext:value-type="float">
            <text:p>23,59624607</text:p>
          </table:table-cell>
          <table:table-cell table:style-name="ce1" table:content-validation-name="val1" office:value-type="float" office:value="35.7510926" calcext:value-type="float">
            <text:p>35,75109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5 13:44:42</text:p>
          </table:table-cell>
          <table:table-cell table:style-name="ce1" table:content-validation-name="val1" office:value-type="float" office:value="35.96448896" calcext:value-type="float">
            <text:p>35,96448896</text:p>
          </table:table-cell>
          <table:table-cell table:style-name="ce1" table:content-validation-name="val1" office:value-type="float" office:value="26.04" calcext:value-type="float">
            <text:p>26,04</text:p>
          </table:table-cell>
          <table:table-cell table:style-name="ce1" table:content-validation-name="val1" office:value-type="float" office:value="35.75" calcext:value-type="float">
            <text:p>35,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6 4:58:12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26.63412087" calcext:value-type="float">
            <text:p>26,63412087</text:p>
          </table:table-cell>
          <table:table-cell table:style-name="ce1" table:content-validation-name="val1" office:value-type="float" office:value="35.73028343" calcext:value-type="float">
            <text:p>35,730283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5 12:56:18</text:p>
          </table:table-cell>
          <table:table-cell table:style-name="ce1" table:content-validation-name="val1" office:value-type="float" office:value="12.75918661" calcext:value-type="float">
            <text:p>12,75918661</text:p>
          </table:table-cell>
          <table:table-cell table:style-name="ce1" table:content-validation-name="val1" office:value-type="float" office:value="33.08531746" calcext:value-type="float">
            <text:p>33,08531746</text:p>
          </table:table-cell>
          <table:table-cell table:style-name="ce1" table:content-validation-name="val1" office:value-type="float" office:value="35.72465366" calcext:value-type="float">
            <text:p>35,724653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4 0:38:17</text:p>
          </table:table-cell>
          <table:table-cell table:style-name="ce1" table:content-validation-name="val1" office:value-type="float" office:value="13.733" calcext:value-type="float">
            <text:p>13,733</text:p>
          </table:table-cell>
          <table:table-cell table:style-name="ce1" table:content-validation-name="val1" office:value-type="float" office:value="24.55704806" calcext:value-type="float">
            <text:p>24,55704806</text:p>
          </table:table-cell>
          <table:table-cell table:style-name="ce1" table:content-validation-name="val1" office:value-type="float" office:value="35.72416117" calcext:value-type="float">
            <text:p>35,724161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8/2014 7:51:15</text:p>
          </table:table-cell>
          <table:table-cell table:style-name="ce1" table:content-validation-name="val1" office:value-type="float" office:value="50.1831" calcext:value-type="float">
            <text:p>50,1831</text:p>
          </table:table-cell>
          <table:table-cell table:style-name="ce1" table:content-validation-name="val1" office:value-type="float" office:value="41.01158" calcext:value-type="float">
            <text:p>41,01158</text:p>
          </table:table-cell>
          <table:table-cell table:style-name="ce1" table:content-validation-name="val1" office:value-type="float" office:value="35.71726" calcext:value-type="float">
            <text:p>35,717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5/2014 17:37:36</text:p>
          </table:table-cell>
          <table:table-cell table:style-name="ce1" table:content-validation-name="val1" office:value-type="float" office:value="23.22" calcext:value-type="float">
            <text:p>23,22</text:p>
          </table:table-cell>
          <table:table-cell table:style-name="ce1" table:content-validation-name="val1" office:value-type="float" office:value="37.904" calcext:value-type="float">
            <text:p>37,904</text:p>
          </table:table-cell>
          <table:table-cell table:style-name="ce1" table:content-validation-name="val1" office:value-type="float" office:value="35.714" calcext:value-type="float">
            <text:p>35,7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6/2015 19:20:22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34.48" calcext:value-type="float">
            <text:p>34,48</text:p>
          </table:table-cell>
          <table:table-cell table:style-name="ce1" table:content-validation-name="val1" office:value-type="float" office:value="35.71" calcext:value-type="float">
            <text:p>35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3/2013 19:12:36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36.88139314" calcext:value-type="float">
            <text:p>36,88139314</text:p>
          </table:table-cell>
          <table:table-cell table:style-name="ce1" table:content-validation-name="val1" office:value-type="float" office:value="35.69472903" calcext:value-type="float">
            <text:p>35,694729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4/2014 17:34:58</text:p>
          </table:table-cell>
          <table:table-cell table:style-name="ce1" table:content-validation-name="val1" office:value-type="float" office:value="20.61587713" calcext:value-type="float">
            <text:p>20,61587713</text:p>
          </table:table-cell>
          <table:table-cell table:style-name="ce1" table:content-validation-name="val1" office:value-type="float" office:value="41.44399413" calcext:value-type="float">
            <text:p>41,44399413</text:p>
          </table:table-cell>
          <table:table-cell table:style-name="ce1" table:content-validation-name="val1" office:value-type="float" office:value="35.69120089" calcext:value-type="float">
            <text:p>35,691200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4 13:24:4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2.54" calcext:value-type="float">
            <text:p>32,54</text:p>
          </table:table-cell>
          <table:table-cell table:style-name="ce1" table:content-validation-name="val1" office:value-type="float" office:value="35.69" calcext:value-type="float">
            <text:p>35,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6 9:19:41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4.62088006" calcext:value-type="float">
            <text:p>34,62088006</text:p>
          </table:table-cell>
          <table:table-cell table:style-name="ce1" table:content-validation-name="val1" office:value-type="float" office:value="35.68128921" calcext:value-type="float">
            <text:p>35,681289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3 9:15:51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1" office:value-type="float" office:value="50.037" calcext:value-type="float">
            <text:p>50,037</text:p>
          </table:table-cell>
          <table:table-cell table:style-name="ce1" table:content-validation-name="val1" office:value-type="float" office:value="35.68" calcext:value-type="float">
            <text:p>35,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9:45:47</text:p>
          </table:table-cell>
          <table:table-cell table:style-name="ce1" table:content-validation-name="val1" office:value-type="float" office:value="59.019" calcext:value-type="float">
            <text:p>59,019</text:p>
          </table:table-cell>
          <table:table-cell table:style-name="ce1" table:content-validation-name="val1" office:value-type="float" office:value="42.8" calcext:value-type="float">
            <text:p>42,8</text:p>
          </table:table-cell>
          <table:table-cell table:style-name="ce1" table:content-validation-name="val1" office:value-type="float" office:value="35.68" calcext:value-type="float">
            <text:p>35,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6 23:15:26</text:p>
          </table:table-cell>
          <table:table-cell table:style-name="ce1" table:content-validation-name="val1" office:value-type="float" office:value="51.51" calcext:value-type="float">
            <text:p>51,51</text:p>
          </table:table-cell>
          <table:table-cell table:style-name="ce1" table:content-validation-name="val1" office:value-type="float" office:value="36.26" calcext:value-type="float">
            <text:p>36,26</text:p>
          </table:table-cell>
          <table:table-cell table:style-name="ce1" table:content-validation-name="val1" office:value-type="float" office:value="35.67" calcext:value-type="float">
            <text:p>35,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23:57:44</text:p>
          </table:table-cell>
          <table:table-cell table:style-name="ce1" table:content-validation-name="val1" office:value-type="float" office:value="48.47286667" calcext:value-type="float">
            <text:p>48,47286667</text:p>
          </table:table-cell>
          <table:table-cell table:style-name="ce1" table:content-validation-name="val1" office:value-type="float" office:value="37.39655888" calcext:value-type="float">
            <text:p>37,39655888</text:p>
          </table:table-cell>
          <table:table-cell table:style-name="ce1" table:content-validation-name="val1" office:value-type="float" office:value="35.66140067" calcext:value-type="float">
            <text:p>35,661400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4/2014 12:45:13</text:p>
          </table:table-cell>
          <table:table-cell table:style-name="ce1" table:content-validation-name="val1" office:value-type="float" office:value="37.37124991" calcext:value-type="float">
            <text:p>37,37124991</text:p>
          </table:table-cell>
          <table:table-cell table:style-name="ce1" table:content-validation-name="val1" office:value-type="float" office:value="56.42" calcext:value-type="float">
            <text:p>56,42</text:p>
          </table:table-cell>
          <table:table-cell table:style-name="ce1" table:content-validation-name="val1" office:value-type="float" office:value="35.66" calcext:value-type="float">
            <text:p>35,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5 21:38:22</text:p>
          </table:table-cell>
          <table:table-cell table:style-name="ce1" table:content-validation-name="val1" office:value-type="float" office:value="50.51" calcext:value-type="float">
            <text:p>50,51</text:p>
          </table:table-cell>
          <table:table-cell table:style-name="ce1" table:content-validation-name="val1" office:value-type="float" office:value="39.68" calcext:value-type="float">
            <text:p>39,68</text:p>
          </table:table-cell>
          <table:table-cell table:style-name="ce1" table:content-validation-name="val1" office:value-type="float" office:value="35.66" calcext:value-type="float">
            <text:p>35,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6 19:41:11</text:p>
          </table:table-cell>
          <table:table-cell table:style-name="ce1" table:content-validation-name="val1" office:value-type="float" office:value="40.23" calcext:value-type="float">
            <text:p>40,23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style-name="ce1" table:content-validation-name="val1" office:value-type="float" office:value="35.65" calcext:value-type="float">
            <text:p>35,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4 23:17:36</text:p>
          </table:table-cell>
          <table:table-cell table:style-name="ce1" table:content-validation-name="val1" office:value-type="float" office:value="16.04233376" calcext:value-type="float">
            <text:p>16,04233376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5.64664076" calcext:value-type="float">
            <text:p>35,646640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3 1:54:22</text:p>
          </table:table-cell>
          <table:table-cell table:style-name="ce1" table:content-validation-name="val1" office:value-type="float" office:value="33.67810287" calcext:value-type="float">
            <text:p>33,67810287</text:p>
          </table:table-cell>
          <table:table-cell table:style-name="ce1" table:content-validation-name="val1" office:value-type="float" office:value="39.40640124" calcext:value-type="float">
            <text:p>39,40640124</text:p>
          </table:table-cell>
          <table:table-cell table:style-name="ce1" table:content-validation-name="val1" office:value-type="float" office:value="35.64565395" calcext:value-type="float">
            <text:p>35,645653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5 20:57:03</text:p>
          </table:table-cell>
          <table:table-cell table:style-name="ce1" table:content-validation-name="val1" office:value-type="float" office:value="60.37847016" calcext:value-type="float">
            <text:p>60,37847016</text:p>
          </table:table-cell>
          <table:table-cell table:style-name="ce1" table:content-validation-name="val1" office:value-type="float" office:value="35.477" calcext:value-type="float">
            <text:p>35,477</text:p>
          </table:table-cell>
          <table:table-cell table:style-name="ce1" table:content-validation-name="val1" office:value-type="float" office:value="35.6447" calcext:value-type="float">
            <text:p>35,64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5 19:36:32</text:p>
          </table:table-cell>
          <table:table-cell table:style-name="ce1" table:content-validation-name="val1" office:value-type="float" office:value="50.27873416" calcext:value-type="float">
            <text:p>50,27873416</text:p>
          </table:table-cell>
          <table:table-cell table:style-name="ce1" table:content-validation-name="val1" office:value-type="float" office:value="36.57144645" calcext:value-type="float">
            <text:p>36,57144645</text:p>
          </table:table-cell>
          <table:table-cell table:style-name="ce1" table:content-validation-name="val1" office:value-type="float" office:value="35.62164192" calcext:value-type="float">
            <text:p>35,621641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5/2013 3:20:22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42.39699257" calcext:value-type="float">
            <text:p>42,39699257</text:p>
          </table:table-cell>
          <table:table-cell table:style-name="ce1" table:content-validation-name="val1" office:value-type="float" office:value="35.61625094" calcext:value-type="float">
            <text:p>35,616250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6 6:54:02</text:p>
          </table:table-cell>
          <table:table-cell table:style-name="ce1" table:content-validation-name="val1" office:value-type="float" office:value="44.17794741" calcext:value-type="float">
            <text:p>44,17794741</text:p>
          </table:table-cell>
          <table:table-cell table:style-name="ce1" table:content-validation-name="val1" office:value-type="float" office:value="32.54233184" calcext:value-type="float">
            <text:p>32,54233184</text:p>
          </table:table-cell>
          <table:table-cell table:style-name="ce1" table:content-validation-name="val1" office:value-type="float" office:value="35.61408375" calcext:value-type="float">
            <text:p>35,614083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3:53:17</text:p>
          </table:table-cell>
          <table:table-cell table:style-name="ce1" table:content-validation-name="val1" office:value-type="float" office:value="45.0732" calcext:value-type="float">
            <text:p>45,0732</text:p>
          </table:table-cell>
          <table:table-cell table:style-name="ce1" table:content-validation-name="val1" office:value-type="float" office:value="35.97" calcext:value-type="float">
            <text:p>35,97</text:p>
          </table:table-cell>
          <table:table-cell table:style-name="ce1" table:content-validation-name="val1" office:value-type="float" office:value="35.61" calcext:value-type="float">
            <text:p>35,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2/2015 4:50:16</text:p>
          </table:table-cell>
          <table:table-cell table:style-name="ce1" table:content-validation-name="val1" office:value-type="float" office:value="23.98313938" calcext:value-type="float">
            <text:p>23,98313938</text:p>
          </table:table-cell>
          <table:table-cell table:style-name="ce1" table:content-validation-name="val1" office:value-type="float" office:value="35.77179011" calcext:value-type="float">
            <text:p>35,77179011</text:p>
          </table:table-cell>
          <table:table-cell table:style-name="ce1" table:content-validation-name="val1" office:value-type="float" office:value="35.6078172" calcext:value-type="float">
            <text:p>35,60781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3:12:50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5.35514923" calcext:value-type="float">
            <text:p>35,35514923</text:p>
          </table:table-cell>
          <table:table-cell table:style-name="ce1" table:content-validation-name="val1" office:value-type="float" office:value="35.60158134" calcext:value-type="float">
            <text:p>35,601581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5 21:58:54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5.43121364" calcext:value-type="float">
            <text:p>35,43121364</text:p>
          </table:table-cell>
          <table:table-cell table:style-name="ce1" table:content-validation-name="val1" office:value-type="float" office:value="35.59402537" calcext:value-type="float">
            <text:p>35,594025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0:41:32</text:p>
          </table:table-cell>
          <table:table-cell table:style-name="ce1" table:content-validation-name="val1" office:value-type="float" office:value="45.66606758" calcext:value-type="float">
            <text:p>45,66606758</text:p>
          </table:table-cell>
          <table:table-cell table:style-name="ce1" table:content-validation-name="val1" office:value-type="float" office:value="36.48190597" calcext:value-type="float">
            <text:p>36,48190597</text:p>
          </table:table-cell>
          <table:table-cell table:style-name="ce1" table:content-validation-name="val1" office:value-type="float" office:value="35.59008949" calcext:value-type="float">
            <text:p>35,590089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5/2015 15:54:01</text:p>
          </table:table-cell>
          <table:table-cell table:style-name="ce1" table:content-validation-name="val1" office:value-type="float" office:value="25.74345212" calcext:value-type="float">
            <text:p>25,74345212</text:p>
          </table:table-cell>
          <table:table-cell table:style-name="ce1" table:content-validation-name="val1" office:value-type="float" office:value="31.82972352" calcext:value-type="float">
            <text:p>31,82972352</text:p>
          </table:table-cell>
          <table:table-cell table:style-name="ce1" table:content-validation-name="val1" office:value-type="float" office:value="35.58688305" calcext:value-type="float">
            <text:p>35,586883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4 10:36:16</text:p>
          </table:table-cell>
          <table:table-cell table:style-name="ce1" table:content-validation-name="val1" office:value-type="float" office:value="46.76032785" calcext:value-type="float">
            <text:p>46,76032785</text:p>
          </table:table-cell>
          <table:table-cell table:style-name="ce1" table:content-validation-name="val1" office:value-type="float" office:value="34.88248786" calcext:value-type="float">
            <text:p>34,88248786</text:p>
          </table:table-cell>
          <table:table-cell table:style-name="ce1" table:content-validation-name="val1" office:value-type="float" office:value="35.58003514" calcext:value-type="float">
            <text:p>35,580035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3 11:42:30</text:p>
          </table:table-cell>
          <table:table-cell table:style-name="ce1" table:content-validation-name="val1" office:value-type="float" office:value="31.99786956" calcext:value-type="float">
            <text:p>31,99786956</text:p>
          </table:table-cell>
          <table:table-cell table:style-name="ce1" table:content-validation-name="val1" office:value-type="float" office:value="34.18" calcext:value-type="float">
            <text:p>34,18</text:p>
          </table:table-cell>
          <table:table-cell table:style-name="ce1" table:content-validation-name="val1" office:value-type="float" office:value="35.58" calcext:value-type="float">
            <text:p>35,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6 10:00:56</text:p>
          </table:table-cell>
          <table:table-cell table:style-name="ce1" table:content-validation-name="val1" office:value-type="float" office:value="50.12260858" calcext:value-type="float">
            <text:p>50,12260858</text:p>
          </table:table-cell>
          <table:table-cell table:style-name="ce1" table:content-validation-name="val1" office:value-type="float" office:value="44.60326224" calcext:value-type="float">
            <text:p>44,60326224</text:p>
          </table:table-cell>
          <table:table-cell table:style-name="ce1" table:content-validation-name="val1" office:value-type="float" office:value="35.57159895" calcext:value-type="float">
            <text:p>35,571598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22:25:07</text:p>
          </table:table-cell>
          <table:table-cell table:style-name="ce1" table:content-validation-name="val1" office:value-type="float" office:value="45.4023" calcext:value-type="float">
            <text:p>45,4023</text:p>
          </table:table-cell>
          <table:table-cell table:style-name="ce1" table:content-validation-name="val1" office:value-type="float" office:value="46.551" calcext:value-type="float">
            <text:p>46,551</text:p>
          </table:table-cell>
          <table:table-cell table:style-name="ce1" table:content-validation-name="val1" office:value-type="float" office:value="35.5445" calcext:value-type="float">
            <text:p>35,54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9/2015 19:14:35</text:p>
          </table:table-cell>
          <table:table-cell table:style-name="ce1" table:content-validation-name="val1" office:value-type="float" office:value="27.9806438" calcext:value-type="float">
            <text:p>27,9806438</text:p>
          </table:table-cell>
          <table:table-cell table:style-name="ce1" table:content-validation-name="val1" office:value-type="float" office:value="38.11681314" calcext:value-type="float">
            <text:p>38,11681314</text:p>
          </table:table-cell>
          <table:table-cell table:style-name="ce1" table:content-validation-name="val1" office:value-type="float" office:value="35.54397033" calcext:value-type="float">
            <text:p>35,543970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4 13:15:13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9.32159605" calcext:value-type="float">
            <text:p>39,32159605</text:p>
          </table:table-cell>
          <table:table-cell table:style-name="ce1" table:content-validation-name="val1" office:value-type="float" office:value="35.53884191" calcext:value-type="float">
            <text:p>35,538841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4 13:33:34</text:p>
          </table:table-cell>
          <table:table-cell table:style-name="ce1" table:content-validation-name="val1" office:value-type="float" office:value="12.13981508" calcext:value-type="float">
            <text:p>12,13981508</text:p>
          </table:table-cell>
          <table:table-cell table:style-name="ce1" table:content-validation-name="val1" office:value-type="float" office:value="37.74121784" calcext:value-type="float">
            <text:p>37,74121784</text:p>
          </table:table-cell>
          <table:table-cell table:style-name="ce1" table:content-validation-name="val1" office:value-type="float" office:value="35.53770973" calcext:value-type="float">
            <text:p>35,537709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4 9:02:34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5.51295111" calcext:value-type="float">
            <text:p>35,512951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6 3:47:06</text:p>
          </table:table-cell>
          <table:table-cell table:style-name="ce1" table:content-validation-name="val1" office:value-type="float" office:value="61.45644541" calcext:value-type="float">
            <text:p>61,45644541</text:p>
          </table:table-cell>
          <table:table-cell table:style-name="ce1" table:content-validation-name="val1" office:value-type="float" office:value="34.01615899" calcext:value-type="float">
            <text:p>34,01615899</text:p>
          </table:table-cell>
          <table:table-cell table:style-name="ce1" table:content-validation-name="val1" office:value-type="float" office:value="35.51295111" calcext:value-type="float">
            <text:p>35,512951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5 20:23:40</text:p>
          </table:table-cell>
          <table:table-cell table:style-name="ce1" table:content-validation-name="val1" office:value-type="float" office:value="47.85082619" calcext:value-type="float">
            <text:p>47,85082619</text:p>
          </table:table-cell>
          <table:table-cell table:style-name="ce1" table:content-validation-name="val1" office:value-type="float" office:value="36.66605854" calcext:value-type="float">
            <text:p>36,66605854</text:p>
          </table:table-cell>
          <table:table-cell table:style-name="ce1" table:content-validation-name="val1" office:value-type="float" office:value="35.50628986" calcext:value-type="float">
            <text:p>35,506289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1/2015 16:28:05</text:p>
          </table:table-cell>
          <table:table-cell table:style-name="ce1" table:content-validation-name="val1" office:value-type="float" office:value="45.45" calcext:value-type="float">
            <text:p>45,45</text:p>
          </table:table-cell>
          <table:table-cell table:style-name="ce1" table:content-validation-name="val1" office:value-type="float" office:value="41" calcext:value-type="float">
            <text:p>41</text:p>
          </table:table-cell>
          <table:table-cell table:style-name="ce1" table:content-validation-name="val1" office:value-type="float" office:value="35.5" calcext:value-type="float">
            <text:p>35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5 6:29:45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6.08765511" calcext:value-type="float">
            <text:p>46,08765511</text:p>
          </table:table-cell>
          <table:table-cell table:style-name="ce1" table:content-validation-name="val1" office:value-type="float" office:value="35.4870645" calcext:value-type="float">
            <text:p>35,48706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5 3:53:44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1.25233929" calcext:value-type="float">
            <text:p>31,25233929</text:p>
          </table:table-cell>
          <table:table-cell table:style-name="ce1" table:content-validation-name="val1" office:value-type="float" office:value="35.48117562" calcext:value-type="float">
            <text:p>35,481175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9/2015 12:06:47</text:p>
          </table:table-cell>
          <table:table-cell table:style-name="ce1" table:content-validation-name="val1" office:value-type="float" office:value="25.39633525" calcext:value-type="float">
            <text:p>25,39633525</text:p>
          </table:table-cell>
          <table:table-cell table:style-name="ce1" table:content-validation-name="val1" office:value-type="float" office:value="55.84357755" calcext:value-type="float">
            <text:p>55,84357755</text:p>
          </table:table-cell>
          <table:table-cell table:style-name="ce1" table:content-validation-name="val1" office:value-type="float" office:value="35.47525651" calcext:value-type="float">
            <text:p>35,475256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5 12:12:45</text:p>
          </table:table-cell>
          <table:table-cell table:style-name="ce1" table:content-validation-name="val1" office:value-type="float" office:value="14.757633" calcext:value-type="float">
            <text:p>14,757633</text:p>
          </table:table-cell>
          <table:table-cell table:style-name="ce1" table:content-validation-name="val1" office:value-type="float" office:value="34.55437613" calcext:value-type="float">
            <text:p>34,55437613</text:p>
          </table:table-cell>
          <table:table-cell table:style-name="ce1" table:content-validation-name="val1" office:value-type="float" office:value="35.46972575" calcext:value-type="float">
            <text:p>35,469725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5 11:51:52</text:p>
          </table:table-cell>
          <table:table-cell table:style-name="ce1" table:content-validation-name="val1" office:value-type="float" office:value="66.31092845" calcext:value-type="float">
            <text:p>66,31092845</text:p>
          </table:table-cell>
          <table:table-cell table:style-name="ce1" table:content-validation-name="val1" office:value-type="float" office:value="40.20248783" calcext:value-type="float">
            <text:p>40,20248783</text:p>
          </table:table-cell>
          <table:table-cell table:style-name="ce1" table:content-validation-name="val1" office:value-type="float" office:value="35.4675191" calcext:value-type="float">
            <text:p>35,46751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14:11:40</text:p>
          </table:table-cell>
          <table:table-cell table:style-name="ce1" table:content-validation-name="val1" office:value-type="float" office:value="31.60922025" calcext:value-type="float">
            <text:p>31,60922025</text:p>
          </table:table-cell>
          <table:table-cell table:style-name="ce1" table:content-validation-name="val1" office:value-type="float" office:value="42.465" calcext:value-type="float">
            <text:p>42,465</text:p>
          </table:table-cell>
          <table:table-cell table:style-name="ce1" table:content-validation-name="val1" office:value-type="float" office:value="35.4630358" calcext:value-type="float">
            <text:p>35,46303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5 12:58:49</text:p>
          </table:table-cell>
          <table:table-cell table:style-name="ce1" table:content-validation-name="val1" office:value-type="float" office:value="47.32" calcext:value-type="float">
            <text:p>47,32</text:p>
          </table:table-cell>
          <table:table-cell table:style-name="ce1" table:content-validation-name="val1" office:value-type="float" office:value="28.49" calcext:value-type="float">
            <text:p>28,49</text:p>
          </table:table-cell>
          <table:table-cell table:style-name="ce1" table:content-validation-name="val1" office:value-type="float" office:value="35.46" calcext:value-type="float">
            <text:p>35,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5 16:39:18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27.02584246" calcext:value-type="float">
            <text:p>27,02584246</text:p>
          </table:table-cell>
          <table:table-cell table:style-name="ce1" table:content-validation-name="val1" office:value-type="float" office:value="35.45492723" calcext:value-type="float">
            <text:p>35,454927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6 5:29:45</text:p>
          </table:table-cell>
          <table:table-cell table:style-name="ce1" table:content-validation-name="val1" office:value-type="float" office:value="18.6" calcext:value-type="float">
            <text:p>18,6</text:p>
          </table:table-cell>
          <table:table-cell table:style-name="ce1" table:content-validation-name="val1" office:value-type="float" office:value="44.72" calcext:value-type="float">
            <text:p>44,72</text:p>
          </table:table-cell>
          <table:table-cell table:style-name="ce1" table:content-validation-name="val1" office:value-type="float" office:value="35.44" calcext:value-type="float">
            <text:p>35,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8/2015 1:42:48</text:p>
          </table:table-cell>
          <table:table-cell table:style-name="ce1" table:content-validation-name="val1" office:value-type="float" office:value="54.31748085" calcext:value-type="float">
            <text:p>54,31748085</text:p>
          </table:table-cell>
          <table:table-cell table:style-name="ce1" table:content-validation-name="val1" office:value-type="float" office:value="40.52140122" calcext:value-type="float">
            <text:p>40,52140122</text:p>
          </table:table-cell>
          <table:table-cell table:style-name="ce1" table:content-validation-name="val1" office:value-type="float" office:value="35.43927984" calcext:value-type="float">
            <text:p>35,439279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5 7:27:38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28.19105473" calcext:value-type="float">
            <text:p>28,19105473</text:p>
          </table:table-cell>
          <table:table-cell table:style-name="ce1" table:content-validation-name="val1" office:value-type="float" office:value="35.42884184" calcext:value-type="float">
            <text:p>35,428841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3/2015 7:11:17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6.64793001" calcext:value-type="float">
            <text:p>36,64793001</text:p>
          </table:table-cell>
          <table:table-cell table:style-name="ce1" table:content-validation-name="val1" office:value-type="float" office:value="35.4270363" calcext:value-type="float">
            <text:p>35,42703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4 8:34:25</text:p>
          </table:table-cell>
          <table:table-cell table:style-name="ce1" table:content-validation-name="val1" office:value-type="float" office:value="46.9" calcext:value-type="float">
            <text:p>46,9</text:p>
          </table:table-cell>
          <table:table-cell table:style-name="ce1" table:content-validation-name="val1" office:value-type="float" office:value="41.74" calcext:value-type="float">
            <text:p>41,74</text:p>
          </table:table-cell>
          <table:table-cell table:style-name="ce1" table:content-validation-name="val1" office:value-type="float" office:value="35.418" calcext:value-type="float">
            <text:p>35,4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5 1:07:47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46.53" calcext:value-type="float">
            <text:p>46,53</text:p>
          </table:table-cell>
          <table:table-cell table:style-name="ce1" table:content-validation-name="val1" office:value-type="float" office:value="35.41" calcext:value-type="float">
            <text:p>35,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3/2015 5:03:01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41.64" calcext:value-type="float">
            <text:p>41,64</text:p>
          </table:table-cell>
          <table:table-cell table:style-name="ce1" table:content-validation-name="val1" office:value-type="float" office:value="35.41" calcext:value-type="float">
            <text:p>35,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6 17:42:04</text:p>
          </table:table-cell>
          <table:table-cell table:style-name="ce1" table:content-validation-name="val1" office:value-type="float" office:value="43.05" calcext:value-type="float">
            <text:p>43,05</text:p>
          </table:table-cell>
          <table:table-cell table:style-name="ce1" table:content-validation-name="val1" office:value-type="float" office:value="38.9" calcext:value-type="float">
            <text:p>38,9</text:p>
          </table:table-cell>
          <table:table-cell table:style-name="ce1" table:content-validation-name="val1" office:value-type="float" office:value="35.41" calcext:value-type="float">
            <text:p>35,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4 16:30:09</text:p>
          </table:table-cell>
          <table:table-cell table:style-name="ce1" table:content-validation-name="val1" office:value-type="float" office:value="14.95621542" calcext:value-type="float">
            <text:p>14,95621542</text:p>
          </table:table-cell>
          <table:table-cell table:style-name="ce1" table:content-validation-name="val1" office:value-type="float" office:value="38.24685087" calcext:value-type="float">
            <text:p>38,24685087</text:p>
          </table:table-cell>
          <table:table-cell table:style-name="ce1" table:content-validation-name="val1" office:value-type="float" office:value="35.40297775" calcext:value-type="float">
            <text:p>35,402977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4:27:28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28.7" calcext:value-type="float">
            <text:p>28,7</text:p>
          </table:table-cell>
          <table:table-cell table:style-name="ce1" table:content-validation-name="val1" office:value-type="float" office:value="35.4" calcext:value-type="float">
            <text:p>35,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5 13:03:10</text:p>
          </table:table-cell>
          <table:table-cell table:style-name="ce1" table:content-validation-name="val1" office:value-type="float" office:value="46.8367" calcext:value-type="float">
            <text:p>46,8367</text:p>
          </table:table-cell>
          <table:table-cell table:style-name="ce1" table:content-validation-name="val1" office:value-type="float" office:value="37.97574" calcext:value-type="float">
            <text:p>37,97574</text:p>
          </table:table-cell>
          <table:table-cell table:style-name="ce1" table:content-validation-name="val1" office:value-type="float" office:value="35.3962" calcext:value-type="float">
            <text:p>35,39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0/2015 12:03:51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52.9276305" calcext:value-type="float">
            <text:p>52,9276305</text:p>
          </table:table-cell>
          <table:table-cell table:style-name="ce1" table:content-validation-name="val1" office:value-type="float" office:value="35.39383956" calcext:value-type="float">
            <text:p>35,393839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5 10:45:09</text:p>
          </table:table-cell>
          <table:table-cell table:style-name="ce1" table:content-validation-name="val1" office:value-type="float" office:value="55.335" calcext:value-type="float">
            <text:p>55,335</text:p>
          </table:table-cell>
          <table:table-cell table:style-name="ce1" table:content-validation-name="val1" office:value-type="float" office:value="32.419" calcext:value-type="float">
            <text:p>32,419</text:p>
          </table:table-cell>
          <table:table-cell table:style-name="ce1" table:content-validation-name="val1" office:value-type="float" office:value="35.39201" calcext:value-type="float">
            <text:p>35,392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6/2015 11:32:30</text:p>
          </table:table-cell>
          <table:table-cell table:style-name="ce1" table:content-validation-name="val1" office:value-type="float" office:value="40.8987" calcext:value-type="float">
            <text:p>40,8987</text:p>
          </table:table-cell>
          <table:table-cell table:style-name="ce1" table:content-validation-name="val1" office:value-type="float" office:value="38.6293342" calcext:value-type="float">
            <text:p>38,6293342</text:p>
          </table:table-cell>
          <table:table-cell table:style-name="ce1" table:content-validation-name="val1" office:value-type="float" office:value="35.3876286" calcext:value-type="float">
            <text:p>35,38762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5 6:03:55</text:p>
          </table:table-cell>
          <table:table-cell table:style-name="ce1" table:content-validation-name="val1" office:value-type="float" office:value="60.09470682" calcext:value-type="float">
            <text:p>60,09470682</text:p>
          </table:table-cell>
          <table:table-cell table:style-name="ce1" table:content-validation-name="val1" office:value-type="float" office:value="53.10932152" calcext:value-type="float">
            <text:p>53,10932152</text:p>
          </table:table-cell>
          <table:table-cell table:style-name="ce1" table:content-validation-name="val1" office:value-type="float" office:value="35.37762335" calcext:value-type="float">
            <text:p>35,377623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0/2015 0:32:29</text:p>
          </table:table-cell>
          <table:table-cell table:style-name="ce1" table:content-validation-name="val1" office:value-type="float" office:value="45.07320346" calcext:value-type="float">
            <text:p>45,07320346</text:p>
          </table:table-cell>
          <table:table-cell table:style-name="ce1" table:content-validation-name="val1" office:value-type="float" office:value="43.94936123" calcext:value-type="float">
            <text:p>43,94936123</text:p>
          </table:table-cell>
          <table:table-cell table:style-name="ce1" table:content-validation-name="val1" office:value-type="float" office:value="35.37243964" calcext:value-type="float">
            <text:p>35,372439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7/2014 2:58:02</text:p>
          </table:table-cell>
          <table:table-cell table:style-name="ce1" table:content-validation-name="val1" office:value-type="float" office:value="24.13314688" calcext:value-type="float">
            <text:p>24,13314688</text:p>
          </table:table-cell>
          <table:table-cell table:style-name="ce1" table:content-validation-name="val1" office:value-type="float" office:value="37.54" calcext:value-type="float">
            <text:p>37,54</text:p>
          </table:table-cell>
          <table:table-cell table:style-name="ce1" table:content-validation-name="val1" office:value-type="float" office:value="35.37" calcext:value-type="float">
            <text:p>35,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9/2014 18:43:02</text:p>
          </table:table-cell>
          <table:table-cell table:style-name="ce1" table:content-validation-name="val1" office:value-type="float" office:value="12.6362647" calcext:value-type="float">
            <text:p>12,6362647</text:p>
          </table:table-cell>
          <table:table-cell table:style-name="ce1" table:content-validation-name="val1" office:value-type="float" office:value="36.65" calcext:value-type="float">
            <text:p>36,65</text:p>
          </table:table-cell>
          <table:table-cell table:style-name="ce1" table:content-validation-name="val1" office:value-type="float" office:value="35.37" calcext:value-type="float">
            <text:p>35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3 15:52:50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34.84" calcext:value-type="float">
            <text:p>34,84</text:p>
          </table:table-cell>
          <table:table-cell table:style-name="ce1" table:content-validation-name="val1" office:value-type="float" office:value="35.37" calcext:value-type="float">
            <text:p>35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5 7:35:47</text:p>
          </table:table-cell>
          <table:table-cell table:style-name="ce1" table:content-validation-name="val1" office:value-type="float" office:value="49.11" calcext:value-type="float">
            <text:p>49,11</text:p>
          </table:table-cell>
          <table:table-cell table:style-name="ce1" table:content-validation-name="val1" office:value-type="float" office:value="31.31" calcext:value-type="float">
            <text:p>31,31</text:p>
          </table:table-cell>
          <table:table-cell table:style-name="ce1" table:content-validation-name="val1" office:value-type="float" office:value="35.37" calcext:value-type="float">
            <text:p>35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9/2013 12:08:44</text:p>
          </table:table-cell>
          <table:table-cell table:style-name="ce1" table:content-validation-name="val1" office:value-type="float" office:value="52.73732" calcext:value-type="float">
            <text:p>52,73732</text:p>
          </table:table-cell>
          <table:table-cell table:style-name="ce1" table:content-validation-name="val1" office:value-type="float" office:value="30.93983" calcext:value-type="float">
            <text:p>30,93983</text:p>
          </table:table-cell>
          <table:table-cell table:style-name="ce1" table:content-validation-name="val1" office:value-type="float" office:value="35.37" calcext:value-type="float">
            <text:p>35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6 23:51:11</text:p>
          </table:table-cell>
          <table:table-cell table:style-name="ce1" table:content-validation-name="val1" office:value-type="float" office:value="40.23" calcext:value-type="float">
            <text:p>40,23</text:p>
          </table:table-cell>
          <table:table-cell table:style-name="ce1" table:content-validation-name="val1" office:value-type="float" office:value="27.92" calcext:value-type="float">
            <text:p>27,92</text:p>
          </table:table-cell>
          <table:table-cell table:style-name="ce1" table:content-validation-name="val1" office:value-type="float" office:value="35.37" calcext:value-type="float">
            <text:p>35,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6 4:39:58</text:p>
          </table:table-cell>
          <table:table-cell table:style-name="ce1" table:content-validation-name="val1" office:value-type="float" office:value="55.37234109" calcext:value-type="float">
            <text:p>55,37234109</text:p>
          </table:table-cell>
          <table:table-cell table:style-name="ce1" table:content-validation-name="val1" office:value-type="float" office:value="27.50090771" calcext:value-type="float">
            <text:p>27,50090771</text:p>
          </table:table-cell>
          <table:table-cell table:style-name="ce1" table:content-validation-name="val1" office:value-type="float" office:value="35.36873573" calcext:value-type="float">
            <text:p>35,368735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14:19:33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35.36718167" calcext:value-type="float">
            <text:p>35,367181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1/2015 1:50:53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5.51621316" calcext:value-type="float">
            <text:p>35,51621316</text:p>
          </table:table-cell>
          <table:table-cell table:style-name="ce1" table:content-validation-name="val1" office:value-type="float" office:value="35.36718167" calcext:value-type="float">
            <text:p>35,367181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5 11:11:11</text:p>
          </table:table-cell>
          <table:table-cell table:style-name="ce1" table:content-validation-name="val1" office:value-type="float" office:value="42.74307443" calcext:value-type="float">
            <text:p>42,74307443</text:p>
          </table:table-cell>
          <table:table-cell table:style-name="ce1" table:content-validation-name="val1" office:value-type="float" office:value="31.03599292" calcext:value-type="float">
            <text:p>31,03599292</text:p>
          </table:table-cell>
          <table:table-cell table:style-name="ce1" table:content-validation-name="val1" office:value-type="float" office:value="35.36718167" calcext:value-type="float">
            <text:p>35,367181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5:47:57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35.36718167" calcext:value-type="float">
            <text:p>35,367181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5 15:38:49</text:p>
          </table:table-cell>
          <table:table-cell table:style-name="ce1" table:content-validation-name="val1" office:value-type="float" office:value="49.1759691" calcext:value-type="float">
            <text:p>49,1759691</text:p>
          </table:table-cell>
          <table:table-cell table:style-name="ce1" table:content-validation-name="val1" office:value-type="float" office:value="37.3196" calcext:value-type="float">
            <text:p>37,3196</text:p>
          </table:table-cell>
          <table:table-cell table:style-name="ce1" table:content-validation-name="val1" office:value-type="float" office:value="35.3671" calcext:value-type="float">
            <text:p>35,36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4 2:37:36</text:p>
          </table:table-cell>
          <table:table-cell table:style-name="ce1" table:content-validation-name="val1" office:value-type="float" office:value="34.35886" calcext:value-type="float">
            <text:p>34,35886</text:p>
          </table:table-cell>
          <table:table-cell table:style-name="ce1" table:content-validation-name="val1" office:value-type="float" office:value="47.05324" calcext:value-type="float">
            <text:p>47,05324</text:p>
          </table:table-cell>
          <table:table-cell table:style-name="ce1" table:content-validation-name="val1" office:value-type="float" office:value="35.36458" calcext:value-type="float">
            <text:p>35,364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0/2015 13:34:11</text:p>
          </table:table-cell>
          <table:table-cell table:style-name="ce1" table:content-validation-name="val1" office:value-type="float" office:value="42.40000215" calcext:value-type="float">
            <text:p>42,40000215</text:p>
          </table:table-cell>
          <table:table-cell table:style-name="ce1" table:content-validation-name="val1" office:value-type="float" office:value="41.69229091" calcext:value-type="float">
            <text:p>41,69229091</text:p>
          </table:table-cell>
          <table:table-cell table:style-name="ce1" table:content-validation-name="val1" office:value-type="float" office:value="35.36414728" calcext:value-type="float">
            <text:p>35,364147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2:45:58</text:p>
          </table:table-cell>
          <table:table-cell table:style-name="ce1" table:content-validation-name="val1" office:value-type="float" office:value="23.22" calcext:value-type="float">
            <text:p>23,22</text:p>
          </table:table-cell>
          <table:table-cell table:style-name="ce1" table:content-validation-name="val1" office:value-type="float" office:value="32.87" calcext:value-type="float">
            <text:p>32,87</text:p>
          </table:table-cell>
          <table:table-cell table:style-name="ce1" table:content-validation-name="val1" office:value-type="float" office:value="35.36" calcext:value-type="float">
            <text:p>35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5 13:52:20</text:p>
          </table:table-cell>
          <table:table-cell table:style-name="ce1" table:content-validation-name="val1" office:value-type="float" office:value="42.43" calcext:value-type="float">
            <text:p>42,43</text:p>
          </table:table-cell>
          <table:table-cell table:style-name="ce1" table:content-validation-name="val1" office:value-type="float" office:value="30.93" calcext:value-type="float">
            <text:p>30,93</text:p>
          </table:table-cell>
          <table:table-cell table:style-name="ce1" table:content-validation-name="val1" office:value-type="float" office:value="35.36" calcext:value-type="float">
            <text:p>35,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1/2015 0:35:25</text:p>
          </table:table-cell>
          <table:table-cell table:style-name="ce1" table:content-validation-name="val1" office:value-type="float" office:value="44.33082093" calcext:value-type="float">
            <text:p>44,33082093</text:p>
          </table:table-cell>
          <table:table-cell table:style-name="ce1" table:content-validation-name="val1" office:value-type="float" office:value="43.83832621" calcext:value-type="float">
            <text:p>43,83832621</text:p>
          </table:table-cell>
          <table:table-cell table:style-name="ce1" table:content-validation-name="val1" office:value-type="float" office:value="35.35334015" calcext:value-type="float">
            <text:p>35,353340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3 21:23:25</text:p>
          </table:table-cell>
          <table:table-cell table:style-name="ce1" table:content-validation-name="val1" office:value-type="float" office:value="12.08" calcext:value-type="float">
            <text:p>12,08</text:p>
          </table:table-cell>
          <table:table-cell table:style-name="ce1" table:content-validation-name="val1" office:value-type="float" office:value="37.54" calcext:value-type="float">
            <text:p>37,54</text:p>
          </table:table-cell>
          <table:table-cell table:style-name="ce1" table:content-validation-name="val1" office:value-type="float" office:value="35.35" calcext:value-type="float">
            <text:p>35,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0/2015 10:12:06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44.64520078" calcext:value-type="float">
            <text:p>44,64520078</text:p>
          </table:table-cell>
          <table:table-cell table:style-name="ce1" table:content-validation-name="val1" office:value-type="float" office:value="35.34788049" calcext:value-type="float">
            <text:p>35,347880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0/2015 15:48:07</text:p>
          </table:table-cell>
          <table:table-cell table:style-name="ce1" table:content-validation-name="val1" office:value-type="float" office:value="66.22107334" calcext:value-type="float">
            <text:p>66,22107334</text:p>
          </table:table-cell>
          <table:table-cell table:style-name="ce1" table:content-validation-name="val1" office:value-type="float" office:value="39.81234032" calcext:value-type="float">
            <text:p>39,81234032</text:p>
          </table:table-cell>
          <table:table-cell table:style-name="ce1" table:content-validation-name="val1" office:value-type="float" office:value="35.34483859" calcext:value-type="float">
            <text:p>35,344838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5/2013 21:01:31</text:p>
          </table:table-cell>
          <table:table-cell table:style-name="ce1" table:content-validation-name="val1" office:value-type="float" office:value="22.39015055" calcext:value-type="float">
            <text:p>22,39015055</text:p>
          </table:table-cell>
          <table:table-cell table:style-name="ce1" table:content-validation-name="val1" office:value-type="float" office:value="39.75596645" calcext:value-type="float">
            <text:p>39,75596645</text:p>
          </table:table-cell>
          <table:table-cell table:style-name="ce1" table:content-validation-name="val1" office:value-type="float" office:value="35.34274463" calcext:value-type="float">
            <text:p>35,342744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4 5:39:05</text:p>
          </table:table-cell>
          <table:table-cell table:style-name="ce1" table:content-validation-name="val1" office:value-type="float" office:value="55.38" calcext:value-type="float">
            <text:p>55,38</text:p>
          </table:table-cell>
          <table:table-cell table:style-name="ce1" table:content-validation-name="val1" office:value-type="float" office:value="38.09" calcext:value-type="float">
            <text:p>38,09</text:p>
          </table:table-cell>
          <table:table-cell table:style-name="ce1" table:content-validation-name="val1" office:value-type="float" office:value="35.34" calcext:value-type="float">
            <text:p>35,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8:24:32</text:p>
          </table:table-cell>
          <table:table-cell table:style-name="ce1" table:content-validation-name="val1" office:value-type="float" office:value="72.34148601" calcext:value-type="float">
            <text:p>72,34148601</text:p>
          </table:table-cell>
          <table:table-cell table:style-name="ce1" table:content-validation-name="val1" office:value-type="float" office:value="43.99149188" calcext:value-type="float">
            <text:p>43,99149188</text:p>
          </table:table-cell>
          <table:table-cell table:style-name="ce1" table:content-validation-name="val1" office:value-type="float" office:value="35.31912632" calcext:value-type="float">
            <text:p>35,319126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8/2015 22:04:29</text:p>
          </table:table-cell>
          <table:table-cell table:style-name="ce1" table:content-validation-name="val1" office:value-type="float" office:value="58.26605087" calcext:value-type="float">
            <text:p>58,26605087</text:p>
          </table:table-cell>
          <table:table-cell table:style-name="ce1" table:content-validation-name="val1" office:value-type="float" office:value="37.88545769" calcext:value-type="float">
            <text:p>37,88545769</text:p>
          </table:table-cell>
          <table:table-cell table:style-name="ce1" table:content-validation-name="val1" office:value-type="float" office:value="35.31086284" calcext:value-type="float">
            <text:p>35,310862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6 23:42:57</text:p>
          </table:table-cell>
          <table:table-cell table:style-name="ce1" table:content-validation-name="val1" office:value-type="float" office:value="23.2223768" calcext:value-type="float">
            <text:p>23,2223768</text:p>
          </table:table-cell>
          <table:table-cell table:style-name="ce1" table:content-validation-name="val1" office:value-type="float" office:value="28.2679" calcext:value-type="float">
            <text:p>28,2679</text:p>
          </table:table-cell>
          <table:table-cell table:style-name="ce1" table:content-validation-name="val1" office:value-type="float" office:value="35.31" calcext:value-type="float">
            <text:p>35,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3 10:34:40</text:p>
          </table:table-cell>
          <table:table-cell table:style-name="ce1" table:content-validation-name="val1" office:value-type="float" office:value="57.08017033" calcext:value-type="float">
            <text:p>57,08017033</text:p>
          </table:table-cell>
          <table:table-cell table:style-name="ce1" table:content-validation-name="val1" office:value-type="float" office:value="32.58883837" calcext:value-type="float">
            <text:p>32,58883837</text:p>
          </table:table-cell>
          <table:table-cell table:style-name="ce1" table:content-validation-name="val1" office:value-type="float" office:value="35.30900932" calcext:value-type="float">
            <text:p>35,309009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8/2014 17:32:25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9.68697996" calcext:value-type="float">
            <text:p>39,68697996</text:p>
          </table:table-cell>
          <table:table-cell table:style-name="ce1" table:content-validation-name="val1" office:value-type="float" office:value="35.30092028" calcext:value-type="float">
            <text:p>35,300920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5 16:06:47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2.57526631" calcext:value-type="float">
            <text:p>32,57526631</text:p>
          </table:table-cell>
          <table:table-cell table:style-name="ce1" table:content-validation-name="val1" office:value-type="float" office:value="35.29851101" calcext:value-type="float">
            <text:p>35,298511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23:07:39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1" office:value-type="float" office:value="42.327" calcext:value-type="float">
            <text:p>42,327</text:p>
          </table:table-cell>
          <table:table-cell table:style-name="ce1" table:content-validation-name="val1" office:value-type="float" office:value="35.286" calcext:value-type="float">
            <text:p>35,2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5 14:11:42</text:p>
          </table:table-cell>
          <table:table-cell table:style-name="ce1" table:content-validation-name="val1" office:value-type="float" office:value="62.37865279" calcext:value-type="float">
            <text:p>62,37865279</text:p>
          </table:table-cell>
          <table:table-cell table:style-name="ce1" table:content-validation-name="val1" office:value-type="float" office:value="44.97791311" calcext:value-type="float">
            <text:p>44,97791311</text:p>
          </table:table-cell>
          <table:table-cell table:style-name="ce1" table:content-validation-name="val1" office:value-type="float" office:value="35.27129377" calcext:value-type="float">
            <text:p>35,271293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3:30:13</text:p>
          </table:table-cell>
          <table:table-cell table:style-name="ce1" table:content-validation-name="val1" office:value-type="float" office:value="28.27028223" calcext:value-type="float">
            <text:p>28,27028223</text:p>
          </table:table-cell>
          <table:table-cell table:style-name="ce1" table:content-validation-name="val1" office:value-type="float" office:value="23.21895852" calcext:value-type="float">
            <text:p>23,21895852</text:p>
          </table:table-cell>
          <table:table-cell table:style-name="ce1" table:content-validation-name="val1" office:value-type="float" office:value="35.26486922" calcext:value-type="float">
            <text:p>35,264869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3 15:49:48</text:p>
          </table:table-cell>
          <table:table-cell table:style-name="ce1" table:content-validation-name="val1" office:value-type="float" office:value="15.9833743" calcext:value-type="float">
            <text:p>15,9833743</text:p>
          </table:table-cell>
          <table:table-cell table:style-name="ce1" table:content-validation-name="val1" office:value-type="float" office:value="31.71" calcext:value-type="float">
            <text:p>31,71</text:p>
          </table:table-cell>
          <table:table-cell table:style-name="ce1" table:content-validation-name="val1" office:value-type="float" office:value="35.26" calcext:value-type="float">
            <text:p>35,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9/2013 10:32:21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44.24357429" calcext:value-type="float">
            <text:p>44,24357429</text:p>
          </table:table-cell>
          <table:table-cell table:style-name="ce1" table:content-validation-name="val1" office:value-type="float" office:value="35.25542869" calcext:value-type="float">
            <text:p>35,255428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6 2:49:08</text:p>
          </table:table-cell>
          <table:table-cell table:style-name="ce1" table:content-validation-name="val1" office:value-type="float" office:value="18.10226602" calcext:value-type="float">
            <text:p>18,10226602</text:p>
          </table:table-cell>
          <table:table-cell table:style-name="ce1" table:content-validation-name="val1" office:value-type="float" office:value="40.74330091" calcext:value-type="float">
            <text:p>40,74330091</text:p>
          </table:table-cell>
          <table:table-cell table:style-name="ce1" table:content-validation-name="val1" office:value-type="float" office:value="35.24941992" calcext:value-type="float">
            <text:p>35,249419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5 2:03:37</text:p>
          </table:table-cell>
          <table:table-cell table:style-name="ce1" table:content-validation-name="val1" office:value-type="float" office:value="45.75136255" calcext:value-type="float">
            <text:p>45,75136255</text:p>
          </table:table-cell>
          <table:table-cell table:style-name="ce1" table:content-validation-name="val1" office:value-type="float" office:value="42.39370799" calcext:value-type="float">
            <text:p>42,39370799</text:p>
          </table:table-cell>
          <table:table-cell table:style-name="ce1" table:content-validation-name="val1" office:value-type="float" office:value="35.23493173" calcext:value-type="float">
            <text:p>35,234931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5 2:29:39</text:p>
          </table:table-cell>
          <table:table-cell table:style-name="ce1" table:content-validation-name="val1" office:value-type="float" office:value="36.868" calcext:value-type="float">
            <text:p>36,868</text:p>
          </table:table-cell>
          <table:table-cell table:style-name="ce1" table:content-validation-name="val1" office:value-type="float" office:value="41.6935" calcext:value-type="float">
            <text:p>41,6935</text:p>
          </table:table-cell>
          <table:table-cell table:style-name="ce1" table:content-validation-name="val1" office:value-type="float" office:value="35.2228" calcext:value-type="float">
            <text:p>35,22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4 11:16:51</text:p>
          </table:table-cell>
          <table:table-cell table:style-name="ce1" table:content-validation-name="val1" office:value-type="float" office:value="36.581" calcext:value-type="float">
            <text:p>36,581</text:p>
          </table:table-cell>
          <table:table-cell table:style-name="ce1" table:content-validation-name="val1" office:value-type="float" office:value="36.514" calcext:value-type="float">
            <text:p>36,514</text:p>
          </table:table-cell>
          <table:table-cell table:style-name="ce1" table:content-validation-name="val1" office:value-type="float" office:value="35.218" calcext:value-type="float">
            <text:p>35,2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5 13:39:50</text:p>
          </table:table-cell>
          <table:table-cell table:style-name="ce1" table:content-validation-name="val1" office:value-type="float" office:value="49.7" calcext:value-type="float">
            <text:p>49,7</text:p>
          </table:table-cell>
          <table:table-cell table:style-name="ce1" table:content-validation-name="val1" office:value-type="float" office:value="36.9" calcext:value-type="float">
            <text:p>36,9</text:p>
          </table:table-cell>
          <table:table-cell table:style-name="ce1" table:content-validation-name="val1" office:value-type="float" office:value="35.2" calcext:value-type="float">
            <text:p>35,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5 7:17:21</text:p>
          </table:table-cell>
          <table:table-cell table:style-name="ce1" table:content-validation-name="val1" office:value-type="float" office:value="25.67830398" calcext:value-type="float">
            <text:p>25,67830398</text:p>
          </table:table-cell>
          <table:table-cell table:style-name="ce1" table:content-validation-name="val1" office:value-type="float" office:value="34.212" calcext:value-type="float">
            <text:p>34,212</text:p>
          </table:table-cell>
          <table:table-cell table:style-name="ce1" table:content-validation-name="val1" office:value-type="float" office:value="35.2" calcext:value-type="float">
            <text:p>35,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13:44:00</text:p>
          </table:table-cell>
          <table:table-cell table:style-name="ce1" table:content-validation-name="val1" office:value-type="float" office:value="56.51598016" calcext:value-type="float">
            <text:p>56,51598016</text:p>
          </table:table-cell>
          <table:table-cell table:style-name="ce1" table:content-validation-name="val1" office:value-type="float" office:value="39.06" calcext:value-type="float">
            <text:p>39,06</text:p>
          </table:table-cell>
          <table:table-cell table:style-name="ce1" table:content-validation-name="val1" office:value-type="float" office:value="35.19850654" calcext:value-type="float">
            <text:p>35,198506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5 6:22:19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35.62401238" calcext:value-type="float">
            <text:p>35,62401238</text:p>
          </table:table-cell>
          <table:table-cell table:style-name="ce1" table:content-validation-name="val1" office:value-type="float" office:value="35.19850654" calcext:value-type="float">
            <text:p>35,198506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5/2014 4:46:01</text:p>
          </table:table-cell>
          <table:table-cell table:style-name="ce1" table:content-validation-name="val1" office:value-type="float" office:value="35.6997" calcext:value-type="float">
            <text:p>35,6997</text:p>
          </table:table-cell>
          <table:table-cell table:style-name="ce1" table:content-validation-name="val1" office:value-type="float" office:value="45.2711" calcext:value-type="float">
            <text:p>45,2711</text:p>
          </table:table-cell>
          <table:table-cell table:style-name="ce1" table:content-validation-name="val1" office:value-type="float" office:value="35.193" calcext:value-type="float">
            <text:p>35,1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5 15:19:01</text:p>
          </table:table-cell>
          <table:table-cell table:style-name="ce1" table:content-validation-name="val1" office:value-type="float" office:value="23.2223768" calcext:value-type="float">
            <text:p>23,2223768</text:p>
          </table:table-cell>
          <table:table-cell table:style-name="ce1" table:content-validation-name="val1" office:value-type="float" office:value="54.85423943" calcext:value-type="float">
            <text:p>54,85423943</text:p>
          </table:table-cell>
          <table:table-cell table:style-name="ce1" table:content-validation-name="val1" office:value-type="float" office:value="35.18985727" calcext:value-type="float">
            <text:p>35,189857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13:07:21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33.884593" calcext:value-type="float">
            <text:p>33,884593</text:p>
          </table:table-cell>
          <table:table-cell table:style-name="ce1" table:content-validation-name="val1" office:value-type="float" office:value="35.169358" calcext:value-type="float">
            <text:p>35,1693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4 13:25:20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28.10453407" calcext:value-type="float">
            <text:p>28,10453407</text:p>
          </table:table-cell>
          <table:table-cell table:style-name="ce1" table:content-validation-name="val1" office:value-type="float" office:value="35.16449947" calcext:value-type="float">
            <text:p>35,164499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0/2015 11:10:21</text:p>
          </table:table-cell>
          <table:table-cell table:style-name="ce1" table:content-validation-name="val1" office:value-type="float" office:value="42.43510572" calcext:value-type="float">
            <text:p>42,43510572</text:p>
          </table:table-cell>
          <table:table-cell table:style-name="ce1" table:content-validation-name="val1" office:value-type="float" office:value="35.70970023" calcext:value-type="float">
            <text:p>35,70970023</text:p>
          </table:table-cell>
          <table:table-cell table:style-name="ce1" table:content-validation-name="val1" office:value-type="float" office:value="35.14666764" calcext:value-type="float">
            <text:p>35,146667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5 16:53:26</text:p>
          </table:table-cell>
          <table:table-cell table:style-name="ce1" table:content-validation-name="val1" office:value-type="float" office:value="25.1041" calcext:value-type="float">
            <text:p>25,1041</text:p>
          </table:table-cell>
          <table:table-cell table:style-name="ce1" table:content-validation-name="val1" office:value-type="float" office:value="33.378" calcext:value-type="float">
            <text:p>33,378</text:p>
          </table:table-cell>
          <table:table-cell table:style-name="ce1" table:content-validation-name="val1" office:value-type="float" office:value="35.145" calcext:value-type="float">
            <text:p>35,1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5/2016 18:46:35</text:p>
          </table:table-cell>
          <table:table-cell table:style-name="ce1" table:content-validation-name="val1" office:value-type="float" office:value="57.10086924" calcext:value-type="float">
            <text:p>57,10086924</text:p>
          </table:table-cell>
          <table:table-cell table:style-name="ce1" table:content-validation-name="val1" office:value-type="float" office:value="40.26027946" calcext:value-type="float">
            <text:p>40,26027946</text:p>
          </table:table-cell>
          <table:table-cell table:style-name="ce1" table:content-validation-name="val1" office:value-type="float" office:value="35.140856" calcext:value-type="float">
            <text:p>35,1408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3 13:48:03</text:p>
          </table:table-cell>
          <table:table-cell table:style-name="ce1" table:content-validation-name="val1" office:value-type="float" office:value="40.46" calcext:value-type="float">
            <text:p>40,46</text:p>
          </table:table-cell>
          <table:table-cell table:style-name="ce1" table:content-validation-name="val1" office:value-type="float" office:value="40.83" calcext:value-type="float">
            <text:p>40,83</text:p>
          </table:table-cell>
          <table:table-cell table:style-name="ce1" table:content-validation-name="val1" office:value-type="float" office:value="35.14" calcext:value-type="float">
            <text:p>35,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15:48:25</text:p>
          </table:table-cell>
          <table:table-cell table:style-name="ce1" table:content-validation-name="val1" office:value-type="float" office:value="63.11" calcext:value-type="float">
            <text:p>63,11</text:p>
          </table:table-cell>
          <table:table-cell table:style-name="ce1" table:content-validation-name="val1" office:value-type="float" office:value="36.83" calcext:value-type="float">
            <text:p>36,83</text:p>
          </table:table-cell>
          <table:table-cell table:style-name="ce1" table:content-validation-name="val1" office:value-type="float" office:value="35.14" calcext:value-type="float">
            <text:p>35,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4 14:30:41</text:p>
          </table:table-cell>
          <table:table-cell table:style-name="ce1" table:content-validation-name="val1" office:value-type="float" office:value="13.43422311" calcext:value-type="float">
            <text:p>13,43422311</text:p>
          </table:table-cell>
          <table:table-cell table:style-name="ce1" table:content-validation-name="val1" office:value-type="float" office:value="37.60042635" calcext:value-type="float">
            <text:p>37,60042635</text:p>
          </table:table-cell>
          <table:table-cell table:style-name="ce1" table:content-validation-name="val1" office:value-type="float" office:value="35.13994775" calcext:value-type="float">
            <text:p>35,139947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5 7:17:24</text:p>
          </table:table-cell>
          <table:table-cell table:style-name="ce1" table:content-validation-name="val1" office:value-type="float" office:value="67.3339023" calcext:value-type="float">
            <text:p>67,3339023</text:p>
          </table:table-cell>
          <table:table-cell table:style-name="ce1" table:content-validation-name="val1" office:value-type="float" office:value="45.91308938" calcext:value-type="float">
            <text:p>45,91308938</text:p>
          </table:table-cell>
          <table:table-cell table:style-name="ce1" table:content-validation-name="val1" office:value-type="float" office:value="35.1369058" calcext:value-type="float">
            <text:p>35,13690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6 19:53:06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48.35668424" calcext:value-type="float">
            <text:p>48,35668424</text:p>
          </table:table-cell>
          <table:table-cell table:style-name="ce1" table:content-validation-name="val1" office:value-type="float" office:value="35.12919217" calcext:value-type="float">
            <text:p>35,129192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5 21:56:01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5.52048007" calcext:value-type="float">
            <text:p>45,52048007</text:p>
          </table:table-cell>
          <table:table-cell table:style-name="ce1" table:content-validation-name="val1" office:value-type="float" office:value="35.12211333" calcext:value-type="float">
            <text:p>35,122113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3:57:16</text:p>
          </table:table-cell>
          <table:table-cell table:style-name="ce1" table:content-validation-name="val1" office:value-type="float" office:value="12.91398125" calcext:value-type="float">
            <text:p>12,91398125</text:p>
          </table:table-cell>
          <table:table-cell table:style-name="ce1" table:content-validation-name="val1" office:value-type="float" office:value="53.50448514" calcext:value-type="float">
            <text:p>53,50448514</text:p>
          </table:table-cell>
          <table:table-cell table:style-name="ce1" table:content-validation-name="val1" office:value-type="float" office:value="35.11963853" calcext:value-type="float">
            <text:p>35,119638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5:12:29</text:p>
          </table:table-cell>
          <table:table-cell table:style-name="ce1" table:content-validation-name="val1" office:value-type="float" office:value="41.82282134" calcext:value-type="float">
            <text:p>41,82282134</text:p>
          </table:table-cell>
          <table:table-cell table:style-name="ce1" table:content-validation-name="val1" office:value-type="float" office:value="37.35165434" calcext:value-type="float">
            <text:p>37,35165434</text:p>
          </table:table-cell>
          <table:table-cell table:style-name="ce1" table:content-validation-name="val1" office:value-type="float" office:value="35.11138394" calcext:value-type="float">
            <text:p>35,111383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4 12:49:35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34.17634081" calcext:value-type="float">
            <text:p>34,17634081</text:p>
          </table:table-cell>
          <table:table-cell table:style-name="ce1" table:content-validation-name="val1" office:value-type="float" office:value="35.10892421" calcext:value-type="float">
            <text:p>35,108924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5/2013 16:33:59</text:p>
          </table:table-cell>
          <table:table-cell table:style-name="ce1" table:content-validation-name="val1" office:value-type="float" office:value="42.19" calcext:value-type="float">
            <text:p>42,19</text:p>
          </table:table-cell>
          <table:table-cell table:style-name="ce1" table:content-validation-name="val1" office:value-type="float" office:value="36.62" calcext:value-type="float">
            <text:p>36,62</text:p>
          </table:table-cell>
          <table:table-cell table:style-name="ce1" table:content-validation-name="val1" office:value-type="float" office:value="35.1" calcext:value-type="float">
            <text:p>3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2:49:59</text:p>
          </table:table-cell>
          <table:table-cell table:style-name="ce1" table:content-validation-name="val1" office:value-type="float" office:value="28.86" calcext:value-type="float">
            <text:p>28,86</text:p>
          </table:table-cell>
          <table:table-cell table:style-name="ce1" table:content-validation-name="val1" office:value-type="float" office:value="46.15" calcext:value-type="float">
            <text:p>46,15</text:p>
          </table:table-cell>
          <table:table-cell table:style-name="ce1" table:content-validation-name="val1" office:value-type="float" office:value="35.09" calcext:value-type="float">
            <text:p>35,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5 12:08:19</text:p>
          </table:table-cell>
          <table:table-cell table:style-name="ce1" table:content-validation-name="val1" office:value-type="float" office:value="41.62196" calcext:value-type="float">
            <text:p>41,62196</text:p>
          </table:table-cell>
          <table:table-cell table:style-name="ce1" table:content-validation-name="val1" office:value-type="float" office:value="32.43137" calcext:value-type="float">
            <text:p>32,43137</text:p>
          </table:table-cell>
          <table:table-cell table:style-name="ce1" table:content-validation-name="val1" office:value-type="float" office:value="35.08427" calcext:value-type="float">
            <text:p>35,084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8/2016 10:45:10</text:p>
          </table:table-cell>
          <table:table-cell table:style-name="ce1" table:content-validation-name="val1" office:value-type="float" office:value="26.372" calcext:value-type="float">
            <text:p>26,372</text:p>
          </table:table-cell>
          <table:table-cell table:style-name="ce1" table:content-validation-name="val1" office:value-type="float" office:value="48.06" calcext:value-type="float">
            <text:p>48,06</text:p>
          </table:table-cell>
          <table:table-cell table:style-name="ce1" table:content-validation-name="val1" office:value-type="float" office:value="35.08" calcext:value-type="float">
            <text:p>35,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6 18:51:28</text:p>
          </table:table-cell>
          <table:table-cell table:style-name="ce1" table:content-validation-name="val1" office:value-type="float" office:value="15.97422662" calcext:value-type="float">
            <text:p>15,97422662</text:p>
          </table:table-cell>
          <table:table-cell table:style-name="ce1" table:content-validation-name="val1" office:value-type="float" office:value="27.08" calcext:value-type="float">
            <text:p>27,08</text:p>
          </table:table-cell>
          <table:table-cell table:style-name="ce1" table:content-validation-name="val1" office:value-type="float" office:value="35.0705837" calcext:value-type="float">
            <text:p>35,07058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5 21:45:05</text:p>
          </table:table-cell>
          <table:table-cell table:style-name="ce1" table:content-validation-name="val1" office:value-type="float" office:value="55.37663832" calcext:value-type="float">
            <text:p>55,37663832</text:p>
          </table:table-cell>
          <table:table-cell table:style-name="ce1" table:content-validation-name="val1" office:value-type="float" office:value="28.47891648" calcext:value-type="float">
            <text:p>28,47891648</text:p>
          </table:table-cell>
          <table:table-cell table:style-name="ce1" table:content-validation-name="val1" office:value-type="float" office:value="35.06861335" calcext:value-type="float">
            <text:p>35,068613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5 4:00:08</text:p>
          </table:table-cell>
          <table:table-cell table:style-name="ce1" table:content-validation-name="val1" office:value-type="float" office:value="53.41741571" calcext:value-type="float">
            <text:p>53,41741571</text:p>
          </table:table-cell>
          <table:table-cell table:style-name="ce1" table:content-validation-name="val1" office:value-type="float" office:value="52.57671416" calcext:value-type="float">
            <text:p>52,57671416</text:p>
          </table:table-cell>
          <table:table-cell table:style-name="ce1" table:content-validation-name="val1" office:value-type="float" office:value="35.06364383" calcext:value-type="float">
            <text:p>35,0636438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6 3:41:22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7.41075664" calcext:value-type="float">
            <text:p>37,41075664</text:p>
          </table:table-cell>
          <table:table-cell table:style-name="ce1" table:content-validation-name="val1" office:value-type="float" office:value="35.06339016" calcext:value-type="float">
            <text:p>35,063390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7:58:54</text:p>
          </table:table-cell>
          <table:table-cell table:style-name="ce1" table:content-validation-name="val1" office:value-type="float" office:value="24.78" calcext:value-type="float">
            <text:p>24,78</text:p>
          </table:table-cell>
          <table:table-cell table:style-name="ce1" table:content-validation-name="val1" office:value-type="float" office:value="22.69" calcext:value-type="float">
            <text:p>22,69</text:p>
          </table:table-cell>
          <table:table-cell table:style-name="ce1" table:content-validation-name="val1" office:value-type="float" office:value="35.06" calcext:value-type="float">
            <text:p>35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3:45:45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33.74501596" calcext:value-type="float">
            <text:p>33,74501596</text:p>
          </table:table-cell>
          <table:table-cell table:style-name="ce1" table:content-validation-name="val1" office:value-type="float" office:value="35.05100107" calcext:value-type="float">
            <text:p>35,051001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6 22:07:57</text:p>
          </table:table-cell>
          <table:table-cell table:style-name="ce1" table:content-validation-name="val1" office:value-type="float" office:value="28.544" calcext:value-type="float">
            <text:p>28,544</text:p>
          </table:table-cell>
          <table:table-cell table:style-name="ce1" table:content-validation-name="val1" office:value-type="float" office:value="52.65" calcext:value-type="float">
            <text:p>52,65</text:p>
          </table:table-cell>
          <table:table-cell table:style-name="ce1" table:content-validation-name="val1" office:value-type="float" office:value="35.05" calcext:value-type="float">
            <text:p>35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5 10:25:01</text:p>
          </table:table-cell>
          <table:table-cell table:style-name="ce1" table:content-validation-name="val1" office:value-type="float" office:value="57.08017033" calcext:value-type="float">
            <text:p>57,08017033</text:p>
          </table:table-cell>
          <table:table-cell table:style-name="ce1" table:content-validation-name="val1" office:value-type="float" office:value="39.94397559" calcext:value-type="float">
            <text:p>39,94397559</text:p>
          </table:table-cell>
          <table:table-cell table:style-name="ce1" table:content-validation-name="val1" office:value-type="float" office:value="35.03366108" calcext:value-type="float">
            <text:p>35,033661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4 7:52:25</text:p>
          </table:table-cell>
          <table:table-cell table:style-name="ce1" table:content-validation-name="val1" office:value-type="float" office:value="68.05330732" calcext:value-type="float">
            <text:p>68,05330732</text:p>
          </table:table-cell>
          <table:table-cell table:style-name="ce1" table:content-validation-name="val1" office:value-type="float" office:value="50.09991791" calcext:value-type="float">
            <text:p>50,09991791</text:p>
          </table:table-cell>
          <table:table-cell table:style-name="ce1" table:content-validation-name="val1" office:value-type="float" office:value="35.02704071" calcext:value-type="float">
            <text:p>35,027040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/2015 20:29:13</text:p>
          </table:table-cell>
          <table:table-cell table:style-name="ce1" table:content-validation-name="val1" office:value-type="float" office:value="13.9632455" calcext:value-type="float">
            <text:p>13,9632455</text:p>
          </table:table-cell>
          <table:table-cell table:style-name="ce1" table:content-validation-name="val1" office:value-type="float" office:value="43.82119761" calcext:value-type="float">
            <text:p>43,82119761</text:p>
          </table:table-cell>
          <table:table-cell table:style-name="ce1" table:content-validation-name="val1" office:value-type="float" office:value="35.01813728" calcext:value-type="float">
            <text:p>35,018137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0/2015 5:44:04</text:p>
          </table:table-cell>
          <table:table-cell table:style-name="ce1" table:content-validation-name="val1" office:value-type="float" office:value="40.235" calcext:value-type="float">
            <text:p>40,235</text:p>
          </table:table-cell>
          <table:table-cell table:style-name="ce1" table:content-validation-name="val1" office:value-type="float" office:value="34.85528103" calcext:value-type="float">
            <text:p>34,85528103</text:p>
          </table:table-cell>
          <table:table-cell table:style-name="ce1" table:content-validation-name="val1" office:value-type="float" office:value="34.99772535" calcext:value-type="float">
            <text:p>34,997725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5 10:26:51</text:p>
          </table:table-cell>
          <table:table-cell table:style-name="ce1" table:content-validation-name="val1" office:value-type="float" office:value="25.678" calcext:value-type="float">
            <text:p>25,678</text:p>
          </table:table-cell>
          <table:table-cell table:style-name="ce1" table:content-validation-name="val1" office:value-type="float" office:value="40.711" calcext:value-type="float">
            <text:p>40,711</text:p>
          </table:table-cell>
          <table:table-cell table:style-name="ce1" table:content-validation-name="val1" office:value-type="float" office:value="34.992" calcext:value-type="float">
            <text:p>34,9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5 9:10:08</text:p>
          </table:table-cell>
          <table:table-cell table:style-name="ce1" table:content-validation-name="val1" office:value-type="float" office:value="49.43762406" calcext:value-type="float">
            <text:p>49,43762406</text:p>
          </table:table-cell>
          <table:table-cell table:style-name="ce1" table:content-validation-name="val1" office:value-type="float" office:value="45.25370009" calcext:value-type="float">
            <text:p>45,25370009</text:p>
          </table:table-cell>
          <table:table-cell table:style-name="ce1" table:content-validation-name="val1" office:value-type="float" office:value="34.9858873" calcext:value-type="float">
            <text:p>34,98588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5 5:31:03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42.29490262" calcext:value-type="float">
            <text:p>42,29490262</text:p>
          </table:table-cell>
          <table:table-cell table:style-name="ce1" table:content-validation-name="val1" office:value-type="float" office:value="34.98299425" calcext:value-type="float">
            <text:p>34,982994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4 18:18:46</text:p>
          </table:table-cell>
          <table:table-cell table:style-name="ce1" table:content-validation-name="val1" office:value-type="float" office:value="23.65" calcext:value-type="float">
            <text:p>23,65</text:p>
          </table:table-cell>
          <table:table-cell table:style-name="ce1" table:content-validation-name="val1" office:value-type="float" office:value="38.97" calcext:value-type="float">
            <text:p>38,97</text:p>
          </table:table-cell>
          <table:table-cell table:style-name="ce1" table:content-validation-name="val1" office:value-type="float" office:value="34.98" calcext:value-type="float">
            <text:p>34,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4 5:58:18</text:p>
          </table:table-cell>
          <table:table-cell table:style-name="ce1" table:content-validation-name="val1" office:value-type="float" office:value="20.62" calcext:value-type="float">
            <text:p>20,62</text:p>
          </table:table-cell>
          <table:table-cell table:style-name="ce1" table:content-validation-name="val1" office:value-type="float" office:value="35.56" calcext:value-type="float">
            <text:p>35,56</text:p>
          </table:table-cell>
          <table:table-cell table:style-name="ce1" table:content-validation-name="val1" office:value-type="float" office:value="34.98" calcext:value-type="float">
            <text:p>34,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6/2016 9:54:39</text:p>
          </table:table-cell>
          <table:table-cell table:style-name="ce1" table:content-validation-name="val1" office:value-type="float" office:value="61.96314438" calcext:value-type="float">
            <text:p>61,96314438</text:p>
          </table:table-cell>
          <table:table-cell table:style-name="ce1" table:content-validation-name="val1" office:value-type="float" office:value="21.47613177" calcext:value-type="float">
            <text:p>21,47613177</text:p>
          </table:table-cell>
          <table:table-cell table:style-name="ce1" table:content-validation-name="val1" office:value-type="float" office:value="34.96239876" calcext:value-type="float">
            <text:p>34,962398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5 11:51:21</text:p>
          </table:table-cell>
          <table:table-cell table:style-name="ce1" table:content-validation-name="val1" office:value-type="float" office:value="32.23" calcext:value-type="float">
            <text:p>32,23</text:p>
          </table:table-cell>
          <table:table-cell table:style-name="ce1" table:content-validation-name="val1" office:value-type="float" office:value="30.32" calcext:value-type="float">
            <text:p>30,32</text:p>
          </table:table-cell>
          <table:table-cell table:style-name="ce1" table:content-validation-name="val1" office:value-type="float" office:value="34.96" calcext:value-type="float">
            <text:p>34,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9/2016 5:08:00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27.02" calcext:value-type="float">
            <text:p>27,02</text:p>
          </table:table-cell>
          <table:table-cell table:style-name="ce1" table:content-validation-name="val1" office:value-type="float" office:value="34.953" calcext:value-type="float">
            <text:p>34,9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14:25:11</text:p>
          </table:table-cell>
          <table:table-cell table:style-name="ce1" table:content-validation-name="val1" office:value-type="float" office:value="60.57901502" calcext:value-type="float">
            <text:p>60,57901502</text:p>
          </table:table-cell>
          <table:table-cell table:style-name="ce1" table:content-validation-name="val1" office:value-type="float" office:value="36.05464162" calcext:value-type="float">
            <text:p>36,05464162</text:p>
          </table:table-cell>
          <table:table-cell table:style-name="ce1" table:content-validation-name="val1" office:value-type="float" office:value="34.94385341" calcext:value-type="float">
            <text:p>34,943853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5 4:11:27</text:p>
          </table:table-cell>
          <table:table-cell table:style-name="ce1" table:content-validation-name="val1" office:value-type="float" office:value="12.24242271" calcext:value-type="float">
            <text:p>12,24242271</text:p>
          </table:table-cell>
          <table:table-cell table:style-name="ce1" table:content-validation-name="val1" office:value-type="float" office:value="40.6601596" calcext:value-type="float">
            <text:p>40,6601596</text:p>
          </table:table-cell>
          <table:table-cell table:style-name="ce1" table:content-validation-name="val1" office:value-type="float" office:value="34.92110253" calcext:value-type="float">
            <text:p>34,921102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6 19:46:39</text:p>
          </table:table-cell>
          <table:table-cell table:style-name="ce1" table:content-validation-name="val1" office:value-type="float" office:value="60.37847016" calcext:value-type="float">
            <text:p>60,37847016</text:p>
          </table:table-cell>
          <table:table-cell table:style-name="ce1" table:content-validation-name="val1" office:value-type="float" office:value="31.72926937" calcext:value-type="float">
            <text:p>31,72926937</text:p>
          </table:table-cell>
          <table:table-cell table:style-name="ce1" table:content-validation-name="val1" office:value-type="float" office:value="34.92110253" calcext:value-type="float">
            <text:p>34,921102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5/2014 5:21:25</text:p>
          </table:table-cell>
          <table:table-cell table:style-name="ce1" table:content-validation-name="val1" office:value-type="float" office:value="53.3776901" calcext:value-type="float">
            <text:p>53,3776901</text:p>
          </table:table-cell>
          <table:table-cell table:style-name="ce1" table:content-validation-name="val1" office:value-type="float" office:value="41.47" calcext:value-type="float">
            <text:p>41,47</text:p>
          </table:table-cell>
          <table:table-cell table:style-name="ce1" table:content-validation-name="val1" office:value-type="float" office:value="34.92" calcext:value-type="float">
            <text:p>34,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0/2015 14:27:01</text:p>
          </table:table-cell>
          <table:table-cell table:style-name="ce1" table:content-validation-name="val1" office:value-type="float" office:value="16.03665842" calcext:value-type="float">
            <text:p>16,03665842</text:p>
          </table:table-cell>
          <table:table-cell table:style-name="ce1" table:content-validation-name="val1" office:value-type="float" office:value="27.4091163" calcext:value-type="float">
            <text:p>27,4091163</text:p>
          </table:table-cell>
          <table:table-cell table:style-name="ce1" table:content-validation-name="val1" office:value-type="float" office:value="34.91734848" calcext:value-type="float">
            <text:p>34,917348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6 13:29:14</text:p>
          </table:table-cell>
          <table:table-cell table:style-name="ce1" table:content-validation-name="val1" office:value-type="float" office:value="45.75478519" calcext:value-type="float">
            <text:p>45,75478519</text:p>
          </table:table-cell>
          <table:table-cell table:style-name="ce1" table:content-validation-name="val1" office:value-type="float" office:value="46.944" calcext:value-type="float">
            <text:p>46,944</text:p>
          </table:table-cell>
          <table:table-cell table:style-name="ce1" table:content-validation-name="val1" office:value-type="float" office:value="34.915" calcext:value-type="float">
            <text:p>34,9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0/2015 16:17:55</text:p>
          </table:table-cell>
          <table:table-cell table:style-name="ce1" table:content-validation-name="val1" office:value-type="float" office:value="13.46245325" calcext:value-type="float">
            <text:p>13,46245325</text:p>
          </table:table-cell>
          <table:table-cell table:style-name="ce1" table:content-validation-name="val1" office:value-type="float" office:value="30.84984929" calcext:value-type="float">
            <text:p>30,84984929</text:p>
          </table:table-cell>
          <table:table-cell table:style-name="ce1" table:content-validation-name="val1" office:value-type="float" office:value="34.90787373" calcext:value-type="float">
            <text:p>34,9078737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22:43:50</text:p>
          </table:table-cell>
          <table:table-cell table:style-name="ce1" table:content-validation-name="val1" office:value-type="float" office:value="12.54888711" calcext:value-type="float">
            <text:p>12,54888711</text:p>
          </table:table-cell>
          <table:table-cell table:style-name="ce1" table:content-validation-name="val1" office:value-type="float" office:value="36.98611517" calcext:value-type="float">
            <text:p>36,98611517</text:p>
          </table:table-cell>
          <table:table-cell table:style-name="ce1" table:content-validation-name="val1" office:value-type="float" office:value="34.90718792" calcext:value-type="float">
            <text:p>34,907187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5 0:38:57</text:p>
          </table:table-cell>
          <table:table-cell table:style-name="ce1" table:content-validation-name="val1" office:value-type="float" office:value="29.544" calcext:value-type="float">
            <text:p>29,544</text:p>
          </table:table-cell>
          <table:table-cell table:style-name="ce1" table:content-validation-name="val1" office:value-type="float" office:value="35.819" calcext:value-type="float">
            <text:p>35,819</text:p>
          </table:table-cell>
          <table:table-cell table:style-name="ce1" table:content-validation-name="val1" office:value-type="float" office:value="34.902" calcext:value-type="float">
            <text:p>34,9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8/2013 13:44:27</text:p>
          </table:table-cell>
          <table:table-cell table:style-name="ce1" table:content-validation-name="val1" office:value-type="float" office:value="27.79" calcext:value-type="float">
            <text:p>27,79</text:p>
          </table:table-cell>
          <table:table-cell table:style-name="ce1" table:content-validation-name="val1" office:value-type="float" office:value="42.33" calcext:value-type="float">
            <text:p>42,33</text:p>
          </table:table-cell>
          <table:table-cell table:style-name="ce1" table:content-validation-name="val1" office:value-type="float" office:value="34.89" calcext:value-type="float">
            <text:p>34,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5 7:43:58</text:p>
          </table:table-cell>
          <table:table-cell table:style-name="ce1" table:content-validation-name="val1" office:value-type="float" office:value="46.82011422" calcext:value-type="float">
            <text:p>46,82011422</text:p>
          </table:table-cell>
          <table:table-cell table:style-name="ce1" table:content-validation-name="val1" office:value-type="float" office:value="50.01653457" calcext:value-type="float">
            <text:p>50,01653457</text:p>
          </table:table-cell>
          <table:table-cell table:style-name="ce1" table:content-validation-name="val1" office:value-type="float" office:value="34.887889" calcext:value-type="float">
            <text:p>34,8878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0/2015 5:05:15</text:p>
          </table:table-cell>
          <table:table-cell table:style-name="ce1" table:content-validation-name="val1" office:value-type="float" office:value="44.41735794" calcext:value-type="float">
            <text:p>44,41735794</text:p>
          </table:table-cell>
          <table:table-cell table:style-name="ce1" table:content-validation-name="val1" office:value-type="float" office:value="33.13398299" calcext:value-type="float">
            <text:p>33,13398299</text:p>
          </table:table-cell>
          <table:table-cell table:style-name="ce1" table:content-validation-name="val1" office:value-type="float" office:value="34.8863009" calcext:value-type="float">
            <text:p>34,88630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0/2015 8:36:22</text:p>
          </table:table-cell>
          <table:table-cell table:style-name="ce1" table:content-validation-name="val1" office:value-type="float" office:value="66.06" calcext:value-type="float">
            <text:p>66,06</text:p>
          </table:table-cell>
          <table:table-cell table:style-name="ce1" table:content-validation-name="val1" office:value-type="float" office:value="15.64" calcext:value-type="float">
            <text:p>15,64</text:p>
          </table:table-cell>
          <table:table-cell table:style-name="ce1" table:content-validation-name="val1" office:value-type="float" office:value="34.88" calcext:value-type="float">
            <text:p>34,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3 13:40:36</text:p>
          </table:table-cell>
          <table:table-cell table:style-name="ce1" table:content-validation-name="val1" office:value-type="float" office:value="11.745" calcext:value-type="float">
            <text:p>11,745</text:p>
          </table:table-cell>
          <table:table-cell table:style-name="ce1" table:content-validation-name="val1" office:value-type="float" office:value="30.334" calcext:value-type="float">
            <text:p>30,334</text:p>
          </table:table-cell>
          <table:table-cell table:style-name="ce1" table:content-validation-name="val1" office:value-type="float" office:value="34.877" calcext:value-type="float">
            <text:p>34,8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7/2014 8:03:59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40.55856726" calcext:value-type="float">
            <text:p>40,55856726</text:p>
          </table:table-cell>
          <table:table-cell table:style-name="ce1" table:content-validation-name="val1" office:value-type="float" office:value="34.87505101" calcext:value-type="float">
            <text:p>34,875051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8/2013 18:16:58</text:p>
          </table:table-cell>
          <table:table-cell table:style-name="ce1" table:content-validation-name="val1" office:value-type="float" office:value="40.243" calcext:value-type="float">
            <text:p>40,243</text:p>
          </table:table-cell>
          <table:table-cell table:style-name="ce1" table:content-validation-name="val1" office:value-type="float" office:value="36.684" calcext:value-type="float">
            <text:p>36,684</text:p>
          </table:table-cell>
          <table:table-cell table:style-name="ce1" table:content-validation-name="val1" office:value-type="float" office:value="34.875" calcext:value-type="float">
            <text:p>34,8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4/2015 13:57:27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40.46329057" calcext:value-type="float">
            <text:p>40,46329057</text:p>
          </table:table-cell>
          <table:table-cell table:style-name="ce1" table:content-validation-name="val1" office:value-type="float" office:value="34.87198644" calcext:value-type="float">
            <text:p>34,871986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6:17:37</text:p>
          </table:table-cell>
          <table:table-cell table:style-name="ce1" table:content-validation-name="val1" office:value-type="float" office:value="27.8" calcext:value-type="float">
            <text:p>27,8</text:p>
          </table:table-cell>
          <table:table-cell table:style-name="ce1" table:content-validation-name="val1" office:value-type="float" office:value="27.184" calcext:value-type="float">
            <text:p>27,184</text:p>
          </table:table-cell>
          <table:table-cell table:style-name="ce1" table:content-validation-name="val1" office:value-type="float" office:value="34.87" calcext:value-type="float">
            <text:p>34,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5 20:49:11</text:p>
          </table:table-cell>
          <table:table-cell table:style-name="ce1" table:content-validation-name="val1" office:value-type="float" office:value="64.69624" calcext:value-type="float">
            <text:p>64,69624</text:p>
          </table:table-cell>
          <table:table-cell table:style-name="ce1" table:content-validation-name="val1" office:value-type="float" office:value="39.51265842" calcext:value-type="float">
            <text:p>39,51265842</text:p>
          </table:table-cell>
          <table:table-cell table:style-name="ce1" table:content-validation-name="val1" office:value-type="float" office:value="34.86143195" calcext:value-type="float">
            <text:p>34,861431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4 8:38:47</text:p>
          </table:table-cell>
          <table:table-cell table:style-name="ce1" table:content-validation-name="val1" office:value-type="float" office:value="31.387" calcext:value-type="float">
            <text:p>31,387</text:p>
          </table:table-cell>
          <table:table-cell table:style-name="ce1" table:content-validation-name="val1" office:value-type="float" office:value="44.27" calcext:value-type="float">
            <text:p>44,27</text:p>
          </table:table-cell>
          <table:table-cell table:style-name="ce1" table:content-validation-name="val1" office:value-type="float" office:value="34.86" calcext:value-type="float">
            <text:p>34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6 5:39:13</text:p>
          </table:table-cell>
          <table:table-cell table:style-name="ce1" table:content-validation-name="val1" office:value-type="float" office:value="69.67208586" calcext:value-type="float">
            <text:p>69,67208586</text:p>
          </table:table-cell>
          <table:table-cell table:style-name="ce1" table:content-validation-name="val1" office:value-type="float" office:value="35.11273698" calcext:value-type="float">
            <text:p>35,11273698</text:p>
          </table:table-cell>
          <table:table-cell table:style-name="ce1" table:content-validation-name="val1" office:value-type="float" office:value="34.84877619" calcext:value-type="float">
            <text:p>34,848776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5 15:09:40</text:p>
          </table:table-cell>
          <table:table-cell table:style-name="ce1" table:content-validation-name="val1" office:value-type="float" office:value="37.022045" calcext:value-type="float">
            <text:p>37,022045</text:p>
          </table:table-cell>
          <table:table-cell table:style-name="ce1" table:content-validation-name="val1" office:value-type="float" office:value="48.03341301" calcext:value-type="float">
            <text:p>48,03341301</text:p>
          </table:table-cell>
          <table:table-cell table:style-name="ce1" table:content-validation-name="val1" office:value-type="float" office:value="34.84741859" calcext:value-type="float">
            <text:p>34,847418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3 11:52:53</text:p>
          </table:table-cell>
          <table:table-cell table:style-name="ce1" table:content-validation-name="val1" office:value-type="float" office:value="49.127" calcext:value-type="float">
            <text:p>49,127</text:p>
          </table:table-cell>
          <table:table-cell table:style-name="ce1" table:content-validation-name="val1" office:value-type="float" office:value="34.346" calcext:value-type="float">
            <text:p>34,346</text:p>
          </table:table-cell>
          <table:table-cell table:style-name="ce1" table:content-validation-name="val1" office:value-type="float" office:value="34.846" calcext:value-type="float">
            <text:p>34,8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5 11:04:58</text:p>
          </table:table-cell>
          <table:table-cell table:style-name="ce1" table:content-validation-name="val1" office:value-type="float" office:value="50.57221691" calcext:value-type="float">
            <text:p>50,57221691</text:p>
          </table:table-cell>
          <table:table-cell table:style-name="ce1" table:content-validation-name="val1" office:value-type="float" office:value="44.40878" calcext:value-type="float">
            <text:p>44,40878</text:p>
          </table:table-cell>
          <table:table-cell table:style-name="ce1" table:content-validation-name="val1" office:value-type="float" office:value="34.83387" calcext:value-type="float">
            <text:p>34,833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18:20:36</text:p>
          </table:table-cell>
          <table:table-cell table:style-name="ce1" table:content-validation-name="val1" office:value-type="float" office:value="60.01827201" calcext:value-type="float">
            <text:p>60,01827201</text:p>
          </table:table-cell>
          <table:table-cell table:style-name="ce1" table:content-validation-name="val1" office:value-type="float" office:value="34.9941962" calcext:value-type="float">
            <text:p>34,9941962</text:p>
          </table:table-cell>
          <table:table-cell table:style-name="ce1" table:content-validation-name="val1" office:value-type="float" office:value="34.82788762" calcext:value-type="float">
            <text:p>34,827887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4 21:49:23</text:p>
          </table:table-cell>
          <table:table-cell table:style-name="ce1" table:content-validation-name="val1" office:value-type="float" office:value="43.2054" calcext:value-type="float">
            <text:p>43,2054</text:p>
          </table:table-cell>
          <table:table-cell table:style-name="ce1" table:content-validation-name="val1" office:value-type="float" office:value="32.5617" calcext:value-type="float">
            <text:p>32,5617</text:p>
          </table:table-cell>
          <table:table-cell table:style-name="ce1" table:content-validation-name="val1" office:value-type="float" office:value="34.8266" calcext:value-type="float">
            <text:p>34,82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9/2015 10:09:30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26.41579193" calcext:value-type="float">
            <text:p>26,41579193</text:p>
          </table:table-cell>
          <table:table-cell table:style-name="ce1" table:content-validation-name="val1" office:value-type="float" office:value="34.8265922" calcext:value-type="float">
            <text:p>34,82659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8/2014 15:25:01</text:p>
          </table:table-cell>
          <table:table-cell table:style-name="ce1" table:content-validation-name="val1" office:value-type="float" office:value="13.88475911" calcext:value-type="float">
            <text:p>13,88475911</text:p>
          </table:table-cell>
          <table:table-cell table:style-name="ce1" table:content-validation-name="val1" office:value-type="float" office:value="42.05295374" calcext:value-type="float">
            <text:p>42,05295374</text:p>
          </table:table-cell>
          <table:table-cell table:style-name="ce1" table:content-validation-name="val1" office:value-type="float" office:value="34.82545811" calcext:value-type="float">
            <text:p>34,825458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5 6:16:21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52.53307298" calcext:value-type="float">
            <text:p>52,53307298</text:p>
          </table:table-cell>
          <table:table-cell table:style-name="ce1" table:content-validation-name="val1" office:value-type="float" office:value="34.81903212" calcext:value-type="float">
            <text:p>34,819032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7/2015 10:01:05</text:p>
          </table:table-cell>
          <table:table-cell table:style-name="ce1" table:content-validation-name="val1" office:value-type="float" office:value="56.46676264" calcext:value-type="float">
            <text:p>56,46676264</text:p>
          </table:table-cell>
          <table:table-cell table:style-name="ce1" table:content-validation-name="val1" office:value-type="float" office:value="36.4300245" calcext:value-type="float">
            <text:p>36,4300245</text:p>
          </table:table-cell>
          <table:table-cell table:style-name="ce1" table:content-validation-name="val1" office:value-type="float" office:value="34.8142641" calcext:value-type="float">
            <text:p>34,81426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5 7:38:21</text:p>
          </table:table-cell>
          <table:table-cell table:style-name="ce1" table:content-validation-name="val1" office:value-type="float" office:value="12.74076808" calcext:value-type="float">
            <text:p>12,74076808</text:p>
          </table:table-cell>
          <table:table-cell table:style-name="ce1" table:content-validation-name="val1" office:value-type="float" office:value="46.59743469" calcext:value-type="float">
            <text:p>46,59743469</text:p>
          </table:table-cell>
          <table:table-cell table:style-name="ce1" table:content-validation-name="val1" office:value-type="float" office:value="34.81370418" calcext:value-type="float">
            <text:p>34,813704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4 19:26:06</text:p>
          </table:table-cell>
          <table:table-cell table:style-name="ce1" table:content-validation-name="val1" office:value-type="float" office:value="10.4303122" calcext:value-type="float">
            <text:p>10,4303122</text:p>
          </table:table-cell>
          <table:table-cell table:style-name="ce1" table:content-validation-name="val1" office:value-type="float" office:value="45.67491414" calcext:value-type="float">
            <text:p>45,67491414</text:p>
          </table:table-cell>
          <table:table-cell table:style-name="ce1" table:content-validation-name="val1" office:value-type="float" office:value="34.80873984" calcext:value-type="float">
            <text:p>34,808739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5 6:50:24</text:p>
          </table:table-cell>
          <table:table-cell table:style-name="ce1" table:content-validation-name="val1" office:value-type="float" office:value="49.2289119" calcext:value-type="float">
            <text:p>49,2289119</text:p>
          </table:table-cell>
          <table:table-cell table:style-name="ce1" table:content-validation-name="val1" office:value-type="float" office:value="34.10864961" calcext:value-type="float">
            <text:p>34,10864961</text:p>
          </table:table-cell>
          <table:table-cell table:style-name="ce1" table:content-validation-name="val1" office:value-type="float" office:value="34.78883353" calcext:value-type="float">
            <text:p>34,788833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30/2014 8:09:33</text:p>
          </table:table-cell>
          <table:table-cell table:style-name="ce1" table:content-validation-name="val1" office:value-type="float" office:value="43.18299568" calcext:value-type="float">
            <text:p>43,18299568</text:p>
          </table:table-cell>
          <table:table-cell table:style-name="ce1" table:content-validation-name="val1" office:value-type="float" office:value="49.19782557" calcext:value-type="float">
            <text:p>49,19782557</text:p>
          </table:table-cell>
          <table:table-cell table:style-name="ce1" table:content-validation-name="val1" office:value-type="float" office:value="34.77651463" calcext:value-type="float">
            <text:p>34,776514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5 1:14:54</text:p>
          </table:table-cell>
          <table:table-cell table:style-name="ce1" table:content-validation-name="val1" office:value-type="float" office:value="78.16760576" calcext:value-type="float">
            <text:p>78,16760576</text:p>
          </table:table-cell>
          <table:table-cell table:style-name="ce1" table:content-validation-name="val1" office:value-type="float" office:value="28.46301239" calcext:value-type="float">
            <text:p>28,46301239</text:p>
          </table:table-cell>
          <table:table-cell table:style-name="ce1" table:content-validation-name="val1" office:value-type="float" office:value="34.77405029" calcext:value-type="float">
            <text:p>34,774050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3/2015 15:36:34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44.89415919" calcext:value-type="float">
            <text:p>44,89415919</text:p>
          </table:table-cell>
          <table:table-cell table:style-name="ce1" table:content-validation-name="val1" office:value-type="float" office:value="34.77082641" calcext:value-type="float">
            <text:p>34,770826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6 1:09:50</text:p>
          </table:table-cell>
          <table:table-cell table:style-name="ce1" table:content-validation-name="val1" office:value-type="float" office:value="14.44" calcext:value-type="float">
            <text:p>14,44</text:p>
          </table:table-cell>
          <table:table-cell table:style-name="ce1" table:content-validation-name="val1" office:value-type="float" office:value="29.72" calcext:value-type="float">
            <text:p>29,72</text:p>
          </table:table-cell>
          <table:table-cell table:style-name="ce1" table:content-validation-name="val1" office:value-type="float" office:value="34.77" calcext:value-type="float">
            <text:p>34,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5 5:51:45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6.28610757" calcext:value-type="float">
            <text:p>36,28610757</text:p>
          </table:table-cell>
          <table:table-cell table:style-name="ce1" table:content-validation-name="val1" office:value-type="float" office:value="34.76198291" calcext:value-type="float">
            <text:p>34,761982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5 20:34:11</text:p>
          </table:table-cell>
          <table:table-cell table:style-name="ce1" table:content-validation-name="val1" office:value-type="float" office:value="34.3743097" calcext:value-type="float">
            <text:p>34,3743097</text:p>
          </table:table-cell>
          <table:table-cell table:style-name="ce1" table:content-validation-name="val1" office:value-type="float" office:value="30.81013717" calcext:value-type="float">
            <text:p>30,81013717</text:p>
          </table:table-cell>
          <table:table-cell table:style-name="ce1" table:content-validation-name="val1" office:value-type="float" office:value="34.74825532" calcext:value-type="float">
            <text:p>34,748255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30/2013 20:12:44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44.89139567" calcext:value-type="float">
            <text:p>44,89139567</text:p>
          </table:table-cell>
          <table:table-cell table:style-name="ce1" table:content-validation-name="val1" office:value-type="float" office:value="34.74523239" calcext:value-type="float">
            <text:p>34,745232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5 23:57:55</text:p>
          </table:table-cell>
          <table:table-cell table:style-name="ce1" table:content-validation-name="val1" office:value-type="float" office:value="43.32400512" calcext:value-type="float">
            <text:p>43,32400512</text:p>
          </table:table-cell>
          <table:table-cell table:style-name="ce1" table:content-validation-name="val1" office:value-type="float" office:value="34.20990166" calcext:value-type="float">
            <text:p>34,20990166</text:p>
          </table:table-cell>
          <table:table-cell table:style-name="ce1" table:content-validation-name="val1" office:value-type="float" office:value="34.73084354" calcext:value-type="float">
            <text:p>34,730843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5 8:24:29</text:p>
          </table:table-cell>
          <table:table-cell table:style-name="ce1" table:content-validation-name="val1" office:value-type="float" office:value="11" calcext:value-type="float">
            <text:p>11</text:p>
          </table:table-cell>
          <table:table-cell table:style-name="ce1" table:content-validation-name="val1" office:value-type="float" office:value="41.13" calcext:value-type="float">
            <text:p>41,13</text:p>
          </table:table-cell>
          <table:table-cell table:style-name="ce1" table:content-validation-name="val1" office:value-type="float" office:value="34.73" calcext:value-type="float">
            <text:p>34,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0/2013 12:06:34</text:p>
          </table:table-cell>
          <table:table-cell table:style-name="ce1" table:content-validation-name="val1" office:value-type="float" office:value="31.136" calcext:value-type="float">
            <text:p>31,136</text:p>
          </table:table-cell>
          <table:table-cell table:style-name="ce1" table:content-validation-name="val1" office:value-type="float" office:value="35.569" calcext:value-type="float">
            <text:p>35,569</text:p>
          </table:table-cell>
          <table:table-cell table:style-name="ce1" table:content-validation-name="val1" office:value-type="float" office:value="34.73" calcext:value-type="float">
            <text:p>34,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3 15:42:37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37.73427693" calcext:value-type="float">
            <text:p>37,73427693</text:p>
          </table:table-cell>
          <table:table-cell table:style-name="ce1" table:content-validation-name="val1" office:value-type="float" office:value="34.72821437" calcext:value-type="float">
            <text:p>34,728214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5 18:12:13</text:p>
          </table:table-cell>
          <table:table-cell table:style-name="ce1" table:content-validation-name="val1" office:value-type="float" office:value="25.58035061" calcext:value-type="float">
            <text:p>25,58035061</text:p>
          </table:table-cell>
          <table:table-cell table:style-name="ce1" table:content-validation-name="val1" office:value-type="float" office:value="34.96498909" calcext:value-type="float">
            <text:p>34,96498909</text:p>
          </table:table-cell>
          <table:table-cell table:style-name="ce1" table:content-validation-name="val1" office:value-type="float" office:value="34.72686969" calcext:value-type="float">
            <text:p>34,726869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4 17:14:09</text:p>
          </table:table-cell>
          <table:table-cell table:style-name="ce1" table:content-validation-name="val1" office:value-type="float" office:value="64" calcext:value-type="float">
            <text:p>64</text:p>
          </table:table-cell>
          <table:table-cell table:style-name="ce1" table:content-validation-name="val1" office:value-type="float" office:value="29.31618322" calcext:value-type="float">
            <text:p>29,31618322</text:p>
          </table:table-cell>
          <table:table-cell table:style-name="ce1" table:content-validation-name="val1" office:value-type="float" office:value="34.72334264" calcext:value-type="float">
            <text:p>34,723342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0/2015 12:28:55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27.9" calcext:value-type="float">
            <text:p>27,9</text:p>
          </table:table-cell>
          <table:table-cell table:style-name="ce1" table:content-validation-name="val1" office:value-type="float" office:value="34.72" calcext:value-type="float">
            <text:p>34,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8/2015 11:22:59</text:p>
          </table:table-cell>
          <table:table-cell table:style-name="ce1" table:content-validation-name="val1" office:value-type="float" office:value="57.98143184" calcext:value-type="float">
            <text:p>57,98143184</text:p>
          </table:table-cell>
          <table:table-cell table:style-name="ce1" table:content-validation-name="val1" office:value-type="float" office:value="36.62162773" calcext:value-type="float">
            <text:p>36,62162773</text:p>
          </table:table-cell>
          <table:table-cell table:style-name="ce1" table:content-validation-name="val1" office:value-type="float" office:value="34.71732746" calcext:value-type="float">
            <text:p>34,717327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3 21:08:31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9.08802506" calcext:value-type="float">
            <text:p>49,08802506</text:p>
          </table:table-cell>
          <table:table-cell table:style-name="ce1" table:content-validation-name="val1" office:value-type="float" office:value="34.71112061" calcext:value-type="float">
            <text:p>34,711120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3 9:22:19</text:p>
          </table:table-cell>
          <table:table-cell table:style-name="ce1" table:content-validation-name="val1" office:value-type="float" office:value="51.41" calcext:value-type="float">
            <text:p>51,41</text:p>
          </table:table-cell>
          <table:table-cell table:style-name="ce1" table:content-validation-name="val1" office:value-type="float" office:value="27.02" calcext:value-type="float">
            <text:p>27,02</text:p>
          </table:table-cell>
          <table:table-cell table:style-name="ce1" table:content-validation-name="val1" office:value-type="float" office:value="34.71" calcext:value-type="float">
            <text:p>34,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8:57:52</text:p>
          </table:table-cell>
          <table:table-cell table:style-name="ce1" table:content-validation-name="val1" office:value-type="float" office:value="23.22224" calcext:value-type="float">
            <text:p>23,22224</text:p>
          </table:table-cell>
          <table:table-cell table:style-name="ce1" table:content-validation-name="val1" office:value-type="float" office:value="37.91097" calcext:value-type="float">
            <text:p>37,91097</text:p>
          </table:table-cell>
          <table:table-cell table:style-name="ce1" table:content-validation-name="val1" office:value-type="float" office:value="34.70995" calcext:value-type="float">
            <text:p>34,709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4 14:45:50</text:p>
          </table:table-cell>
          <table:table-cell table:style-name="ce1" table:content-validation-name="val1" office:value-type="float" office:value="48.47" calcext:value-type="float">
            <text:p>48,47</text:p>
          </table:table-cell>
          <table:table-cell table:style-name="ce1" table:content-validation-name="val1" office:value-type="float" office:value="26.07" calcext:value-type="float">
            <text:p>26,07</text:p>
          </table:table-cell>
          <table:table-cell table:style-name="ce1" table:content-validation-name="val1" office:value-type="float" office:value="34.7" calcext:value-type="float">
            <text:p>34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5 20:12:15</text:p>
          </table:table-cell>
          <table:table-cell table:style-name="ce1" table:content-validation-name="val1" office:value-type="float" office:value="22" calcext:value-type="float">
            <text:p>22</text:p>
          </table:table-cell>
          <table:table-cell table:style-name="ce1" table:content-validation-name="val1" office:value-type="float" office:value="36.684" calcext:value-type="float">
            <text:p>36,684</text:p>
          </table:table-cell>
          <table:table-cell table:style-name="ce1" table:content-validation-name="val1" office:value-type="float" office:value="34.695" calcext:value-type="float">
            <text:p>34,6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5 14:16:37</text:p>
          </table:table-cell>
          <table:table-cell table:style-name="ce1" table:content-validation-name="val1" office:value-type="float" office:value="23.69526994" calcext:value-type="float">
            <text:p>23,69526994</text:p>
          </table:table-cell>
          <table:table-cell table:style-name="ce1" table:content-validation-name="val1" office:value-type="float" office:value="38.17224642" calcext:value-type="float">
            <text:p>38,17224642</text:p>
          </table:table-cell>
          <table:table-cell table:style-name="ce1" table:content-validation-name="val1" office:value-type="float" office:value="34.69497815" calcext:value-type="float">
            <text:p>34,694978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5 3:37:56</text:p>
          </table:table-cell>
          <table:table-cell table:style-name="ce1" table:content-validation-name="val1" office:value-type="float" office:value="33.96" calcext:value-type="float">
            <text:p>33,96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4.69497815" calcext:value-type="float">
            <text:p>34,694978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4 14:53:19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4.69497815" calcext:value-type="float">
            <text:p>34,694978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1/2015 9:55:52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4.69497815" calcext:value-type="float">
            <text:p>34,694978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4 21:19:39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4.20991615" calcext:value-type="float">
            <text:p>34,20991615</text:p>
          </table:table-cell>
          <table:table-cell table:style-name="ce1" table:content-validation-name="val1" office:value-type="float" office:value="34.69497815" calcext:value-type="float">
            <text:p>34,694978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5:36:18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34.69497815" calcext:value-type="float">
            <text:p>34,694978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4 21:57:34</text:p>
          </table:table-cell>
          <table:table-cell table:style-name="ce1" table:content-validation-name="val1" office:value-type="float" office:value="53.34" calcext:value-type="float">
            <text:p>53,34</text:p>
          </table:table-cell>
          <table:table-cell table:style-name="ce1" table:content-validation-name="val1" office:value-type="float" office:value="39.04" calcext:value-type="float">
            <text:p>39,04</text:p>
          </table:table-cell>
          <table:table-cell table:style-name="ce1" table:content-validation-name="val1" office:value-type="float" office:value="34.69" calcext:value-type="float">
            <text:p>34,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4 12:21:51</text:p>
          </table:table-cell>
          <table:table-cell table:style-name="ce1" table:content-validation-name="val1" office:value-type="float" office:value="47.7913686" calcext:value-type="float">
            <text:p>47,7913686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4.69" calcext:value-type="float">
            <text:p>34,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9:33:50</text:p>
          </table:table-cell>
          <table:table-cell table:style-name="ce1" table:content-validation-name="val1" office:value-type="float" office:value="43.21" calcext:value-type="float">
            <text:p>43,2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4.69" calcext:value-type="float">
            <text:p>34,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4 12:14:33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4.69" calcext:value-type="float">
            <text:p>34,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6 9:20:28</text:p>
          </table:table-cell>
          <table:table-cell table:style-name="ce1" table:content-validation-name="val1" office:value-type="float" office:value="59.09639491" calcext:value-type="float">
            <text:p>59,09639491</text:p>
          </table:table-cell>
          <table:table-cell table:style-name="ce1" table:content-validation-name="val1" office:value-type="float" office:value="40.14549455" calcext:value-type="float">
            <text:p>40,14549455</text:p>
          </table:table-cell>
          <table:table-cell table:style-name="ce1" table:content-validation-name="val1" office:value-type="float" office:value="34.67523115" calcext:value-type="float">
            <text:p>34,675231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5/2014 9:32:09</text:p>
          </table:table-cell>
          <table:table-cell table:style-name="ce1" table:content-validation-name="val1" office:value-type="float" office:value="36.82" calcext:value-type="float">
            <text:p>36,82</text:p>
          </table:table-cell>
          <table:table-cell table:style-name="ce1" table:content-validation-name="val1" office:value-type="float" office:value="31.84" calcext:value-type="float">
            <text:p>31,84</text:p>
          </table:table-cell>
          <table:table-cell table:style-name="ce1" table:content-validation-name="val1" office:value-type="float" office:value="34.67" calcext:value-type="float">
            <text:p>34,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4/2016 13:57:14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49.53503119" calcext:value-type="float">
            <text:p>49,53503119</text:p>
          </table:table-cell>
          <table:table-cell table:style-name="ce1" table:content-validation-name="val1" office:value-type="float" office:value="34.66833306" calcext:value-type="float">
            <text:p>34,668333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5 16:46:37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2.0544626" calcext:value-type="float">
            <text:p>32,0544626</text:p>
          </table:table-cell>
          <table:table-cell table:style-name="ce1" table:content-validation-name="val1" office:value-type="float" office:value="34.66183495" calcext:value-type="float">
            <text:p>34,661834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9/2015 18:24:03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28.85981088" calcext:value-type="float">
            <text:p>28,85981088</text:p>
          </table:table-cell>
          <table:table-cell table:style-name="ce1" table:content-validation-name="val1" office:value-type="float" office:value="34.64894278" calcext:value-type="float">
            <text:p>34,648942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6 8:26:57</text:p>
          </table:table-cell>
          <table:table-cell table:style-name="ce1" table:content-validation-name="val1" office:value-type="float" office:value="22.4301" calcext:value-type="float">
            <text:p>22,4301</text:p>
          </table:table-cell>
          <table:table-cell table:style-name="ce1" table:content-validation-name="val1" office:value-type="float" office:value="38.59438" calcext:value-type="float">
            <text:p>38,59438</text:p>
          </table:table-cell>
          <table:table-cell table:style-name="ce1" table:content-validation-name="val1" office:value-type="float" office:value="34.64742" calcext:value-type="float">
            <text:p>34,647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4 2:52:27</text:p>
          </table:table-cell>
          <table:table-cell table:style-name="ce1" table:content-validation-name="val1" office:value-type="float" office:value="27.79611731" calcext:value-type="float">
            <text:p>27,79611731</text:p>
          </table:table-cell>
          <table:table-cell table:style-name="ce1" table:content-validation-name="val1" office:value-type="float" office:value="34.80292067" calcext:value-type="float">
            <text:p>34,80292067</text:p>
          </table:table-cell>
          <table:table-cell table:style-name="ce1" table:content-validation-name="val1" office:value-type="float" office:value="34.64329287" calcext:value-type="float">
            <text:p>34,643292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5 0:12:1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46.56" calcext:value-type="float">
            <text:p>46,56</text:p>
          </table:table-cell>
          <table:table-cell table:style-name="ce1" table:content-validation-name="val1" office:value-type="float" office:value="34.64" calcext:value-type="float">
            <text:p>34,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7/2015 22:45:49</text:p>
          </table:table-cell>
          <table:table-cell table:style-name="ce1" table:content-validation-name="val1" office:value-type="float" office:value="18.319" calcext:value-type="float">
            <text:p>18,319</text:p>
          </table:table-cell>
          <table:table-cell table:style-name="ce1" table:content-validation-name="val1" office:value-type="float" office:value="30.302" calcext:value-type="float">
            <text:p>30,302</text:p>
          </table:table-cell>
          <table:table-cell table:style-name="ce1" table:content-validation-name="val1" office:value-type="float" office:value="34.631" calcext:value-type="float">
            <text:p>34,6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4 4:36:27</text:p>
          </table:table-cell>
          <table:table-cell table:style-name="ce1" table:content-validation-name="val1" office:value-type="float" office:value="59.019404" calcext:value-type="float">
            <text:p>59,019404</text:p>
          </table:table-cell>
          <table:table-cell table:style-name="ce1" table:content-validation-name="val1" office:value-type="float" office:value="38.6439871" calcext:value-type="float">
            <text:p>38,6439871</text:p>
          </table:table-cell>
          <table:table-cell table:style-name="ce1" table:content-validation-name="val1" office:value-type="float" office:value="34.627316" calcext:value-type="float">
            <text:p>34,6273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3/2015 15:45:32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8.62458946" calcext:value-type="float">
            <text:p>38,62458946</text:p>
          </table:table-cell>
          <table:table-cell table:style-name="ce1" table:content-validation-name="val1" office:value-type="float" office:value="34.62000396" calcext:value-type="float">
            <text:p>34,620003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2/2015 2:38:43</text:p>
          </table:table-cell>
          <table:table-cell table:style-name="ce1" table:content-validation-name="val1" office:value-type="float" office:value="19.60836298" calcext:value-type="float">
            <text:p>19,60836298</text:p>
          </table:table-cell>
          <table:table-cell table:style-name="ce1" table:content-validation-name="val1" office:value-type="float" office:value="42.51409947" calcext:value-type="float">
            <text:p>42,51409947</text:p>
          </table:table-cell>
          <table:table-cell table:style-name="ce1" table:content-validation-name="val1" office:value-type="float" office:value="34.61068" calcext:value-type="float">
            <text:p>34,610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5 20:45:30</text:p>
          </table:table-cell>
          <table:table-cell table:style-name="ce1" table:content-validation-name="val1" office:value-type="float" office:value="56.8868" calcext:value-type="float">
            <text:p>56,8868</text:p>
          </table:table-cell>
          <table:table-cell table:style-name="ce1" table:content-validation-name="val1" office:value-type="float" office:value="27.94165462" calcext:value-type="float">
            <text:p>27,94165462</text:p>
          </table:table-cell>
          <table:table-cell table:style-name="ce1" table:content-validation-name="val1" office:value-type="float" office:value="34.60873378" calcext:value-type="float">
            <text:p>34,608733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4 8:04:20</text:p>
          </table:table-cell>
          <table:table-cell table:style-name="ce1" table:content-validation-name="val1" office:value-type="float" office:value="16.36894314" calcext:value-type="float">
            <text:p>16,36894314</text:p>
          </table:table-cell>
          <table:table-cell table:style-name="ce1" table:content-validation-name="val1" office:value-type="float" office:value="41.23504772" calcext:value-type="float">
            <text:p>41,23504772</text:p>
          </table:table-cell>
          <table:table-cell table:style-name="ce1" table:content-validation-name="val1" office:value-type="float" office:value="34.60550522" calcext:value-type="float">
            <text:p>34,605505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5 11:48:10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51.03" calcext:value-type="float">
            <text:p>51,03</text:p>
          </table:table-cell>
          <table:table-cell table:style-name="ce1" table:content-validation-name="val1" office:value-type="float" office:value="34.59" calcext:value-type="float">
            <text:p>34,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4 0:52:52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4.13491" calcext:value-type="float">
            <text:p>34,13491</text:p>
          </table:table-cell>
          <table:table-cell table:style-name="ce1" table:content-validation-name="val1" office:value-type="float" office:value="34.586" calcext:value-type="float">
            <text:p>34,5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4 4:07:18</text:p>
          </table:table-cell>
          <table:table-cell table:style-name="ce1" table:content-validation-name="val1" office:value-type="float" office:value="50.66546344" calcext:value-type="float">
            <text:p>50,66546344</text:p>
          </table:table-cell>
          <table:table-cell table:style-name="ce1" table:content-validation-name="val1" office:value-type="float" office:value="41.79728358" calcext:value-type="float">
            <text:p>41,79728358</text:p>
          </table:table-cell>
          <table:table-cell table:style-name="ce1" table:content-validation-name="val1" office:value-type="float" office:value="34.58478974" calcext:value-type="float">
            <text:p>34,584789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3 5:50:43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4.38083607" calcext:value-type="float">
            <text:p>34,38083607</text:p>
          </table:table-cell>
          <table:table-cell table:style-name="ce1" table:content-validation-name="val1" office:value-type="float" office:value="34.58274882" calcext:value-type="float">
            <text:p>34,582748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21:13:02</text:p>
          </table:table-cell>
          <table:table-cell table:style-name="ce1" table:content-validation-name="val1" office:value-type="float" office:value="64.469" calcext:value-type="float">
            <text:p>64,469</text:p>
          </table:table-cell>
          <table:table-cell table:style-name="ce1" table:content-validation-name="val1" office:value-type="float" office:value="38.447" calcext:value-type="float">
            <text:p>38,447</text:p>
          </table:table-cell>
          <table:table-cell table:style-name="ce1" table:content-validation-name="val1" office:value-type="float" office:value="34.582" calcext:value-type="float">
            <text:p>34,5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6 6:44:36</text:p>
          </table:table-cell>
          <table:table-cell table:style-name="ce1" table:content-validation-name="val1" office:value-type="float" office:value="47.2" calcext:value-type="float">
            <text:p>47,2</text:p>
          </table:table-cell>
          <table:table-cell table:style-name="ce1" table:content-validation-name="val1" office:value-type="float" office:value="35.75" calcext:value-type="float">
            <text:p>35,75</text:p>
          </table:table-cell>
          <table:table-cell table:style-name="ce1" table:content-validation-name="val1" office:value-type="float" office:value="34.58" calcext:value-type="float">
            <text:p>34,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4 9:40:17</text:p>
          </table:table-cell>
          <table:table-cell table:style-name="ce1" table:content-validation-name="val1" office:value-type="float" office:value="53.16" calcext:value-type="float">
            <text:p>53,16</text:p>
          </table:table-cell>
          <table:table-cell table:style-name="ce1" table:content-validation-name="val1" office:value-type="float" office:value="32.09" calcext:value-type="float">
            <text:p>32,09</text:p>
          </table:table-cell>
          <table:table-cell table:style-name="ce1" table:content-validation-name="val1" office:value-type="float" office:value="34.58" calcext:value-type="float">
            <text:p>34,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15:22:54</text:p>
          </table:table-cell>
          <table:table-cell table:style-name="ce1" table:content-validation-name="val1" office:value-type="float" office:value="13.51657116" calcext:value-type="float">
            <text:p>13,51657116</text:p>
          </table:table-cell>
          <table:table-cell table:style-name="ce1" table:content-validation-name="val1" office:value-type="float" office:value="38.55154296" calcext:value-type="float">
            <text:p>38,55154296</text:p>
          </table:table-cell>
          <table:table-cell table:style-name="ce1" table:content-validation-name="val1" office:value-type="float" office:value="34.57639941" calcext:value-type="float">
            <text:p>34,576399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5/2015 9:40:18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43.96173199" calcext:value-type="float">
            <text:p>43,96173199</text:p>
          </table:table-cell>
          <table:table-cell table:style-name="ce1" table:content-validation-name="val1" office:value-type="float" office:value="34.57479919" calcext:value-type="float">
            <text:p>34,574799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6:33:58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41.61902622" calcext:value-type="float">
            <text:p>41,61902622</text:p>
          </table:table-cell>
          <table:table-cell table:style-name="ce1" table:content-validation-name="val1" office:value-type="float" office:value="34.57167758" calcext:value-type="float">
            <text:p>34,571677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9:35:01</text:p>
          </table:table-cell>
          <table:table-cell table:style-name="ce1" table:content-validation-name="val1" office:value-type="float" office:value="44.14459035" calcext:value-type="float">
            <text:p>44,14459035</text:p>
          </table:table-cell>
          <table:table-cell table:style-name="ce1" table:content-validation-name="val1" office:value-type="float" office:value="30.97" calcext:value-type="float">
            <text:p>30,97</text:p>
          </table:table-cell>
          <table:table-cell table:style-name="ce1" table:content-validation-name="val1" office:value-type="float" office:value="34.57" calcext:value-type="float">
            <text:p>34,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/2015 22:35:08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28.57147888" calcext:value-type="float">
            <text:p>28,57147888</text:p>
          </table:table-cell>
          <table:table-cell table:style-name="ce1" table:content-validation-name="val1" office:value-type="float" office:value="34.5569221" calcext:value-type="float">
            <text:p>34,55692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5 17:40:19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8.249495" calcext:value-type="float">
            <text:p>38,249495</text:p>
          </table:table-cell>
          <table:table-cell table:style-name="ce1" table:content-validation-name="val1" office:value-type="float" office:value="34.5544" calcext:value-type="float">
            <text:p>34,55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8/2015 0:26:32</text:p>
          </table:table-cell>
          <table:table-cell table:style-name="ce1" table:content-validation-name="val1" office:value-type="float" office:value="44.27928168" calcext:value-type="float">
            <text:p>44,27928168</text:p>
          </table:table-cell>
          <table:table-cell table:style-name="ce1" table:content-validation-name="val1" office:value-type="float" office:value="30.7394517" calcext:value-type="float">
            <text:p>30,7394517</text:p>
          </table:table-cell>
          <table:table-cell table:style-name="ce1" table:content-validation-name="val1" office:value-type="float" office:value="34.55292614" calcext:value-type="float">
            <text:p>34,552926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8/2015 12:44:39</text:p>
          </table:table-cell>
          <table:table-cell table:style-name="ce1" table:content-validation-name="val1" office:value-type="float" office:value="31.60922025" calcext:value-type="float">
            <text:p>31,60922025</text:p>
          </table:table-cell>
          <table:table-cell table:style-name="ce1" table:content-validation-name="val1" office:value-type="float" office:value="42.27466498" calcext:value-type="float">
            <text:p>42,27466498</text:p>
          </table:table-cell>
          <table:table-cell table:style-name="ce1" table:content-validation-name="val1" office:value-type="float" office:value="34.5474413" calcext:value-type="float">
            <text:p>34,54744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4 15:53:15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1.3102379" calcext:value-type="float">
            <text:p>31,3102379</text:p>
          </table:table-cell>
          <table:table-cell table:style-name="ce1" table:content-validation-name="val1" office:value-type="float" office:value="34.54455242" calcext:value-type="float">
            <text:p>34,544552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3 23:47:39</text:p>
          </table:table-cell>
          <table:table-cell table:style-name="ce1" table:content-validation-name="val1" office:value-type="float" office:value="16.26706784" calcext:value-type="float">
            <text:p>16,26706784</text:p>
          </table:table-cell>
          <table:table-cell table:style-name="ce1" table:content-validation-name="val1" office:value-type="float" office:value="46.74847395" calcext:value-type="float">
            <text:p>46,74847395</text:p>
          </table:table-cell>
          <table:table-cell table:style-name="ce1" table:content-validation-name="val1" office:value-type="float" office:value="34.5406484" calcext:value-type="float">
            <text:p>34,54064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0:29:05</text:p>
          </table:table-cell>
          <table:table-cell table:style-name="ce1" table:content-validation-name="val1" office:value-type="float" office:value="36.58133368" calcext:value-type="float">
            <text:p>36,58133368</text:p>
          </table:table-cell>
          <table:table-cell table:style-name="ce1" table:content-validation-name="val1" office:value-type="float" office:value="44.84047488" calcext:value-type="float">
            <text:p>44,84047488</text:p>
          </table:table-cell>
          <table:table-cell table:style-name="ce1" table:content-validation-name="val1" office:value-type="float" office:value="34.5406484" calcext:value-type="float">
            <text:p>34,54064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4 12:14:39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41.90345507" calcext:value-type="float">
            <text:p>41,90345507</text:p>
          </table:table-cell>
          <table:table-cell table:style-name="ce1" table:content-validation-name="val1" office:value-type="float" office:value="34.5406484" calcext:value-type="float">
            <text:p>34,54064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5 21:34:23</text:p>
          </table:table-cell>
          <table:table-cell table:style-name="ce1" table:content-validation-name="val1" office:value-type="float" office:value="13.5425" calcext:value-type="float">
            <text:p>13,5425</text:p>
          </table:table-cell>
          <table:table-cell table:style-name="ce1" table:content-validation-name="val1" office:value-type="float" office:value="43.6549" calcext:value-type="float">
            <text:p>43,6549</text:p>
          </table:table-cell>
          <table:table-cell table:style-name="ce1" table:content-validation-name="val1" office:value-type="float" office:value="34.5406" calcext:value-type="float">
            <text:p>34,54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4 7:30:56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22.21170881" calcext:value-type="float">
            <text:p>22,21170881</text:p>
          </table:table-cell>
          <table:table-cell table:style-name="ce1" table:content-validation-name="val1" office:value-type="float" office:value="34.53126924" calcext:value-type="float">
            <text:p>34,531269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0/2016 17:43:52</text:p>
          </table:table-cell>
          <table:table-cell table:style-name="ce1" table:content-validation-name="val1" office:value-type="float" office:value="46.79063157" calcext:value-type="float">
            <text:p>46,79063157</text:p>
          </table:table-cell>
          <table:table-cell table:style-name="ce1" table:content-validation-name="val1" office:value-type="float" office:value="22.7006677" calcext:value-type="float">
            <text:p>22,7006677</text:p>
          </table:table-cell>
          <table:table-cell table:style-name="ce1" table:content-validation-name="val1" office:value-type="float" office:value="34.53082666" calcext:value-type="float">
            <text:p>34,530826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3:42:34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3.42171263" calcext:value-type="float">
            <text:p>33,42171263</text:p>
          </table:table-cell>
          <table:table-cell table:style-name="ce1" table:content-validation-name="val1" office:value-type="float" office:value="34.52475498" calcext:value-type="float">
            <text:p>34,524754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4 14:56:19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34.52237396" calcext:value-type="float">
            <text:p>34,522373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6 2:54:39</text:p>
          </table:table-cell>
          <table:table-cell table:style-name="ce1" table:content-validation-name="val1" office:value-type="float" office:value="25.36272899" calcext:value-type="float">
            <text:p>25,36272899</text:p>
          </table:table-cell>
          <table:table-cell table:style-name="ce1" table:content-validation-name="val1" office:value-type="float" office:value="28.1773747" calcext:value-type="float">
            <text:p>28,1773747</text:p>
          </table:table-cell>
          <table:table-cell table:style-name="ce1" table:content-validation-name="val1" office:value-type="float" office:value="34.52237396" calcext:value-type="float">
            <text:p>34,522373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4/2014 7:05:30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25.07692725" calcext:value-type="float">
            <text:p>25,07692725</text:p>
          </table:table-cell>
          <table:table-cell table:style-name="ce1" table:content-validation-name="val1" office:value-type="float" office:value="34.52237396" calcext:value-type="float">
            <text:p>34,522373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5 9:30:46</text:p>
          </table:table-cell>
          <table:table-cell table:style-name="ce1" table:content-validation-name="val1" office:value-type="float" office:value="54.91" calcext:value-type="float">
            <text:p>54,91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4.52" calcext:value-type="float">
            <text:p>34,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5/2015 11:46:07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0.90941106" calcext:value-type="float">
            <text:p>40,90941106</text:p>
          </table:table-cell>
          <table:table-cell table:style-name="ce1" table:content-validation-name="val1" office:value-type="float" office:value="34.51133003" calcext:value-type="float">
            <text:p>34,511330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4:11:44</text:p>
          </table:table-cell>
          <table:table-cell table:style-name="ce1" table:content-validation-name="val1" office:value-type="float" office:value="34" calcext:value-type="float">
            <text:p>34</text:p>
          </table:table-cell>
          <table:table-cell table:style-name="ce1" table:content-validation-name="val1" office:value-type="float" office:value="67" calcext:value-type="float">
            <text:p>67</text:p>
          </table:table-cell>
          <table:table-cell table:style-name="ce1" table:content-validation-name="val1" office:value-type="float" office:value="34.5" calcext:value-type="float">
            <text:p>34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5 2:56:06</text:p>
          </table:table-cell>
          <table:table-cell table:style-name="ce1" table:content-validation-name="val1" office:value-type="float" office:value="29.8" calcext:value-type="float">
            <text:p>29,8</text:p>
          </table:table-cell>
          <table:table-cell table:style-name="ce1" table:content-validation-name="val1" office:value-type="float" office:value="33.5" calcext:value-type="float">
            <text:p>33,5</text:p>
          </table:table-cell>
          <table:table-cell table:style-name="ce1" table:content-validation-name="val1" office:value-type="float" office:value="34.5" calcext:value-type="float">
            <text:p>34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30/2015 15:05:41</text:p>
          </table:table-cell>
          <table:table-cell table:style-name="ce1" table:content-validation-name="val1" office:value-type="float" office:value="27" calcext:value-type="float">
            <text:p>27</text:p>
          </table:table-cell>
          <table:table-cell table:style-name="ce1" table:content-validation-name="val1" office:value-type="float" office:value="31.246" calcext:value-type="float">
            <text:p>31,246</text:p>
          </table:table-cell>
          <table:table-cell table:style-name="ce1" table:content-validation-name="val1" office:value-type="float" office:value="34.48792024" calcext:value-type="float">
            <text:p>34,487920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6 10:15:21</text:p>
          </table:table-cell>
          <table:table-cell table:style-name="ce1" table:content-validation-name="val1" office:value-type="float" office:value="26.91918284" calcext:value-type="float">
            <text:p>26,91918284</text:p>
          </table:table-cell>
          <table:table-cell table:style-name="ce1" table:content-validation-name="val1" office:value-type="float" office:value="32.79597187" calcext:value-type="float">
            <text:p>32,79597187</text:p>
          </table:table-cell>
          <table:table-cell table:style-name="ce1" table:content-validation-name="val1" office:value-type="float" office:value="34.48442524" calcext:value-type="float">
            <text:p>34,484425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1/2015 21:21:12</text:p>
          </table:table-cell>
          <table:table-cell table:style-name="ce1" table:content-validation-name="val1" office:value-type="float" office:value="18.10226602" calcext:value-type="float">
            <text:p>18,10226602</text:p>
          </table:table-cell>
          <table:table-cell table:style-name="ce1" table:content-validation-name="val1" office:value-type="float" office:value="37.41419038" calcext:value-type="float">
            <text:p>37,41419038</text:p>
          </table:table-cell>
          <table:table-cell table:style-name="ce1" table:content-validation-name="val1" office:value-type="float" office:value="34.44917971" calcext:value-type="float">
            <text:p>34,449179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4 14:16:31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2.21754767" calcext:value-type="float">
            <text:p>32,21754767</text:p>
          </table:table-cell>
          <table:table-cell table:style-name="ce1" table:content-validation-name="val1" office:value-type="float" office:value="34.44842805" calcext:value-type="float">
            <text:p>34,448428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1/2015 13:12:58</text:p>
          </table:table-cell>
          <table:table-cell table:style-name="ce1" table:content-validation-name="val1" office:value-type="float" office:value="65.22" calcext:value-type="float">
            <text:p>65,22</text:p>
          </table:table-cell>
          <table:table-cell table:style-name="ce1" table:content-validation-name="val1" office:value-type="float" office:value="29.59" calcext:value-type="float">
            <text:p>29,59</text:p>
          </table:table-cell>
          <table:table-cell table:style-name="ce1" table:content-validation-name="val1" office:value-type="float" office:value="34.44" calcext:value-type="float">
            <text:p>34,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5/2015 19:16:51</text:p>
          </table:table-cell>
          <table:table-cell table:style-name="ce1" table:content-validation-name="val1" office:value-type="float" office:value="44.33082093" calcext:value-type="float">
            <text:p>44,33082093</text:p>
          </table:table-cell>
          <table:table-cell table:style-name="ce1" table:content-validation-name="val1" office:value-type="float" office:value="34.72922963" calcext:value-type="float">
            <text:p>34,72922963</text:p>
          </table:table-cell>
          <table:table-cell table:style-name="ce1" table:content-validation-name="val1" office:value-type="float" office:value="34.43043401" calcext:value-type="float">
            <text:p>34,430434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1/2015 16:32:02</text:p>
          </table:table-cell>
          <table:table-cell table:style-name="ce1" table:content-validation-name="val1" office:value-type="float" office:value="41.0894012" calcext:value-type="float">
            <text:p>41,0894012</text:p>
          </table:table-cell>
          <table:table-cell table:style-name="ce1" table:content-validation-name="val1" office:value-type="float" office:value="35.20082426" calcext:value-type="float">
            <text:p>35,20082426</text:p>
          </table:table-cell>
          <table:table-cell table:style-name="ce1" table:content-validation-name="val1" office:value-type="float" office:value="34.42678276" calcext:value-type="float">
            <text:p>34,426782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3 4:51:14</text:p>
          </table:table-cell>
          <table:table-cell table:style-name="ce1" table:content-validation-name="val1" office:value-type="float" office:value="44.41735794" calcext:value-type="float">
            <text:p>44,41735794</text:p>
          </table:table-cell>
          <table:table-cell table:style-name="ce1" table:content-validation-name="val1" office:value-type="float" office:value="39.85547741" calcext:value-type="float">
            <text:p>39,85547741</text:p>
          </table:table-cell>
          <table:table-cell table:style-name="ce1" table:content-validation-name="val1" office:value-type="float" office:value="34.41018122" calcext:value-type="float">
            <text:p>34,410181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4 10:33:46</text:p>
          </table:table-cell>
          <table:table-cell table:style-name="ce1" table:content-validation-name="val1" office:value-type="float" office:value="13.6553366" calcext:value-type="float">
            <text:p>13,6553366</text:p>
          </table:table-cell>
          <table:table-cell table:style-name="ce1" table:content-validation-name="val1" office:value-type="float" office:value="48.1650745" calcext:value-type="float">
            <text:p>48,1650745</text:p>
          </table:table-cell>
          <table:table-cell table:style-name="ce1" table:content-validation-name="val1" office:value-type="float" office:value="34.4101562" calcext:value-type="float">
            <text:p>34,41015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0:08:46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8.47580189" calcext:value-type="float">
            <text:p>38,47580189</text:p>
          </table:table-cell>
          <table:table-cell table:style-name="ce1" table:content-validation-name="val1" office:value-type="float" office:value="34.40889353" calcext:value-type="float">
            <text:p>34,408893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8/2013 8:23:03</text:p>
          </table:table-cell>
          <table:table-cell table:style-name="ce1" table:content-validation-name="val1" office:value-type="float" office:value="56.20947581" calcext:value-type="float">
            <text:p>56,20947581</text:p>
          </table:table-cell>
          <table:table-cell table:style-name="ce1" table:content-validation-name="val1" office:value-type="float" office:value="35.8635431" calcext:value-type="float">
            <text:p>35,8635431</text:p>
          </table:table-cell>
          <table:table-cell table:style-name="ce1" table:content-validation-name="val1" office:value-type="float" office:value="34.3925858" calcext:value-type="float">
            <text:p>34,39258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6 18:55:28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41.04373367" calcext:value-type="float">
            <text:p>41,04373367</text:p>
          </table:table-cell>
          <table:table-cell table:style-name="ce1" table:content-validation-name="val1" office:value-type="float" office:value="34.382443" calcext:value-type="float">
            <text:p>34,3824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5 19:09:36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0.28601098" calcext:value-type="float">
            <text:p>30,28601098</text:p>
          </table:table-cell>
          <table:table-cell table:style-name="ce1" table:content-validation-name="val1" office:value-type="float" office:value="34.36992528" calcext:value-type="float">
            <text:p>34,369925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9/2014 19:54:39</text:p>
          </table:table-cell>
          <table:table-cell table:style-name="ce1" table:content-validation-name="val1" office:value-type="float" office:value="41.498" calcext:value-type="float">
            <text:p>41,498</text:p>
          </table:table-cell>
          <table:table-cell table:style-name="ce1" table:content-validation-name="val1" office:value-type="float" office:value="42.355" calcext:value-type="float">
            <text:p>42,355</text:p>
          </table:table-cell>
          <table:table-cell table:style-name="ce1" table:content-validation-name="val1" office:value-type="float" office:value="34.369" calcext:value-type="float">
            <text:p>34,3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5/2014 22:36:35</text:p>
          </table:table-cell>
          <table:table-cell table:style-name="ce1" table:content-validation-name="val1" office:value-type="float" office:value="66.0759363634774" calcext:value-type="float">
            <text:p>66,0759363635</text:p>
          </table:table-cell>
          <table:table-cell table:style-name="ce1" table:content-validation-name="val1" office:value-type="float" office:value="39.331335" calcext:value-type="float">
            <text:p>39,331335</text:p>
          </table:table-cell>
          <table:table-cell table:style-name="ce1" table:content-validation-name="val1" office:value-type="float" office:value="34.366348" calcext:value-type="float">
            <text:p>34,3663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8/2015 10:51:48</text:p>
          </table:table-cell>
          <table:table-cell table:style-name="ce1" table:content-validation-name="val1" office:value-type="float" office:value="54.58" calcext:value-type="float">
            <text:p>54,58</text:p>
          </table:table-cell>
          <table:table-cell table:style-name="ce1" table:content-validation-name="val1" office:value-type="float" office:value="45.05" calcext:value-type="float">
            <text:p>45,05</text:p>
          </table:table-cell>
          <table:table-cell table:style-name="ce1" table:content-validation-name="val1" office:value-type="float" office:value="34.36" calcext:value-type="float">
            <text:p>34,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8/2014 6:24:43</text:p>
          </table:table-cell>
          <table:table-cell table:style-name="ce1" table:content-validation-name="val1" office:value-type="float" office:value="52.7" calcext:value-type="float">
            <text:p>52,7</text:p>
          </table:table-cell>
          <table:table-cell table:style-name="ce1" table:content-validation-name="val1" office:value-type="float" office:value="32.07" calcext:value-type="float">
            <text:p>32,07</text:p>
          </table:table-cell>
          <table:table-cell table:style-name="ce1" table:content-validation-name="val1" office:value-type="float" office:value="34.36" calcext:value-type="float">
            <text:p>34,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0:44:48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38.95340945" calcext:value-type="float">
            <text:p>38,95340945</text:p>
          </table:table-cell>
          <table:table-cell table:style-name="ce1" table:content-validation-name="val1" office:value-type="float" office:value="34.35457008" calcext:value-type="float">
            <text:p>34,354570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3 15:15:04</text:p>
          </table:table-cell>
          <table:table-cell table:style-name="ce1" table:content-validation-name="val1" office:value-type="float" office:value="52.868" calcext:value-type="float">
            <text:p>52,868</text:p>
          </table:table-cell>
          <table:table-cell table:style-name="ce1" table:content-validation-name="val1" office:value-type="float" office:value="38.185372" calcext:value-type="float">
            <text:p>38,185372</text:p>
          </table:table-cell>
          <table:table-cell table:style-name="ce1" table:content-validation-name="val1" office:value-type="float" office:value="34.34756" calcext:value-type="float">
            <text:p>34,347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4 7:37:42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41.66448122" calcext:value-type="float">
            <text:p>41,66448122</text:p>
          </table:table-cell>
          <table:table-cell table:style-name="ce1" table:content-validation-name="val1" office:value-type="float" office:value="34.34242025" calcext:value-type="float">
            <text:p>34,342420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5 6:33:20</text:p>
          </table:table-cell>
          <table:table-cell table:style-name="ce1" table:content-validation-name="val1" office:value-type="float" office:value="22.29072" calcext:value-type="float">
            <text:p>22,29072</text:p>
          </table:table-cell>
          <table:table-cell table:style-name="ce1" table:content-validation-name="val1" office:value-type="float" office:value="38.65573" calcext:value-type="float">
            <text:p>38,65573</text:p>
          </table:table-cell>
          <table:table-cell table:style-name="ce1" table:content-validation-name="val1" office:value-type="float" office:value="34.33998" calcext:value-type="float">
            <text:p>34,339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7:19:04</text:p>
          </table:table-cell>
          <table:table-cell table:style-name="ce1" table:content-validation-name="val1" office:value-type="float" office:value="34.22207899" calcext:value-type="float">
            <text:p>34,22207899</text:p>
          </table:table-cell>
          <table:table-cell table:style-name="ce1" table:content-validation-name="val1" office:value-type="float" office:value="37.5113037" calcext:value-type="float">
            <text:p>37,5113037</text:p>
          </table:table-cell>
          <table:table-cell table:style-name="ce1" table:content-validation-name="val1" office:value-type="float" office:value="34.33920479" calcext:value-type="float">
            <text:p>34,339204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0/2015 13:22:13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24.91057894" calcext:value-type="float">
            <text:p>24,91057894</text:p>
          </table:table-cell>
          <table:table-cell table:style-name="ce1" table:content-validation-name="val1" office:value-type="float" office:value="34.33164874" calcext:value-type="float">
            <text:p>34,331648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0/2015 16:09:19</text:p>
          </table:table-cell>
          <table:table-cell table:style-name="ce1" table:content-validation-name="val1" office:value-type="float" office:value="29.31439039" calcext:value-type="float">
            <text:p>29,31439039</text:p>
          </table:table-cell>
          <table:table-cell table:style-name="ce1" table:content-validation-name="val1" office:value-type="float" office:value="30.84337127" calcext:value-type="float">
            <text:p>30,84337127</text:p>
          </table:table-cell>
          <table:table-cell table:style-name="ce1" table:content-validation-name="val1" office:value-type="float" office:value="34.32638903" calcext:value-type="float">
            <text:p>34,326389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4 11:14:10</text:p>
          </table:table-cell>
          <table:table-cell table:style-name="ce1" table:content-validation-name="val1" office:value-type="float" office:value="13.58" calcext:value-type="float">
            <text:p>13,58</text:p>
          </table:table-cell>
          <table:table-cell table:style-name="ce1" table:content-validation-name="val1" office:value-type="float" office:value="56.16" calcext:value-type="float">
            <text:p>56,16</text:p>
          </table:table-cell>
          <table:table-cell table:style-name="ce1" table:content-validation-name="val1" office:value-type="float" office:value="34.32" calcext:value-type="float">
            <text:p>34,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6 13:26:20</text:p>
          </table:table-cell>
          <table:table-cell table:style-name="ce1" table:content-validation-name="val1" office:value-type="float" office:value="66.07594" calcext:value-type="float">
            <text:p>66,07594</text:p>
          </table:table-cell>
          <table:table-cell table:style-name="ce1" table:content-validation-name="val1" office:value-type="float" office:value="41.4561" calcext:value-type="float">
            <text:p>41,4561</text:p>
          </table:table-cell>
          <table:table-cell table:style-name="ce1" table:content-validation-name="val1" office:value-type="float" office:value="34.318" calcext:value-type="float">
            <text:p>34,3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3 19:14:47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27.225271" calcext:value-type="float">
            <text:p>27,225271</text:p>
          </table:table-cell>
          <table:table-cell table:style-name="ce1" table:content-validation-name="val1" office:value-type="float" office:value="34.3179507" calcext:value-type="float">
            <text:p>34,31795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8/2015 14:59:53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41.6988076" calcext:value-type="float">
            <text:p>41,6988076</text:p>
          </table:table-cell>
          <table:table-cell table:style-name="ce1" table:content-validation-name="val1" office:value-type="float" office:value="34.3163403" calcext:value-type="float">
            <text:p>34,31634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6/2015 5:31:13</text:p>
          </table:table-cell>
          <table:table-cell table:style-name="ce1" table:content-validation-name="val1" office:value-type="float" office:value="43.20794531" calcext:value-type="float">
            <text:p>43,20794531</text:p>
          </table:table-cell>
          <table:table-cell table:style-name="ce1" table:content-validation-name="val1" office:value-type="float" office:value="40.32060846" calcext:value-type="float">
            <text:p>40,32060846</text:p>
          </table:table-cell>
          <table:table-cell table:style-name="ce1" table:content-validation-name="val1" office:value-type="float" office:value="34.31443976" calcext:value-type="float">
            <text:p>34,314439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6 13:02:01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31.40650566" calcext:value-type="float">
            <text:p>31,40650566</text:p>
          </table:table-cell>
          <table:table-cell table:style-name="ce1" table:content-validation-name="val1" office:value-type="float" office:value="34.29734484" calcext:value-type="float">
            <text:p>34,297344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4 12:27:32</text:p>
          </table:table-cell>
          <table:table-cell table:style-name="ce1" table:content-validation-name="val1" office:value-type="float" office:value="44.19642043" calcext:value-type="float">
            <text:p>44,19642043</text:p>
          </table:table-cell>
          <table:table-cell table:style-name="ce1" table:content-validation-name="val1" office:value-type="float" office:value="38.0439431" calcext:value-type="float">
            <text:p>38,0439431</text:p>
          </table:table-cell>
          <table:table-cell table:style-name="ce1" table:content-validation-name="val1" office:value-type="float" office:value="34.29686165" calcext:value-type="float">
            <text:p>34,296861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5 12:55:24</text:p>
          </table:table-cell>
          <table:table-cell table:style-name="ce1" table:content-validation-name="val1" office:value-type="float" office:value="55.78460214" calcext:value-type="float">
            <text:p>55,78460214</text:p>
          </table:table-cell>
          <table:table-cell table:style-name="ce1" table:content-validation-name="val1" office:value-type="float" office:value="27.8313551" calcext:value-type="float">
            <text:p>27,8313551</text:p>
          </table:table-cell>
          <table:table-cell table:style-name="ce1" table:content-validation-name="val1" office:value-type="float" office:value="34.29543557" calcext:value-type="float">
            <text:p>34,295435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30/2015 15:23:35</text:p>
          </table:table-cell>
          <table:table-cell table:style-name="ce1" table:content-validation-name="val1" office:value-type="float" office:value="53.8621" calcext:value-type="float">
            <text:p>53,8621</text:p>
          </table:table-cell>
          <table:table-cell table:style-name="ce1" table:content-validation-name="val1" office:value-type="float" office:value="39.76938442" calcext:value-type="float">
            <text:p>39,76938442</text:p>
          </table:table-cell>
          <table:table-cell table:style-name="ce1" table:content-validation-name="val1" office:value-type="float" office:value="34.29452666" calcext:value-type="float">
            <text:p>34,294526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5 9:45:39</text:p>
          </table:table-cell>
          <table:table-cell table:style-name="ce1" table:content-validation-name="val1" office:value-type="float" office:value="23.2222" calcext:value-type="float">
            <text:p>23,2222</text:p>
          </table:table-cell>
          <table:table-cell table:style-name="ce1" table:content-validation-name="val1" office:value-type="float" office:value="30.6292" calcext:value-type="float">
            <text:p>30,6292</text:p>
          </table:table-cell>
          <table:table-cell table:style-name="ce1" table:content-validation-name="val1" office:value-type="float" office:value="34.2654" calcext:value-type="float">
            <text:p>34,26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1/2015 17:55:03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3.467" calcext:value-type="float">
            <text:p>33,467</text:p>
          </table:table-cell>
          <table:table-cell table:style-name="ce1" table:content-validation-name="val1" office:value-type="float" office:value="34.257" calcext:value-type="float">
            <text:p>34,2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4/2014 8:14:30</text:p>
          </table:table-cell>
          <table:table-cell table:style-name="ce1" table:content-validation-name="val1" office:value-type="float" office:value="25.6346645" calcext:value-type="float">
            <text:p>25,6346645</text:p>
          </table:table-cell>
          <table:table-cell table:style-name="ce1" table:content-validation-name="val1" office:value-type="float" office:value="35.85413965" calcext:value-type="float">
            <text:p>35,85413965</text:p>
          </table:table-cell>
          <table:table-cell table:style-name="ce1" table:content-validation-name="val1" office:value-type="float" office:value="34.25661647" calcext:value-type="float">
            <text:p>34,256616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3/2014 23:41:15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28.89663919" calcext:value-type="float">
            <text:p>28,89663919</text:p>
          </table:table-cell>
          <table:table-cell table:style-name="ce1" table:content-validation-name="val1" office:value-type="float" office:value="34.25438823" calcext:value-type="float">
            <text:p>34,254388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21:39:40</text:p>
          </table:table-cell>
          <table:table-cell table:style-name="ce1" table:content-validation-name="val1" office:value-type="float" office:value="54.20605" calcext:value-type="float">
            <text:p>54,20605</text:p>
          </table:table-cell>
          <table:table-cell table:style-name="ce1" table:content-validation-name="val1" office:value-type="float" office:value="26.77634" calcext:value-type="float">
            <text:p>26,77634</text:p>
          </table:table-cell>
          <table:table-cell table:style-name="ce1" table:content-validation-name="val1" office:value-type="float" office:value="34.25057" calcext:value-type="float">
            <text:p>34,250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5 5:34:51</text:p>
          </table:table-cell>
          <table:table-cell table:style-name="ce1" table:content-validation-name="val1" office:value-type="float" office:value="48.28467538" calcext:value-type="float">
            <text:p>48,28467538</text:p>
          </table:table-cell>
          <table:table-cell table:style-name="ce1" table:content-validation-name="val1" office:value-type="float" office:value="36.07301318" calcext:value-type="float">
            <text:p>36,07301318</text:p>
          </table:table-cell>
          <table:table-cell table:style-name="ce1" table:content-validation-name="val1" office:value-type="float" office:value="34.24851267" calcext:value-type="float">
            <text:p>34,248512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4 3:47:15</text:p>
          </table:table-cell>
          <table:table-cell table:style-name="ce1" table:content-validation-name="val1" office:value-type="float" office:value="12.50509547" calcext:value-type="float">
            <text:p>12,50509547</text:p>
          </table:table-cell>
          <table:table-cell table:style-name="ce1" table:content-validation-name="val1" office:value-type="float" office:value="38.0860152" calcext:value-type="float">
            <text:p>38,0860152</text:p>
          </table:table-cell>
          <table:table-cell table:style-name="ce1" table:content-validation-name="val1" office:value-type="float" office:value="34.24675086" calcext:value-type="float">
            <text:p>34,246750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5 17:48:09</text:p>
          </table:table-cell>
          <table:table-cell table:style-name="ce1" table:content-validation-name="val1" office:value-type="float" office:value="50" calcext:value-type="float">
            <text:p>50</text:p>
          </table:table-cell>
          <table:table-cell table:style-name="ce1" table:content-validation-name="val1" office:value-type="float" office:value="46.59661595" calcext:value-type="float">
            <text:p>46,59661595</text:p>
          </table:table-cell>
          <table:table-cell table:style-name="ce1" table:content-validation-name="val1" office:value-type="float" office:value="34.24118504" calcext:value-type="float">
            <text:p>34,241185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6 6:26:25</text:p>
          </table:table-cell>
          <table:table-cell table:style-name="ce1" table:content-validation-name="val1" office:value-type="float" office:value="47.71" calcext:value-type="float">
            <text:p>47,71</text:p>
          </table:table-cell>
          <table:table-cell table:style-name="ce1" table:content-validation-name="val1" office:value-type="float" office:value="44.53" calcext:value-type="float">
            <text:p>44,53</text:p>
          </table:table-cell>
          <table:table-cell table:style-name="ce1" table:content-validation-name="val1" office:value-type="float" office:value="34.24" calcext:value-type="float">
            <text:p>34,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6 5:25:05</text:p>
          </table:table-cell>
          <table:table-cell table:style-name="ce1" table:content-validation-name="val1" office:value-type="float" office:value="60.10439" calcext:value-type="float">
            <text:p>60,10439</text:p>
          </table:table-cell>
          <table:table-cell table:style-name="ce1" table:content-validation-name="val1" office:value-type="float" office:value="35.6995679" calcext:value-type="float">
            <text:p>35,6995679</text:p>
          </table:table-cell>
          <table:table-cell table:style-name="ce1" table:content-validation-name="val1" office:value-type="float" office:value="34.2343175" calcext:value-type="float">
            <text:p>34,23431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7:56:35</text:p>
          </table:table-cell>
          <table:table-cell table:style-name="ce1" table:content-validation-name="val1" office:value-type="float" office:value="42.1905" calcext:value-type="float">
            <text:p>42,1905</text:p>
          </table:table-cell>
          <table:table-cell table:style-name="ce1" table:content-validation-name="val1" office:value-type="float" office:value="35.39949" calcext:value-type="float">
            <text:p>35,39949</text:p>
          </table:table-cell>
          <table:table-cell table:style-name="ce1" table:content-validation-name="val1" office:value-type="float" office:value="34.22889" calcext:value-type="float">
            <text:p>34,228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10:31:12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48.78118929" calcext:value-type="float">
            <text:p>48,78118929</text:p>
          </table:table-cell>
          <table:table-cell table:style-name="ce1" table:content-validation-name="val1" office:value-type="float" office:value="34.22849716" calcext:value-type="float">
            <text:p>34,228497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6 16:16:07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8.04389907" calcext:value-type="float">
            <text:p>38,04389907</text:p>
          </table:table-cell>
          <table:table-cell table:style-name="ce1" table:content-validation-name="val1" office:value-type="float" office:value="34.22849716" calcext:value-type="float">
            <text:p>34,228497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22:49:57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39.04754667" calcext:value-type="float">
            <text:p>39,04754667</text:p>
          </table:table-cell>
          <table:table-cell table:style-name="ce1" table:content-validation-name="val1" office:value-type="float" office:value="34.22231761" calcext:value-type="float">
            <text:p>34,222317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8/2015 14:35:34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2.98138724" calcext:value-type="float">
            <text:p>32,98138724</text:p>
          </table:table-cell>
          <table:table-cell table:style-name="ce1" table:content-validation-name="val1" office:value-type="float" office:value="34.2203692" calcext:value-type="float">
            <text:p>34,220369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17:30:39</text:p>
          </table:table-cell>
          <table:table-cell table:style-name="ce1" table:content-validation-name="val1" office:value-type="float" office:value="50.7423866" calcext:value-type="float">
            <text:p>50,7423866</text:p>
          </table:table-cell>
          <table:table-cell table:style-name="ce1" table:content-validation-name="val1" office:value-type="float" office:value="23.87295969" calcext:value-type="float">
            <text:p>23,87295969</text:p>
          </table:table-cell>
          <table:table-cell table:style-name="ce1" table:content-validation-name="val1" office:value-type="float" office:value="34.21782368" calcext:value-type="float">
            <text:p>34,217823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5 20:32:46</text:p>
          </table:table-cell>
          <table:table-cell table:style-name="ce1" table:content-validation-name="val1" office:value-type="float" office:value="36.81" calcext:value-type="float">
            <text:p>36,81</text:p>
          </table:table-cell>
          <table:table-cell table:style-name="ce1" table:content-validation-name="val1" office:value-type="float" office:value="50.09" calcext:value-type="float">
            <text:p>50,09</text:p>
          </table:table-cell>
          <table:table-cell table:style-name="ce1" table:content-validation-name="val1" office:value-type="float" office:value="34.2" calcext:value-type="float">
            <text:p>34,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8/2015 13:02:44</text:p>
          </table:table-cell>
          <table:table-cell table:style-name="ce1" table:content-validation-name="val1" office:value-type="float" office:value="64.69624" calcext:value-type="float">
            <text:p>64,69624</text:p>
          </table:table-cell>
          <table:table-cell table:style-name="ce1" table:content-validation-name="val1" office:value-type="float" office:value="45.61" calcext:value-type="float">
            <text:p>45,61</text:p>
          </table:table-cell>
          <table:table-cell table:style-name="ce1" table:content-validation-name="val1" office:value-type="float" office:value="34.2" calcext:value-type="float">
            <text:p>34,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3 2:53:20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41.71951069" calcext:value-type="float">
            <text:p>41,71951069</text:p>
          </table:table-cell>
          <table:table-cell table:style-name="ce1" table:content-validation-name="val1" office:value-type="float" office:value="34.19232785" calcext:value-type="float">
            <text:p>34,192327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7/2016 18:26:08</text:p>
          </table:table-cell>
          <table:table-cell table:style-name="ce1" table:content-validation-name="val1" office:value-type="float" office:value="25.89183094" calcext:value-type="float">
            <text:p>25,89183094</text:p>
          </table:table-cell>
          <table:table-cell table:style-name="ce1" table:content-validation-name="val1" office:value-type="float" office:value="37.67216767" calcext:value-type="float">
            <text:p>37,67216767</text:p>
          </table:table-cell>
          <table:table-cell table:style-name="ce1" table:content-validation-name="val1" office:value-type="float" office:value="34.18752892" calcext:value-type="float">
            <text:p>34,187528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6 4:59:23</text:p>
          </table:table-cell>
          <table:table-cell table:style-name="ce1" table:content-validation-name="val1" office:value-type="float" office:value="20.57" calcext:value-type="float">
            <text:p>20,57</text:p>
          </table:table-cell>
          <table:table-cell table:style-name="ce1" table:content-validation-name="val1" office:value-type="float" office:value="41.975" calcext:value-type="float">
            <text:p>41,975</text:p>
          </table:table-cell>
          <table:table-cell table:style-name="ce1" table:content-validation-name="val1" office:value-type="float" office:value="34.185" calcext:value-type="float">
            <text:p>34,1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4 18:00:14</text:p>
          </table:table-cell>
          <table:table-cell table:style-name="ce1" table:content-validation-name="val1" office:value-type="float" office:value="20.938" calcext:value-type="float">
            <text:p>20,938</text:p>
          </table:table-cell>
          <table:table-cell table:style-name="ce1" table:content-validation-name="val1" office:value-type="float" office:value="34.595" calcext:value-type="float">
            <text:p>34,595</text:p>
          </table:table-cell>
          <table:table-cell table:style-name="ce1" table:content-validation-name="val1" office:value-type="float" office:value="34.182" calcext:value-type="float">
            <text:p>34,1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5/2015 17:40:45</text:p>
          </table:table-cell>
          <table:table-cell table:style-name="ce1" table:content-validation-name="val1" office:value-type="float" office:value="25.62891096" calcext:value-type="float">
            <text:p>25,62891096</text:p>
          </table:table-cell>
          <table:table-cell table:style-name="ce1" table:content-validation-name="val1" office:value-type="float" office:value="41.67617914" calcext:value-type="float">
            <text:p>41,67617914</text:p>
          </table:table-cell>
          <table:table-cell table:style-name="ce1" table:content-validation-name="val1" office:value-type="float" office:value="34.16511813" calcext:value-type="float">
            <text:p>34,165118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2/2013 14:21:48</text:p>
          </table:table-cell>
          <table:table-cell table:style-name="ce1" table:content-validation-name="val1" office:value-type="float" office:value="65.99" calcext:value-type="float">
            <text:p>65,99</text:p>
          </table:table-cell>
          <table:table-cell table:style-name="ce1" table:content-validation-name="val1" office:value-type="float" office:value="42.16" calcext:value-type="float">
            <text:p>42,16</text:p>
          </table:table-cell>
          <table:table-cell table:style-name="ce1" table:content-validation-name="val1" office:value-type="float" office:value="34.16" calcext:value-type="float">
            <text:p>34,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4 22:45:54</text:p>
          </table:table-cell>
          <table:table-cell table:style-name="ce1" table:content-validation-name="val1" office:value-type="float" office:value="36.818" calcext:value-type="float">
            <text:p>36,818</text:p>
          </table:table-cell>
          <table:table-cell table:style-name="ce1" table:content-validation-name="val1" office:value-type="float" office:value="36.742" calcext:value-type="float">
            <text:p>36,742</text:p>
          </table:table-cell>
          <table:table-cell table:style-name="ce1" table:content-validation-name="val1" office:value-type="float" office:value="34.148" calcext:value-type="float">
            <text:p>34,1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6/2013 5:52:28</text:p>
          </table:table-cell>
          <table:table-cell table:style-name="ce1" table:content-validation-name="val1" office:value-type="float" office:value="40.46" calcext:value-type="float">
            <text:p>40,46</text:p>
          </table:table-cell>
          <table:table-cell table:style-name="ce1" table:content-validation-name="val1" office:value-type="float" office:value="46.876" calcext:value-type="float">
            <text:p>46,876</text:p>
          </table:table-cell>
          <table:table-cell table:style-name="ce1" table:content-validation-name="val1" office:value-type="float" office:value="34.14" calcext:value-type="float">
            <text:p>34,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5 11:59:33</text:p>
          </table:table-cell>
          <table:table-cell table:style-name="ce1" table:content-validation-name="val1" office:value-type="float" office:value="74.8" calcext:value-type="float">
            <text:p>74,8</text:p>
          </table:table-cell>
          <table:table-cell table:style-name="ce1" table:content-validation-name="val1" office:value-type="float" office:value="36.84" calcext:value-type="float">
            <text:p>36,84</text:p>
          </table:table-cell>
          <table:table-cell table:style-name="ce1" table:content-validation-name="val1" office:value-type="float" office:value="34.14" calcext:value-type="float">
            <text:p>34,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5/2015 6:54:06</text:p>
          </table:table-cell>
          <table:table-cell table:style-name="ce1" table:content-validation-name="val1" office:value-type="float" office:value="41.62196258" calcext:value-type="float">
            <text:p>41,62196258</text:p>
          </table:table-cell>
          <table:table-cell table:style-name="ce1" table:content-validation-name="val1" office:value-type="float" office:value="33.006" calcext:value-type="float">
            <text:p>33,006</text:p>
          </table:table-cell>
          <table:table-cell table:style-name="ce1" table:content-validation-name="val1" office:value-type="float" office:value="34.1338" calcext:value-type="float">
            <text:p>34,13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5 12:53:46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9.6075388" calcext:value-type="float">
            <text:p>49,6075388</text:p>
          </table:table-cell>
          <table:table-cell table:style-name="ce1" table:content-validation-name="val1" office:value-type="float" office:value="34.13112274" calcext:value-type="float">
            <text:p>34,131122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6 18:54:39</text:p>
          </table:table-cell>
          <table:table-cell table:style-name="ce1" table:content-validation-name="val1" office:value-type="float" office:value="41.53533502" calcext:value-type="float">
            <text:p>41,53533502</text:p>
          </table:table-cell>
          <table:table-cell table:style-name="ce1" table:content-validation-name="val1" office:value-type="float" office:value="40.9375" calcext:value-type="float">
            <text:p>40,9375</text:p>
          </table:table-cell>
          <table:table-cell table:style-name="ce1" table:content-validation-name="val1" office:value-type="float" office:value="34.126" calcext:value-type="float">
            <text:p>34,1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4 3:12:27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30.96427485" calcext:value-type="float">
            <text:p>30,96427485</text:p>
          </table:table-cell>
          <table:table-cell table:style-name="ce1" table:content-validation-name="val1" office:value-type="float" office:value="34.11552047" calcext:value-type="float">
            <text:p>34,115520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5 10:32:53</text:p>
          </table:table-cell>
          <table:table-cell table:style-name="ce1" table:content-validation-name="val1" office:value-type="float" office:value="16.7695" calcext:value-type="float">
            <text:p>16,7695</text:p>
          </table:table-cell>
          <table:table-cell table:style-name="ce1" table:content-validation-name="val1" office:value-type="float" office:value="28.7809" calcext:value-type="float">
            <text:p>28,7809</text:p>
          </table:table-cell>
          <table:table-cell table:style-name="ce1" table:content-validation-name="val1" office:value-type="float" office:value="34.0953" calcext:value-type="float">
            <text:p>34,09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8/2015 14:19:12</text:p>
          </table:table-cell>
          <table:table-cell table:style-name="ce1" table:content-validation-name="val1" office:value-type="float" office:value="46.97594967" calcext:value-type="float">
            <text:p>46,97594967</text:p>
          </table:table-cell>
          <table:table-cell table:style-name="ce1" table:content-validation-name="val1" office:value-type="float" office:value="40.58642894" calcext:value-type="float">
            <text:p>40,58642894</text:p>
          </table:table-cell>
          <table:table-cell table:style-name="ce1" table:content-validation-name="val1" office:value-type="float" office:value="34.09399188" calcext:value-type="float">
            <text:p>34,093991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16:38:09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32.13585412" calcext:value-type="float">
            <text:p>32,13585412</text:p>
          </table:table-cell>
          <table:table-cell table:style-name="ce1" table:content-validation-name="val1" office:value-type="float" office:value="34.08531316" calcext:value-type="float">
            <text:p>34,085313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4 10:26:17</text:p>
          </table:table-cell>
          <table:table-cell table:style-name="ce1" table:content-validation-name="val1" office:value-type="float" office:value="12.54888711" calcext:value-type="float">
            <text:p>12,54888711</text:p>
          </table:table-cell>
          <table:table-cell table:style-name="ce1" table:content-validation-name="val1" office:value-type="float" office:value="42.01449599" calcext:value-type="float">
            <text:p>42,01449599</text:p>
          </table:table-cell>
          <table:table-cell table:style-name="ce1" table:content-validation-name="val1" office:value-type="float" office:value="34.07235486" calcext:value-type="float">
            <text:p>34,072354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6 21:02:42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4.03886817" calcext:value-type="float">
            <text:p>34,03886817</text:p>
          </table:table-cell>
          <table:table-cell table:style-name="ce1" table:content-validation-name="val1" office:value-type="float" office:value="34.06213441" calcext:value-type="float">
            <text:p>34,062134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5 7:02:46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34.05950137" calcext:value-type="float">
            <text:p>34,059501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4 10:44:29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4.26367448" calcext:value-type="float">
            <text:p>34,26367448</text:p>
          </table:table-cell>
          <table:table-cell table:style-name="ce1" table:content-validation-name="val1" office:value-type="float" office:value="34.04687011" calcext:value-type="float">
            <text:p>34,046870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5 10:27:35</text:p>
          </table:table-cell>
          <table:table-cell table:style-name="ce1" table:content-validation-name="val1" office:value-type="float" office:value="52.3896" calcext:value-type="float">
            <text:p>52,3896</text:p>
          </table:table-cell>
          <table:table-cell table:style-name="ce1" table:content-validation-name="val1" office:value-type="float" office:value="37.42596" calcext:value-type="float">
            <text:p>37,42596</text:p>
          </table:table-cell>
          <table:table-cell table:style-name="ce1" table:content-validation-name="val1" office:value-type="float" office:value="34.04579" calcext:value-type="float">
            <text:p>34,045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0/2015 4:13:33</text:p>
          </table:table-cell>
          <table:table-cell table:style-name="ce1" table:content-validation-name="val1" office:value-type="float" office:value="50.7423866" calcext:value-type="float">
            <text:p>50,7423866</text:p>
          </table:table-cell>
          <table:table-cell table:style-name="ce1" table:content-validation-name="val1" office:value-type="float" office:value="40.79748816" calcext:value-type="float">
            <text:p>40,79748816</text:p>
          </table:table-cell>
          <table:table-cell table:style-name="ce1" table:content-validation-name="val1" office:value-type="float" office:value="34.03748731" calcext:value-type="float">
            <text:p>34,037487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5/2015 15:55:33</text:p>
          </table:table-cell>
          <table:table-cell table:style-name="ce1" table:content-validation-name="val1" office:value-type="float" office:value="16.92590647" calcext:value-type="float">
            <text:p>16,92590647</text:p>
          </table:table-cell>
          <table:table-cell table:style-name="ce1" table:content-validation-name="val1" office:value-type="float" office:value="41.74131867" calcext:value-type="float">
            <text:p>41,74131867</text:p>
          </table:table-cell>
          <table:table-cell table:style-name="ce1" table:content-validation-name="val1" office:value-type="float" office:value="34.03144008" calcext:value-type="float">
            <text:p>34,031440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6 19:12:54</text:p>
          </table:table-cell>
          <table:table-cell table:style-name="ce1" table:content-validation-name="val1" office:value-type="float" office:value="59.95651441" calcext:value-type="float">
            <text:p>59,95651441</text:p>
          </table:table-cell>
          <table:table-cell table:style-name="ce1" table:content-validation-name="val1" office:value-type="float" office:value="38.37805964" calcext:value-type="float">
            <text:p>38,37805964</text:p>
          </table:table-cell>
          <table:table-cell table:style-name="ce1" table:content-validation-name="val1" office:value-type="float" office:value="34.02944426" calcext:value-type="float">
            <text:p>34,029444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4 3:22:20</text:p>
          </table:table-cell>
          <table:table-cell table:style-name="ce1" table:content-validation-name="val1" office:value-type="float" office:value="21.46401338" calcext:value-type="float">
            <text:p>21,46401338</text:p>
          </table:table-cell>
          <table:table-cell table:style-name="ce1" table:content-validation-name="val1" office:value-type="float" office:value="47.97451489" calcext:value-type="float">
            <text:p>47,97451489</text:p>
          </table:table-cell>
          <table:table-cell table:style-name="ce1" table:content-validation-name="val1" office:value-type="float" office:value="34.02816315" calcext:value-type="float">
            <text:p>34,028163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4 11:37:35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42.54" calcext:value-type="float">
            <text:p>42,54</text:p>
          </table:table-cell>
          <table:table-cell table:style-name="ce1" table:content-validation-name="val1" office:value-type="float" office:value="34.02" calcext:value-type="float">
            <text:p>34,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3 14:36:10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43.52454" calcext:value-type="float">
            <text:p>43,52454</text:p>
          </table:table-cell>
          <table:table-cell table:style-name="ce1" table:content-validation-name="val1" office:value-type="float" office:value="34.00713" calcext:value-type="float">
            <text:p>34,007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5 19:20:38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4 13:35:39</text:p>
          </table:table-cell>
          <table:table-cell table:style-name="ce1" table:content-validation-name="val1" office:value-type="float" office:value="50" calcext:value-type="float">
            <text:p>50</text:p>
          </table:table-cell>
          <table:table-cell table:style-name="ce1" table:content-validation-name="val1" office:value-type="float" office:value="36" calcext:value-type="float">
            <text:p>36</text:p>
          </table:table-cell>
          <table:table-cell table:style-name="ce1" table:content-validation-name="val1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2/2013 8:23:02</text:p>
          </table:table-cell>
          <table:table-cell table:style-name="ce1" table:content-validation-name="val1" office:value-type="float" office:value="47" calcext:value-type="float">
            <text:p>47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style-name="ce1" table:content-validation-name="val1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3 7:10:39</text:p>
          </table:table-cell>
          <table:table-cell table:style-name="ce1" table:content-validation-name="val1" office:value-type="float" office:value="22.27" calcext:value-type="float">
            <text:p>22,27</text:p>
          </table:table-cell>
          <table:table-cell table:style-name="ce1" table:content-validation-name="val1" office:value-type="float" office:value="32.71" calcext:value-type="float">
            <text:p>32,71</text:p>
          </table:table-cell>
          <table:table-cell table:style-name="ce1" table:content-validation-name="val1" office:value-type="float" office:value="33.999" calcext:value-type="float">
            <text:p>33,9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8/2015 14:09:13</text:p>
          </table:table-cell>
          <table:table-cell table:style-name="ce1" table:content-validation-name="val1" office:value-type="float" office:value="55.33503495" calcext:value-type="float">
            <text:p>55,33503495</text:p>
          </table:table-cell>
          <table:table-cell table:style-name="ce1" table:content-validation-name="val1" office:value-type="float" office:value="33.34164166" calcext:value-type="float">
            <text:p>33,34164166</text:p>
          </table:table-cell>
          <table:table-cell table:style-name="ce1" table:content-validation-name="val1" office:value-type="float" office:value="33.99658619" calcext:value-type="float">
            <text:p>33,996586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3 14:33:40</text:p>
          </table:table-cell>
          <table:table-cell table:style-name="ce1" table:content-validation-name="val1" office:value-type="float" office:value="36.82" calcext:value-type="float">
            <text:p>36,82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3.99" calcext:value-type="float">
            <text:p>33,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6 15:19:19</text:p>
          </table:table-cell>
          <table:table-cell table:style-name="ce1" table:content-validation-name="val1" office:value-type="float" office:value="37.92122335" calcext:value-type="float">
            <text:p>37,92122335</text:p>
          </table:table-cell>
          <table:table-cell table:style-name="ce1" table:content-validation-name="val1" office:value-type="float" office:value="52.659223" calcext:value-type="float">
            <text:p>52,659223</text:p>
          </table:table-cell>
          <table:table-cell table:style-name="ce1" table:content-validation-name="val1" office:value-type="float" office:value="33.9842" calcext:value-type="float">
            <text:p>33,98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6/2015 6:58:25</text:p>
          </table:table-cell>
          <table:table-cell table:style-name="ce1" table:content-validation-name="val1" office:value-type="float" office:value="49.33344048" calcext:value-type="float">
            <text:p>49,33344048</text:p>
          </table:table-cell>
          <table:table-cell table:style-name="ce1" table:content-validation-name="val1" office:value-type="float" office:value="49.88764402" calcext:value-type="float">
            <text:p>49,88764402</text:p>
          </table:table-cell>
          <table:table-cell table:style-name="ce1" table:content-validation-name="val1" office:value-type="float" office:value="33.98277902" calcext:value-type="float">
            <text:p>33,982779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23:47:05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2.4778" calcext:value-type="float">
            <text:p>42,4778</text:p>
          </table:table-cell>
          <table:table-cell table:style-name="ce1" table:content-validation-name="val1" office:value-type="float" office:value="33.98" calcext:value-type="float">
            <text:p>33,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7/2015 13:48:18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47.96631153" calcext:value-type="float">
            <text:p>47,96631153</text:p>
          </table:table-cell>
          <table:table-cell table:style-name="ce1" table:content-validation-name="val1" office:value-type="float" office:value="33.97585785" calcext:value-type="float">
            <text:p>33,975857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6 3:29:11</text:p>
          </table:table-cell>
          <table:table-cell table:style-name="ce1" table:content-validation-name="val1" office:value-type="float" office:value="29.65" calcext:value-type="float">
            <text:p>29,65</text:p>
          </table:table-cell>
          <table:table-cell table:style-name="ce1" table:content-validation-name="val1" office:value-type="float" office:value="43.3395" calcext:value-type="float">
            <text:p>43,3395</text:p>
          </table:table-cell>
          <table:table-cell table:style-name="ce1" table:content-validation-name="val1" office:value-type="float" office:value="33.95949" calcext:value-type="float">
            <text:p>33,959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4 12:30:17</text:p>
          </table:table-cell>
          <table:table-cell table:style-name="ce1" table:content-validation-name="val1" office:value-type="float" office:value="60.91" calcext:value-type="float">
            <text:p>60,91</text:p>
          </table:table-cell>
          <table:table-cell table:style-name="ce1" table:content-validation-name="val1" office:value-type="float" office:value="26.972" calcext:value-type="float">
            <text:p>26,972</text:p>
          </table:table-cell>
          <table:table-cell table:style-name="ce1" table:content-validation-name="val1" office:value-type="float" office:value="33.959" calcext:value-type="float">
            <text:p>33,9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3:14:57</text:p>
          </table:table-cell>
          <table:table-cell table:style-name="ce1" table:content-validation-name="val1" office:value-type="float" office:value="32.81714659" calcext:value-type="float">
            <text:p>32,81714659</text:p>
          </table:table-cell>
          <table:table-cell table:style-name="ce1" table:content-validation-name="val1" office:value-type="float" office:value="53.88851861" calcext:value-type="float">
            <text:p>53,88851861</text:p>
          </table:table-cell>
          <table:table-cell table:style-name="ce1" table:content-validation-name="val1" office:value-type="float" office:value="33.95605821" calcext:value-type="float">
            <text:p>33,956058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19:20:06</text:p>
          </table:table-cell>
          <table:table-cell table:style-name="ce1" table:content-validation-name="val1" office:value-type="float" office:value="24.66350014" calcext:value-type="float">
            <text:p>24,66350014</text:p>
          </table:table-cell>
          <table:table-cell table:style-name="ce1" table:content-validation-name="val1" office:value-type="float" office:value="23.00236915" calcext:value-type="float">
            <text:p>23,00236915</text:p>
          </table:table-cell>
          <table:table-cell table:style-name="ce1" table:content-validation-name="val1" office:value-type="float" office:value="33.95055683" calcext:value-type="float">
            <text:p>33,950556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6/2015 9:32:13</text:p>
          </table:table-cell>
          <table:table-cell table:style-name="ce1" table:content-validation-name="val1" office:value-type="float" office:value="43.2" calcext:value-type="float">
            <text:p>43,2</text:p>
          </table:table-cell>
          <table:table-cell table:style-name="ce1" table:content-validation-name="val1" office:value-type="float" office:value="28.14" calcext:value-type="float">
            <text:p>28,14</text:p>
          </table:table-cell>
          <table:table-cell table:style-name="ce1" table:content-validation-name="val1" office:value-type="float" office:value="33.95" calcext:value-type="float">
            <text:p>33,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0/2014 1:39:20</text:p>
          </table:table-cell>
          <table:table-cell table:style-name="ce1" table:content-validation-name="val1" office:value-type="float" office:value="25.62891096" calcext:value-type="float">
            <text:p>25,62891096</text:p>
          </table:table-cell>
          <table:table-cell table:style-name="ce1" table:content-validation-name="val1" office:value-type="float" office:value="31.1099202" calcext:value-type="float">
            <text:p>31,1099202</text:p>
          </table:table-cell>
          <table:table-cell table:style-name="ce1" table:content-validation-name="val1" office:value-type="float" office:value="33.94305459" calcext:value-type="float">
            <text:p>33,943054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5 12:57:17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7.6135198" calcext:value-type="float">
            <text:p>47,6135198</text:p>
          </table:table-cell>
          <table:table-cell table:style-name="ce1" table:content-validation-name="val1" office:value-type="float" office:value="33.93398044" calcext:value-type="float">
            <text:p>33,9339804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5 20:41:23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2.46413784" calcext:value-type="float">
            <text:p>32,46413784</text:p>
          </table:table-cell>
          <table:table-cell table:style-name="ce1" table:content-validation-name="val1" office:value-type="float" office:value="33.92679242" calcext:value-type="float">
            <text:p>33,926792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6 10:43:23</text:p>
          </table:table-cell>
          <table:table-cell table:style-name="ce1" table:content-validation-name="val1" office:value-type="float" office:value="35.41559776" calcext:value-type="float">
            <text:p>35,41559776</text:p>
          </table:table-cell>
          <table:table-cell table:style-name="ce1" table:content-validation-name="val1" office:value-type="float" office:value="31.08398239" calcext:value-type="float">
            <text:p>31,08398239</text:p>
          </table:table-cell>
          <table:table-cell table:style-name="ce1" table:content-validation-name="val1" office:value-type="float" office:value="33.92109742" calcext:value-type="float">
            <text:p>33,921097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5 14:10:46</text:p>
          </table:table-cell>
          <table:table-cell table:style-name="ce1" table:content-validation-name="val1" office:value-type="float" office:value="30.4" calcext:value-type="float">
            <text:p>30,4</text:p>
          </table:table-cell>
          <table:table-cell table:style-name="ce1" table:content-validation-name="val1" office:value-type="float" office:value="38.31657251" calcext:value-type="float">
            <text:p>38,31657251</text:p>
          </table:table-cell>
          <table:table-cell table:style-name="ce1" table:content-validation-name="val1" office:value-type="float" office:value="33.91948757" calcext:value-type="float">
            <text:p>33,919487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7/2014 21:45:24</text:p>
          </table:table-cell>
          <table:table-cell table:style-name="ce1" table:content-validation-name="val1" office:value-type="float" office:value="37.37124991" calcext:value-type="float">
            <text:p>37,37124991</text:p>
          </table:table-cell>
          <table:table-cell table:style-name="ce1" table:content-validation-name="val1" office:value-type="float" office:value="34.46524735" calcext:value-type="float">
            <text:p>34,46524735</text:p>
          </table:table-cell>
          <table:table-cell table:style-name="ce1" table:content-validation-name="val1" office:value-type="float" office:value="33.91651667" calcext:value-type="float">
            <text:p>33,916516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6 15:26:57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6.05588001" calcext:value-type="float">
            <text:p>36,05588001</text:p>
          </table:table-cell>
          <table:table-cell table:style-name="ce1" table:content-validation-name="val1" office:value-type="float" office:value="33.89602517" calcext:value-type="float">
            <text:p>33,896025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6 7:26:11</text:p>
          </table:table-cell>
          <table:table-cell table:style-name="ce1" table:content-validation-name="val1" office:value-type="float" office:value="57.59835737" calcext:value-type="float">
            <text:p>57,59835737</text:p>
          </table:table-cell>
          <table:table-cell table:style-name="ce1" table:content-validation-name="val1" office:value-type="float" office:value="32.88005466" calcext:value-type="float">
            <text:p>32,88005466</text:p>
          </table:table-cell>
          <table:table-cell table:style-name="ce1" table:content-validation-name="val1" office:value-type="float" office:value="33.89201236" calcext:value-type="float">
            <text:p>33,892012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2/2015 11:01:50</text:p>
          </table:table-cell>
          <table:table-cell table:style-name="ce1" table:content-validation-name="val1" office:value-type="float" office:value="13.40515015" calcext:value-type="float">
            <text:p>13,40515015</text:p>
          </table:table-cell>
          <table:table-cell table:style-name="ce1" table:content-validation-name="val1" office:value-type="float" office:value="46.1663533" calcext:value-type="float">
            <text:p>46,1663533</text:p>
          </table:table-cell>
          <table:table-cell table:style-name="ce1" table:content-validation-name="val1" office:value-type="float" office:value="33.88641113" calcext:value-type="float">
            <text:p>33,886411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0/2016 17:13:12</text:p>
          </table:table-cell>
          <table:table-cell table:style-name="ce1" table:content-validation-name="val1" office:value-type="float" office:value="49.90297" calcext:value-type="float">
            <text:p>49,90297</text:p>
          </table:table-cell>
          <table:table-cell table:style-name="ce1" table:content-validation-name="val1" office:value-type="float" office:value="51.96501" calcext:value-type="float">
            <text:p>51,96501</text:p>
          </table:table-cell>
          <table:table-cell table:style-name="ce1" table:content-validation-name="val1" office:value-type="float" office:value="33.87435" calcext:value-type="float">
            <text:p>33,874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4 11:38:22</text:p>
          </table:table-cell>
          <table:table-cell table:style-name="ce1" table:content-validation-name="val1" office:value-type="float" office:value="60.46878163" calcext:value-type="float">
            <text:p>60,46878163</text:p>
          </table:table-cell>
          <table:table-cell table:style-name="ce1" table:content-validation-name="val1" office:value-type="float" office:value="45.40320337" calcext:value-type="float">
            <text:p>45,40320337</text:p>
          </table:table-cell>
          <table:table-cell table:style-name="ce1" table:content-validation-name="val1" office:value-type="float" office:value="33.87412857" calcext:value-type="float">
            <text:p>33,874128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8/2015 19:08:18</text:p>
          </table:table-cell>
          <table:table-cell table:style-name="ce1" table:content-validation-name="val1" office:value-type="float" office:value="59.63868783" calcext:value-type="float">
            <text:p>59,63868783</text:p>
          </table:table-cell>
          <table:table-cell table:style-name="ce1" table:content-validation-name="val1" office:value-type="float" office:value="34.96" calcext:value-type="float">
            <text:p>34,96</text:p>
          </table:table-cell>
          <table:table-cell table:style-name="ce1" table:content-validation-name="val1" office:value-type="float" office:value="33.86" calcext:value-type="float">
            <text:p>33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3 10:46:58</text:p>
          </table:table-cell>
          <table:table-cell table:style-name="ce1" table:content-validation-name="val1" office:value-type="float" office:value="45.23591601" calcext:value-type="float">
            <text:p>45,23591601</text:p>
          </table:table-cell>
          <table:table-cell table:style-name="ce1" table:content-validation-name="val1" office:value-type="float" office:value="30.94648401" calcext:value-type="float">
            <text:p>30,94648401</text:p>
          </table:table-cell>
          <table:table-cell table:style-name="ce1" table:content-validation-name="val1" office:value-type="float" office:value="33.85494057" calcext:value-type="float">
            <text:p>33,854940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3 2:53:03</text:p>
          </table:table-cell>
          <table:table-cell table:style-name="ce1" table:content-validation-name="val1" office:value-type="float" office:value="55.78462014" calcext:value-type="float">
            <text:p>55,78462014</text:p>
          </table:table-cell>
          <table:table-cell table:style-name="ce1" table:content-validation-name="val1" office:value-type="float" office:value="40.75433076" calcext:value-type="float">
            <text:p>40,75433076</text:p>
          </table:table-cell>
          <table:table-cell table:style-name="ce1" table:content-validation-name="val1" office:value-type="float" office:value="33.84695614" calcext:value-type="float">
            <text:p>33,846956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3 5:19:09</text:p>
          </table:table-cell>
          <table:table-cell table:style-name="ce1" table:content-validation-name="val1" office:value-type="float" office:value="51.24732988" calcext:value-type="float">
            <text:p>51,24732988</text:p>
          </table:table-cell>
          <table:table-cell table:style-name="ce1" table:content-validation-name="val1" office:value-type="float" office:value="47.36601768" calcext:value-type="float">
            <text:p>47,36601768</text:p>
          </table:table-cell>
          <table:table-cell table:style-name="ce1" table:content-validation-name="val1" office:value-type="float" office:value="33.82758215" calcext:value-type="float">
            <text:p>33,827582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7/2016 0:29:23</text:p>
          </table:table-cell>
          <table:table-cell table:style-name="ce1" table:content-validation-name="val1" office:value-type="float" office:value="34.22" calcext:value-type="float">
            <text:p>34,22</text:p>
          </table:table-cell>
          <table:table-cell table:style-name="ce1" table:content-validation-name="val1" office:value-type="float" office:value="35.65" calcext:value-type="float">
            <text:p>35,65</text:p>
          </table:table-cell>
          <table:table-cell table:style-name="ce1" table:content-validation-name="val1" office:value-type="float" office:value="33.82" calcext:value-type="float">
            <text:p>33,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4/2013 11:08:29</text:p>
          </table:table-cell>
          <table:table-cell table:style-name="ce1" table:content-validation-name="val1" office:value-type="float" office:value="52.3895955" calcext:value-type="float">
            <text:p>52,3895955</text:p>
          </table:table-cell>
          <table:table-cell table:style-name="ce1" table:content-validation-name="val1" office:value-type="float" office:value="21.3320984" calcext:value-type="float">
            <text:p>21,3320984</text:p>
          </table:table-cell>
          <table:table-cell table:style-name="ce1" table:content-validation-name="val1" office:value-type="float" office:value="33.81950599" calcext:value-type="float">
            <text:p>33,819505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0/2015 9:57:57</text:p>
          </table:table-cell>
          <table:table-cell table:style-name="ce1" table:content-validation-name="val1" office:value-type="float" office:value="50.12324988" calcext:value-type="float">
            <text:p>50,12324988</text:p>
          </table:table-cell>
          <table:table-cell table:style-name="ce1" table:content-validation-name="val1" office:value-type="float" office:value="45.50203672" calcext:value-type="float">
            <text:p>45,50203672</text:p>
          </table:table-cell>
          <table:table-cell table:style-name="ce1" table:content-validation-name="val1" office:value-type="float" office:value="33.81219986" calcext:value-type="float">
            <text:p>33,812199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19:58:15</text:p>
          </table:table-cell>
          <table:table-cell table:style-name="ce1" table:content-validation-name="val1" office:value-type="float" office:value="54.91" calcext:value-type="float">
            <text:p>54,91</text:p>
          </table:table-cell>
          <table:table-cell table:style-name="ce1" table:content-validation-name="val1" office:value-type="float" office:value="40.77" calcext:value-type="float">
            <text:p>40,77</text:p>
          </table:table-cell>
          <table:table-cell table:style-name="ce1" table:content-validation-name="val1" office:value-type="float" office:value="33.81" calcext:value-type="float">
            <text:p>33,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6/2015 0:06:31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31.17652938" calcext:value-type="float">
            <text:p>31,17652938</text:p>
          </table:table-cell>
          <table:table-cell table:style-name="ce1" table:content-validation-name="val1" office:value-type="float" office:value="33.8099203" calcext:value-type="float">
            <text:p>33,80992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16:07:58</text:p>
          </table:table-cell>
          <table:table-cell table:style-name="ce1" table:content-validation-name="val1" office:value-type="float" office:value="47.70675817" calcext:value-type="float">
            <text:p>47,70675817</text:p>
          </table:table-cell>
          <table:table-cell table:style-name="ce1" table:content-validation-name="val1" office:value-type="float" office:value="51.29838886" calcext:value-type="float">
            <text:p>51,29838886</text:p>
          </table:table-cell>
          <table:table-cell table:style-name="ce1" table:content-validation-name="val1" office:value-type="float" office:value="33.8036085" calcext:value-type="float">
            <text:p>33,80360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7/2015 8:00:45</text:p>
          </table:table-cell>
          <table:table-cell table:style-name="ce1" table:content-validation-name="val1" office:value-type="float" office:value="22.29" calcext:value-type="float">
            <text:p>22,29</text:p>
          </table:table-cell>
          <table:table-cell table:style-name="ce1" table:content-validation-name="val1" office:value-type="float" office:value="38.39" calcext:value-type="float">
            <text:p>38,39</text:p>
          </table:table-cell>
          <table:table-cell table:style-name="ce1" table:content-validation-name="val1" office:value-type="float" office:value="33.8" calcext:value-type="float">
            <text:p>33,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3 22:42:42</text:p>
          </table:table-cell>
          <table:table-cell table:style-name="ce1" table:content-validation-name="val1" office:value-type="float" office:value="22.9" calcext:value-type="float">
            <text:p>22,9</text:p>
          </table:table-cell>
          <table:table-cell table:style-name="ce1" table:content-validation-name="val1" office:value-type="float" office:value="32.9" calcext:value-type="float">
            <text:p>32,9</text:p>
          </table:table-cell>
          <table:table-cell table:style-name="ce1" table:content-validation-name="val1" office:value-type="float" office:value="33.8" calcext:value-type="float">
            <text:p>33,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3 12:34:49</text:p>
          </table:table-cell>
          <table:table-cell table:style-name="ce1" table:content-validation-name="val1" office:value-type="float" office:value="26.29" calcext:value-type="float">
            <text:p>26,29</text:p>
          </table:table-cell>
          <table:table-cell table:style-name="ce1" table:content-validation-name="val1" office:value-type="float" office:value="36.372" calcext:value-type="float">
            <text:p>36,372</text:p>
          </table:table-cell>
          <table:table-cell table:style-name="ce1" table:content-validation-name="val1" office:value-type="float" office:value="33.79" calcext:value-type="float">
            <text:p>33,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1:10:22</text:p>
          </table:table-cell>
          <table:table-cell table:style-name="ce1" table:content-validation-name="val1" office:value-type="float" office:value="35.699679" calcext:value-type="float">
            <text:p>35,699679</text:p>
          </table:table-cell>
          <table:table-cell table:style-name="ce1" table:content-validation-name="val1" office:value-type="float" office:value="43.4467" calcext:value-type="float">
            <text:p>43,4467</text:p>
          </table:table-cell>
          <table:table-cell table:style-name="ce1" table:content-validation-name="val1" office:value-type="float" office:value="33.7786" calcext:value-type="float">
            <text:p>33,77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5 13:35:13</text:p>
          </table:table-cell>
          <table:table-cell table:style-name="ce1" table:content-validation-name="val1" office:value-type="float" office:value="46.10854734" calcext:value-type="float">
            <text:p>46,10854734</text:p>
          </table:table-cell>
          <table:table-cell table:style-name="ce1" table:content-validation-name="val1" office:value-type="float" office:value="35.49532766" calcext:value-type="float">
            <text:p>35,49532766</text:p>
          </table:table-cell>
          <table:table-cell table:style-name="ce1" table:content-validation-name="val1" office:value-type="float" office:value="33.77406892" calcext:value-type="float">
            <text:p>33,774068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6 7:29:35</text:p>
          </table:table-cell>
          <table:table-cell table:style-name="ce1" table:content-validation-name="val1" office:value-type="float" office:value="25.62891096" calcext:value-type="float">
            <text:p>25,62891096</text:p>
          </table:table-cell>
          <table:table-cell table:style-name="ce1" table:content-validation-name="val1" office:value-type="float" office:value="39.37977317" calcext:value-type="float">
            <text:p>39,37977317</text:p>
          </table:table-cell>
          <table:table-cell table:style-name="ce1" table:content-validation-name="val1" office:value-type="float" office:value="33.75655164" calcext:value-type="float">
            <text:p>33,756551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4 22:31:20</text:p>
          </table:table-cell>
          <table:table-cell table:style-name="ce1" table:content-validation-name="val1" office:value-type="float" office:value="40.17192624" calcext:value-type="float">
            <text:p>40,17192624</text:p>
          </table:table-cell>
          <table:table-cell table:style-name="ce1" table:content-validation-name="val1" office:value-type="float" office:value="34.13121937" calcext:value-type="float">
            <text:p>34,13121937</text:p>
          </table:table-cell>
          <table:table-cell table:style-name="ce1" table:content-validation-name="val1" office:value-type="float" office:value="33.75614706" calcext:value-type="float">
            <text:p>33,756147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9/2016 5:07:44</text:p>
          </table:table-cell>
          <table:table-cell table:style-name="ce1" table:content-validation-name="val1" office:value-type="float" office:value="36.58133368" calcext:value-type="float">
            <text:p>36,58133368</text:p>
          </table:table-cell>
          <table:table-cell table:style-name="ce1" table:content-validation-name="val1" office:value-type="float" office:value="45.23215385" calcext:value-type="float">
            <text:p>45,23215385</text:p>
          </table:table-cell>
          <table:table-cell table:style-name="ce1" table:content-validation-name="val1" office:value-type="float" office:value="33.73751136" calcext:value-type="float">
            <text:p>33,737511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5 15:28:39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6.20623457" calcext:value-type="float">
            <text:p>36,20623457</text:p>
          </table:table-cell>
          <table:table-cell table:style-name="ce1" table:content-validation-name="val1" office:value-type="float" office:value="33.72267947" calcext:value-type="float">
            <text:p>33,722679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5 11:24:20</text:p>
          </table:table-cell>
          <table:table-cell table:style-name="ce1" table:content-validation-name="val1" office:value-type="float" office:value="44.08874603" calcext:value-type="float">
            <text:p>44,08874603</text:p>
          </table:table-cell>
          <table:table-cell table:style-name="ce1" table:content-validation-name="val1" office:value-type="float" office:value="40.46526039" calcext:value-type="float">
            <text:p>40,46526039</text:p>
          </table:table-cell>
          <table:table-cell table:style-name="ce1" table:content-validation-name="val1" office:value-type="float" office:value="33.71087802" calcext:value-type="float">
            <text:p>33,710878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6 2:01:06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48.27" calcext:value-type="float">
            <text:p>48,27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5 15:19:31</text:p>
          </table:table-cell>
          <table:table-cell table:style-name="ce1" table:content-validation-name="val1" office:value-type="float" office:value="36.58133368" calcext:value-type="float">
            <text:p>36,58133368</text:p>
          </table:table-cell>
          <table:table-cell table:style-name="ce1" table:content-validation-name="val1" office:value-type="float" office:value="45.601" calcext:value-type="float">
            <text:p>45,601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1/2015 13:07:19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42.76" calcext:value-type="float">
            <text:p>42,76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18:26:24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9.04" calcext:value-type="float">
            <text:p>39,04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18:27:09</text:p>
          </table:table-cell>
          <table:table-cell table:style-name="ce1" table:content-validation-name="val1" office:value-type="float" office:value="13.9632455" calcext:value-type="float">
            <text:p>13,9632455</text:p>
          </table:table-cell>
          <table:table-cell table:style-name="ce1" table:content-validation-name="val1" office:value-type="float" office:value="39.04" calcext:value-type="float">
            <text:p>39,04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2/2015 6:43:36</text:p>
          </table:table-cell>
          <table:table-cell table:style-name="ce1" table:content-validation-name="val1" office:value-type="float" office:value="61.48" calcext:value-type="float">
            <text:p>61,48</text:p>
          </table:table-cell>
          <table:table-cell table:style-name="ce1" table:content-validation-name="val1" office:value-type="float" office:value="36.41" calcext:value-type="float">
            <text:p>36,41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5/2015 14:25:18</text:p>
          </table:table-cell>
          <table:table-cell table:style-name="ce1" table:content-validation-name="val1" office:value-type="float" office:value="36.86" calcext:value-type="float">
            <text:p>36,86</text:p>
          </table:table-cell>
          <table:table-cell table:style-name="ce1" table:content-validation-name="val1" office:value-type="float" office:value="35.52" calcext:value-type="float">
            <text:p>35,52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5:50:31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4.21" calcext:value-type="float">
            <text:p>34,21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3/2015 12:25:11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31.04" calcext:value-type="float">
            <text:p>31,04</text:p>
          </table:table-cell>
          <table:table-cell table:style-name="ce1" table:content-validation-name="val1" office:value-type="float" office:value="33.71" calcext:value-type="float">
            <text:p>33,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4 14:31:23</text:p>
          </table:table-cell>
          <table:table-cell table:style-name="ce1" table:content-validation-name="val1" office:value-type="float" office:value="38.14987176" calcext:value-type="float">
            <text:p>38,14987176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3.7098867" calcext:value-type="float">
            <text:p>33,70988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6 3:28:45</text:p>
          </table:table-cell>
          <table:table-cell table:style-name="ce1" table:content-validation-name="val1" office:value-type="float" office:value="44.74788553" calcext:value-type="float">
            <text:p>44,74788553</text:p>
          </table:table-cell>
          <table:table-cell table:style-name="ce1" table:content-validation-name="val1" office:value-type="float" office:value="31.03599292" calcext:value-type="float">
            <text:p>31,03599292</text:p>
          </table:table-cell>
          <table:table-cell table:style-name="ce1" table:content-validation-name="val1" office:value-type="float" office:value="33.7098867" calcext:value-type="float">
            <text:p>33,70988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5/2015 1:29:47</text:p>
          </table:table-cell>
          <table:table-cell table:style-name="ce1" table:content-validation-name="val1" office:value-type="float" office:value="51.55349118" calcext:value-type="float">
            <text:p>51,55349118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33.7098867" calcext:value-type="float">
            <text:p>33,70988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5 3:43:13</text:p>
          </table:table-cell>
          <table:table-cell table:style-name="ce1" table:content-validation-name="val1" office:value-type="float" office:value="52.70517" calcext:value-type="float">
            <text:p>52,70517</text:p>
          </table:table-cell>
          <table:table-cell table:style-name="ce1" table:content-validation-name="val1" office:value-type="float" office:value="33.31309" calcext:value-type="float">
            <text:p>33,31309</text:p>
          </table:table-cell>
          <table:table-cell table:style-name="ce1" table:content-validation-name="val1" office:value-type="float" office:value="33.69995" calcext:value-type="float">
            <text:p>33,699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5 2:03:59</text:p>
          </table:table-cell>
          <table:table-cell table:style-name="ce1" table:content-validation-name="val1" office:value-type="float" office:value="13.31233025" calcext:value-type="float">
            <text:p>13,31233025</text:p>
          </table:table-cell>
          <table:table-cell table:style-name="ce1" table:content-validation-name="val1" office:value-type="float" office:value="33.40663839" calcext:value-type="float">
            <text:p>33,40663839</text:p>
          </table:table-cell>
          <table:table-cell table:style-name="ce1" table:content-validation-name="val1" office:value-type="float" office:value="33.69910528" calcext:value-type="float">
            <text:p>33,699105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4 13:31:05</text:p>
          </table:table-cell>
          <table:table-cell table:style-name="ce1" table:content-validation-name="val1" office:value-type="float" office:value="26.69426181" calcext:value-type="float">
            <text:p>26,69426181</text:p>
          </table:table-cell>
          <table:table-cell table:style-name="ce1" table:content-validation-name="val1" office:value-type="float" office:value="31.4051757" calcext:value-type="float">
            <text:p>31,4051757</text:p>
          </table:table-cell>
          <table:table-cell table:style-name="ce1" table:content-validation-name="val1" office:value-type="float" office:value="33.69657977" calcext:value-type="float">
            <text:p>33,696579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13:23:11</text:p>
          </table:table-cell>
          <table:table-cell table:style-name="ce1" table:content-validation-name="val1" office:value-type="float" office:value="22.92318229" calcext:value-type="float">
            <text:p>22,92318229</text:p>
          </table:table-cell>
          <table:table-cell table:style-name="ce1" table:content-validation-name="val1" office:value-type="float" office:value="37.36345144" calcext:value-type="float">
            <text:p>37,36345144</text:p>
          </table:table-cell>
          <table:table-cell table:style-name="ce1" table:content-validation-name="val1" office:value-type="float" office:value="33.69451711" calcext:value-type="float">
            <text:p>33,694517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5 3:31:14</text:p>
          </table:table-cell>
          <table:table-cell table:style-name="ce1" table:content-validation-name="val1" office:value-type="float" office:value="60.91" calcext:value-type="float">
            <text:p>60,91</text:p>
          </table:table-cell>
          <table:table-cell table:style-name="ce1" table:content-validation-name="val1" office:value-type="float" office:value="36.298" calcext:value-type="float">
            <text:p>36,298</text:p>
          </table:table-cell>
          <table:table-cell table:style-name="ce1" table:content-validation-name="val1" office:value-type="float" office:value="33.69" calcext:value-type="float">
            <text:p>33,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30/2015 20:33:04</text:p>
          </table:table-cell>
          <table:table-cell table:style-name="ce1" table:content-validation-name="val1" office:value-type="float" office:value="14.412" calcext:value-type="float">
            <text:p>14,412</text:p>
          </table:table-cell>
          <table:table-cell table:style-name="ce1" table:content-validation-name="val1" office:value-type="float" office:value="24.63983" calcext:value-type="float">
            <text:p>24,63983</text:p>
          </table:table-cell>
          <table:table-cell table:style-name="ce1" table:content-validation-name="val1" office:value-type="float" office:value="33.6699" calcext:value-type="float">
            <text:p>33,66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3 11:19:48</text:p>
          </table:table-cell>
          <table:table-cell table:style-name="ce1" table:content-validation-name="val1" office:value-type="float" office:value="34.3807" calcext:value-type="float">
            <text:p>34,3807</text:p>
          </table:table-cell>
          <table:table-cell table:style-name="ce1" table:content-validation-name="val1" office:value-type="float" office:value="41.4" calcext:value-type="float">
            <text:p>41,4</text:p>
          </table:table-cell>
          <table:table-cell table:style-name="ce1" table:content-validation-name="val1" office:value-type="float" office:value="33.66" calcext:value-type="float">
            <text:p>33,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5/2016 12:09:23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0.19" calcext:value-type="float">
            <text:p>30,19</text:p>
          </table:table-cell>
          <table:table-cell table:style-name="ce1" table:content-validation-name="val1" office:value-type="float" office:value="33.66" calcext:value-type="float">
            <text:p>33,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3 16:09:34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5.51365374" calcext:value-type="float">
            <text:p>35,51365374</text:p>
          </table:table-cell>
          <table:table-cell table:style-name="ce1" table:content-validation-name="val1" office:value-type="float" office:value="33.6369335" calcext:value-type="float">
            <text:p>33,63693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5 16:02:56</text:p>
          </table:table-cell>
          <table:table-cell table:style-name="ce1" table:content-validation-name="val1" office:value-type="float" office:value="42.11922005" calcext:value-type="float">
            <text:p>42,11922005</text:p>
          </table:table-cell>
          <table:table-cell table:style-name="ce1" table:content-validation-name="val1" office:value-type="float" office:value="48.951" calcext:value-type="float">
            <text:p>48,951</text:p>
          </table:table-cell>
          <table:table-cell table:style-name="ce1" table:content-validation-name="val1" office:value-type="float" office:value="33.6244" calcext:value-type="float">
            <text:p>33,62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3 7:29:53</text:p>
          </table:table-cell>
          <table:table-cell table:style-name="ce1" table:content-validation-name="val1" office:value-type="float" office:value="25.01137488" calcext:value-type="float">
            <text:p>25,01137488</text:p>
          </table:table-cell>
          <table:table-cell table:style-name="ce1" table:content-validation-name="val1" office:value-type="float" office:value="41.52362124" calcext:value-type="float">
            <text:p>41,52362124</text:p>
          </table:table-cell>
          <table:table-cell table:style-name="ce1" table:content-validation-name="val1" office:value-type="float" office:value="33.62378611" calcext:value-type="float">
            <text:p>33,623786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3/2015 13:49:42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28.18669657" calcext:value-type="float">
            <text:p>28,18669657</text:p>
          </table:table-cell>
          <table:table-cell table:style-name="ce1" table:content-validation-name="val1" office:value-type="float" office:value="33.612001" calcext:value-type="float">
            <text:p>33,6120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6 18:34:39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3.59813379" calcext:value-type="float">
            <text:p>33,598133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4 4:46:41</text:p>
          </table:table-cell>
          <table:table-cell table:style-name="ce1" table:content-validation-name="val1" office:value-type="float" office:value="15" calcext:value-type="float">
            <text:p>15</text:p>
          </table:table-cell>
          <table:table-cell table:style-name="ce1" table:content-validation-name="val1" office:value-type="float" office:value="28.54560026" calcext:value-type="float">
            <text:p>28,54560026</text:p>
          </table:table-cell>
          <table:table-cell table:style-name="ce1" table:content-validation-name="val1" office:value-type="float" office:value="33.58571482" calcext:value-type="float">
            <text:p>33,585714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5 1:10:55</text:p>
          </table:table-cell>
          <table:table-cell table:style-name="ce1" table:content-validation-name="val1" office:value-type="float" office:value="60.1" calcext:value-type="float">
            <text:p>60,1</text:p>
          </table:table-cell>
          <table:table-cell table:style-name="ce1" table:content-validation-name="val1" office:value-type="float" office:value="44.56" calcext:value-type="float">
            <text:p>44,56</text:p>
          </table:table-cell>
          <table:table-cell table:style-name="ce1" table:content-validation-name="val1" office:value-type="float" office:value="33.575" calcext:value-type="float">
            <text:p>33,5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5 20:01:08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46.30121104" calcext:value-type="float">
            <text:p>46,30121104</text:p>
          </table:table-cell>
          <table:table-cell table:style-name="ce1" table:content-validation-name="val1" office:value-type="float" office:value="33.56923516" calcext:value-type="float">
            <text:p>33,569235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6 21:01:44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4.36372746" calcext:value-type="float">
            <text:p>34,36372746</text:p>
          </table:table-cell>
          <table:table-cell table:style-name="ce1" table:content-validation-name="val1" office:value-type="float" office:value="33.566" calcext:value-type="float">
            <text:p>33,5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5 11:46:22</text:p>
          </table:table-cell>
          <table:table-cell table:style-name="ce1" table:content-validation-name="val1" office:value-type="float" office:value="70.6975" calcext:value-type="float">
            <text:p>70,6975</text:p>
          </table:table-cell>
          <table:table-cell table:style-name="ce1" table:content-validation-name="val1" office:value-type="float" office:value="27.06" calcext:value-type="float">
            <text:p>27,06</text:p>
          </table:table-cell>
          <table:table-cell table:style-name="ce1" table:content-validation-name="val1" office:value-type="float" office:value="33.565" calcext:value-type="float">
            <text:p>33,5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5 11:35:57</text:p>
          </table:table-cell>
          <table:table-cell table:style-name="ce1" table:content-validation-name="val1" office:value-type="float" office:value="37.81718516" calcext:value-type="float">
            <text:p>37,81718516</text:p>
          </table:table-cell>
          <table:table-cell table:style-name="ce1" table:content-validation-name="val1" office:value-type="float" office:value="27.63281597" calcext:value-type="float">
            <text:p>27,63281597</text:p>
          </table:table-cell>
          <table:table-cell table:style-name="ce1" table:content-validation-name="val1" office:value-type="float" office:value="33.55467969" calcext:value-type="float">
            <text:p>33,554679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5 13:46:22</text:p>
          </table:table-cell>
          <table:table-cell table:style-name="ce1" table:content-validation-name="val1" office:value-type="float" office:value="27.33880719" calcext:value-type="float">
            <text:p>27,33880719</text:p>
          </table:table-cell>
          <table:table-cell table:style-name="ce1" table:content-validation-name="val1" office:value-type="float" office:value="34.84100704" calcext:value-type="float">
            <text:p>34,84100704</text:p>
          </table:table-cell>
          <table:table-cell table:style-name="ce1" table:content-validation-name="val1" office:value-type="float" office:value="33.55034809" calcext:value-type="float">
            <text:p>33,550348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9/2015 4:49:21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42.8841" calcext:value-type="float">
            <text:p>42,8841</text:p>
          </table:table-cell>
          <table:table-cell table:style-name="ce1" table:content-validation-name="val1" office:value-type="float" office:value="33.5425" calcext:value-type="float">
            <text:p>33,54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6 14:11:44</text:p>
          </table:table-cell>
          <table:table-cell table:style-name="ce1" table:content-validation-name="val1" office:value-type="float" office:value="43.73" calcext:value-type="float">
            <text:p>43,73</text:p>
          </table:table-cell>
          <table:table-cell table:style-name="ce1" table:content-validation-name="val1" office:value-type="float" office:value="37.67" calcext:value-type="float">
            <text:p>37,67</text:p>
          </table:table-cell>
          <table:table-cell table:style-name="ce1" table:content-validation-name="val1" office:value-type="float" office:value="33.53" calcext:value-type="float">
            <text:p>33,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11:17:13</text:p>
          </table:table-cell>
          <table:table-cell table:style-name="ce1" table:content-validation-name="val1" office:value-type="float" office:value="26.37158799" calcext:value-type="float">
            <text:p>26,37158799</text:p>
          </table:table-cell>
          <table:table-cell table:style-name="ce1" table:content-validation-name="val1" office:value-type="float" office:value="37.0238541" calcext:value-type="float">
            <text:p>37,0238541</text:p>
          </table:table-cell>
          <table:table-cell table:style-name="ce1" table:content-validation-name="val1" office:value-type="float" office:value="33.52167031" calcext:value-type="float">
            <text:p>33,521670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6 12:40:46</text:p>
          </table:table-cell>
          <table:table-cell table:style-name="ce1" table:content-validation-name="val1" office:value-type="float" office:value="42.6561272" calcext:value-type="float">
            <text:p>42,6561272</text:p>
          </table:table-cell>
          <table:table-cell table:style-name="ce1" table:content-validation-name="val1" office:value-type="float" office:value="34.55845303" calcext:value-type="float">
            <text:p>34,55845303</text:p>
          </table:table-cell>
          <table:table-cell table:style-name="ce1" table:content-validation-name="val1" office:value-type="float" office:value="33.51321712" calcext:value-type="float">
            <text:p>33,513217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4:18:50</text:p>
          </table:table-cell>
          <table:table-cell table:style-name="ce1" table:content-validation-name="val1" office:value-type="float" office:value="54.40578" calcext:value-type="float">
            <text:p>54,40578</text:p>
          </table:table-cell>
          <table:table-cell table:style-name="ce1" table:content-validation-name="val1" office:value-type="float" office:value="41.90474" calcext:value-type="float">
            <text:p>41,90474</text:p>
          </table:table-cell>
          <table:table-cell table:style-name="ce1" table:content-validation-name="val1" office:value-type="float" office:value="33.50999" calcext:value-type="float">
            <text:p>33,509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5 7:44:38</text:p>
          </table:table-cell>
          <table:table-cell table:style-name="ce1" table:content-validation-name="val1" office:value-type="float" office:value="57.09889244" calcext:value-type="float">
            <text:p>57,09889244</text:p>
          </table:table-cell>
          <table:table-cell table:style-name="ce1" table:content-validation-name="val1" office:value-type="float" office:value="45.28920914" calcext:value-type="float">
            <text:p>45,28920914</text:p>
          </table:table-cell>
          <table:table-cell table:style-name="ce1" table:content-validation-name="val1" office:value-type="float" office:value="33.50678919" calcext:value-type="float">
            <text:p>33,506789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3/2015 21:10:23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8" calcext:value-type="float">
            <text:p>38</text:p>
          </table:table-cell>
          <table:table-cell table:style-name="ce1" table:content-validation-name="val1" office:value-type="float" office:value="33.5" calcext:value-type="float">
            <text:p>33,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6 10:41:48</text:p>
          </table:table-cell>
          <table:table-cell table:style-name="ce1" table:content-validation-name="val1" office:value-type="float" office:value="23.7" calcext:value-type="float">
            <text:p>23,7</text:p>
          </table:table-cell>
          <table:table-cell table:style-name="ce1" table:content-validation-name="val1" office:value-type="float" office:value="34.35" calcext:value-type="float">
            <text:p>34,35</text:p>
          </table:table-cell>
          <table:table-cell table:style-name="ce1" table:content-validation-name="val1" office:value-type="float" office:value="33.5" calcext:value-type="float">
            <text:p>33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0/2015 5:35:09</text:p>
          </table:table-cell>
          <table:table-cell table:style-name="ce1" table:content-validation-name="val1" office:value-type="float" office:value="30.49285098" calcext:value-type="float">
            <text:p>30,49285098</text:p>
          </table:table-cell>
          <table:table-cell table:style-name="ce1" table:content-validation-name="val1" office:value-type="float" office:value="38.05285629" calcext:value-type="float">
            <text:p>38,05285629</text:p>
          </table:table-cell>
          <table:table-cell table:style-name="ce1" table:content-validation-name="val1" office:value-type="float" office:value="33.49942494" calcext:value-type="float">
            <text:p>33,499424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8/2014 11:43:51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38.05061547" calcext:value-type="float">
            <text:p>38,05061547</text:p>
          </table:table-cell>
          <table:table-cell table:style-name="ce1" table:content-validation-name="val1" office:value-type="float" office:value="33.49942494" calcext:value-type="float">
            <text:p>33,499424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5/2015 6:51:25</text:p>
          </table:table-cell>
          <table:table-cell table:style-name="ce1" table:content-validation-name="val1" office:value-type="float" office:value="13.856" calcext:value-type="float">
            <text:p>13,856</text:p>
          </table:table-cell>
          <table:table-cell table:style-name="ce1" table:content-validation-name="val1" office:value-type="float" office:value="34.6101622" calcext:value-type="float">
            <text:p>34,6101622</text:p>
          </table:table-cell>
          <table:table-cell table:style-name="ce1" table:content-validation-name="val1" office:value-type="float" office:value="33.48753604" calcext:value-type="float">
            <text:p>33,487536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5 12:27:05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0.67572099" calcext:value-type="float">
            <text:p>30,67572099</text:p>
          </table:table-cell>
          <table:table-cell table:style-name="ce1" table:content-validation-name="val1" office:value-type="float" office:value="33.48665266" calcext:value-type="float">
            <text:p>33,4866526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/2015 23:07:33</text:p>
          </table:table-cell>
          <table:table-cell table:style-name="ce1" table:content-validation-name="val1" office:value-type="float" office:value="55.18655361" calcext:value-type="float">
            <text:p>55,18655361</text:p>
          </table:table-cell>
          <table:table-cell table:style-name="ce1" table:content-validation-name="val1" office:value-type="float" office:value="35.78663895" calcext:value-type="float">
            <text:p>35,78663895</text:p>
          </table:table-cell>
          <table:table-cell table:style-name="ce1" table:content-validation-name="val1" office:value-type="float" office:value="33.47783722" calcext:value-type="float">
            <text:p>33,477837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6/2015 5:54:16</text:p>
          </table:table-cell>
          <table:table-cell table:style-name="ce1" table:content-validation-name="val1" office:value-type="float" office:value="26.51" calcext:value-type="float">
            <text:p>26,51</text:p>
          </table:table-cell>
          <table:table-cell table:style-name="ce1" table:content-validation-name="val1" office:value-type="float" office:value="28.56" calcext:value-type="float">
            <text:p>28,56</text:p>
          </table:table-cell>
          <table:table-cell table:style-name="ce1" table:content-validation-name="val1" office:value-type="float" office:value="33.47" calcext:value-type="float">
            <text:p>33,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5 23:54:02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2.74874281" calcext:value-type="float">
            <text:p>32,74874281</text:p>
          </table:table-cell>
          <table:table-cell table:style-name="ce1" table:content-validation-name="val1" office:value-type="float" office:value="33.44269984" calcext:value-type="float">
            <text:p>33,442699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5 7:17:31</text:p>
          </table:table-cell>
          <table:table-cell table:style-name="ce1" table:content-validation-name="val1" office:value-type="float" office:value="53.34" calcext:value-type="float">
            <text:p>53,34</text:p>
          </table:table-cell>
          <table:table-cell table:style-name="ce1" table:content-validation-name="val1" office:value-type="float" office:value="25.58978015" calcext:value-type="float">
            <text:p>25,58978015</text:p>
          </table:table-cell>
          <table:table-cell table:style-name="ce1" table:content-validation-name="val1" office:value-type="float" office:value="33.43683914" calcext:value-type="float">
            <text:p>33,436839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4 22:19:35</text:p>
          </table:table-cell>
          <table:table-cell table:style-name="ce1" table:content-validation-name="val1" office:value-type="float" office:value="12.40328029" calcext:value-type="float">
            <text:p>12,40328029</text:p>
          </table:table-cell>
          <table:table-cell table:style-name="ce1" table:content-validation-name="val1" office:value-type="float" office:value="43.906618" calcext:value-type="float">
            <text:p>43,906618</text:p>
          </table:table-cell>
          <table:table-cell table:style-name="ce1" table:content-validation-name="val1" office:value-type="float" office:value="33.43203393" calcext:value-type="float">
            <text:p>33,432033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9/2016 4:41:24</text:p>
          </table:table-cell>
          <table:table-cell table:style-name="ce1" table:content-validation-name="val1" office:value-type="float" office:value="62.18433632" calcext:value-type="float">
            <text:p>62,18433632</text:p>
          </table:table-cell>
          <table:table-cell table:style-name="ce1" table:content-validation-name="val1" office:value-type="float" office:value="23.70449718" calcext:value-type="float">
            <text:p>23,70449718</text:p>
          </table:table-cell>
          <table:table-cell table:style-name="ce1" table:content-validation-name="val1" office:value-type="float" office:value="33.42839167" calcext:value-type="float">
            <text:p>33,428391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3/2015 12:40:18</text:p>
          </table:table-cell>
          <table:table-cell table:style-name="ce1" table:content-validation-name="val1" office:value-type="float" office:value="47.15805424" calcext:value-type="float">
            <text:p>47,15805424</text:p>
          </table:table-cell>
          <table:table-cell table:style-name="ce1" table:content-validation-name="val1" office:value-type="float" office:value="32.31208499" calcext:value-type="float">
            <text:p>32,31208499</text:p>
          </table:table-cell>
          <table:table-cell table:style-name="ce1" table:content-validation-name="val1" office:value-type="float" office:value="33.42440023" calcext:value-type="float">
            <text:p>33,42440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6 14:54:44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4.07777231" calcext:value-type="float">
            <text:p>34,07777231</text:p>
          </table:table-cell>
          <table:table-cell table:style-name="ce1" table:content-validation-name="val1" office:value-type="float" office:value="33.41715768" calcext:value-type="float">
            <text:p>33,417157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7/2015 7:27:52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29.87117783" calcext:value-type="float">
            <text:p>29,87117783</text:p>
          </table:table-cell>
          <table:table-cell table:style-name="ce1" table:content-validation-name="val1" office:value-type="float" office:value="33.4074386" calcext:value-type="float">
            <text:p>33,40743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5 13:43:50</text:p>
          </table:table-cell>
          <table:table-cell table:style-name="ce1" table:content-validation-name="val1" office:value-type="float" office:value="16.03702659" calcext:value-type="float">
            <text:p>16,03702659</text:p>
          </table:table-cell>
          <table:table-cell table:style-name="ce1" table:content-validation-name="val1" office:value-type="float" office:value="37.69369238" calcext:value-type="float">
            <text:p>37,69369238</text:p>
          </table:table-cell>
          <table:table-cell table:style-name="ce1" table:content-validation-name="val1" office:value-type="float" office:value="33.38703386" calcext:value-type="float">
            <text:p>33,387033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4/2015 20:21:36</text:p>
          </table:table-cell>
          <table:table-cell table:style-name="ce1" table:content-validation-name="val1" office:value-type="float" office:value="24.59588762" calcext:value-type="float">
            <text:p>24,59588762</text:p>
          </table:table-cell>
          <table:table-cell table:style-name="ce1" table:content-validation-name="val1" office:value-type="float" office:value="34.04749749" calcext:value-type="float">
            <text:p>34,04749749</text:p>
          </table:table-cell>
          <table:table-cell table:style-name="ce1" table:content-validation-name="val1" office:value-type="float" office:value="33.38163253" calcext:value-type="float">
            <text:p>33,381632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5/2015 6:15:26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4.7849718" calcext:value-type="float">
            <text:p>34,7849718</text:p>
          </table:table-cell>
          <table:table-cell table:style-name="ce1" table:content-validation-name="val1" office:value-type="float" office:value="33.37667104" calcext:value-type="float">
            <text:p>33,376671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6 21:43:25</text:p>
          </table:table-cell>
          <table:table-cell table:style-name="ce1" table:content-validation-name="val1" office:value-type="float" office:value="17.57656377" calcext:value-type="float">
            <text:p>17,57656377</text:p>
          </table:table-cell>
          <table:table-cell table:style-name="ce1" table:content-validation-name="val1" office:value-type="float" office:value="40.22219813" calcext:value-type="float">
            <text:p>40,22219813</text:p>
          </table:table-cell>
          <table:table-cell table:style-name="ce1" table:content-validation-name="val1" office:value-type="float" office:value="33.37440494" calcext:value-type="float">
            <text:p>33,374404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6 17:43:47</text:p>
          </table:table-cell>
          <table:table-cell table:style-name="ce1" table:content-validation-name="val1" office:value-type="float" office:value="61.45644541" calcext:value-type="float">
            <text:p>61,45644541</text:p>
          </table:table-cell>
          <table:table-cell table:style-name="ce1" table:content-validation-name="val1" office:value-type="float" office:value="53.30833034" calcext:value-type="float">
            <text:p>53,30833034</text:p>
          </table:table-cell>
          <table:table-cell table:style-name="ce1" table:content-validation-name="val1" office:value-type="float" office:value="33.37359887" calcext:value-type="float">
            <text:p>33,373598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9:59:56</text:p>
          </table:table-cell>
          <table:table-cell table:style-name="ce1" table:content-validation-name="val1" office:value-type="float" office:value="12.61133873" calcext:value-type="float">
            <text:p>12,61133873</text:p>
          </table:table-cell>
          <table:table-cell table:style-name="ce1" table:content-validation-name="val1" office:value-type="float" office:value="51.33412367" calcext:value-type="float">
            <text:p>51,33412367</text:p>
          </table:table-cell>
          <table:table-cell table:style-name="ce1" table:content-validation-name="val1" office:value-type="float" office:value="33.34152142" calcext:value-type="float">
            <text:p>33,341521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1/2015 17:17:07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31.11394281" calcext:value-type="float">
            <text:p>31,11394281</text:p>
          </table:table-cell>
          <table:table-cell table:style-name="ce1" table:content-validation-name="val1" office:value-type="float" office:value="33.32660803" calcext:value-type="float">
            <text:p>33,326608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4 23:11:34</text:p>
          </table:table-cell>
          <table:table-cell table:style-name="ce1" table:content-validation-name="val1" office:value-type="float" office:value="45.4587" calcext:value-type="float">
            <text:p>45,4587</text:p>
          </table:table-cell>
          <table:table-cell table:style-name="ce1" table:content-validation-name="val1" office:value-type="float" office:value="21.39476" calcext:value-type="float">
            <text:p>21,39476</text:p>
          </table:table-cell>
          <table:table-cell table:style-name="ce1" table:content-validation-name="val1" office:value-type="float" office:value="33.31319" calcext:value-type="float">
            <text:p>33,313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5 6:58:21</text:p>
          </table:table-cell>
          <table:table-cell table:style-name="ce1" table:content-validation-name="val1" office:value-type="float" office:value="22.79" calcext:value-type="float">
            <text:p>22,79</text:p>
          </table:table-cell>
          <table:table-cell table:style-name="ce1" table:content-validation-name="val1" office:value-type="float" office:value="33.39859842" calcext:value-type="float">
            <text:p>33,39859842</text:p>
          </table:table-cell>
          <table:table-cell table:style-name="ce1" table:content-validation-name="val1" office:value-type="float" office:value="33.31124865" calcext:value-type="float">
            <text:p>33,311248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3 14:22:53</text:p>
          </table:table-cell>
          <table:table-cell table:style-name="ce1" table:content-validation-name="val1" office:value-type="float" office:value="52.7373" calcext:value-type="float">
            <text:p>52,7373</text:p>
          </table:table-cell>
          <table:table-cell table:style-name="ce1" table:content-validation-name="val1" office:value-type="float" office:value="35.5162" calcext:value-type="float">
            <text:p>35,5162</text:p>
          </table:table-cell>
          <table:table-cell table:style-name="ce1" table:content-validation-name="val1" office:value-type="float" office:value="33.2761" calcext:value-type="float">
            <text:p>33,27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9/2013 14:47:47</text:p>
          </table:table-cell>
          <table:table-cell table:style-name="ce1" table:content-validation-name="val1" office:value-type="float" office:value="26.515" calcext:value-type="float">
            <text:p>26,515</text:p>
          </table:table-cell>
          <table:table-cell table:style-name="ce1" table:content-validation-name="val1" office:value-type="float" office:value="36.668" calcext:value-type="float">
            <text:p>36,668</text:p>
          </table:table-cell>
          <table:table-cell table:style-name="ce1" table:content-validation-name="val1" office:value-type="float" office:value="33.276" calcext:value-type="float">
            <text:p>33,2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2:54:38</text:p>
          </table:table-cell>
          <table:table-cell table:style-name="ce1" table:content-validation-name="val1" office:value-type="float" office:value="23.24165821" calcext:value-type="float">
            <text:p>23,24165821</text:p>
          </table:table-cell>
          <table:table-cell table:style-name="ce1" table:content-validation-name="val1" office:value-type="float" office:value="36.15196744" calcext:value-type="float">
            <text:p>36,15196744</text:p>
          </table:table-cell>
          <table:table-cell table:style-name="ce1" table:content-validation-name="val1" office:value-type="float" office:value="33.27254343" calcext:value-type="float">
            <text:p>33,272543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4 3:37:54</text:p>
          </table:table-cell>
          <table:table-cell table:style-name="ce1" table:content-validation-name="val1" office:value-type="float" office:value="12.24242271" calcext:value-type="float">
            <text:p>12,24242271</text:p>
          </table:table-cell>
          <table:table-cell table:style-name="ce1" table:content-validation-name="val1" office:value-type="float" office:value="35.03067686" calcext:value-type="float">
            <text:p>35,03067686</text:p>
          </table:table-cell>
          <table:table-cell table:style-name="ce1" table:content-validation-name="val1" office:value-type="float" office:value="33.27254343" calcext:value-type="float">
            <text:p>33,272543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6 8:18:24</text:p>
          </table:table-cell>
          <table:table-cell table:style-name="ce1" table:content-validation-name="val1" office:value-type="float" office:value="50.43675093" calcext:value-type="float">
            <text:p>50,43675093</text:p>
          </table:table-cell>
          <table:table-cell table:style-name="ce1" table:content-validation-name="val1" office:value-type="float" office:value="33.27931356" calcext:value-type="float">
            <text:p>33,27931356</text:p>
          </table:table-cell>
          <table:table-cell table:style-name="ce1" table:content-validation-name="val1" office:value-type="float" office:value="33.27254343" calcext:value-type="float">
            <text:p>33,272543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7/2016 9:19:33</text:p>
          </table:table-cell>
          <table:table-cell table:style-name="ce1" table:content-validation-name="val1" office:value-type="float" office:value="44.95684858" calcext:value-type="float">
            <text:p>44,95684858</text:p>
          </table:table-cell>
          <table:table-cell table:style-name="ce1" table:content-validation-name="val1" office:value-type="float" office:value="40.22844867" calcext:value-type="float">
            <text:p>40,22844867</text:p>
          </table:table-cell>
          <table:table-cell table:style-name="ce1" table:content-validation-name="val1" office:value-type="float" office:value="33.2664339" calcext:value-type="float">
            <text:p>33,26643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6 8:52:43</text:p>
          </table:table-cell>
          <table:table-cell table:style-name="ce1" table:content-validation-name="val1" office:value-type="float" office:value="20.42" calcext:value-type="float">
            <text:p>20,42</text:p>
          </table:table-cell>
          <table:table-cell table:style-name="ce1" table:content-validation-name="val1" office:value-type="float" office:value="33.53" calcext:value-type="float">
            <text:p>33,53</text:p>
          </table:table-cell>
          <table:table-cell table:style-name="ce1" table:content-validation-name="val1" office:value-type="float" office:value="33.24" calcext:value-type="float">
            <text:p>33,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16:37:19</text:p>
          </table:table-cell>
          <table:table-cell table:style-name="ce1" table:content-validation-name="val1" office:value-type="float" office:value="13.85" calcext:value-type="float">
            <text:p>13,85</text:p>
          </table:table-cell>
          <table:table-cell table:style-name="ce1" table:content-validation-name="val1" office:value-type="float" office:value="43.68" calcext:value-type="float">
            <text:p>43,68</text:p>
          </table:table-cell>
          <table:table-cell table:style-name="ce1" table:content-validation-name="val1" office:value-type="float" office:value="33.23" calcext:value-type="float">
            <text:p>33,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14:25:50</text:p>
          </table:table-cell>
          <table:table-cell table:style-name="ce1" table:content-validation-name="val1" office:value-type="float" office:value="39.89874259" calcext:value-type="float">
            <text:p>39,89874259</text:p>
          </table:table-cell>
          <table:table-cell table:style-name="ce1" table:content-validation-name="val1" office:value-type="float" office:value="30.06840342" calcext:value-type="float">
            <text:p>30,06840342</text:p>
          </table:table-cell>
          <table:table-cell table:style-name="ce1" table:content-validation-name="val1" office:value-type="float" office:value="33.22430291" calcext:value-type="float">
            <text:p>33,224302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5 21:46:20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7.14398233" calcext:value-type="float">
            <text:p>37,14398233</text:p>
          </table:table-cell>
          <table:table-cell table:style-name="ce1" table:content-validation-name="val1" office:value-type="float" office:value="33.22243939" calcext:value-type="float">
            <text:p>33,222439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5 9:11:34</text:p>
          </table:table-cell>
          <table:table-cell table:style-name="ce1" table:content-validation-name="val1" office:value-type="float" office:value="51.74077519" calcext:value-type="float">
            <text:p>51,74077519</text:p>
          </table:table-cell>
          <table:table-cell table:style-name="ce1" table:content-validation-name="val1" office:value-type="float" office:value="28.93320722" calcext:value-type="float">
            <text:p>28,93320722</text:p>
          </table:table-cell>
          <table:table-cell table:style-name="ce1" table:content-validation-name="val1" office:value-type="float" office:value="33.21992936" calcext:value-type="float">
            <text:p>33,219929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2/2014 12:41:00</text:p>
          </table:table-cell>
          <table:table-cell table:style-name="ce1" table:content-validation-name="val1" office:value-type="float" office:value="13.856167" calcext:value-type="float">
            <text:p>13,856167</text:p>
          </table:table-cell>
          <table:table-cell table:style-name="ce1" table:content-validation-name="val1" office:value-type="float" office:value="39.99484" calcext:value-type="float">
            <text:p>39,99484</text:p>
          </table:table-cell>
          <table:table-cell table:style-name="ce1" table:content-validation-name="val1" office:value-type="float" office:value="33.21061" calcext:value-type="float">
            <text:p>33,210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6/2015 23:30:32</text:p>
          </table:table-cell>
          <table:table-cell table:style-name="ce1" table:content-validation-name="val1" office:value-type="float" office:value="25.678" calcext:value-type="float">
            <text:p>25,678</text:p>
          </table:table-cell>
          <table:table-cell table:style-name="ce1" table:content-validation-name="val1" office:value-type="float" office:value="39.651" calcext:value-type="float">
            <text:p>39,651</text:p>
          </table:table-cell>
          <table:table-cell table:style-name="ce1" table:content-validation-name="val1" office:value-type="float" office:value="33.21" calcext:value-type="float">
            <text:p>33,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3 12:30:45</text:p>
          </table:table-cell>
          <table:table-cell table:style-name="ce1" table:content-validation-name="val1" office:value-type="float" office:value="19.65" calcext:value-type="float">
            <text:p>19,65</text:p>
          </table:table-cell>
          <table:table-cell table:style-name="ce1" table:content-validation-name="val1" office:value-type="float" office:value="38.09" calcext:value-type="float">
            <text:p>38,09</text:p>
          </table:table-cell>
          <table:table-cell table:style-name="ce1" table:content-validation-name="val1" office:value-type="float" office:value="33.21" calcext:value-type="float">
            <text:p>33,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5 17:59:28</text:p>
          </table:table-cell>
          <table:table-cell table:style-name="ce1" table:content-validation-name="val1" office:value-type="float" office:value="48.61893625" calcext:value-type="float">
            <text:p>48,61893625</text:p>
          </table:table-cell>
          <table:table-cell table:style-name="ce1" table:content-validation-name="val1" office:value-type="float" office:value="35.67980269" calcext:value-type="float">
            <text:p>35,67980269</text:p>
          </table:table-cell>
          <table:table-cell table:style-name="ce1" table:content-validation-name="val1" office:value-type="float" office:value="33.21" calcext:value-type="float">
            <text:p>33,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4 4:36:06</text:p>
          </table:table-cell>
          <table:table-cell table:style-name="ce1" table:content-validation-name="val1" office:value-type="float" office:value="30.35" calcext:value-type="float">
            <text:p>30,35</text:p>
          </table:table-cell>
          <table:table-cell table:style-name="ce1" table:content-validation-name="val1" office:value-type="float" office:value="34.08" calcext:value-type="float">
            <text:p>34,08</text:p>
          </table:table-cell>
          <table:table-cell table:style-name="ce1" table:content-validation-name="val1" office:value-type="float" office:value="33.21" calcext:value-type="float">
            <text:p>33,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7/2013 9:25:41</text:p>
          </table:table-cell>
          <table:table-cell table:style-name="ce1" table:content-validation-name="val1" office:value-type="float" office:value="19.39" calcext:value-type="float">
            <text:p>19,39</text:p>
          </table:table-cell>
          <table:table-cell table:style-name="ce1" table:content-validation-name="val1" office:value-type="float" office:value="32.30296" calcext:value-type="float">
            <text:p>32,30296</text:p>
          </table:table-cell>
          <table:table-cell table:style-name="ce1" table:content-validation-name="val1" office:value-type="float" office:value="33.1962879" calcext:value-type="float">
            <text:p>33,19628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4 9:49:37</text:p>
          </table:table-cell>
          <table:table-cell table:style-name="ce1" table:content-validation-name="val1" office:value-type="float" office:value="23.24" calcext:value-type="float">
            <text:p>23,24</text:p>
          </table:table-cell>
          <table:table-cell table:style-name="ce1" table:content-validation-name="val1" office:value-type="float" office:value="46.43" calcext:value-type="float">
            <text:p>46,43</text:p>
          </table:table-cell>
          <table:table-cell table:style-name="ce1" table:content-validation-name="val1" office:value-type="float" office:value="33.18" calcext:value-type="float">
            <text:p>33,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0/2014 12:36:18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47.59" calcext:value-type="float">
            <text:p>47,59</text:p>
          </table:table-cell>
          <table:table-cell table:style-name="ce1" table:content-validation-name="val1" office:value-type="float" office:value="33.17" calcext:value-type="float">
            <text:p>33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4 20:52:27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46.81" calcext:value-type="float">
            <text:p>46,81</text:p>
          </table:table-cell>
          <table:table-cell table:style-name="ce1" table:content-validation-name="val1" office:value-type="float" office:value="33.17" calcext:value-type="float">
            <text:p>33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6 12:30:36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4.39202893" calcext:value-type="float">
            <text:p>34,39202893</text:p>
          </table:table-cell>
          <table:table-cell table:style-name="ce1" table:content-validation-name="val1" office:value-type="float" office:value="33.15891696" calcext:value-type="float">
            <text:p>33,158916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6 9:07:18</text:p>
          </table:table-cell>
          <table:table-cell table:style-name="ce1" table:content-validation-name="val1" office:value-type="float" office:value="44.45" calcext:value-type="float">
            <text:p>44,45</text:p>
          </table:table-cell>
          <table:table-cell table:style-name="ce1" table:content-validation-name="val1" office:value-type="float" office:value="45.62" calcext:value-type="float">
            <text:p>45,62</text:p>
          </table:table-cell>
          <table:table-cell table:style-name="ce1" table:content-validation-name="val1" office:value-type="float" office:value="33.15" calcext:value-type="float">
            <text:p>33,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5 19:01:17</text:p>
          </table:table-cell>
          <table:table-cell table:style-name="ce1" table:content-validation-name="val1" office:value-type="float" office:value="22.629" calcext:value-type="float">
            <text:p>22,629</text:p>
          </table:table-cell>
          <table:table-cell table:style-name="ce1" table:content-validation-name="val1" office:value-type="float" office:value="49.873" calcext:value-type="float">
            <text:p>49,873</text:p>
          </table:table-cell>
          <table:table-cell table:style-name="ce1" table:content-validation-name="val1" office:value-type="float" office:value="33.139" calcext:value-type="float">
            <text:p>33,1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1/2013 3:09:46</text:p>
          </table:table-cell>
          <table:table-cell table:style-name="ce1" table:content-validation-name="val1" office:value-type="float" office:value="22.31705833" calcext:value-type="float">
            <text:p>22,31705833</text:p>
          </table:table-cell>
          <table:table-cell table:style-name="ce1" table:content-validation-name="val1" office:value-type="float" office:value="33.82686227" calcext:value-type="float">
            <text:p>33,82686227</text:p>
          </table:table-cell>
          <table:table-cell table:style-name="ce1" table:content-validation-name="val1" office:value-type="float" office:value="33.13882482" calcext:value-type="float">
            <text:p>33,138824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5 5:08:58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49.38792093" calcext:value-type="float">
            <text:p>49,38792093</text:p>
          </table:table-cell>
          <table:table-cell table:style-name="ce1" table:content-validation-name="val1" office:value-type="float" office:value="33.13336118" calcext:value-type="float">
            <text:p>33,133361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3 7:57:37</text:p>
          </table:table-cell>
          <table:table-cell table:style-name="ce1" table:content-validation-name="val1" office:value-type="float" office:value="13.54093465" calcext:value-type="float">
            <text:p>13,54093465</text:p>
          </table:table-cell>
          <table:table-cell table:style-name="ce1" table:content-validation-name="val1" office:value-type="float" office:value="41.3354" calcext:value-type="float">
            <text:p>41,3354</text:p>
          </table:table-cell>
          <table:table-cell table:style-name="ce1" table:content-validation-name="val1" office:value-type="float" office:value="33.1325" calcext:value-type="float">
            <text:p>33,13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0/2016 7:43:06</text:p>
          </table:table-cell>
          <table:table-cell table:style-name="ce1" table:content-validation-name="val1" office:value-type="float" office:value="12.64" calcext:value-type="float">
            <text:p>12,64</text:p>
          </table:table-cell>
          <table:table-cell table:style-name="ce1" table:content-validation-name="val1" office:value-type="float" office:value="49.29" calcext:value-type="float">
            <text:p>49,29</text:p>
          </table:table-cell>
          <table:table-cell table:style-name="ce1" table:content-validation-name="val1" office:value-type="float" office:value="33.13" calcext:value-type="float">
            <text:p>33,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4 4:48:45</text:p>
          </table:table-cell>
          <table:table-cell table:style-name="ce1" table:content-validation-name="val1" office:value-type="float" office:value="13.60415675" calcext:value-type="float">
            <text:p>13,60415675</text:p>
          </table:table-cell>
          <table:table-cell table:style-name="ce1" table:content-validation-name="val1" office:value-type="float" office:value="40.1696157" calcext:value-type="float">
            <text:p>40,1696157</text:p>
          </table:table-cell>
          <table:table-cell table:style-name="ce1" table:content-validation-name="val1" office:value-type="float" office:value="33.11780445" calcext:value-type="float">
            <text:p>33,117804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3 2:10:14</text:p>
          </table:table-cell>
          <table:table-cell table:style-name="ce1" table:content-validation-name="val1" office:value-type="float" office:value="52.63936502" calcext:value-type="float">
            <text:p>52,63936502</text:p>
          </table:table-cell>
          <table:table-cell table:style-name="ce1" table:content-validation-name="val1" office:value-type="float" office:value="26.81918875" calcext:value-type="float">
            <text:p>26,81918875</text:p>
          </table:table-cell>
          <table:table-cell table:style-name="ce1" table:content-validation-name="val1" office:value-type="float" office:value="33.11727342" calcext:value-type="float">
            <text:p>33,117273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7/2015 11:26:26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30.90643315" calcext:value-type="float">
            <text:p>30,90643315</text:p>
          </table:table-cell>
          <table:table-cell table:style-name="ce1" table:content-validation-name="val1" office:value-type="float" office:value="33.11385622" calcext:value-type="float">
            <text:p>33,113856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4 17:36:50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1.75706932" calcext:value-type="float">
            <text:p>31,75706932</text:p>
          </table:table-cell>
          <table:table-cell table:style-name="ce1" table:content-validation-name="val1" office:value-type="float" office:value="33.10692576" calcext:value-type="float">
            <text:p>33,106925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8/2014 16:13:09</text:p>
          </table:table-cell>
          <table:table-cell table:style-name="ce1" table:content-validation-name="val1" office:value-type="float" office:value="51.518" calcext:value-type="float">
            <text:p>51,518</text:p>
          </table:table-cell>
          <table:table-cell table:style-name="ce1" table:content-validation-name="val1" office:value-type="float" office:value="31.211" calcext:value-type="float">
            <text:p>31,211</text:p>
          </table:table-cell>
          <table:table-cell table:style-name="ce1" table:content-validation-name="val1" office:value-type="float" office:value="33.102" calcext:value-type="float">
            <text:p>33,1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4 6:31:35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2.67" calcext:value-type="float">
            <text:p>32,67</text:p>
          </table:table-cell>
          <table:table-cell table:style-name="ce1" table:content-validation-name="val1" office:value-type="float" office:value="33.1" calcext:value-type="float">
            <text:p>33,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5 7:33:09</text:p>
          </table:table-cell>
          <table:table-cell table:style-name="ce1" table:content-validation-name="val1" office:value-type="float" office:value="18.85691325" calcext:value-type="float">
            <text:p>18,85691325</text:p>
          </table:table-cell>
          <table:table-cell table:style-name="ce1" table:content-validation-name="val1" office:value-type="float" office:value="34.418" calcext:value-type="float">
            <text:p>34,418</text:p>
          </table:table-cell>
          <table:table-cell table:style-name="ce1" table:content-validation-name="val1" office:value-type="float" office:value="33.0995" calcext:value-type="float">
            <text:p>33,09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3 3:01:20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28.72567142" calcext:value-type="float">
            <text:p>28,72567142</text:p>
          </table:table-cell>
          <table:table-cell table:style-name="ce1" table:content-validation-name="val1" office:value-type="float" office:value="33.09869723" calcext:value-type="float">
            <text:p>33,098697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7:03:25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34.96467467" calcext:value-type="float">
            <text:p>34,96467467</text:p>
          </table:table-cell>
          <table:table-cell table:style-name="ce1" table:content-validation-name="val1" office:value-type="float" office:value="33.09324157" calcext:value-type="float">
            <text:p>33,093241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9/2015 4:43:56</text:p>
          </table:table-cell>
          <table:table-cell table:style-name="ce1" table:content-validation-name="val1" office:value-type="float" office:value="59.625" calcext:value-type="float">
            <text:p>59,625</text:p>
          </table:table-cell>
          <table:table-cell table:style-name="ce1" table:content-validation-name="val1" office:value-type="float" office:value="33.29332665" calcext:value-type="float">
            <text:p>33,29332665</text:p>
          </table:table-cell>
          <table:table-cell table:style-name="ce1" table:content-validation-name="val1" office:value-type="float" office:value="33.076" calcext:value-type="float">
            <text:p>33,0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6 20:43:18</text:p>
          </table:table-cell>
          <table:table-cell table:style-name="ce1" table:content-validation-name="val1" office:value-type="float" office:value="60.39" calcext:value-type="float">
            <text:p>60,39</text:p>
          </table:table-cell>
          <table:table-cell table:style-name="ce1" table:content-validation-name="val1" office:value-type="float" office:value="36.73" calcext:value-type="float">
            <text:p>36,73</text:p>
          </table:table-cell>
          <table:table-cell table:style-name="ce1" table:content-validation-name="val1" office:value-type="float" office:value="33.07" calcext:value-type="float">
            <text:p>33,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7/2015 9:16:59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44.53" calcext:value-type="float">
            <text:p>44,53</text:p>
          </table:table-cell>
          <table:table-cell table:style-name="ce1" table:content-validation-name="val1" office:value-type="float" office:value="33.06" calcext:value-type="float">
            <text:p>33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5 20:57:47</text:p>
          </table:table-cell>
          <table:table-cell table:style-name="ce1" table:content-validation-name="val1" office:value-type="float" office:value="22.53" calcext:value-type="float">
            <text:p>22,53</text:p>
          </table:table-cell>
          <table:table-cell table:style-name="ce1" table:content-validation-name="val1" office:value-type="float" office:value="29.56" calcext:value-type="float">
            <text:p>29,56</text:p>
          </table:table-cell>
          <table:table-cell table:style-name="ce1" table:content-validation-name="val1" office:value-type="float" office:value="33.06" calcext:value-type="float">
            <text:p>33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5/2015 20:55:19</text:p>
          </table:table-cell>
          <table:table-cell table:style-name="ce1" table:content-validation-name="val1" office:value-type="float" office:value="21.7" calcext:value-type="float">
            <text:p>21,7</text:p>
          </table:table-cell>
          <table:table-cell table:style-name="ce1" table:content-validation-name="val1" office:value-type="float" office:value="29.56" calcext:value-type="float">
            <text:p>29,56</text:p>
          </table:table-cell>
          <table:table-cell table:style-name="ce1" table:content-validation-name="val1" office:value-type="float" office:value="33.06" calcext:value-type="float">
            <text:p>33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3/2015 9:58:18</text:p>
          </table:table-cell>
          <table:table-cell table:style-name="ce1" table:content-validation-name="val1" office:value-type="float" office:value="36.78859761" calcext:value-type="float">
            <text:p>36,78859761</text:p>
          </table:table-cell>
          <table:table-cell table:style-name="ce1" table:content-validation-name="val1" office:value-type="float" office:value="40.30993886" calcext:value-type="float">
            <text:p>40,30993886</text:p>
          </table:table-cell>
          <table:table-cell table:style-name="ce1" table:content-validation-name="val1" office:value-type="float" office:value="33.05681462" calcext:value-type="float">
            <text:p>33,056814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5 7:07:01</text:p>
          </table:table-cell>
          <table:table-cell table:style-name="ce1" table:content-validation-name="val1" office:value-type="float" office:value="22.7895" calcext:value-type="float">
            <text:p>22,7895</text:p>
          </table:table-cell>
          <table:table-cell table:style-name="ce1" table:content-validation-name="val1" office:value-type="float" office:value="29.3548" calcext:value-type="float">
            <text:p>29,3548</text:p>
          </table:table-cell>
          <table:table-cell table:style-name="ce1" table:content-validation-name="val1" office:value-type="float" office:value="33.0537" calcext:value-type="float">
            <text:p>33,05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23:22:46</text:p>
          </table:table-cell>
          <table:table-cell table:style-name="ce1" table:content-validation-name="val1" office:value-type="float" office:value="13.54" calcext:value-type="float">
            <text:p>13,54</text:p>
          </table:table-cell>
          <table:table-cell table:style-name="ce1" table:content-validation-name="val1" office:value-type="float" office:value="42.954" calcext:value-type="float">
            <text:p>42,954</text:p>
          </table:table-cell>
          <table:table-cell table:style-name="ce1" table:content-validation-name="val1" office:value-type="float" office:value="33.051" calcext:value-type="float">
            <text:p>33,0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6/2015 16:40:13</text:p>
          </table:table-cell>
          <table:table-cell table:style-name="ce1" table:content-validation-name="val1" office:value-type="float" office:value="57.09889244" calcext:value-type="float">
            <text:p>57,09889244</text:p>
          </table:table-cell>
          <table:table-cell table:style-name="ce1" table:content-validation-name="val1" office:value-type="float" office:value="42.08" calcext:value-type="float">
            <text:p>42,08</text:p>
          </table:table-cell>
          <table:table-cell table:style-name="ce1" table:content-validation-name="val1" office:value-type="float" office:value="33.05" calcext:value-type="float">
            <text:p>33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3 15:40:46</text:p>
          </table:table-cell>
          <table:table-cell table:style-name="ce1" table:content-validation-name="val1" office:value-type="float" office:value="16.02" calcext:value-type="float">
            <text:p>16,02</text:p>
          </table:table-cell>
          <table:table-cell table:style-name="ce1" table:content-validation-name="val1" office:value-type="float" office:value="27.52" calcext:value-type="float">
            <text:p>27,52</text:p>
          </table:table-cell>
          <table:table-cell table:style-name="ce1" table:content-validation-name="val1" office:value-type="float" office:value="33.05" calcext:value-type="float">
            <text:p>33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5/2015 14:02:01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42.33" calcext:value-type="float">
            <text:p>42,33</text:p>
          </table:table-cell>
          <table:table-cell table:style-name="ce1" table:content-validation-name="val1" office:value-type="float" office:value="33.03" calcext:value-type="float">
            <text:p>33,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6/2014 6:15:04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6.526" calcext:value-type="float">
            <text:p>36,526</text:p>
          </table:table-cell>
          <table:table-cell table:style-name="ce1" table:content-validation-name="val1" office:value-type="float" office:value="33.029" calcext:value-type="float">
            <text:p>33,0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1/2014 18:46:32</text:p>
          </table:table-cell>
          <table:table-cell table:style-name="ce1" table:content-validation-name="val1" office:value-type="float" office:value="59.019" calcext:value-type="float">
            <text:p>59,019</text:p>
          </table:table-cell>
          <table:table-cell table:style-name="ce1" table:content-validation-name="val1" office:value-type="float" office:value="28.752" calcext:value-type="float">
            <text:p>28,752</text:p>
          </table:table-cell>
          <table:table-cell table:style-name="ce1" table:content-validation-name="val1" office:value-type="float" office:value="33.029" calcext:value-type="float">
            <text:p>33,0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5 22:55:18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3.0287462" calcext:value-type="float">
            <text:p>33,02874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5/2014 18:57:04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3.02874619" calcext:value-type="float">
            <text:p>33,028746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5 22:51:44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3.02874619" calcext:value-type="float">
            <text:p>33,028746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3/2015 18:39:59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3.02874619" calcext:value-type="float">
            <text:p>33,028746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5 22:23:54</text:p>
          </table:table-cell>
          <table:table-cell table:style-name="ce1" table:content-validation-name="val1" office:value-type="float" office:value="31.60922025" calcext:value-type="float">
            <text:p>31,6092202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3.02874619" calcext:value-type="float">
            <text:p>33,028746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9/2014 5:07:43</text:p>
          </table:table-cell>
          <table:table-cell table:style-name="ce1" table:content-validation-name="val1" office:value-type="float" office:value="30.50200223" calcext:value-type="float">
            <text:p>30,50200223</text:p>
          </table:table-cell>
          <table:table-cell table:style-name="ce1" table:content-validation-name="val1" office:value-type="float" office:value="35.51365374" calcext:value-type="float">
            <text:p>35,51365374</text:p>
          </table:table-cell>
          <table:table-cell table:style-name="ce1" table:content-validation-name="val1" office:value-type="float" office:value="33.02874619" calcext:value-type="float">
            <text:p>33,028746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5 5:36:11</text:p>
          </table:table-cell>
          <table:table-cell table:style-name="ce1" table:content-validation-name="val1" office:value-type="float" office:value="13.13950746" calcext:value-type="float">
            <text:p>13,13950746</text:p>
          </table:table-cell>
          <table:table-cell table:style-name="ce1" table:content-validation-name="val1" office:value-type="float" office:value="35.13756228" calcext:value-type="float">
            <text:p>35,13756228</text:p>
          </table:table-cell>
          <table:table-cell table:style-name="ce1" table:content-validation-name="val1" office:value-type="float" office:value="33.02874619" calcext:value-type="float">
            <text:p>33,028746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5 7:38:35</text:p>
          </table:table-cell>
          <table:table-cell table:style-name="ce1" table:content-validation-name="val1" office:value-type="float" office:value="36.771308" calcext:value-type="float">
            <text:p>36,771308</text:p>
          </table:table-cell>
          <table:table-cell table:style-name="ce1" table:content-validation-name="val1" office:value-type="float" office:value="36.6837" calcext:value-type="float">
            <text:p>36,6837</text:p>
          </table:table-cell>
          <table:table-cell table:style-name="ce1" table:content-validation-name="val1" office:value-type="float" office:value="33.0287" calcext:value-type="float">
            <text:p>33,02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3 11:07:40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44.76354" calcext:value-type="float">
            <text:p>44,76354</text:p>
          </table:table-cell>
          <table:table-cell table:style-name="ce1" table:content-validation-name="val1" office:value-type="float" office:value="33.028" calcext:value-type="float">
            <text:p>33,0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6 22:06:07</text:p>
          </table:table-cell>
          <table:table-cell table:style-name="ce1" table:content-validation-name="val1" office:value-type="float" office:value="19.38544008" calcext:value-type="float">
            <text:p>19,38544008</text:p>
          </table:table-cell>
          <table:table-cell table:style-name="ce1" table:content-validation-name="val1" office:value-type="float" office:value="37.69053619" calcext:value-type="float">
            <text:p>37,69053619</text:p>
          </table:table-cell>
          <table:table-cell table:style-name="ce1" table:content-validation-name="val1" office:value-type="float" office:value="33.02025965" calcext:value-type="float">
            <text:p>33,020259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6 11:10:44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42.3" calcext:value-type="float">
            <text:p>42,3</text:p>
          </table:table-cell>
          <table:table-cell table:style-name="ce1" table:content-validation-name="val1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23:35:45</text:p>
          </table:table-cell>
          <table:table-cell table:style-name="ce1" table:content-validation-name="val1" office:value-type="float" office:value="28.53" calcext:value-type="float">
            <text:p>28,53</text:p>
          </table:table-cell>
          <table:table-cell table:style-name="ce1" table:content-validation-name="val1" office:value-type="float" office:value="39.04" calcext:value-type="float">
            <text:p>39,04</text:p>
          </table:table-cell>
          <table:table-cell table:style-name="ce1" table:content-validation-name="val1" office:value-type="float" office:value="32.99" calcext:value-type="float">
            <text:p>32,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3 11:49:31</text:p>
          </table:table-cell>
          <table:table-cell table:style-name="ce1" table:content-validation-name="val1" office:value-type="float" office:value="61.17716274" calcext:value-type="float">
            <text:p>61,17716274</text:p>
          </table:table-cell>
          <table:table-cell table:style-name="ce1" table:content-validation-name="val1" office:value-type="float" office:value="32.1991" calcext:value-type="float">
            <text:p>32,1991</text:p>
          </table:table-cell>
          <table:table-cell table:style-name="ce1" table:content-validation-name="val1" office:value-type="float" office:value="32.9893" calcext:value-type="float">
            <text:p>32,989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4 13:21:08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37.69882441" calcext:value-type="float">
            <text:p>37,69882441</text:p>
          </table:table-cell>
          <table:table-cell table:style-name="ce1" table:content-validation-name="val1" office:value-type="float" office:value="32.98683878" calcext:value-type="float">
            <text:p>32,986838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5 8:40:19</text:p>
          </table:table-cell>
          <table:table-cell table:style-name="ce1" table:content-validation-name="val1" office:value-type="float" office:value="32.63072564" calcext:value-type="float">
            <text:p>32,63072564</text:p>
          </table:table-cell>
          <table:table-cell table:style-name="ce1" table:content-validation-name="val1" office:value-type="float" office:value="45.80773895" calcext:value-type="float">
            <text:p>45,80773895</text:p>
          </table:table-cell>
          <table:table-cell table:style-name="ce1" table:content-validation-name="val1" office:value-type="float" office:value="32.98449601" calcext:value-type="float">
            <text:p>32,984496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6/2016 15:49:59</text:p>
          </table:table-cell>
          <table:table-cell table:style-name="ce1" table:content-validation-name="val1" office:value-type="float" office:value="22.92" calcext:value-type="float">
            <text:p>22,92</text:p>
          </table:table-cell>
          <table:table-cell table:style-name="ce1" table:content-validation-name="val1" office:value-type="float" office:value="34.39" calcext:value-type="float">
            <text:p>34,39</text:p>
          </table:table-cell>
          <table:table-cell table:style-name="ce1" table:content-validation-name="val1" office:value-type="float" office:value="32.96" calcext:value-type="float">
            <text:p>32,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5 19:41:53</text:p>
          </table:table-cell>
          <table:table-cell table:style-name="ce1" table:content-validation-name="val1" office:value-type="float" office:value="65.22017435" calcext:value-type="float">
            <text:p>65,22017435</text:p>
          </table:table-cell>
          <table:table-cell table:style-name="ce1" table:content-validation-name="val1" office:value-type="float" office:value="41.67727219" calcext:value-type="float">
            <text:p>41,67727219</text:p>
          </table:table-cell>
          <table:table-cell table:style-name="ce1" table:content-validation-name="val1" office:value-type="float" office:value="32.95920215" calcext:value-type="float">
            <text:p>32,959202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6 18:13:36</text:p>
          </table:table-cell>
          <table:table-cell table:style-name="ce1" table:content-validation-name="val1" office:value-type="float" office:value="40.76260591" calcext:value-type="float">
            <text:p>40,76260591</text:p>
          </table:table-cell>
          <table:table-cell table:style-name="ce1" table:content-validation-name="val1" office:value-type="float" office:value="43.09424119" calcext:value-type="float">
            <text:p>43,09424119</text:p>
          </table:table-cell>
          <table:table-cell table:style-name="ce1" table:content-validation-name="val1" office:value-type="float" office:value="32.95396027" calcext:value-type="float">
            <text:p>32,953960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1/2013 21:44:34</text:p>
          </table:table-cell>
          <table:table-cell table:style-name="ce1" table:content-validation-name="val1" office:value-type="float" office:value="23.22" calcext:value-type="float">
            <text:p>23,22</text:p>
          </table:table-cell>
          <table:table-cell table:style-name="ce1" table:content-validation-name="val1" office:value-type="float" office:value="33.822" calcext:value-type="float">
            <text:p>33,822</text:p>
          </table:table-cell>
          <table:table-cell table:style-name="ce1" table:content-validation-name="val1" office:value-type="float" office:value="32.9461" calcext:value-type="float">
            <text:p>32,94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5/2014 18:12:10</text:p>
          </table:table-cell>
          <table:table-cell table:style-name="ce1" table:content-validation-name="val1" office:value-type="float" office:value="30.49285098" calcext:value-type="float">
            <text:p>30,49285098</text:p>
          </table:table-cell>
          <table:table-cell table:style-name="ce1" table:content-validation-name="val1" office:value-type="float" office:value="38.31" calcext:value-type="float">
            <text:p>38,31</text:p>
          </table:table-cell>
          <table:table-cell table:style-name="ce1" table:content-validation-name="val1" office:value-type="float" office:value="32.93" calcext:value-type="float">
            <text:p>32,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3/2013 10:42:10</text:p>
          </table:table-cell>
          <table:table-cell table:style-name="ce1" table:content-validation-name="val1" office:value-type="float" office:value="44.4663431" calcext:value-type="float">
            <text:p>44,4663431</text:p>
          </table:table-cell>
          <table:table-cell table:style-name="ce1" table:content-validation-name="val1" office:value-type="float" office:value="32.02176674" calcext:value-type="float">
            <text:p>32,02176674</text:p>
          </table:table-cell>
          <table:table-cell table:style-name="ce1" table:content-validation-name="val1" office:value-type="float" office:value="32.92574728" calcext:value-type="float">
            <text:p>32,925747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4:10:39</text:p>
          </table:table-cell>
          <table:table-cell table:style-name="ce1" table:content-validation-name="val1" office:value-type="float" office:value="22.92318229" calcext:value-type="float">
            <text:p>22,92318229</text:p>
          </table:table-cell>
          <table:table-cell table:style-name="ce1" table:content-validation-name="val1" office:value-type="float" office:value="41.3439159" calcext:value-type="float">
            <text:p>41,3439159</text:p>
          </table:table-cell>
          <table:table-cell table:style-name="ce1" table:content-validation-name="val1" office:value-type="float" office:value="32.89904986" calcext:value-type="float">
            <text:p>32,899049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6 7:21:41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4.16919738" calcext:value-type="float">
            <text:p>34,16919738</text:p>
          </table:table-cell>
          <table:table-cell table:style-name="ce1" table:content-validation-name="val1" office:value-type="float" office:value="32.89804515" calcext:value-type="float">
            <text:p>32,898045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6 15:25:25</text:p>
          </table:table-cell>
          <table:table-cell table:style-name="ce1" table:content-validation-name="val1" office:value-type="float" office:value="46.16543" calcext:value-type="float">
            <text:p>46,16543</text:p>
          </table:table-cell>
          <table:table-cell table:style-name="ce1" table:content-validation-name="val1" office:value-type="float" office:value="28.44519" calcext:value-type="float">
            <text:p>28,44519</text:p>
          </table:table-cell>
          <table:table-cell table:style-name="ce1" table:content-validation-name="val1" office:value-type="float" office:value="32.88275" calcext:value-type="float">
            <text:p>32,882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5 11:45:30</text:p>
          </table:table-cell>
          <table:table-cell table:style-name="ce1" table:content-validation-name="val1" office:value-type="float" office:value="50.30152372" calcext:value-type="float">
            <text:p>50,30152372</text:p>
          </table:table-cell>
          <table:table-cell table:style-name="ce1" table:content-validation-name="val1" office:value-type="float" office:value="49.19997037" calcext:value-type="float">
            <text:p>49,19997037</text:p>
          </table:table-cell>
          <table:table-cell table:style-name="ce1" table:content-validation-name="val1" office:value-type="float" office:value="32.87855875" calcext:value-type="float">
            <text:p>32,878558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3 15:38:13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43.70358921" calcext:value-type="float">
            <text:p>43,70358921</text:p>
          </table:table-cell>
          <table:table-cell table:style-name="ce1" table:content-validation-name="val1" office:value-type="float" office:value="32.87824036" calcext:value-type="float">
            <text:p>32,878240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6 18:53:03</text:p>
          </table:table-cell>
          <table:table-cell table:style-name="ce1" table:content-validation-name="val1" office:value-type="float" office:value="29.04530481" calcext:value-type="float">
            <text:p>29,04530481</text:p>
          </table:table-cell>
          <table:table-cell table:style-name="ce1" table:content-validation-name="val1" office:value-type="float" office:value="48.53504506" calcext:value-type="float">
            <text:p>48,53504506</text:p>
          </table:table-cell>
          <table:table-cell table:style-name="ce1" table:content-validation-name="val1" office:value-type="float" office:value="32.87400456" calcext:value-type="float">
            <text:p>32,874004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5 8:21:26</text:p>
          </table:table-cell>
          <table:table-cell table:style-name="ce1" table:content-validation-name="val1" office:value-type="float" office:value="43.26021851" calcext:value-type="float">
            <text:p>43,26021851</text:p>
          </table:table-cell>
          <table:table-cell table:style-name="ce1" table:content-validation-name="val1" office:value-type="float" office:value="38.37328" calcext:value-type="float">
            <text:p>38,37328</text:p>
          </table:table-cell>
          <table:table-cell table:style-name="ce1" table:content-validation-name="val1" office:value-type="float" office:value="32.87139" calcext:value-type="float">
            <text:p>32,871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7/2014 9:53:53</text:p>
          </table:table-cell>
          <table:table-cell table:style-name="ce1" table:content-validation-name="val1" office:value-type="float" office:value="45.38" calcext:value-type="float">
            <text:p>45,38</text:p>
          </table:table-cell>
          <table:table-cell table:style-name="ce1" table:content-validation-name="val1" office:value-type="float" office:value="26.77" calcext:value-type="float">
            <text:p>26,77</text:p>
          </table:table-cell>
          <table:table-cell table:style-name="ce1" table:content-validation-name="val1" office:value-type="float" office:value="32.86" calcext:value-type="float">
            <text:p>32,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6/2013 12:58:40</text:p>
          </table:table-cell>
          <table:table-cell table:style-name="ce1" table:content-validation-name="val1" office:value-type="float" office:value="59.97055391" calcext:value-type="float">
            <text:p>59,97055391</text:p>
          </table:table-cell>
          <table:table-cell table:style-name="ce1" table:content-validation-name="val1" office:value-type="float" office:value="35.459" calcext:value-type="float">
            <text:p>35,459</text:p>
          </table:table-cell>
          <table:table-cell table:style-name="ce1" table:content-validation-name="val1" office:value-type="float" office:value="32.859" calcext:value-type="float">
            <text:p>32,8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4 17:17:23</text:p>
          </table:table-cell>
          <table:table-cell table:style-name="ce1" table:content-validation-name="val1" office:value-type="float" office:value="46.23170058" calcext:value-type="float">
            <text:p>46,23170058</text:p>
          </table:table-cell>
          <table:table-cell table:style-name="ce1" table:content-validation-name="val1" office:value-type="float" office:value="41.77990927" calcext:value-type="float">
            <text:p>41,77990927</text:p>
          </table:table-cell>
          <table:table-cell table:style-name="ce1" table:content-validation-name="val1" office:value-type="float" office:value="32.85276448" calcext:value-type="float">
            <text:p>32,852764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5 12:21:53</text:p>
          </table:table-cell>
          <table:table-cell table:style-name="ce1" table:content-validation-name="val1" office:value-type="float" office:value="46.71098" calcext:value-type="float">
            <text:p>46,71098</text:p>
          </table:table-cell>
          <table:table-cell table:style-name="ce1" table:content-validation-name="val1" office:value-type="float" office:value="27.19608" calcext:value-type="float">
            <text:p>27,19608</text:p>
          </table:table-cell>
          <table:table-cell table:style-name="ce1" table:content-validation-name="val1" office:value-type="float" office:value="32.83347" calcext:value-type="float">
            <text:p>32,833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4 12:29:34</text:p>
          </table:table-cell>
          <table:table-cell table:style-name="ce1" table:content-validation-name="val1" office:value-type="float" office:value="34.222079" calcext:value-type="float">
            <text:p>34,222079</text:p>
          </table:table-cell>
          <table:table-cell table:style-name="ce1" table:content-validation-name="val1" office:value-type="float" office:value="35.7031366" calcext:value-type="float">
            <text:p>35,7031366</text:p>
          </table:table-cell>
          <table:table-cell table:style-name="ce1" table:content-validation-name="val1" office:value-type="float" office:value="32.8282633" calcext:value-type="float">
            <text:p>32,82826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5:57:32</text:p>
          </table:table-cell>
          <table:table-cell table:style-name="ce1" table:content-validation-name="val1" office:value-type="float" office:value="46.78971" calcext:value-type="float">
            <text:p>46,78971</text:p>
          </table:table-cell>
          <table:table-cell table:style-name="ce1" table:content-validation-name="val1" office:value-type="float" office:value="44.65442785" calcext:value-type="float">
            <text:p>44,65442785</text:p>
          </table:table-cell>
          <table:table-cell table:style-name="ce1" table:content-validation-name="val1" office:value-type="float" office:value="32.82478098" calcext:value-type="float">
            <text:p>32,824780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0/2016 21:16:47</text:p>
          </table:table-cell>
          <table:table-cell table:style-name="ce1" table:content-validation-name="val1" office:value-type="float" office:value="63.0979194" calcext:value-type="float">
            <text:p>63,0979194</text:p>
          </table:table-cell>
          <table:table-cell table:style-name="ce1" table:content-validation-name="val1" office:value-type="float" office:value="40.85821167" calcext:value-type="float">
            <text:p>40,85821167</text:p>
          </table:table-cell>
          <table:table-cell table:style-name="ce1" table:content-validation-name="val1" office:value-type="float" office:value="32.78336102" calcext:value-type="float">
            <text:p>32,783361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5/2015 11:02:41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8.5" calcext:value-type="float">
            <text:p>38,5</text:p>
          </table:table-cell>
          <table:table-cell table:style-name="ce1" table:content-validation-name="val1" office:value-type="float" office:value="32.78336" calcext:value-type="float">
            <text:p>32,783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3 21:47:32</text:p>
          </table:table-cell>
          <table:table-cell table:style-name="ce1" table:content-validation-name="val1" office:value-type="float" office:value="18.4063" calcext:value-type="float">
            <text:p>18,4063</text:p>
          </table:table-cell>
          <table:table-cell table:style-name="ce1" table:content-validation-name="val1" office:value-type="float" office:value="34.3026" calcext:value-type="float">
            <text:p>34,3026</text:p>
          </table:table-cell>
          <table:table-cell table:style-name="ce1" table:content-validation-name="val1" office:value-type="float" office:value="32.7788" calcext:value-type="float">
            <text:p>32,77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5 12:09:41</text:p>
          </table:table-cell>
          <table:table-cell table:style-name="ce1" table:content-validation-name="val1" office:value-type="float" office:value="44.07046" calcext:value-type="float">
            <text:p>44,07046</text:p>
          </table:table-cell>
          <table:table-cell table:style-name="ce1" table:content-validation-name="val1" office:value-type="float" office:value="29.6822" calcext:value-type="float">
            <text:p>29,6822</text:p>
          </table:table-cell>
          <table:table-cell table:style-name="ce1" table:content-validation-name="val1" office:value-type="float" office:value="32.77" calcext:value-type="float">
            <text:p>32,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3 0:16:45</text:p>
          </table:table-cell>
          <table:table-cell table:style-name="ce1" table:content-validation-name="val1" office:value-type="float" office:value="30.50200223" calcext:value-type="float">
            <text:p>30,50200223</text:p>
          </table:table-cell>
          <table:table-cell table:style-name="ce1" table:content-validation-name="val1" office:value-type="float" office:value="44.93270233" calcext:value-type="float">
            <text:p>44,93270233</text:p>
          </table:table-cell>
          <table:table-cell table:style-name="ce1" table:content-validation-name="val1" office:value-type="float" office:value="32.76346555" calcext:value-type="float">
            <text:p>32,763465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2/2016 7:29:08</text:p>
          </table:table-cell>
          <table:table-cell table:style-name="ce1" table:content-validation-name="val1" office:value-type="float" office:value="52.74" calcext:value-type="float">
            <text:p>52,74</text:p>
          </table:table-cell>
          <table:table-cell table:style-name="ce1" table:content-validation-name="val1" office:value-type="float" office:value="30.51" calcext:value-type="float">
            <text:p>30,51</text:p>
          </table:table-cell>
          <table:table-cell table:style-name="ce1" table:content-validation-name="val1" office:value-type="float" office:value="32.76" calcext:value-type="float">
            <text:p>32,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2/2013 16:18:05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34.91914974" calcext:value-type="float">
            <text:p>34,91914974</text:p>
          </table:table-cell>
          <table:table-cell table:style-name="ce1" table:content-validation-name="val1" office:value-type="float" office:value="32.756432" calcext:value-type="float">
            <text:p>32,7564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7/2014 0:24:02</text:p>
          </table:table-cell>
          <table:table-cell table:style-name="ce1" table:content-validation-name="val1" office:value-type="float" office:value="52.6629155" calcext:value-type="float">
            <text:p>52,6629155</text:p>
          </table:table-cell>
          <table:table-cell table:style-name="ce1" table:content-validation-name="val1" office:value-type="float" office:value="39.71974581" calcext:value-type="float">
            <text:p>39,71974581</text:p>
          </table:table-cell>
          <table:table-cell table:style-name="ce1" table:content-validation-name="val1" office:value-type="float" office:value="32.74708236" calcext:value-type="float">
            <text:p>32,747082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23:31:54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27.37170186" calcext:value-type="float">
            <text:p>27,37170186</text:p>
          </table:table-cell>
          <table:table-cell table:style-name="ce1" table:content-validation-name="val1" office:value-type="float" office:value="32.74309746" calcext:value-type="float">
            <text:p>32,743097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5/2014 2:53:22</text:p>
          </table:table-cell>
          <table:table-cell table:style-name="ce1" table:content-validation-name="val1" office:value-type="float" office:value="49.44" calcext:value-type="float">
            <text:p>49,44</text:p>
          </table:table-cell>
          <table:table-cell table:style-name="ce1" table:content-validation-name="val1" office:value-type="float" office:value="31.998" calcext:value-type="float">
            <text:p>31,998</text:p>
          </table:table-cell>
          <table:table-cell table:style-name="ce1" table:content-validation-name="val1" office:value-type="float" office:value="32.74" calcext:value-type="float">
            <text:p>32,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6 1:46:37</text:p>
          </table:table-cell>
          <table:table-cell table:style-name="ce1" table:content-validation-name="val1" office:value-type="float" office:value="60.99318829" calcext:value-type="float">
            <text:p>60,99318829</text:p>
          </table:table-cell>
          <table:table-cell table:style-name="ce1" table:content-validation-name="val1" office:value-type="float" office:value="30.56292101" calcext:value-type="float">
            <text:p>30,56292101</text:p>
          </table:table-cell>
          <table:table-cell table:style-name="ce1" table:content-validation-name="val1" office:value-type="float" office:value="32.72758062" calcext:value-type="float">
            <text:p>32,727580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3 5:57:30</text:p>
          </table:table-cell>
          <table:table-cell table:style-name="ce1" table:content-validation-name="val1" office:value-type="float" office:value="28.96425464" calcext:value-type="float">
            <text:p>28,96425464</text:p>
          </table:table-cell>
          <table:table-cell table:style-name="ce1" table:content-validation-name="val1" office:value-type="float" office:value="41.44408251" calcext:value-type="float">
            <text:p>41,44408251</text:p>
          </table:table-cell>
          <table:table-cell table:style-name="ce1" table:content-validation-name="val1" office:value-type="float" office:value="32.72544784" calcext:value-type="float">
            <text:p>32,725447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5/2016 22:51:54</text:p>
          </table:table-cell>
          <table:table-cell table:style-name="ce1" table:content-validation-name="val1" office:value-type="float" office:value="13.18755708" calcext:value-type="float">
            <text:p>13,18755708</text:p>
          </table:table-cell>
          <table:table-cell table:style-name="ce1" table:content-validation-name="val1" office:value-type="float" office:value="33.68" calcext:value-type="float">
            <text:p>33,68</text:p>
          </table:table-cell>
          <table:table-cell table:style-name="ce1" table:content-validation-name="val1" office:value-type="float" office:value="32.7" calcext:value-type="float">
            <text:p>32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5 7:35:10</text:p>
          </table:table-cell>
          <table:table-cell table:style-name="ce1" table:content-validation-name="val1" office:value-type="float" office:value="33.963363" calcext:value-type="float">
            <text:p>33,963363</text:p>
          </table:table-cell>
          <table:table-cell table:style-name="ce1" table:content-validation-name="val1" office:value-type="float" office:value="53.359" calcext:value-type="float">
            <text:p>53,359</text:p>
          </table:table-cell>
          <table:table-cell table:style-name="ce1" table:content-validation-name="val1" office:value-type="float" office:value="32.698" calcext:value-type="float">
            <text:p>32,6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6 5:05:38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36.13967589" calcext:value-type="float">
            <text:p>36,13967589</text:p>
          </table:table-cell>
          <table:table-cell table:style-name="ce1" table:content-validation-name="val1" office:value-type="float" office:value="32.68941515" calcext:value-type="float">
            <text:p>32,689415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5 20:06:39</text:p>
          </table:table-cell>
          <table:table-cell table:style-name="ce1" table:content-validation-name="val1" office:value-type="float" office:value="18.40643595" calcext:value-type="float">
            <text:p>18,40643595</text:p>
          </table:table-cell>
          <table:table-cell table:style-name="ce1" table:content-validation-name="val1" office:value-type="float" office:value="32.9167849" calcext:value-type="float">
            <text:p>32,9167849</text:p>
          </table:table-cell>
          <table:table-cell table:style-name="ce1" table:content-validation-name="val1" office:value-type="float" office:value="32.6866567" calcext:value-type="float">
            <text:p>32,68665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4:35:26</text:p>
          </table:table-cell>
          <table:table-cell table:style-name="ce1" table:content-validation-name="val1" office:value-type="float" office:value="52.70629271" calcext:value-type="float">
            <text:p>52,70629271</text:p>
          </table:table-cell>
          <table:table-cell table:style-name="ce1" table:content-validation-name="val1" office:value-type="float" office:value="28.42781238" calcext:value-type="float">
            <text:p>28,42781238</text:p>
          </table:table-cell>
          <table:table-cell table:style-name="ce1" table:content-validation-name="val1" office:value-type="float" office:value="32.68555134" calcext:value-type="float">
            <text:p>32,685551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11:41:21</text:p>
          </table:table-cell>
          <table:table-cell table:style-name="ce1" table:content-validation-name="val1" office:value-type="float" office:value="53.17780665" calcext:value-type="float">
            <text:p>53,17780665</text:p>
          </table:table-cell>
          <table:table-cell table:style-name="ce1" table:content-validation-name="val1" office:value-type="float" office:value="52.08711768" calcext:value-type="float">
            <text:p>52,08711768</text:p>
          </table:table-cell>
          <table:table-cell table:style-name="ce1" table:content-validation-name="val1" office:value-type="float" office:value="32.67774547" calcext:value-type="float">
            <text:p>32,677745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8/2016 6:47:40</text:p>
          </table:table-cell>
          <table:table-cell table:style-name="ce1" table:content-validation-name="val1" office:value-type="float" office:value="37.92123349" calcext:value-type="float">
            <text:p>37,92123349</text:p>
          </table:table-cell>
          <table:table-cell table:style-name="ce1" table:content-validation-name="val1" office:value-type="float" office:value="45.3231218" calcext:value-type="float">
            <text:p>45,3231218</text:p>
          </table:table-cell>
          <table:table-cell table:style-name="ce1" table:content-validation-name="val1" office:value-type="float" office:value="32.67295896" calcext:value-type="float">
            <text:p>32,672958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5 23:44:39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2.66966536" calcext:value-type="float">
            <text:p>32,669665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9/2014 11:12:32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18.75297035" calcext:value-type="float">
            <text:p>18,75297035</text:p>
          </table:table-cell>
          <table:table-cell table:style-name="ce1" table:content-validation-name="val1" office:value-type="float" office:value="32.65776178" calcext:value-type="float">
            <text:p>32,657761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4/2013 16:55:21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41.81639303" calcext:value-type="float">
            <text:p>41,81639303</text:p>
          </table:table-cell>
          <table:table-cell table:style-name="ce1" table:content-validation-name="val1" office:value-type="float" office:value="32.64715593" calcext:value-type="float">
            <text:p>32,647155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5 22:19:32</text:p>
          </table:table-cell>
          <table:table-cell table:style-name="ce1" table:content-validation-name="val1" office:value-type="float" office:value="43.41102256" calcext:value-type="float">
            <text:p>43,41102256</text:p>
          </table:table-cell>
          <table:table-cell table:style-name="ce1" table:content-validation-name="val1" office:value-type="float" office:value="28.6207523" calcext:value-type="float">
            <text:p>28,6207523</text:p>
          </table:table-cell>
          <table:table-cell table:style-name="ce1" table:content-validation-name="val1" office:value-type="float" office:value="32.6308794" calcext:value-type="float">
            <text:p>32,63087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6 21:54:56</text:p>
          </table:table-cell>
          <table:table-cell table:style-name="ce1" table:content-validation-name="val1" office:value-type="float" office:value="63.0979194" calcext:value-type="float">
            <text:p>63,0979194</text:p>
          </table:table-cell>
          <table:table-cell table:style-name="ce1" table:content-validation-name="val1" office:value-type="float" office:value="51.83566734" calcext:value-type="float">
            <text:p>51,83566734</text:p>
          </table:table-cell>
          <table:table-cell table:style-name="ce1" table:content-validation-name="val1" office:value-type="float" office:value="32.62315382" calcext:value-type="float">
            <text:p>32,623153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4 11:29:00</text:p>
          </table:table-cell>
          <table:table-cell table:style-name="ce1" table:content-validation-name="val1" office:value-type="float" office:value="9.37" calcext:value-type="float">
            <text:p>9,37</text:p>
          </table:table-cell>
          <table:table-cell table:style-name="ce1" table:content-validation-name="val1" office:value-type="float" office:value="56.20947581" calcext:value-type="float">
            <text:p>56,20947581</text:p>
          </table:table-cell>
          <table:table-cell table:style-name="ce1" table:content-validation-name="val1" office:value-type="float" office:value="32.61702381" calcext:value-type="float">
            <text:p>32,617023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4 9:12:01</text:p>
          </table:table-cell>
          <table:table-cell table:style-name="ce1" table:content-validation-name="val1" office:value-type="float" office:value="59.01940393" calcext:value-type="float">
            <text:p>59,01940393</text:p>
          </table:table-cell>
          <table:table-cell table:style-name="ce1" table:content-validation-name="val1" office:value-type="float" office:value="44.90160685" calcext:value-type="float">
            <text:p>44,90160685</text:p>
          </table:table-cell>
          <table:table-cell table:style-name="ce1" table:content-validation-name="val1" office:value-type="float" office:value="32.61106537" calcext:value-type="float">
            <text:p>32,611065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2/2013 11:04:32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34.36432581" calcext:value-type="float">
            <text:p>34,36432581</text:p>
          </table:table-cell>
          <table:table-cell table:style-name="ce1" table:content-validation-name="val1" office:value-type="float" office:value="32.60754582" calcext:value-type="float">
            <text:p>32,607545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30/2013 4:44:34</text:p>
          </table:table-cell>
          <table:table-cell table:style-name="ce1" table:content-validation-name="val1" office:value-type="float" office:value="39.15347666" calcext:value-type="float">
            <text:p>39,15347666</text:p>
          </table:table-cell>
          <table:table-cell table:style-name="ce1" table:content-validation-name="val1" office:value-type="float" office:value="28.30895058" calcext:value-type="float">
            <text:p>28,30895058</text:p>
          </table:table-cell>
          <table:table-cell table:style-name="ce1" table:content-validation-name="val1" office:value-type="float" office:value="32.60721453" calcext:value-type="float">
            <text:p>32,607214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1/2015 7:28:13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28.15346225" calcext:value-type="float">
            <text:p>28,15346225</text:p>
          </table:table-cell>
          <table:table-cell table:style-name="ce1" table:content-validation-name="val1" office:value-type="float" office:value="32.60721453" calcext:value-type="float">
            <text:p>32,607214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5 22:56:51</text:p>
          </table:table-cell>
          <table:table-cell table:style-name="ce1" table:content-validation-name="val1" office:value-type="float" office:value="48.28467538" calcext:value-type="float">
            <text:p>48,28467538</text:p>
          </table:table-cell>
          <table:table-cell table:style-name="ce1" table:content-validation-name="val1" office:value-type="float" office:value="39.5762936" calcext:value-type="float">
            <text:p>39,5762936</text:p>
          </table:table-cell>
          <table:table-cell table:style-name="ce1" table:content-validation-name="val1" office:value-type="float" office:value="32.6021218" calcext:value-type="float">
            <text:p>32,60212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/2015 19:41:20</text:p>
          </table:table-cell>
          <table:table-cell table:style-name="ce1" table:content-validation-name="val1" office:value-type="float" office:value="57.09889244" calcext:value-type="float">
            <text:p>57,09889244</text:p>
          </table:table-cell>
          <table:table-cell table:style-name="ce1" table:content-validation-name="val1" office:value-type="float" office:value="34.68499693" calcext:value-type="float">
            <text:p>34,68499693</text:p>
          </table:table-cell>
          <table:table-cell table:style-name="ce1" table:content-validation-name="val1" office:value-type="float" office:value="32.58986188" calcext:value-type="float">
            <text:p>32,589861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5 23:43:46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29.53136806" calcext:value-type="float">
            <text:p>29,53136806</text:p>
          </table:table-cell>
          <table:table-cell table:style-name="ce1" table:content-validation-name="val1" office:value-type="float" office:value="32.56755352" calcext:value-type="float">
            <text:p>32,567553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5 11:58:36</text:p>
          </table:table-cell>
          <table:table-cell table:style-name="ce1" table:content-validation-name="val1" office:value-type="float" office:value="37.2203" calcext:value-type="float">
            <text:p>37,2203</text:p>
          </table:table-cell>
          <table:table-cell table:style-name="ce1" table:content-validation-name="val1" office:value-type="float" office:value="45.6776" calcext:value-type="float">
            <text:p>45,6776</text:p>
          </table:table-cell>
          <table:table-cell table:style-name="ce1" table:content-validation-name="val1" office:value-type="float" office:value="32.567" calcext:value-type="float">
            <text:p>32,5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3 3:27:33</text:p>
          </table:table-cell>
          <table:table-cell table:style-name="ce1" table:content-validation-name="val1" office:value-type="float" office:value="22.36088" calcext:value-type="float">
            <text:p>22,36088</text:p>
          </table:table-cell>
          <table:table-cell table:style-name="ce1" table:content-validation-name="val1" office:value-type="float" office:value="34.209" calcext:value-type="float">
            <text:p>34,209</text:p>
          </table:table-cell>
          <table:table-cell table:style-name="ce1" table:content-validation-name="val1" office:value-type="float" office:value="32.567" calcext:value-type="float">
            <text:p>32,5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4 2:37:44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2.9597337" calcext:value-type="float">
            <text:p>32,9597337</text:p>
          </table:table-cell>
          <table:table-cell table:style-name="ce1" table:content-validation-name="val1" office:value-type="float" office:value="32.56191575" calcext:value-type="float">
            <text:p>32,5619157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20:26:26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39.91" calcext:value-type="float">
            <text:p>39,91</text:p>
          </table:table-cell>
          <table:table-cell table:style-name="ce1" table:content-validation-name="val1" office:value-type="float" office:value="32.55" calcext:value-type="float">
            <text:p>32,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5 14:04:25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23.11367195" calcext:value-type="float">
            <text:p>23,11367195</text:p>
          </table:table-cell>
          <table:table-cell table:style-name="ce1" table:content-validation-name="val1" office:value-type="float" office:value="32.53755825" calcext:value-type="float">
            <text:p>32,537558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6 22:46:14</text:p>
          </table:table-cell>
          <table:table-cell table:style-name="ce1" table:content-validation-name="val1" office:value-type="float" office:value="13.29057526" calcext:value-type="float">
            <text:p>13,29057526</text:p>
          </table:table-cell>
          <table:table-cell table:style-name="ce1" table:content-validation-name="val1" office:value-type="float" office:value="43.39584612" calcext:value-type="float">
            <text:p>43,39584612</text:p>
          </table:table-cell>
          <table:table-cell table:style-name="ce1" table:content-validation-name="val1" office:value-type="float" office:value="32.52038801" calcext:value-type="float">
            <text:p>32,520388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6 10:38:06</text:p>
          </table:table-cell>
          <table:table-cell table:style-name="ce1" table:content-validation-name="val1" office:value-type="float" office:value="43.2054047" calcext:value-type="float">
            <text:p>43,2054047</text:p>
          </table:table-cell>
          <table:table-cell table:style-name="ce1" table:content-validation-name="val1" office:value-type="float" office:value="27.84699656" calcext:value-type="float">
            <text:p>27,84699656</text:p>
          </table:table-cell>
          <table:table-cell table:style-name="ce1" table:content-validation-name="val1" office:value-type="float" office:value="32.51963334" calcext:value-type="float">
            <text:p>32,519633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3 15:54:43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0.15145502" calcext:value-type="float">
            <text:p>40,15145502</text:p>
          </table:table-cell>
          <table:table-cell table:style-name="ce1" table:content-validation-name="val1" office:value-type="float" office:value="32.51317048" calcext:value-type="float">
            <text:p>32,513170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5 6:04:04</text:p>
          </table:table-cell>
          <table:table-cell table:style-name="ce1" table:content-validation-name="val1" office:value-type="float" office:value="36.74616426" calcext:value-type="float">
            <text:p>36,74616426</text:p>
          </table:table-cell>
          <table:table-cell table:style-name="ce1" table:content-validation-name="val1" office:value-type="float" office:value="29.66533846" calcext:value-type="float">
            <text:p>29,66533846</text:p>
          </table:table-cell>
          <table:table-cell table:style-name="ce1" table:content-validation-name="val1" office:value-type="float" office:value="32.51012601" calcext:value-type="float">
            <text:p>32,510126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1/2016 8:40:12</text:p>
          </table:table-cell>
          <table:table-cell table:style-name="ce1" table:content-validation-name="val1" office:value-type="float" office:value="24.6" calcext:value-type="float">
            <text:p>24,6</text:p>
          </table:table-cell>
          <table:table-cell table:style-name="ce1" table:content-validation-name="val1" office:value-type="float" office:value="37.67" calcext:value-type="float">
            <text:p>37,67</text:p>
          </table:table-cell>
          <table:table-cell table:style-name="ce1" table:content-validation-name="val1" office:value-type="float" office:value="32.51" calcext:value-type="float">
            <text:p>32,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2/2015 8:26:26</text:p>
          </table:table-cell>
          <table:table-cell table:style-name="ce1" table:content-validation-name="val1" office:value-type="float" office:value="44.3999963" calcext:value-type="float">
            <text:p>44,3999963</text:p>
          </table:table-cell>
          <table:table-cell table:style-name="ce1" table:content-validation-name="val1" office:value-type="float" office:value="34.63450863" calcext:value-type="float">
            <text:p>34,63450863</text:p>
          </table:table-cell>
          <table:table-cell table:style-name="ce1" table:content-validation-name="val1" office:value-type="float" office:value="32.50644542" calcext:value-type="float">
            <text:p>32,506445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4 17:54:01</text:p>
          </table:table-cell>
          <table:table-cell table:style-name="ce1" table:content-validation-name="val1" office:value-type="float" office:value="54.29386" calcext:value-type="float">
            <text:p>54,29386</text:p>
          </table:table-cell>
          <table:table-cell table:style-name="ce1" table:content-validation-name="val1" office:value-type="float" office:value="52.06334" calcext:value-type="float">
            <text:p>52,06334</text:p>
          </table:table-cell>
          <table:table-cell table:style-name="ce1" table:content-validation-name="val1" office:value-type="float" office:value="32.50315" calcext:value-type="float">
            <text:p>32,503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4 11:42:01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40.68639809" calcext:value-type="float">
            <text:p>40,68639809</text:p>
          </table:table-cell>
          <table:table-cell table:style-name="ce1" table:content-validation-name="val1" office:value-type="float" office:value="32.49964606" calcext:value-type="float">
            <text:p>32,499646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4 20:55:38</text:p>
          </table:table-cell>
          <table:table-cell table:style-name="ce1" table:content-validation-name="val1" office:value-type="float" office:value="23.38866821" calcext:value-type="float">
            <text:p>23,38866821</text:p>
          </table:table-cell>
          <table:table-cell table:style-name="ce1" table:content-validation-name="val1" office:value-type="float" office:value="43.1642381" calcext:value-type="float">
            <text:p>43,1642381</text:p>
          </table:table-cell>
          <table:table-cell table:style-name="ce1" table:content-validation-name="val1" office:value-type="float" office:value="32.49528151" calcext:value-type="float">
            <text:p>32,495281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7/2015 15:12:50</text:p>
          </table:table-cell>
          <table:table-cell table:style-name="ce1" table:content-validation-name="val1" office:value-type="float" office:value="13.36404076" calcext:value-type="float">
            <text:p>13,36404076</text:p>
          </table:table-cell>
          <table:table-cell table:style-name="ce1" table:content-validation-name="val1" office:value-type="float" office:value="35.57205033" calcext:value-type="float">
            <text:p>35,57205033</text:p>
          </table:table-cell>
          <table:table-cell table:style-name="ce1" table:content-validation-name="val1" office:value-type="float" office:value="32.49496389" calcext:value-type="float">
            <text:p>32,494963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17:25:25</text:p>
          </table:table-cell>
          <table:table-cell table:style-name="ce1" table:content-validation-name="val1" office:value-type="float" office:value="64.46902062" calcext:value-type="float">
            <text:p>64,46902062</text:p>
          </table:table-cell>
          <table:table-cell table:style-name="ce1" table:content-validation-name="val1" office:value-type="float" office:value="44.40232413" calcext:value-type="float">
            <text:p>44,40232413</text:p>
          </table:table-cell>
          <table:table-cell table:style-name="ce1" table:content-validation-name="val1" office:value-type="float" office:value="32.48858798" calcext:value-type="float">
            <text:p>32,488587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5 10:56:30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40.9828" calcext:value-type="float">
            <text:p>40,9828</text:p>
          </table:table-cell>
          <table:table-cell table:style-name="ce1" table:content-validation-name="val1" office:value-type="float" office:value="32.4849" calcext:value-type="float">
            <text:p>32,48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5/2015 16:16:51</text:p>
          </table:table-cell>
          <table:table-cell table:style-name="ce1" table:content-validation-name="val1" office:value-type="float" office:value="13.20061857" calcext:value-type="float">
            <text:p>13,20061857</text:p>
          </table:table-cell>
          <table:table-cell table:style-name="ce1" table:content-validation-name="val1" office:value-type="float" office:value="34.2291765" calcext:value-type="float">
            <text:p>34,2291765</text:p>
          </table:table-cell>
          <table:table-cell table:style-name="ce1" table:content-validation-name="val1" office:value-type="float" office:value="32.48432294" calcext:value-type="float">
            <text:p>32,484322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6 4:38:50</text:p>
          </table:table-cell>
          <table:table-cell table:style-name="ce1" table:content-validation-name="val1" office:value-type="float" office:value="45.92" calcext:value-type="float">
            <text:p>45,92</text:p>
          </table:table-cell>
          <table:table-cell table:style-name="ce1" table:content-validation-name="val1" office:value-type="float" office:value="36.84" calcext:value-type="float">
            <text:p>36,84</text:p>
          </table:table-cell>
          <table:table-cell table:style-name="ce1" table:content-validation-name="val1" office:value-type="float" office:value="32.48" calcext:value-type="float">
            <text:p>32,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3:11:18</text:p>
          </table:table-cell>
          <table:table-cell table:style-name="ce1" table:content-validation-name="val1" office:value-type="float" office:value="44.7555931" calcext:value-type="float">
            <text:p>44,7555931</text:p>
          </table:table-cell>
          <table:table-cell table:style-name="ce1" table:content-validation-name="val1" office:value-type="float" office:value="33.5515808" calcext:value-type="float">
            <text:p>33,5515808</text:p>
          </table:table-cell>
          <table:table-cell table:style-name="ce1" table:content-validation-name="val1" office:value-type="float" office:value="32.46609596" calcext:value-type="float">
            <text:p>32,466095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11:55:49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4.66297337" calcext:value-type="float">
            <text:p>44,66297337</text:p>
          </table:table-cell>
          <table:table-cell table:style-name="ce1" table:content-validation-name="val1" office:value-type="float" office:value="32.4625383" calcext:value-type="float">
            <text:p>32,46253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6/2014 11:15:42</text:p>
          </table:table-cell>
          <table:table-cell table:style-name="ce1" table:content-validation-name="val1" office:value-type="float" office:value="22.63" calcext:value-type="float">
            <text:p>22,63</text:p>
          </table:table-cell>
          <table:table-cell table:style-name="ce1" table:content-validation-name="val1" office:value-type="float" office:value="29.848" calcext:value-type="float">
            <text:p>29,848</text:p>
          </table:table-cell>
          <table:table-cell table:style-name="ce1" table:content-validation-name="val1" office:value-type="float" office:value="32.456" calcext:value-type="float">
            <text:p>32,4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5 12:57:20</text:p>
          </table:table-cell>
          <table:table-cell table:style-name="ce1" table:content-validation-name="val1" office:value-type="float" office:value="42.87110593" calcext:value-type="float">
            <text:p>42,87110593</text:p>
          </table:table-cell>
          <table:table-cell table:style-name="ce1" table:content-validation-name="val1" office:value-type="float" office:value="41.68980204" calcext:value-type="float">
            <text:p>41,68980204</text:p>
          </table:table-cell>
          <table:table-cell table:style-name="ce1" table:content-validation-name="val1" office:value-type="float" office:value="32.44352445" calcext:value-type="float">
            <text:p>32,443524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6 2:00:19</text:p>
          </table:table-cell>
          <table:table-cell table:style-name="ce1" table:content-validation-name="val1" office:value-type="float" office:value="41.1508883" calcext:value-type="float">
            <text:p>41,1508883</text:p>
          </table:table-cell>
          <table:table-cell table:style-name="ce1" table:content-validation-name="val1" office:value-type="float" office:value="29.36433947" calcext:value-type="float">
            <text:p>29,36433947</text:p>
          </table:table-cell>
          <table:table-cell table:style-name="ce1" table:content-validation-name="val1" office:value-type="float" office:value="32.44301115" calcext:value-type="float">
            <text:p>32,443011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4 18:57:52</text:p>
          </table:table-cell>
          <table:table-cell table:style-name="ce1" table:content-validation-name="val1" office:value-type="float" office:value="15.383" calcext:value-type="float">
            <text:p>15,383</text:p>
          </table:table-cell>
          <table:table-cell table:style-name="ce1" table:content-validation-name="val1" office:value-type="float" office:value="38.562" calcext:value-type="float">
            <text:p>38,562</text:p>
          </table:table-cell>
          <table:table-cell table:style-name="ce1" table:content-validation-name="val1" office:value-type="float" office:value="32.431" calcext:value-type="float">
            <text:p>32,4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4 4:19:58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40.6774805" calcext:value-type="float">
            <text:p>40,6774805</text:p>
          </table:table-cell>
          <table:table-cell table:style-name="ce1" table:content-validation-name="val1" office:value-type="float" office:value="32.42735609" calcext:value-type="float">
            <text:p>32,427356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5 9:01:36</text:p>
          </table:table-cell>
          <table:table-cell table:style-name="ce1" table:content-validation-name="val1" office:value-type="float" office:value="13.95435098" calcext:value-type="float">
            <text:p>13,95435098</text:p>
          </table:table-cell>
          <table:table-cell table:style-name="ce1" table:content-validation-name="val1" office:value-type="float" office:value="33.2310953" calcext:value-type="float">
            <text:p>33,2310953</text:p>
          </table:table-cell>
          <table:table-cell table:style-name="ce1" table:content-validation-name="val1" office:value-type="float" office:value="32.41464023" calcext:value-type="float">
            <text:p>32,414640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5 7:17:39</text:p>
          </table:table-cell>
          <table:table-cell table:style-name="ce1" table:content-validation-name="val1" office:value-type="float" office:value="58.8941" calcext:value-type="float">
            <text:p>58,8941</text:p>
          </table:table-cell>
          <table:table-cell table:style-name="ce1" table:content-validation-name="val1" office:value-type="float" office:value="32.8757" calcext:value-type="float">
            <text:p>32,8757</text:p>
          </table:table-cell>
          <table:table-cell table:style-name="ce1" table:content-validation-name="val1" office:value-type="float" office:value="32.4084" calcext:value-type="float">
            <text:p>32,40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3 10:12:20</text:p>
          </table:table-cell>
          <table:table-cell table:style-name="ce1" table:content-validation-name="val1" office:value-type="float" office:value="49.24301886" calcext:value-type="float">
            <text:p>49,24301886</text:p>
          </table:table-cell>
          <table:table-cell table:style-name="ce1" table:content-validation-name="val1" office:value-type="float" office:value="30.56272411" calcext:value-type="float">
            <text:p>30,56272411</text:p>
          </table:table-cell>
          <table:table-cell table:style-name="ce1" table:content-validation-name="val1" office:value-type="float" office:value="32.40836003" calcext:value-type="float">
            <text:p>32,408360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2/2015 14:22:23</text:p>
          </table:table-cell>
          <table:table-cell table:style-name="ce1" table:content-validation-name="val1" office:value-type="float" office:value="54.87422452" calcext:value-type="float">
            <text:p>54,87422452</text:p>
          </table:table-cell>
          <table:table-cell table:style-name="ce1" table:content-validation-name="val1" office:value-type="float" office:value="37.59038479" calcext:value-type="float">
            <text:p>37,59038479</text:p>
          </table:table-cell>
          <table:table-cell table:style-name="ce1" table:content-validation-name="val1" office:value-type="float" office:value="32.4075783" calcext:value-type="float">
            <text:p>32,40757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17:25:04</text:p>
          </table:table-cell>
          <table:table-cell table:style-name="ce1" table:content-validation-name="val1" office:value-type="float" office:value="47.33513614" calcext:value-type="float">
            <text:p>47,33513614</text:p>
          </table:table-cell>
          <table:table-cell table:style-name="ce1" table:content-validation-name="val1" office:value-type="float" office:value="41.94057082" calcext:value-type="float">
            <text:p>41,94057082</text:p>
          </table:table-cell>
          <table:table-cell table:style-name="ce1" table:content-validation-name="val1" office:value-type="float" office:value="32.40202139" calcext:value-type="float">
            <text:p>32,402021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5 13:35:46</text:p>
          </table:table-cell>
          <table:table-cell table:style-name="ce1" table:content-validation-name="val1" office:value-type="float" office:value="40.65376001" calcext:value-type="float">
            <text:p>40,65376001</text:p>
          </table:table-cell>
          <table:table-cell table:style-name="ce1" table:content-validation-name="val1" office:value-type="float" office:value="47.92765532" calcext:value-type="float">
            <text:p>47,92765532</text:p>
          </table:table-cell>
          <table:table-cell table:style-name="ce1" table:content-validation-name="val1" office:value-type="float" office:value="32.39958834" calcext:value-type="float">
            <text:p>32,399588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0:53:17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42.33" calcext:value-type="float">
            <text:p>42,33</text:p>
          </table:table-cell>
          <table:table-cell table:style-name="ce1" table:content-validation-name="val1" office:value-type="float" office:value="32.38" calcext:value-type="float">
            <text:p>32,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5 13:19:56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2.33103561" calcext:value-type="float">
            <text:p>32,331035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6 0:53:37</text:p>
          </table:table-cell>
          <table:table-cell table:style-name="ce1" table:content-validation-name="val1" office:value-type="float" office:value="60.909" calcext:value-type="float">
            <text:p>60,909</text:p>
          </table:table-cell>
          <table:table-cell table:style-name="ce1" table:content-validation-name="val1" office:value-type="float" office:value="34.62" calcext:value-type="float">
            <text:p>34,62</text:p>
          </table:table-cell>
          <table:table-cell table:style-name="ce1" table:content-validation-name="val1" office:value-type="float" office:value="32.331" calcext:value-type="float">
            <text:p>32,3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4 12:41:47</text:p>
          </table:table-cell>
          <table:table-cell table:style-name="ce1" table:content-validation-name="val1" office:value-type="float" office:value="19.24" calcext:value-type="float">
            <text:p>19,24</text:p>
          </table:table-cell>
          <table:table-cell table:style-name="ce1" table:content-validation-name="val1" office:value-type="float" office:value="55.27" calcext:value-type="float">
            <text:p>55,27</text:p>
          </table:table-cell>
          <table:table-cell table:style-name="ce1" table:content-validation-name="val1" office:value-type="float" office:value="32.33" calcext:value-type="float">
            <text:p>32,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1/2014 2:31:07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44.41" calcext:value-type="float">
            <text:p>44,41</text:p>
          </table:table-cell>
          <table:table-cell table:style-name="ce1" table:content-validation-name="val1" office:value-type="float" office:value="32.33" calcext:value-type="float">
            <text:p>32,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8/2015 3:48:30</text:p>
          </table:table-cell>
          <table:table-cell table:style-name="ce1" table:content-validation-name="val1" office:value-type="float" office:value="23.72087306" calcext:value-type="float">
            <text:p>23,72087306</text:p>
          </table:table-cell>
          <table:table-cell table:style-name="ce1" table:content-validation-name="val1" office:value-type="float" office:value="32.5" calcext:value-type="float">
            <text:p>32,5</text:p>
          </table:table-cell>
          <table:table-cell table:style-name="ce1" table:content-validation-name="val1" office:value-type="float" office:value="32.33" calcext:value-type="float">
            <text:p>32,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4 12:33:33</text:p>
          </table:table-cell>
          <table:table-cell table:style-name="ce1" table:content-validation-name="val1" office:value-type="float" office:value="55.378" calcext:value-type="float">
            <text:p>55,378</text:p>
          </table:table-cell>
          <table:table-cell table:style-name="ce1" table:content-validation-name="val1" office:value-type="float" office:value="50.273" calcext:value-type="float">
            <text:p>50,273</text:p>
          </table:table-cell>
          <table:table-cell table:style-name="ce1" table:content-validation-name="val1" office:value-type="float" office:value="32.315" calcext:value-type="float">
            <text:p>32,3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13:08:55</text:p>
          </table:table-cell>
          <table:table-cell table:style-name="ce1" table:content-validation-name="val1" office:value-type="float" office:value="12.8119" calcext:value-type="float">
            <text:p>12,8119</text:p>
          </table:table-cell>
          <table:table-cell table:style-name="ce1" table:content-validation-name="val1" office:value-type="float" office:value="31.2714" calcext:value-type="float">
            <text:p>31,2714</text:p>
          </table:table-cell>
          <table:table-cell table:style-name="ce1" table:content-validation-name="val1" office:value-type="float" office:value="32.312" calcext:value-type="float">
            <text:p>32,3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5/2014 17:34:19</text:p>
          </table:table-cell>
          <table:table-cell table:style-name="ce1" table:content-validation-name="val1" office:value-type="float" office:value="42.43" calcext:value-type="float">
            <text:p>42,43</text:p>
          </table:table-cell>
          <table:table-cell table:style-name="ce1" table:content-validation-name="val1" office:value-type="float" office:value="41.37" calcext:value-type="float">
            <text:p>41,37</text:p>
          </table:table-cell>
          <table:table-cell table:style-name="ce1" table:content-validation-name="val1" office:value-type="float" office:value="32.3" calcext:value-type="float">
            <text:p>32,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2/2015 18:12:37</text:p>
          </table:table-cell>
          <table:table-cell table:style-name="ce1" table:content-validation-name="val1" office:value-type="float" office:value="46.11" calcext:value-type="float">
            <text:p>46,11</text:p>
          </table:table-cell>
          <table:table-cell table:style-name="ce1" table:content-validation-name="val1" office:value-type="float" office:value="40.9" calcext:value-type="float">
            <text:p>40,9</text:p>
          </table:table-cell>
          <table:table-cell table:style-name="ce1" table:content-validation-name="val1" office:value-type="float" office:value="32.3" calcext:value-type="float">
            <text:p>32,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3/2015 14:42:56</text:p>
          </table:table-cell>
          <table:table-cell table:style-name="ce1" table:content-validation-name="val1" office:value-type="float" office:value="97" calcext:value-type="float">
            <text:p>97</text:p>
          </table:table-cell>
          <table:table-cell table:style-name="ce1" table:content-validation-name="val1" office:value-type="float" office:value="78.37073666" calcext:value-type="float">
            <text:p>78,37073666</text:p>
          </table:table-cell>
          <table:table-cell table:style-name="ce1" table:content-validation-name="val1" office:value-type="float" office:value="32.296234" calcext:value-type="float">
            <text:p>32,2962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6/2014 3:50:08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31.1355274" calcext:value-type="float">
            <text:p>31,1355274</text:p>
          </table:table-cell>
          <table:table-cell table:style-name="ce1" table:content-validation-name="val1" office:value-type="float" office:value="32.2618277" calcext:value-type="float">
            <text:p>32,26182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15:23:08</text:p>
          </table:table-cell>
          <table:table-cell table:style-name="ce1" table:content-validation-name="val1" office:value-type="float" office:value="52.5" calcext:value-type="float">
            <text:p>52,5</text:p>
          </table:table-cell>
          <table:table-cell table:style-name="ce1" table:content-validation-name="val1" office:value-type="float" office:value="31.65" calcext:value-type="float">
            <text:p>31,65</text:p>
          </table:table-cell>
          <table:table-cell table:style-name="ce1" table:content-validation-name="val1" office:value-type="float" office:value="32.26" calcext:value-type="float">
            <text:p>32,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9/2014 17:43:47</text:p>
          </table:table-cell>
          <table:table-cell table:style-name="ce1" table:content-validation-name="val1" office:value-type="float" office:value="22.6297" calcext:value-type="float">
            <text:p>22,6297</text:p>
          </table:table-cell>
          <table:table-cell table:style-name="ce1" table:content-validation-name="val1" office:value-type="float" office:value="45.14759" calcext:value-type="float">
            <text:p>45,14759</text:p>
          </table:table-cell>
          <table:table-cell table:style-name="ce1" table:content-validation-name="val1" office:value-type="float" office:value="32.2555" calcext:value-type="float">
            <text:p>32,25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3/2013 21:07:55</text:p>
          </table:table-cell>
          <table:table-cell table:style-name="ce1" table:content-validation-name="val1" office:value-type="float" office:value="27.796" calcext:value-type="float">
            <text:p>27,796</text:p>
          </table:table-cell>
          <table:table-cell table:style-name="ce1" table:content-validation-name="val1" office:value-type="float" office:value="28.6694721" calcext:value-type="float">
            <text:p>28,6694721</text:p>
          </table:table-cell>
          <table:table-cell table:style-name="ce1" table:content-validation-name="val1" office:value-type="float" office:value="32.25409434" calcext:value-type="float">
            <text:p>32,254094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4/2013 18:02:31</text:p>
          </table:table-cell>
          <table:table-cell table:style-name="ce1" table:content-validation-name="val1" office:value-type="float" office:value="25.31" calcext:value-type="float">
            <text:p>25,31</text:p>
          </table:table-cell>
          <table:table-cell table:style-name="ce1" table:content-validation-name="val1" office:value-type="float" office:value="41.962" calcext:value-type="float">
            <text:p>41,962</text:p>
          </table:table-cell>
          <table:table-cell table:style-name="ce1" table:content-validation-name="val1" office:value-type="float" office:value="32.237" calcext:value-type="float">
            <text:p>32,2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7/2016 8:42:29</text:p>
          </table:table-cell>
          <table:table-cell table:style-name="ce1" table:content-validation-name="val1" office:value-type="float" office:value="19.04970753" calcext:value-type="float">
            <text:p>19,04970753</text:p>
          </table:table-cell>
          <table:table-cell table:style-name="ce1" table:content-validation-name="val1" office:value-type="float" office:value="36.677" calcext:value-type="float">
            <text:p>36,677</text:p>
          </table:table-cell>
          <table:table-cell table:style-name="ce1" table:content-validation-name="val1" office:value-type="float" office:value="32.224" calcext:value-type="float">
            <text:p>32,2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3 18:59:13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6.51139795" calcext:value-type="float">
            <text:p>36,51139795</text:p>
          </table:table-cell>
          <table:table-cell table:style-name="ce1" table:content-validation-name="val1" office:value-type="float" office:value="32.2158854" calcext:value-type="float">
            <text:p>32,21588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5 14:00:41</text:p>
          </table:table-cell>
          <table:table-cell table:style-name="ce1" table:content-validation-name="val1" office:value-type="float" office:value="18.61964026" calcext:value-type="float">
            <text:p>18,61964026</text:p>
          </table:table-cell>
          <table:table-cell table:style-name="ce1" table:content-validation-name="val1" office:value-type="float" office:value="46.06172526" calcext:value-type="float">
            <text:p>46,06172526</text:p>
          </table:table-cell>
          <table:table-cell table:style-name="ce1" table:content-validation-name="val1" office:value-type="float" office:value="32.20881175" calcext:value-type="float">
            <text:p>32,208811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5 6:39:02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41.097" calcext:value-type="float">
            <text:p>41,097</text:p>
          </table:table-cell>
          <table:table-cell table:style-name="ce1" table:content-validation-name="val1" office:value-type="float" office:value="32.201" calcext:value-type="float">
            <text:p>32,2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4 16:32:24</text:p>
          </table:table-cell>
          <table:table-cell table:style-name="ce1" table:content-validation-name="val1" office:value-type="float" office:value="61.28164622" calcext:value-type="float">
            <text:p>61,28164622</text:p>
          </table:table-cell>
          <table:table-cell table:style-name="ce1" table:content-validation-name="val1" office:value-type="float" office:value="53.44487994" calcext:value-type="float">
            <text:p>53,44487994</text:p>
          </table:table-cell>
          <table:table-cell table:style-name="ce1" table:content-validation-name="val1" office:value-type="float" office:value="32.19756607" calcext:value-type="float">
            <text:p>32,197566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8/2013 6:25:06</text:p>
          </table:table-cell>
          <table:table-cell table:style-name="ce1" table:content-validation-name="val1" office:value-type="float" office:value="23.4387523" calcext:value-type="float">
            <text:p>23,4387523</text:p>
          </table:table-cell>
          <table:table-cell table:style-name="ce1" table:content-validation-name="val1" office:value-type="float" office:value="34.8436899" calcext:value-type="float">
            <text:p>34,8436899</text:p>
          </table:table-cell>
          <table:table-cell table:style-name="ce1" table:content-validation-name="val1" office:value-type="float" office:value="32.1950164" calcext:value-type="float">
            <text:p>32,19501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6:38:42</text:p>
          </table:table-cell>
          <table:table-cell table:style-name="ce1" table:content-validation-name="val1" office:value-type="float" office:value="11.1" calcext:value-type="float">
            <text:p>11,1</text:p>
          </table:table-cell>
          <table:table-cell table:style-name="ce1" table:content-validation-name="val1" office:value-type="float" office:value="45.36411934" calcext:value-type="float">
            <text:p>45,36411934</text:p>
          </table:table-cell>
          <table:table-cell table:style-name="ce1" table:content-validation-name="val1" office:value-type="float" office:value="32.19501638" calcext:value-type="float">
            <text:p>32,195016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0/2015 4:18:17</text:p>
          </table:table-cell>
          <table:table-cell table:style-name="ce1" table:content-validation-name="val1" office:value-type="float" office:value="49.43762406" calcext:value-type="float">
            <text:p>49,43762406</text:p>
          </table:table-cell>
          <table:table-cell table:style-name="ce1" table:content-validation-name="val1" office:value-type="float" office:value="42.51906464" calcext:value-type="float">
            <text:p>42,51906464</text:p>
          </table:table-cell>
          <table:table-cell table:style-name="ce1" table:content-validation-name="val1" office:value-type="float" office:value="32.19501638" calcext:value-type="float">
            <text:p>32,195016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4:19:49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29.47446679" calcext:value-type="float">
            <text:p>29,47446679</text:p>
          </table:table-cell>
          <table:table-cell table:style-name="ce1" table:content-validation-name="val1" office:value-type="float" office:value="32.18776235" calcext:value-type="float">
            <text:p>32,187762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3 12:11:12</text:p>
          </table:table-cell>
          <table:table-cell table:style-name="ce1" table:content-validation-name="val1" office:value-type="float" office:value="13.5591629159954" calcext:value-type="float">
            <text:p>13,559162916</text:p>
          </table:table-cell>
          <table:table-cell table:style-name="ce1" table:content-validation-name="val1" office:value-type="float" office:value="40.2940130870009" calcext:value-type="float">
            <text:p>40,294013087</text:p>
          </table:table-cell>
          <table:table-cell table:style-name="ce1" table:content-validation-name="val1" office:value-type="float" office:value="32.1608429114312" calcext:value-type="float">
            <text:p>32,16084291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6 7:49:31</text:p>
          </table:table-cell>
          <table:table-cell table:style-name="ce1" table:content-validation-name="val1" office:value-type="float" office:value="49.21799145" calcext:value-type="float">
            <text:p>49,21799145</text:p>
          </table:table-cell>
          <table:table-cell table:style-name="ce1" table:content-validation-name="val1" office:value-type="float" office:value="38.44953359" calcext:value-type="float">
            <text:p>38,44953359</text:p>
          </table:table-cell>
          <table:table-cell table:style-name="ce1" table:content-validation-name="val1" office:value-type="float" office:value="32.15012283" calcext:value-type="float">
            <text:p>32,150122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6 20:08:55</text:p>
          </table:table-cell>
          <table:table-cell table:style-name="ce1" table:content-validation-name="val1" office:value-type="float" office:value="42.74307443" calcext:value-type="float">
            <text:p>42,74307443</text:p>
          </table:table-cell>
          <table:table-cell table:style-name="ce1" table:content-validation-name="val1" office:value-type="float" office:value="42.13305049" calcext:value-type="float">
            <text:p>42,13305049</text:p>
          </table:table-cell>
          <table:table-cell table:style-name="ce1" table:content-validation-name="val1" office:value-type="float" office:value="32.15008194" calcext:value-type="float">
            <text:p>32,150081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2:35:01</text:p>
          </table:table-cell>
          <table:table-cell table:style-name="ce1" table:content-validation-name="val1" office:value-type="float" office:value="29.6756219" calcext:value-type="float">
            <text:p>29,6756219</text:p>
          </table:table-cell>
          <table:table-cell table:style-name="ce1" table:content-validation-name="val1" office:value-type="float" office:value="32.858" calcext:value-type="float">
            <text:p>32,858</text:p>
          </table:table-cell>
          <table:table-cell table:style-name="ce1" table:content-validation-name="val1" office:value-type="float" office:value="32.142" calcext:value-type="float">
            <text:p>32,1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5 16:07:57</text:p>
          </table:table-cell>
          <table:table-cell table:style-name="ce1" table:content-validation-name="val1" office:value-type="float" office:value="55.37234109" calcext:value-type="float">
            <text:p>55,37234109</text:p>
          </table:table-cell>
          <table:table-cell table:style-name="ce1" table:content-validation-name="val1" office:value-type="float" office:value="30.48163508" calcext:value-type="float">
            <text:p>30,48163508</text:p>
          </table:table-cell>
          <table:table-cell table:style-name="ce1" table:content-validation-name="val1" office:value-type="float" office:value="32.13980356" calcext:value-type="float">
            <text:p>32,139803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4 21:04:07</text:p>
          </table:table-cell>
          <table:table-cell table:style-name="ce1" table:content-validation-name="val1" office:value-type="float" office:value="43.2079" calcext:value-type="float">
            <text:p>43,2079</text:p>
          </table:table-cell>
          <table:table-cell table:style-name="ce1" table:content-validation-name="val1" office:value-type="float" office:value="24.83" calcext:value-type="float">
            <text:p>24,83</text:p>
          </table:table-cell>
          <table:table-cell table:style-name="ce1" table:content-validation-name="val1" office:value-type="float" office:value="32.13" calcext:value-type="float">
            <text:p>32,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4 9:52:09</text:p>
          </table:table-cell>
          <table:table-cell table:style-name="ce1" table:content-validation-name="val1" office:value-type="float" office:value="14.06515837" calcext:value-type="float">
            <text:p>14,06515837</text:p>
          </table:table-cell>
          <table:table-cell table:style-name="ce1" table:content-validation-name="val1" office:value-type="float" office:value="35.01532017" calcext:value-type="float">
            <text:p>35,01532017</text:p>
          </table:table-cell>
          <table:table-cell table:style-name="ce1" table:content-validation-name="val1" office:value-type="float" office:value="32.11957984" calcext:value-type="float">
            <text:p>32,119579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5 5:04:37</text:p>
          </table:table-cell>
          <table:table-cell table:style-name="ce1" table:content-validation-name="val1" office:value-type="float" office:value="15.38" calcext:value-type="float">
            <text:p>15,38</text:p>
          </table:table-cell>
          <table:table-cell table:style-name="ce1" table:content-validation-name="val1" office:value-type="float" office:value="31.4" calcext:value-type="float">
            <text:p>31,4</text:p>
          </table:table-cell>
          <table:table-cell table:style-name="ce1" table:content-validation-name="val1" office:value-type="float" office:value="32.1" calcext:value-type="float">
            <text:p>32,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8/2015 6:04:2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1.24" calcext:value-type="float">
            <text:p>31,24</text:p>
          </table:table-cell>
          <table:table-cell table:style-name="ce1" table:content-validation-name="val1" office:value-type="float" office:value="32.1" calcext:value-type="float">
            <text:p>32,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3 13:01:38</text:p>
          </table:table-cell>
          <table:table-cell table:style-name="ce1" table:content-validation-name="val1" office:value-type="float" office:value="45.23071" calcext:value-type="float">
            <text:p>45,23071</text:p>
          </table:table-cell>
          <table:table-cell table:style-name="ce1" table:content-validation-name="val1" office:value-type="float" office:value="34.6101622" calcext:value-type="float">
            <text:p>34,6101622</text:p>
          </table:table-cell>
          <table:table-cell table:style-name="ce1" table:content-validation-name="val1" office:value-type="float" office:value="32.09426805" calcext:value-type="float">
            <text:p>32,094268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7/2014 23:28:50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34.0801649" calcext:value-type="float">
            <text:p>34,0801649</text:p>
          </table:table-cell>
          <table:table-cell table:style-name="ce1" table:content-validation-name="val1" office:value-type="float" office:value="32.06244654" calcext:value-type="float">
            <text:p>32,062446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3 12:57:19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32.05333213" calcext:value-type="float">
            <text:p>32,053332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6/2016 13:30:47</text:p>
          </table:table-cell>
          <table:table-cell table:style-name="ce1" table:content-validation-name="val1" office:value-type="float" office:value="57.1" calcext:value-type="float">
            <text:p>57,1</text:p>
          </table:table-cell>
          <table:table-cell table:style-name="ce1" table:content-validation-name="val1" office:value-type="float" office:value="35.28" calcext:value-type="float">
            <text:p>35,28</text:p>
          </table:table-cell>
          <table:table-cell table:style-name="ce1" table:content-validation-name="val1" office:value-type="float" office:value="32.04" calcext:value-type="float">
            <text:p>32,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4 20:08:21</text:p>
          </table:table-cell>
          <table:table-cell table:style-name="ce1" table:content-validation-name="val1" office:value-type="float" office:value="42.33001999" calcext:value-type="float">
            <text:p>42,33001999</text:p>
          </table:table-cell>
          <table:table-cell table:style-name="ce1" table:content-validation-name="val1" office:value-type="float" office:value="40.08873658" calcext:value-type="float">
            <text:p>40,08873658</text:p>
          </table:table-cell>
          <table:table-cell table:style-name="ce1" table:content-validation-name="val1" office:value-type="float" office:value="32.033" calcext:value-type="float">
            <text:p>32,0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3 6:01:53</text:p>
          </table:table-cell>
          <table:table-cell table:style-name="ce1" table:content-validation-name="val1" office:value-type="float" office:value="46.8212358" calcext:value-type="float">
            <text:p>46,8212358</text:p>
          </table:table-cell>
          <table:table-cell table:style-name="ce1" table:content-validation-name="val1" office:value-type="float" office:value="43.62232326" calcext:value-type="float">
            <text:p>43,62232326</text:p>
          </table:table-cell>
          <table:table-cell table:style-name="ce1" table:content-validation-name="val1" office:value-type="float" office:value="32.03266761" calcext:value-type="float">
            <text:p>32,032667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6 12:52:16</text:p>
          </table:table-cell>
          <table:table-cell table:style-name="ce1" table:content-validation-name="val1" office:value-type="float" office:value="55.14907005" calcext:value-type="float">
            <text:p>55,14907005</text:p>
          </table:table-cell>
          <table:table-cell table:style-name="ce1" table:content-validation-name="val1" office:value-type="float" office:value="39.21877702" calcext:value-type="float">
            <text:p>39,21877702</text:p>
          </table:table-cell>
          <table:table-cell table:style-name="ce1" table:content-validation-name="val1" office:value-type="float" office:value="32.03200859" calcext:value-type="float">
            <text:p>32,032008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6/2015 23:51:49</text:p>
          </table:table-cell>
          <table:table-cell table:style-name="ce1" table:content-validation-name="val1" office:value-type="float" office:value="22.36088" calcext:value-type="float">
            <text:p>22,36088</text:p>
          </table:table-cell>
          <table:table-cell table:style-name="ce1" table:content-validation-name="val1" office:value-type="float" office:value="36.68367" calcext:value-type="float">
            <text:p>36,68367</text:p>
          </table:table-cell>
          <table:table-cell table:style-name="ce1" table:content-validation-name="val1" office:value-type="float" office:value="32.02383" calcext:value-type="float">
            <text:p>32,023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4/2015 14:27:43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1.47918067" calcext:value-type="float">
            <text:p>31,47918067</text:p>
          </table:table-cell>
          <table:table-cell table:style-name="ce1" table:content-validation-name="val1" office:value-type="float" office:value="32.02320447" calcext:value-type="float">
            <text:p>32,023204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4/2013 10:52:09</text:p>
          </table:table-cell>
          <table:table-cell table:style-name="ce1" table:content-validation-name="val1" office:value-type="float" office:value="43.58215684" calcext:value-type="float">
            <text:p>43,58215684</text:p>
          </table:table-cell>
          <table:table-cell table:style-name="ce1" table:content-validation-name="val1" office:value-type="float" office:value="40.71892563" calcext:value-type="float">
            <text:p>40,71892563</text:p>
          </table:table-cell>
          <table:table-cell table:style-name="ce1" table:content-validation-name="val1" office:value-type="float" office:value="32.0098952" calcext:value-type="float">
            <text:p>32,00989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6/2015 12:00:46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4.36007493" calcext:value-type="float">
            <text:p>34,36007493</text:p>
          </table:table-cell>
          <table:table-cell table:style-name="ce1" table:content-validation-name="val1" office:value-type="float" office:value="32.00848352" calcext:value-type="float">
            <text:p>32,008483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6/2013 7:02:31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9" calcext:value-type="float">
            <text:p>39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:13:21</text:p>
          </table:table-cell>
          <table:table-cell table:style-name="ce1" table:content-validation-name="val1" office:value-type="float" office:value="28.52991019" calcext:value-type="float">
            <text:p>28,52991019</text:p>
          </table:table-cell>
          <table:table-cell table:style-name="ce1" table:content-validation-name="val1" office:value-type="float" office:value="24.43933046" calcext:value-type="float">
            <text:p>24,43933046</text:p>
          </table:table-cell>
          <table:table-cell table:style-name="ce1" table:content-validation-name="val1" office:value-type="float" office:value="31.99378516" calcext:value-type="float">
            <text:p>31,993785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6 11:45:52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35.92705313" calcext:value-type="float">
            <text:p>35,92705313</text:p>
          </table:table-cell>
          <table:table-cell table:style-name="ce1" table:content-validation-name="val1" office:value-type="float" office:value="31.99277524" calcext:value-type="float">
            <text:p>31,992775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4 4:48:29</text:p>
          </table:table-cell>
          <table:table-cell table:style-name="ce1" table:content-validation-name="val1" office:value-type="float" office:value="45.23591601" calcext:value-type="float">
            <text:p>45,23591601</text:p>
          </table:table-cell>
          <table:table-cell table:style-name="ce1" table:content-validation-name="val1" office:value-type="float" office:value="30.89569689" calcext:value-type="float">
            <text:p>30,89569689</text:p>
          </table:table-cell>
          <table:table-cell table:style-name="ce1" table:content-validation-name="val1" office:value-type="float" office:value="31.98538345" calcext:value-type="float">
            <text:p>31,985383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6/2013 13:54:45</text:p>
          </table:table-cell>
          <table:table-cell table:style-name="ce1" table:content-validation-name="val1" office:value-type="float" office:value="27.013" calcext:value-type="float">
            <text:p>27,013</text:p>
          </table:table-cell>
          <table:table-cell table:style-name="ce1" table:content-validation-name="val1" office:value-type="float" office:value="42.6" calcext:value-type="float">
            <text:p>42,6</text:p>
          </table:table-cell>
          <table:table-cell table:style-name="ce1" table:content-validation-name="val1" office:value-type="float" office:value="31.98" calcext:value-type="float">
            <text:p>31,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3 13:20:50</text:p>
          </table:table-cell>
          <table:table-cell table:style-name="ce1" table:content-validation-name="val1" office:value-type="float" office:value="55.37663832" calcext:value-type="float">
            <text:p>55,37663832</text:p>
          </table:table-cell>
          <table:table-cell table:style-name="ce1" table:content-validation-name="val1" office:value-type="float" office:value="37.13846096" calcext:value-type="float">
            <text:p>37,13846096</text:p>
          </table:table-cell>
          <table:table-cell table:style-name="ce1" table:content-validation-name="val1" office:value-type="float" office:value="31.9783273" calcext:value-type="float">
            <text:p>31,97832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5 22:59:06</text:p>
          </table:table-cell>
          <table:table-cell table:style-name="ce1" table:content-validation-name="val1" office:value-type="float" office:value="59.01915744" calcext:value-type="float">
            <text:p>59,01915744</text:p>
          </table:table-cell>
          <table:table-cell table:style-name="ce1" table:content-validation-name="val1" office:value-type="float" office:value="39.47880364" calcext:value-type="float">
            <text:p>39,47880364</text:p>
          </table:table-cell>
          <table:table-cell table:style-name="ce1" table:content-validation-name="val1" office:value-type="float" office:value="31.92948503" calcext:value-type="float">
            <text:p>31,929485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8/2014 8:41:40</text:p>
          </table:table-cell>
          <table:table-cell table:style-name="ce1" table:content-validation-name="val1" office:value-type="float" office:value="51.2491939" calcext:value-type="float">
            <text:p>51,2491939</text:p>
          </table:table-cell>
          <table:table-cell table:style-name="ce1" table:content-validation-name="val1" office:value-type="float" office:value="32.89737943" calcext:value-type="float">
            <text:p>32,89737943</text:p>
          </table:table-cell>
          <table:table-cell table:style-name="ce1" table:content-validation-name="val1" office:value-type="float" office:value="31.92509253" calcext:value-type="float">
            <text:p>31,925092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5/2014 6:38:26</text:p>
          </table:table-cell>
          <table:table-cell table:style-name="ce1" table:content-validation-name="val1" office:value-type="float" office:value="60.20085242" calcext:value-type="float">
            <text:p>60,20085242</text:p>
          </table:table-cell>
          <table:table-cell table:style-name="ce1" table:content-validation-name="val1" office:value-type="float" office:value="34.4481012" calcext:value-type="float">
            <text:p>34,4481012</text:p>
          </table:table-cell>
          <table:table-cell table:style-name="ce1" table:content-validation-name="val1" office:value-type="float" office:value="31.91458478" calcext:value-type="float">
            <text:p>31,914584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0/2014 14:51:53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1" office:value-type="float" office:value="38.93141182" calcext:value-type="float">
            <text:p>38,93141182</text:p>
          </table:table-cell>
          <table:table-cell table:style-name="ce1" table:content-validation-name="val1" office:value-type="float" office:value="31.8696718" calcext:value-type="float">
            <text:p>31,86967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1/2014 13:11:04</text:p>
          </table:table-cell>
          <table:table-cell table:style-name="ce1" table:content-validation-name="val1" office:value-type="float" office:value="31.93983749" calcext:value-type="float">
            <text:p>31,93983749</text:p>
          </table:table-cell>
          <table:table-cell table:style-name="ce1" table:content-validation-name="val1" office:value-type="float" office:value="40.71674841" calcext:value-type="float">
            <text:p>40,71674841</text:p>
          </table:table-cell>
          <table:table-cell table:style-name="ce1" table:content-validation-name="val1" office:value-type="float" office:value="31.84615488" calcext:value-type="float">
            <text:p>31,846154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3/2016 20:05:10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34.67695066" calcext:value-type="float">
            <text:p>34,67695066</text:p>
          </table:table-cell>
          <table:table-cell table:style-name="ce1" table:content-validation-name="val1" office:value-type="float" office:value="31.84551031" calcext:value-type="float">
            <text:p>31,845510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6 1:41:55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7.28600945" calcext:value-type="float">
            <text:p>47,28600945</text:p>
          </table:table-cell>
          <table:table-cell table:style-name="ce1" table:content-validation-name="val1" office:value-type="float" office:value="31.84229847" calcext:value-type="float">
            <text:p>31,842298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4 12:22:03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5.35109836" calcext:value-type="float">
            <text:p>35,35109836</text:p>
          </table:table-cell>
          <table:table-cell table:style-name="ce1" table:content-validation-name="val1" office:value-type="float" office:value="31.83996914" calcext:value-type="float">
            <text:p>31,839969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5 13:21:38</text:p>
          </table:table-cell>
          <table:table-cell table:style-name="ce1" table:content-validation-name="val1" office:value-type="float" office:value="26.16" calcext:value-type="float">
            <text:p>26,16</text:p>
          </table:table-cell>
          <table:table-cell table:style-name="ce1" table:content-validation-name="val1" office:value-type="float" office:value="37.02" calcext:value-type="float">
            <text:p>37,02</text:p>
          </table:table-cell>
          <table:table-cell table:style-name="ce1" table:content-validation-name="val1" office:value-type="float" office:value="31.819" calcext:value-type="float">
            <text:p>31,8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3/2015 15:14:13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6.66" calcext:value-type="float">
            <text:p>36,66</text:p>
          </table:table-cell>
          <table:table-cell table:style-name="ce1" table:content-validation-name="val1" office:value-type="float" office:value="31.78" calcext:value-type="float">
            <text:p>31,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3/2015 9:49:48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38.23965689" calcext:value-type="float">
            <text:p>38,23965689</text:p>
          </table:table-cell>
          <table:table-cell table:style-name="ce1" table:content-validation-name="val1" office:value-type="float" office:value="31.7770094" calcext:value-type="float">
            <text:p>31,77700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30/2013 20:00:49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1.76299536" calcext:value-type="float">
            <text:p>31,762995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5 4:03:43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number-columns-repeated="2" table:style-name="ce1" table:content-validation-name="val1" office:value-type="float" office:value="31.75706932" calcext:value-type="float">
            <text:p>31,757069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6/2013 5:54:12</text:p>
          </table:table-cell>
          <table:table-cell table:style-name="ce1" table:content-validation-name="val1" office:value-type="float" office:value="23.72" calcext:value-type="float">
            <text:p>23,72</text:p>
          </table:table-cell>
          <table:table-cell table:style-name="ce1" table:content-validation-name="val1" office:value-type="float" office:value="44.8" calcext:value-type="float">
            <text:p>44,8</text:p>
          </table:table-cell>
          <table:table-cell table:style-name="ce1" table:content-validation-name="val1" office:value-type="float" office:value="31.73" calcext:value-type="float">
            <text:p>31,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3/2015 11:10:45</text:p>
          </table:table-cell>
          <table:table-cell table:style-name="ce1" table:content-validation-name="val1" office:value-type="float" office:value="26.91918284" calcext:value-type="float">
            <text:p>26,91918284</text:p>
          </table:table-cell>
          <table:table-cell table:style-name="ce1" table:content-validation-name="val1" office:value-type="float" office:value="42.83046375" calcext:value-type="float">
            <text:p>42,83046375</text:p>
          </table:table-cell>
          <table:table-cell table:style-name="ce1" table:content-validation-name="val1" office:value-type="float" office:value="31.72204517" calcext:value-type="float">
            <text:p>31,722045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6 19:36:19</text:p>
          </table:table-cell>
          <table:table-cell table:style-name="ce1" table:content-validation-name="val1" office:value-type="float" office:value="19.38544008" calcext:value-type="float">
            <text:p>19,38544008</text:p>
          </table:table-cell>
          <table:table-cell table:style-name="ce1" table:content-validation-name="val1" office:value-type="float" office:value="33.1232" calcext:value-type="float">
            <text:p>33,1232</text:p>
          </table:table-cell>
          <table:table-cell table:style-name="ce1" table:content-validation-name="val1" office:value-type="float" office:value="31.72" calcext:value-type="float">
            <text:p>31,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1/2014 12:57:02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45.742" calcext:value-type="float">
            <text:p>45,742</text:p>
          </table:table-cell>
          <table:table-cell table:style-name="ce1" table:content-validation-name="val1" office:value-type="float" office:value="31.699" calcext:value-type="float">
            <text:p>31,6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1/2016 5:41:10</text:p>
          </table:table-cell>
          <table:table-cell table:style-name="ce1" table:content-validation-name="val1" office:value-type="float" office:value="50.01131336" calcext:value-type="float">
            <text:p>50,01131336</text:p>
          </table:table-cell>
          <table:table-cell table:style-name="ce1" table:content-validation-name="val1" office:value-type="float" office:value="32.27584683" calcext:value-type="float">
            <text:p>32,27584683</text:p>
          </table:table-cell>
          <table:table-cell table:style-name="ce1" table:content-validation-name="val1" office:value-type="float" office:value="31.69867465" calcext:value-type="float">
            <text:p>31,698674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7/2015 15:00:36</text:p>
          </table:table-cell>
          <table:table-cell table:style-name="ce1" table:content-validation-name="val1" office:value-type="float" office:value="51.09" calcext:value-type="float">
            <text:p>51,09</text:p>
          </table:table-cell>
          <table:table-cell table:style-name="ce1" table:content-validation-name="val1" office:value-type="float" office:value="42.83" calcext:value-type="float">
            <text:p>42,83</text:p>
          </table:table-cell>
          <table:table-cell table:style-name="ce1" table:content-validation-name="val1" office:value-type="float" office:value="31.69" calcext:value-type="float">
            <text:p>31,6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4:36:49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3.84335386" calcext:value-type="float">
            <text:p>33,84335386</text:p>
          </table:table-cell>
          <table:table-cell table:style-name="ce1" table:content-validation-name="val1" office:value-type="float" office:value="31.68675588" calcext:value-type="float">
            <text:p>31,686755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6 8:45:10</text:p>
          </table:table-cell>
          <table:table-cell table:style-name="ce1" table:content-validation-name="val1" office:value-type="float" office:value="23.43875226" calcext:value-type="float">
            <text:p>23,43875226</text:p>
          </table:table-cell>
          <table:table-cell table:style-name="ce1" table:content-validation-name="val1" office:value-type="float" office:value="31.43886213" calcext:value-type="float">
            <text:p>31,43886213</text:p>
          </table:table-cell>
          <table:table-cell table:style-name="ce1" table:content-validation-name="val1" office:value-type="float" office:value="31.68364217" calcext:value-type="float">
            <text:p>31,683642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5 5:02:06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33.3112005" calcext:value-type="float">
            <text:p>33,3112005</text:p>
          </table:table-cell>
          <table:table-cell table:style-name="ce1" table:content-validation-name="val1" office:value-type="float" office:value="31.67033747" calcext:value-type="float">
            <text:p>31,6703374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2/2013 14:20:37</text:p>
          </table:table-cell>
          <table:table-cell table:style-name="ce1" table:content-validation-name="val1" office:value-type="float" office:value="28.96425464" calcext:value-type="float">
            <text:p>28,96425464</text:p>
          </table:table-cell>
          <table:table-cell table:style-name="ce1" table:content-validation-name="val1" office:value-type="float" office:value="29.07262845" calcext:value-type="float">
            <text:p>29,07262845</text:p>
          </table:table-cell>
          <table:table-cell table:style-name="ce1" table:content-validation-name="val1" office:value-type="float" office:value="31.65587893" calcext:value-type="float">
            <text:p>31,655878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4 11:14:08</text:p>
          </table:table-cell>
          <table:table-cell table:style-name="ce1" table:content-validation-name="val1" office:value-type="float" office:value="15.21" calcext:value-type="float">
            <text:p>15,21</text:p>
          </table:table-cell>
          <table:table-cell table:style-name="ce1" table:content-validation-name="val1" office:value-type="float" office:value="45" calcext:value-type="float">
            <text:p>45</text:p>
          </table:table-cell>
          <table:table-cell table:style-name="ce1" table:content-validation-name="val1" office:value-type="float" office:value="31.61" calcext:value-type="float">
            <text:p>31,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9/2015 17:01:54</text:p>
          </table:table-cell>
          <table:table-cell table:style-name="ce1" table:content-validation-name="val1" office:value-type="float" office:value="53.00747476" calcext:value-type="float">
            <text:p>53,00747476</text:p>
          </table:table-cell>
          <table:table-cell table:style-name="ce1" table:content-validation-name="val1" office:value-type="float" office:value="44.59539106" calcext:value-type="float">
            <text:p>44,59539106</text:p>
          </table:table-cell>
          <table:table-cell table:style-name="ce1" table:content-validation-name="val1" office:value-type="float" office:value="31.58859938" calcext:value-type="float">
            <text:p>31,588599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6 5:22:13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2.7413842" calcext:value-type="float">
            <text:p>32,7413842</text:p>
          </table:table-cell>
          <table:table-cell table:style-name="ce1" table:content-validation-name="val1" office:value-type="float" office:value="31.58610082" calcext:value-type="float">
            <text:p>31,586100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8/2015 8:18:46</text:p>
          </table:table-cell>
          <table:table-cell table:style-name="ce1" table:content-validation-name="val1" office:value-type="float" office:value="43.73677268" calcext:value-type="float">
            <text:p>43,73677268</text:p>
          </table:table-cell>
          <table:table-cell table:style-name="ce1" table:content-validation-name="val1" office:value-type="float" office:value="36.82462272" calcext:value-type="float">
            <text:p>36,82462272</text:p>
          </table:table-cell>
          <table:table-cell table:style-name="ce1" table:content-validation-name="val1" office:value-type="float" office:value="31.58000937" calcext:value-type="float">
            <text:p>31,580009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0/2015 19:10:14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29.17916001" calcext:value-type="float">
            <text:p>29,17916001</text:p>
          </table:table-cell>
          <table:table-cell table:style-name="ce1" table:content-validation-name="val1" office:value-type="float" office:value="31.57713465" calcext:value-type="float">
            <text:p>31,577134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5/2015 19:09:02</text:p>
          </table:table-cell>
          <table:table-cell table:style-name="ce1" table:content-validation-name="val1" office:value-type="float" office:value="53.44038214" calcext:value-type="float">
            <text:p>53,44038214</text:p>
          </table:table-cell>
          <table:table-cell table:style-name="ce1" table:content-validation-name="val1" office:value-type="float" office:value="37.05106174" calcext:value-type="float">
            <text:p>37,05106174</text:p>
          </table:table-cell>
          <table:table-cell table:style-name="ce1" table:content-validation-name="val1" office:value-type="float" office:value="31.55406974" calcext:value-type="float">
            <text:p>31,554069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5 21:30:42</text:p>
          </table:table-cell>
          <table:table-cell table:style-name="ce1" table:content-validation-name="val1" office:value-type="float" office:value="13.19084874" calcext:value-type="float">
            <text:p>13,19084874</text:p>
          </table:table-cell>
          <table:table-cell table:style-name="ce1" table:content-validation-name="val1" office:value-type="float" office:value="28.4150021" calcext:value-type="float">
            <text:p>28,4150021</text:p>
          </table:table-cell>
          <table:table-cell table:style-name="ce1" table:content-validation-name="val1" office:value-type="float" office:value="31.55397732" calcext:value-type="float">
            <text:p>31,553977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6 6:49:23</text:p>
          </table:table-cell>
          <table:table-cell table:style-name="ce1" table:content-validation-name="val1" office:value-type="float" office:value="48.94684607" calcext:value-type="float">
            <text:p>48,94684607</text:p>
          </table:table-cell>
          <table:table-cell table:style-name="ce1" table:content-validation-name="val1" office:value-type="float" office:value="33.96539192" calcext:value-type="float">
            <text:p>33,96539192</text:p>
          </table:table-cell>
          <table:table-cell table:style-name="ce1" table:content-validation-name="val1" office:value-type="float" office:value="31.55029761" calcext:value-type="float">
            <text:p>31,550297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5 9:12:27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49.03489651" calcext:value-type="float">
            <text:p>49,03489651</text:p>
          </table:table-cell>
          <table:table-cell table:style-name="ce1" table:content-validation-name="val1" office:value-type="float" office:value="31.50846913" calcext:value-type="float">
            <text:p>31,508469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16:16:06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0.41429168" calcext:value-type="float">
            <text:p>30,41429168</text:p>
          </table:table-cell>
          <table:table-cell table:style-name="ce1" table:content-validation-name="val1" office:value-type="float" office:value="31.50792668" calcext:value-type="float">
            <text:p>31,507926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9/2015 15:10:54</text:p>
          </table:table-cell>
          <table:table-cell table:style-name="ce1" table:content-validation-name="val1" office:value-type="float" office:value="12.75918661" calcext:value-type="float">
            <text:p>12,75918661</text:p>
          </table:table-cell>
          <table:table-cell table:style-name="ce1" table:content-validation-name="val1" office:value-type="float" office:value="40.91752558" calcext:value-type="float">
            <text:p>40,91752558</text:p>
          </table:table-cell>
          <table:table-cell table:style-name="ce1" table:content-validation-name="val1" office:value-type="float" office:value="31.48877131" calcext:value-type="float">
            <text:p>31,488771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3:12:51</text:p>
          </table:table-cell>
          <table:table-cell table:style-name="ce1" table:content-validation-name="val1" office:value-type="float" office:value="34.222" calcext:value-type="float">
            <text:p>34,222</text:p>
          </table:table-cell>
          <table:table-cell table:style-name="ce1" table:content-validation-name="val1" office:value-type="float" office:value="47.68" calcext:value-type="float">
            <text:p>47,68</text:p>
          </table:table-cell>
          <table:table-cell table:style-name="ce1" table:content-validation-name="val1" office:value-type="float" office:value="31.48" calcext:value-type="float">
            <text:p>31,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5 10:05:03</text:p>
          </table:table-cell>
          <table:table-cell table:style-name="ce1" table:content-validation-name="val1" office:value-type="float" office:value="41.19121108" calcext:value-type="float">
            <text:p>41,19121108</text:p>
          </table:table-cell>
          <table:table-cell table:style-name="ce1" table:content-validation-name="val1" office:value-type="float" office:value="25.85610739" calcext:value-type="float">
            <text:p>25,85610739</text:p>
          </table:table-cell>
          <table:table-cell table:style-name="ce1" table:content-validation-name="val1" office:value-type="float" office:value="31.47394055" calcext:value-type="float">
            <text:p>31,473940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6 20:09:25</text:p>
          </table:table-cell>
          <table:table-cell table:style-name="ce1" table:content-validation-name="val1" office:value-type="float" office:value="69.22716797" calcext:value-type="float">
            <text:p>69,22716797</text:p>
          </table:table-cell>
          <table:table-cell table:style-name="ce1" table:content-validation-name="val1" office:value-type="float" office:value="40.2141" calcext:value-type="float">
            <text:p>40,2141</text:p>
          </table:table-cell>
          <table:table-cell table:style-name="ce1" table:content-validation-name="val1" office:value-type="float" office:value="31.4511" calcext:value-type="float">
            <text:p>31,45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1/2015 10:41:06</text:p>
          </table:table-cell>
          <table:table-cell table:style-name="ce1" table:content-validation-name="val1" office:value-type="float" office:value="52.18943088" calcext:value-type="float">
            <text:p>52,18943088</text:p>
          </table:table-cell>
          <table:table-cell table:style-name="ce1" table:content-validation-name="val1" office:value-type="float" office:value="41.85929489" calcext:value-type="float">
            <text:p>41,85929489</text:p>
          </table:table-cell>
          <table:table-cell table:style-name="ce1" table:content-validation-name="val1" office:value-type="float" office:value="31.439535" calcext:value-type="float">
            <text:p>31,4395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1/2013 7:39:24</text:p>
          </table:table-cell>
          <table:table-cell table:style-name="ce1" table:content-validation-name="val1" office:value-type="float" office:value="25.1041791457729" calcext:value-type="float">
            <text:p>25,1041791458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1.42465802" calcext:value-type="float">
            <text:p>31,424658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0/2014 19:17:45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6.52612433" calcext:value-type="float">
            <text:p>36,52612433</text:p>
          </table:table-cell>
          <table:table-cell table:style-name="ce1" table:content-validation-name="val1" office:value-type="float" office:value="31.42465802" calcext:value-type="float">
            <text:p>31,424658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7/2014 7:18:17</text:p>
          </table:table-cell>
          <table:table-cell table:style-name="ce1" table:content-validation-name="val1" office:value-type="float" office:value="40.5207134" calcext:value-type="float">
            <text:p>40,5207134</text:p>
          </table:table-cell>
          <table:table-cell table:style-name="ce1" table:content-validation-name="val1" office:value-type="float" office:value="31.68308948" calcext:value-type="float">
            <text:p>31,68308948</text:p>
          </table:table-cell>
          <table:table-cell table:style-name="ce1" table:content-validation-name="val1" office:value-type="float" office:value="31.42286361" calcext:value-type="float">
            <text:p>31,422863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6/2015 15:09:47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29.19979568" calcext:value-type="float">
            <text:p>29,19979568</text:p>
          </table:table-cell>
          <table:table-cell table:style-name="ce1" table:content-validation-name="val1" office:value-type="float" office:value="31.35273885" calcext:value-type="float">
            <text:p>31,352738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9/2016 12:45:42</text:p>
          </table:table-cell>
          <table:table-cell table:style-name="ce1" table:content-validation-name="val1" office:value-type="float" office:value="16.03702659" calcext:value-type="float">
            <text:p>16,03702659</text:p>
          </table:table-cell>
          <table:table-cell table:style-name="ce1" table:content-validation-name="val1" office:value-type="float" office:value="39.7" calcext:value-type="float">
            <text:p>39,7</text:p>
          </table:table-cell>
          <table:table-cell table:style-name="ce1" table:content-validation-name="val1" office:value-type="float" office:value="31.35" calcext:value-type="float">
            <text:p>31,3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5 0:24:35</text:p>
          </table:table-cell>
          <table:table-cell table:style-name="ce1" table:content-validation-name="val1" office:value-type="float" office:value="14.757633" calcext:value-type="float">
            <text:p>14,757633</text:p>
          </table:table-cell>
          <table:table-cell table:style-name="ce1" table:content-validation-name="val1" office:value-type="float" office:value="47.67673319" calcext:value-type="float">
            <text:p>47,67673319</text:p>
          </table:table-cell>
          <table:table-cell table:style-name="ce1" table:content-validation-name="val1" office:value-type="float" office:value="31.34703381" calcext:value-type="float">
            <text:p>31,347033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2/2015 13:58:41</text:p>
          </table:table-cell>
          <table:table-cell table:style-name="ce1" table:content-validation-name="val1" office:value-type="float" office:value="46.8367035" calcext:value-type="float">
            <text:p>46,8367035</text:p>
          </table:table-cell>
          <table:table-cell table:style-name="ce1" table:content-validation-name="val1" office:value-type="float" office:value="39.09151235" calcext:value-type="float">
            <text:p>39,09151235</text:p>
          </table:table-cell>
          <table:table-cell table:style-name="ce1" table:content-validation-name="val1" office:value-type="float" office:value="31.33351112" calcext:value-type="float">
            <text:p>31,333511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9:37:19</text:p>
          </table:table-cell>
          <table:table-cell table:style-name="ce1" table:content-validation-name="val1" office:value-type="float" office:value="25.7327" calcext:value-type="float">
            <text:p>25,7327</text:p>
          </table:table-cell>
          <table:table-cell table:style-name="ce1" table:content-validation-name="val1" office:value-type="float" office:value="38.9768" calcext:value-type="float">
            <text:p>38,9768</text:p>
          </table:table-cell>
          <table:table-cell table:style-name="ce1" table:content-validation-name="val1" office:value-type="float" office:value="31.3259" calcext:value-type="float">
            <text:p>31,32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4 22:05:20</text:p>
          </table:table-cell>
          <table:table-cell table:style-name="ce1" table:content-validation-name="val1" office:value-type="float" office:value="55.55" calcext:value-type="float">
            <text:p>55,55</text:p>
          </table:table-cell>
          <table:table-cell table:style-name="ce1" table:content-validation-name="val1" office:value-type="float" office:value="48.15" calcext:value-type="float">
            <text:p>48,15</text:p>
          </table:table-cell>
          <table:table-cell table:style-name="ce1" table:content-validation-name="val1" office:value-type="float" office:value="31.32" calcext:value-type="float">
            <text:p>31,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6 20:09:49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31.31641033" calcext:value-type="float">
            <text:p>31,316410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5 20:48:31</text:p>
          </table:table-cell>
          <table:table-cell table:style-name="ce1" table:content-validation-name="val1" office:value-type="float" office:value="64.6924" calcext:value-type="float">
            <text:p>64,6924</text:p>
          </table:table-cell>
          <table:table-cell table:style-name="ce1" table:content-validation-name="val1" office:value-type="float" office:value="47.5836" calcext:value-type="float">
            <text:p>47,5836</text:p>
          </table:table-cell>
          <table:table-cell table:style-name="ce1" table:content-validation-name="val1" office:value-type="float" office:value="31.283" calcext:value-type="float">
            <text:p>31,2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5 6:06:09</text:p>
          </table:table-cell>
          <table:table-cell table:style-name="ce1" table:content-validation-name="val1" office:value-type="float" office:value="27.259" calcext:value-type="float">
            <text:p>27,259</text:p>
          </table:table-cell>
          <table:table-cell table:style-name="ce1" table:content-validation-name="val1" office:value-type="float" office:value="31.529" calcext:value-type="float">
            <text:p>31,529</text:p>
          </table:table-cell>
          <table:table-cell table:style-name="ce1" table:content-validation-name="val1" office:value-type="float" office:value="31.271" calcext:value-type="float">
            <text:p>31,2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4/2015 20:46:04</text:p>
          </table:table-cell>
          <table:table-cell table:style-name="ce1" table:content-validation-name="val1" office:value-type="float" office:value="70.697" calcext:value-type="float">
            <text:p>70,697</text:p>
          </table:table-cell>
          <table:table-cell table:style-name="ce1" table:content-validation-name="val1" office:value-type="float" office:value="44.85988418" calcext:value-type="float">
            <text:p>44,85988418</text:p>
          </table:table-cell>
          <table:table-cell table:style-name="ce1" table:content-validation-name="val1" office:value-type="float" office:value="31.27093251" calcext:value-type="float">
            <text:p>31,270932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1/2014 12:28:02</text:p>
          </table:table-cell>
          <table:table-cell table:style-name="ce1" table:content-validation-name="val1" office:value-type="float" office:value="64.46902" calcext:value-type="float">
            <text:p>64,46902</text:p>
          </table:table-cell>
          <table:table-cell table:style-name="ce1" table:content-validation-name="val1" office:value-type="float" office:value="36.1331" calcext:value-type="float">
            <text:p>36,1331</text:p>
          </table:table-cell>
          <table:table-cell table:style-name="ce1" table:content-validation-name="val1" office:value-type="float" office:value="31.2698" calcext:value-type="float">
            <text:p>31,26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6/2013 5:53:05</text:p>
          </table:table-cell>
          <table:table-cell table:style-name="ce1" table:content-validation-name="val1" office:value-type="float" office:value="60.91" calcext:value-type="float">
            <text:p>60,91</text:p>
          </table:table-cell>
          <table:table-cell table:style-name="ce1" table:content-validation-name="val1" office:value-type="float" office:value="42.02" calcext:value-type="float">
            <text:p>42,02</text:p>
          </table:table-cell>
          <table:table-cell table:style-name="ce1" table:content-validation-name="val1" office:value-type="float" office:value="31.25" calcext:value-type="float">
            <text:p>31,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8/2015 18:17:28</text:p>
          </table:table-cell>
          <table:table-cell table:style-name="ce1" table:content-validation-name="val1" office:value-type="float" office:value="39.8014687" calcext:value-type="float">
            <text:p>39,8014687</text:p>
          </table:table-cell>
          <table:table-cell table:style-name="ce1" table:content-validation-name="val1" office:value-type="float" office:value="45.75342803" calcext:value-type="float">
            <text:p>45,75342803</text:p>
          </table:table-cell>
          <table:table-cell table:style-name="ce1" table:content-validation-name="val1" office:value-type="float" office:value="31.24791288" calcext:value-type="float">
            <text:p>31,247912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/2015 22:01:37</text:p>
          </table:table-cell>
          <table:table-cell table:style-name="ce1" table:content-validation-name="val1" office:value-type="float" office:value="17.63986618" calcext:value-type="float">
            <text:p>17,63986618</text:p>
          </table:table-cell>
          <table:table-cell table:style-name="ce1" table:content-validation-name="val1" office:value-type="float" office:value="44.08187165" calcext:value-type="float">
            <text:p>44,08187165</text:p>
          </table:table-cell>
          <table:table-cell table:style-name="ce1" table:content-validation-name="val1" office:value-type="float" office:value="31.24459703" calcext:value-type="float">
            <text:p>31,244597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4/2015 20:24:44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38.683348" calcext:value-type="float">
            <text:p>38,683348</text:p>
          </table:table-cell>
          <table:table-cell table:style-name="ce1" table:content-validation-name="val1" office:value-type="float" office:value="31.21653705" calcext:value-type="float">
            <text:p>31,216537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6:40:30</text:p>
          </table:table-cell>
          <table:table-cell table:style-name="ce1" table:content-validation-name="val1" office:value-type="float" office:value="23.222" calcext:value-type="float">
            <text:p>23,222</text:p>
          </table:table-cell>
          <table:table-cell table:style-name="ce1" table:content-validation-name="val1" office:value-type="float" office:value="45.484" calcext:value-type="float">
            <text:p>45,484</text:p>
          </table:table-cell>
          <table:table-cell table:style-name="ce1" table:content-validation-name="val1" office:value-type="float" office:value="31.1913" calcext:value-type="float">
            <text:p>31,19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5 6:39:11</text:p>
          </table:table-cell>
          <table:table-cell table:style-name="ce1" table:content-validation-name="val1" office:value-type="float" office:value="57.84" calcext:value-type="float">
            <text:p>57,84</text:p>
          </table:table-cell>
          <table:table-cell table:style-name="ce1" table:content-validation-name="val1" office:value-type="float" office:value="38.01" calcext:value-type="float">
            <text:p>38,01</text:p>
          </table:table-cell>
          <table:table-cell table:style-name="ce1" table:content-validation-name="val1" office:value-type="float" office:value="31.19" calcext:value-type="float">
            <text:p>31,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1/2015 13:56:30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45.78223999" calcext:value-type="float">
            <text:p>45,78223999</text:p>
          </table:table-cell>
          <table:table-cell table:style-name="ce1" table:content-validation-name="val1" office:value-type="float" office:value="31.18009911" calcext:value-type="float">
            <text:p>31,180099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7/2014 19:56:35</text:p>
          </table:table-cell>
          <table:table-cell table:style-name="ce1" table:content-validation-name="val1" office:value-type="float" office:value="22.50988417" calcext:value-type="float">
            <text:p>22,50988417</text:p>
          </table:table-cell>
          <table:table-cell table:style-name="ce1" table:content-validation-name="val1" office:value-type="float" office:value="39.65285016" calcext:value-type="float">
            <text:p>39,65285016</text:p>
          </table:table-cell>
          <table:table-cell table:style-name="ce1" table:content-validation-name="val1" office:value-type="float" office:value="31.17410295" calcext:value-type="float">
            <text:p>31,174102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2/2014 17:28:40</text:p>
          </table:table-cell>
          <table:table-cell table:style-name="ce1" table:content-validation-name="val1" office:value-type="float" office:value="15.9833743" calcext:value-type="float">
            <text:p>15,9833743</text:p>
          </table:table-cell>
          <table:table-cell table:style-name="ce1" table:content-validation-name="val1" office:value-type="float" office:value="50.98008" calcext:value-type="float">
            <text:p>50,98008</text:p>
          </table:table-cell>
          <table:table-cell table:style-name="ce1" table:content-validation-name="val1" office:value-type="float" office:value="31.1508677" calcext:value-type="float">
            <text:p>31,15086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/2014 11:59:19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5.55089118" calcext:value-type="float">
            <text:p>35,55089118</text:p>
          </table:table-cell>
          <table:table-cell table:style-name="ce1" table:content-validation-name="val1" office:value-type="float" office:value="31.14607034" calcext:value-type="float">
            <text:p>31,146070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3 6:56:03</text:p>
          </table:table-cell>
          <table:table-cell table:style-name="ce1" table:content-validation-name="val1" office:value-type="float" office:value="52.22" calcext:value-type="float">
            <text:p>52,22</text:p>
          </table:table-cell>
          <table:table-cell table:style-name="ce1" table:content-validation-name="val1" office:value-type="float" office:value="39.85" calcext:value-type="float">
            <text:p>39,85</text:p>
          </table:table-cell>
          <table:table-cell table:style-name="ce1" table:content-validation-name="val1" office:value-type="float" office:value="31.14" calcext:value-type="float">
            <text:p>31,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5 8:59:22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23.38101877" calcext:value-type="float">
            <text:p>23,38101877</text:p>
          </table:table-cell>
          <table:table-cell table:style-name="ce1" table:content-validation-name="val1" office:value-type="float" office:value="31.13311248" calcext:value-type="float">
            <text:p>31,133112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5 15:20:26</text:p>
          </table:table-cell>
          <table:table-cell table:style-name="ce1" table:content-validation-name="val1" office:value-type="float" office:value="22.789" calcext:value-type="float">
            <text:p>22,789</text:p>
          </table:table-cell>
          <table:table-cell table:style-name="ce1" table:content-validation-name="val1" office:value-type="float" office:value="49.3166588" calcext:value-type="float">
            <text:p>49,3166588</text:p>
          </table:table-cell>
          <table:table-cell table:style-name="ce1" table:content-validation-name="val1" office:value-type="float" office:value="31.12333003" calcext:value-type="float">
            <text:p>31,123330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7/2013 9:26:36</text:p>
          </table:table-cell>
          <table:table-cell table:style-name="ce1" table:content-validation-name="val1" office:value-type="float" office:value="22.53" calcext:value-type="float">
            <text:p>22,53</text:p>
          </table:table-cell>
          <table:table-cell table:style-name="ce1" table:content-validation-name="val1" office:value-type="float" office:value="35.016" calcext:value-type="float">
            <text:p>35,016</text:p>
          </table:table-cell>
          <table:table-cell table:style-name="ce1" table:content-validation-name="val1" office:value-type="float" office:value="31.091" calcext:value-type="float">
            <text:p>31,0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1/2015 18:24:19</text:p>
          </table:table-cell>
          <table:table-cell table:style-name="ce1" table:content-validation-name="val1" office:value-type="float" office:value="30.35920639" calcext:value-type="float">
            <text:p>30,35920639</text:p>
          </table:table-cell>
          <table:table-cell table:style-name="ce1" table:content-validation-name="val1" office:value-type="float" office:value="37.098" calcext:value-type="float">
            <text:p>37,098</text:p>
          </table:table-cell>
          <table:table-cell table:style-name="ce1" table:content-validation-name="val1" office:value-type="float" office:value="31.089" calcext:value-type="float">
            <text:p>31,0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9/2014 3:42:44</text:p>
          </table:table-cell>
          <table:table-cell table:style-name="ce1" table:content-validation-name="val1" office:value-type="float" office:value="16.61964411" calcext:value-type="float">
            <text:p>16,61964411</text:p>
          </table:table-cell>
          <table:table-cell table:style-name="ce1" table:content-validation-name="val1" office:value-type="float" office:value="36.0892" calcext:value-type="float">
            <text:p>36,0892</text:p>
          </table:table-cell>
          <table:table-cell table:style-name="ce1" table:content-validation-name="val1" office:value-type="float" office:value="31.0659" calcext:value-type="float">
            <text:p>31,06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9/2015 5:22:41</text:p>
          </table:table-cell>
          <table:table-cell table:style-name="ce1" table:content-validation-name="val1" office:value-type="float" office:value="16.26707" calcext:value-type="float">
            <text:p>16,26707</text:p>
          </table:table-cell>
          <table:table-cell table:style-name="ce1" table:content-validation-name="val1" office:value-type="float" office:value="30.01901" calcext:value-type="float">
            <text:p>30,01901</text:p>
          </table:table-cell>
          <table:table-cell table:style-name="ce1" table:content-validation-name="val1" office:value-type="float" office:value="31.06356" calcext:value-type="float">
            <text:p>31,063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6 19:47:04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33.09947406" calcext:value-type="float">
            <text:p>33,09947406</text:p>
          </table:table-cell>
          <table:table-cell table:style-name="ce1" table:content-validation-name="val1" office:value-type="float" office:value="31.05322229" calcext:value-type="float">
            <text:p>31,053222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4 18:42:50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37.32" calcext:value-type="float">
            <text:p>37,32</text:p>
          </table:table-cell>
          <table:table-cell table:style-name="ce1" table:content-validation-name="val1" office:value-type="float" office:value="31.04" calcext:value-type="float">
            <text:p>31,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3 7:12:26</text:p>
          </table:table-cell>
          <table:table-cell table:style-name="ce1" table:content-validation-name="val1" office:value-type="float" office:value="52.74" calcext:value-type="float">
            <text:p>52,74</text:p>
          </table:table-cell>
          <table:table-cell table:style-name="ce1" table:content-validation-name="val1" office:value-type="float" office:value="34.21" calcext:value-type="float">
            <text:p>34,21</text:p>
          </table:table-cell>
          <table:table-cell table:style-name="ce1" table:content-validation-name="val1" office:value-type="float" office:value="31.04" calcext:value-type="float">
            <text:p>31,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5 11:55:37</text:p>
          </table:table-cell>
          <table:table-cell table:style-name="ce1" table:content-validation-name="val1" office:value-type="float" office:value="23.22" calcext:value-type="float">
            <text:p>23,22</text:p>
          </table:table-cell>
          <table:table-cell table:style-name="ce1" table:content-validation-name="val1" office:value-type="float" office:value="34.21" calcext:value-type="float">
            <text:p>34,21</text:p>
          </table:table-cell>
          <table:table-cell table:style-name="ce1" table:content-validation-name="val1" office:value-type="float" office:value="31.04" calcext:value-type="float">
            <text:p>31,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1/2016 20:45:55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46.85082967" calcext:value-type="float">
            <text:p>46,85082967</text:p>
          </table:table-cell>
          <table:table-cell table:style-name="ce1" table:content-validation-name="val1" office:value-type="float" office:value="31.03851926" calcext:value-type="float">
            <text:p>31,038519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5 18:40:03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1.88015234" calcext:value-type="float">
            <text:p>41,88015234</text:p>
          </table:table-cell>
          <table:table-cell table:style-name="ce1" table:content-validation-name="val1" office:value-type="float" office:value="31.03851926" calcext:value-type="float">
            <text:p>31,038519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6/2014 23:57:29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40.62394457" calcext:value-type="float">
            <text:p>40,62394457</text:p>
          </table:table-cell>
          <table:table-cell table:style-name="ce1" table:content-validation-name="val1" office:value-type="float" office:value="31.03851926" calcext:value-type="float">
            <text:p>31,038519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5/2015 15:08:54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9.03730543" calcext:value-type="float">
            <text:p>39,03730543</text:p>
          </table:table-cell>
          <table:table-cell table:style-name="ce1" table:content-validation-name="val1" office:value-type="float" office:value="31.03851926" calcext:value-type="float">
            <text:p>31,038519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/2014 8:36:28</text:p>
          </table:table-cell>
          <table:table-cell table:style-name="ce1" table:content-validation-name="val1" office:value-type="float" office:value="43.20794531" calcext:value-type="float">
            <text:p>43,20794531</text:p>
          </table:table-cell>
          <table:table-cell table:style-name="ce1" table:content-validation-name="val1" office:value-type="float" office:value="37.68647202" calcext:value-type="float">
            <text:p>37,68647202</text:p>
          </table:table-cell>
          <table:table-cell table:style-name="ce1" table:content-validation-name="val1" office:value-type="float" office:value="31.03851926" calcext:value-type="float">
            <text:p>31,038519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4 15:52:07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1.03790795" calcext:value-type="float">
            <text:p>31,037907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5 14:22:59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9.03730543" calcext:value-type="float">
            <text:p>39,03730543</text:p>
          </table:table-cell>
          <table:table-cell table:style-name="ce1" table:content-validation-name="val1" office:value-type="float" office:value="31.03790795" calcext:value-type="float">
            <text:p>31,037907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6 21:59:24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4.62088006" calcext:value-type="float">
            <text:p>34,62088006</text:p>
          </table:table-cell>
          <table:table-cell table:style-name="ce1" table:content-validation-name="val1" office:value-type="float" office:value="31.03790795" calcext:value-type="float">
            <text:p>31,037907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3 0:52:26</text:p>
          </table:table-cell>
          <table:table-cell table:style-name="ce1" table:content-validation-name="val1" office:value-type="float" office:value="25.1041791457729" calcext:value-type="float">
            <text:p>25,1041791458</text:p>
          </table:table-cell>
          <table:table-cell table:style-name="ce1" table:content-validation-name="val1" office:value-type="float" office:value="34.6208800636238" calcext:value-type="float">
            <text:p>34,6208800636</text:p>
          </table:table-cell>
          <table:table-cell table:style-name="ce1" table:content-validation-name="val1" office:value-type="float" office:value="31.0379079453724" calcext:value-type="float">
            <text:p>31,03790794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3/2016 16:35:49</text:p>
          </table:table-cell>
          <table:table-cell table:style-name="ce1" table:content-validation-name="val1" office:value-type="float" office:value="24.394" calcext:value-type="float">
            <text:p>24,394</text:p>
          </table:table-cell>
          <table:table-cell table:style-name="ce1" table:content-validation-name="val1" office:value-type="float" office:value="30.334" calcext:value-type="float">
            <text:p>30,334</text:p>
          </table:table-cell>
          <table:table-cell table:style-name="ce1" table:content-validation-name="val1" office:value-type="float" office:value="31.033" calcext:value-type="float">
            <text:p>31,0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19:08:58</text:p>
          </table:table-cell>
          <table:table-cell table:style-name="ce1" table:content-validation-name="val1" office:value-type="float" office:value="51.518" calcext:value-type="float">
            <text:p>51,518</text:p>
          </table:table-cell>
          <table:table-cell table:style-name="ce1" table:content-validation-name="val1" office:value-type="float" office:value="48.06" calcext:value-type="float">
            <text:p>48,06</text:p>
          </table:table-cell>
          <table:table-cell table:style-name="ce1" table:content-validation-name="val1" office:value-type="float" office:value="31.03" calcext:value-type="float">
            <text:p>31,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5/2015 19:24:08</text:p>
          </table:table-cell>
          <table:table-cell table:style-name="ce1" table:content-validation-name="val1" office:value-type="float" office:value="47.09" calcext:value-type="float">
            <text:p>47,09</text:p>
          </table:table-cell>
          <table:table-cell table:style-name="ce1" table:content-validation-name="val1" office:value-type="float" office:value="36.4" calcext:value-type="float">
            <text:p>36,4</text:p>
          </table:table-cell>
          <table:table-cell table:style-name="ce1" table:content-validation-name="val1" office:value-type="float" office:value="31.03" calcext:value-type="float">
            <text:p>31,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21:55:43</text:p>
          </table:table-cell>
          <table:table-cell table:style-name="ce1" table:content-validation-name="val1" office:value-type="float" office:value="70.69758344" calcext:value-type="float">
            <text:p>70,69758344</text:p>
          </table:table-cell>
          <table:table-cell table:style-name="ce1" table:content-validation-name="val1" office:value-type="float" office:value="38.23966" calcext:value-type="float">
            <text:p>38,23966</text:p>
          </table:table-cell>
          <table:table-cell table:style-name="ce1" table:content-validation-name="val1" office:value-type="float" office:value="31.02352" calcext:value-type="float">
            <text:p>31,023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5 6:04:24</text:p>
          </table:table-cell>
          <table:table-cell table:style-name="ce1" table:content-validation-name="val1" office:value-type="float" office:value="66.7834719" calcext:value-type="float">
            <text:p>66,7834719</text:p>
          </table:table-cell>
          <table:table-cell table:style-name="ce1" table:content-validation-name="val1" office:value-type="float" office:value="36.52612433" calcext:value-type="float">
            <text:p>36,52612433</text:p>
          </table:table-cell>
          <table:table-cell table:style-name="ce1" table:content-validation-name="val1" office:value-type="float" office:value="31.0235184" calcext:value-type="float">
            <text:p>31,023518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2/2015 1:31:12</text:p>
          </table:table-cell>
          <table:table-cell table:style-name="ce1" table:content-validation-name="val1" office:value-type="float" office:value="48.16911522" calcext:value-type="float">
            <text:p>48,16911522</text:p>
          </table:table-cell>
          <table:table-cell table:style-name="ce1" table:content-validation-name="val1" office:value-type="float" office:value="37.073903" calcext:value-type="float">
            <text:p>37,073903</text:p>
          </table:table-cell>
          <table:table-cell table:style-name="ce1" table:content-validation-name="val1" office:value-type="float" office:value="31.016459" calcext:value-type="float">
            <text:p>31,0164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1/2015 5:14:26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28.2676" calcext:value-type="float">
            <text:p>28,2676</text:p>
          </table:table-cell>
          <table:table-cell table:style-name="ce1" table:content-validation-name="val1" office:value-type="float" office:value="30.995" calcext:value-type="float">
            <text:p>30,9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5 12:46:17</text:p>
          </table:table-cell>
          <table:table-cell table:style-name="ce1" table:content-validation-name="val1" office:value-type="float" office:value="24.40950715" calcext:value-type="float">
            <text:p>24,40950715</text:p>
          </table:table-cell>
          <table:table-cell table:style-name="ce1" table:content-validation-name="val1" office:value-type="float" office:value="41.76001391" calcext:value-type="float">
            <text:p>41,76001391</text:p>
          </table:table-cell>
          <table:table-cell table:style-name="ce1" table:content-validation-name="val1" office:value-type="float" office:value="30.97003102" calcext:value-type="float">
            <text:p>30,970031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9/2015 18:47:46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44.02365287" calcext:value-type="float">
            <text:p>44,02365287</text:p>
          </table:table-cell>
          <table:table-cell table:style-name="ce1" table:content-validation-name="val1" office:value-type="float" office:value="30.96689659" calcext:value-type="float">
            <text:p>30,966896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2/2015 20:37:18</text:p>
          </table:table-cell>
          <table:table-cell table:style-name="ce1" table:content-validation-name="val1" office:value-type="float" office:value="26.91918284" calcext:value-type="float">
            <text:p>26,91918284</text:p>
          </table:table-cell>
          <table:table-cell table:style-name="ce1" table:content-validation-name="val1" office:value-type="float" office:value="36.21199121" calcext:value-type="float">
            <text:p>36,21199121</text:p>
          </table:table-cell>
          <table:table-cell table:style-name="ce1" table:content-validation-name="val1" office:value-type="float" office:value="30.96562309" calcext:value-type="float">
            <text:p>30,965623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9/2015 4:55:52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8.43487464" calcext:value-type="float">
            <text:p>38,43487464</text:p>
          </table:table-cell>
          <table:table-cell table:style-name="ce1" table:content-validation-name="val1" office:value-type="float" office:value="30.96021709" calcext:value-type="float">
            <text:p>30,960217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6/2016 12:57:17</text:p>
          </table:table-cell>
          <table:table-cell table:style-name="ce1" table:content-validation-name="val1" office:value-type="float" office:value="16.61964411" calcext:value-type="float">
            <text:p>16,61964411</text:p>
          </table:table-cell>
          <table:table-cell table:style-name="ce1" table:content-validation-name="val1" office:value-type="float" office:value="31.98591308" calcext:value-type="float">
            <text:p>31,98591308</text:p>
          </table:table-cell>
          <table:table-cell table:style-name="ce1" table:content-validation-name="val1" office:value-type="float" office:value="30.9236591" calcext:value-type="float">
            <text:p>30,92365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7/2015 9:27:30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35.42513384" calcext:value-type="float">
            <text:p>35,42513384</text:p>
          </table:table-cell>
          <table:table-cell table:style-name="ce1" table:content-validation-name="val1" office:value-type="float" office:value="30.91059013" calcext:value-type="float">
            <text:p>30,910590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4/2016 17:24:11</text:p>
          </table:table-cell>
          <table:table-cell table:style-name="ce1" table:content-validation-name="val1" office:value-type="float" office:value="22.43" calcext:value-type="float">
            <text:p>22,43</text:p>
          </table:table-cell>
          <table:table-cell table:style-name="ce1" table:content-validation-name="val1" office:value-type="float" office:value="37.48" calcext:value-type="float">
            <text:p>37,48</text:p>
          </table:table-cell>
          <table:table-cell table:style-name="ce1" table:content-validation-name="val1" office:value-type="float" office:value="30.91" calcext:value-type="float">
            <text:p>30,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2/2014 9:02:00</text:p>
          </table:table-cell>
          <table:table-cell table:style-name="ce1" table:content-validation-name="val1" office:value-type="float" office:value="31.71133035" calcext:value-type="float">
            <text:p>31,71133035</text:p>
          </table:table-cell>
          <table:table-cell table:style-name="ce1" table:content-validation-name="val1" office:value-type="float" office:value="30.59296949" calcext:value-type="float">
            <text:p>30,59296949</text:p>
          </table:table-cell>
          <table:table-cell table:style-name="ce1" table:content-validation-name="val1" office:value-type="float" office:value="30.90685929" calcext:value-type="float">
            <text:p>30,906859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6 0:16:26</text:p>
          </table:table-cell>
          <table:table-cell table:style-name="ce1" table:content-validation-name="val1" office:value-type="float" office:value="39.9455748" calcext:value-type="float">
            <text:p>39,9455748</text:p>
          </table:table-cell>
          <table:table-cell table:style-name="ce1" table:content-validation-name="val1" office:value-type="float" office:value="43.0663509" calcext:value-type="float">
            <text:p>43,0663509</text:p>
          </table:table-cell>
          <table:table-cell table:style-name="ce1" table:content-validation-name="val1" office:value-type="float" office:value="30.88843754" calcext:value-type="float">
            <text:p>30,888437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30/2014 15:49:05</text:p>
          </table:table-cell>
          <table:table-cell table:style-name="ce1" table:content-validation-name="val1" office:value-type="float" office:value="31.96023186" calcext:value-type="float">
            <text:p>31,96023186</text:p>
          </table:table-cell>
          <table:table-cell table:style-name="ce1" table:content-validation-name="val1" office:value-type="float" office:value="28.494448" calcext:value-type="float">
            <text:p>28,494448</text:p>
          </table:table-cell>
          <table:table-cell table:style-name="ce1" table:content-validation-name="val1" office:value-type="float" office:value="30.87655438" calcext:value-type="float">
            <text:p>30,8765543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8/2015 3:16:07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35.51365374" calcext:value-type="float">
            <text:p>35,51365374</text:p>
          </table:table-cell>
          <table:table-cell table:style-name="ce1" table:content-validation-name="val1" office:value-type="float" office:value="30.87501535" calcext:value-type="float">
            <text:p>30,875015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5 10:57:30</text:p>
          </table:table-cell>
          <table:table-cell table:style-name="ce1" table:content-validation-name="val1" office:value-type="float" office:value="43.60939592" calcext:value-type="float">
            <text:p>43,60939592</text:p>
          </table:table-cell>
          <table:table-cell table:style-name="ce1" table:content-validation-name="val1" office:value-type="float" office:value="42.75055558" calcext:value-type="float">
            <text:p>42,75055558</text:p>
          </table:table-cell>
          <table:table-cell table:style-name="ce1" table:content-validation-name="val1" office:value-type="float" office:value="30.86804385" calcext:value-type="float">
            <text:p>30,868043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4 0:07:56</text:p>
          </table:table-cell>
          <table:table-cell table:style-name="ce1" table:content-validation-name="val1" office:value-type="float" office:value="33.96336346" calcext:value-type="float">
            <text:p>33,96336346</text:p>
          </table:table-cell>
          <table:table-cell table:style-name="ce1" table:content-validation-name="val1" office:value-type="float" office:value="40.06614234" calcext:value-type="float">
            <text:p>40,06614234</text:p>
          </table:table-cell>
          <table:table-cell table:style-name="ce1" table:content-validation-name="val1" office:value-type="float" office:value="30.8579406" calcext:value-type="float">
            <text:p>30,85794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4/2016 17:15:03</text:p>
          </table:table-cell>
          <table:table-cell table:style-name="ce1" table:content-validation-name="val1" office:value-type="float" office:value="17" calcext:value-type="float">
            <text:p>17</text:p>
          </table:table-cell>
          <table:table-cell table:style-name="ce1" table:content-validation-name="val1" office:value-type="float" office:value="39.43823477" calcext:value-type="float">
            <text:p>39,43823477</text:p>
          </table:table-cell>
          <table:table-cell table:style-name="ce1" table:content-validation-name="val1" office:value-type="float" office:value="30.83097157" calcext:value-type="float">
            <text:p>30,830971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5 5:35:5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4.27" calcext:value-type="float">
            <text:p>34,27</text:p>
          </table:table-cell>
          <table:table-cell table:style-name="ce1" table:content-validation-name="val1" office:value-type="float" office:value="30.82" calcext:value-type="float">
            <text:p>30,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5/2015 0:49:30</text:p>
          </table:table-cell>
          <table:table-cell table:style-name="ce1" table:content-validation-name="val1" office:value-type="float" office:value="22.43009931" calcext:value-type="float">
            <text:p>22,43009931</text:p>
          </table:table-cell>
          <table:table-cell table:style-name="ce1" table:content-validation-name="val1" office:value-type="float" office:value="33.65953298" calcext:value-type="float">
            <text:p>33,65953298</text:p>
          </table:table-cell>
          <table:table-cell table:style-name="ce1" table:content-validation-name="val1" office:value-type="float" office:value="30.7975788" calcext:value-type="float">
            <text:p>30,79757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5 17:03:55</text:p>
          </table:table-cell>
          <table:table-cell table:style-name="ce1" table:content-validation-name="val1" office:value-type="float" office:value="48.08902743" calcext:value-type="float">
            <text:p>48,08902743</text:p>
          </table:table-cell>
          <table:table-cell table:style-name="ce1" table:content-validation-name="val1" office:value-type="float" office:value="40.61415579" calcext:value-type="float">
            <text:p>40,61415579</text:p>
          </table:table-cell>
          <table:table-cell table:style-name="ce1" table:content-validation-name="val1" office:value-type="float" office:value="30.79035377" calcext:value-type="float">
            <text:p>30,790353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2/2013 15:06:09</text:p>
          </table:table-cell>
          <table:table-cell table:style-name="ce1" table:content-validation-name="val1" office:value-type="float" office:value="28.85695698" calcext:value-type="float">
            <text:p>28,85695698</text:p>
          </table:table-cell>
          <table:table-cell table:style-name="ce1" table:content-validation-name="val1" office:value-type="float" office:value="40.56972748" calcext:value-type="float">
            <text:p>40,56972748</text:p>
          </table:table-cell>
          <table:table-cell table:style-name="ce1" table:content-validation-name="val1" office:value-type="float" office:value="30.78903684" calcext:value-type="float">
            <text:p>30,789036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5/2015 8:12:08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5.79971649" calcext:value-type="float">
            <text:p>35,79971649</text:p>
          </table:table-cell>
          <table:table-cell table:style-name="ce1" table:content-validation-name="val1" office:value-type="float" office:value="30.78664812" calcext:value-type="float">
            <text:p>30,786648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5 23:41:21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32.04660578" calcext:value-type="float">
            <text:p>32,04660578</text:p>
          </table:table-cell>
          <table:table-cell table:style-name="ce1" table:content-validation-name="val1" office:value-type="float" office:value="30.77387184" calcext:value-type="float">
            <text:p>30,773871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5 3:42:2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28.38" calcext:value-type="float">
            <text:p>28,38</text:p>
          </table:table-cell>
          <table:table-cell table:style-name="ce1" table:content-validation-name="val1" office:value-type="float" office:value="30.76" calcext:value-type="float">
            <text:p>30,7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3 6:45:12</text:p>
          </table:table-cell>
          <table:table-cell table:style-name="ce1" table:content-validation-name="val1" office:value-type="float" office:value="60.90874" calcext:value-type="float">
            <text:p>60,90874</text:p>
          </table:table-cell>
          <table:table-cell table:style-name="ce1" table:content-validation-name="val1" office:value-type="float" office:value="37.009" calcext:value-type="float">
            <text:p>37,009</text:p>
          </table:table-cell>
          <table:table-cell table:style-name="ce1" table:content-validation-name="val1" office:value-type="float" office:value="30.72594972" calcext:value-type="float">
            <text:p>30,725949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2/2014 2:23:27</text:p>
          </table:table-cell>
          <table:table-cell table:style-name="ce1" table:content-validation-name="val1" office:value-type="float" office:value="33.54862304" calcext:value-type="float">
            <text:p>33,54862304</text:p>
          </table:table-cell>
          <table:table-cell table:style-name="ce1" table:content-validation-name="val1" office:value-type="float" office:value="39.21769437" calcext:value-type="float">
            <text:p>39,21769437</text:p>
          </table:table-cell>
          <table:table-cell table:style-name="ce1" table:content-validation-name="val1" office:value-type="float" office:value="30.69527962" calcext:value-type="float">
            <text:p>30,695279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8/2015 8:44:43</text:p>
          </table:table-cell>
          <table:table-cell table:style-name="ce1" table:content-validation-name="val1" office:value-type="float" office:value="23.38" calcext:value-type="float">
            <text:p>23,38</text:p>
          </table:table-cell>
          <table:table-cell table:style-name="ce1" table:content-validation-name="val1" office:value-type="float" office:value="44.704" calcext:value-type="float">
            <text:p>44,704</text:p>
          </table:table-cell>
          <table:table-cell table:style-name="ce1" table:content-validation-name="val1" office:value-type="float" office:value="30.695" calcext:value-type="float">
            <text:p>30,6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4 2:40:08</text:p>
          </table:table-cell>
          <table:table-cell table:style-name="ce1" table:content-validation-name="val1" office:value-type="float" office:value="34.9734798" calcext:value-type="float">
            <text:p>34,9734798</text:p>
          </table:table-cell>
          <table:table-cell table:style-name="ce1" table:content-validation-name="val1" office:value-type="float" office:value="28.41163894" calcext:value-type="float">
            <text:p>28,41163894</text:p>
          </table:table-cell>
          <table:table-cell table:style-name="ce1" table:content-validation-name="val1" office:value-type="float" office:value="30.69405432" calcext:value-type="float">
            <text:p>30,694054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6/2015 18:25:31</text:p>
          </table:table-cell>
          <table:table-cell table:style-name="ce1" table:content-validation-name="val1" office:value-type="float" office:value="12.91745921" calcext:value-type="float">
            <text:p>12,91745921</text:p>
          </table:table-cell>
          <table:table-cell table:style-name="ce1" table:content-validation-name="val1" office:value-type="float" office:value="41.76020695" calcext:value-type="float">
            <text:p>41,76020695</text:p>
          </table:table-cell>
          <table:table-cell table:style-name="ce1" table:content-validation-name="val1" office:value-type="float" office:value="30.67570013" calcext:value-type="float">
            <text:p>30,675700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8/2014 9:36:30</text:p>
          </table:table-cell>
          <table:table-cell table:style-name="ce1" table:content-validation-name="val1" office:value-type="float" office:value="50.07263274" calcext:value-type="float">
            <text:p>50,07263274</text:p>
          </table:table-cell>
          <table:table-cell table:style-name="ce1" table:content-validation-name="val1" office:value-type="float" office:value="39.64233343" calcext:value-type="float">
            <text:p>39,64233343</text:p>
          </table:table-cell>
          <table:table-cell table:style-name="ce1" table:content-validation-name="val1" office:value-type="float" office:value="30.66068335" calcext:value-type="float">
            <text:p>30,660683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5/2016 7:56:09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27.95291659" calcext:value-type="float">
            <text:p>27,95291659</text:p>
          </table:table-cell>
          <table:table-cell table:style-name="ce1" table:content-validation-name="val1" office:value-type="float" office:value="30.65882411" calcext:value-type="float">
            <text:p>30,658824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6/2013 10:32:56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37.23957515" calcext:value-type="float">
            <text:p>37,23957515</text:p>
          </table:table-cell>
          <table:table-cell table:style-name="ce1" table:content-validation-name="val1" office:value-type="float" office:value="30.63416598" calcext:value-type="float">
            <text:p>30,634165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8/2014 19:48:07</text:p>
          </table:table-cell>
          <table:table-cell table:style-name="ce1" table:content-validation-name="val1" office:value-type="float" office:value="55.74568" calcext:value-type="float">
            <text:p>55,74568</text:p>
          </table:table-cell>
          <table:table-cell table:style-name="ce1" table:content-validation-name="val1" office:value-type="float" office:value="48.28967" calcext:value-type="float">
            <text:p>48,28967</text:p>
          </table:table-cell>
          <table:table-cell table:style-name="ce1" table:content-validation-name="val1" office:value-type="float" office:value="30.62887" calcext:value-type="float">
            <text:p>30,6288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5 13:56:46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2.92744314" calcext:value-type="float">
            <text:p>32,92744314</text:p>
          </table:table-cell>
          <table:table-cell table:style-name="ce1" table:content-validation-name="val1" office:value-type="float" office:value="30.6267416" calcext:value-type="float">
            <text:p>30,62674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/2013 8:01:08</text:p>
          </table:table-cell>
          <table:table-cell table:style-name="ce1" table:content-validation-name="val1" office:value-type="float" office:value="36.06143086" calcext:value-type="float">
            <text:p>36,06143086</text:p>
          </table:table-cell>
          <table:table-cell table:style-name="ce1" table:content-validation-name="val1" office:value-type="float" office:value="13.48382543" calcext:value-type="float">
            <text:p>13,48382543</text:p>
          </table:table-cell>
          <table:table-cell table:style-name="ce1" table:content-validation-name="val1" office:value-type="float" office:value="30.56629742" calcext:value-type="float">
            <text:p>30,566297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9/2015 14:06:01</text:p>
          </table:table-cell>
          <table:table-cell table:style-name="ce1" table:content-validation-name="val1" office:value-type="float" office:value="48.36407184" calcext:value-type="float">
            <text:p>48,36407184</text:p>
          </table:table-cell>
          <table:table-cell table:style-name="ce1" table:content-validation-name="val1" office:value-type="float" office:value="37.42711552" calcext:value-type="float">
            <text:p>37,42711552</text:p>
          </table:table-cell>
          <table:table-cell table:style-name="ce1" table:content-validation-name="val1" office:value-type="float" office:value="30.54513201" calcext:value-type="float">
            <text:p>30,545132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3/2015 16:15:08</text:p>
          </table:table-cell>
          <table:table-cell table:style-name="ce1" table:content-validation-name="val1" office:value-type="float" office:value="45.918975" calcext:value-type="float">
            <text:p>45,918975</text:p>
          </table:table-cell>
          <table:table-cell table:style-name="ce1" table:content-validation-name="val1" office:value-type="float" office:value="41.55954" calcext:value-type="float">
            <text:p>41,55954</text:p>
          </table:table-cell>
          <table:table-cell table:style-name="ce1" table:content-validation-name="val1" office:value-type="float" office:value="30.54158" calcext:value-type="float">
            <text:p>30,541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4/2014 16:18:03</text:p>
          </table:table-cell>
          <table:table-cell table:style-name="ce1" table:content-validation-name="val1" office:value-type="float" office:value="26.51508" calcext:value-type="float">
            <text:p>26,51508</text:p>
          </table:table-cell>
          <table:table-cell table:style-name="ce1" table:content-validation-name="val1" office:value-type="float" office:value="36.68367" calcext:value-type="float">
            <text:p>36,68367</text:p>
          </table:table-cell>
          <table:table-cell table:style-name="ce1" table:content-validation-name="val1" office:value-type="float" office:value="30.52355" calcext:value-type="float">
            <text:p>30,523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3 2:04:17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30.52354889" calcext:value-type="float">
            <text:p>30,523548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6 0:08:53</text:p>
          </table:table-cell>
          <table:table-cell table:style-name="ce1" table:content-validation-name="val1" office:value-type="float" office:value="50.07263274" calcext:value-type="float">
            <text:p>50,07263274</text:p>
          </table:table-cell>
          <table:table-cell table:style-name="ce1" table:content-validation-name="val1" office:value-type="float" office:value="39.03730543" calcext:value-type="float">
            <text:p>39,03730543</text:p>
          </table:table-cell>
          <table:table-cell table:style-name="ce1" table:content-validation-name="val1" office:value-type="float" office:value="30.52354889" calcext:value-type="float">
            <text:p>30,523548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5/2014 8:29:49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30.52354889" calcext:value-type="float">
            <text:p>30,523548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6/2015 8:27:48</text:p>
          </table:table-cell>
          <table:table-cell table:style-name="ce1" table:content-validation-name="val1" office:value-type="float" office:value="36.87" calcext:value-type="float">
            <text:p>36,87</text:p>
          </table:table-cell>
          <table:table-cell table:style-name="ce1" table:content-validation-name="val1" office:value-type="float" office:value="41.62" calcext:value-type="float">
            <text:p>41,62</text:p>
          </table:table-cell>
          <table:table-cell table:style-name="ce1" table:content-validation-name="val1" office:value-type="float" office:value="30.52" calcext:value-type="float">
            <text:p>30,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4/2014 18:32:44</text:p>
          </table:table-cell>
          <table:table-cell table:style-name="ce1" table:content-validation-name="val1" office:value-type="float" office:value="22.36" calcext:value-type="float">
            <text:p>22,36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0.52" calcext:value-type="float">
            <text:p>30,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2/2014 6:46:35</text:p>
          </table:table-cell>
          <table:table-cell table:style-name="ce1" table:content-validation-name="val1" office:value-type="float" office:value="43.20504741" calcext:value-type="float">
            <text:p>43,20504741</text:p>
          </table:table-cell>
          <table:table-cell table:style-name="ce1" table:content-validation-name="val1" office:value-type="float" office:value="45.44225057" calcext:value-type="float">
            <text:p>45,44225057</text:p>
          </table:table-cell>
          <table:table-cell table:style-name="ce1" table:content-validation-name="val1" office:value-type="float" office:value="30.51228546" calcext:value-type="float">
            <text:p>30,512285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2/2015 11:27:11</text:p>
          </table:table-cell>
          <table:table-cell table:style-name="ce1" table:content-validation-name="val1" office:value-type="float" office:value="30.35920639" calcext:value-type="float">
            <text:p>30,35920639</text:p>
          </table:table-cell>
          <table:table-cell table:style-name="ce1" table:content-validation-name="val1" office:value-type="float" office:value="24.64276596" calcext:value-type="float">
            <text:p>24,64276596</text:p>
          </table:table-cell>
          <table:table-cell table:style-name="ce1" table:content-validation-name="val1" office:value-type="float" office:value="30.49634272" calcext:value-type="float">
            <text:p>30,496342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/2015 7:07:08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2.34256455" calcext:value-type="float">
            <text:p>32,34256455</text:p>
          </table:table-cell>
          <table:table-cell table:style-name="ce1" table:content-validation-name="val1" office:value-type="float" office:value="30.45060173" calcext:value-type="float">
            <text:p>30,450601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4 12:05:48</text:p>
          </table:table-cell>
          <table:table-cell table:style-name="ce1" table:content-validation-name="val1" office:value-type="float" office:value="13.11" calcext:value-type="float">
            <text:p>13,11</text:p>
          </table:table-cell>
          <table:table-cell table:style-name="ce1" table:content-validation-name="val1" office:value-type="float" office:value="43.59" calcext:value-type="float">
            <text:p>43,59</text:p>
          </table:table-cell>
          <table:table-cell table:style-name="ce1" table:content-validation-name="val1" office:value-type="float" office:value="30.45" calcext:value-type="float">
            <text:p>30,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/2016 18:07:42</text:p>
          </table:table-cell>
          <table:table-cell table:style-name="ce1" table:content-validation-name="val1" office:value-type="float" office:value="50.38393822" calcext:value-type="float">
            <text:p>50,38393822</text:p>
          </table:table-cell>
          <table:table-cell table:style-name="ce1" table:content-validation-name="val1" office:value-type="float" office:value="55.26991499" calcext:value-type="float">
            <text:p>55,26991499</text:p>
          </table:table-cell>
          <table:table-cell table:style-name="ce1" table:content-validation-name="val1" office:value-type="float" office:value="30.41168649" calcext:value-type="float">
            <text:p>30,411686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0/2016 18:11:31</text:p>
          </table:table-cell>
          <table:table-cell table:style-name="ce1" table:content-validation-name="val1" office:value-type="float" office:value="16.00773436" calcext:value-type="float">
            <text:p>16,00773436</text:p>
          </table:table-cell>
          <table:table-cell table:style-name="ce1" table:content-validation-name="val1" office:value-type="float" office:value="39.85594205" calcext:value-type="float">
            <text:p>39,85594205</text:p>
          </table:table-cell>
          <table:table-cell table:style-name="ce1" table:content-validation-name="val1" office:value-type="float" office:value="30.40759224" calcext:value-type="float">
            <text:p>30,407592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3/2015 12:52:26</text:p>
          </table:table-cell>
          <table:table-cell table:style-name="ce1" table:content-validation-name="val1" office:value-type="float" office:value="55.42412154" calcext:value-type="float">
            <text:p>55,42412154</text:p>
          </table:table-cell>
          <table:table-cell table:style-name="ce1" table:content-validation-name="val1" office:value-type="float" office:value="45.006769" calcext:value-type="float">
            <text:p>45,006769</text:p>
          </table:table-cell>
          <table:table-cell table:style-name="ce1" table:content-validation-name="val1" office:value-type="float" office:value="30.4071" calcext:value-type="float">
            <text:p>30,407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1/2013 7:25:25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35.86" calcext:value-type="float">
            <text:p>35,86</text:p>
          </table:table-cell>
          <table:table-cell table:style-name="ce1" table:content-validation-name="val1" office:value-type="float" office:value="30.39" calcext:value-type="float">
            <text:p>30,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6/2016 3:28:14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40.1303729" calcext:value-type="float">
            <text:p>40,1303729</text:p>
          </table:table-cell>
          <table:table-cell table:style-name="ce1" table:content-validation-name="val1" office:value-type="float" office:value="30.37312429" calcext:value-type="float">
            <text:p>30,373124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7/2015 0:42:37</text:p>
          </table:table-cell>
          <table:table-cell table:style-name="ce1" table:content-validation-name="val1" office:value-type="float" office:value="13.312" calcext:value-type="float">
            <text:p>13,312</text:p>
          </table:table-cell>
          <table:table-cell table:style-name="ce1" table:content-validation-name="val1" office:value-type="float" office:value="34.052" calcext:value-type="float">
            <text:p>34,052</text:p>
          </table:table-cell>
          <table:table-cell table:style-name="ce1" table:content-validation-name="val1" office:value-type="float" office:value="30.327" calcext:value-type="float">
            <text:p>30,3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3/2014 6:24:46</text:p>
          </table:table-cell>
          <table:table-cell table:style-name="ce1" table:content-validation-name="val1" office:value-type="float" office:value="42.4382946" calcext:value-type="float">
            <text:p>42,4382946</text:p>
          </table:table-cell>
          <table:table-cell table:style-name="ce1" table:content-validation-name="val1" office:value-type="float" office:value="34.71905082" calcext:value-type="float">
            <text:p>34,71905082</text:p>
          </table:table-cell>
          <table:table-cell table:style-name="ce1" table:content-validation-name="val1" office:value-type="float" office:value="30.32253039" calcext:value-type="float">
            <text:p>30,322530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0/2013 20:38:27</text:p>
          </table:table-cell>
          <table:table-cell table:style-name="ce1" table:content-validation-name="val1" office:value-type="float" office:value="15.38377623" calcext:value-type="float">
            <text:p>15,38377623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30.28805009" calcext:value-type="float">
            <text:p>30,288050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4 12:16:18</text:p>
          </table:table-cell>
          <table:table-cell table:style-name="ce1" table:content-validation-name="val1" office:value-type="float" office:value="28.86" calcext:value-type="float">
            <text:p>28,86</text:p>
          </table:table-cell>
          <table:table-cell table:style-name="ce1" table:content-validation-name="val1" office:value-type="float" office:value="36.426" calcext:value-type="float">
            <text:p>36,426</text:p>
          </table:table-cell>
          <table:table-cell table:style-name="ce1" table:content-validation-name="val1" office:value-type="float" office:value="30.285" calcext:value-type="float">
            <text:p>30,2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3 10:23:14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42.16369364" calcext:value-type="float">
            <text:p>42,16369364</text:p>
          </table:table-cell>
          <table:table-cell table:style-name="ce1" table:content-validation-name="val1" office:value-type="float" office:value="30.2683541" calcext:value-type="float">
            <text:p>30,26835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0/2014 13:06:07</text:p>
          </table:table-cell>
          <table:table-cell table:style-name="ce1" table:content-validation-name="val1" office:value-type="float" office:value="36.89" calcext:value-type="float">
            <text:p>36,89</text:p>
          </table:table-cell>
          <table:table-cell table:style-name="ce1" table:content-validation-name="val1" office:value-type="float" office:value="27.55" calcext:value-type="float">
            <text:p>27,55</text:p>
          </table:table-cell>
          <table:table-cell table:style-name="ce1" table:content-validation-name="val1" office:value-type="float" office:value="30.26" calcext:value-type="float">
            <text:p>30,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5/2013 0:17:17</text:p>
          </table:table-cell>
          <table:table-cell table:style-name="ce1" table:content-validation-name="val1" office:value-type="float" office:value="21.76" calcext:value-type="float">
            <text:p>21,76</text:p>
          </table:table-cell>
          <table:table-cell table:style-name="ce1" table:content-validation-name="val1" office:value-type="float" office:value="50.36" calcext:value-type="float">
            <text:p>50,36</text:p>
          </table:table-cell>
          <table:table-cell table:style-name="ce1" table:content-validation-name="val1" office:value-type="float" office:value="30.24" calcext:value-type="float">
            <text:p>30,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8/2015 11:59:13</text:p>
          </table:table-cell>
          <table:table-cell table:style-name="ce1" table:content-validation-name="val1" office:value-type="float" office:value="26.51507812" calcext:value-type="float">
            <text:p>26,51507812</text:p>
          </table:table-cell>
          <table:table-cell table:style-name="ce1" table:content-validation-name="val1" office:value-type="float" office:value="30.27" calcext:value-type="float">
            <text:p>30,27</text:p>
          </table:table-cell>
          <table:table-cell table:style-name="ce1" table:content-validation-name="val1" office:value-type="float" office:value="30.21" calcext:value-type="float">
            <text:p>30,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6 16:08:01</text:p>
          </table:table-cell>
          <table:table-cell table:style-name="ce1" table:content-validation-name="val1" office:value-type="float" office:value="14.70925" calcext:value-type="float">
            <text:p>14,70925</text:p>
          </table:table-cell>
          <table:table-cell table:style-name="ce1" table:content-validation-name="val1" office:value-type="float" office:value="31.74331" calcext:value-type="float">
            <text:p>31,74331</text:p>
          </table:table-cell>
          <table:table-cell table:style-name="ce1" table:content-validation-name="val1" office:value-type="float" office:value="30.20112" calcext:value-type="float">
            <text:p>30,201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6 22:46:59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24.87062334" calcext:value-type="float">
            <text:p>24,87062334</text:p>
          </table:table-cell>
          <table:table-cell table:style-name="ce1" table:content-validation-name="val1" office:value-type="float" office:value="30.19713413" calcext:value-type="float">
            <text:p>30,197134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6/2015 22:44:53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6.52612433" calcext:value-type="float">
            <text:p>36,52612433</text:p>
          </table:table-cell>
          <table:table-cell table:style-name="ce1" table:content-validation-name="val1" office:value-type="float" office:value="30.19355089" calcext:value-type="float">
            <text:p>30,193550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6/2014 16:10:17</text:p>
          </table:table-cell>
          <table:table-cell table:style-name="ce1" table:content-validation-name="val1" office:value-type="float" office:value="49.902971" calcext:value-type="float">
            <text:p>49,902971</text:p>
          </table:table-cell>
          <table:table-cell table:style-name="ce1" table:content-validation-name="val1" office:value-type="float" office:value="34.84369" calcext:value-type="float">
            <text:p>34,84369</text:p>
          </table:table-cell>
          <table:table-cell table:style-name="ce1" table:content-validation-name="val1" office:value-type="float" office:value="30.19355" calcext:value-type="float">
            <text:p>30,193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0/2013 1:31:25</text:p>
          </table:table-cell>
          <table:table-cell table:style-name="ce1" table:content-validation-name="val1" office:value-type="float" office:value="31.38720636" calcext:value-type="float">
            <text:p>31,38720636</text:p>
          </table:table-cell>
          <table:table-cell table:style-name="ce1" table:content-validation-name="val1" office:value-type="float" office:value="41.51395037" calcext:value-type="float">
            <text:p>41,51395037</text:p>
          </table:table-cell>
          <table:table-cell table:style-name="ce1" table:content-validation-name="val1" office:value-type="float" office:value="30.17146892" calcext:value-type="float">
            <text:p>30,1714689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5/2015 7:07:06</text:p>
          </table:table-cell>
          <table:table-cell table:style-name="ce1" table:content-validation-name="val1" office:value-type="float" office:value="25.31038978" calcext:value-type="float">
            <text:p>25,31038978</text:p>
          </table:table-cell>
          <table:table-cell table:style-name="ce1" table:content-validation-name="val1" office:value-type="float" office:value="35.29695213" calcext:value-type="float">
            <text:p>35,29695213</text:p>
          </table:table-cell>
          <table:table-cell table:style-name="ce1" table:content-validation-name="val1" office:value-type="float" office:value="30.16474041" calcext:value-type="float">
            <text:p>30,164740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3/2014 18:41:30</text:p>
          </table:table-cell>
          <table:table-cell table:style-name="ce1" table:content-validation-name="val1" office:value-type="float" office:value="54.92" calcext:value-type="float">
            <text:p>54,92</text:p>
          </table:table-cell>
          <table:table-cell table:style-name="ce1" table:content-validation-name="val1" office:value-type="float" office:value="32.03" calcext:value-type="float">
            <text:p>32,03</text:p>
          </table:table-cell>
          <table:table-cell table:style-name="ce1" table:content-validation-name="val1" office:value-type="float" office:value="30.16" calcext:value-type="float">
            <text:p>30,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3/2015 11:51:27</text:p>
          </table:table-cell>
          <table:table-cell table:style-name="ce1" table:content-validation-name="val1" office:value-type="float" office:value="43.2054" calcext:value-type="float">
            <text:p>43,2054</text:p>
          </table:table-cell>
          <table:table-cell table:style-name="ce1" table:content-validation-name="val1" office:value-type="float" office:value="37.1264" calcext:value-type="float">
            <text:p>37,1264</text:p>
          </table:table-cell>
          <table:table-cell table:style-name="ce1" table:content-validation-name="val1" office:value-type="float" office:value="30.1563" calcext:value-type="float">
            <text:p>30,15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5/2015 15:55:27</text:p>
          </table:table-cell>
          <table:table-cell table:style-name="ce1" table:content-validation-name="val1" office:value-type="float" office:value="13.30162717" calcext:value-type="float">
            <text:p>13,30162717</text:p>
          </table:table-cell>
          <table:table-cell table:style-name="ce1" table:content-validation-name="val1" office:value-type="float" office:value="42.85193915" calcext:value-type="float">
            <text:p>42,85193915</text:p>
          </table:table-cell>
          <table:table-cell table:style-name="ce1" table:content-validation-name="val1" office:value-type="float" office:value="30.14468491" calcext:value-type="float">
            <text:p>30,144684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5 12:09:49</text:p>
          </table:table-cell>
          <table:table-cell table:style-name="ce1" table:content-validation-name="val1" office:value-type="float" office:value="16.64702242" calcext:value-type="float">
            <text:p>16,64702242</text:p>
          </table:table-cell>
          <table:table-cell table:style-name="ce1" table:content-validation-name="val1" office:value-type="float" office:value="33.57674853" calcext:value-type="float">
            <text:p>33,57674853</text:p>
          </table:table-cell>
          <table:table-cell table:style-name="ce1" table:content-validation-name="val1" office:value-type="float" office:value="30.1443312" calcext:value-type="float">
            <text:p>30,14433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15/2014 16:19:28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9.41173183" calcext:value-type="float">
            <text:p>39,41173183</text:p>
          </table:table-cell>
          <table:table-cell table:style-name="ce1" table:content-validation-name="val1" office:value-type="float" office:value="30.12893984" calcext:value-type="float">
            <text:p>30,128939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8/2014 2:18:17</text:p>
          </table:table-cell>
          <table:table-cell table:style-name="ce1" table:content-validation-name="val1" office:value-type="float" office:value="55.37663832" calcext:value-type="float">
            <text:p>55,37663832</text:p>
          </table:table-cell>
          <table:table-cell table:style-name="ce1" table:content-validation-name="val1" office:value-type="float" office:value="37.26" calcext:value-type="float">
            <text:p>37,26</text:p>
          </table:table-cell>
          <table:table-cell table:style-name="ce1" table:content-validation-name="val1" office:value-type="float" office:value="30.11" calcext:value-type="float">
            <text:p>30,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22:27:50</text:p>
          </table:table-cell>
          <table:table-cell table:style-name="ce1" table:content-validation-name="val1" office:value-type="float" office:value="61.17716274" calcext:value-type="float">
            <text:p>61,17716274</text:p>
          </table:table-cell>
          <table:table-cell table:style-name="ce1" table:content-validation-name="val1" office:value-type="float" office:value="33.33989775" calcext:value-type="float">
            <text:p>33,33989775</text:p>
          </table:table-cell>
          <table:table-cell table:style-name="ce1" table:content-validation-name="val1" office:value-type="float" office:value="30.08767509" calcext:value-type="float">
            <text:p>30,087675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5 15:47:01</text:p>
          </table:table-cell>
          <table:table-cell table:style-name="ce1" table:content-validation-name="val1" office:value-type="float" office:value="26.29085692" calcext:value-type="float">
            <text:p>26,29085692</text:p>
          </table:table-cell>
          <table:table-cell table:style-name="ce1" table:content-validation-name="val1" office:value-type="float" office:value="34.85621668" calcext:value-type="float">
            <text:p>34,85621668</text:p>
          </table:table-cell>
          <table:table-cell table:style-name="ce1" table:content-validation-name="val1" office:value-type="float" office:value="30.08576359" calcext:value-type="float">
            <text:p>30,085763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3/2016 13:17:32</text:p>
          </table:table-cell>
          <table:table-cell table:style-name="ce1" table:content-validation-name="val1" office:value-type="float" office:value="27.79611731" calcext:value-type="float">
            <text:p>27,79611731</text:p>
          </table:table-cell>
          <table:table-cell table:style-name="ce1" table:content-validation-name="val1" office:value-type="float" office:value="48.70069125" calcext:value-type="float">
            <text:p>48,70069125</text:p>
          </table:table-cell>
          <table:table-cell table:style-name="ce1" table:content-validation-name="val1" office:value-type="float" office:value="30.07079011" calcext:value-type="float">
            <text:p>30,070790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4 8:37:54</text:p>
          </table:table-cell>
          <table:table-cell table:style-name="ce1" table:content-validation-name="val1" office:value-type="float" office:value="49.1759691" calcext:value-type="float">
            <text:p>49,1759691</text:p>
          </table:table-cell>
          <table:table-cell table:style-name="ce1" table:content-validation-name="val1" office:value-type="float" office:value="35.55226863" calcext:value-type="float">
            <text:p>35,55226863</text:p>
          </table:table-cell>
          <table:table-cell table:style-name="ce1" table:content-validation-name="val1" office:value-type="float" office:value="30.0454962" calcext:value-type="float">
            <text:p>30,04549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5/2015 22:24:26</text:p>
          </table:table-cell>
          <table:table-cell table:style-name="ce1" table:content-validation-name="val1" office:value-type="float" office:value="56.5304106" calcext:value-type="float">
            <text:p>56,5304106</text:p>
          </table:table-cell>
          <table:table-cell table:style-name="ce1" table:content-validation-name="val1" office:value-type="float" office:value="35.76" calcext:value-type="float">
            <text:p>35,76</text:p>
          </table:table-cell>
          <table:table-cell table:style-name="ce1" table:content-validation-name="val1" office:value-type="float" office:value="30.043" calcext:value-type="float">
            <text:p>30,0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1/2013 7:30:47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42.60179734" calcext:value-type="float">
            <text:p>42,60179734</text:p>
          </table:table-cell>
          <table:table-cell table:style-name="ce1" table:content-validation-name="val1" office:value-type="float" office:value="29.99923442" calcext:value-type="float">
            <text:p>29,999234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15:56:07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45.80848028" calcext:value-type="float">
            <text:p>45,80848028</text:p>
          </table:table-cell>
          <table:table-cell table:style-name="ce1" table:content-validation-name="val1" office:value-type="float" office:value="29.9881528" calcext:value-type="float">
            <text:p>29,98815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2/2013 4:24:10</text:p>
          </table:table-cell>
          <table:table-cell table:style-name="ce1" table:content-validation-name="val1" office:value-type="float" office:value="50.74" calcext:value-type="float">
            <text:p>50,74</text:p>
          </table:table-cell>
          <table:table-cell table:style-name="ce1" table:content-validation-name="val1" office:value-type="float" office:value="40.084" calcext:value-type="float">
            <text:p>40,084</text:p>
          </table:table-cell>
          <table:table-cell table:style-name="ce1" table:content-validation-name="val1" office:value-type="float" office:value="29.982" calcext:value-type="float">
            <text:p>29,9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5/2016 2:22:55</text:p>
          </table:table-cell>
          <table:table-cell table:style-name="ce1" table:content-validation-name="val1" office:value-type="float" office:value="40.32498364" calcext:value-type="float">
            <text:p>40,32498364</text:p>
          </table:table-cell>
          <table:table-cell table:style-name="ce1" table:content-validation-name="val1" office:value-type="float" office:value="39.6152597" calcext:value-type="float">
            <text:p>39,6152597</text:p>
          </table:table-cell>
          <table:table-cell table:style-name="ce1" table:content-validation-name="val1" office:value-type="float" office:value="29.97048058" calcext:value-type="float">
            <text:p>29,970480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4/2015 20:55:00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4.10623245" calcext:value-type="float">
            <text:p>34,10623245</text:p>
          </table:table-cell>
          <table:table-cell table:style-name="ce1" table:content-validation-name="val1" office:value-type="float" office:value="29.9380418" calcext:value-type="float">
            <text:p>29,93804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5 17:48:03</text:p>
          </table:table-cell>
          <table:table-cell table:style-name="ce1" table:content-validation-name="val1" office:value-type="float" office:value="36.06143" calcext:value-type="float">
            <text:p>36,06143</text:p>
          </table:table-cell>
          <table:table-cell table:style-name="ce1" table:content-validation-name="val1" office:value-type="float" office:value="27.5402" calcext:value-type="float">
            <text:p>27,5402</text:p>
          </table:table-cell>
          <table:table-cell table:style-name="ce1" table:content-validation-name="val1" office:value-type="float" office:value="29.90716" calcext:value-type="float">
            <text:p>29,9071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3 21:54:49</text:p>
          </table:table-cell>
          <table:table-cell table:style-name="ce1" table:content-validation-name="val1" office:value-type="float" office:value="32.23063" calcext:value-type="float">
            <text:p>32,23063</text:p>
          </table:table-cell>
          <table:table-cell table:style-name="ce1" table:content-validation-name="val1" office:value-type="float" office:value="39.4409" calcext:value-type="float">
            <text:p>39,4409</text:p>
          </table:table-cell>
          <table:table-cell table:style-name="ce1" table:content-validation-name="val1" office:value-type="float" office:value="29.89995" calcext:value-type="float">
            <text:p>29,899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3/2016 3:04:52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2.80438041" calcext:value-type="float">
            <text:p>32,80438041</text:p>
          </table:table-cell>
          <table:table-cell table:style-name="ce1" table:content-validation-name="val1" office:value-type="float" office:value="29.83309808" calcext:value-type="float">
            <text:p>29,833098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4/2014 1:29:35</text:p>
          </table:table-cell>
          <table:table-cell table:style-name="ce1" table:content-validation-name="val1" office:value-type="float" office:value="49.11321767" calcext:value-type="float">
            <text:p>49,11321767</text:p>
          </table:table-cell>
          <table:table-cell table:style-name="ce1" table:content-validation-name="val1" office:value-type="float" office:value="45.44948644" calcext:value-type="float">
            <text:p>45,44948644</text:p>
          </table:table-cell>
          <table:table-cell table:style-name="ce1" table:content-validation-name="val1" office:value-type="float" office:value="29.82716125" calcext:value-type="float">
            <text:p>29,827161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3/2016 14:00:01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2.26254931" calcext:value-type="float">
            <text:p>32,26254931</text:p>
          </table:table-cell>
          <table:table-cell table:style-name="ce1" table:content-validation-name="val1" office:value-type="float" office:value="29.78040997" calcext:value-type="float">
            <text:p>29,780409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2/2015 15:59:16</text:p>
          </table:table-cell>
          <table:table-cell table:style-name="ce1" table:content-validation-name="val1" office:value-type="float" office:value="40.32" calcext:value-type="float">
            <text:p>40,32</text:p>
          </table:table-cell>
          <table:table-cell table:style-name="ce1" table:content-validation-name="val1" office:value-type="float" office:value="32.9" calcext:value-type="float">
            <text:p>32,9</text:p>
          </table:table-cell>
          <table:table-cell table:style-name="ce1" table:content-validation-name="val1" office:value-type="float" office:value="29.77" calcext:value-type="float">
            <text:p>29,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8:14:38</text:p>
          </table:table-cell>
          <table:table-cell table:style-name="ce1" table:content-validation-name="val1" office:value-type="float" office:value="40.23" calcext:value-type="float">
            <text:p>40,23</text:p>
          </table:table-cell>
          <table:table-cell table:style-name="ce1" table:content-validation-name="val1" office:value-type="float" office:value="37.73" calcext:value-type="float">
            <text:p>37,73</text:p>
          </table:table-cell>
          <table:table-cell table:style-name="ce1" table:content-validation-name="val1" office:value-type="float" office:value="29.7" calcext:value-type="float">
            <text:p>29,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3 17:19:28</text:p>
          </table:table-cell>
          <table:table-cell table:style-name="ce1" table:content-validation-name="val1" office:value-type="float" office:value="59.64" calcext:value-type="float">
            <text:p>59,64</text:p>
          </table:table-cell>
          <table:table-cell table:style-name="ce1" table:content-validation-name="val1" office:value-type="float" office:value="10.34" calcext:value-type="float">
            <text:p>10,34</text:p>
          </table:table-cell>
          <table:table-cell table:style-name="ce1" table:content-validation-name="val1" office:value-type="float" office:value="29.7" calcext:value-type="float">
            <text:p>29,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8/2013 17:21:18</text:p>
          </table:table-cell>
          <table:table-cell table:style-name="ce1" table:content-validation-name="val1" office:value-type="float" office:value="59.64" calcext:value-type="float">
            <text:p>59,64</text:p>
          </table:table-cell>
          <table:table-cell table:style-name="ce1" table:content-validation-name="val1" office:value-type="float" office:value="10.34" calcext:value-type="float">
            <text:p>10,34</text:p>
          </table:table-cell>
          <table:table-cell table:style-name="ce1" table:content-validation-name="val1" office:value-type="float" office:value="29.7" calcext:value-type="float">
            <text:p>29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3/2015 17:31:54</text:p>
          </table:table-cell>
          <table:table-cell table:style-name="ce1" table:content-validation-name="val1" office:value-type="float" office:value="50.1831237" calcext:value-type="float">
            <text:p>50,1831237</text:p>
          </table:table-cell>
          <table:table-cell table:style-name="ce1" table:content-validation-name="val1" office:value-type="float" office:value="39.72275008" calcext:value-type="float">
            <text:p>39,72275008</text:p>
          </table:table-cell>
          <table:table-cell table:style-name="ce1" table:content-validation-name="val1" office:value-type="float" office:value="29.69167503" calcext:value-type="float">
            <text:p>29,691675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/2013 8:54:31</text:p>
          </table:table-cell>
          <table:table-cell table:style-name="ce1" table:content-validation-name="val1" office:value-type="float" office:value="40.46" calcext:value-type="float">
            <text:p>40,46</text:p>
          </table:table-cell>
          <table:table-cell table:style-name="ce1" table:content-validation-name="val1" office:value-type="float" office:value="29.62" calcext:value-type="float">
            <text:p>29,62</text:p>
          </table:table-cell>
          <table:table-cell table:style-name="ce1" table:content-validation-name="val1" office:value-type="float" office:value="29.68" calcext:value-type="float">
            <text:p>29,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3 10:34:03</text:p>
          </table:table-cell>
          <table:table-cell table:style-name="ce1" table:content-validation-name="val1" office:value-type="float" office:value="47.69261657" calcext:value-type="float">
            <text:p>47,69261657</text:p>
          </table:table-cell>
          <table:table-cell table:style-name="ce1" table:content-validation-name="val1" office:value-type="float" office:value="29.31333954" calcext:value-type="float">
            <text:p>29,31333954</text:p>
          </table:table-cell>
          <table:table-cell table:style-name="ce1" table:content-validation-name="val1" office:value-type="float" office:value="29.67597449" calcext:value-type="float">
            <text:p>29,6759744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4/2015 2:28:44</text:p>
          </table:table-cell>
          <table:table-cell table:style-name="ce1" table:content-validation-name="val1" office:value-type="float" office:value="47.09439606" calcext:value-type="float">
            <text:p>47,09439606</text:p>
          </table:table-cell>
          <table:table-cell table:style-name="ce1" table:content-validation-name="val1" office:value-type="float" office:value="41.00795623" calcext:value-type="float">
            <text:p>41,00795623</text:p>
          </table:table-cell>
          <table:table-cell table:style-name="ce1" table:content-validation-name="val1" office:value-type="float" office:value="29.6716248" calcext:value-type="float">
            <text:p>29,67162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2/2015 8:23:42</text:p>
          </table:table-cell>
          <table:table-cell table:style-name="ce1" table:content-validation-name="val1" office:value-type="float" office:value="23" calcext:value-type="float">
            <text:p>23</text:p>
          </table:table-cell>
          <table:table-cell table:style-name="ce1" table:content-validation-name="val1" office:value-type="float" office:value="40.62" calcext:value-type="float">
            <text:p>40,62</text:p>
          </table:table-cell>
          <table:table-cell table:style-name="ce1" table:content-validation-name="val1" office:value-type="float" office:value="29.67" calcext:value-type="float">
            <text:p>29,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2/2014 18:49:12</text:p>
          </table:table-cell>
          <table:table-cell table:style-name="ce1" table:content-validation-name="val1" office:value-type="float" office:value="47.04751187" calcext:value-type="float">
            <text:p>47,04751187</text:p>
          </table:table-cell>
          <table:table-cell table:style-name="ce1" table:content-validation-name="val1" office:value-type="float" office:value="37.95053742" calcext:value-type="float">
            <text:p>37,95053742</text:p>
          </table:table-cell>
          <table:table-cell table:style-name="ce1" table:content-validation-name="val1" office:value-type="float" office:value="29.66535505" calcext:value-type="float">
            <text:p>29,665355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3/2016 5:23:03</text:p>
          </table:table-cell>
          <table:table-cell table:style-name="ce1" table:content-validation-name="val1" office:value-type="float" office:value="14.63775484" calcext:value-type="float">
            <text:p>14,63775484</text:p>
          </table:table-cell>
          <table:table-cell table:style-name="ce1" table:content-validation-name="val1" office:value-type="float" office:value="32.2981987" calcext:value-type="float">
            <text:p>32,2981987</text:p>
          </table:table-cell>
          <table:table-cell table:style-name="ce1" table:content-validation-name="val1" office:value-type="float" office:value="29.65968786" calcext:value-type="float">
            <text:p>29,659687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4 15:36:48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29.3893539" calcext:value-type="float">
            <text:p>29,3893539</text:p>
          </table:table-cell>
          <table:table-cell table:style-name="ce1" table:content-validation-name="val1" office:value-type="float" office:value="29.63963671" calcext:value-type="float">
            <text:p>29,639636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3 19:01:50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38.08341675" calcext:value-type="float">
            <text:p>38,08341675</text:p>
          </table:table-cell>
          <table:table-cell table:style-name="ce1" table:content-validation-name="val1" office:value-type="float" office:value="29.62485413" calcext:value-type="float">
            <text:p>29,624854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0/2014 9:44:02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34.07366756" calcext:value-type="float">
            <text:p>34,07366756</text:p>
          </table:table-cell>
          <table:table-cell table:style-name="ce1" table:content-validation-name="val1" office:value-type="float" office:value="29.61932214" calcext:value-type="float">
            <text:p>29,619322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1/2014 20:51:22</text:p>
          </table:table-cell>
          <table:table-cell table:style-name="ce1" table:content-validation-name="val1" office:value-type="float" office:value="51.7333917" calcext:value-type="float">
            <text:p>51,7333917</text:p>
          </table:table-cell>
          <table:table-cell table:style-name="ce1" table:content-validation-name="val1" office:value-type="float" office:value="41.79746982" calcext:value-type="float">
            <text:p>41,79746982</text:p>
          </table:table-cell>
          <table:table-cell table:style-name="ce1" table:content-validation-name="val1" office:value-type="float" office:value="29.55315525" calcext:value-type="float">
            <text:p>29,553155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8/2015 23:27:52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29.55238862" calcext:value-type="float">
            <text:p>29,55238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6 1:45:55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29.55238862" calcext:value-type="float">
            <text:p>29,55238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6/2014 14:19:59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35.27944815" calcext:value-type="float">
            <text:p>35,27944815</text:p>
          </table:table-cell>
          <table:table-cell table:style-name="ce1" table:content-validation-name="val1" office:value-type="float" office:value="29.55238862" calcext:value-type="float">
            <text:p>29,552388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6 2:03:34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style-name="ce1" table:content-validation-name="val1" office:value-type="float" office:value="34.01639881" calcext:value-type="float">
            <text:p>34,01639881</text:p>
          </table:table-cell>
          <table:table-cell table:style-name="ce1" table:content-validation-name="val1" office:value-type="float" office:value="29.55238862" calcext:value-type="float">
            <text:p>29,55238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0/2016 7:07:54</text:p>
          </table:table-cell>
          <table:table-cell table:style-name="ce1" table:content-validation-name="val1" office:value-type="float" office:value="36.81844136" calcext:value-type="float">
            <text:p>36,81844136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29.55238862" calcext:value-type="float">
            <text:p>29,552388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31/2016 1:02:54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0.35265087" calcext:value-type="float">
            <text:p>30,35265087</text:p>
          </table:table-cell>
          <table:table-cell table:style-name="ce1" table:content-validation-name="val1" office:value-type="float" office:value="29.55238862" calcext:value-type="float">
            <text:p>29,552388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9:47:13</text:p>
          </table:table-cell>
          <table:table-cell table:style-name="ce1" table:content-validation-name="val1" office:value-type="float" office:value="36.818" calcext:value-type="float">
            <text:p>36,818</text:p>
          </table:table-cell>
          <table:table-cell table:style-name="ce1" table:content-validation-name="val1" office:value-type="float" office:value="36.684" calcext:value-type="float">
            <text:p>36,684</text:p>
          </table:table-cell>
          <table:table-cell table:style-name="ce1" table:content-validation-name="val1" office:value-type="float" office:value="29.552" calcext:value-type="float">
            <text:p>29,5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30/2014 11:53:58</text:p>
          </table:table-cell>
          <table:table-cell table:style-name="ce1" table:content-validation-name="val1" office:value-type="float" office:value="53.16" calcext:value-type="float">
            <text:p>53,16</text:p>
          </table:table-cell>
          <table:table-cell table:style-name="ce1" table:content-validation-name="val1" office:value-type="float" office:value="39.96" calcext:value-type="float">
            <text:p>39,96</text:p>
          </table:table-cell>
          <table:table-cell table:style-name="ce1" table:content-validation-name="val1" office:value-type="float" office:value="29.55" calcext:value-type="float">
            <text:p>29,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3/2015 15:05:01</text:p>
          </table:table-cell>
          <table:table-cell table:style-name="ce1" table:content-validation-name="val1" office:value-type="float" office:value="14.41" calcext:value-type="float">
            <text:p>14,41</text:p>
          </table:table-cell>
          <table:table-cell table:style-name="ce1" table:content-validation-name="val1" office:value-type="float" office:value="38.67" calcext:value-type="float">
            <text:p>38,67</text:p>
          </table:table-cell>
          <table:table-cell table:style-name="ce1" table:content-validation-name="val1" office:value-type="float" office:value="29.55" calcext:value-type="float">
            <text:p>29,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6 2:07:05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36.53" calcext:value-type="float">
            <text:p>36,53</text:p>
          </table:table-cell>
          <table:table-cell table:style-name="ce1" table:content-validation-name="val1" office:value-type="float" office:value="29.55" calcext:value-type="float">
            <text:p>29,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3 10:29:54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35.28" calcext:value-type="float">
            <text:p>35,28</text:p>
          </table:table-cell>
          <table:table-cell table:style-name="ce1" table:content-validation-name="val1" office:value-type="float" office:value="29.55" calcext:value-type="float">
            <text:p>29,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1/2015 14:27:17</text:p>
          </table:table-cell>
          <table:table-cell table:style-name="ce1" table:content-validation-name="val1" office:value-type="float" office:value="13.85616705" calcext:value-type="float">
            <text:p>13,85616705</text:p>
          </table:table-cell>
          <table:table-cell table:style-name="ce1" table:content-validation-name="val1" office:value-type="float" office:value="27.92" calcext:value-type="float">
            <text:p>27,92</text:p>
          </table:table-cell>
          <table:table-cell table:style-name="ce1" table:content-validation-name="val1" office:value-type="float" office:value="29.55" calcext:value-type="float">
            <text:p>29,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8:37:26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25.05" calcext:value-type="float">
            <text:p>25,05</text:p>
          </table:table-cell>
          <table:table-cell table:style-name="ce1" table:content-validation-name="val1" office:value-type="float" office:value="29.55" calcext:value-type="float">
            <text:p>29,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9/2016 13:31:15</text:p>
          </table:table-cell>
          <table:table-cell table:style-name="ce1" table:content-validation-name="val1" office:value-type="float" office:value="38.46" calcext:value-type="float">
            <text:p>38,46</text:p>
          </table:table-cell>
          <table:table-cell table:style-name="ce1" table:content-validation-name="val1" office:value-type="float" office:value="28.28" calcext:value-type="float">
            <text:p>28,28</text:p>
          </table:table-cell>
          <table:table-cell table:style-name="ce1" table:content-validation-name="val1" office:value-type="float" office:value="29.54" calcext:value-type="float">
            <text:p>29,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5/2014 13:42:02</text:p>
          </table:table-cell>
          <table:table-cell table:style-name="ce1" table:content-validation-name="val1" office:value-type="float" office:value="13.30978678" calcext:value-type="float">
            <text:p>13,30978678</text:p>
          </table:table-cell>
          <table:table-cell table:style-name="ce1" table:content-validation-name="val1" office:value-type="float" office:value="45.15481223" calcext:value-type="float">
            <text:p>45,15481223</text:p>
          </table:table-cell>
          <table:table-cell table:style-name="ce1" table:content-validation-name="val1" office:value-type="float" office:value="29.52748098" calcext:value-type="float">
            <text:p>29,527480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6/2015 9:13:13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29.43009915" calcext:value-type="float">
            <text:p>29,430099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6 10:00:49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42.33045307" calcext:value-type="float">
            <text:p>42,33045307</text:p>
          </table:table-cell>
          <table:table-cell table:style-name="ce1" table:content-validation-name="val1" office:value-type="float" office:value="29.43009915" calcext:value-type="float">
            <text:p>29,430099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3/2016 1:24:41</text:p>
          </table:table-cell>
          <table:table-cell table:style-name="ce1" table:content-validation-name="val1" office:value-type="float" office:value="22.92318229" calcext:value-type="float">
            <text:p>22,92318229</text:p>
          </table:table-cell>
          <table:table-cell table:style-name="ce1" table:content-validation-name="val1" office:value-type="float" office:value="40.20082252" calcext:value-type="float">
            <text:p>40,20082252</text:p>
          </table:table-cell>
          <table:table-cell table:style-name="ce1" table:content-validation-name="val1" office:value-type="float" office:value="29.43009915" calcext:value-type="float">
            <text:p>29,430099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2/2014 23:57:47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29.43009915" calcext:value-type="float">
            <text:p>29,430099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2/2016 9:48:51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34.84368986" calcext:value-type="float">
            <text:p>34,84368986</text:p>
          </table:table-cell>
          <table:table-cell table:style-name="ce1" table:content-validation-name="val1" office:value-type="float" office:value="29.43009915" calcext:value-type="float">
            <text:p>29,430099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7/2015 4:39:51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29.53136807" calcext:value-type="float">
            <text:p>29,53136807</text:p>
          </table:table-cell>
          <table:table-cell table:style-name="ce1" table:content-validation-name="val1" office:value-type="float" office:value="29.43009915" calcext:value-type="float">
            <text:p>29,430099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5 6:52:48</text:p>
          </table:table-cell>
          <table:table-cell table:style-name="ce1" table:content-validation-name="val1" office:value-type="float" office:value="22.361" calcext:value-type="float">
            <text:p>22,361</text:p>
          </table:table-cell>
          <table:table-cell table:style-name="ce1" table:content-validation-name="val1" office:value-type="float" office:value="36.742" calcext:value-type="float">
            <text:p>36,742</text:p>
          </table:table-cell>
          <table:table-cell table:style-name="ce1" table:content-validation-name="val1" office:value-type="float" office:value="29.43" calcext:value-type="float">
            <text:p>29,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5 18:45:15</text:p>
          </table:table-cell>
          <table:table-cell table:style-name="ce1" table:content-validation-name="val1" office:value-type="float" office:value="49.44794676" calcext:value-type="float">
            <text:p>49,44794676</text:p>
          </table:table-cell>
          <table:table-cell table:style-name="ce1" table:content-validation-name="val1" office:value-type="float" office:value="42.12894527" calcext:value-type="float">
            <text:p>42,12894527</text:p>
          </table:table-cell>
          <table:table-cell table:style-name="ce1" table:content-validation-name="val1" office:value-type="float" office:value="29.41320478" calcext:value-type="float">
            <text:p>29,4132047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8/2015 2:59:06</text:p>
          </table:table-cell>
          <table:table-cell table:style-name="ce1" table:content-validation-name="val1" office:value-type="float" office:value="25.8918" calcext:value-type="float">
            <text:p>25,8918</text:p>
          </table:table-cell>
          <table:table-cell table:style-name="ce1" table:content-validation-name="val1" office:value-type="float" office:value="38.9669" calcext:value-type="float">
            <text:p>38,9669</text:p>
          </table:table-cell>
          <table:table-cell table:style-name="ce1" table:content-validation-name="val1" office:value-type="float" office:value="29.4017" calcext:value-type="float">
            <text:p>29,40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5/2015 20:32:03</text:p>
          </table:table-cell>
          <table:table-cell table:style-name="ce1" table:content-validation-name="val1" office:value-type="float" office:value="38.41801004" calcext:value-type="float">
            <text:p>38,41801004</text:p>
          </table:table-cell>
          <table:table-cell table:style-name="ce1" table:content-validation-name="val1" office:value-type="float" office:value="43.47609502" calcext:value-type="float">
            <text:p>43,47609502</text:p>
          </table:table-cell>
          <table:table-cell table:style-name="ce1" table:content-validation-name="val1" office:value-type="float" office:value="29.38190399" calcext:value-type="float">
            <text:p>29,381903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7/2016 14:48:40</text:p>
          </table:table-cell>
          <table:table-cell table:style-name="ce1" table:content-validation-name="val1" office:value-type="float" office:value="26.02390752" calcext:value-type="float">
            <text:p>26,02390752</text:p>
          </table:table-cell>
          <table:table-cell table:style-name="ce1" table:content-validation-name="val1" office:value-type="float" office:value="28.47691503" calcext:value-type="float">
            <text:p>28,47691503</text:p>
          </table:table-cell>
          <table:table-cell table:style-name="ce1" table:content-validation-name="val1" office:value-type="float" office:value="29.37564821" calcext:value-type="float">
            <text:p>29,375648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9/2015 23:37:36</text:p>
          </table:table-cell>
          <table:table-cell table:style-name="ce1" table:content-validation-name="val1" office:value-type="float" office:value="25.67830398" calcext:value-type="float">
            <text:p>25,67830398</text:p>
          </table:table-cell>
          <table:table-cell table:style-name="ce1" table:content-validation-name="val1" office:value-type="float" office:value="39.39151655" calcext:value-type="float">
            <text:p>39,39151655</text:p>
          </table:table-cell>
          <table:table-cell table:style-name="ce1" table:content-validation-name="val1" office:value-type="float" office:value="29.33292211" calcext:value-type="float">
            <text:p>29,332922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3 20:55:55</text:p>
          </table:table-cell>
          <table:table-cell table:style-name="ce1" table:content-validation-name="val1" office:value-type="float" office:value="37.41807572" calcext:value-type="float">
            <text:p>37,41807572</text:p>
          </table:table-cell>
          <table:table-cell table:style-name="ce1" table:content-validation-name="val1" office:value-type="float" office:value="36.65" calcext:value-type="float">
            <text:p>36,65</text:p>
          </table:table-cell>
          <table:table-cell table:style-name="ce1" table:content-validation-name="val1" office:value-type="float" office:value="29.33" calcext:value-type="float">
            <text:p>29,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3 14:32:39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50.4274098" calcext:value-type="float">
            <text:p>50,4274098</text:p>
          </table:table-cell>
          <table:table-cell table:style-name="ce1" table:content-validation-name="val1" office:value-type="float" office:value="29.32022307" calcext:value-type="float">
            <text:p>29,320223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7/2015 11:09:52</text:p>
          </table:table-cell>
          <table:table-cell table:style-name="ce1" table:content-validation-name="val1" office:value-type="float" office:value="61.8499" calcext:value-type="float">
            <text:p>61,8499</text:p>
          </table:table-cell>
          <table:table-cell table:style-name="ce1" table:content-validation-name="val1" office:value-type="float" office:value="47.502" calcext:value-type="float">
            <text:p>47,502</text:p>
          </table:table-cell>
          <table:table-cell table:style-name="ce1" table:content-validation-name="val1" office:value-type="float" office:value="29.32" calcext:value-type="float">
            <text:p>29,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6 18:33:49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44.043987" calcext:value-type="float">
            <text:p>44,043987</text:p>
          </table:table-cell>
          <table:table-cell table:style-name="ce1" table:content-validation-name="val1" office:value-type="float" office:value="29.31991" calcext:value-type="float">
            <text:p>29,319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9/2015 17:38:17</text:p>
          </table:table-cell>
          <table:table-cell table:style-name="ce1" table:content-validation-name="val1" office:value-type="float" office:value="57.59835737" calcext:value-type="float">
            <text:p>57,59835737</text:p>
          </table:table-cell>
          <table:table-cell table:style-name="ce1" table:content-validation-name="val1" office:value-type="float" office:value="36.51166445" calcext:value-type="float">
            <text:p>36,51166445</text:p>
          </table:table-cell>
          <table:table-cell table:style-name="ce1" table:content-validation-name="val1" office:value-type="float" office:value="29.29650024" calcext:value-type="float">
            <text:p>29,296500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3 8:54:29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9.19122085" calcext:value-type="float">
            <text:p>39,19122085</text:p>
          </table:table-cell>
          <table:table-cell table:style-name="ce1" table:content-validation-name="val1" office:value-type="float" office:value="29.28837774" calcext:value-type="float">
            <text:p>29,288377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6 23:44:20</text:p>
          </table:table-cell>
          <table:table-cell table:style-name="ce1" table:content-validation-name="val1" office:value-type="float" office:value="20.93813373" calcext:value-type="float">
            <text:p>20,93813373</text:p>
          </table:table-cell>
          <table:table-cell table:style-name="ce1" table:content-validation-name="val1" office:value-type="float" office:value="15.46174897" calcext:value-type="float">
            <text:p>15,46174897</text:p>
          </table:table-cell>
          <table:table-cell table:style-name="ce1" table:content-validation-name="val1" office:value-type="float" office:value="29.2784836" calcext:value-type="float">
            <text:p>29,27848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8/2013 3:07:44</text:p>
          </table:table-cell>
          <table:table-cell table:style-name="ce1" table:content-validation-name="val1" office:value-type="float" office:value="53.00747476" calcext:value-type="float">
            <text:p>53,00747476</text:p>
          </table:table-cell>
          <table:table-cell table:style-name="ce1" table:content-validation-name="val1" office:value-type="float" office:value="51.51561661" calcext:value-type="float">
            <text:p>51,51561661</text:p>
          </table:table-cell>
          <table:table-cell table:style-name="ce1" table:content-validation-name="val1" office:value-type="float" office:value="29.24394484" calcext:value-type="float">
            <text:p>29,243944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5 14:57:55</text:p>
          </table:table-cell>
          <table:table-cell table:style-name="ce1" table:content-validation-name="val1" office:value-type="float" office:value="42.19095492" calcext:value-type="float">
            <text:p>42,19095492</text:p>
          </table:table-cell>
          <table:table-cell table:style-name="ce1" table:content-validation-name="val1" office:value-type="float" office:value="41.975035" calcext:value-type="float">
            <text:p>41,975035</text:p>
          </table:table-cell>
          <table:table-cell table:style-name="ce1" table:content-validation-name="val1" office:value-type="float" office:value="29.22680555" calcext:value-type="float">
            <text:p>29,226805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31/2015 22:33:15</text:p>
          </table:table-cell>
          <table:table-cell table:style-name="ce1" table:content-validation-name="val1" office:value-type="float" office:value="43.205404" calcext:value-type="float">
            <text:p>43,205404</text:p>
          </table:table-cell>
          <table:table-cell table:style-name="ce1" table:content-validation-name="val1" office:value-type="float" office:value="29.634608" calcext:value-type="float">
            <text:p>29,634608</text:p>
          </table:table-cell>
          <table:table-cell table:style-name="ce1" table:content-validation-name="val1" office:value-type="float" office:value="29.224829" calcext:value-type="float">
            <text:p>29,2248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9/2015 18:24:55</text:p>
          </table:table-cell>
          <table:table-cell table:style-name="ce1" table:content-validation-name="val1" office:value-type="float" office:value="44.5889" calcext:value-type="float">
            <text:p>44,5889</text:p>
          </table:table-cell>
          <table:table-cell table:style-name="ce1" table:content-validation-name="val1" office:value-type="float" office:value="33.07186" calcext:value-type="float">
            <text:p>33,07186</text:p>
          </table:table-cell>
          <table:table-cell table:style-name="ce1" table:content-validation-name="val1" office:value-type="float" office:value="29.21566" calcext:value-type="float">
            <text:p>29,215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3 22:06:52</text:p>
          </table:table-cell>
          <table:table-cell table:style-name="ce1" table:content-validation-name="val1" office:value-type="float" office:value="60.91" calcext:value-type="float">
            <text:p>60,91</text:p>
          </table:table-cell>
          <table:table-cell table:style-name="ce1" table:content-validation-name="val1" office:value-type="float" office:value="36.6" calcext:value-type="float">
            <text:p>36,6</text:p>
          </table:table-cell>
          <table:table-cell table:style-name="ce1" table:content-validation-name="val1" office:value-type="float" office:value="29.2" calcext:value-type="float">
            <text:p>29,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0/2014 13:28:46</text:p>
          </table:table-cell>
          <table:table-cell table:style-name="ce1" table:content-validation-name="val1" office:value-type="float" office:value="13.65533655" calcext:value-type="float">
            <text:p>13,65533655</text:p>
          </table:table-cell>
          <table:table-cell table:style-name="ce1" table:content-validation-name="val1" office:value-type="float" office:value="31.01747009" calcext:value-type="float">
            <text:p>31,01747009</text:p>
          </table:table-cell>
          <table:table-cell table:style-name="ce1" table:content-validation-name="val1" office:value-type="float" office:value="29.19052682" calcext:value-type="float">
            <text:p>29,1905268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6/2016 4:13:55</text:p>
          </table:table-cell>
          <table:table-cell table:style-name="ce1" table:content-validation-name="val1" office:value-type="float" office:value="43.43883205" calcext:value-type="float">
            <text:p>43,43883205</text:p>
          </table:table-cell>
          <table:table-cell table:style-name="ce1" table:content-validation-name="val1" office:value-type="float" office:value="32.40514793" calcext:value-type="float">
            <text:p>32,40514793</text:p>
          </table:table-cell>
          <table:table-cell table:style-name="ce1" table:content-validation-name="val1" office:value-type="float" office:value="29.18249259" calcext:value-type="float">
            <text:p>29,182492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20:21:47</text:p>
          </table:table-cell>
          <table:table-cell table:style-name="ce1" table:content-validation-name="val1" office:value-type="float" office:value="25.62891096" calcext:value-type="float">
            <text:p>25,62891096</text:p>
          </table:table-cell>
          <table:table-cell table:style-name="ce1" table:content-validation-name="val1" office:value-type="float" office:value="43.29427611" calcext:value-type="float">
            <text:p>43,29427611</text:p>
          </table:table-cell>
          <table:table-cell table:style-name="ce1" table:content-validation-name="val1" office:value-type="float" office:value="29.17314991" calcext:value-type="float">
            <text:p>29,173149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5 19:39:13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36.78" calcext:value-type="float">
            <text:p>36,78</text:p>
          </table:table-cell>
          <table:table-cell table:style-name="ce1" table:content-validation-name="val1" office:value-type="float" office:value="29.17" calcext:value-type="float">
            <text:p>29,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5 16:27:04</text:p>
          </table:table-cell>
          <table:table-cell table:style-name="ce1" table:content-validation-name="val1" office:value-type="float" office:value="52.0765" calcext:value-type="float">
            <text:p>52,0765</text:p>
          </table:table-cell>
          <table:table-cell table:style-name="ce1" table:content-validation-name="val1" office:value-type="float" office:value="38.5617" calcext:value-type="float">
            <text:p>38,5617</text:p>
          </table:table-cell>
          <table:table-cell table:style-name="ce1" table:content-validation-name="val1" office:value-type="float" office:value="29.141" calcext:value-type="float">
            <text:p>29,1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8/2015 13:11:19</text:p>
          </table:table-cell>
          <table:table-cell table:style-name="ce1" table:content-validation-name="val1" office:value-type="float" office:value="47.79" calcext:value-type="float">
            <text:p>47,79</text:p>
          </table:table-cell>
          <table:table-cell table:style-name="ce1" table:content-validation-name="val1" office:value-type="float" office:value="30.3424" calcext:value-type="float">
            <text:p>30,3424</text:p>
          </table:table-cell>
          <table:table-cell table:style-name="ce1" table:content-validation-name="val1" office:value-type="float" office:value="29.0729" calcext:value-type="float">
            <text:p>29,07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7/2015 13:00:23</text:p>
          </table:table-cell>
          <table:table-cell table:style-name="ce1" table:content-validation-name="val1" office:value-type="float" office:value="16.02" calcext:value-type="float">
            <text:p>16,02</text:p>
          </table:table-cell>
          <table:table-cell table:style-name="ce1" table:content-validation-name="val1" office:value-type="float" office:value="31.6485" calcext:value-type="float">
            <text:p>31,6485</text:p>
          </table:table-cell>
          <table:table-cell table:style-name="ce1" table:content-validation-name="val1" office:value-type="float" office:value="29.0584" calcext:value-type="float">
            <text:p>29,05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7/2014 15:52:05</text:p>
          </table:table-cell>
          <table:table-cell table:style-name="ce1" table:content-validation-name="val1" office:value-type="float" office:value="45.92" calcext:value-type="float">
            <text:p>45,92</text:p>
          </table:table-cell>
          <table:table-cell table:style-name="ce1" table:content-validation-name="val1" office:value-type="float" office:value="38.26" calcext:value-type="float">
            <text:p>38,26</text:p>
          </table:table-cell>
          <table:table-cell table:style-name="ce1" table:content-validation-name="val1" office:value-type="float" office:value="29.05" calcext:value-type="float">
            <text:p>29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5/2015 6:55:30</text:p>
          </table:table-cell>
          <table:table-cell table:style-name="ce1" table:content-validation-name="val1" office:value-type="float" office:value="49.9" calcext:value-type="float">
            <text:p>49,9</text:p>
          </table:table-cell>
          <table:table-cell table:style-name="ce1" table:content-validation-name="val1" office:value-type="float" office:value="22.6" calcext:value-type="float">
            <text:p>22,6</text:p>
          </table:table-cell>
          <table:table-cell table:style-name="ce1" table:content-validation-name="val1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4/2016 12:22:33</text:p>
          </table:table-cell>
          <table:table-cell table:style-name="ce1" table:content-validation-name="val1" office:value-type="float" office:value="58.21831242" calcext:value-type="float">
            <text:p>58,21831242</text:p>
          </table:table-cell>
          <table:table-cell table:style-name="ce1" table:content-validation-name="val1" office:value-type="float" office:value="37.88378993" calcext:value-type="float">
            <text:p>37,88378993</text:p>
          </table:table-cell>
          <table:table-cell table:style-name="ce1" table:content-validation-name="val1" office:value-type="float" office:value="28.98877669" calcext:value-type="float">
            <text:p>28,988776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4/2015 5:02:44</text:p>
          </table:table-cell>
          <table:table-cell table:style-name="ce1" table:content-validation-name="val1" office:value-type="float" office:value="36.771308" calcext:value-type="float">
            <text:p>36,771308</text:p>
          </table:table-cell>
          <table:table-cell table:style-name="ce1" table:content-validation-name="val1" office:value-type="float" office:value="38.09818459" calcext:value-type="float">
            <text:p>38,09818459</text:p>
          </table:table-cell>
          <table:table-cell table:style-name="ce1" table:content-validation-name="val1" office:value-type="float" office:value="28.96938713" calcext:value-type="float">
            <text:p>28,969387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6/2015 5:56:03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43.20794531" calcext:value-type="float">
            <text:p>43,20794531</text:p>
          </table:table-cell>
          <table:table-cell table:style-name="ce1" table:content-validation-name="val1" office:value-type="float" office:value="28.96425464" calcext:value-type="float">
            <text:p>28,964254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9/2013 13:44:52</text:p>
          </table:table-cell>
          <table:table-cell table:style-name="ce1" table:content-validation-name="val1" office:value-type="float" office:value="47.74" calcext:value-type="float">
            <text:p>47,74</text:p>
          </table:table-cell>
          <table:table-cell table:style-name="ce1" table:content-validation-name="val1" office:value-type="float" office:value="30.52" calcext:value-type="float">
            <text:p>30,52</text:p>
          </table:table-cell>
          <table:table-cell table:style-name="ce1" table:content-validation-name="val1" office:value-type="float" office:value="28.955" calcext:value-type="float">
            <text:p>28,9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2/2015 9:57:04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style-name="ce1" table:content-validation-name="val1" office:value-type="float" office:value="37.67" calcext:value-type="float">
            <text:p>37,67</text:p>
          </table:table-cell>
          <table:table-cell table:style-name="ce1" table:content-validation-name="val1" office:value-type="float" office:value="28.885" calcext:value-type="float">
            <text:p>28,88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3/2015 8:15:01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4.425" calcext:value-type="float">
            <text:p>34,425</text:p>
          </table:table-cell>
          <table:table-cell table:style-name="ce1" table:content-validation-name="val1" office:value-type="float" office:value="28.885" calcext:value-type="float">
            <text:p>28,8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6 1:43:13</text:p>
          </table:table-cell>
          <table:table-cell table:style-name="ce1" table:content-validation-name="val1" office:value-type="float" office:value="23.98" calcext:value-type="float">
            <text:p>23,98</text:p>
          </table:table-cell>
          <table:table-cell table:style-name="ce1" table:content-validation-name="val1" office:value-type="float" office:value="38.71" calcext:value-type="float">
            <text:p>38,71</text:p>
          </table:table-cell>
          <table:table-cell table:style-name="ce1" table:content-validation-name="val1" office:value-type="float" office:value="28.88" calcext:value-type="float">
            <text:p>28,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3/2016 15:24:45</text:p>
          </table:table-cell>
          <table:table-cell table:style-name="ce1" table:content-validation-name="val1" office:value-type="float" office:value="14.7092469" calcext:value-type="float">
            <text:p>14,7092469</text:p>
          </table:table-cell>
          <table:table-cell table:style-name="ce1" table:content-validation-name="val1" office:value-type="float" office:value="46.14179609" calcext:value-type="float">
            <text:p>46,14179609</text:p>
          </table:table-cell>
          <table:table-cell table:style-name="ce1" table:content-validation-name="val1" office:value-type="float" office:value="28.85985212" calcext:value-type="float">
            <text:p>28,859852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6/2015 17:29:04</text:p>
          </table:table-cell>
          <table:table-cell table:style-name="ce1" table:content-validation-name="val1" office:value-type="float" office:value="52.077" calcext:value-type="float">
            <text:p>52,077</text:p>
          </table:table-cell>
          <table:table-cell table:style-name="ce1" table:content-validation-name="val1" office:value-type="float" office:value="43.742" calcext:value-type="float">
            <text:p>43,742</text:p>
          </table:table-cell>
          <table:table-cell table:style-name="ce1" table:content-validation-name="val1" office:value-type="float" office:value="28.853" calcext:value-type="float">
            <text:p>28,8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6/2015 2:54:55</text:p>
          </table:table-cell>
          <table:table-cell table:style-name="ce1" table:content-validation-name="val1" office:value-type="float" office:value="35.43" calcext:value-type="float">
            <text:p>35,43</text:p>
          </table:table-cell>
          <table:table-cell table:style-name="ce1" table:content-validation-name="val1" office:value-type="float" office:value="50.43" calcext:value-type="float">
            <text:p>50,43</text:p>
          </table:table-cell>
          <table:table-cell table:style-name="ce1" table:content-validation-name="val1" office:value-type="float" office:value="28.84" calcext:value-type="float">
            <text:p>28,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2/2016 8:03:20</text:p>
          </table:table-cell>
          <table:table-cell table:style-name="ce1" table:content-validation-name="val1" office:value-type="float" office:value="9.62" calcext:value-type="float">
            <text:p>9,62</text:p>
          </table:table-cell>
          <table:table-cell table:style-name="ce1" table:content-validation-name="val1" office:value-type="float" office:value="32.33664861" calcext:value-type="float">
            <text:p>32,33664861</text:p>
          </table:table-cell>
          <table:table-cell table:style-name="ce1" table:content-validation-name="val1" office:value-type="float" office:value="28.79498436" calcext:value-type="float">
            <text:p>28,794984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6 22:32:01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27.20933336" calcext:value-type="float">
            <text:p>27,20933336</text:p>
          </table:table-cell>
          <table:table-cell table:style-name="ce1" table:content-validation-name="val1" office:value-type="float" office:value="28.79" calcext:value-type="float">
            <text:p>28,7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5 15:13:19</text:p>
          </table:table-cell>
          <table:table-cell table:style-name="ce1" table:content-validation-name="val1" office:value-type="float" office:value="49.90297065" calcext:value-type="float">
            <text:p>49,90297065</text:p>
          </table:table-cell>
          <table:table-cell table:style-name="ce1" table:content-validation-name="val1" office:value-type="float" office:value="37.37860202" calcext:value-type="float">
            <text:p>37,37860202</text:p>
          </table:table-cell>
          <table:table-cell table:style-name="ce1" table:content-validation-name="val1" office:value-type="float" office:value="28.75" calcext:value-type="float">
            <text:p>28,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7/2014 14:41:15</text:p>
          </table:table-cell>
          <table:table-cell table:style-name="ce1" table:content-validation-name="val1" office:value-type="float" office:value="52.74" calcext:value-type="float">
            <text:p>52,74</text:p>
          </table:table-cell>
          <table:table-cell table:number-columns-repeated="2" table:style-name="ce1" table:content-validation-name="val1" office:value-type="float" office:value="28.75" calcext:value-type="float">
            <text:p>28,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3/2015 5:37:32</text:p>
          </table:table-cell>
          <table:table-cell table:style-name="ce1" table:content-validation-name="val1" office:value-type="float" office:value="53.1656567" calcext:value-type="float">
            <text:p>53,1656567</text:p>
          </table:table-cell>
          <table:table-cell table:number-columns-repeated="2" table:style-name="ce1" table:content-validation-name="val1" office:value-type="float" office:value="28.69717674" calcext:value-type="float">
            <text:p>28,697176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19/2014 7:56:55</text:p>
          </table:table-cell>
          <table:table-cell table:style-name="ce1" table:content-validation-name="val1" office:value-type="float" office:value="37.23" calcext:value-type="float">
            <text:p>37,23</text:p>
          </table:table-cell>
          <table:table-cell table:style-name="ce1" table:content-validation-name="val1" office:value-type="float" office:value="36.737" calcext:value-type="float">
            <text:p>36,737</text:p>
          </table:table-cell>
          <table:table-cell table:style-name="ce1" table:content-validation-name="val1" office:value-type="float" office:value="28.69" calcext:value-type="float">
            <text:p>28,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9/2016 15:11:01</text:p>
          </table:table-cell>
          <table:table-cell table:style-name="ce1" table:content-validation-name="val1" office:value-type="float" office:value="26.1604" calcext:value-type="float">
            <text:p>26,1604</text:p>
          </table:table-cell>
          <table:table-cell table:style-name="ce1" table:content-validation-name="val1" office:value-type="float" office:value="47.2033" calcext:value-type="float">
            <text:p>47,2033</text:p>
          </table:table-cell>
          <table:table-cell table:style-name="ce1" table:content-validation-name="val1" office:value-type="float" office:value="28.686" calcext:value-type="float">
            <text:p>28,6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6 7:18:13</text:p>
          </table:table-cell>
          <table:table-cell table:style-name="ce1" table:content-validation-name="val1" office:value-type="float" office:value="30.502" calcext:value-type="float">
            <text:p>30,502</text:p>
          </table:table-cell>
          <table:table-cell table:style-name="ce1" table:content-validation-name="val1" office:value-type="float" office:value="22.47546889" calcext:value-type="float">
            <text:p>22,47546889</text:p>
          </table:table-cell>
          <table:table-cell table:style-name="ce1" table:content-validation-name="val1" office:value-type="float" office:value="28.66331689" calcext:value-type="float">
            <text:p>28,663316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6 7:20:25</text:p>
          </table:table-cell>
          <table:table-cell table:style-name="ce1" table:content-validation-name="val1" office:value-type="float" office:value="30.502" calcext:value-type="float">
            <text:p>30,502</text:p>
          </table:table-cell>
          <table:table-cell table:style-name="ce1" table:content-validation-name="val1" office:value-type="float" office:value="22.47546889" calcext:value-type="float">
            <text:p>22,47546889</text:p>
          </table:table-cell>
          <table:table-cell table:style-name="ce1" table:content-validation-name="val1" office:value-type="float" office:value="28.66331689" calcext:value-type="float">
            <text:p>28,6633168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4/2015 10:36:36</text:p>
          </table:table-cell>
          <table:table-cell table:style-name="ce1" table:content-validation-name="val1" office:value-type="float" office:value="23.22223768" calcext:value-type="float">
            <text:p>23,22223768</text:p>
          </table:table-cell>
          <table:table-cell table:style-name="ce1" table:content-validation-name="val1" office:value-type="float" office:value="39.34658008" calcext:value-type="float">
            <text:p>39,34658008</text:p>
          </table:table-cell>
          <table:table-cell table:style-name="ce1" table:content-validation-name="val1" office:value-type="float" office:value="28.60632533" calcext:value-type="float">
            <text:p>28,6063253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3/2015 8:56:3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7.50893562" calcext:value-type="float">
            <text:p>37,50893562</text:p>
          </table:table-cell>
          <table:table-cell table:style-name="ce1" table:content-validation-name="val1" office:value-type="float" office:value="28.59328063" calcext:value-type="float">
            <text:p>28,593280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31/2013 2:25:53</text:p>
          </table:table-cell>
          <table:table-cell table:style-name="ce1" table:content-validation-name="val1" office:value-type="float" office:value="45.91897301" calcext:value-type="float">
            <text:p>45,91897301</text:p>
          </table:table-cell>
          <table:table-cell table:style-name="ce1" table:content-validation-name="val1" office:value-type="float" office:value="38.44808499" calcext:value-type="float">
            <text:p>38,44808499</text:p>
          </table:table-cell>
          <table:table-cell table:style-name="ce1" table:content-validation-name="val1" office:value-type="float" office:value="28.58556473" calcext:value-type="float">
            <text:p>28,585564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4/2016 10:06:17</text:p>
          </table:table-cell>
          <table:table-cell table:style-name="ce1" table:content-validation-name="val1" office:value-type="float" office:value="49.97602746" calcext:value-type="float">
            <text:p>49,97602746</text:p>
          </table:table-cell>
          <table:table-cell table:style-name="ce1" table:content-validation-name="val1" office:value-type="float" office:value="41.67179114" calcext:value-type="float">
            <text:p>41,67179114</text:p>
          </table:table-cell>
          <table:table-cell table:style-name="ce1" table:content-validation-name="val1" office:value-type="float" office:value="28.57172531" calcext:value-type="float">
            <text:p>28,571725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7/2016 0:03:22</text:p>
          </table:table-cell>
          <table:table-cell table:style-name="ce1" table:content-validation-name="val1" office:value-type="float" office:value="22.36088208" calcext:value-type="float">
            <text:p>22,36088208</text:p>
          </table:table-cell>
          <table:table-cell table:style-name="ce1" table:content-validation-name="val1" office:value-type="float" office:value="35.20286916" calcext:value-type="float">
            <text:p>35,20286916</text:p>
          </table:table-cell>
          <table:table-cell table:style-name="ce1" table:content-validation-name="val1" office:value-type="float" office:value="28.56701701" calcext:value-type="float">
            <text:p>28,567017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4 12:57:30</text:p>
          </table:table-cell>
          <table:table-cell table:style-name="ce1" table:content-validation-name="val1" office:value-type="float" office:value="41.62" calcext:value-type="float">
            <text:p>41,62</text:p>
          </table:table-cell>
          <table:table-cell table:style-name="ce1" table:content-validation-name="val1" office:value-type="float" office:value="41.21" calcext:value-type="float">
            <text:p>41,21</text:p>
          </table:table-cell>
          <table:table-cell table:style-name="ce1" table:content-validation-name="val1" office:value-type="float" office:value="28.56" calcext:value-type="float">
            <text:p>28,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1/2016 13:10:48</text:p>
          </table:table-cell>
          <table:table-cell table:style-name="ce1" table:content-validation-name="val1" office:value-type="float" office:value="48.94684607" calcext:value-type="float">
            <text:p>48,94684607</text:p>
          </table:table-cell>
          <table:table-cell table:style-name="ce1" table:content-validation-name="val1" office:value-type="float" office:value="52.44841295" calcext:value-type="float">
            <text:p>52,44841295</text:p>
          </table:table-cell>
          <table:table-cell table:style-name="ce1" table:content-validation-name="val1" office:value-type="float" office:value="28.51340165" calcext:value-type="float">
            <text:p>28,513401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2:54:13</text:p>
          </table:table-cell>
          <table:table-cell table:style-name="ce1" table:content-validation-name="val1" office:value-type="float" office:value="41.36937863" calcext:value-type="float">
            <text:p>41,36937863</text:p>
          </table:table-cell>
          <table:table-cell table:style-name="ce1" table:content-validation-name="val1" office:value-type="float" office:value="38.53325657" calcext:value-type="float">
            <text:p>38,53325657</text:p>
          </table:table-cell>
          <table:table-cell table:style-name="ce1" table:content-validation-name="val1" office:value-type="float" office:value="28.51066337" calcext:value-type="float">
            <text:p>28,510663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6/2015 20:46:58</text:p>
          </table:table-cell>
          <table:table-cell table:style-name="ce1" table:content-validation-name="val1" office:value-type="float" office:value="52.868134" calcext:value-type="float">
            <text:p>52,868134</text:p>
          </table:table-cell>
          <table:table-cell table:style-name="ce1" table:content-validation-name="val1" office:value-type="float" office:value="41.08069466" calcext:value-type="float">
            <text:p>41,08069466</text:p>
          </table:table-cell>
          <table:table-cell table:style-name="ce1" table:content-validation-name="val1" office:value-type="float" office:value="28.50054199" calcext:value-type="float">
            <text:p>28,5005419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13/2015 16:27:16</text:p>
          </table:table-cell>
          <table:table-cell table:style-name="ce1" table:content-validation-name="val1" office:value-type="float" office:value="40.46" calcext:value-type="float">
            <text:p>40,46</text:p>
          </table:table-cell>
          <table:table-cell table:style-name="ce1" table:content-validation-name="val1" office:value-type="float" office:value="38.44" calcext:value-type="float">
            <text:p>38,44</text:p>
          </table:table-cell>
          <table:table-cell table:style-name="ce1" table:content-validation-name="val1" office:value-type="float" office:value="28.47" calcext:value-type="float">
            <text:p>28,4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6/2015 19:00:19</text:p>
          </table:table-cell>
          <table:table-cell table:style-name="ce1" table:content-validation-name="val1" office:value-type="float" office:value="37.81718516" calcext:value-type="float">
            <text:p>37,81718516</text:p>
          </table:table-cell>
          <table:table-cell table:style-name="ce1" table:content-validation-name="val1" office:value-type="float" office:value="47.21470713" calcext:value-type="float">
            <text:p>47,21470713</text:p>
          </table:table-cell>
          <table:table-cell table:style-name="ce1" table:content-validation-name="val1" office:value-type="float" office:value="28.42534062" calcext:value-type="float">
            <text:p>28,425340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4/2016 23:29:18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4.41" calcext:value-type="float">
            <text:p>34,41</text:p>
          </table:table-cell>
          <table:table-cell table:style-name="ce1" table:content-validation-name="val1" office:value-type="float" office:value="28.4" calcext:value-type="float">
            <text:p>28,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4 2:44:37</text:p>
          </table:table-cell>
          <table:table-cell table:style-name="ce1" table:content-validation-name="val1" office:value-type="float" office:value="51.73" calcext:value-type="float">
            <text:p>51,73</text:p>
          </table:table-cell>
          <table:table-cell table:style-name="ce1" table:content-validation-name="val1" office:value-type="float" office:value="35.426" calcext:value-type="float">
            <text:p>35,426</text:p>
          </table:table-cell>
          <table:table-cell table:style-name="ce1" table:content-validation-name="val1" office:value-type="float" office:value="28.36" calcext:value-type="float">
            <text:p>28,3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2/2015 10:05:08</text:p>
          </table:table-cell>
          <table:table-cell table:style-name="ce1" table:content-validation-name="val1" office:value-type="float" office:value="15.98337428" calcext:value-type="float">
            <text:p>15,98337428</text:p>
          </table:table-cell>
          <table:table-cell table:style-name="ce1" table:content-validation-name="val1" office:value-type="float" office:value="31.18781372" calcext:value-type="float">
            <text:p>31,18781372</text:p>
          </table:table-cell>
          <table:table-cell table:style-name="ce1" table:content-validation-name="val1" office:value-type="float" office:value="28.2995102" calcext:value-type="float">
            <text:p>28,299510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8/2014 10:42:22</text:p>
          </table:table-cell>
          <table:table-cell table:style-name="ce1" table:content-validation-name="val1" office:value-type="float" office:value="60.20085242" calcext:value-type="float">
            <text:p>60,20085242</text:p>
          </table:table-cell>
          <table:table-cell table:style-name="ce1" table:content-validation-name="val1" office:value-type="float" office:value="22.59390552" calcext:value-type="float">
            <text:p>22,59390552</text:p>
          </table:table-cell>
          <table:table-cell table:style-name="ce1" table:content-validation-name="val1" office:value-type="float" office:value="28.29667768" calcext:value-type="float">
            <text:p>28,296677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7/2015 5:43:47</text:p>
          </table:table-cell>
          <table:table-cell table:style-name="ce1" table:content-validation-name="val1" office:value-type="float" office:value="58.21831242" calcext:value-type="float">
            <text:p>58,21831242</text:p>
          </table:table-cell>
          <table:table-cell table:style-name="ce1" table:content-validation-name="val1" office:value-type="float" office:value="31.4441266" calcext:value-type="float">
            <text:p>31,4441266</text:p>
          </table:table-cell>
          <table:table-cell table:style-name="ce1" table:content-validation-name="val1" office:value-type="float" office:value="28.28455064" calcext:value-type="float">
            <text:p>28,284550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0/2015 10:44:25</text:p>
          </table:table-cell>
          <table:table-cell table:style-name="ce1" table:content-validation-name="val1" office:value-type="float" office:value="51.98" calcext:value-type="float">
            <text:p>51,98</text:p>
          </table:table-cell>
          <table:table-cell table:style-name="ce1" table:content-validation-name="val1" office:value-type="float" office:value="29.81" calcext:value-type="float">
            <text:p>29,81</text:p>
          </table:table-cell>
          <table:table-cell table:style-name="ce1" table:content-validation-name="val1" office:value-type="float" office:value="28.27" calcext:value-type="float">
            <text:p>28,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10/2015 0:25:41</text:p>
          </table:table-cell>
          <table:table-cell table:style-name="ce1" table:content-validation-name="val1" office:value-type="float" office:value="50.15278" calcext:value-type="float">
            <text:p>50,15278</text:p>
          </table:table-cell>
          <table:table-cell table:style-name="ce1" table:content-validation-name="val1" office:value-type="float" office:value="36.83207" calcext:value-type="float">
            <text:p>36,83207</text:p>
          </table:table-cell>
          <table:table-cell table:style-name="ce1" table:content-validation-name="val1" office:value-type="float" office:value="28.24957" calcext:value-type="float">
            <text:p>28,249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4 20:23:36</text:p>
          </table:table-cell>
          <table:table-cell table:style-name="ce1" table:content-validation-name="val1" office:value-type="float" office:value="49.42255057" calcext:value-type="float">
            <text:p>49,42255057</text:p>
          </table:table-cell>
          <table:table-cell table:style-name="ce1" table:content-validation-name="val1" office:value-type="float" office:value="40.79780675" calcext:value-type="float">
            <text:p>40,79780675</text:p>
          </table:table-cell>
          <table:table-cell table:style-name="ce1" table:content-validation-name="val1" office:value-type="float" office:value="28.24934815" calcext:value-type="float">
            <text:p>28,249348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5 3:26:15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32.57748255" calcext:value-type="float">
            <text:p>32,57748255</text:p>
          </table:table-cell>
          <table:table-cell table:style-name="ce1" table:content-validation-name="val1" office:value-type="float" office:value="28.24600979" calcext:value-type="float">
            <text:p>28,246009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9/2015 15:08:33</text:p>
          </table:table-cell>
          <table:table-cell table:style-name="ce1" table:content-validation-name="val1" office:value-type="float" office:value="63.10770677" calcext:value-type="float">
            <text:p>63,10770677</text:p>
          </table:table-cell>
          <table:table-cell table:style-name="ce1" table:content-validation-name="val1" office:value-type="float" office:value="44.77432208" calcext:value-type="float">
            <text:p>44,77432208</text:p>
          </table:table-cell>
          <table:table-cell table:style-name="ce1" table:content-validation-name="val1" office:value-type="float" office:value="28.22314734" calcext:value-type="float">
            <text:p>28,223147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5 10:12:54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43.18396666" calcext:value-type="float">
            <text:p>43,18396666</text:p>
          </table:table-cell>
          <table:table-cell table:style-name="ce1" table:content-validation-name="val1" office:value-type="float" office:value="28.22198319" calcext:value-type="float">
            <text:p>28,221983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3 21:45:14</text:p>
          </table:table-cell>
          <table:table-cell table:style-name="ce1" table:content-validation-name="val1" office:value-type="float" office:value="34.38070703" calcext:value-type="float">
            <text:p>34,38070703</text:p>
          </table:table-cell>
          <table:table-cell table:style-name="ce1" table:content-validation-name="val1" office:value-type="float" office:value="36.61960573" calcext:value-type="float">
            <text:p>36,61960573</text:p>
          </table:table-cell>
          <table:table-cell table:style-name="ce1" table:content-validation-name="val1" office:value-type="float" office:value="28.19481223" calcext:value-type="float">
            <text:p>28,194812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7/2013 7:42:11</text:p>
          </table:table-cell>
          <table:table-cell table:style-name="ce1" table:content-validation-name="val1" office:value-type="float" office:value="17.13590802" calcext:value-type="float">
            <text:p>17,13590802</text:p>
          </table:table-cell>
          <table:table-cell table:style-name="ce1" table:content-validation-name="val1" office:value-type="float" office:value="42.97144878" calcext:value-type="float">
            <text:p>42,97144878</text:p>
          </table:table-cell>
          <table:table-cell table:style-name="ce1" table:content-validation-name="val1" office:value-type="float" office:value="28.18182702" calcext:value-type="float">
            <text:p>28,181827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2/2013 10:23:21</text:p>
          </table:table-cell>
          <table:table-cell table:style-name="ce1" table:content-validation-name="val1" office:value-type="float" office:value="43.207" calcext:value-type="float">
            <text:p>43,207</text:p>
          </table:table-cell>
          <table:table-cell table:style-name="ce1" table:content-validation-name="val1" office:value-type="float" office:value="31.9968" calcext:value-type="float">
            <text:p>31,9968</text:p>
          </table:table-cell>
          <table:table-cell table:style-name="ce1" table:content-validation-name="val1" office:value-type="float" office:value="28.0801" calcext:value-type="float">
            <text:p>28,08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7/2015 17:32:32</text:p>
          </table:table-cell>
          <table:table-cell table:style-name="ce1" table:content-validation-name="val1" office:value-type="float" office:value="61.59121799" calcext:value-type="float">
            <text:p>61,59121799</text:p>
          </table:table-cell>
          <table:table-cell table:style-name="ce1" table:content-validation-name="val1" office:value-type="float" office:value="31.75706932" calcext:value-type="float">
            <text:p>31,75706932</text:p>
          </table:table-cell>
          <table:table-cell table:style-name="ce1" table:content-validation-name="val1" office:value-type="float" office:value="28.06182067" calcext:value-type="float">
            <text:p>28,061820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7/2014 19:54:11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28.06" calcext:value-type="float">
            <text:p>28,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7/2016 15:08:34</text:p>
          </table:table-cell>
          <table:table-cell table:style-name="ce1" table:content-validation-name="val1" office:value-type="float" office:value="47.77898402" calcext:value-type="float">
            <text:p>47,77898402</text:p>
          </table:table-cell>
          <table:table-cell table:style-name="ce1" table:content-validation-name="val1" office:value-type="float" office:value="30.2905855" calcext:value-type="float">
            <text:p>30,2905855</text:p>
          </table:table-cell>
          <table:table-cell table:style-name="ce1" table:content-validation-name="val1" office:value-type="float" office:value="28.0547231" calcext:value-type="float">
            <text:p>28,05472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6 10:16:17</text:p>
          </table:table-cell>
          <table:table-cell table:style-name="ce1" table:content-validation-name="val1" office:value-type="float" office:value="51.085" calcext:value-type="float">
            <text:p>51,085</text:p>
          </table:table-cell>
          <table:table-cell table:style-name="ce1" table:content-validation-name="val1" office:value-type="float" office:value="27.023" calcext:value-type="float">
            <text:p>27,023</text:p>
          </table:table-cell>
          <table:table-cell table:style-name="ce1" table:content-validation-name="val1" office:value-type="float" office:value="28.053" calcext:value-type="float">
            <text:p>28,0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5 17:21:44</text:p>
          </table:table-cell>
          <table:table-cell table:style-name="ce1" table:content-validation-name="val1" office:value-type="float" office:value="40.24" calcext:value-type="float">
            <text:p>40,24</text:p>
          </table:table-cell>
          <table:table-cell table:style-name="ce1" table:content-validation-name="val1" office:value-type="float" office:value="34.03" calcext:value-type="float">
            <text:p>34,03</text:p>
          </table:table-cell>
          <table:table-cell table:style-name="ce1" table:content-validation-name="val1" office:value-type="float" office:value="28.05" calcext:value-type="float">
            <text:p>28,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2/2014 16:58:27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46.1790109" calcext:value-type="float">
            <text:p>46,1790109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0/2014 3:47:35</text:p>
          </table:table-cell>
          <table:table-cell table:style-name="ce1" table:content-validation-name="val1" office:value-type="float" office:value="22.78947155" calcext:value-type="float">
            <text:p>22,78947155</text:p>
          </table:table-cell>
          <table:table-cell table:style-name="ce1" table:content-validation-name="val1" office:value-type="float" office:value="36.74169836" calcext:value-type="float">
            <text:p>36,74169836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5 5:08:42</text:p>
          </table:table-cell>
          <table:table-cell table:style-name="ce1" table:content-validation-name="val1" office:value-type="float" office:value="52.73731623" calcext:value-type="float">
            <text:p>52,73731623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3/2016 11:39:28</text:p>
          </table:table-cell>
          <table:table-cell table:style-name="ce1" table:content-validation-name="val1" office:value-type="float" office:value="50.39171237" calcext:value-type="float">
            <text:p>50,39171237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5 16:07:39</text:p>
          </table:table-cell>
          <table:table-cell table:style-name="ce1" table:content-validation-name="val1" office:value-type="float" office:value="15.86809438" calcext:value-type="float">
            <text:p>15,86809438</text:p>
          </table:table-cell>
          <table:table-cell table:style-name="ce1" table:content-validation-name="val1" office:value-type="float" office:value="36.68366907" calcext:value-type="float">
            <text:p>36,68366907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3/2013 8:15:39</text:p>
          </table:table-cell>
          <table:table-cell table:style-name="ce1" table:content-validation-name="val1" office:value-type="float" office:value="46.11029241" calcext:value-type="float">
            <text:p>46,11029241</text:p>
          </table:table-cell>
          <table:table-cell table:style-name="ce1" table:content-validation-name="val1" office:value-type="float" office:value="35.51621316" calcext:value-type="float">
            <text:p>35,51621316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13:59:13</text:p>
          </table:table-cell>
          <table:table-cell table:style-name="ce1" table:content-validation-name="val1" office:value-type="float" office:value="42.42959206" calcext:value-type="float">
            <text:p>42,42959206</text:p>
          </table:table-cell>
          <table:table-cell table:style-name="ce1" table:content-validation-name="val1" office:value-type="float" office:value="35.28326023" calcext:value-type="float">
            <text:p>35,28326023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/2016 10:17:19</text:p>
          </table:table-cell>
          <table:table-cell table:style-name="ce1" table:content-validation-name="val1" office:value-type="float" office:value="60.9087471" calcext:value-type="float">
            <text:p>60,9087471</text:p>
          </table:table-cell>
          <table:table-cell table:style-name="ce1" table:content-validation-name="val1" office:value-type="float" office:value="35.27944815" calcext:value-type="float">
            <text:p>35,27944815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5 9:01:21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1.03599291" calcext:value-type="float">
            <text:p>31,03599291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2/2015 14:33:11</text:p>
          </table:table-cell>
          <table:table-cell table:style-name="ce1" table:content-validation-name="val1" office:value-type="float" office:value="37.92123349" calcext:value-type="float">
            <text:p>37,92123349</text:p>
          </table:table-cell>
          <table:table-cell table:style-name="ce1" table:content-validation-name="val1" office:value-type="float" office:value="28.1773747" calcext:value-type="float">
            <text:p>28,1773747</text:p>
          </table:table-cell>
          <table:table-cell table:style-name="ce1" table:content-validation-name="val1" office:value-type="float" office:value="28.04312348" calcext:value-type="float">
            <text:p>28,0431234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4 18:47:27</text:p>
          </table:table-cell>
          <table:table-cell table:style-name="ce1" table:content-validation-name="val1" office:value-type="float" office:value="40.459" calcext:value-type="float">
            <text:p>40,459</text:p>
          </table:table-cell>
          <table:table-cell table:style-name="ce1" table:content-validation-name="val1" office:value-type="float" office:value="36.6836" calcext:value-type="float">
            <text:p>36,6836</text:p>
          </table:table-cell>
          <table:table-cell table:style-name="ce1" table:content-validation-name="val1" office:value-type="float" office:value="28.04312" calcext:value-type="float">
            <text:p>28,043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8/2015 10:03:39</text:p>
          </table:table-cell>
          <table:table-cell table:style-name="ce1" table:content-validation-name="val1" office:value-type="float" office:value="40.2351" calcext:value-type="float">
            <text:p>40,2351</text:p>
          </table:table-cell>
          <table:table-cell table:style-name="ce1" table:content-validation-name="val1" office:value-type="float" office:value="30.352" calcext:value-type="float">
            <text:p>30,352</text:p>
          </table:table-cell>
          <table:table-cell table:style-name="ce1" table:content-validation-name="val1" office:value-type="float" office:value="28.04312" calcext:value-type="float">
            <text:p>28,043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7/2015 2:14:26</text:p>
          </table:table-cell>
          <table:table-cell table:style-name="ce1" table:content-validation-name="val1" office:value-type="float" office:value="43.26021851" calcext:value-type="float">
            <text:p>43,26021851</text:p>
          </table:table-cell>
          <table:table-cell table:style-name="ce1" table:content-validation-name="val1" office:value-type="float" office:value="28.48935496" calcext:value-type="float">
            <text:p>28,48935496</text:p>
          </table:table-cell>
          <table:table-cell table:style-name="ce1" table:content-validation-name="val1" office:value-type="float" office:value="28.04271945" calcext:value-type="float">
            <text:p>28,0427194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4 20:59:50</text:p>
          </table:table-cell>
          <table:table-cell table:style-name="ce1" table:content-validation-name="val1" office:value-type="float" office:value="40.235" calcext:value-type="float">
            <text:p>40,235</text:p>
          </table:table-cell>
          <table:table-cell table:style-name="ce1" table:content-validation-name="val1" office:value-type="float" office:value="42.33" calcext:value-type="float">
            <text:p>42,33</text:p>
          </table:table-cell>
          <table:table-cell table:style-name="ce1" table:content-validation-name="val1" office:value-type="float" office:value="28.04" calcext:value-type="float">
            <text:p>28,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4 16:23:03</text:p>
          </table:table-cell>
          <table:table-cell table:style-name="ce1" table:content-validation-name="val1" office:value-type="float" office:value="40.78" calcext:value-type="float">
            <text:p>40,78</text:p>
          </table:table-cell>
          <table:table-cell table:style-name="ce1" table:content-validation-name="val1" office:value-type="float" office:value="36.68" calcext:value-type="float">
            <text:p>36,68</text:p>
          </table:table-cell>
          <table:table-cell table:style-name="ce1" table:content-validation-name="val1" office:value-type="float" office:value="28.04" calcext:value-type="float">
            <text:p>28,0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2/2015 15:44:13</text:p>
          </table:table-cell>
          <table:table-cell table:style-name="ce1" table:content-validation-name="val1" office:value-type="float" office:value="40.23" calcext:value-type="float">
            <text:p>40,23</text:p>
          </table:table-cell>
          <table:table-cell table:style-name="ce1" table:content-validation-name="val1" office:value-type="float" office:value="31.03" calcext:value-type="float">
            <text:p>31,03</text:p>
          </table:table-cell>
          <table:table-cell table:style-name="ce1" table:content-validation-name="val1" office:value-type="float" office:value="28.04" calcext:value-type="float">
            <text:p>28,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9/2015 9:48:00</text:p>
          </table:table-cell>
          <table:table-cell table:style-name="ce1" table:content-validation-name="val1" office:value-type="float" office:value="13.86" calcext:value-type="float">
            <text:p>13,86</text:p>
          </table:table-cell>
          <table:table-cell table:style-name="ce1" table:content-validation-name="val1" office:value-type="float" office:value="32" calcext:value-type="float">
            <text:p>32</text:p>
          </table:table-cell>
          <table:table-cell table:style-name="ce1" table:content-validation-name="val1" office:value-type="float" office:value="28.029" calcext:value-type="float">
            <text:p>28,0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0/2013 13:50:41</text:p>
          </table:table-cell>
          <table:table-cell table:style-name="ce1" table:content-validation-name="val1" office:value-type="float" office:value="53.30779866" calcext:value-type="float">
            <text:p>53,30779866</text:p>
          </table:table-cell>
          <table:table-cell table:style-name="ce1" table:content-validation-name="val1" office:value-type="float" office:value="41.7248058" calcext:value-type="float">
            <text:p>41,7248058</text:p>
          </table:table-cell>
          <table:table-cell table:style-name="ce1" table:content-validation-name="val1" office:value-type="float" office:value="28.02195317" calcext:value-type="float">
            <text:p>28,021953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7:41:14</text:p>
          </table:table-cell>
          <table:table-cell table:style-name="ce1" table:content-validation-name="val1" office:value-type="float" office:value="45.37" calcext:value-type="float">
            <text:p>45,37</text:p>
          </table:table-cell>
          <table:table-cell table:style-name="ce1" table:content-validation-name="val1" office:value-type="float" office:value="31.64" calcext:value-type="float">
            <text:p>31,64</text:p>
          </table:table-cell>
          <table:table-cell table:style-name="ce1" table:content-validation-name="val1" office:value-type="float" office:value="27.95" calcext:value-type="float">
            <text:p>27,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3 9:47:11</text:p>
          </table:table-cell>
          <table:table-cell table:style-name="ce1" table:content-validation-name="val1" office:value-type="float" office:value="13.73291581" calcext:value-type="float">
            <text:p>13,73291581</text:p>
          </table:table-cell>
          <table:table-cell table:style-name="ce1" table:content-validation-name="val1" office:value-type="float" office:value="34.298" calcext:value-type="float">
            <text:p>34,298</text:p>
          </table:table-cell>
          <table:table-cell table:style-name="ce1" table:content-validation-name="val1" office:value-type="float" office:value="27.888" calcext:value-type="float">
            <text:p>27,88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3/2015 5:35:24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34.84368986" calcext:value-type="float">
            <text:p>34,84368986</text:p>
          </table:table-cell>
          <table:table-cell table:style-name="ce1" table:content-validation-name="val1" office:value-type="float" office:value="27.84127306" calcext:value-type="float">
            <text:p>27,841273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1/2015 0:42:43</text:p>
          </table:table-cell>
          <table:table-cell table:style-name="ce1" table:content-validation-name="val1" office:value-type="float" office:value="54.91" calcext:value-type="float">
            <text:p>54,91</text:p>
          </table:table-cell>
          <table:table-cell table:style-name="ce1" table:content-validation-name="val1" office:value-type="float" office:value="46.49" calcext:value-type="float">
            <text:p>46,49</text:p>
          </table:table-cell>
          <table:table-cell table:style-name="ce1" table:content-validation-name="val1" office:value-type="float" office:value="27.8" calcext:value-type="float">
            <text:p>27,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9:02:22</text:p>
          </table:table-cell>
          <table:table-cell table:style-name="ce1" table:content-validation-name="val1" office:value-type="float" office:value="14.4118898" calcext:value-type="float">
            <text:p>14,4118898</text:p>
          </table:table-cell>
          <table:table-cell table:style-name="ce1" table:content-validation-name="val1" office:value-type="float" office:value="47.7673558" calcext:value-type="float">
            <text:p>47,7673558</text:p>
          </table:table-cell>
          <table:table-cell table:style-name="ce1" table:content-validation-name="val1" office:value-type="float" office:value="27.72943057" calcext:value-type="float">
            <text:p>27,729430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6 14:02:23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9.8618" calcext:value-type="float">
            <text:p>39,8618</text:p>
          </table:table-cell>
          <table:table-cell table:style-name="ce1" table:content-validation-name="val1" office:value-type="float" office:value="27.721" calcext:value-type="float">
            <text:p>27,7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31/2014 3:16:53</text:p>
          </table:table-cell>
          <table:table-cell table:style-name="ce1" table:content-validation-name="val1" office:value-type="float" office:value="14.95621542" calcext:value-type="float">
            <text:p>14,95621542</text:p>
          </table:table-cell>
          <table:table-cell table:style-name="ce1" table:content-validation-name="val1" office:value-type="float" office:value="37.5319698" calcext:value-type="float">
            <text:p>37,5319698</text:p>
          </table:table-cell>
          <table:table-cell table:style-name="ce1" table:content-validation-name="val1" office:value-type="float" office:value="27.70381364" calcext:value-type="float">
            <text:p>27,703813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4/2015 21:12:53</text:p>
          </table:table-cell>
          <table:table-cell table:style-name="ce1" table:content-validation-name="val1" office:value-type="float" office:value="25.68" calcext:value-type="float">
            <text:p>25,68</text:p>
          </table:table-cell>
          <table:table-cell table:style-name="ce1" table:content-validation-name="val1" office:value-type="float" office:value="32.4" calcext:value-type="float">
            <text:p>32,4</text:p>
          </table:table-cell>
          <table:table-cell table:style-name="ce1" table:content-validation-name="val1" office:value-type="float" office:value="27.7" calcext:value-type="float">
            <text:p>27,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6 3:42:57</text:p>
          </table:table-cell>
          <table:table-cell table:style-name="ce1" table:content-validation-name="val1" office:value-type="float" office:value="37.99586748" calcext:value-type="float">
            <text:p>37,99586748</text:p>
          </table:table-cell>
          <table:table-cell table:style-name="ce1" table:content-validation-name="val1" office:value-type="float" office:value="40.4941347" calcext:value-type="float">
            <text:p>40,4941347</text:p>
          </table:table-cell>
          <table:table-cell table:style-name="ce1" table:content-validation-name="val1" office:value-type="float" office:value="27.67727066" calcext:value-type="float">
            <text:p>27,6772706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7/2015 5:16:44</text:p>
          </table:table-cell>
          <table:table-cell table:style-name="ce1" table:content-validation-name="val1" office:value-type="float" office:value="49.43762406" calcext:value-type="float">
            <text:p>49,43762406</text:p>
          </table:table-cell>
          <table:table-cell table:style-name="ce1" table:content-validation-name="val1" office:value-type="float" office:value="33.70740253" calcext:value-type="float">
            <text:p>33,70740253</text:p>
          </table:table-cell>
          <table:table-cell table:style-name="ce1" table:content-validation-name="val1" office:value-type="float" office:value="27.62128418" calcext:value-type="float">
            <text:p>27,621284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4/2015 23:10:51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46.51011342" calcext:value-type="float">
            <text:p>46,51011342</text:p>
          </table:table-cell>
          <table:table-cell table:style-name="ce1" table:content-validation-name="val1" office:value-type="float" office:value="27.56843552" calcext:value-type="float">
            <text:p>27,5684355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5/2014 14:55:33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7.02182537" calcext:value-type="float">
            <text:p>37,02182537</text:p>
          </table:table-cell>
          <table:table-cell table:style-name="ce1" table:content-validation-name="val1" office:value-type="float" office:value="27.54989243" calcext:value-type="float">
            <text:p>27,5498924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5 14:14:17</text:p>
          </table:table-cell>
          <table:table-cell table:style-name="ce1" table:content-validation-name="val1" office:value-type="float" office:value="45.23" calcext:value-type="float">
            <text:p>45,23</text:p>
          </table:table-cell>
          <table:table-cell table:style-name="ce1" table:content-validation-name="val1" office:value-type="float" office:value="44.12" calcext:value-type="float">
            <text:p>44,12</text:p>
          </table:table-cell>
          <table:table-cell table:style-name="ce1" table:content-validation-name="val1" office:value-type="float" office:value="27.53" calcext:value-type="float">
            <text:p>27,5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7/2016 12:50:47</text:p>
          </table:table-cell>
          <table:table-cell table:style-name="ce1" table:content-validation-name="val1" office:value-type="float" office:value="42.85441972" calcext:value-type="float">
            <text:p>42,85441972</text:p>
          </table:table-cell>
          <table:table-cell table:style-name="ce1" table:content-validation-name="val1" office:value-type="float" office:value="33.16465213" calcext:value-type="float">
            <text:p>33,16465213</text:p>
          </table:table-cell>
          <table:table-cell table:style-name="ce1" table:content-validation-name="val1" office:value-type="float" office:value="27.49757927" calcext:value-type="float">
            <text:p>27,497579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7/2015 4:06:44</text:p>
          </table:table-cell>
          <table:table-cell table:style-name="ce1" table:content-validation-name="val1" office:value-type="float" office:value="46.76437679" calcext:value-type="float">
            <text:p>46,76437679</text:p>
          </table:table-cell>
          <table:table-cell table:style-name="ce1" table:content-validation-name="val1" office:value-type="float" office:value="34.67396257" calcext:value-type="float">
            <text:p>34,67396257</text:p>
          </table:table-cell>
          <table:table-cell table:style-name="ce1" table:content-validation-name="val1" office:value-type="float" office:value="27.46390581" calcext:value-type="float">
            <text:p>27,4639058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6 3:22:03</text:p>
          </table:table-cell>
          <table:table-cell table:style-name="ce1" table:content-validation-name="val1" office:value-type="float" office:value="55.746" calcext:value-type="float">
            <text:p>55,746</text:p>
          </table:table-cell>
          <table:table-cell table:style-name="ce1" table:content-validation-name="val1" office:value-type="float" office:value="36.26726835" calcext:value-type="float">
            <text:p>36,26726835</text:p>
          </table:table-cell>
          <table:table-cell table:style-name="ce1" table:content-validation-name="val1" office:value-type="float" office:value="27.40084651" calcext:value-type="float">
            <text:p>27,400846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8/2015 9:26:32</text:p>
          </table:table-cell>
          <table:table-cell table:style-name="ce1" table:content-validation-name="val1" office:value-type="float" office:value="15.86809438" calcext:value-type="float">
            <text:p>15,86809438</text:p>
          </table:table-cell>
          <table:table-cell table:style-name="ce1" table:content-validation-name="val1" office:value-type="float" office:value="43.38569624" calcext:value-type="float">
            <text:p>43,38569624</text:p>
          </table:table-cell>
          <table:table-cell table:style-name="ce1" table:content-validation-name="val1" office:value-type="float" office:value="27.39294807" calcext:value-type="float">
            <text:p>27,392948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5 8:23:40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3.57768226" calcext:value-type="float">
            <text:p>33,57768226</text:p>
          </table:table-cell>
          <table:table-cell table:style-name="ce1" table:content-validation-name="val1" office:value-type="float" office:value="27.35640565" calcext:value-type="float">
            <text:p>27,3564056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4/2013 14:24:11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38.78667522" calcext:value-type="float">
            <text:p>38,78667522</text:p>
          </table:table-cell>
          <table:table-cell table:style-name="ce1" table:content-validation-name="val1" office:value-type="float" office:value="27.2831126" calcext:value-type="float">
            <text:p>27,28311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7:42:07</text:p>
          </table:table-cell>
          <table:table-cell table:style-name="ce1" table:content-validation-name="val1" office:value-type="float" office:value="40.57928532" calcext:value-type="float">
            <text:p>40,57928532</text:p>
          </table:table-cell>
          <table:table-cell table:style-name="ce1" table:content-validation-name="val1" office:value-type="float" office:value="41.76185471" calcext:value-type="float">
            <text:p>41,76185471</text:p>
          </table:table-cell>
          <table:table-cell table:style-name="ce1" table:content-validation-name="val1" office:value-type="float" office:value="27.24096296" calcext:value-type="float">
            <text:p>27,240962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9/2015 6:24:43</text:p>
          </table:table-cell>
          <table:table-cell table:style-name="ce1" table:content-validation-name="val1" office:value-type="float" office:value="40.17" calcext:value-type="float">
            <text:p>40,17</text:p>
          </table:table-cell>
          <table:table-cell table:style-name="ce1" table:content-validation-name="val1" office:value-type="float" office:value="33.01" calcext:value-type="float">
            <text:p>33,01</text:p>
          </table:table-cell>
          <table:table-cell table:style-name="ce1" table:content-validation-name="val1" office:value-type="float" office:value="27.23" calcext:value-type="float">
            <text:p>27,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0/2016 14:42:40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style-name="ce1" table:content-validation-name="val1" office:value-type="float" office:value="37.088" calcext:value-type="float">
            <text:p>37,088</text:p>
          </table:table-cell>
          <table:table-cell table:style-name="ce1" table:content-validation-name="val1" office:value-type="float" office:value="27.226" calcext:value-type="float">
            <text:p>27,2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5/2013 9:57:58</text:p>
          </table:table-cell>
          <table:table-cell table:style-name="ce1" table:content-validation-name="val1" office:value-type="float" office:value="49.92" calcext:value-type="float">
            <text:p>49,92</text:p>
          </table:table-cell>
          <table:table-cell table:style-name="ce1" table:content-validation-name="val1" office:value-type="float" office:value="40.414" calcext:value-type="float">
            <text:p>40,414</text:p>
          </table:table-cell>
          <table:table-cell table:style-name="ce1" table:content-validation-name="val1" office:value-type="float" office:value="27.096" calcext:value-type="float">
            <text:p>27,09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13/2013 11:14:45</text:p>
          </table:table-cell>
          <table:table-cell table:style-name="ce1" table:content-validation-name="val1" office:value-type="float" office:value="15.87" calcext:value-type="float">
            <text:p>15,87</text:p>
          </table:table-cell>
          <table:table-cell table:style-name="ce1" table:content-validation-name="val1" office:value-type="float" office:value="25.69" calcext:value-type="float">
            <text:p>25,69</text:p>
          </table:table-cell>
          <table:table-cell table:style-name="ce1" table:content-validation-name="val1" office:value-type="float" office:value="27.067" calcext:value-type="float">
            <text:p>27,06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6/2015 17:18:53</text:p>
          </table:table-cell>
          <table:table-cell table:style-name="ce1" table:content-validation-name="val1" office:value-type="float" office:value="52.7051741" calcext:value-type="float">
            <text:p>52,7051741</text:p>
          </table:table-cell>
          <table:table-cell table:style-name="ce1" table:content-validation-name="val1" office:value-type="float" office:value="36.68366904" calcext:value-type="float">
            <text:p>36,68366904</text:p>
          </table:table-cell>
          <table:table-cell table:style-name="ce1" table:content-validation-name="val1" office:value-type="float" office:value="26.84312341" calcext:value-type="float">
            <text:p>26,843123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9/2014 12:16:49</text:p>
          </table:table-cell>
          <table:table-cell table:style-name="ce1" table:content-validation-name="val1" office:value-type="float" office:value="42.83" calcext:value-type="float">
            <text:p>42,83</text:p>
          </table:table-cell>
          <table:table-cell table:style-name="ce1" table:content-validation-name="val1" office:value-type="float" office:value="23.39" calcext:value-type="float">
            <text:p>23,39</text:p>
          </table:table-cell>
          <table:table-cell table:style-name="ce1" table:content-validation-name="val1" office:value-type="float" office:value="26.82" calcext:value-type="float">
            <text:p>26,8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1/2015 0:43:31</text:p>
          </table:table-cell>
          <table:table-cell table:style-name="ce1" table:content-validation-name="val1" office:value-type="float" office:value="41.19121108" calcext:value-type="float">
            <text:p>41,19121108</text:p>
          </table:table-cell>
          <table:table-cell table:style-name="ce1" table:content-validation-name="val1" office:value-type="float" office:value="37.02006847" calcext:value-type="float">
            <text:p>37,02006847</text:p>
          </table:table-cell>
          <table:table-cell table:style-name="ce1" table:content-validation-name="val1" office:value-type="float" office:value="26.81084928" calcext:value-type="float">
            <text:p>26,810849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5 21:22:34</text:p>
          </table:table-cell>
          <table:table-cell table:style-name="ce1" table:content-validation-name="val1" office:value-type="float" office:value="22.62969025" calcext:value-type="float">
            <text:p>22,62969025</text:p>
          </table:table-cell>
          <table:table-cell table:style-name="ce1" table:content-validation-name="val1" office:value-type="float" office:value="34.20991615" calcext:value-type="float">
            <text:p>34,20991615</text:p>
          </table:table-cell>
          <table:table-cell table:style-name="ce1" table:content-validation-name="val1" office:value-type="float" office:value="26.80542698" calcext:value-type="float">
            <text:p>26,805426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6/2015 19:11:48</text:p>
          </table:table-cell>
          <table:table-cell table:style-name="ce1" table:content-validation-name="val1" office:value-type="float" office:value="36.67577959" calcext:value-type="float">
            <text:p>36,67577959</text:p>
          </table:table-cell>
          <table:table-cell table:style-name="ce1" table:content-validation-name="val1" office:value-type="float" office:value="27.86589974" calcext:value-type="float">
            <text:p>27,86589974</text:p>
          </table:table-cell>
          <table:table-cell table:style-name="ce1" table:content-validation-name="val1" office:value-type="float" office:value="26.78367731" calcext:value-type="float">
            <text:p>26,783677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4 7:36:30</text:p>
          </table:table-cell>
          <table:table-cell table:style-name="ce1" table:content-validation-name="val1" office:value-type="float" office:value="52.1" calcext:value-type="float">
            <text:p>52,1</text:p>
          </table:table-cell>
          <table:table-cell table:style-name="ce1" table:content-validation-name="val1" office:value-type="float" office:value="39.59" calcext:value-type="float">
            <text:p>39,59</text:p>
          </table:table-cell>
          <table:table-cell table:style-name="ce1" table:content-validation-name="val1" office:value-type="float" office:value="26.74" calcext:value-type="float">
            <text:p>26,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1/2015 11:28:07</text:p>
          </table:table-cell>
          <table:table-cell table:style-name="ce1" table:content-validation-name="val1" office:value-type="float" office:value="72" calcext:value-type="float">
            <text:p>72</text:p>
          </table:table-cell>
          <table:table-cell table:style-name="ce1" table:content-validation-name="val1" office:value-type="float" office:value="49.01442845" calcext:value-type="float">
            <text:p>49,01442845</text:p>
          </table:table-cell>
          <table:table-cell table:style-name="ce1" table:content-validation-name="val1" office:value-type="float" office:value="26.73596638" calcext:value-type="float">
            <text:p>26,735966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7/2013 21:57:53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4.486019862" calcext:value-type="float">
            <text:p>4,486019862</text:p>
          </table:table-cell>
          <table:table-cell table:style-name="ce1" table:content-validation-name="val1" office:value-type="float" office:value="26.65294275" calcext:value-type="float">
            <text:p>26,652942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3/2015 8:13:42</text:p>
          </table:table-cell>
          <table:table-cell table:style-name="ce1" table:content-validation-name="val1" office:value-type="float" office:value="59.65882943" calcext:value-type="float">
            <text:p>59,65882943</text:p>
          </table:table-cell>
          <table:table-cell table:style-name="ce1" table:content-validation-name="val1" office:value-type="float" office:value="23.82416039" calcext:value-type="float">
            <text:p>23,82416039</text:p>
          </table:table-cell>
          <table:table-cell table:style-name="ce1" table:content-validation-name="val1" office:value-type="float" office:value="26.6346553" calcext:value-type="float">
            <text:p>26,63465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4/2013 3:26:24</text:p>
          </table:table-cell>
          <table:table-cell table:style-name="ce1" table:content-validation-name="val1" office:value-type="float" office:value="24.09710835" calcext:value-type="float">
            <text:p>24,09710835</text:p>
          </table:table-cell>
          <table:table-cell table:style-name="ce1" table:content-validation-name="val1" office:value-type="float" office:value="43.919" calcext:value-type="float">
            <text:p>43,919</text:p>
          </table:table-cell>
          <table:table-cell table:style-name="ce1" table:content-validation-name="val1" office:value-type="float" office:value="26.594" calcext:value-type="float">
            <text:p>26,5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7/2015 21:43:03</text:p>
          </table:table-cell>
          <table:table-cell table:style-name="ce1" table:content-validation-name="val1" office:value-type="float" office:value="47.33513614" calcext:value-type="float">
            <text:p>47,33513614</text:p>
          </table:table-cell>
          <table:table-cell table:style-name="ce1" table:content-validation-name="val1" office:value-type="float" office:value="39.164" calcext:value-type="float">
            <text:p>39,164</text:p>
          </table:table-cell>
          <table:table-cell table:style-name="ce1" table:content-validation-name="val1" office:value-type="float" office:value="26.5771" calcext:value-type="float">
            <text:p>26,57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6/2013 12:32:33</text:p>
          </table:table-cell>
          <table:table-cell table:style-name="ce1" table:content-validation-name="val1" office:value-type="float" office:value="28.27028" calcext:value-type="float">
            <text:p>28,27028</text:p>
          </table:table-cell>
          <table:table-cell table:style-name="ce1" table:content-validation-name="val1" office:value-type="float" office:value="27.386504" calcext:value-type="float">
            <text:p>27,386504</text:p>
          </table:table-cell>
          <table:table-cell table:style-name="ce1" table:content-validation-name="val1" office:value-type="float" office:value="26.53354" calcext:value-type="float">
            <text:p>26,5335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4 22:19:03</text:p>
          </table:table-cell>
          <table:table-cell table:style-name="ce1" table:content-validation-name="val1" office:value-type="float" office:value="40.07894323" calcext:value-type="float">
            <text:p>40,07894323</text:p>
          </table:table-cell>
          <table:table-cell table:style-name="ce1" table:content-validation-name="val1" office:value-type="float" office:value="29.68623048" calcext:value-type="float">
            <text:p>29,68623048</text:p>
          </table:table-cell>
          <table:table-cell table:style-name="ce1" table:content-validation-name="val1" office:value-type="float" office:value="26.48401119" calcext:value-type="float">
            <text:p>26,484011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4 12:38:13</text:p>
          </table:table-cell>
          <table:table-cell table:style-name="ce1" table:content-validation-name="val1" office:value-type="float" office:value="13.0951" calcext:value-type="float">
            <text:p>13,0951</text:p>
          </table:table-cell>
          <table:table-cell table:style-name="ce1" table:content-validation-name="val1" office:value-type="float" office:value="31.17216" calcext:value-type="float">
            <text:p>31,17216</text:p>
          </table:table-cell>
          <table:table-cell table:style-name="ce1" table:content-validation-name="val1" office:value-type="float" office:value="26.39909" calcext:value-type="float">
            <text:p>26,399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6 3:12:07</text:p>
          </table:table-cell>
          <table:table-cell table:style-name="ce1" table:content-validation-name="val1" office:value-type="float" office:value="40.78" calcext:value-type="float">
            <text:p>40,78</text:p>
          </table:table-cell>
          <table:table-cell table:style-name="ce1" table:content-validation-name="val1" office:value-type="float" office:value="28.02" calcext:value-type="float">
            <text:p>28,02</text:p>
          </table:table-cell>
          <table:table-cell table:style-name="ce1" table:content-validation-name="val1" office:value-type="float" office:value="26.38" calcext:value-type="float">
            <text:p>26,3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/2015 2:30:38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35.67" calcext:value-type="float">
            <text:p>35,67</text:p>
          </table:table-cell>
          <table:table-cell table:style-name="ce1" table:content-validation-name="val1" office:value-type="float" office:value="26.33" calcext:value-type="float">
            <text:p>26,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8/2015 12:44:07</text:p>
          </table:table-cell>
          <table:table-cell table:style-name="ce1" table:content-validation-name="val1" office:value-type="float" office:value="20" calcext:value-type="float">
            <text:p>20</text:p>
          </table:table-cell>
          <table:table-cell table:style-name="ce1" table:content-validation-name="val1" office:value-type="float" office:value="27.96533594" calcext:value-type="float">
            <text:p>27,96533594</text:p>
          </table:table-cell>
          <table:table-cell table:style-name="ce1" table:content-validation-name="val1" office:value-type="float" office:value="26.32570377" calcext:value-type="float">
            <text:p>26,325703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0/2014 12:04:27</text:p>
          </table:table-cell>
          <table:table-cell table:style-name="ce1" table:content-validation-name="val1" office:value-type="float" office:value="43.20266576" calcext:value-type="float">
            <text:p>43,20266576</text:p>
          </table:table-cell>
          <table:table-cell table:style-name="ce1" table:content-validation-name="val1" office:value-type="float" office:value="37.66782063" calcext:value-type="float">
            <text:p>37,66782063</text:p>
          </table:table-cell>
          <table:table-cell table:style-name="ce1" table:content-validation-name="val1" office:value-type="float" office:value="26.17078434" calcext:value-type="float">
            <text:p>26,170784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/11/2015 8:12:38</text:p>
          </table:table-cell>
          <table:table-cell table:style-name="ce1" table:content-validation-name="val1" office:value-type="float" office:value="13.86" calcext:value-type="float">
            <text:p>13,86</text:p>
          </table:table-cell>
          <table:table-cell table:style-name="ce1" table:content-validation-name="val1" office:value-type="float" office:value="31.08" calcext:value-type="float">
            <text:p>31,08</text:p>
          </table:table-cell>
          <table:table-cell table:style-name="ce1" table:content-validation-name="val1" office:value-type="float" office:value="26.15" calcext:value-type="float">
            <text:p>26,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23/2015 19:27:43</text:p>
          </table:table-cell>
          <table:table-cell table:style-name="ce1" table:content-validation-name="val1" office:value-type="float" office:value="39.9455748" calcext:value-type="float">
            <text:p>39,9455748</text:p>
          </table:table-cell>
          <table:table-cell table:style-name="ce1" table:content-validation-name="val1" office:value-type="float" office:value="47.88780016" calcext:value-type="float">
            <text:p>47,88780016</text:p>
          </table:table-cell>
          <table:table-cell table:style-name="ce1" table:content-validation-name="val1" office:value-type="float" office:value="26.10229134" calcext:value-type="float">
            <text:p>26,102291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2/2013 19:06:35</text:p>
          </table:table-cell>
          <table:table-cell table:style-name="ce1" table:content-validation-name="val1" office:value-type="float" office:value="45.64768551" calcext:value-type="float">
            <text:p>45,64768551</text:p>
          </table:table-cell>
          <table:table-cell table:style-name="ce1" table:content-validation-name="val1" office:value-type="float" office:value="36.38434194" calcext:value-type="float">
            <text:p>36,38434194</text:p>
          </table:table-cell>
          <table:table-cell table:style-name="ce1" table:content-validation-name="val1" office:value-type="float" office:value="26.08612868" calcext:value-type="float">
            <text:p>26,086128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22:41:15</text:p>
          </table:table-cell>
          <table:table-cell table:style-name="ce1" table:content-validation-name="val1" office:value-type="float" office:value="60.9" calcext:value-type="float">
            <text:p>60,9</text:p>
          </table:table-cell>
          <table:table-cell table:style-name="ce1" table:content-validation-name="val1" office:value-type="float" office:value="36.27" calcext:value-type="float">
            <text:p>36,27</text:p>
          </table:table-cell>
          <table:table-cell table:style-name="ce1" table:content-validation-name="val1" office:value-type="float" office:value="26.01" calcext:value-type="float">
            <text:p>26,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0/22/2015 5:00:20</text:p>
          </table:table-cell>
          <table:table-cell table:style-name="ce1" table:content-validation-name="val1" office:value-type="float" office:value="66.07593636" calcext:value-type="float">
            <text:p>66,07593636</text:p>
          </table:table-cell>
          <table:table-cell table:style-name="ce1" table:content-validation-name="val1" office:value-type="float" office:value="33.41494693" calcext:value-type="float">
            <text:p>33,41494693</text:p>
          </table:table-cell>
          <table:table-cell table:style-name="ce1" table:content-validation-name="val1" office:value-type="float" office:value="25.92198969" calcext:value-type="float">
            <text:p>25,921989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13/2015 5:00:38</text:p>
          </table:table-cell>
          <table:table-cell table:style-name="ce1" table:content-validation-name="val1" office:value-type="float" office:value="30.50200223" calcext:value-type="float">
            <text:p>30,50200223</text:p>
          </table:table-cell>
          <table:table-cell table:style-name="ce1" table:content-validation-name="val1" office:value-type="float" office:value="42.35529641" calcext:value-type="float">
            <text:p>42,35529641</text:p>
          </table:table-cell>
          <table:table-cell table:style-name="ce1" table:content-validation-name="val1" office:value-type="float" office:value="25.91820662" calcext:value-type="float">
            <text:p>25,9182066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4/2013 12:13:37</text:p>
          </table:table-cell>
          <table:table-cell table:style-name="ce1" table:content-validation-name="val1" office:value-type="float" office:value="45.7" calcext:value-type="float">
            <text:p>45,7</text:p>
          </table:table-cell>
          <table:table-cell table:style-name="ce1" table:content-validation-name="val1" office:value-type="float" office:value="37.8" calcext:value-type="float">
            <text:p>37,8</text:p>
          </table:table-cell>
          <table:table-cell table:style-name="ce1" table:content-validation-name="val1" office:value-type="float" office:value="25.9" calcext:value-type="float">
            <text:p>25,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0/2015 0:55:03</text:p>
          </table:table-cell>
          <table:table-cell table:style-name="ce1" table:content-validation-name="val1" office:value-type="float" office:value="37.22027195" calcext:value-type="float">
            <text:p>37,22027195</text:p>
          </table:table-cell>
          <table:table-cell table:style-name="ce1" table:content-validation-name="val1" office:value-type="float" office:value="51.04060954" calcext:value-type="float">
            <text:p>51,04060954</text:p>
          </table:table-cell>
          <table:table-cell table:style-name="ce1" table:content-validation-name="val1" office:value-type="float" office:value="25.87711648" calcext:value-type="float">
            <text:p>25,8771164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22:17:20</text:p>
          </table:table-cell>
          <table:table-cell table:style-name="ce1" table:content-validation-name="val1" office:value-type="float" office:value="13.244" calcext:value-type="float">
            <text:p>13,244</text:p>
          </table:table-cell>
          <table:table-cell table:style-name="ce1" table:content-validation-name="val1" office:value-type="float" office:value="37.609" calcext:value-type="float">
            <text:p>37,609</text:p>
          </table:table-cell>
          <table:table-cell table:style-name="ce1" table:content-validation-name="val1" office:value-type="float" office:value="25.857" calcext:value-type="float">
            <text:p>25,85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6:30:24</text:p>
          </table:table-cell>
          <table:table-cell table:style-name="ce1" table:content-validation-name="val1" office:value-type="float" office:value="55.32780302" calcext:value-type="float">
            <text:p>55,32780302</text:p>
          </table:table-cell>
          <table:table-cell table:style-name="ce1" table:content-validation-name="val1" office:value-type="float" office:value="45.55911763" calcext:value-type="float">
            <text:p>45,55911763</text:p>
          </table:table-cell>
          <table:table-cell table:style-name="ce1" table:content-validation-name="val1" office:value-type="float" office:value="25.84454206" calcext:value-type="float">
            <text:p>25,844542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4 7:34:27</text:p>
          </table:table-cell>
          <table:table-cell table:style-name="ce1" table:content-validation-name="val1" office:value-type="float" office:value="50.49586619" calcext:value-type="float">
            <text:p>50,49586619</text:p>
          </table:table-cell>
          <table:table-cell table:style-name="ce1" table:content-validation-name="val1" office:value-type="float" office:value="44.402324" calcext:value-type="float">
            <text:p>44,402324</text:p>
          </table:table-cell>
          <table:table-cell table:style-name="ce1" table:content-validation-name="val1" office:value-type="float" office:value="25.80194" calcext:value-type="float">
            <text:p>25,801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7:39:38</text:p>
          </table:table-cell>
          <table:table-cell table:style-name="ce1" table:content-validation-name="val1" office:value-type="float" office:value="55.42412154" calcext:value-type="float">
            <text:p>55,42412154</text:p>
          </table:table-cell>
          <table:table-cell table:style-name="ce1" table:content-validation-name="val1" office:value-type="float" office:value="45.25375726" calcext:value-type="float">
            <text:p>45,25375726</text:p>
          </table:table-cell>
          <table:table-cell table:style-name="ce1" table:content-validation-name="val1" office:value-type="float" office:value="25.76357253" calcext:value-type="float">
            <text:p>25,763572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2/2013 6:34:02</text:p>
          </table:table-cell>
          <table:table-cell table:style-name="ce1" table:content-validation-name="val1" office:value-type="float" office:value="40.2062056" calcext:value-type="float">
            <text:p>40,2062056</text:p>
          </table:table-cell>
          <table:table-cell table:style-name="ce1" table:content-validation-name="val1" office:value-type="float" office:value="24.2671465" calcext:value-type="float">
            <text:p>24,2671465</text:p>
          </table:table-cell>
          <table:table-cell table:style-name="ce1" table:content-validation-name="val1" office:value-type="float" office:value="25.62189378" calcext:value-type="float">
            <text:p>25,621893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5/21/2015 5:51:07</text:p>
          </table:table-cell>
          <table:table-cell table:style-name="ce1" table:content-validation-name="val1" office:value-type="float" office:value="40.23515157" calcext:value-type="float">
            <text:p>40,23515157</text:p>
          </table:table-cell>
          <table:table-cell table:style-name="ce1" table:content-validation-name="val1" office:value-type="float" office:value="33.8281911" calcext:value-type="float">
            <text:p>33,8281911</text:p>
          </table:table-cell>
          <table:table-cell table:style-name="ce1" table:content-validation-name="val1" office:value-type="float" office:value="25.58106427" calcext:value-type="float">
            <text:p>25,581064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14/2015 11:00:19</text:p>
          </table:table-cell>
          <table:table-cell table:style-name="ce1" table:content-validation-name="val1" office:value-type="float" office:value="46.82" calcext:value-type="float">
            <text:p>46,82</text:p>
          </table:table-cell>
          <table:table-cell table:style-name="ce1" table:content-validation-name="val1" office:value-type="float" office:value="58.5" calcext:value-type="float">
            <text:p>58,5</text:p>
          </table:table-cell>
          <table:table-cell table:style-name="ce1" table:content-validation-name="val1" office:value-type="float" office:value="25.4" calcext:value-type="float">
            <text:p>25,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9/2013 22:26:06</text:p>
          </table:table-cell>
          <table:table-cell table:style-name="ce1" table:content-validation-name="val1" office:value-type="float" office:value="17.76413647" calcext:value-type="float">
            <text:p>17,76413647</text:p>
          </table:table-cell>
          <table:table-cell table:style-name="ce1" table:content-validation-name="val1" office:value-type="float" office:value="22.24952204" calcext:value-type="float">
            <text:p>22,24952204</text:p>
          </table:table-cell>
          <table:table-cell table:style-name="ce1" table:content-validation-name="val1" office:value-type="float" office:value="25.17551026" calcext:value-type="float">
            <text:p>25,175510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5/2015 3:50:51</text:p>
          </table:table-cell>
          <table:table-cell table:style-name="ce1" table:content-validation-name="val1" office:value-type="float" office:value="12.51010573" calcext:value-type="float">
            <text:p>12,51010573</text:p>
          </table:table-cell>
          <table:table-cell table:style-name="ce1" table:content-validation-name="val1" office:value-type="float" office:value="39.77053584" calcext:value-type="float">
            <text:p>39,77053584</text:p>
          </table:table-cell>
          <table:table-cell table:style-name="ce1" table:content-validation-name="val1" office:value-type="float" office:value="25.13509632" calcext:value-type="float">
            <text:p>25,135096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6/2016 3:11:41</text:p>
          </table:table-cell>
          <table:table-cell table:style-name="ce1" table:content-validation-name="val1" office:value-type="float" office:value="20.57464051" calcext:value-type="float">
            <text:p>20,57464051</text:p>
          </table:table-cell>
          <table:table-cell table:style-name="ce1" table:content-validation-name="val1" office:value-type="float" office:value="36.99231354" calcext:value-type="float">
            <text:p>36,99231354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1/2013 15:28:36</text:p>
          </table:table-cell>
          <table:table-cell table:style-name="ce1" table:content-validation-name="val1" office:value-type="float" office:value="13.60415675" calcext:value-type="float">
            <text:p>13,60415675</text:p>
          </table:table-cell>
          <table:table-cell table:style-name="ce1" table:content-validation-name="val1" office:value-type="float" office:value="29.59119367" calcext:value-type="float">
            <text:p>29,59119367</text:p>
          </table:table-cell>
          <table:table-cell table:style-name="ce1" table:content-validation-name="val1" office:value-type="float" office:value="25.01938768" calcext:value-type="float">
            <text:p>25,0193876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12/2015 0:16:10</text:p>
          </table:table-cell>
          <table:table-cell table:style-name="ce1" table:content-validation-name="val1" office:value-type="float" office:value="57.10086924" calcext:value-type="float">
            <text:p>57,10086924</text:p>
          </table:table-cell>
          <table:table-cell table:style-name="ce1" table:content-validation-name="val1" office:value-type="float" office:value="39.84103675" calcext:value-type="float">
            <text:p>39,84103675</text:p>
          </table:table-cell>
          <table:table-cell table:style-name="ce1" table:content-validation-name="val1" office:value-type="float" office:value="25.01243483" calcext:value-type="float">
            <text:p>25,0124348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2/2015 21:51:10</text:p>
          </table:table-cell>
          <table:table-cell table:style-name="ce1" table:content-validation-name="val1" office:value-type="float" office:value="36.86770007" calcext:value-type="float">
            <text:p>36,86770007</text:p>
          </table:table-cell>
          <table:table-cell table:style-name="ce1" table:content-validation-name="val1" office:value-type="float" office:value="30" calcext:value-type="float">
            <text:p>30</text:p>
          </table:table-cell>
          <table:table-cell table:style-name="ce1" table:content-validation-name="val1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3/2013 19:51:06</text:p>
          </table:table-cell>
          <table:table-cell table:style-name="ce1" table:content-validation-name="val1" office:value-type="float" office:value="70" calcext:value-type="float">
            <text:p>70</text:p>
          </table:table-cell>
          <table:table-cell table:style-name="ce1" table:content-validation-name="val1" office:value-type="float" office:value="26.53" calcext:value-type="float">
            <text:p>26,53</text:p>
          </table:table-cell>
          <table:table-cell table:style-name="ce1" table:content-validation-name="val1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5 4:32:27</text:p>
          </table:table-cell>
          <table:table-cell table:style-name="ce1" table:content-validation-name="val1" office:value-type="float" office:value="14.22" calcext:value-type="float">
            <text:p>14,22</text:p>
          </table:table-cell>
          <table:table-cell table:style-name="ce1" table:content-validation-name="val1" office:value-type="float" office:value="43.19" calcext:value-type="float">
            <text:p>43,19</text:p>
          </table:table-cell>
          <table:table-cell table:style-name="ce1" table:content-validation-name="val1" office:value-type="float" office:value="24.81" calcext:value-type="float">
            <text:p>24,8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6/2013 13:40:53</text:p>
          </table:table-cell>
          <table:table-cell table:style-name="ce1" table:content-validation-name="val1" office:value-type="float" office:value="15.383" calcext:value-type="float">
            <text:p>15,383</text:p>
          </table:table-cell>
          <table:table-cell table:style-name="ce1" table:content-validation-name="val1" office:value-type="float" office:value="22.782" calcext:value-type="float">
            <text:p>22,782</text:p>
          </table:table-cell>
          <table:table-cell table:style-name="ce1" table:content-validation-name="val1" office:value-type="float" office:value="24.664" calcext:value-type="float">
            <text:p>24,66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24/2015 13:08:21</text:p>
          </table:table-cell>
          <table:table-cell table:style-name="ce1" table:content-validation-name="val1" office:value-type="float" office:value="34.8" calcext:value-type="float">
            <text:p>34,8</text:p>
          </table:table-cell>
          <table:table-cell table:style-name="ce1" table:content-validation-name="val1" office:value-type="float" office:value="28.17" calcext:value-type="float">
            <text:p>28,17</text:p>
          </table:table-cell>
          <table:table-cell table:style-name="ce1" table:content-validation-name="val1" office:value-type="float" office:value="24.51" calcext:value-type="float">
            <text:p>24,5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4/2014 21:03:24</text:p>
          </table:table-cell>
          <table:table-cell table:style-name="ce1" table:content-validation-name="val1" office:value-type="float" office:value="48.95439492" calcext:value-type="float">
            <text:p>48,95439492</text:p>
          </table:table-cell>
          <table:table-cell table:style-name="ce1" table:content-validation-name="val1" office:value-type="float" office:value="36.95920255" calcext:value-type="float">
            <text:p>36,95920255</text:p>
          </table:table-cell>
          <table:table-cell table:style-name="ce1" table:content-validation-name="val1" office:value-type="float" office:value="23.92728877" calcext:value-type="float">
            <text:p>23,9272887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10/2015 19:40:02</text:p>
          </table:table-cell>
          <table:table-cell table:style-name="ce1" table:content-validation-name="val1" office:value-type="float" office:value="10.5159564" calcext:value-type="float">
            <text:p>10,5159564</text:p>
          </table:table-cell>
          <table:table-cell table:style-name="ce1" table:content-validation-name="val1" office:value-type="float" office:value="22.6314371" calcext:value-type="float">
            <text:p>22,6314371</text:p>
          </table:table-cell>
          <table:table-cell table:style-name="ce1" table:content-validation-name="val1" office:value-type="float" office:value="23.75566193" calcext:value-type="float">
            <text:p>23,755661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27/2013 2:58:45</text:p>
          </table:table-cell>
          <table:table-cell table:style-name="ce1" table:content-validation-name="val1" office:value-type="float" office:value="44.14459035" calcext:value-type="float">
            <text:p>44,14459035</text:p>
          </table:table-cell>
          <table:table-cell table:style-name="ce1" table:content-validation-name="val1" office:value-type="float" office:value="42.01701248" calcext:value-type="float">
            <text:p>42,01701248</text:p>
          </table:table-cell>
          <table:table-cell table:style-name="ce1" table:content-validation-name="val1" office:value-type="float" office:value="23.50756217" calcext:value-type="float">
            <text:p>23,507562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6/23/2015 5:14:34</text:p>
          </table:table-cell>
          <table:table-cell table:style-name="ce1" table:content-validation-name="val1" office:value-type="float" office:value="43.20540474" calcext:value-type="float">
            <text:p>43,20540474</text:p>
          </table:table-cell>
          <table:table-cell table:style-name="ce1" table:content-validation-name="val1" office:value-type="float" office:value="37.08173997" calcext:value-type="float">
            <text:p>37,08173997</text:p>
          </table:table-cell>
          <table:table-cell table:style-name="ce1" table:content-validation-name="val1" office:value-type="float" office:value="23.48144958" calcext:value-type="float">
            <text:p>23,481449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12/2016 6:23:41</text:p>
          </table:table-cell>
          <table:table-cell table:style-name="ce1" table:content-validation-name="val1" office:value-type="float" office:value="45.23071" calcext:value-type="float">
            <text:p>45,23071</text:p>
          </table:table-cell>
          <table:table-cell table:style-name="ce1" table:content-validation-name="val1" office:value-type="float" office:value="35.51803" calcext:value-type="float">
            <text:p>35,51803</text:p>
          </table:table-cell>
          <table:table-cell table:style-name="ce1" table:content-validation-name="val1" office:value-type="float" office:value="23.46946" calcext:value-type="float">
            <text:p>23,469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8/2014 4:42:56</text:p>
          </table:table-cell>
          <table:table-cell table:style-name="ce1" table:content-validation-name="val1" office:value-type="float" office:value="46.03761416" calcext:value-type="float">
            <text:p>46,03761416</text:p>
          </table:table-cell>
          <table:table-cell table:style-name="ce1" table:content-validation-name="val1" office:value-type="float" office:value="45.22351113" calcext:value-type="float">
            <text:p>45,22351113</text:p>
          </table:table-cell>
          <table:table-cell table:style-name="ce1" table:content-validation-name="val1" office:value-type="float" office:value="23.44739261" calcext:value-type="float">
            <text:p>23,4473926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5/10/2015 17:38:55</text:p>
          </table:table-cell>
          <table:table-cell table:style-name="ce1" table:content-validation-name="val1" office:value-type="float" office:value="35.98537111" calcext:value-type="float">
            <text:p>35,98537111</text:p>
          </table:table-cell>
          <table:table-cell table:style-name="ce1" table:content-validation-name="val1" office:value-type="float" office:value="5.10418" calcext:value-type="float">
            <text:p>5,10418</text:p>
          </table:table-cell>
          <table:table-cell table:style-name="ce1" table:content-validation-name="val1" office:value-type="float" office:value="23.22224" calcext:value-type="float">
            <text:p>23,222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2/2016 12:18:56</text:p>
          </table:table-cell>
          <table:table-cell table:style-name="ce1" table:content-validation-name="val1" office:value-type="float" office:value="25.1" calcext:value-type="float">
            <text:p>25,1</text:p>
          </table:table-cell>
          <table:table-cell table:style-name="ce1" table:content-validation-name="val1" office:value-type="float" office:value="60.9" calcext:value-type="float">
            <text:p>60,9</text:p>
          </table:table-cell>
          <table:table-cell table:style-name="ce1" table:content-validation-name="val1" office:value-type="float" office:value="23.22" calcext:value-type="float">
            <text:p>23,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5 9:48:51</text:p>
          </table:table-cell>
          <table:table-cell table:style-name="ce1" table:content-validation-name="val1" office:value-type="float" office:value="31.609" calcext:value-type="float">
            <text:p>31,609</text:p>
          </table:table-cell>
          <table:table-cell table:style-name="ce1" table:content-validation-name="val1" office:value-type="float" office:value="24.1094" calcext:value-type="float">
            <text:p>24,1094</text:p>
          </table:table-cell>
          <table:table-cell table:style-name="ce1" table:content-validation-name="val1" office:value-type="float" office:value="22.753" calcext:value-type="float">
            <text:p>22,7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6/2/2015 11:33:54</text:p>
          </table:table-cell>
          <table:table-cell table:style-name="ce1" table:content-validation-name="val1" office:value-type="float" office:value="25.39633525" calcext:value-type="float">
            <text:p>25,39633525</text:p>
          </table:table-cell>
          <table:table-cell table:style-name="ce1" table:content-validation-name="val1" office:value-type="float" office:value="39.39730874" calcext:value-type="float">
            <text:p>39,39730874</text:p>
          </table:table-cell>
          <table:table-cell table:style-name="ce1" table:content-validation-name="val1" office:value-type="float" office:value="22.63857056" calcext:value-type="float">
            <text:p>22,6385705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15/2016 12:04:21</text:p>
          </table:table-cell>
          <table:table-cell table:style-name="ce1" table:content-validation-name="val1" office:value-type="float" office:value="23.43" calcext:value-type="float">
            <text:p>23,43</text:p>
          </table:table-cell>
          <table:table-cell table:style-name="ce1" table:content-validation-name="val1" office:value-type="float" office:value="19.21" calcext:value-type="float">
            <text:p>19,21</text:p>
          </table:table-cell>
          <table:table-cell table:style-name="ce1" table:content-validation-name="val1" office:value-type="float" office:value="22.43" calcext:value-type="float">
            <text:p>22,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/5/2015 3:56:36</text:p>
          </table:table-cell>
          <table:table-cell table:style-name="ce1" table:content-validation-name="val1" office:value-type="float" office:value="16.64702242" calcext:value-type="float">
            <text:p>16,64702242</text:p>
          </table:table-cell>
          <table:table-cell table:style-name="ce1" table:content-validation-name="val1" office:value-type="float" office:value="47.35446134" calcext:value-type="float">
            <text:p>47,35446134</text:p>
          </table:table-cell>
          <table:table-cell table:style-name="ce1" table:content-validation-name="val1" office:value-type="float" office:value="22.19557553" calcext:value-type="float">
            <text:p>22,1955755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/2016 6:58:11</text:p>
          </table:table-cell>
          <table:table-cell table:style-name="ce1" table:content-validation-name="val1" office:value-type="float" office:value="53.33809913" calcext:value-type="float">
            <text:p>53,33809913</text:p>
          </table:table-cell>
          <table:table-cell table:style-name="ce1" table:content-validation-name="val1" office:value-type="float" office:value="41.65250486" calcext:value-type="float">
            <text:p>41,65250486</text:p>
          </table:table-cell>
          <table:table-cell table:style-name="ce1" table:content-validation-name="val1" office:value-type="float" office:value="21.96819932" calcext:value-type="float">
            <text:p>21,968199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3 16:45:42</text:p>
          </table:table-cell>
          <table:table-cell table:style-name="ce1" table:content-validation-name="val1" office:value-type="float" office:value="25.696023" calcext:value-type="float">
            <text:p>25,696023</text:p>
          </table:table-cell>
          <table:table-cell table:style-name="ce1" table:content-validation-name="val1" office:value-type="float" office:value="27.4311809" calcext:value-type="float">
            <text:p>27,4311809</text:p>
          </table:table-cell>
          <table:table-cell table:style-name="ce1" table:content-validation-name="val1" office:value-type="float" office:value="21.52157097" calcext:value-type="float">
            <text:p>21,5215709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7/2015 10:28:50</text:p>
          </table:table-cell>
          <table:table-cell table:style-name="ce1" table:content-validation-name="val1" office:value-type="float" office:value="25.67830398" calcext:value-type="float">
            <text:p>25,67830398</text:p>
          </table:table-cell>
          <table:table-cell table:style-name="ce1" table:content-validation-name="val1" office:value-type="float" office:value="40.23515" calcext:value-type="float">
            <text:p>40,23515</text:p>
          </table:table-cell>
          <table:table-cell table:style-name="ce1" table:content-validation-name="val1" office:value-type="float" office:value="20.61588" calcext:value-type="float">
            <text:p>20,615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3 11:51:56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42.50647203" calcext:value-type="float">
            <text:p>42,50647203</text:p>
          </table:table-cell>
          <table:table-cell table:style-name="ce1" table:content-validation-name="val1" office:value-type="float" office:value="20.43559459" calcext:value-type="float">
            <text:p>20,435594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1/10/2015 17:36:32</text:p>
          </table:table-cell>
          <table:table-cell table:style-name="ce1" table:content-validation-name="val1" office:value-type="float" office:value="34" calcext:value-type="float">
            <text:p>34</text:p>
          </table:table-cell>
          <table:table-cell table:style-name="ce1" table:content-validation-name="val1" office:value-type="float" office:value="33" calcext:value-type="float">
            <text:p>33</text:p>
          </table:table-cell>
          <table:table-cell table:style-name="ce1" table:content-validation-name="val1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6/2014 12:14:32</text:p>
          </table:table-cell>
          <table:table-cell table:style-name="ce1" table:content-validation-name="val1" office:value-type="float" office:value="55.37663832" calcext:value-type="float">
            <text:p>55,37663832</text:p>
          </table:table-cell>
          <table:table-cell table:style-name="ce1" table:content-validation-name="val1" office:value-type="float" office:value="17.76414" calcext:value-type="float">
            <text:p>17,76414</text:p>
          </table:table-cell>
          <table:table-cell table:style-name="ce1" table:content-validation-name="val1" office:value-type="float" office:value="18.444" calcext:value-type="float">
            <text:p>18,4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9/24/2015 16:49:31</text:p>
          </table:table-cell>
          <table:table-cell table:style-name="ce1" table:content-validation-name="val1" office:value-type="float" office:value="52.73" calcext:value-type="float">
            <text:p>52,73</text:p>
          </table:table-cell>
          <table:table-cell table:style-name="ce1" table:content-validation-name="val1" office:value-type="float" office:value="10.04" calcext:value-type="float">
            <text:p>10,04</text:p>
          </table:table-cell>
          <table:table-cell table:style-name="ce1" table:content-validation-name="val1" office:value-type="float" office:value="17.08" calcext:value-type="float">
            <text:p>17,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3:50:38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number-columns-repeated="2" table:style-name="ce1" table:content-validation-name="val1" office:value-type="float" office:value="16.226" calcext:value-type="float">
            <text:p>16,2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4/2016 8:25:17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number-columns-repeated="2" table:style-name="ce1" table:content-validation-name="val1" office:value-type="float" office:value="16.226" calcext:value-type="float">
            <text:p>16,2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9/2015 7:33:16</text:p>
          </table:table-cell>
          <table:table-cell table:style-name="ce1" table:content-validation-name="val1" office:value-type="float" office:value="51.08500211" calcext:value-type="float">
            <text:p>51,08500211</text:p>
          </table:table-cell>
          <table:table-cell table:style-name="ce1" table:content-validation-name="val1" office:value-type="float" office:value="13.9632455" calcext:value-type="float">
            <text:p>13,9632455</text:p>
          </table:table-cell>
          <table:table-cell table:style-name="ce1" table:content-validation-name="val1" office:value-type="float" office:value="16.02014174" calcext:value-type="float">
            <text:p>16,020141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7/2014 8:12:56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10.99173865" calcext:value-type="float">
            <text:p>10,99173865</text:p>
          </table:table-cell>
          <table:table-cell table:style-name="ce1" table:content-validation-name="val1" office:value-type="float" office:value="15.53436861" calcext:value-type="float">
            <text:p>15,534368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1/14/2014 16:16:49</text:p>
          </table:table-cell>
          <table:table-cell table:style-name="ce1" table:content-validation-name="val1" office:value-type="float" office:value="42.4666" calcext:value-type="float">
            <text:p>42,4666</text:p>
          </table:table-cell>
          <table:table-cell table:style-name="ce1" table:content-validation-name="val1" office:value-type="float" office:value="10.40833021" calcext:value-type="float">
            <text:p>10,40833021</text:p>
          </table:table-cell>
          <table:table-cell table:style-name="ce1" table:content-validation-name="val1" office:value-type="float" office:value="15.3710686" calcext:value-type="float">
            <text:p>15,37106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10/2015 3:21:14</text:p>
          </table:table-cell>
          <table:table-cell table:style-name="ce1" table:content-validation-name="val1" office:value-type="float" office:value="32.81714659" calcext:value-type="float">
            <text:p>32,81714659</text:p>
          </table:table-cell>
          <table:table-cell table:style-name="ce1" table:content-validation-name="val1" office:value-type="float" office:value="42.15788087" calcext:value-type="float">
            <text:p>42,15788087</text:p>
          </table:table-cell>
          <table:table-cell table:style-name="ce1" table:content-validation-name="val1" office:value-type="float" office:value="14.24128595" calcext:value-type="float">
            <text:p>14,241285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23:53:01</text:p>
          </table:table-cell>
          <table:table-cell table:style-name="ce1" table:content-validation-name="val1" office:value-type="float" office:value="54.14180412" calcext:value-type="float">
            <text:p>54,14180412</text:p>
          </table:table-cell>
          <table:table-cell table:style-name="ce1" table:content-validation-name="val1" office:value-type="float" office:value="42.59278166" calcext:value-type="float">
            <text:p>42,59278166</text:p>
          </table:table-cell>
          <table:table-cell table:style-name="ce1" table:content-validation-name="val1" office:value-type="float" office:value="14.14227598" calcext:value-type="float">
            <text:p>14,142275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8/28/2015 13:14:24</text:p>
          </table:table-cell>
          <table:table-cell table:style-name="ce1" table:content-validation-name="val1" office:value-type="float" office:value="7" calcext:value-type="float">
            <text:p>7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1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5/2015 9:38:36</text:p>
          </table:table-cell>
          <table:table-cell table:style-name="ce1" table:content-validation-name="val1" office:value-type="float" office:value="19.42211433" calcext:value-type="float">
            <text:p>19,42211433</text:p>
          </table:table-cell>
          <table:table-cell table:style-name="ce1" table:content-validation-name="val1" office:value-type="float" office:value="38.7505" calcext:value-type="float">
            <text:p>38,7505</text:p>
          </table:table-cell>
          <table:table-cell table:style-name="ce1" table:content-validation-name="val1" office:value-type="float" office:value="13.92223" calcext:value-type="float">
            <text:p>13,922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4/2015 15:15:28</text:p>
          </table:table-cell>
          <table:table-cell table:style-name="ce1" table:content-validation-name="val1" office:value-type="float" office:value="44.15829772" calcext:value-type="float">
            <text:p>44,15829772</text:p>
          </table:table-cell>
          <table:table-cell table:style-name="ce1" table:content-validation-name="val1" office:value-type="float" office:value="39.21590161" calcext:value-type="float">
            <text:p>39,21590161</text:p>
          </table:table-cell>
          <table:table-cell table:style-name="ce1" table:content-validation-name="val1" office:value-type="float" office:value="13.71361077" calcext:value-type="float">
            <text:p>13,713610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31/2014 8:41:40</text:p>
          </table:table-cell>
          <table:table-cell table:style-name="ce1" table:content-validation-name="val1" office:value-type="float" office:value="40.78219363" calcext:value-type="float">
            <text:p>40,78219363</text:p>
          </table:table-cell>
          <table:table-cell table:style-name="ce1" table:content-validation-name="val1" office:value-type="float" office:value="15.20270172" calcext:value-type="float">
            <text:p>15,20270172</text:p>
          </table:table-cell>
          <table:table-cell table:style-name="ce1" table:content-validation-name="val1" office:value-type="float" office:value="13.44336659" calcext:value-type="float">
            <text:p>13,4433665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2/16/2014 12:19:30</text:p>
          </table:table-cell>
          <table:table-cell table:style-name="ce1" table:content-validation-name="val1" office:value-type="float" office:value="15.00910058" calcext:value-type="float">
            <text:p>15,00910058</text:p>
          </table:table-cell>
          <table:table-cell table:style-name="ce1" table:content-validation-name="val1" office:value-type="float" office:value="42.62" calcext:value-type="float">
            <text:p>42,62</text:p>
          </table:table-cell>
          <table:table-cell table:style-name="ce1" table:content-validation-name="val1" office:value-type="float" office:value="13.4355" calcext:value-type="float">
            <text:p>13,43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4/2016 1:50:16</text:p>
          </table:table-cell>
          <table:table-cell table:style-name="ce1" table:content-validation-name="val1" office:value-type="float" office:value="51.51803466" calcext:value-type="float">
            <text:p>51,51803466</text:p>
          </table:table-cell>
          <table:table-cell table:style-name="ce1" table:content-validation-name="val1" office:value-type="float" office:value="13.09508049" calcext:value-type="float">
            <text:p>13,09508049</text:p>
          </table:table-cell>
          <table:table-cell table:style-name="ce1" table:content-validation-name="val1" office:value-type="float" office:value="13.24425152" calcext:value-type="float">
            <text:p>13,244251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8/2/2015 8:36:19</text:p>
          </table:table-cell>
          <table:table-cell table:number-columns-repeated="3" table:style-name="ce1" table:content-validation-name="val1" office:value-type="float" office:value="12.86750612" calcext:value-type="float">
            <text:p>12,867506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12/2015 23:55:37</text:p>
          </table:table-cell>
          <table:table-cell table:style-name="ce1" table:content-validation-name="val1" office:value-type="float" office:value="40.14" calcext:value-type="float">
            <text:p>40,14</text:p>
          </table:table-cell>
          <table:table-cell table:style-name="ce1" table:content-validation-name="val1" office:value-type="float" office:value="39.57" calcext:value-type="float">
            <text:p>39,57</text:p>
          </table:table-cell>
          <table:table-cell table:style-name="ce1" table:content-validation-name="val1" office:value-type="float" office:value="12.6" calcext:value-type="float">
            <text:p>12,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/25/2015 3:00:25</text:p>
          </table:table-cell>
          <table:table-cell table:style-name="ce1" table:content-validation-name="val1" office:value-type="float" office:value="25.6" calcext:value-type="float">
            <text:p>25,6</text:p>
          </table:table-cell>
          <table:table-cell table:style-name="ce1" table:content-validation-name="val1" office:value-type="float" office:value="54" calcext:value-type="float">
            <text:p>54</text:p>
          </table:table-cell>
          <table:table-cell table:style-name="ce1" table:content-validation-name="val1" office:value-type="float" office:value="12.24" calcext:value-type="float">
            <text:p>12,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11/2015 1:51:50</text:p>
          </table:table-cell>
          <table:table-cell table:number-columns-repeated="3" table:style-name="ce1" table:content-validation-name="val1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7/24/2013 22:22:00</text:p>
          </table:table-cell>
          <table:table-cell table:style-name="ce1" table:content-validation-name="val1" office:value-type="float" office:value="14.62" calcext:value-type="float">
            <text:p>14,62</text:p>
          </table:table-cell>
          <table:table-cell table:style-name="ce1" table:content-validation-name="val1" office:value-type="float" office:value="23.92" calcext:value-type="float">
            <text:p>23,92</text:p>
          </table:table-cell>
          <table:table-cell table:style-name="ce1" table:content-validation-name="val1" office:value-type="float" office:value="11.4" calcext:value-type="float">
            <text:p>11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5 4:42:26</text:p>
          </table:table-cell>
          <table:table-cell table:style-name="ce1" table:content-validation-name="val1" office:value-type="float" office:value="44.7555931" calcext:value-type="float">
            <text:p>44,7555931</text:p>
          </table:table-cell>
          <table:table-cell table:style-name="ce1" table:content-validation-name="val1" office:value-type="float" office:value="16.43188805" calcext:value-type="float">
            <text:p>16,43188805</text:p>
          </table:table-cell>
          <table:table-cell table:style-name="ce1" table:content-validation-name="val1" office:value-type="float" office:value="11.35932278" calcext:value-type="float">
            <text:p>11,359322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0/2016 1:40:39</text:p>
          </table:table-cell>
          <table:table-cell table:style-name="ce1" table:content-validation-name="val1" office:value-type="float" office:value="13.58380148" calcext:value-type="float">
            <text:p>13,58380148</text:p>
          </table:table-cell>
          <table:table-cell table:style-name="ce1" table:content-validation-name="val1" office:value-type="float" office:value="49.38259033" calcext:value-type="float">
            <text:p>49,38259033</text:p>
          </table:table-cell>
          <table:table-cell table:style-name="ce1" table:content-validation-name="val1" office:value-type="float" office:value="10.6052935" calcext:value-type="float">
            <text:p>10,605293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0/3/2015 13:20:38</text:p>
          </table:table-cell>
          <table:table-cell table:style-name="ce1" table:content-validation-name="val1" office:value-type="float" office:value="41.23188115" calcext:value-type="float">
            <text:p>41,23188115</text:p>
          </table:table-cell>
          <table:table-cell table:style-name="ce1" table:content-validation-name="val1" office:value-type="float" office:value="33.27519956" calcext:value-type="float">
            <text:p>33,27519956</text:p>
          </table:table-cell>
          <table:table-cell table:style-name="ce1" table:content-validation-name="val1" office:value-type="float" office:value="10.30136679" calcext:value-type="float">
            <text:p>10,301366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6/2013 0:45:47</text:p>
          </table:table-cell>
          <table:table-cell table:style-name="ce1" table:content-validation-name="val1" office:value-type="float" office:value="52.73" calcext:value-type="float">
            <text:p>52,73</text:p>
          </table:table-cell>
          <table:table-cell table:style-name="ce1" table:content-validation-name="val1" office:value-type="float" office:value="74.32" calcext:value-type="float">
            <text:p>74,32</text:p>
          </table:table-cell>
          <table:table-cell table:style-name="ce1" table:content-validation-name="val1" office:value-type="float" office:value="10.043" calcext:value-type="float">
            <text:p>10,04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7/7/2015 21:33:05</text:p>
          </table:table-cell>
          <table:table-cell table:style-name="ce1" table:content-validation-name="val1" office:value-type="float" office:value="16.50442058" calcext:value-type="float">
            <text:p>16,50442058</text:p>
          </table:table-cell>
          <table:table-cell table:style-name="ce1" table:content-validation-name="val1" office:value-type="float" office:value="39.80279696" calcext:value-type="float">
            <text:p>39,80279696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29/2016 10:35:02</text:p>
          </table:table-cell>
          <table:table-cell table:style-name="ce1" table:content-validation-name="val1" office:value-type="float" office:value="25.10417915" calcext:value-type="float">
            <text:p>25,10417915</text:p>
          </table:table-cell>
          <table:table-cell table:style-name="ce1" table:content-validation-name="val1" office:value-type="float" office:value="31.61360514" calcext:value-type="float">
            <text:p>31,61360514</text:p>
          </table:table-cell>
          <table:table-cell table:style-name="ce1" table:content-validation-name="val1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4/14/2015 11:21:47</text:p>
          </table:table-cell>
          <table:table-cell table:style-name="ce1" table:content-validation-name="val1" office:value-type="float" office:value="10.24" calcext:value-type="float">
            <text:p>10,24</text:p>
          </table:table-cell>
          <table:table-cell table:number-columns-repeated="2" table:style-name="ce1" table:content-validation-name="val1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9/2013 22:27:12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1" office:value-type="float" office:value="6.5" calcext:value-type="float">
            <text:p>6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9/5/2014 2:47:21</text:p>
          </table:table-cell>
          <table:table-cell table:style-name="ce1" table:content-validation-name="val1" office:value-type="float" office:value="7" calcext:value-type="float">
            <text:p>7</text:p>
          </table:table-cell>
          <table:table-cell table:style-name="ce1" table:content-validation-name="val1" office:value-type="float" office:value="9" calcext:value-type="float">
            <text:p>9</text:p>
          </table:table-cell>
          <table:table-cell table:style-name="ce1" table:content-validation-name="val1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2/2016 10:43:14</text:p>
          </table:table-cell>
          <table:table-cell table:style-name="ce1" table:content-validation-name="val1" office:value-type="float" office:value="13.50630128" calcext:value-type="float">
            <text:p>13,50630128</text:p>
          </table:table-cell>
          <table:table-cell table:style-name="ce1" table:content-validation-name="val1" office:value-type="float" office:value="4.472176417" calcext:value-type="float">
            <text:p>4,472176417</text:p>
          </table:table-cell>
          <table:table-cell table:style-name="ce1" table:content-validation-name="val1" office:value-type="float" office:value="5.273731623" calcext:value-type="float">
            <text:p>5,2737316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28/2014 9:16:18</text:p>
          </table:table-cell>
          <table:table-cell table:style-name="ce1" table:content-validation-name="val1" office:value-type="float" office:value="45.23071077" calcext:value-type="float">
            <text:p>45,23071077</text:p>
          </table:table-cell>
          <table:table-cell table:style-name="ce1" table:content-validation-name="val1" office:value-type="float" office:value="7.171811673" calcext:value-type="float">
            <text:p>7,171811673</text:p>
          </table:table-cell>
          <table:table-cell table:style-name="ce1" table:content-validation-name="val1" office:value-type="float" office:value="5.071236667" calcext:value-type="float">
            <text:p>5,0712366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3/14/2013 11:39:48</text:p>
          </table:table-cell>
          <table:table-cell table:style-name="ce1" table:content-validation-name="val1" office:value-type="float" office:value="40.78219362" calcext:value-type="float">
            <text:p>40,78219362</text:p>
          </table:table-cell>
          <table:table-cell table:style-name="ce1" table:content-validation-name="val1" office:value-type="float" office:value="7.305224865" calcext:value-type="float">
            <text:p>7,305224865</text:p>
          </table:table-cell>
          <table:table-cell table:style-name="ce1" table:content-validation-name="val1" office:value-type="float" office:value="3.660345331" calcext:value-type="float">
            <text:p>3,6603453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/4/2016 7:21:38</text:p>
          </table:table-cell>
          <table:table-cell table:style-name="ce1" table:content-validation-name="val1" office:value-type="float" office:value="40.45979461" calcext:value-type="float">
            <text:p>40,45979461</text:p>
          </table:table-cell>
          <table:table-cell table:style-name="ce1" table:content-validation-name="val1" office:value-type="float" office:value="8.543161518" calcext:value-type="float">
            <text:p>8,543161518</text:p>
          </table:table-cell>
          <table:table-cell table:style-name="ce1" table:content-validation-name="val1" office:value-type="float" office:value="3.238785872" calcext:value-type="float">
            <text:p>3,2387858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/4/2016 21:49:06</text:p>
          </table:table-cell>
          <table:table-cell table:style-name="ce1" table:content-validation-name="val1" office:value-type="float" office:value="77" calcext:value-type="float">
            <text:p>77</text:p>
          </table:table-cell>
          <table:table-cell table:style-name="ce1" table:content-validation-name="val1" office:value-type="float" office:value="38" calcext:value-type="float">
            <text:p>38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/19/2015 13:28:52</text:p>
          </table:table-cell>
          <table:table-cell table:style-name="ce1" table:content-validation-name="val1" office:value-type="float" office:value="54" calcext:value-type="float">
            <text:p>54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4/10/2016 19:52:37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number-columns-repeated="4"/>
        </table:table-row>
        <table:table-row table:style-name="ro3" table:number-rows-repeated="100">
          <table:table-cell table:style-name="ce3"/>
          <table:table-cell table:style-name="ce3" table:content-validation-name="val1" table:number-columns-repeated="3"/>
          <table:table-cell table:number-columns-repeated="4"/>
        </table:table-row>
        <table:table-row table:style-name="ro3" table:number-rows-repeated="1045482">
          <table:table-cell/>
          <table:table-cell table:content-validation-name="val1" table:number-columns-repeated="3"/>
          <table:table-cell table:number-columns-repeated="4"/>
        </table:table-row>
        <table:table-row table:style-name="ro3">
          <table:table-cell/>
          <table:table-cell table:content-validation-name="val1" table:number-columns-repeated="3"/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</meta:initial-creator>
    <meta:creation-date>2016-04-15T13:41:43.496670045</meta:creation-date>
    <dc:date>2016-04-15T14:16:12.767709169</dc:date>
    <dc:creator>aurelien </dc:creator>
    <meta:editing-duration>PT3M6S</meta:editing-duration>
    <meta:editing-cycles>1</meta:editing-cycles>
    <meta:document-statistic meta:table-count="1" meta:cell-count="11981" meta:object-count="0"/>
    <meta:generator>LibreOffice/5.1.2.2$Linux_X86_64 LibreOffice_project/10m0$Build-2</meta:generator>
  </office:meta>
</office:document-meta>
</file>